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iansk direction Russian army shelled Kyslivka and Berestove of Kharkiv region. Russian ...</text:span>
</text:h>
      <text:p text:style-name="P4">
Authors: liveuamap (Language: en)</text:p>
      <text:p text:style-name="P4">
Time: 2023-06-30T-22:09:00</text:p>
      <text:p text:style-name="P4">
Location: Svatove (Latitude:49.54058 Longtitude:37.89167)</text:p>
      <text:p text:style-name="P4">
Videos: []</text:p>
      <text:p text:style-name="P4">
Images: []</text:p>
      <text:p text:style-name="P4">
Tags: ["Russia"]</text:p>
      <text:p text:style-name="P4">
Id: 22572705</text:p>
      <!--METADATA-->
      <text:p text:style-name="P4">
At Kupiansk direction Russian army shelled Kyslivka and Berestove of Kharkivregion. Russian aviation conducted airstrikes at Kyslivka, - General Staff ofArmed Forces of Ukraine says in the morning report</text:p>
      <text:p text:style-name="P4">
News Collection Link: <text:a xlink:type="simple" xlink:href="https:\/\/liveuamap.com\/en\/2023\/30-june-at-kupiansk-direction-russian-army-shelled-kyslivka" text:style-name="Internet_20_link" text:visited-style-name="Visited_20_Internet_20_Link">
https:\/\/liveuamap.com\/en\/2023\/30-june-at-kupiansk-direction-russian-army-shelled-kyslivka</text:a>
</text:p>
      <text:p text:style-name="P4">
News Source: <text:a xlink:type="simple" xlink:href="https://t.me/lumsrc/5228" text:style-name="Internet_20_link" text:visited-style-name="Visited_20_Internet_20_Link">
https://t.me/lumsrc/5228</text:a>
</text:p>
      <!--NEWS-->
      <text:h text:style-name="P10" text:outline-level="1">
<text:span text:style-name="T4">
At Lyman direction Russian army shelled Nevske, Bilohorivka of Luhansk region and Verkhnokamy...</text:span>
</text:h>
      <text:p text:style-name="P4">
Authors: liveuamap (Language: en)</text:p>
      <text:p text:style-name="P4">
Time: 2023-06-30T-24:09:00</text:p>
      <text:p text:style-name="P4">
Location: Lyman (Latitude:48.98385 Longtitude:37.81706)</text:p>
      <text:p text:style-name="P4">
Videos: []</text:p>
      <text:p text:style-name="P4">
Images: []</text:p>
      <text:p text:style-name="P4">
Tags: ["Russia"]</text:p>
      <text:p text:style-name="P4">
Id: 22572704</text:p>
      <!--METADATA-->
      <text:p text:style-name="P4">
At Lyman direction Russian army shelled Nevske, Bilohorivka of Luhansk regionand Verkhnokamyanske, Rozdolivka of Donetsk region. Russian aviation conductedairstrikes at Bilohorivka of Luhansk region and Lyman and Rozdolivka ofDonetsk region, - General Staff of Armed Forces of Ukraine says in the morningreport</text:p>
      <text:p text:style-name="P4">
News Collection Link: <text:a xlink:type="simple" xlink:href="https:\/\/liveuamap.com\/en\/2023\/30-june-at-lyman-direction-russian-army-shelled-nevske-bilohorivka" text:style-name="Internet_20_link" text:visited-style-name="Visited_20_Internet_20_Link">
https:\/\/liveuamap.com\/en\/2023\/30-june-at-lyman-direction-russian-army-shelled-nevske-bilohorivka</text:a>
</text:p>
      <text:p text:style-name="P4">
News Source: <text:a xlink:type="simple" xlink:href="https://t.me/lumsrc/5229" text:style-name="Internet_20_link" text:visited-style-name="Visited_20_Internet_20_Link">
https://t.me/lumsrc/5229</text:a>
</text:p>
      <!--NEWS-->
      <text:h text:style-name="P10" text:outline-level="1">
<text:span text:style-name="T4">
Aus Bakhmut Direction Russian Army Sheled Vasyukivka, Chromovo, Chal.</text:span>
</text:h>
      <text:p text:style-name="P4">
Authors: liveuamap (Language: en)</text:p>
      <text:p text:style-name="P4">
Time: 2023-06-30T-26:09:00</text:p>
      <text:p text:style-name="P4">
Location: Bakhmut (Latitude:48.45767 Longtitude:37.88841)</text:p>
      <text:p text:style-name="P4">
Videos: []</text:p>
      <text:p text:style-name="P4">
Images: []</text:p>
      <text:p text:style-name="P4">
Tags: ["Russia"]</text:p>
      <text:p text:style-name="P4">
Id: 22572703</text:p>
      <!--METADATA-->
      <text:p text:style-name="P4">
At Bakhmut direction Russian army shelled Vasukivka, Khromove, Chasiv Yar andIvanivske of Donetsk region. Russian aviation conducted airstrikes at BilaHora and Dyliyivka, - General Staff of Armed Forces of Ukraine says in themorning report</text:p>
      <text:p text:style-name="P4">
News Collection Link: <text:a xlink:type="simple" xlink:href="https:\/\/liveuamap.com\/en\/2023\/30-june-at-bakhmut-direction-russian-army-shelled-vasukivka" text:style-name="Internet_20_link" text:visited-style-name="Visited_20_Internet_20_Link">
https:\/\/liveuamap.com\/en\/2023\/30-june-at-bakhmut-direction-russian-army-shelled-vasukivka</text:a>
</text:p>
      <text:p text:style-name="P4">
News Source: <text:a xlink:type="simple" xlink:href="https://t.me/lumsrc/5230" text:style-name="Internet_20_link" text:visited-style-name="Visited_20_Internet_20_Link">
https://t.me/lumsrc/5230</text:a>
</text:p>
      <!--NEWS-->
      <text:h text:style-name="P10" text:outline-level="1">
<text:span text:style-name="T4">
JSC Avdiivka Directio Rusian of the Army Shelled Steppe, Avdiivka Andivka Andivka Donetsk Region, ...</text:span>
</text:h>
      <text:p text:style-name="P4">
Authors: liveuamap (Language: en)</text:p>
      <text:p text:style-name="P4">
Time: 2023-06-30T-28:09:00</text:p>
      <text:p text:style-name="P4">
Location: Pisky, Donetsk Oblast (Latitude:48.09482 Longtitude:37.66216)</text:p>
      <text:p text:style-name="P4">
Videos: []</text:p>
      <text:p text:style-name="P4">
Images: []</text:p>
      <text:p text:style-name="P4">
Tags: ["Russia"]</text:p>
      <text:p text:style-name="P4">
Id: 22572702</text:p>
      <!--METADATA-->
      <text:p text:style-name="P4">
At Avdiyivka direction Russian army shelled Stepove, Avdiyivka and Vodyane ofDonetsk region, - General Staff of Armed Forces of Ukraine says in the morningreport</text:p>
      <text:p text:style-name="P4">
News Collection Link: <text:a xlink:type="simple" xlink:href="https:\/\/liveuamap.com\/en\/2023\/30-june-at-avdiyivka-direction-russian-army-shelled-stepove" text:style-name="Internet_20_link" text:visited-style-name="Visited_20_Internet_20_Link">
https:\/\/liveuamap.com\/en\/2023\/30-june-at-avdiyivka-direction-russian-army-shelled-stepove</text:a>
</text:p>
      <text:p text:style-name="P4">
News Source: <text:a xlink:type="simple" xlink:href="https://t.me/lumsrc/5231" text:style-name="Internet_20_link" text:visited-style-name="Visited_20_Internet_20_Link">
https://t.me/lumsrc/5231</text:a>
</text:p>
      <!--NEWS-->
      <text:h text:style-name="P10" text:outline-level="1">
<text:span text:style-name="T4">
JSC Marinka Directio Rusian of the Army Shelled Neoelsk, Alexandropil, Krasnogorivka, Marinka, ...</text:span>
</text:h>
      <text:p text:style-name="P4">
Authors: liveuamap (Language: en)</text:p>
      <text:p text:style-name="P4">
Time: 2023-06-30T-30:09:00</text:p>
      <text:p text:style-name="P4">
Location: Donets'ka oblast (Latitude:48.05812000 Longtitude:37.57822000)</text:p>
      <text:p text:style-name="P4">
Videos: []</text:p>
      <text:p text:style-name="P4">
Images: []</text:p>
      <text:p text:style-name="P4">
Tags: ["Russia"]</text:p>
      <text:p text:style-name="P4">
Id: 22572701</text:p>
      <!--METADATA-->
      <text:p text:style-name="P4">
At Maryinka direction Russian army shelled Nevelske, Oleksandropil,Krasnohorivka, Maryinka, Pobyeda and Paraskoviyivka of Donetsk region. Russianaviation conducted airstrikes at Krasnohorivka and Nevelske, - General Staffof Armed Forces of Ukraine says in the morning report</text:p>
      <text:p text:style-name="P4">
News Collection Link: <text:a xlink:type="simple" xlink:href="https:\/\/liveuamap.com\/en\/2023\/30-june-at-maryinka-direction-russian-army-shelled-nevelske" text:style-name="Internet_20_link" text:visited-style-name="Visited_20_Internet_20_Link">
https:\/\/liveuamap.com\/en\/2023\/30-june-at-maryinka-direction-russian-army-shelled-nevelske</text:a>
</text:p>
      <text:p text:style-name="P4">
News Source: <text:a xlink:type="simple" xlink:href="https://t.me/lumsrc/5232" text:style-name="Internet_20_link" text:visited-style-name="Visited_20_Internet_20_Link">
https://t.me/lumsrc/5232</text:a>
</text:p>
      <!--NEWS-->
      <text:h text:style-name="P10" text:outline-level="1">
<text:span text:style-name="T4">
JSC Shakhtar Directio Rusian of the Army Shelled Novomikhailivka, Wondering, Village, Golden ...</text:span>
</text:h>
      <text:p text:style-name="P4">
Authors: liveuamap (Language: en)</text:p>
      <text:p text:style-name="P4">
Time: 2023-06-30T-32:09:00</text:p>
      <text:p text:style-name="P4">
Location: Zaporizhzhia (Latitude:47.78769 Longtitude:36.69432)</text:p>
      <text:p text:style-name="P4">
Videos: []</text:p>
      <text:p text:style-name="P4">
Images: []</text:p>
      <text:p text:style-name="P4">
Tags: ["Russia"]</text:p>
      <text:p text:style-name="P4">
Id: 22572700</text:p>
      <!--METADATA-->
      <text:p text:style-name="P4">
At Shakhtarske direction Russian army shelled Novomykhaylivka, Prechystivka,Vuhledar, Zolota Nyva and Blahodatne of Donetsk region. Russian aviationconducted airstrikes at Vuhledar, Zolota Nyva, Makarivka and Rivnopil ofDonetsk region, - General Staff of Armed Forces of Ukraine says in the morningreport</text:p>
      <text:p text:style-name="P4">
News Collection Link: <text:a xlink:type="simple" xlink:href="https:\/\/liveuamap.com\/en\/2023\/30-june-at-shakhtarske-direction-russian-army-shelled-novomykhaylivka" text:style-name="Internet_20_link" text:visited-style-name="Visited_20_Internet_20_Link">
https:\/\/liveuamap.com\/en\/2023\/30-june-at-shakhtarske-direction-russian-army-shelled-novomykhaylivka</text:a>
</text:p>
      <text:p text:style-name="P4">
News Source: <text:a xlink:type="simple" xlink:href="https://t.me/lumsrc/5233" text:style-name="Internet_20_link" text:visited-style-name="Visited_20_Internet_20_Link">
https://t.me/lumsrc/5233</text:a>
</text:p>
      <!--NEWS-->
      <text:h text:style-name="P10" text:outline-level="1">
<text:span text:style-name="T4">
11 explosions were reported at Berdyansk airport, there are secondary explosions. Firefighting...</text:span>
</text:h>
      <text:p text:style-name="P4">
Authors: liveuamap (Language: en)</text:p>
      <text:p text:style-name="P4">
Time: 2023-06-30T03:00:02</text:p>
      <text:p text:style-name="P4">
Location: Berdyansk (Latitude:46.81318 Longtitude:36.7594)</text:p>
      <text:p text:style-name="P4">
Videos: []</text:p>
      <text:p text:style-name="P4">
Images: []</text:p>
      <text:p text:style-name="P4">
Tags: ["Europe", "Central and Eastern Europe"]</text:p>
      <text:p text:style-name="P4">
Id: 22572687</text:p>
      <!--METADATA-->
      <text:p text:style-name="P4">
11 explosions were reported at Berdiansk airport, there are secondaryexplosions. Firefighting vehicles and ambulances are on the way</text:p>
      <text:p text:style-name="P4">
News Collection Link: <text:a xlink:type="simple" xlink:href="https:\/\/liveuamap.com\/en\/2023\/30-june-11-explosions-were-reported-at-berdiansk-airport" text:style-name="Internet_20_link" text:visited-style-name="Visited_20_Internet_20_Link">
https:\/\/liveuamap.com\/en\/2023\/30-june-11-explosions-were-reported-at-berdiansk-airport</text:a>
</text:p>
      <text:p text:style-name="P4">
News Source: <text:a xlink:type="simple" xlink:href="https://t.me/channel24_ua/94740" text:style-name="Internet_20_link" text:visited-style-name="Visited_20_Internet_20_Link">
https://t.me/channel24_ua/94740</text:a>
</text:p>
      <!--NEWS-->
      <text:h text:style-name="P10" text:outline-level="1">
<text:span text:style-name="T4">
Drone was intercepted with anti-drone rifle near Gornal village of Kursk region</text:span>
</text:h>
      <text:p text:style-name="P4">
Authors: liveuamap (Language: en)</text:p>
      <text:p text:style-name="P4">
Time: 2023-06-30T12:42:00</text:p>
      <text:p text:style-name="P4">
Location: Kursk (Latitude:51.057 Longtitude:35.21192)</text:p>
      <text:p text:style-name="P4">
Videos: []</text:p>
      <text:p text:style-name="P4">
Images: []</text:p>
      <text:p text:style-name="P4">
Tags: ["Russia", "Central and Eastern Europe"]</text:p>
      <text:p text:style-name="P4">
Id: 22572815</text:p>
      <!--METADATA-->
      <text:p text:style-name="P4">
Drone was intercepted with anti-drone rifle near Gornal village of Kurskregion</text:p>
      <text:p text:style-name="P4">
News Collection Link: <text:a xlink:type="simple" xlink:href="https:\/\/liveuamap.com\/en\/2023\/30-june-drone-was-intercepted-with-antidrone-rifle-near-gornal" text:style-name="Internet_20_link" text:visited-style-name="Visited_20_Internet_20_Link">
https:\/\/liveuamap.com\/en\/2023\/30-june-drone-was-intercepted-with-antidrone-rifle-near-gornal</text:a>
</text:p>
      <text:p text:style-name="P4">
News Source: <text:a xlink:type="simple" xlink:href="https://t.me/bazabazon/19100" text:style-name="Internet_20_link" text:visited-style-name="Visited_20_Internet_20_Link">
https://t.me/bazabazon/19100</text:a>
</text:p>
      <!--NEWS-->
      <text:h text:style-name="P10" text:outline-level="1">
<text:span text:style-name="T4">
The Russians send fake letters on vacations of servicemen</text:span>
</text:h>
      <text:p text:style-name="P4">
Author: ['АРМІЯINFORM']</text:p>
      <text:p text:style-name="P4">
Time: 2023-06-30T97:00:00-04:00</text:p>
      <text:p text:style-name="P4">
Description: Rosiyani to explore the Fіshinkov attack, Rosisyli on Elektronni addresses of the leaves, yaki nіbit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hakerska-ataka-uryadovi-sajty.jpg" text:style-name="Internet_20_link" text:visited-style-name="Visited_20_Internet_20_Link">
hakerska-ataka-uryadovi-sajty.jpg</text:a>
', '<text:a xlink:type="simple" xlink:href="https://armyinform.com.ua/wp-content/uploads/2023/06/photo_2023-06-30_21-08-11.jpg" text:style-name="Internet_20_link" text:visited-style-name="Visited_20_Internet_20_Link">
photo_2023-06-30_21-08-11.jpg</text:a>
']</text:p>
      <text:p text:style-name="P4">
Tags: ['STOPRUSSIA', 'СТРАТКОМ', 'ХАКЕРИ']</text:p>
      <text:p text:style-name="P4">
Category: News</text:p>
      <!--METADATA-->
      <text:p text:style-name="P4">
<draw:frame draw:style-name="fr1" draw:name="Image2" text:anchor-type="as-char" svg:width="6.9236in" svg:height="4.311095in" draw:z-index="0">
<draw:image xlink:href="../Images/AРМІЯINFORM/2023-06-30T97-00-00-04-00/hakerska-ataka-uryadovi-sajty.jpg" xlink:type="simple" xlink:show="embed" xlink:actuate="onLoad" draw:mime-type="image/jpeg"/>
</draw:frame>
The Russians carry out physhing attacks, sending letters to e -mail addresses, which are inhibited to increase vacations for servicemen.</text:p>
      <text:p text:style-name="P4">
About it <text:a xlink:type="simple" xlink:href="https://t.me/AFUStratCom/18737" text:style-name="Internet_20_link" text:visited-style-name="Visited_20_Internet_20_Link">
reports</text:a>
Center for Strategic Communications of the Armed Forces of Ukraine.</text:p>
      <text:p text:style-name="P4">
"The enemy conducts a phishing attack on installed e -mail addresses. Do not open such a letter or click on the files added to the letter, and to a link in the letter itself," the message reads.</text:p>
      <text:p text:style-name="P4">
The Stratcom was published a screen of such a letter, which lists the topic - "Increasing the leave for servicemen" of authorship allegedly Major Semen Petrov. As for its text, the enemy uses the topic of "clarification" of Law No. 9342 on surcharges and an increase in vacations for the military, signed by President Volodymyr Zelenskyy.</text:p>
      <text:p text:style-name="P4">
<draw:frame draw:style-name="fr1" draw:name="Image3" text:anchor-type="as-char" svg:width="6.9236in" svg:height="3.077156in" draw:z-index="0">
<draw:image xlink:href="../Images/AРМІЯINFORM/2023-06-30T97-00-00-04-00/photo_2023-06-30_21-08-11.jpg" xlink:type="simple" xlink:show="embed" xlink:actuate="onLoad" draw:mime-type="image/jpeg"/>
</draw:frame>
“Notice a letter like phishing. If the letter has come to the electronic mail address, inform the relevant cybersecurity and wealthy subdivision, provide this information with a cyberincident's response team <text:a xlink:type="simple" xlink:href="http://cert.gov.ua/contact-us" text:style-name="Internet_20_link" text:visited-style-name="Visited_20_Internet_20_Link">
https://cert.gov.ua/contact-us</text:a>
”, - calling in Stratkoomi.</text:p>
      <text:p text:style-name="P4">
News Source: <text:a xlink:type="simple" xlink:href="https://armyinform.com.ua/2023/06/30/rosiyany-rozsylayut-fejkovi-lysty-pro-vidpustky-vijskovosluzhbovcziv/" text:style-name="Internet_20_link" text:visited-style-name="Visited_20_Internet_20_Link">
https://armyinform.com.ua/2023/06/30/rosiyany-rozsylayut-fejkovi-lysty-pro-vidpustky-vijskovosluzhbovcziv/</text:a>
</text:p>
      <!--NEWS-->
      <text:h text:style-name="P10" text:outline-level="1">
<text:span text:style-name="T4">
Zelensky: Every fired meter costs people's lives so a counter -offensive is not so fast</text:span>
</text:h>
      <text:p text:style-name="P4">
Authors: Ukrinform (Person)</text:p>
      <text:p text:style-name="P4">
Publisher: Укринформ (Organization)</text:p>
      <text:p text:style-name="P4">
Published Time: 2023-07-01T-15:34:00+03:00</text:p>
      <text:p text:style-name="P4">
Modified Time: 2023-07-01T13:34:00+03:00</text:p>
      <text:p text:style-name="P4">
Description: President of Ukraine Volodymyr Zelensky explained that the counter -offensive of the Ukrainian troops sometimes goes not as quickly as they wanted, because Ukraine saves the lives of its military.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Зеленський', 'Війна з Росією', 'Контрнаступ']</text:p>
      <text:p text:style-name="P4">
Type: Article</text:p>
      <!--METADATA-->
      <text:p text:style-name="P4">
<draw:frame draw:style-name="fr1" draw:name="Image4" text:anchor-type="as-char" svg:width="6.9236in" svg:height="3.956343in" draw:z-index="0">
<draw:image xlink:href="../Images/yкринформ/2023-07-01T-15-34-00-03-00/630_360_1661783861-434.jpeg" xlink:type="simple" xlink:show="embed" xlink:actuate="onLoad" draw:mime-type="image/jpeg"/>
</draw:frame>
President of Ukraine Volodymyr Zelensky explained that the counter -offensive of the Ukrainian Yavsk sometimes goes not as quickly as they wanted, because the Ukrainian military lives.</text:p>
      <text:p text:style-name="P4">
This was said in [interview with Spanish journalists]](https://t.me/V_Zelenskiy_official/6795)President Volodymyr Zelenskyy, reports Ukrinform.</text:p>
      <text:p text:style-name="P4">
“Every meter, every kilometer costs people's lives and you can't send people <text:a xlink:type="simple" xlink:href="https://www.ukrinform.ua/tag-zagibel" text:style-name="Internet_20_link" text:visited-style-name="Visited_20_Internet_20_Link">
died</text:a>
. Because it is necessary to get rich before the summit, because one of the partners lacks information and confidence that he supports Ukraine in vain. This is a policy, and we are in real life. And, unfortunately, in our lives it is a real war. And, unfortunately, such a cockroach, ”the President said.</text:p>
      <text:p text:style-name="P4">
He noted that there are things that can be done very quickly, "but the field is replaced. You can't send people to die. " Ukraine does not treat its people as a resource, so it does relative to its Russian Federation, the President added.</text:p>
      <text:p text:style-name="P4">
“We are our treasure and therefore we are very careful. We will definitely win. Sometimes the weather also does not contribute, there were heavy, long rains and these are slowing processes. Sometimes the partners who support us pass something slower than we were expecting. And you can't take risks and go forward until everything is not worth it, ”Zelensky said.</text:p>
      <text:p text:style-name="P4">
*!(https://www.ukrinform.ua/rubric-ato/3725818-kontrnastup-jde-nelegko-bo-rf-zaminuvala-200-tisac-km-zelenskij.html)He stressed that the most important thing is that our military is going forward. "Not as fast as someone wanted. But if they were asked about the deadlines, these are two and thousands of people, or three months and will die less. I would ask about 4-5 months and a minimum of losses. Because people are more important in time," states.</text:p>
      <text:p text:style-name="P4">
.How reported Ukrinform, the commander -in -chief of the Armed Forces of Ukraine Valeryzaluzhny criticized external comments that the counter -offensive was more slow than expected, since each meter of liberated territory was given by the more blood.</text:p>
      <text:p text:style-name="P4">
News Source: <text:a xlink:type="simple" xlink:href="https://www.ukrinform.ua/rubric-ato/3730168-zelenskij-kozen-zvilnenij-metr-kostue-zitta-ludej-tomu-kontrnastup-jde-ne-tak-svidko.html" text:style-name="Internet_20_link" text:visited-style-name="Visited_20_Internet_20_Link">
https://www.ukrinform.ua/rubric-ato/3730168-zelenskij-kozen-zvilnenij-metr-kostue-zitta-ludej-tomu-kontrnastup-jde-ne-tak-svidko.html</text:a>
</text:p>
      <!--NEWS-->
      <text:h text:style-name="P10" text:outline-level="1">
<text:span text:style-name="T4">
The Ichkeria government is working on the possibility of creating a special journey against Kadyrov and Akhmata</text:span>
</text:h>
      <text:p text:style-name="P4">
Authors: Ukrinform (Person)</text:p>
      <text:p text:style-name="P4">
Publisher: Укринформ (Organization)</text:p>
      <text:p text:style-name="P4">
Published Time: 2023-07-01T-18:30:00+03:00</text:p>
      <text:p text:style-name="P4">
Modified Time: 2023-07-01T11:30:00+03:00</text:p>
      <text:p text:style-name="P4">
Description: The Government of the Chechen Republic of Ichkeria in exile is working on the possibility of creating a special about a journey against the current head of Chechnya Ramzan Kadyrov for the creation of a religious extremist unit "Akhmat", which committed crimes against humanity in Ukraine. - Ukrinform.</text:p>
      <text:p text:style-name="P4">
Images: ['<text:a xlink:type="simple" xlink:href="https://static.ukrinform.com/photos/2023_07/thumb_files/630_360_1688201066-387.jpg" text:style-name="Internet_20_link" text:visited-style-name="Visited_20_Internet_20_Link">
630_360_16882...</text:a>
']</text:p>
      <text:p text:style-name="P4">
Tags: ['Кадиров', 'Трибунал', 'Воєнні злочини', 'Ічкерія']</text:p>
      <text:p text:style-name="P4">
Type: Article</text:p>
      <!--METADATA-->
      <text:p text:style-name="P4">
<draw:frame draw:style-name="fr1" draw:name="Image5" text:anchor-type="as-char" svg:width="6.9236in" svg:height="3.956343in" draw:z-index="0">
<draw:image xlink:href="../Images/yкринформ/2023-07-01T-18-30-00-03-00/630_360_1688201066-387.jpg" xlink:type="simple" xlink:show="embed" xlink:actuate="onLoad" draw:mime-type="image/jpeg"/>
</draw:frame>
The Republic of the Republic of Ichkeria, in exile, processes the possibility of creating a sapecific tribunal on the current head of Chechnya Ramzan Kadyrov for the creation of a religious extremist unit "Akhmat", which committed the crimes of maltism in the territory of Ukraine.</text:p>
      <text:p text:style-name="P4">
In a comment to Ukrinform, a member of the Ichkeria Government in exile Inalsherip reported this in a comment.</text:p>
      <text:p text:style-name="P4">
"We are working on the possibility of creating a separate tribunal through Ramzan Cadirov's religious, extremely radical sect" Akhmat, "the politician said.</text:p>
      <text:p text:style-name="P4">
The Ichkeria government in exile believes that the ideology professed by the Akhmat unit, justifying its participation in the war against Ukraine and murder of Ukrainians, gives reason to consider it a religious extremist sect, which provides a generic for the peoples of the Caucasus, Europe and Ukraine.</text:p>
      <text:p text:style-name="P4">
“This religious sect has committed crimes against humanity in Europe. Religiousness launches roots both in Chechnya and in the North Caucasus and all over the world. Therefore, the creation of a special journey on Kadyrov and Akhmatat is very important for Chechnya and Ukraine, ”Serip said.</text:p>
      <text:p text:style-name="P4">
According to him, a large group of religious managers of ripe thousand people was created in Chechnya, many of them have been educated at Damascus University in <text:a xlink:type="simple" xlink:href="https://www.ukrinform.ua/tag-siria" text:style-name="Internet_20_link" text:visited-style-name="Visited_20_Internet_20_Link">
Syria</text:a>
.</text:p>
      <text:p text:style-name="P4">
“It is no secret for experts that virtually all graduates of the Sharia Branch University of Damascus from the post -Soviet countries are controlled by the Russian GRU. The Russian Secret Service has long been specializing in a religious topic. Therefore, it is important to display all those involved in the creation of Akhmat's unit inside the dew and its possessions, ”said Ichkeria's government member in exile.</text:p>
      <text:p text:style-name="P4">
*!(https://www.ukrinform.ua/rubric-world/3675183-glava-uradu-ickerii-zaklikav-narodi-kavkazu-zrivati-mobilizaciu-v-rosii.html)He informed that he represented the idea of creating a special about a special about Kadyrov with a nail level in the United States, it was also discussed with members of the inter -factional association "For decolonization and dismantling of the Russian Empire" in the Verkhovna Rada.</text:p>
      <text:p text:style-name="P4">
According to Serip, consultations on the mechanism of creation of this tribunal continue, as there were no such precedents.</text:p>
      <text:p text:style-name="P4">
"If we manage to create a special tribunal on Kadyrov, qualifying Ahmat as a religious extremist sectarian group that poses a threat, it is evident that we will destroy the structure they created and which today is justified by the murder of the Ukrainian people," the politician said.As it was reported, "Akhmat" is a special unit within the troops of the National Guard of Russia, which is stationed in the Chechen Republic and which commanded Kadyrov. This detachment is involved in the invasion of Russia into Ukraine. The Ukrainian Cavorus suspects servicemen and the unit commander in the involvement of the civilians of Ukraine.</text:p>
      <text:p text:style-name="P4">
During his visit to the Kremlin in March 2022, the Chechen leader told Putin that his forces in Ukraine would help Russia to "fight to the victorious end."</text:p>
      <text:p text:style-name="P4">
News Source: <text:a xlink:type="simple" xlink:href="https://www.ukrinform.ua/rubric-world/3730123-urad-ickerii-opracovue-mozlivist-stvorenna-spectribunalu-sodo-kadirova-j-ahmata.html" text:style-name="Internet_20_link" text:visited-style-name="Visited_20_Internet_20_Link">
https://www.ukrinform.ua/rubric-world/3730123-urad-ickerii-opracovue-mozlivist-stvorenna-spectribunalu-sodo-kadirova-j-ahmata.html</text:a>
</text:p>
      <!--NEWS-->
      <text:h text:style-name="P10" text:outline-level="1">
<text:span text:style-name="T4">
At Lyman direction Russian army shelled Bilohorivka of Luhansk region and Torske, Dibrova, Ve...</text:span>
</text:h>
      <text:p text:style-name="P4">
Authors: liveuamap (Language: en)</text:p>
      <text:p text:style-name="P4">
Time: 2023-07-01T-2:43:00</text:p>
      <text:p text:style-name="P4">
Location: Donetsk (Latitude:48.75064 Longtitude:38.0805)</text:p>
      <text:p text:style-name="P4">
Videos: []</text:p>
      <text:p text:style-name="P4">
Images: []</text:p>
      <text:p text:style-name="P4">
Tags: ["Russia"]</text:p>
      <text:p text:style-name="P4">
Id: 22572924</text:p>
      <!--METADATA-->
      <text:p text:style-name="P4">
At Lyman direction Russian army shelled Bilohorivka of Luhansk region andTorske, Dibrova, Verkhnokamyanske, Rozdolivka and Berestove of Donetsk region.Russian aviation conducted airstrikes at Nevske and Bilohorivka of Luhanskregion and Spirne and Rozdolivka of Donetsk region, - General Staff of ArmedForces of Ukraine says in the morning report</text:p>
      <text:p text:style-name="P4">
News Collection Link: <text:a xlink:type="simple" xlink:href="https:\/\/liveuamap.com\/en\/2023\/1-july-at-lyman-direction-russian-army-shelled-bilohorivka" text:style-name="Internet_20_link" text:visited-style-name="Visited_20_Internet_20_Link">
https:\/\/liveuamap.com\/en\/2023\/1-july-at-lyman-direction-russian-army-shelled-bilohorivka</text:a>
</text:p>
      <text:p text:style-name="P4">
News Source: <text:a xlink:type="simple" xlink:href="https://t.me/lumsrc/5238" text:style-name="Internet_20_link" text:visited-style-name="Visited_20_Internet_20_Link">
https://t.me/lumsrc/5238</text:a>
</text:p>
      <!--NEWS-->
      <text:h text:style-name="P10" text:outline-level="1">
<text:span text:style-name="T4">
The Ministry of Energy considers the National Commission to View Tariffs for Water</text:span>
</text:h>
      <text:p text:style-name="P4">
Authors: Ukrinform (Person)</text:p>
      <text:p text:style-name="P4">
Publisher: Укринформ (Organization)</text:p>
      <text:p text:style-name="P4">
Published Time: 2023-07-01T-2:57:00+03:00</text:p>
      <text:p text:style-name="P4">
Modified Time: 2023-07-01T19:57:00+03:00</text:p>
      <text:p text:style-name="P4">
Description: The decision of the National Commission, which carries out state regulation in the fields of energy and utilities (NERCEP) to increase the tariff for water supply for the population without discussion with the Ministry of Energy. - Ukrinform.</text:p>
      <text:p text:style-name="P4">
Images: ['<text:a xlink:type="simple" xlink:href="https://static.ukrinform.com/photos/2023_03/thumb_files/630_360_1678436417-771.jpeg" text:style-name="Internet_20_link" text:visited-style-name="Visited_20_Internet_20_Link">
630_360_16784...</text:a>
']</text:p>
      <text:p text:style-name="P4">
Tags: ['Міненерго', 'НКРЕКП', 'Тариф', 'Вода', 'ЖКП', 'Галущенко']</text:p>
      <text:p text:style-name="P4">
Type: Article</text:p>
      <!--METADATA-->
      <text:p text:style-name="P4">
<draw:frame draw:style-name="fr1" draw:name="Image6" text:anchor-type="as-char" svg:width="6.9236in" svg:height="3.956343in" draw:z-index="0">
<draw:image xlink:href="../Images/yкринформ/2023-07-01T-2-57-00-03-00/630_360_1678436417-771.jpeg" xlink:type="simple" xlink:show="embed" xlink:actuate="onLoad" draw:mime-type="image/jpeg"/>
</draw:frame>
The decision of the National Commission to Regulate in the Fields of Energy and Utilities(NERCEP)The raising the tariff for water supply for the sales was approved without discussion with the Ministry of Energy.</text:p>
      <text:p text:style-name="P4">
As Ukrinform reports with reference to <text:a xlink:type="simple" xlink:href="https://mev.gov.ua/novyna/neobgruntovane-ta-ne-vidpovidaye-umovam-voyennoho-chasu-herman-halushchenko-prokomentuvav" text:style-name="Internet_20_link" text:visited-style-name="Visited_20_Internet_20_Link">
Ministry of Energy</text:a>
This was stated by Energy Minister of Ukraine Herman Galushchenko.</text:p>
      <text:p text:style-name="P4">
“NERCEP decision to raise <text:a xlink:type="simple" xlink:href="https://www.ukrinform.ua/tag-tarif" text:style-name="Internet_20_link" text:visited-style-name="Visited_20_Internet_20_Link">
tariff</text:a>
The supply for the population is unreasonable and does not correspond to the conditions of time, ”Galushchenko said.</text:p>
      <text:p text:style-name="P4">
The Minister stressed that the NERCEP did not discuss it sensitive to the community with the Ministry of Energy and other government representatives.</text:p>
      <text:p text:style-name="P4">
The head of the ministry emphasized that Ukraine is waiting for a complicated heating season. The largest repair campaign in the energy sector is now being implemented. Therefore, every decision of any state body should help to recover as soon as possible after unprecedented Russian attacks and to prepare for the next winter.</text:p>
      <text:p text:style-name="P4">
<text:span text:style-name="T4">
 Read also: </text:span>
 <text:a xlink:type="simple" xlink:href="https://www.ukrinform.ua/rubric-economy/3730243-ukrposta-z-1-lipna-zbilsila-tarifi-na-vidpravlenna.html" text:style-name="Internet_20_link" text:visited-style-name="Visited_20_Internet_20_Link">
"UkrPoshta" since July 1 has increased <text:span text:style-name="T4">
 tariff </text:span>
 and reference</text:a>
The Minister also recalled that the President of Ukraine has signed a law that implements the UNUational Legislation of the EU Regulation No. 1227/2011 on integrity and transparency in the wholesale energy market(REMIT), which sets new standards in the NERCEP, and stressed that such decisions of the commission meet such standards.</text:p>
      <text:p text:style-name="P4">
As it was reported, the National Commission for State Regulation of Energy and Utilities Uspheres <text:a xlink:type="simple" xlink:href="https://www.ukrinform.ua/rubric-economy/3729459-dla-33-vodokanaliv-ta-ukrzaliznici-vstanovili-novi-tarifi-na-vodu.html" text:style-name="Internet_20_link" text:visited-style-name="Visited_20_Internet_20_Link">
has set new tariffs</text:a>
On water for 33 water utilities JSC "Ukrzaliznytsya". Weighted average growth was 32%.</text:p>
      <text:p text:style-name="P4">
Prime Minister of Ukraine <text:a xlink:type="simple" xlink:href="https://www.ukrinform.ua/rubric-economy/3730278-smigal-doruciv-rozpocati-konsultacii-z-nackomisieu-pro-pereglad-tarifiv-na-vodu.html" text:style-name="Internet_20_link" text:visited-style-name="Visited_20_Internet_20_Link">
Denis Shmigal instructed to start</text:a>
additional consultations with the regulator on the possibility of reviewing the said decision.</text:p>
      <text:p text:style-name="P4">
News Source: <text:a xlink:type="simple" xlink:href="https://www.ukrinform.ua/rubric-economy/3730303-minenergo-vvazae-neobgruntovanim-risenna-nackomisii-pro-pereglad-tarifiv-na-vodu.html" text:style-name="Internet_20_link" text:visited-style-name="Visited_20_Internet_20_Link">
https://www.ukrinform.ua/rubric-economy/3730303-minenergo-vvazae-neobgruntovanim-risenna-nackomisii-pro-pereglad-tarifiv-na-vodu.html</text:a>
</text:p>
      <!--NEWS-->
      <text:h text:style-name="P10" text:outline-level="1">
<text:span text:style-name="T4">
The Russians fired Nikopol from the barrel artillery - there is a destruction</text:span>
</text:h>
      <text:p text:style-name="P4">
Authors: Ukrinform (Person)</text:p>
      <text:p text:style-name="P4">
Publisher: Укринформ (Organization)</text:p>
      <text:p text:style-name="P4">
Published Time: 2023-07-01T-3:51:00+03:00</text:p>
      <text:p text:style-name="P4">
Modified Time: 2023-07-01T19:51:00+03:00</text:p>
      <text:p text:style-name="P4">
Description: Russian troops fired at Nikopol from Spring Artillery, there is destruction. - Ukrinform.</text:p>
      <text:p text:style-name="P4">
Images: ['<text:a xlink:type="simple" xlink:href="https://static.ukrinform.com/photos/2023_07/thumb_files/630_360_1688230156-621.jpg" text:style-name="Internet_20_link" text:visited-style-name="Visited_20_Internet_20_Link">
630_360_16882...</text:a>
']</text:p>
      <text:p text:style-name="P4">
Tags: ['Нікополь', 'Обстріл', 'Війна з Росією', 'Артилерія']</text:p>
      <text:p text:style-name="P4">
Type: Article</text:p>
      <!--METADATA-->
      <text:p text:style-name="P4">
<draw:frame draw:style-name="fr1" draw:name="Image7" text:anchor-type="as-char" svg:width="6.9236in" svg:height="3.956343in" draw:z-index="0">
<draw:image xlink:href="../Images/yкринформ/2023-07-01T-3-51-00-03-00/630_360_1688230156-621.jpg" xlink:type="simple" xlink:show="embed" xlink:actuate="onLoad" draw:mime-type="image/jpeg"/>
</draw:frame>
Ruskivska fired at Nikopol from the barrel artillery, there is destruction.</text:p>
      <text:p text:style-name="P4">
About it in <text:a xlink:type="simple" xlink:href="https://t.me/mykola_lukashuk/5331" text:style-name="Internet_20_link" text:visited-style-name="Visited_20_Internet_20_Link">
telegram</text:a>
Mykola Lukashuk, the Chief Properepetrovsk Regional Council, reported, Ukrinform reports.</text:p>
      <text:p text:style-name="P4">
"Today the enemy from the barrel artillery <text:a xlink:type="simple" xlink:href="https://www.ukrinform.ua/tag-obstril" text:style-name="Internet_20_link" text:visited-style-name="Visited_20_Internet_20_Link">
fired</text:a>
Nikopol. 3 objects, 8 private dwellings, 2 outbuildings, a car were damaged, "the Verification said.</text:p>
      <text:p text:style-name="P4">
Information on the dead and wounded from rescuers did not receive.</text:p>
      <text:p text:style-name="P4">
In other communities of the region it was calm throughout the day.</text:p>
      <text:p text:style-name="P4">
<text:span text:style-name="T4">
 Read also: </text:span>
 <text:a xlink:type="simple" xlink:href="https://www.ukrinform.ua/rubric-ato/3730268-zagarbniki-obstrilali-dvi-prifrontovi-gromadi-na-zaporizzi-e-zagiblij-ta-poraneni.html" text:style-name="Internet_20_link" text:visited-style-name="Visited_20_Internet_20_Link">
invaders <text:span text:style-name="T4">
 shelling </text:span>
 fed two front -line communities of Nazaporezhi, are dead and injured</text:a>
As reported <text:a xlink:type="simple" xlink:href="https://www.ukrinform.ua/rubric-ato/3730297-na-troh-napramkah-frontu-za-dobu-ponad-30-bojovih-zitknen.html" text:style-name="Internet_20_link" text:visited-style-name="Visited_20_Internet_20_Link">
Ukrinform</text:a>
, more than 30 combat clashes took place on the three -folds during the day.</text:p>
      <text:p text:style-name="P4">
<text:span text:style-name="T5">
Foto: Mykola Lukashuk / Telegram</text:span>
</text:p>
      <text:p text:style-name="P4">
News Source: <text:a xlink:type="simple" xlink:href="https://www.ukrinform.ua/rubric-ato/3730302-rosiani-obstrilali-nikopol-zi-stvolnoi-artilerii-e-rujnuvanna.html" text:style-name="Internet_20_link" text:visited-style-name="Visited_20_Internet_20_Link">
https://www.ukrinform.ua/rubric-ato/3730302-rosiani-obstrilali-nikopol-zi-stvolnoi-artilerii-e-rujnuvanna.html</text:a>
</text:p>
      <!--NEWS-->
      <text:h text:style-name="P10" text:outline-level="1">
<text:span text:style-name="T4">
Zelensky signed a law to prevent abuse in wholesale energy markets</text:span>
</text:h>
      <text:p text:style-name="P4">
Authors: Ukrinform (Person)</text:p>
      <text:p text:style-name="P4">
Publisher: Укринформ (Organization)</text:p>
      <text:p text:style-name="P4">
Published Time: 2023-07-01T-4:32:00+03:00</text:p>
      <text:p text:style-name="P4">
Modified Time: 2023-07-01T19:32:00+03:00</text:p>
      <text:p text:style-name="P4">
Description: President of Ukraine Volodymyr Zelensky has signed a law to prevent abuse in wholesale energy markets, which implements the provisions of the EU Regulation on the integrity and transparency of the wholesale energy market "Remy".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Енергетика', 'Закон', 'Зеленський', 'Ринок']</text:p>
      <text:p text:style-name="P4">
Type: Article</text:p>
      <!--METADATA-->
      <text:p text:style-name="P4">
<draw:frame draw:style-name="fr1" draw:name="Image8" text:anchor-type="as-char" svg:width="6.9236in" svg:height="3.956343in" draw:z-index="0">
<draw:image xlink:href="../Images/yкринформ/2023-07-01T-4-32-00-03-00/630_360_1671115306-366.jpeg" xlink:type="simple" xlink:show="embed" xlink:actuate="onLoad" draw:mime-type="image/jpeg"/>
</draw:frame>
President of Ukraine Volodymyr Zelensky has signed a law to prevent abuse of naptov energy markets, which implements the provisions of the EU Regulations on the best and transparency of the wholesale energy market "REMIT".</text:p>
      <text:p text:style-name="P4">
As Ukrinform reports, about it in <text:a xlink:type="simple" xlink:href="https://t.me/yzheleznyak/4469" text:style-name="Internet_20_link" text:visited-style-name="Visited_20_Internet_20_Link">
telegram</text:a>
The People's Deputy Yaroslav Zheleznyak reported.</text:p>
      <text:p text:style-name="P4">
According to an explanatory note to the document, it defines a number of key elements to increase transparency on wholesale <text:a xlink:type="simple" xlink:href="https://www.ukrinform.ua/tag-energetika" text:style-name="Internet_20_link" text:visited-style-name="Visited_20_Internet_20_Link">
energy</text:a>
markets. Among them are the introduction of instruments of counteracting abuse in the wholesale energy markets of tactic prohibition of manipulation.</text:p>
      <text:p text:style-name="P4">
The document also defines the requirements for the disclosure of insider information participants and establishes obligations for companies that organize trade operations, to report suspicious operations.</text:p>
      <text:p text:style-name="P4">
In addition, it is envisaged to strengthen the powers of the National Commission for State Regulation in the Fields of Energy and Utilities(NERCEP)on the investigations of abuse.</text:p>
      <text:p text:style-name="P4">
<text:span text:style-name="T4">
 Read also: </text:span>
 <text:a xlink:type="simple" xlink:href="https://www.ukrinform.ua/rubric-economy/3729280-spozivanna-elektriki-v-ukraini-vid-pocatku-povnomasstabnoi-vijni-zmensilosa-na-cvert.html" text:style-name="Internet_20_link" text:visited-style-name="Visited_20_Internet_20_Link">
<text:span text:style-name="T4">
 consumption </text:span>
 <text:span text:style-name="T4">
 Electricity </text:span>
 in <text:span text:style-name="T4">
 Ukraine </text:span>
 <text:span text:style-name="T4">
 </text:span>
 from <text:span text:style-name="T4">
<text:span text:style-name="T5">
* start </text:span>
* </text:span>
 full -scale <text:span text:style-name="T4">
 </text:span>
 <text:span text:style-name="T4">
 wars </text:span>
 <text:span text:style-name="T4">
 </text:span>
 decreased <text:span text:style-name="T4">
 on </text:span>
quarter**</text:a>
The implementation of the law is expected to help increase the transparency of wholesale energy markets(electricity and natural gas markets), promoted and honest competition in these markets in favor of end consumer electric energy and natural gas.</text:p>
      <text:p text:style-name="P4">
As <text:a xlink:type="simple" xlink:href="https://www.ukrinform.ua/rubric-economy/3728334-nkrekp-pidvisila-maksimalni-prajskepi-na-energorinku.html" text:style-name="Internet_20_link" text:visited-style-name="Visited_20_Internet_20_Link">
reported</text:a>
, The National Commission for State Regulation in the Fields of Energy and Utilities, has set new marginal prices in the market "per day", as well as internal and balancing market.</text:p>
      <text:p text:style-name="P4">
<text:span text:style-name="T5">
Foto: op</text:span>
</text:p>
      <text:p text:style-name="P4">
News Source: <text:a xlink:type="simple" xlink:href="https://www.ukrinform.ua/rubric-economy/3730298-zelenskij-pidpisav-zakon-pro-zapobiganna-zlovzivannam-na-optovih-energeticnih-rinkah.html" text:style-name="Internet_20_link" text:visited-style-name="Visited_20_Internet_20_Link">
https://www.ukrinform.ua/rubric-economy/3730298-zelenskij-pidpisav-zakon-pro-zapobiganna-zlovzivannam-na-optovih-energeticnih-rinkah.html</text:a>
</text:p>
      <!--NEWS-->
      <text:h text:style-name="P10" text:outline-level="1">
<text:span text:style-name="T4">
JSU Bakhmut Directio Rusian Army Shelled Vasyukivka, Bogdanivka, Markovo, Ivanivske, Alexe ...</text:span>
</text:h>
      <text:p text:style-name="P4">
Authors: liveuamap (Language: en)</text:p>
      <text:p text:style-name="P4">
Time: 2023-07-01T-4:43:00</text:p>
      <text:p text:style-name="P4">
Location: Novhorods'ke, Donetsk Oblast (Latitude:48.32556 Longtitude:37.84412)</text:p>
      <text:p text:style-name="P4">
Videos: []</text:p>
      <text:p text:style-name="P4">
Images: []</text:p>
      <text:p text:style-name="P4">
Tags: ["Russia"]</text:p>
      <text:p text:style-name="P4">
Id: 22572922</text:p>
      <!--METADATA-->
      <text:p text:style-name="P4">
At Bakhmut direction Russian army shelled Vasukivka, Bohdanivka, Markove,Ivanivske, Oleksandro-Shultyne and Ozaryanivka of Donetsk region. Russianaviation conducted airstrikes at Toretsk and New York of Donetsk region, -General Staff of Armed Forces of Ukraine says in the morning report</text:p>
      <text:p text:style-name="P4">
News Collection Link: <text:a xlink:type="simple" xlink:href="https:\/\/liveuamap.com\/en\/2023\/1-july-at-bakhmut-direction-russian-army-shelled-vasukivka" text:style-name="Internet_20_link" text:visited-style-name="Visited_20_Internet_20_Link">
https:\/\/liveuamap.com\/en\/2023\/1-july-at-bakhmut-direction-russian-army-shelled-vasukivka</text:a>
</text:p>
      <text:p text:style-name="P4">
News Source: <text:a xlink:type="simple" xlink:href="https://t.me/lumsrc/5239" text:style-name="Internet_20_link" text:visited-style-name="Visited_20_Internet_20_Link">
https://t.me/lumsrc/5239</text:a>
</text:p>
      <!--NEWS-->
      <text:h text:style-name="P10" text:outline-level="1">
<text:span text:style-name="T4">
In three directions of the front per day - more than 30 combat clashes</text:span>
</text:h>
      <text:p text:style-name="P4">
Authors: Ukrinform (Person)</text:p>
      <text:p text:style-name="P4">
Publisher: Укринформ (Organization)</text:p>
      <text:p text:style-name="P4">
Published Time: 2023-07-01T-5:28:00+03:00</text:p>
      <text:p text:style-name="P4">
Modified Time: 2023-07-01T19:28:00+03:00</text:p>
      <text:p text:style-name="P4">
Description: More than 30 combat clashes took place in Liman, Bakhmut and Marinsk. - Ukrinform.</text:p>
      <text:p text:style-name="P4">
Images: ['<text:a xlink:type="simple" xlink:href="https://static.ukrinform.com/photos/2023_06/thumb_files/630_360_1688033545-607.jpg" text:style-name="Internet_20_link" text:visited-style-name="Visited_20_Internet_20_Link">
630_360_16880...</text:a>
']</text:p>
      <text:p text:style-name="P4">
Tags: ['Генштаб', 'ЗСУ', 'Війна з Росією']</text:p>
      <text:p text:style-name="P4">
Type: Article</text:p>
      <!--METADATA-->
      <text:p text:style-name="P4">
<draw:frame draw:style-name="fr1" draw:name="Image9" text:anchor-type="as-char" svg:width="6.9236in" svg:height="3.956343in" draw:z-index="0">
<draw:image xlink:href="../Images/yкринформ/2023-07-01T-5-28-00-03-00/630_360_1688033545-607.jpg" xlink:type="simple" xlink:show="embed" xlink:actuate="onLoad" draw:mime-type="image/jpeg"/>
</draw:frame>
The Nalimansk, Bakhmut and Marinsky directions took place over 30 combat clashes during the day.</text:p>
      <text:p text:style-name="P4">
According to Ukrinform, the General Staff of the Armed Forces of Ukraine reported on <text:a xlink:type="simple" xlink:href="https://www.facebook.com/GeneralStaff.ua/posts/pfbid02njtdQvav8h3QpiRs2RBLm5SHrV6iH8XGnyRAKpbkK9pTTJ2dC4k6AJe9WMuprLeYl" text:style-name="Internet_20_link" text:visited-style-name="Visited_20_Internet_20_Link">
Facebook</text:a>
Having published the prompt information as of 18:00 on July 1.</text:p>
      <text:p text:style-name="P4">
"<text:a xlink:type="simple" xlink:href="https://www.ukrinform.ua/tag-rosijski-vijskovi" text:style-name="Internet_20_link" text:visited-style-name="Visited_20_Internet_20_Link">
Enemy</text:a>
It focuses on the Liman, Bakhmut and Marinsky directions - more than 30 combat clashes took place, ”the message reads.</text:p>
      <text:p text:style-name="P4">
In the General Staff, it was informed that during the day the enemy had struck 22 aviation strikes, made about 60 shelling of rocket launchers on the positions of Ukrainian troops and settlements.</text:p>
      <text:p text:style-name="P4">
The likelihood of rocket and aviation strikes throughout Ukraine is high.</text:p>
      <text:p text:style-name="P4">
On <text:span text:style-name="T4">
 Volynskyi </text:span>
 and <text:span text:style-name="T4">
 Polissya </text:span>
 directions operational situation of non -significant changes. No signs of formation of offensive groups of the enemy were detected.</text:p>
      <text:p text:style-name="P4">
On <text:span text:style-name="T4">
 Siverskyi </text:span>
 and <text:span text:style-name="T4">
 Slobozhansky </text:span>
 the enemy struck the enemy in the area of veterinary Kharkiv region. Carried out mortar Tartilerian shelling of more than 15 settlements, including the Karpovichic Chernyhiv region; Miropillya, abundant Sumy region; Uda, vigilant, Vovchansk, Budarki, Chugunivka, Odradne, Kamyanka of Kharkiv region.</text:p>
      <text:p text:style-name="P4">
On <text:span text:style-name="T4">
 Kupyansky </text:span>
 the aggressor struck the aggressor in the area of acid and Kotlyarivka of Kharkiv region. The enemy, Novomlinsk, Fygolovka, Masyutivka and Kislokivkarkiv region, were the artillery and mortar.</text:p>
      <text:p text:style-name="P4">
On the <text:span text:style-name="T4">
 Liman </text:span>
 the Russian troops carried out unsuccessful offensives in the Nevsky and south of the Dibrovy of the Luhansk region. Increase the strokes in the areas of Bigorivka of the Luhansk region and the seizures of Spirny in Donetsk region. More than 10 inhabited plants, including Nevskoye, Bigorivka, Luhansk region and Torke, Dibrova, Verkamyanskoye, Rozdolivka, Berestovo - Donetsk.On <text:span text:style-name="T4">
 Avdiivsky </text:span>
 the invaders struck the aviation strike in district Avdiivka. More than 10 settlements were made artillery shelling. In particular, Novokalinov, Berdychi, Avdiivka, Pervomaisk Tanevelsk Donetsk region.</text:p>
      <text:p text:style-name="P4">
On <text:span text:style-name="T4">
 Marinski </text:span>
 Ukrainian defenders reflected all the attacks of the enemy in the city of Marinka. At the same time, the enemy made artillery shelter of seizures of acute, St. George, Marinka, Victory of Donetsk region.</text:p>
      <text:p text:style-name="P4">
At the <text:span text:style-name="T4">
 Shakhtarsky </text:span>
 the aggressor struck an aviation strike in the Donetsk region of Donetsk region. He fired at about 15 settlements.</text:p>
      <text:p text:style-name="P4">
On <text:span text:style-name="T4">
 Zaporizhzhia </text:span>
 and <text:span text:style-name="T4">
 Kherson </text:span>
 the enemy focuses the main stations on the prevention of the promotion of Ukrainian troops. Carried out artillery units of more than 30 settlements, including Novodarivka, Levadne, Olgiv, Gulyaypole, Whiteworms of Zaporizhzhia region; Golden Balka, Mikhailivka, Gavrilovka, Kachkarivka, Kozatsk, Ivanivka, Antonovka, Zelenivkerson region and the city of Kherson.</text:p>
      <text:p text:style-name="P4">
"The invaders suffer daily losses that try to hide, continue to apply the traditional Russian practice of deprivation of family privileges and compensation, advertised by Russian propaganda. It is actively using mobile crematoriums for this," the message reads.</text:p>
      <text:p text:style-name="P4">
*!(https://www.ukrinform.ua/rubric-ato/3730224-na-tavrijskomu-napramku-sili-oboroni-maut-uspihi-ta-prosuvanna-vpered.html)In particular, it is established that one of these crematoriums in 24/7 mode is currently operating in the territory of Berdyansk port. Currently, the creation is subject to about 50 days of the dead Russian soldiers, who have recently been transported from the area of hostilities to the local morgue. It is noted that the cremation of the dead military military is carried out without their identification and accounting.</text:p>
      <text:p text:style-name="P4">
The General Staff informed that the aviation of defense forces per day caused 10 beats of the Enemy's personnel concentration, two of the anti-aircraft missile complexes and one at the management point.</text:p>
      <text:p text:style-name="P4">
*!(https://www.ukrinform.ua/rubric-ato/3730041-zsu-urazili-24-artilerijski-zasobi-voroga-na-vognevih-poziciah.html)</text:p>
      <text:p text:style-name="P4">
As reported <text:a xlink:type="simple" xlink:href="https://www.ukrinform.ua/rubric-ato/3730052-sili-oboroni-znisili-vze-228-870-rosian.html" text:style-name="Internet_20_link" text:visited-style-name="Visited_20_Internet_20_Link">
Ukrinform</text:a>
, From February 24, 2022 to July 1, 2023, the Defense Forces of Ukraine were eliminated about 228 thousand 870 Russian ash, and another 530 people - over the past day.</text:p>
      <text:p text:style-name="P4">
News Source: <text:a xlink:type="simple" xlink:href="https://www.ukrinform.ua/rubric-ato/3730297-na-troh-napramkah-frontu-za-dobu-ponad-30-bojovih-zitknen.html" text:style-name="Internet_20_link" text:visited-style-name="Visited_20_Internet_20_Link">
https://www.ukrinform.ua/rubric-ato/3730297-na-troh-napramkah-frontu-za-dobu-ponad-30-bojovih-zitknen.html</text:a>
</text:p>
      <!--NEWS-->
      <text:h text:style-name="P10" text:outline-level="1">
<text:span text:style-name="T4">
The draft law on the use of English will be revised - MP</text:span>
</text:h>
      <text:p text:style-name="P4">
Authors: Ukrinform (Person)</text:p>
      <text:p text:style-name="P4">
Publisher: Укринформ (Organization)</text:p>
      <text:p text:style-name="P4">
Published Time: 2023-07-01T-6:25:00+03:00</text:p>
      <text:p text:style-name="P4">
Modified Time: 2023-07-01T19:25:00+03:00</text:p>
      <text:p text:style-name="P4">
Description: The bill "On the use of English in Ukraine" is frame, it still requires revision of the profile committee. - Ukrinform.</text:p>
      <text:p text:style-name="P4">
Images: ['<text:a xlink:type="simple" xlink:href="https://static.ukrinform.com/photos/2022_07/thumb_files/630_360_1657624495-187.jpg" text:style-name="Internet_20_link" text:visited-style-name="Visited_20_Internet_20_Link">
630_360_16576...</text:a>
']</text:p>
      <text:p text:style-name="P4">
Tags: ['Кравчук', 'Освіта', 'Українська мова', 'Верховна Рада', 'Англійська мова', 'Єдині новини']</text:p>
      <text:p text:style-name="P4">
Type: Article</text:p>
      <!--METADATA-->
      <text:p text:style-name="P4">
<draw:frame draw:style-name="fr1" draw:name="Image10" text:anchor-type="as-char" svg:width="6.9236in" svg:height="3.956343in" draw:z-index="0">
<draw:image xlink:href="../Images/yкринформ/2023-07-01T-6-25-00-03-00/630_360_1657624495-187.jpg" xlink:type="simple" xlink:show="embed" xlink:actuate="onLoad" draw:mime-type="image/jpeg"/>
</draw:frame>
The bill "On the use of English in Ukraine" is frame, it insuvages the revisions of the profile committee.</text:p>
      <text:p text:style-name="P4">
According to Ukrinform, the Deputy Chairman of the Verkhovna Rada Committee on Humanitarian and Information Policy Yevgeny Kravchuk informed on the air of the national marathon "Unin".</text:p>
      <text:p text:style-name="P4">
“This is a frame of frame, and it is the Cabinet of Ministers that will set the direction of traffic this document. In turn, our profile committee will still refine separate issues, in particular on duplication of film production. It is necessary to discuss this occasion, ”Kravchuk said.</text:p>
      <text:p text:style-name="P4">
With regard to the requirement for compulsory English to the civil servants, the deputy emphasized that it would not extend to all, alike to the management composition.</text:p>
      <text:p text:style-name="P4">
<text:span text:style-name="T4">
 Read also: </text:span>
 <text:a xlink:type="simple" xlink:href="https://www.ukrinform.ua/rubric-culture/3730235-pitanna-pokaziv-filmiv-anglijskou-u-kinoteatrah-obgovoruvatimetsa-z-gromadskistu-tkacenko.html" text:style-name="Internet_20_link" text:visited-style-name="Visited_20_Internet_20_Link">
<text:span text:style-name="T4">
 Tkachenko </text:span>
 announced public discussion of issues of films in English in cinemas</text:a>
“As for the compulsory knowledge of English for certain categories of civil servants, I want to clarify here, which is not about all civil servants, or all police officers, or all customs, or all prosecutors. It is about the management warehouse. Because the management composition will obviously communicate more with donors, instructors. And it is for this work that people are needed in the management positions with the recognition of English, ”Kravchuk said.</text:p>
      <text:p text:style-name="P4">
She also reported that the Cabinet of Ministers is currently working on creating a program to encourage Ukrainians to study.</text:p>
      <text:p text:style-name="P4">
“For those who want to master the language in adulthood, the Cabinet of Ministers Works with the Program of Encouragement. Ministor is working on free online courses. I would like to be something in voucher format such as support, which can be used to study for training either in courses or online, ”the deputy added.</text:p>
      <text:p text:style-name="P4">
<text:span text:style-name="T4">
 Read also: </text:span>
 [BP Committee can view the norm for dub(https://www.ukrinform.ua/rubric-culture/3729401-komitet-vr-moze-pereglanuti-normu-sodo-dublazu-v-zakonoproekti-pro-zastosuvanna-anglijskoi.html)As it was reported, June 28 <text:a xlink:type="simple" xlink:href="https://www.ukrinform.ua/rubric-polytics/3728718-zelenskij-proponue-radi-zrobiti-anglijsku-odnieu-z-mov-miznarodnogo-spilkuvanna-v-ukraini.html" text:style-name="Internet_20_link" text:visited-style-name="Visited_20_Internet_20_Link">
President Volodymyr Zelenskyy</text:a>
registered with the Verkhovna Rada the bill "On the use of English speaking to Ukraine"(№9432).</text:p>
      <text:p text:style-name="P4">
News Source: <text:a xlink:type="simple" xlink:href="https://www.ukrinform.ua/rubric-society/3730296-zakonoproekt-sodo-zastosuvanna-anglijskoi-bude-doopracovanij-deputatka.html" text:style-name="Internet_20_link" text:visited-style-name="Visited_20_Internet_20_Link">
https://www.ukrinform.ua/rubric-society/3730296-zakonoproekt-sodo-zastosuvanna-anglijskoi-bude-doopracovanij-deputatka.html</text:a>
</text:p>
      <!--NEWS-->
      <text:h text:style-name="P10" text:outline-level="1">
<text:span text:style-name="T4">
JSC Avdiivka Directio Rusian Army Shelled Berdyshi, Lastochkine, Steppe, Thin, First ...</text:span>
</text:h>
      <text:p text:style-name="P4">
Authors: liveuamap (Language: en)</text:p>
      <text:p text:style-name="P4">
Time: 2023-07-01T-6:43:00</text:p>
      <text:p text:style-name="P4">
Location: Donetsk Oblast (Latitude:48.1111 Longtitude:37.49376)</text:p>
      <text:p text:style-name="P4">
Videos: []</text:p>
      <text:p text:style-name="P4">
Images: []</text:p>
      <text:p text:style-name="P4">
Tags: ["Russia"]</text:p>
      <text:p text:style-name="P4">
Id: 22572921</text:p>
      <!--METADATA-->
      <text:p text:style-name="P4">
At Avdiyivka direction Russian army shelled Berdychi, Lastochkyne, Stepove,Tonenke, Pervomayske, Netaylove and Karlivka of Donetsk region, - GeneralStaff of Armed Forces of Ukraine says in the morning report</text:p>
      <text:p text:style-name="P4">
News Collection Link: <text:a xlink:type="simple" xlink:href="https:\/\/liveuamap.com\/en\/2023\/1-july-at-avdiyivka-direction-russian-army-shelled--berdychi" text:style-name="Internet_20_link" text:visited-style-name="Visited_20_Internet_20_Link">
https:\/\/liveuamap.com\/en\/2023\/1-july-at-avdiyivka-direction-russian-army-shelled--berdychi</text:a>
</text:p>
      <text:p text:style-name="P4">
News Source: <text:a xlink:type="simple" xlink:href="https://t.me/lumsrc/5240" text:style-name="Internet_20_link" text:visited-style-name="Visited_20_Internet_20_Link">
https://t.me/lumsrc/5240</text:a>
</text:p>
      <!--NEWS-->
      <text:h text:style-name="P10" text:outline-level="1">
<text:span text:style-name="T4">
Georgia's refusal in the status of a candidate for EU members was not a mistake, but a warning - Zurabishvili</text:span>
</text:h>
      <text:p text:style-name="P4">
Authors: Ukrinform (Person)</text:p>
      <text:p text:style-name="P4">
Publisher: Укринформ (Organization)</text:p>
      <text:p text:style-name="P4">
Published Time: 2023-07-01T-7:17:00+03:00</text:p>
      <text:p text:style-name="P4">
Modified Time: 2023-07-01T19:17:00+03:00</text:p>
      <text:p text:style-name="P4">
Description: President Salome Zurabishvili stated that Georgia's refusal to candidate for EU members was not a mistake, but a warning. - Ukrinform.</text:p>
      <text:p text:style-name="P4">
Images: ['<text:a xlink:type="simple" xlink:href="https://static.ukrinform.com/photos/2018_10/thumb_files/630_360_1540518468-213.jpg" text:style-name="Internet_20_link" text:visited-style-name="Visited_20_Internet_20_Link">
630_360_15405...</text:a>
']</text:p>
      <text:p text:style-name="P4">
Tags: ['Євросоюз', 'Грузія', 'Президент', 'Зурабішвілі']</text:p>
      <text:p text:style-name="P4">
Type: Article</text:p>
      <!--METADATA-->
      <text:p text:style-name="P4">
<draw:frame draw:style-name="fr1" draw:name="Image11" text:anchor-type="as-char" svg:width="6.9236in" svg:height="3.956343in" draw:z-index="0">
<draw:image xlink:href="../Images/yкринформ/2023-07-01T-7-17-00-03-00/630_360_1540518468-213.jpg" xlink:type="simple" xlink:show="embed" xlink:actuate="onLoad" draw:mime-type="image/jpeg"/>
</draw:frame>
President Salome Zurabishvili stated that Georgia's refusal to candidate from the EU was not a mistake, but a warning.</text:p>
      <text:p text:style-name="P4">
According to Ukrinform, it reports <text:a xlink:type="simple" xlink:href="https://1tv.ge/lang/ru/news/salome-zurabishvili-otkaz-gruzii-v-statuse-kandidata-v-chleny-es-bylo-ne-oshibkoj-a-preduprezhdeniem/" text:style-name="Internet_20_link" text:visited-style-name="Visited_20_Internet_20_Link">
the first Channel of Georgia</text:a>
.</text:p>
      <text:p text:style-name="P4">
“I was very upset by a citizen that <text:a xlink:type="simple" xlink:href="https://www.ukrinform.ua/tag-gruzia" text:style-name="Internet_20_link" text:visited-style-name="Visited_20_Internet_20_Link">
Georgia</text:a>
has not been granted status(EU Candidate - Ed.), but it was not a mistake, ”Zurabishvili said at the media meeting.</text:p>
      <text:p text:style-name="P4">
According to Georgia President, it was a "warning".</text:p>
      <text:p text:style-name="P4">
Zurabishvili noted that the recent steps taken by Russia for Georgia have forced the European Union to understand that Russia was playing with Georgia.</text:p>
      <text:p text:style-name="P4">
“Among the people I had to communicate with, there are undoubtedly awareness of the consequences that Georgia does not get the status for the second time. I have for the EU countries or structures because they understand the strategic part of this issue. It is, in fact, what we need to bring this country from the Soviet mentality and structures once and for all. We are told that we have to be teddy, but we have to do it for ourselves, we need it, ” - Razalabishvili.</text:p>
      <text:p text:style-name="P4">
<text:span text:style-name="T4">
 Read also: </text:span>
 [EU transmitted Georgia official Demarsh because of recovery(https://www.ukrinform.ua/rubric-world/3715831-es-peredav-gruzii-oficijnij-demars-cerez-vidnovlenna-aviaspolucenna-z-rosieu.html)As reported <text:a xlink:type="simple" xlink:href="https://www.ukrinform.ua/rubric-world/3721551-gruzia-spodivaetsa-otrimati-status-kandidata-v-es-vze-do-kinca-cogo-roku.html" text:style-name="Internet_20_link" text:visited-style-name="Visited_20_Internet_20_Link">
Ukrinform</text:a>
, the leader of the ruling Party of the Georgian Dream Iraklikobakhidze stated that Tbilisi plans to complete the implementation of 12 reforms in June in June of European Integration so that the country could obtain the status of a candidate in the members of the European Union in December this year.</text:p>
      <text:p text:style-name="P4">
News Source: <text:a xlink:type="simple" xlink:href="https://www.ukrinform.ua/rubric-world/3730293-vidmova-gruzii-u-statusi-kandidata-v-cleni-es-bula-ne-pomilkou-a-poperedzennam-zurabisvili.html" text:style-name="Internet_20_link" text:visited-style-name="Visited_20_Internet_20_Link">
https://www.ukrinform.ua/rubric-world/3730293-vidmova-gruzii-u-statusi-kandidata-v-cleni-es-bula-ne-pomilkou-a-poperedzennam-zurabisvili.html</text:a>
</text:p>
      <!--NEWS-->
      <text:h text:style-name="P10" text:outline-level="1">
<text:span text:style-name="T4">
Kickboxer Melnyk won bronze European games</text:span>
</text:h>
      <text:p text:style-name="P4">
Authors: Ukrinform (Person)</text:p>
      <text:p text:style-name="P4">
Publisher: Укринформ (Organization)</text:p>
      <text:p text:style-name="P4">
Published Time: 2023-07-01T-8:12:22+03:00</text:p>
      <text:p text:style-name="P4">
Modified Time: 2023-07-01T19:12:22+03:00</text:p>
      <text:p text:style-name="P4">
Description: On the penultimate day of the III European Games in Krakow (Poland) the piggy bank of the national team of Ukraine was replenished with the 37th award. - Ukrinform.</text:p>
      <text:p text:style-name="P4">
Images: ['<text:a xlink:type="simple" xlink:href="https://static.ukrinform.com/photos/2023_07/thumb_files/630_360_1688227933-184.jpg" text:style-name="Internet_20_link" text:visited-style-name="Visited_20_Internet_20_Link">
630_360_16882...</text:a>
']</text:p>
      <text:p text:style-name="P4">
Tags: ['Кікбоксинг', 'Європейські ігри']</text:p>
      <text:p text:style-name="P4">
Type: Article</text:p>
      <!--METADATA-->
      <text:p text:style-name="P4">
<draw:frame draw:style-name="fr1" draw:name="Image12" text:anchor-type="as-char" svg:width="6.9236in" svg:height="3.956343in" draw:z-index="0">
<draw:image xlink:href="../Images/yкринформ/2023-07-01T-8-12-22-03-00/630_360_1688227933-184.jpg" xlink:type="simple" xlink:show="embed" xlink:actuate="onLoad" draw:mime-type="image/jpeg"/>
</draw:frame>
Before the day III of the European Games in Krakow(Poland)The piggy bank of the national team was replenished with the 37th award.</text:p>
      <text:p text:style-name="P4">
The bronze medalist of continental competitions was 23-year-old Kickboxer Artemmelnyk from Zhytomyr, Ukrinform reports.</text:p>
      <text:p text:style-name="P4">
Melnyk took 3rd place in the Ful-contact section in the weight category up to 86 kg.</text:p>
      <text:p text:style-name="P4">
<text:span text:style-name="T4">
 Read also: </text:span>
 <text:a xlink:type="simple" xlink:href="https://www.ukrinform.ua/rubric-sports/3730113-u-francii-projsli-xxiv-evropejski-igri-korporativnogo-sportu.html" text:style-name="Internet_20_link" text:visited-style-name="Visited_20_Internet_20_Link">
France has passed XXIV <text:span text:style-name="T4">
 European </text:span>
 <text:span text:style-name="T4">
 Games </text:span>
 Corporate Sports</text:a>
The day before the end of European games in the asset of Ukrainian athletes 19 gold, 10 silver and 8 bronze medals.</text:p>
      <text:p text:style-name="P4">
Photo: Facebook.</text:p>
      <text:p text:style-name="P4">
News Source: <text:a xlink:type="simple" xlink:href="https://www.ukrinform.ua/rubric-sports/3730291-kikbokser-melnik-vigrav-bronzu-evropejskih-igor.html" text:style-name="Internet_20_link" text:visited-style-name="Visited_20_Internet_20_Link">
https://www.ukrinform.ua/rubric-sports/3730291-kikbokser-melnik-vigrav-bronzu-evropejskih-igor.html</text:a>
</text:p>
      <!--NEWS-->
      <text:h text:style-name="P10" text:outline-level="1">
<text:span text:style-name="T4">
Russian artillery shelled Marhanets community overnight</text:span>
</text:h>
      <text:p text:style-name="P4">
Authors: liveuamap (Language: en)</text:p>
      <text:p text:style-name="P4">
Time: 2023-07-01T02:00:37</text:p>
      <text:p text:style-name="P4">
Location: Marhanets (Latitude:47.64515 Longtitude:34.65002)</text:p>
      <text:p text:style-name="P4">
Videos: []</text:p>
      <text:p text:style-name="P4">
Images: []</text:p>
      <text:p text:style-name="P4">
Tags: []</text:p>
      <text:p text:style-name="P4">
Id: 22572792</text:p>
      <!--METADATA-->
      <text:p text:style-name="P4">
Russian artillery shelled Marhanets community overnight</text:p>
      <text:p text:style-name="P4">
News Collection Link: <text:a xlink:type="simple" xlink:href="https:\/\/liveuamap.com\/en\/2023\/1-july-russian-artillery-shelled-marhanets-community-overnight" text:style-name="Internet_20_link" text:visited-style-name="Visited_20_Internet_20_Link">
https:\/\/liveuamap.com\/en\/2023\/1-july-russian-artillery-shelled-marhanets-community-overnight</text:a>
</text:p>
      <text:p text:style-name="P4">
News Source: <text:a xlink:type="simple" xlink:href="https://t.me/dnepr_operativ/45438" text:style-name="Internet_20_link" text:visited-style-name="Visited_20_Internet_20_Link">
https://t.me/dnepr_operativ/45438</text:a>
</text:p>
      <!--NEWS-->
      <text:h text:style-name="P10" text:outline-level="1">
<text:span text:style-name="T4">
Spanish PM Sanchez has arrived in Kyiv to meet President of Ukraine Zelensky</text:span>
</text:h>
      <text:p text:style-name="P4">
Authors: liveuamap (Language: en)</text:p>
      <text:p text:style-name="P4">
Time: 2023-07-01T03:40:00</text:p>
      <text:p text:style-name="P4">
Location: Kyiv, Kyiv city (Latitude:50.44045 Longtitude:30.48946)</text:p>
      <text:p text:style-name="P4">
Videos: []</text:p>
      <text:p text:style-name="P4">
Images: []</text:p>
      <text:p text:style-name="P4">
Tags: ["Europe", "Spain"]</text:p>
      <text:p text:style-name="P4">
Id: 22572819</text:p>
      <!--METADATA-->
      <text:p text:style-name="P4">
Spanish PM Sanchez has arrived in Kyiv to meet President of Ukraine Zelensky</text:p>
      <text:p text:style-name="P4">
News Collection Link: <text:a xlink:type="simple" xlink:href="https:\/\/liveuamap.com\/en\/2023\/1-july-spanish-pm-sanchez-has-arrived-in-kyiv-to-meet-president" text:style-name="Internet_20_link" text:visited-style-name="Visited_20_Internet_20_Link">
https:\/\/liveuamap.com\/en\/2023\/1-july-spanish-pm-sanchez-has-arrived-in-kyiv-to-meet-president</text:a>
</text:p>
      <text:p text:style-name="P4">
News Source: <text:a xlink:type="simple" xlink:href="https://twitter.com/sanchezcastejon/status/1675031517335003136" text:style-name="Internet_20_link" text:visited-style-name="Visited_20_Internet_20_Link">
https://twitter.com/sanchezcastejon/status/1675031517335003136</text:a>
</text:p>
      <!--NEWS-->
      <text:h text:style-name="P10" text:outline-level="1">
<text:span text:style-name="T4">
Chinese military delegation discussed in Britain and France the development of defense cooper...</text:span>
</text:h>
      <text:p text:style-name="P4">
Authors: liveuamap (Language: en)</text:p>
      <text:p text:style-name="P4">
Time: 2023-07-01T04:18:08</text:p>
      <text:p text:style-name="P4">
Location: London, England (Latitude:51.49927 Longtitude:-0.12456)</text:p>
      <text:p text:style-name="P4">
Videos: []</text:p>
      <text:p text:style-name="P4">
Images: []</text:p>
      <text:p text:style-name="P4">
Tags: ["China", "France", "UK"]</text:p>
      <text:p text:style-name="P4">
Id: 22572835</text:p>
      <!--METADATA-->
      <text:p text:style-name="P4">
Chinese military delegation discussed in Britain and France the development ofdefense cooperation – China defense ministry</text:p>
      <text:p text:style-name="P4">
News Collection Link: <text:a xlink:type="simple" xlink:href="https:\/\/china.liveuamap.com\/en\/2023\/1-july-chinese-military-delegation-discussed-in-britain-and" text:style-name="Internet_20_link" text:visited-style-name="Visited_20_Internet_20_Link">
https:\/\/china.liveuamap.com\/en\/2023\/1-july-chinese-military-delegation-discussed-in-britain-and</text:a>
</text:p>
      <text:p text:style-name="P4">
News Source: <text:a xlink:type="simple" xlink:href="https://twitter.com/arabnews/status/1675053517214474241" text:style-name="Internet_20_link" text:visited-style-name="Visited_20_Internet_20_Link">
https://twitter.com/arabnews/status/1675053517214474241</text:a>
</text:p>
      <!--NEWS-->
      <text:h text:style-name="P10" text:outline-level="1">
<text:span text:style-name="T4">
At Sivershchyna and Slobozhanschyna directions Russian army shelled Krasni Lozy, Hremyach, Bo...</text:span>
</text:h>
      <text:p text:style-name="P4">
Authors: liveuamap (Language: en)</text:p>
      <text:p text:style-name="P4">
Time: 2023-07-01T04:43:00</text:p>
      <text:p text:style-name="P4">
Location: Kupiansk (Latitude:50.02318 Longtitude:37.77477)</text:p>
      <text:p text:style-name="P4">
Videos: []</text:p>
      <text:p text:style-name="P4">
Images: []</text:p>
      <text:p text:style-name="P4">
Tags: ["Russia"]</text:p>
      <text:p text:style-name="P4">
Id: 22572928</text:p>
      <!--METADATA-->
      <text:p text:style-name="P4">
At Sivershchyna and Slobozhanschyna directions Russian army shelled KrasniLozy, Hremyach, Bohdanove of Chernihiv region; Volfyne, Kostyantynivka,Basivka of Sumy region and Hatysche, Ohirtseve and Dvorichanske of Kharkivregion, - General Staff of Armed Forces of Ukraine says in the morning report</text:p>
      <text:p text:style-name="P4">
News Collection Link: <text:a xlink:type="simple" xlink:href="https:\/\/liveuamap.com\/en\/2023\/1-july-at-sivershchyna-and-slobozhanschyna-directions-russian" text:style-name="Internet_20_link" text:visited-style-name="Visited_20_Internet_20_Link">
https:\/\/liveuamap.com\/en\/2023\/1-july-at-sivershchyna-and-slobozhanschyna-directions-russian</text:a>
</text:p>
      <text:p text:style-name="P4">
News Source: <text:a xlink:type="simple" xlink:href="https://t.me/lumsrc/5236" text:style-name="Internet_20_link" text:visited-style-name="Visited_20_Internet_20_Link">
https://t.me/lumsrc/5236</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1T05:01:21</text:p>
      <text:p text:style-name="P4">
Location: Zaporizhzhia (Latitude:47.77753 Longtitude:36.72186)</text:p>
      <text:p text:style-name="P4">
Videos: []</text:p>
      <text:p text:style-name="P4">
Images: []</text:p>
      <text:p text:style-name="P4">
Tags: ["Russia"]</text:p>
      <text:p text:style-name="P4">
Id: 22572912</text:p>
      <!--METADATA-->
      <text:p text:style-name="P4">
Russian forces conducting offensive actions in Donetsk and Luhansk regions.Ukrainian military had 22 combat engagements with Russian forces nearNovoselivske of Luhansk region, Serebryanske forestry, Bohdanivka andKhromove, Avdiyivka and Pervomayske, Maryinka, Rivnopil, - General Staff ofArmed Forces of Ukraine says in the morning report</text:p>
      <text:p text:style-name="P4">
News Collection Link: <text:a xlink:type="simple" xlink:href="https:\/\/liveuamap.com\/en\/2023\/1-july-russian-forces-conducting-offensive-actions-in-donetsk" text:style-name="Internet_20_link" text:visited-style-name="Visited_20_Internet_20_Link">
https:\/\/liveuamap.com\/en\/2023\/1-july-russian-forces-conducting-offensive-actions-in-donetsk</text:a>
</text:p>
      <text:p text:style-name="P4">
News Source: <text:a xlink:type="simple" xlink:href="https://t.me/lumsrc/5244" text:style-name="Internet_20_link" text:visited-style-name="Visited_20_Internet_20_Link">
https://t.me/lumsrc/5244</text:a>
</text:p>
      <!--NEWS-->
      <text:h text:style-name="P10" text:outline-level="1">
<text:span text:style-name="T4">
At Zaporizhzhia and Kherson directions Russian army shelled Novodarivka, Levadne, Huliaipole,...</text:span>
</text:h>
      <text:p text:style-name="P4">
Authors: liveuamap (Language: en)</text:p>
      <text:p text:style-name="P4">
Time: 2023-07-01T05:03:42</text:p>
      <text:p text:style-name="P4">
Location: Kherson (Latitude:46.67674 Longtitude:32.72556)</text:p>
      <text:p text:style-name="P4">
Videos: []</text:p>
      <text:p text:style-name="P4">
Images: []</text:p>
      <text:p text:style-name="P4">
Tags: ["Russia"]</text:p>
      <text:p text:style-name="P4">
Id: 22572916</text:p>
      <!--METADATA-->
      <text:p text:style-name="P4">
At Zaporizhzhia and Kherson directions Russian army shelled Novodarivka,Levadne, Huliaipole, Zaliznychne, Huliaipilske, Mala Tokmachka, Novodanylivka,Orikhiv, Novoandriyivka of Zaporizhzhia region and Dudchany, Antonivka,Kherson, Stepanivka, Dniprovske of Kherson region. Russian aviation conductedairstrikes at Antonivka of Kherson region, - General Staff of Armed Forces ofUkraine says in the morning report</text:p>
      <text:p text:style-name="P4">
News Collection Link: <text:a xlink:type="simple" xlink:href="https:\/\/liveuamap.com\/en\/2023\/1-july-at-zaporizhzhia-and-kherson-directions-russian-army" text:style-name="Internet_20_link" text:visited-style-name="Visited_20_Internet_20_Link">
https:\/\/liveuamap.com\/en\/2023\/1-july-at-zaporizhzhia-and-kherson-directions-russian-army</text:a>
</text:p>
      <text:p text:style-name="P4">
News Source: <text:a xlink:type="simple" xlink:href="https://t.me/lumsrc/5243" text:style-name="Internet_20_link" text:visited-style-name="Visited_20_Internet_20_Link">
https://t.me/lumsrc/5243</text:a>
</text:p>
      <!--NEWS-->
      <text:h text:style-name="P10" text:outline-level="1">
<text:span text:style-name="T4">
JSC Shakhtar Directio Rusian Army Shelled Novomikhailivka, Katerynivka, Elizabeth, because ...</text:span>
</text:h>
      <text:p text:style-name="P4">
Authors: liveuamap (Language: en)</text:p>
      <text:p text:style-name="P4">
Time: 2023-07-01T05:04:28</text:p>
      <text:p text:style-name="P4">
Location: Donetsk (Latitude:47.7924 Longtitude:36.98599)</text:p>
      <text:p text:style-name="P4">
Videos: []</text:p>
      <text:p text:style-name="P4">
Images: []</text:p>
      <text:p text:style-name="P4">
Tags: ["Russia"]</text:p>
      <text:p text:style-name="P4">
Id: 22572917</text:p>
      <!--METADATA-->
      <text:p text:style-name="P4">
At Shakhtarske direction Russian army shelled Novomykhaylivka, Katerynivka,Yelyzavetivka, Bohoyavlenka, Prechystivka and Zolota Nyva of Donetsk region.Russian aviation conducted airstrikes at Blahodatne and Zolota Nyva, - GeneralStaff of Armed Forces of Ukraine says in the morning report</text:p>
      <text:p text:style-name="P4">
News Collection Link: <text:a xlink:type="simple" xlink:href="https:\/\/liveuamap.com\/en\/2023\/1-july-at-shakhtarske-direction-russian-army-shelled-novomykhaylivka" text:style-name="Internet_20_link" text:visited-style-name="Visited_20_Internet_20_Link">
https:\/\/liveuamap.com\/en\/2023\/1-july-at-shakhtarske-direction-russian-army-shelled-novomykhaylivka</text:a>
</text:p>
      <text:p text:style-name="P4">
News Source: <text:a xlink:type="simple" xlink:href="https://t.me/lumsrc/5242" text:style-name="Internet_20_link" text:visited-style-name="Visited_20_Internet_20_Link">
https://t.me/lumsrc/5242</text:a>
</text:p>
      <!--NEWS-->
      <text:h text:style-name="P10" text:outline-level="1">
<text:span text:style-name="T4">
JSC Marinka Directio Rusian Army Shelled Krasnogorivka, Marinka, St. George And Victory O ...</text:span>
</text:h>
      <text:p text:style-name="P4">
Authors: liveuamap (Language: en)</text:p>
      <text:p text:style-name="P4">
Time: 2023-07-01T05:43:00</text:p>
      <text:p text:style-name="P4">
Location: Donetsk Oblast (Latitude:47.916 Longtitude:37.45977)</text:p>
      <text:p text:style-name="P4">
Videos: []</text:p>
      <text:p text:style-name="P4">
Images: []</text:p>
      <text:p text:style-name="P4">
Tags: ["Russia"]</text:p>
      <text:p text:style-name="P4">
Id: 22572920</text:p>
      <!--METADATA-->
      <text:p text:style-name="P4">
At Maryinka direction Russian army shelled Krasnohorivka, Maryinka,Heorhiyivka and Pobyeda of Donetsk region, - General Staff of Armed Forces ofUkraine says in the morning report</text:p>
      <text:p text:style-name="P4">
News Collection Link: <text:a xlink:type="simple" xlink:href="https:\/\/liveuamap.com\/en\/2023\/1-july-at-maryinka-direction-russian-army-shelled-krasnohorivka" text:style-name="Internet_20_link" text:visited-style-name="Visited_20_Internet_20_Link">
https:\/\/liveuamap.com\/en\/2023\/1-july-at-maryinka-direction-russian-army-shelled-krasnohorivka</text:a>
</text:p>
      <text:p text:style-name="P4">
News Source: <text:a xlink:type="simple" xlink:href="https://t.me/lumsrc/5241" text:style-name="Internet_20_link" text:visited-style-name="Visited_20_Internet_20_Link">
https://t.me/lumsrc/5241</text:a>
</text:p>
      <!--NEWS-->
      <text:h text:style-name="P10" text:outline-level="1">
<text:span text:style-name="T4">
Drone Has Dropped 2 Vog-17 Grenets at Chernozemnya Gorodok of OF Bryansk Region</text:span>
</text:h>
      <text:p text:style-name="P4">
Authors: liveuamap (Language: en)</text:p>
      <text:p text:style-name="P4">
Time: 2023-07-01T07:39:33</text:p>
      <text:p text:style-name="P4">
Location: Bryansk (Latitude:52.10624 Longtitude:31.81871)</text:p>
      <text:p text:style-name="P4">
Videos: []</text:p>
      <text:p text:style-name="P4">
Images: []</text:p>
      <text:p text:style-name="P4">
Tags: ["Russia", "Europe"]</text:p>
      <text:p text:style-name="P4">
Id: 22572934</text:p>
      <!--METADATA-->
      <text:p text:style-name="P4">
Drone has dropped 2 VOG-17 grenades at Chernozemny Gorodok of Briansk region</text:p>
      <text:p text:style-name="P4">
News Collection Link: <text:a xlink:type="simple" xlink:href="https:\/\/liveuamap.com\/en\/2023\/1-july-drone-has-dropped-2-vog17-grenades-at-chernozemny" text:style-name="Internet_20_link" text:visited-style-name="Visited_20_Internet_20_Link">
https:\/\/liveuamap.com\/en\/2023\/1-july-drone-has-dropped-2-vog17-grenades-at-chernozemny</text:a>
</text:p>
      <text:p text:style-name="P4">
News Source: <text:a xlink:type="simple" xlink:href="https://t.me/zhest_belgorod/29213" text:style-name="Internet_20_link" text:visited-style-name="Visited_20_Internet_20_Link">
https://t.me/zhest_belgorod/29213</text:a>
</text:p>
      <!--NEWS-->
      <text:h text:style-name="P10" text:outline-level="1">
<text:span text:style-name="T4">
The Wagner's rebellion testifies to the harm that Putin was caused by Russia - CIA Director</text:span>
</text:h>
      <text:p text:style-name="P4">
Authors: Ukrinform (Person)</text:p>
      <text:p text:style-name="P4">
Publisher: Укринформ (Organization)</text:p>
      <text:p text:style-name="P4">
Published Time: 2023-07-01T0:16:00+03:00</text:p>
      <text:p text:style-name="P4">
Modified Time: 2023-07-01T20:16:00+03:00</text:p>
      <text:p text:style-name="P4">
Description: CIA Director William Burns stated that the armed rebellion of the leader of the Wagner PEC Yevgeny Prigogine was a challenge to the Russian state, which demonstrated the devastating effect of war in Ukraine. - Ukrinform.</text:p>
      <text:p text:style-name="P4">
Images: ['<text:a xlink:type="simple" xlink:href="https://static.ukrinform.com/photos/2023_02/thumb_files/630_360_1677424892-723.jpg" text:style-name="Internet_20_link" text:visited-style-name="Visited_20_Internet_20_Link">
630_360_16774...</text:a>
']</text:p>
      <text:p text:style-name="P4">
Tags: ['ЦРУ', 'Путін', 'США', 'ПВК "Вагнера"', 'Війна з Росією', 'Заколот']</text:p>
      <text:p text:style-name="P4">
Type: Article</text:p>
      <!--METADATA-->
      <text:p text:style-name="P4">
<draw:frame draw:style-name="fr1" draw:name="Image13" text:anchor-type="as-char" svg:width="6.9236in" svg:height="3.956343in" draw:z-index="0">
<draw:image xlink:href="../Images/yкринформ/2023-07-01T0-16-00-03-00/630_360_1677424892-723.jpg" xlink:type="simple" xlink:show="embed" xlink:actuate="onLoad" draw:mime-type="image/jpeg"/>
</draw:frame>
The Director of William Burns stated that the armed rebellion of the leader of the Wagner PEC Yevgenaphozhin was a challenge to the Russian state, which demonstrated the devastating effect of war in Ukraine.</text:p>
      <text:p text:style-name="P4">
As Ukrinform reports, it reports <text:a xlink:type="simple" xlink:href="https://www.reuters.com/world/cias-burns-armed-mutiny-shows-damage-putin-has-done-russia-2023-07-01/" text:style-name="Internet_20_link" text:visited-style-name="Visited_20_Internet_20_Link">
Reuters</text:a>
.</text:p>
      <text:p text:style-name="P4">
“It is striking that Prigogine has sharply accused the Kremlin with a muddy justification for invading Ukraine and the war with Russian military leadership. The influence of these words and those actions will be observed for some time. It is a vivid reminder of the devastating impact of Putin's war on his own society and his own regime, ”Burns stated during a lecture for a special commercial fund(England), which is engaged in American-British relations.</text:p>
      <text:p text:style-name="P4">
Chapter <text:a xlink:type="simple" xlink:href="https://www.ukrinform.ua/tag-cru" text:style-name="Internet_20_link" text:visited-style-name="Visited_20_Internet_20_Link">
CIA</text:a>
He added that the rebellion was "the internal business of Russia, in which the United States was not taken or taken by the United States."</text:p>
      <text:p text:style-name="P4">
<text:span text:style-name="T4">
 Read also: </text:span>
 <text:a xlink:type="simple" xlink:href="https://www.ukrinform.ua/rubric-ato/3730256-peremisenna-vagnerivciv-u-bilorus-narazi-ne-zafiksovane-naev.html" text:style-name="Internet_20_link" text:visited-style-name="Visited_20_Internet_20_Link">
movement "<text:span text:style-name="T4">
 Wagner </text:span>
 Ivtsi" in Belarus is not fixed now - Naev</text:a>
At the same time, according to him, dissatisfaction in Russia with war in Ukraine created a rare opportunity to recruit spies, and the CIA will not miss it.</text:p>
      <text:p text:style-name="P4">
"Discontent(Russian-Ukrainian-ed.)The war will continue the Grizius leadership under the constant diet of state propaganda and practice of repression. This dissatisfaction creates a unique opportunity for us in the CIA, because the human intelligence service is at the base. We will not allow the fact that it may be gone, ”Burns said.</text:p>
      <text:p text:style-name="P4">
As it was reported, the leader of the Wagner PEC Yevhen Prigogin announced Demarsh against the Russian military leadership, in particular against the Ministry of Defense of the Russian Federation Sergiy Shoig.</text:p>
      <text:p text:style-name="P4">
Self -proclaimed President of Belarus Oleksandr Lukashenko held negotiations with Prishozhin, after which he stated that the fighters of the group were returning to the support camps.</text:p>
      <text:p text:style-name="P4">
<text:span text:style-name="T4">
 Read also: </text:span>
 [Zelensky believes that the weakness of Russia after rebellion should be used(https://www.ukrinform.ua/rubric-ato/3730190-zelenskij-vvazae-so-treba-skoristatisa-slabkistu-rosii-pisla-zakolotu.html)Subsequently, Lukashenko confirmed the arrival of Prigogine in Belarus.</text:p>
      <text:p text:style-name="P4">
Putin, in turn, stated that the Wagnets can sign a contract by the Island Defense Ministry or go to Belarus.</text:p>
      <text:p text:style-name="P4">
News Source: <text:a xlink:type="simple" xlink:href="https://www.ukrinform.ua/rubric-world/3730308-zakolot-vagnerivciv-svidcit-pro-skodu-so-ii-zavdav-putin-rosii-vijnou-v-ukraini-glava-cru.html" text:style-name="Internet_20_link" text:visited-style-name="Visited_20_Internet_20_Link">
https://www.ukrinform.ua/rubric-world/3730308-zakolot-vagnerivciv-svidcit-pro-skodu-so-ii-zavdav-putin-rosii-vijnou-v-ukraini-glava-cru.html</text:a>
</text:p>
      <!--NEWS-->
      <text:h text:style-name="P10" text:outline-level="1">
<text:span text:style-name="T4">
At Kupiansk direction Russian army shelled Putnykove, Fyholivka, Dvorichna, Masutivka, Kupyan...</text:span>
</text:h>
      <text:p text:style-name="P4">
Authors: liveuamap (Language: en)</text:p>
      <text:p text:style-name="P4">
Time: 2023-07-01T0:43:00</text:p>
      <text:p text:style-name="P4">
Location: Svatove (Latitude:49.53557 Longtitude:37.90249)</text:p>
      <text:p text:style-name="P4">
Videos: []</text:p>
      <text:p text:style-name="P4">
Images: []</text:p>
      <text:p text:style-name="P4">
Tags: ["Russia"]</text:p>
      <text:p text:style-name="P4">
Id: 22572926</text:p>
      <!--METADATA-->
      <text:p text:style-name="P4">
At Kupiansk direction Russian army shelled Putnykove, Fyholivka, Dvorichna,Masutivka, Kupyansk and Kyslivka of Kharkiv region. Russian aviation conductedairstrikes at Kyslivka, Kotlyarivka and Berestove of Kharkiv region, - GeneralStaff of Armed Forces of Ukraine says in the morning report</text:p>
      <text:p text:style-name="P4">
News Collection Link: <text:a xlink:type="simple" xlink:href="https:\/\/liveuamap.com\/en\/2023\/1-july-at-kupiansk-direction-russian-army-shelled-putnykove" text:style-name="Internet_20_link" text:visited-style-name="Visited_20_Internet_20_Link">
https:\/\/liveuamap.com\/en\/2023\/1-july-at-kupiansk-direction-russian-army-shelled-putnykove</text:a>
</text:p>
      <text:p text:style-name="P4">
News Source: <text:a xlink:type="simple" xlink:href="https://t.me/lumsrc/5237" text:style-name="Internet_20_link" text:visited-style-name="Visited_20_Internet_20_Link">
https://t.me/lumsrc/5237</text:a>
</text:p>
      <!--NEWS-->
      <text:h text:style-name="P10" text:outline-level="1">
<text:span text:style-name="T4">
On Sunday, Ukraine is forecast rains and thunderstorms, in the afternoon to +30 °</text:span>
</text:h>
      <text:p text:style-name="P4">
Authors: Ukrinform (Person)</text:p>
      <text:p text:style-name="P4">
Publisher: Укринформ (Organization)</text:p>
      <text:p text:style-name="P4">
Published Time: 2023-07-01T10:19:00+03:00</text:p>
      <text:p text:style-name="P4">
Modified Time: 2023-07-01T21:19:00+03:00</text:p>
      <text:p text:style-name="P4">
Description: On Sunday, July 2, short-term rains with thunderstorms will take place in a number of regions of Ukraine, the air temperature will be 25-30 ° in the daytime. - Ukrinform.</text:p>
      <text:p text:style-name="P4">
Images: ['<text:a xlink:type="simple" xlink:href="https://static.ukrinform.com/photos/2019_06/thumb_files/630_360_1560230103-643.jpg" text:style-name="Internet_20_link" text:visited-style-name="Visited_20_Internet_20_Link">
630_360_15602...</text:a>
']</text:p>
      <text:p text:style-name="P4">
Tags: ['Дощ', 'Погода', 'Спека', 'Літо']</text:p>
      <text:p text:style-name="P4">
Type: Article</text:p>
      <!--METADATA-->
      <text:p text:style-name="P4">
<draw:frame draw:style-name="fr1" draw:name="Image14" text:anchor-type="as-char" svg:width="6.9236in" svg:height="3.956343in" draw:z-index="0">
<draw:image xlink:href="../Images/yкринформ/2023-07-01T10-19-00-03-00/630_360_1560230103-643.jpg" xlink:type="simple" xlink:show="embed" xlink:actuate="onLoad" draw:mime-type="image/jpeg"/>
</draw:frame>
On Sunday, July 2, short-term rains with thunderstorms will take place in a number of regions of Ukraine, the air temperature will be 25-30 ° in the daytime.</text:p>
      <text:p text:style-name="P4">
Ukrinform was reported at the Ukrainian Hydrometeorological Center.</text:p>
      <text:p text:style-name="P4">
"Variable cloudiness. At night in the northwestern, in the day in the western, northern, places of Vinnytsia and Kharkiv regions short-term rains, in the daytime thunderstorms; finally the territory without precipitation. Wind mostly southwestern, 5-10 m/pp. °, in the southern part to 22 °, in the Carpathians 9-14 °; in the afternoon25-30 °, in the western and Zhytomyr regions 22-27 ° ",-the forecasters say.</text:p>
      <text:p text:style-name="P4">
In Kyiv and Kyiv region, rainfall is not forecast at night, and the rain and a thunderstorm will go down on the day. The wind is mainly southwestern, 5-10 m/C. The temperature in the capital will be 17-19 °, in the afternoon 27-29 °, in the region there will be 14-19 °, in the afternoon 25-30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climate</text:a>
The changing cloudiness will be maintained in Ukraine and in the next two days. According to forecasting, on July 3, in the southern part and most of the central regions, on July 4, in the eastern, at night and in the southeastern, day and western regions, short-term rains with thunderstorms; in the rest of the territory without precipitation. Windy directions, 3-8 m/s. The temperature at night will be 15-20 °, in the south up to 24 °; in the afternoon 25-30 °, July 4 in the south to 33 °.</text:p>
      <text:p text:style-name="P4">
In the capital and Kyiv region, on July 3-4, precipitation is not predicted. The utility temperature will be 17-19 ° at night, 27-29 ° in the day, in the region will be 15-20 ° at night, 25-30 ° in the afternoon.</text:p>
      <text:p text:style-name="P4">
Forecasters warn that on July 2-4 in Cherkasy, Kherson, Mykolaiv, Zaporizhia, July 3 and in Ternopil, July 4 and in the Zhytomyr Tavinnitsky regions, an extraordinary level of fire danger will outweigh.</text:p>
      <text:p text:style-name="P4">
<text:span text:style-name="T4">
 Read also: </text:span>
 <text:a xlink:type="simple" xlink:href="https://www.ukrinform.ua/rubric-world/3728203-torik-svit-sohvilini-vtracav-11-futbolnih-poliv-lisu-doslidzenna.html" text:style-name="Internet_20_link" text:visited-style-name="Visited_20_Internet_20_Link">
last year the world lost 11 football fields of forest every minute</text:a>
According to July 5-6, in the afternoon of July 5-6, on July 5 and during July 6, short-term rains, thunderstorms, in the rest of the territory without precipitation, are expected in places of the central regions.In Kyiv and the capital region, on July 5-6, short-term rain is expected, lobe(On the night of July 5 without precipitation). Температура у столиці вночі становитимеблизько 20°, вдень 30-32°, по області вночі 16-21°, вдень 27-32°.</text:p>
      <text:p text:style-name="P4">
News Source: <text:a xlink:type="simple" xlink:href="https://www.ukrinform.ua/rubric-regions/3730180-u-nedilu-ukraini-prognozuut-dosi-i-grozi-vden-do-30.html" text:style-name="Internet_20_link" text:visited-style-name="Visited_20_Internet_20_Link">
https://www.ukrinform.ua/rubric-regions/3730180-u-nedilu-ukraini-prognozuut-dosi-i-grozi-vden-do-30.html</text:a>
</text:p>
      <!--NEWS-->
      <text:h text:style-name="P10" text:outline-level="1">
<text:span text:style-name="T4">
Six drug dealers were detained in Kiev</text:span>
</text:h>
      <text:p text:style-name="P4">
Authors: Ukrinform (Person)</text:p>
      <text:p text:style-name="P4">
Publisher: Укринформ (Organization)</text:p>
      <text:p text:style-name="P4">
Published Time: 2023-07-01T11:22:43+03:00</text:p>
      <text:p text:style-name="P4">
Modified Time: 2023-07-01T11:22:43+03:00</text:p>
      <text:p text:style-name="P4">
Description: Law enforcement officers detained six drug users in Kiev, who wrote cocaine, amphetamine and MDMA massively. The approximate cost of drugs and psychotropic substances can be about UAH 3 million. - Ukrinform.</text:p>
      <text:p text:style-name="P4">
Images: ['<text:a xlink:type="simple" xlink:href="https://static.ukrinform.com/photos/2023_07/thumb_files/630_360_1688199535-304.jpg" text:style-name="Internet_20_link" text:visited-style-name="Visited_20_Internet_20_Link">
630_360_16881...</text:a>
']</text:p>
      <text:p text:style-name="P4">
Tags: ['Наркотики', 'Поліція', 'Київ']</text:p>
      <text:p text:style-name="P4">
Type: Article</text:p>
      <!--METADATA-->
      <text:p text:style-name="P4">
<draw:frame draw:style-name="fr1" draw:name="Image15" text:anchor-type="as-char" svg:width="6.9236in" svg:height="3.956343in" draw:z-index="0">
<draw:image xlink:href="../Images/yкринформ/2023-07-01T11-22-43-03-00/630_360_1688199535-304.jpg" xlink:type="simple" xlink:show="embed" xlink:actuate="onLoad" draw:mime-type="image/jpeg"/>
</draw:frame>
Law enforcement officers detained six drug users in Kyiv who massively cocaine, amphetamine and MDMA. The approximate cost of the drugs removed and psychotropic substances can amount to about UAH 3 million.</text:p>
      <text:p text:style-name="P4">
As Ukrinform reports, about it in <text:a xlink:type="simple" xlink:href="https://t.me/kyiv_pro_office/2101" text:style-name="Internet_20_link" text:visited-style-name="Visited_20_Internet_20_Link">
telegram</text:a>
The Kyiv City Prosecutor's Office reports.</text:p>
      <text:p text:style-name="P4">
“Under the procedural leadership of the Svyatoshinsky District Prosecutor's Office of Kyivvkrito and reported the suspicion of six participants in the criminal group by pozfacts committed particularly serious crimes in the field of illegal circulation <text:a xlink:type="simple" xlink:href="https://www.ukrinform.ua/tag-narkotiki" text:style-name="Internet_20_link" text:visited-style-name="Visited_20_Internet_20_Link">
narcotic drugs</text:a>
and psychotropic substances(Part 2 of Art. 307 of the Criminal Code of Ukraine)”, - the testimony reads.</text:p>
      <text:p text:style-name="P4">
According to the investigation materials, members of the drug group were engaged in the purchase of especially dangerous drugs - cocaine, as well as psychotropic substances - amphetamine and MDMA. The implementation of the "goods" was carried out by the telegram channel in the territory of different districts of Kiev.</text:p>
      <text:p text:style-name="P4">
There were hundreds of people among the permanent buyers of stores. Calculations were made by non -cash translations from buyers' cards of NABanka cards and accounts of the persons involved, as well as for cash. The product was sent to customers through the Kiev taxi service.</text:p>
      <text:p text:style-name="P4">
<text:span text:style-name="T4">
 Read also: </text:span>
 <text:a xlink:type="simple" xlink:href="https://www.ukrinform.ua/rubric-regions/3727491-u-kremencuci-unak-pid-narkotikami-zbiv-na-smert-dvoh-ludej-na-pisohidnomu-perehodi.html" text:style-name="Internet_20_link" text:visited-style-name="Visited_20_Internet_20_Link">
in Kremenchug a young man "Under <text:span text:style-name="T4">
 Drug </text:span>
 We" knocked down the death of people at a pedestrian crossing</text:a>
During the documentation of criminal activity, law enforcement officers conducted purchases, including "non -contact" wholesale purchase of drugs of psychotrop.</text:p>
      <text:p text:style-name="P4">
According to the results of a number of unspoken investigative actions, it was also possible to install drug routes.</text:p>
      <text:p text:style-name="P4">
During the sanctioned and urgent searches in the premises of the detactors, the places of "goods" and in the cars were removed equipment for mass production of synthetic drugs, 200 g of cocaine, a significant amount Nonarkobusiness, mobile phones, computer equipment, cash in UAH foreign currency, bank cards.The approximate cost of drugs and psychotropic substances can be determined about UAH 3 million.</text:p>
      <text:p text:style-name="P4">
Six drug participants were detained in the order of Art. 208 of the Criminal Procedure Code of Ukraine.</text:p>
      <text:p text:style-name="P4">
The issue of choosing precautionary measures is being resolved.</text:p>
      <text:p text:style-name="P4">
The sanction of the article provides up to 10 years in prison with confiscation of property.</text:p>
      <text:p text:style-name="P4">
As reported by Ukrinform, law enforcement officers <text:a xlink:type="simple" xlink:href="https://www.ukrinform.ua/rubric-kyiv/3714298-stolicnim-narkodilkam-metadon-i-dimedrol-somisaca-prinosili-do-16-miljona-prokuratura.html" text:style-name="Internet_20_link" text:visited-style-name="Visited_20_Internet_20_Link">
exposed the grouping of drug dealerships</text:a>
which is earned every month up to UAH 1.6 million in methadone and dimedrol.  <text:span text:style-name="T5">
Foto: Kyiv City Prosecutor's Office, Facebook</text:span>
</text:p>
      <text:p text:style-name="P4">
News Source: <text:a xlink:type="simple" xlink:href="https://www.ukrinform.ua/rubric-kyiv/3730119-u-kievi-zatrimali-sistoh-narkodileriv.html" text:style-name="Internet_20_link" text:visited-style-name="Visited_20_Internet_20_Link">
https://www.ukrinform.ua/rubric-kyiv/3730119-u-kievi-zatrimali-sistoh-narkodileriv.html</text:a>
</text:p>
      <!--NEWS-->
      <text:h text:style-name="P10" text:outline-level="1">
<text:span text:style-name="T4">
While Crownavirus became routine we lost 300,000 people - an expert</text:span>
</text:h>
      <text:p text:style-name="P4">
Authors: Ukrinform (Person)</text:p>
      <text:p text:style-name="P4">
Publisher: Укринформ (Organization)</text:p>
      <text:p text:style-name="P4">
Published Time: 2023-07-01T11:30:00+03:00</text:p>
      <text:p text:style-name="P4">
Modified Time: 2023-07-01T11:30:00+03:00</text:p>
      <text:p text:style-name="P4">
Description: In Ukraine, coronavirus caused 300,000 deaths until he became a common disease. - Ukrinform.</text:p>
      <text:p text:style-name="P4">
Images: ['<text:a xlink:type="simple" xlink:href="https://static.ukrinform.com/photos/2021_10/thumb_files/630_360_1634652070-922.jpeg" text:style-name="Internet_20_link" text:visited-style-name="Visited_20_Internet_20_Link">
630_360_16346...</text:a>
']</text:p>
      <text:p text:style-name="P4">
Tags: ['Україна', 'Вакцинація', 'Коронавірус', 'Пандемія']</text:p>
      <text:p text:style-name="P4">
Type: Article</text:p>
      <!--METADATA-->
      <text:p text:style-name="P4">
<draw:frame draw:style-name="fr1" draw:name="Image16" text:anchor-type="as-char" svg:width="6.9236in" svg:height="3.956343in" draw:z-index="0">
<draw:image xlink:href="../Images/yкринформ/2023-07-01T11-30-00-03-00/630_360_1634652070-922.jpeg" xlink:type="simple" xlink:show="embed" xlink:actuate="onLoad" draw:mime-type="image/jpeg"/>
</draw:frame>
In Ukrainiancoronavirus, he caused 300,000 deaths until he became a common disease.</text:p>
      <text:p text:style-name="P4">
About it on air <text:a xlink:type="simple" xlink:href="https://ukr.radio/news.html" text:style-name="Internet_20_link" text:visited-style-name="Visited_20_Internet_20_Link">
Ukrainian radio</text:a>
Pavel Kovtonyuk told the co -founder of the Ukrainian Health Center, Ukrinform reports.</text:p>
      <text:p text:style-name="P4">
"Although people continue to get sick, <text:a xlink:type="simple" xlink:href="https://www.ukrinform.ua/tag-koronavirus" text:style-name="Internet_20_link" text:visited-style-name="Visited_20_Internet_20_Link">
coronavirus</text:a>
becomes a routine disease. It will be included in the set of all viral diseases that circulate in our population. In winter, it will be put more, in the summer - less. That is, Kovid will become something like influenza. Recall that the Grip also once caused pandemics and great mortality. Strains mutate, people get used to them and viruses get used to people, and over time we learn to live. While coronavirus became similar to a routine viral disease, 300,000 people were swept. This is the price we paid for the period, the collar -cavirus from the new virus has become something familiar to us, "Kovtonyuk said.</text:p>
      <text:p text:style-name="P4">
He also emphasized the problems of vaccination. According to him, about a third of the population was made in the Ukrainianchepher from the coronavirus, and this is not necessary for collective protection.</text:p>
      <text:p text:style-name="P4">
"Vaccination is a thing where or everyone or no one. We needed to provoke a minimum of three-quarters of the population-any other result gave anything. And about a third of the population was drawn, so we are not very prepared for a united response to such Threats, as Pandemia. 38% of vaccinated do not give collective protection against the virus. These individual people have these people, but the collective - no, " - said the expert.</text:p>
      <text:p text:style-name="P4">
*!(https://www.ukrinform.ua/rubric-society/3729520-lasko-koronavirus-ne-znik-ale-vin-vtracae-agresivnist.html)According to him, the reasons for the unwillingness of the population to do vaccinations are the extramongs of medicine and health. "It is a matter of respect, people were not getting forced, they did not trust the state, did not trust the medical system, someone is just poorly educated and informed. These problems need a very serious analysis. Because new pandemics will be definitely established by public health experts," added Kovtonyuk.Photo: Evgeniy Maloletka</text:p>
      <text:p text:style-name="P4">
News Source: <text:a xlink:type="simple" xlink:href="https://www.ukrinform.ua/rubric-society/3730122-poki-koronavirus-stav-rutinnim-mi-vtratili-300-tisac-ludej-ekspert.html" text:style-name="Internet_20_link" text:visited-style-name="Visited_20_Internet_20_Link">
https://www.ukrinform.ua/rubric-society/3730122-poki-koronavirus-stav-rutinnim-mi-vtratili-300-tisac-ludej-ekspert.html</text:a>
</text:p>
      <!--NEWS-->
      <text:h text:style-name="P10" text:outline-level="1">
<text:span text:style-name="T4">
From the Norwegian hip-hop to Jewish folklore, or which winds carry a tune around the world</text:span>
</text:h>
      <text:p text:style-name="P4">
Authors: Ukrinform (Person)</text:p>
      <text:p text:style-name="P4">
Publisher: Укринформ (Organization)</text:p>
      <text:p text:style-name="P4">
Published Time: 2023-07-01T11:34:00+03:00</text:p>
      <text:p text:style-name="P4">
Modified Time: 2023-07-01T11:34:00+03:00</text:p>
      <text:p text:style-name="P4">
Description: Oleksandr Kharchenko and Vladimir Radchenko continue to talk about music European integration - Ukrinform.</text:p>
      <text:p text:style-name="P4">
Images: ['<text:a xlink:type="simple" xlink:href="https://static.ukrinform.com/photos/2023_07/thumb_files/630_360_1688199858-592.jpg" text:style-name="Internet_20_link" text:visited-style-name="Visited_20_Internet_20_Link">
630_360_16881...</text:a>
']</text:p>
      <text:p text:style-name="P4">
Tags: None</text:p>
      <text:p text:style-name="P4">
Type: Article</text:p>
      <!--METADATA-->
      <text:p text:style-name="P4">
<draw:frame draw:style-name="fr1" draw:name="Image17" text:anchor-type="as-char" svg:width="6.9236in" svg:height="3.956343in" draw:z-index="0">
<draw:image xlink:href="../Images/yкринформ/2023-07-01T11-34-00-03-00/630_360_1688199858-592.jpg" xlink:type="simple" xlink:show="embed" xlink:actuate="onLoad" draw:mime-type="image/jpeg"/>
</draw:frame>
Oleksandrhachenko and Vladimir Radchenko continue to talk about music integration</text:p>
      <text:p text:style-name="P4">
Last time in <text:a xlink:type="simple" xlink:href="https://www.ukrinform.ua/rubric-culture/3717775-muzicni-istorii-ak-muzicna-evrointegracia-rozbivae-stereotipi-pro-stili-ta-vikonavciv.html" text:style-name="Internet_20_link" text:visited-style-name="Visited_20_Internet_20_Link">
cycle of podcasts</text:a>
We have begun a journey with musical stories, exploring how the musical cultures of different countries are influenced by one and one and what interesting phenomena it sometimes gives rise to. We will expand our geography of the goodness of countries - from south of Europe to its western and northern boundaries. As always, music will give you a lot of surprises, paradoxes and unusual storylights.</text:p>
      <text:p text:style-name="P4">
In Georgia, you will hear a wonderful composition that combines traditional Georgian male singing and French chanson.</text:p>
      <text:p text:style-name="P4">
In Belgium, a classic American black blues will be woven to chanson, and Vandinavia is awaited by an exotic, as one of the presenters, a complete level: Norwegian hip-hop says.</text:p>
      <text:p text:style-name="P4">
In Turkey, you are waiting, guess, Muslim rock, but do not be mistaken, minutely American sound, well, a little, of course, Japanese influences.</text:p>
      <text:p text:style-name="P4">
The Lithuanians will offer fed pop-rhythms combined with exquisite electronics, and the Spaniards(In one composition)- rattling mixture of rap, hip-hop, regime, Latin ...</text:p>
      <text:p text:style-name="P4">
When ethnic Portuguese will offer you somewhat in the style of Clezmer, or a clergy- a strange mixture of Jewish, Balkan and Eastern European tunes, laid on a jazz basis, you will simply plunge into our new music history, Jesami will not notice how it will come. How is it all, you ask yourself?!No, not all. There will be a third story from a series about music European integration, and believe me, there are also many surprises.</text:p>
      <text:p text:style-name="P4">
So far, it is clearer what we are about and who we are today, in detail, to speak, what is on the menu:</text:p>
      <text:p text:style-name="P4">
Countries: Georgia, Ireland, Belgium, Norway, Spain, Lithuania, Portugal, Poland, Bulgaria, Turkey, Croatia.</text:p>
      <text:p text:style-name="P4">
Performers: Diasamidze Niasis; The king is alive!; Joe Dolan; Arno; Paper guys; Makako; Leon Somovs and Jazz; Manga; Bambie spokes; Glory of Trifonov.Listen to us - don't listen!</text:p>
      <text:p text:style-name="P4">
<text:span text:style-name="T4">
 Previous "Musical Stories" Listen here: </text:span>
</text:p>
      <text:p text:style-name="P4">
<text:a xlink:type="simple" xlink:href="https://www.ukrinform.ua/rubric-culture/3717775-muzicni-istorii-ak-muzicna-evrointegracia-rozbivae-stereotipi-pro-stili-ta-vikonavciv.html" text:style-name="Internet_20_link" text:visited-style-name="Visited_20_Internet_20_Link">
How Musical European Integration breaks stereotypes about styles and performers</text:a>
<text:a xlink:type="simple" xlink:href="https://www.ukrinform.ua/rubric-culture/3687573-muzicni-istorii-gilmor-akogo-lublat-vsi-krim-votersa.html" text:style-name="Internet_20_link" text:visited-style-name="Visited_20_Internet_20_Link">
Gilmore that everyone loves. In addition to Waters</text:a>
<text:a xlink:type="simple" xlink:href="https://www.ukrinform.ua/rubric-culture/3669058-50-rokiv-z-flojdami-abo-deaki-podrobici-zitta-na-temnomu-boci-misaca.html" text:style-name="Internet_20_link" text:visited-style-name="Visited_20_Internet_20_Link">
50 years with Floids, or some details of life on the dark side of the moon</text:a>
<text:a xlink:type="simple" xlink:href="https://www.ukrinform.ua/rubric-culture/3640188-rizdvani-melodii-voennogo-casu.html" text:style-name="Internet_20_link" text:visited-style-name="Visited_20_Internet_20_Link">
Christmas tunes of military time</text:a>
<text:a xlink:type="simple" xlink:href="https://www.ukrinform.ua/rubric-culture/3569041-muzicni-istorii-stati-zirkou-i-nasvistiti-na-titikaku-abo-povernenna-na-blosinij-rinok.html" text:style-name="Internet_20_link" text:visited-style-name="Visited_20_Internet_20_Link">
To become a star and invent a k-pop or a return to a flea market</text:a>
<text:a xlink:type="simple" xlink:href="https://www.ukrinform.ua/rubric-culture/3549518-muzicni-istorii-me-kago-on-amor-abo-pisni-nadii-ta-lubovi.html" text:style-name="Internet_20_link" text:visited-style-name="Visited_20_Internet_20_Link">
"Musical Stories": He Kago Amore, or Songs of Hope and Love</text:a>
<text:a xlink:type="simple" xlink:href="https://anchor.fm/ukrinform-musical-stories/episodes/ep-e1lc9du" text:style-name="Internet_20_link" text:visited-style-name="Visited_20_Internet_20_Link">
"Musical Stories": Shersh La France, or how the French influenced modern -day</text:a>
.(https://anchor.fm/ukrinform-musical-stories/episodes/ep-e1k55p8)<text:a xlink:type="simple" xlink:href="https://anchor.fm/ukrinform-musical-stories/episodes/ep-e1k55p8" text:style-name="Internet_20_link" text:visited-style-name="Visited_20_Internet_20_Link">
What are soldiers dreaming of…</text:a>
.(https://anchor.fm/ukrinform-musical-stories/episodes/--e1i771k/a-a7srbr4)<text:a xlink:type="simple" xlink:href="https://anchor.fm/ukrinform-musical-stories/episodes/ep-e1dvb35/a-a7bqf4n" text:style-name="Internet_20_link" text:visited-style-name="Visited_20_Internet_20_Link">
Criminal Dancing - how, when and with whom</text:a>
<text:a xlink:type="simple" xlink:href="https://anchor.fm/ukrinform-musical-stories/episodes/Gasta-Claus--Perper--Slade-e1c3c8n/a-a752717" text:style-name="Internet_20_link" text:visited-style-name="Visited_20_Internet_20_Link">
"Musical Stories": Gasta Claus, Perper, Slade and others</text:a>
<text:a xlink:type="simple" xlink:href="https://anchor.fm/ukrinform-musical-stories/episodes/Led-Zeppelin-e1bhqde/a-a72prf5" text:style-name="Internet_20_link" text:visited-style-name="Visited_20_Internet_20_Link">
LED Zeppelin on the contrary, or why the star does not always become a comet</text:a>
<text:a xlink:type="simple" xlink:href="https://anchor.fm/ukrinform-musical-stories/episodes/ep-e18ns1s/a-a6motsi" text:style-name="Internet_20_link" text:visited-style-name="Visited_20_Internet_20_Link">
Everything will be kumpa or new adventures of exotic musical styles</text:a>
<text:a xlink:type="simple" xlink:href="https://anchor.fm/ukrinform-musical-stories/episodes/ep-e16sb6r/a-a6fbsj3" text:style-name="Internet_20_link" text:visited-style-name="Visited_20_Internet_20_Link">
Adventures of Kadhun accordion, or where exotic musical styles come from</text:a>
</text:p>
      <text:p text:style-name="P4">
<text:a xlink:type="simple" xlink:href="https://anchor.fm/ukrinform-musical-stories/episodes/ep-e101ft4/a-a5e5fbg" text:style-name="Internet_20_link" text:visited-style-name="Visited_20_Internet_20_Link">
How to fish on a square group or find flea markets</text:a>
<text:a xlink:type="simple" xlink:href="https://anchor.fm/ukrinform-musical-stories/episodes/ep-eu0jkg/a-a549a94" text:style-name="Internet_20_link" text:visited-style-name="Visited_20_Internet_20_Link">
Odesa on the musical map of the world</text:a>
<text:a xlink:type="simple" xlink:href="https://anchor.fm/ukrinform-musical-stories/episodes/ep-eoipgh/a-a49a1sr" text:style-name="Internet_20_link" text:visited-style-name="Visited_20_Internet_20_Link">
In search of a sugar man or Christmas stories from the life of antifolians</text:a>
<text:a xlink:type="simple" xlink:href="https://anchor.fm/ukrinform-musical-stories/episodes/ep-eoiplc/a-a49a2hh" text:style-name="Internet_20_link" text:visited-style-name="Visited_20_Internet_20_Link">
John Lennon, Elton John and other lonely hearts</text:a>
<text:a xlink:type="simple" xlink:href="https://anchor.fm/ukrinform-musical-stories/episodes/ep-eopoa9/a-a4ak4qo" text:style-name="Internet_20_link" text:visited-style-name="Visited_20_Internet_20_Link">
How Finnish Punks won Russian militarists</text:a>
<text:a xlink:type="simple" xlink:href="https://anchor.fm/ukrinform-musical-stories/episodes/ep-eoqudr/a-a4ar8h2" text:style-name="Internet_20_link" text:visited-style-name="Visited_20_Internet_20_Link">
About those who did not want to become a star. And could…</text:a>
<text:a xlink:type="simple" xlink:href="https://anchor.fm/ukrinform-musical-stories/episodes/ep-eoqum9/a-a4ara7i" text:style-name="Internet_20_link" text:visited-style-name="Visited_20_Internet_20_Link">
Covers that have become more popular than originals</text:a>
<text:a xlink:type="simple" xlink:href="https://anchor.fm/ukrinform-musical-stories/episodes/ep-e19f2k7/a-a6pp1dh" text:style-name="Internet_20_link" text:visited-style-name="Visited_20_Internet_20_Link">
How to dance "smart"</text:a>
<text:a xlink:type="simple" xlink:href="https://anchor.fm/ukrinform-musical-stories/episodes/ep-e19f21s/a-a6pov9a" text:style-name="Internet_20_link" text:visited-style-name="Visited_20_Internet_20_Link">
"Roars and moans ..." in the rhythm of waltz, or why Ukraine has fallen over decades</text:a>
</text:p>
      <text:p text:style-name="P4">
News Source: <text:a xlink:type="simple" xlink:href="https://www.ukrinform.ua/rubric-culture/3730124-vid-norvezkogo-hiphopu-do-evrejskogo-folkloru-abo-aki-vitri-roznosat-po-svitu-melodii.html" text:style-name="Internet_20_link" text:visited-style-name="Visited_20_Internet_20_Link">
https://www.ukrinform.ua/rubric-culture/3730124-vid-norvezkogo-hiphopu-do-evrejskogo-folkloru-abo-aki-vitri-roznosat-po-svitu-melodii.html</text:a>
</text:p>
      <!--NEWS-->
      <text:h text:style-name="P10" text:outline-level="1">
<text:span text:style-name="T4">
President: All who help the aggressor will receive a response to Ukraine and the world</text:span>
</text:h>
      <text:p text:style-name="P4">
Authors: Ukrinform (Person)</text:p>
      <text:p text:style-name="P4">
Publisher: Укринформ (Organization)</text:p>
      <text:p text:style-name="P4">
Published Time: 2023-07-01T11:35:00+03:00</text:p>
      <text:p text:style-name="P4">
Modified Time: 2023-07-01T21:35:00+03:00</text:p>
      <text:p text:style-name="P4">
Description: The President of Ukraine emphasizes that everyone who will assist the aggressor state will receive the answer of our country and the whole world-Ukrinform.</text:p>
      <text:p text:style-name="P4">
Images: ['<text:a xlink:type="simple" xlink:href="https://static.ukrinform.com/photos/2023_07/thumb_files/630_360_1688236992-856.png" text:style-name="Internet_20_link" text:visited-style-name="Visited_20_Internet_20_Link">
630_360_16882...</text:a>
']</text:p>
      <text:p text:style-name="P4">
Tags: ['Україна', 'Зеленський', 'Війна з Росією', 'Рівненська АЕС']</text:p>
      <text:p text:style-name="P4">
Type: Article</text:p>
      <!--METADATA-->
      <text:p text:style-name="P4">
<draw:frame draw:style-name="fr1" draw:name="Image22" text:anchor-type="as-char" svg:width="6.9236in" svg:height="3.956343in" draw:z-index="0">
<draw:image xlink:href="../Images/yкринформ/2023-07-01T11-35-00-03-00/630_360_1688236992-856.png" xlink:type="simple" xlink:show="embed" xlink:actuate="onLoad" draw:mime-type="image/png"/>
</draw:frame>
President of Ukraine emphasizes that everyone who will assist the aggressor state will get the response of our country and the whole world</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I wish health, dear Ukrainians, dear Ukrainian women!</text:span>
</text:p>
      <text:p text:style-name="P4">
We complete this day in the Rivne region - I held the next field meeting. Clavial security issues in the northern regions of our country, our measures of safety. All that concerns both the border and our forces, the North, I -Ukrainian Strategic Objects, such as the Rivne Nuclear Station, which was actually a rate.</text:p>
      <text:p text:style-name="P4">
There were reports of intelligence, the head, the commander of the North, the head of the border service, the Minister of Internal Affairs, the head of the regional state administration of Rivne region on social issues and needs of people. Also, the head of the head of "Energoatom" Kotin, director of Rivne NPP.</text:p>
      <text:p text:style-name="P4">
In general, not only worked in detail about the physical safety of most strategic objects and northern regions, but also such sensitive issues as cybersecurity.</text:p>
      <text:p text:style-name="P4">
I thank everyone and everyone in the Rivne region and here at the Rivne NPP, and the entire perimeter of our northern border, who care about the safety of Ukraine of drowned people.</text:p>
      <text:p text:style-name="P4">
Today, the next package of sanctions of Ukraine against those who helps Russia to wage this terrorist war. In particular, there are sanctions against nearly 300 legal entities and almost 200 individuals. And these are not only Russian citizens. All who will help the aggressor in the world will receive a response to Ukraine and the world.</text:p>
      <text:p text:style-name="P4">
Today, the Prime Minister of Spain Sanchez was a visit to Ukraine. It is strongly - on the first day of the beginning of the Spanish presidency at the EU Council. This is clearly indicative of a new reality. Our joint European Dimony could not be imagined without Ukraine. And now we have achieved the political level that European affairs without Ukraine are already not considered.</text:p>
      <text:p text:style-name="P4">
This visit of Mr. Prime Minister Sanchez talks about the priorities of Spanish Chairman and our cooperation. I thank you, Spain, for the support of - Observer, political, economic!I would like to thank for the respect and help people who found shelter in Spain, escaping from the fighting in Ukraine. I believe that soon we can provide all the necessary conditions for our people to turn home to Ukraine.I am also grateful to those countries with which we have not yet such jointly signed and declared declarations, but which clearly support Ukraine on the path of Vinto, and therefore support the approach of real peace throughout Europe. Thank you!</text:p>
      <text:p text:style-name="P4">
And one more.</text:p>
      <text:p text:style-name="P4">
The National Commission for Energy and Utility Services on Water tariffs has emerged today. To put it mildly, a shameful solution. Not agreed with the government. We cannot and will not perceive such decisions. The government is instructed to submit a decision. And they will be.</text:p>
      <text:p text:style-name="P4">
<text:span text:style-name="T4">
Glory to Ukraine!</text:span>
</text:p>
      <text:p text:style-name="P4">
<text:span text:style-name="T5">
Foto: op</text:span>
</text:p>
      <text:p text:style-name="P4">
News Source: <text:a xlink:type="simple" xlink:href="https://www.ukrinform.ua/rubric-ato/3730327-prezident-usi-hto-dopomagatime-agresoru-otrimaut-vidpovid-ukraini-ta-svitu.html" text:style-name="Internet_20_link" text:visited-style-name="Visited_20_Internet_20_Link">
https://www.ukrinform.ua/rubric-ato/3730327-prezident-usi-hto-dopomagatime-agresoru-otrimaut-vidpovid-ukraini-ta-svitu.html</text:a>
</text:p>
      <!--NEWS-->
      <text:h text:style-name="P10" text:outline-level="1">
<text:span text:style-name="T4">
Spacex Dragon's shipment ship returned to the ground with the ISS</text:span>
</text:h>
      <text:p text:style-name="P4">
Authors: Ukrinform (Person)</text:p>
      <text:p text:style-name="P4">
Publisher: Укринформ (Organization)</text:p>
      <text:p text:style-name="P4">
Published Time: 2023-07-01T11:49:41+03:00</text:p>
      <text:p text:style-name="P4">
Modified Time: 2023-07-01T11:49:41+03:00</text:p>
      <text:p text:style-name="P4">
Description: Spacex Dragon Space Space Space Space Space Space Space Space - Ukrinform.</text:p>
      <text:p text:style-name="P4">
Images: ['<text:a xlink:type="simple" xlink:href="https://static.ukrinform.com/photos/2023_07/thumb_files/630_360_1688201218-394.png" text:style-name="Internet_20_link" text:visited-style-name="Visited_20_Internet_20_Link">
630_360_16882...</text:a>
']</text:p>
      <text:p text:style-name="P4">
Tags: ['NASA', 'SpaceX', 'Dragon', 'МКС']</text:p>
      <text:p text:style-name="P4">
Type: Article</text:p>
      <!--METADATA-->
      <text:p text:style-name="P4">
<draw:frame draw:style-name="fr1" draw:name="Image23" text:anchor-type="as-char" svg:width="6.9236in" svg:height="3.956343in" draw:z-index="0">
<draw:image xlink:href="../Images/yкринформ/2023-07-01T11-49-41-03-00/630_360_1688201218-394.png" xlink:type="simple" xlink:show="embed" xlink:actuate="onLoad" draw:mime-type="image/png"/>
</draw:frame>
The SpaceX Dragon shipment ship returned from the International Space Station.</text:p>
      <text:p text:style-name="P4">
This was reported on <text:a xlink:type="simple" xlink:href="http://blogs.nasa.gov/spacestation/2023/06/30/spacex-dragon-cargo-splashes-down-returning-science-to-earth/" text:style-name="Internet_20_link" text:visited-style-name="Visited_20_Internet_20_Link">
site</text:a>
NASA, Ukrinform reports.</text:p>
      <text:p text:style-name="P4">
It is noted that the ship landed off the coast of Jacksonwill(Statflorida)June 30 in the evening. It was the 28th Commercial SpaceX Mission with the shipping carriers to the ISS for NASA.</text:p>
      <text:p text:style-name="P4">
The spacecraft delivered to <text:a xlink:type="simple" xlink:href="https://www.ukrinform.ua/tag-zemla" text:style-name="Internet_20_link" text:visited-style-name="Visited_20_Internet_20_Link">
the ground</text:a>
Approximately 1632 kg of valuable scientific samples, equipment and other cargo.</text:p>
      <text:p text:style-name="P4">
<text:span text:style-name="T4">
 Read also: </text:span>
 <text:a xlink:type="simple" xlink:href="https://www.ukrinform.ua/rubric-technology/3729107-spacex-gotuetsa-do-zapusku-zonda-euclid-dla-doslidzenna-temnoi-materii.html" text:style-name="Internet_20_link" text:visited-style-name="Visited_20_Internet_20_Link">
<text:span text:style-name="T4">
 SpaceX </text:span>
 prepared for launching euclid probe for dark matter research</text:a>
It was reported that the Dragon truck was launched by Falcon 9 5th. He arrived at the ISS for the day, delivering 3175 kg of supplies, the equipment of the image for scientific experiments by crew on board the orbital laboratory, as well as fresh fruits. In particular, Dragon delivered several Irosa solar panels.</text:p>
      <text:p text:style-name="P4">
News Source: <text:a xlink:type="simple" xlink:href="https://www.ukrinform.ua/rubric-technology/3730130-vantaznij-korabel-spacex-dragon-povernuvsa-na-zemlu-z-mks.html" text:style-name="Internet_20_link" text:visited-style-name="Visited_20_Internet_20_Link">
https://www.ukrinform.ua/rubric-technology/3730130-vantaznij-korabel-spacex-dragon-povernuvsa-na-zemlu-z-mks.html</text:a>
</text:p>
      <!--NEWS-->
      <text:h text:style-name="P10" text:outline-level="1">
<text:span text:style-name="T4">
Next half a year will be decisive for starting on EU -Zelensky</text:span>
</text:h>
      <text:p text:style-name="P4">
Authors: Ukrinform (Person)</text:p>
      <text:p text:style-name="P4">
Publisher: Укринформ (Organization)</text:p>
      <text:p text:style-name="P4">
Published Time: 2023-07-01T11:52:00+03:00</text:p>
      <text:p text:style-name="P4">
Modified Time: 2023-07-01T11:52:00+03:00</text:p>
      <text:p text:style-name="P4">
Description: Prior to his visit to Kiev, Spain Prime Minister Pedro Sanchez, President of Ukraine Vladimir Zeletsky gave an interview to Spanish journalists, where he discussed the situation for the ZPP, a split in Russia and our expectations from the NATO Vilnius Summit. - Ukrinform.</text:p>
      <text:p text:style-name="P4">
Images: ['<text:a xlink:type="simple" xlink:href="https://static.ukrinform.com/photos/2018_06/thumb_files/630_360_1530006235-9169.jpg" text:style-name="Internet_20_link" text:visited-style-name="Visited_20_Internet_20_Link">
630_360_15300...</text:a>
']</text:p>
      <text:p text:style-name="P4">
Tags: ['Євроінтеграція', 'Євросоюз', 'Україна', 'Зеленський']</text:p>
      <text:p text:style-name="P4">
Type: Article</text:p>
      <!--METADATA-->
      <text:p text:style-name="P4">
<draw:frame draw:style-name="fr1" draw:name="Image24" text:anchor-type="as-char" svg:width="6.9236in" svg:height="3.956343in" draw:z-index="0">
<draw:image xlink:href="../Images/yкринформ/2023-07-01T11-52-00-03-00/630_360_1530006235-9169.jpg" xlink:type="simple" xlink:show="embed" xlink:actuate="onLoad" draw:mime-type="image/jpeg"/>
</draw:frame>
President of Ukraine President of Ukraine President Zeletsky gave an interview to Kiev Prime Minister of Spain, where the President of Ukraine Zeletsky gave an interview to Spanish journalists, where the discussion on the ZPP, a split in Russia and our expectations from Vilnius Sumitato.</text:p>
      <text:p text:style-name="P4">
This is stated in the message <text:a xlink:type="simple" xlink:href="https://t.me/V_Zelenskiy_official/6795" text:style-name="Internet_20_link" text:visited-style-name="Visited_20_Internet_20_Link">
Presidential Office</text:a>
, reports Ukrinform.</text:p>
      <text:p text:style-name="P4">
"It is from the visit to Ukraine that Madrid begins its six -year presidency in the EU. For us, it will be decisive for six months to start anger. our formula of peace, " - sai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polytics/3729585-evrosouz-i-nadali-posiluvatime-tisk-na-rf-u-zvazku-iz-ii-agresieu-proti-ukraini.html" text:style-name="Internet_20_link" text:visited-style-name="Visited_20_Internet_20_Link">
<text:span text:style-name="T4">
 EU </text:span>
 ** will continue to increase pressure on the Russian Federation in connection with its aggression against Ukraine</text:a>
As reported by Ukrinform, Spain Prime Minister Pedro Sanchez arrived on Ukrainian on the first day <text:a xlink:type="simple" xlink:href="https://www.ukrinform.ua/rubric-world/3730027-golovuvanna-v-evrosouzi-perejslo-do-ispanii.html" text:style-name="Internet_20_link" text:visited-style-name="Visited_20_Internet_20_Link">
presidency in the EU Council</text:a>
 .</text:p>
      <text:p text:style-name="P4">
News Source: <text:a xlink:type="simple" xlink:href="https://www.ukrinform.ua/rubric-polytics/3730131-nastupni-piv-roku-stanut-viznacalnimi-sodo-pocatku-peregovoriv-dla-vstupu-v-es-zelenskij.html" text:style-name="Internet_20_link" text:visited-style-name="Visited_20_Internet_20_Link">
https://www.ukrinform.ua/rubric-polytics/3730131-nastupni-piv-roku-stanut-viznacalnimi-sodo-pocatku-peregovoriv-dla-vstupu-v-es-zelenskij.html</text:a>
</text:p>
      <!--NEWS-->
      <text:h text:style-name="P10" text:outline-level="1">
<text:span text:style-name="T4">
Kovalovsky "Kolos" in the off -season was reinforced by four football players</text:span>
</text:h>
      <text:p text:style-name="P4">
Authors: Ukrinform (Person)</text:p>
      <text:p text:style-name="P4">
Publisher: Укринформ (Organization)</text:p>
      <text:p text:style-name="P4">
Published Time: 2023-07-01T11:58:27+03:00</text:p>
      <text:p text:style-name="P4">
Modified Time: 2023-07-01T11:58:27+03:00</text:p>
      <text:p text:style-name="P4">
Description: Four newcomers joined the Ukrainian Premier League Premier League (Kovalivka) team. - Ukrinform.</text:p>
      <text:p text:style-name="P4">
Images: ['<text:a xlink:type="simple" xlink:href="https://static.ukrinform.com/photos/2023_07/thumb_files/630_360_1688201751-773.jpg" text:style-name="Internet_20_link" text:visited-style-name="Visited_20_Internet_20_Link">
630_360_16882...</text:a>
']</text:p>
      <text:p text:style-name="P4">
Tags: ['Футбол', "Прем'єр-ліга", 'Україна', 'Колос Ковалівка']</text:p>
      <text:p text:style-name="P4">
Type: Article</text:p>
      <!--METADATA-->
      <text:p text:style-name="P4">
<draw:frame draw:style-name="fr1" draw:name="Image25" text:anchor-type="as-char" svg:width="6.9236in" svg:height="3.956343in" draw:z-index="0">
<draw:image xlink:href="../Images/yкринформ/2023-07-01T11-58-27-03-00/630_360_1688201751-773.jpg" xlink:type="simple" xlink:show="embed" xlink:actuate="onLoad" draw:mime-type="image/jpeg"/>
</draw:frame>
In the summer mast to the team of the Ukrainian Premier League "Kolos"(Kovalivka)The four newcomers joined.</text:p>
      <text:p text:style-name="P4">
Full -fledged contracts with the club <text:a xlink:type="simple" xlink:href="http://https://koloskovalivka.com/news/chotiri-novachka-pidsiliuiut-kolos-u-litnie-mizhsezonnia" text:style-name="Internet_20_link" text:visited-style-name="Visited_20_Internet_20_Link">
concluded</text:a>
Nikita Burda, Valery Bondarenko, Andriy Tsurikov Talexander Demchenko, reports Ukrinform.</text:p>
      <text:p text:style-name="P4">
The last club of the pupil of Dynamo Kyiv was Lugansk "Zorya", where he remained. Tsurikov season-2022/2023 spent in Alexandria.</text:p>
      <text:p text:style-name="P4">
Shakhtar's defender Bondarenko played for this lease for Alexandria, Ademchenko performed in the Odessa Chernomorets.</text:p>
      <text:p text:style-name="P4">
<text:span text:style-name="T4">
 Read also: </text:span>
 <text:a xlink:type="simple" xlink:href="https://www.ukrinform.ua/rubric-sports/3727748-van-leuven-najkrasij-trener-sezonu-ukrainskoi-futbolnoi-premerligi.html" text:style-name="Internet_20_link" text:visited-style-name="Visited_20_Internet_20_Link">
Van Leuven is the best coach of the Ukrainian Futball Premier League season</text:a>
Last season, Kolos took eighth in the UPL standings.</text:p>
      <text:p text:style-name="P4">
Photo: Koloskovalivka.com.</text:p>
      <text:p text:style-name="P4">
News Source: <text:a xlink:type="simple" xlink:href="https://www.ukrinform.ua/rubric-sports/3730133-kovalivskij-kolos-u-mizsezonna-pidsilili-cetvero-futbolistiv.html" text:style-name="Internet_20_link" text:visited-style-name="Visited_20_Internet_20_Link">
https://www.ukrinform.ua/rubric-sports/3730133-kovalivskij-kolos-u-mizsezonna-pidsilili-cetvero-futbolistiv.html</text:a>
</text:p>
      <!--NEWS-->
      <text:h text:style-name="P10" text:outline-level="1">
<text:span text:style-name="T4">
Zelensky: Zaporizhzhya Nuclear Station is replaced and this is a fact</text:span>
</text:h>
      <text:p text:style-name="P4">
Authors: Ukrinform (Person)</text:p>
      <text:p text:style-name="P4">
Publisher: Укринформ (Organization)</text:p>
      <text:p text:style-name="P4">
Published Time: 2023-07-01T12:04:00+03:00</text:p>
      <text:p text:style-name="P4">
Modified Time: 2023-07-01T12:04:00+03:00</text:p>
      <text:p text:style-name="P4">
Description: The situation at the Zaporozhye NPP is very difficult - it is replaced, and there are militants.</text:p>
      <text:p text:style-name="P4">
— Укрінформ.: </text:p>
      <text:p text:style-name="P4">
Images: ['<text:a xlink:type="simple" xlink:href="https://static.ukrinform.com/photos/2023_06/thumb_files/630_360_1687982754-187.png" text:style-name="Internet_20_link" text:visited-style-name="Visited_20_Internet_20_Link">
630_360_16879...</text:a>
']</text:p>
      <text:p text:style-name="P4">
Tags: ['Російські військові', 'Зеленський', 'Запорізька АЕС', 'Війна з Росією']</text:p>
      <text:p text:style-name="P4">
Type: Article</text:p>
      <!--METADATA-->
      <text:p text:style-name="P4">
<draw:frame draw:style-name="fr1" draw:name="Image26" text:anchor-type="as-char" svg:width="6.9236in" svg:height="3.956343in" draw:z-index="0">
<draw:image xlink:href="../Images/yкринформ/2023-07-01T12-04-00-03-00/630_360_1687982754-187.png" xlink:type="simple" xlink:show="embed" xlink:actuate="onLoad" draw:mime-type="image/png"/>
</draw:frame>
The situation of Zaporizhzhya NPP is very difficult - it is replaced, and there are militants there. It said in <text:a xlink:type="simple" xlink:href="https://t.me/V_Zelenskiy_official/6795" text:style-name="Internet_20_link" text:visited-style-name="Visited_20_Internet_20_Link">
interview</text:a>
President of Ukraine Volodymyr Zelensky, Ukrainian, reports to Spanish journalists.</text:p>
      <text:p text:style-name="P4">
“The Zaporizhzhya Nuclear Station is replaced by a fact. The IAEA confirms that the Zaporozhye station is replaced, they simply say that the essential reactor. So they had the last information. But it is a confirmation that the station is substantiated. There is an accurate confirmation from our intelligence that there is a replacement. Ie information is accurate that there are about 5 hundred militants, ” - said <text:a xlink:type="simple" xlink:href="https://www.ukrinform.ua/tag-zelenskij" text:style-name="Internet_20_link" text:visited-style-name="Visited_20_Internet_20_Link">
Zelensky</text:a>
.</text:p>
      <text:p text:style-name="P4">
According to him, the IAEA does not know the exact number of fighters at the ZPP, but approves their presence. And when there are weapons and mines at the NPP, it is a security, the President said.</text:p>
      <text:p text:style-name="P4">
He noted that the dangerous situation at the station is evidenced by the information of the Russian Federation "to make ejection". “And this is very important. This is done to make a frozen conflict, so that we are undercapitating our territory, ” - said state.</text:p>
      <text:p text:style-name="P4">
<text:span text:style-name="T4">
 Read also: </text:span>
 <text:a xlink:type="simple" xlink:href="https://www.ukrinform.ua/rubric-economy/3730103-riven-vodi-u-stavkuoholodzuvaci-zaes-stabilnij-energoatom.html" text:style-name="Internet_20_link" text:visited-style-name="Visited_20_Internet_20_Link">
water level in the cooler pond <text:span text:style-name="T4">
 ZPP </text:span>
 stable -energy</text:a>
According to him, a frozen conflict is the main strategic idea of the Russian Federation, because it takes time to strengthen the army - weapons, people, "to come and wipe us from the face of the earth then."</text:p>
      <text:p text:style-name="P4">
According to Zelensky, the ejection at the Zaporizhzhya NPP is needed for the invaders of it to show: here are the consequences of war. “They realize that we do not shoot the deposits, so they can't just make an artificial ejection. They are looking for format a moment. Therefore, it is very dangerous. We are talking about it again, so we talked about the blasting of the Kakhovsky reservoir's dams a year ago, ”the President said.</text:p>
      <text:p text:style-name="P4">
He also emphasized: "We have a situation with inadequate people who cannot control even all processes not only in temporarily occupied territories, but also in themselves. The last gait of the" Wagner "the territory of the Russian Federation says that they do not control the processes within their country."</text:p>
      <text:p text:style-name="P4">
<text:span text:style-name="T4">
 Read also: </text:span>
 <text:a xlink:type="simple" xlink:href="https://www.ukrinform.ua/rubric-ato/3729962-navkolo-zaes-nemae-oznak-zbilsenna-radioaktivnogo-fonu-bilij-dim.html" text:style-name="Internet_20_link" text:visited-style-name="Visited_20_Internet_20_Link">
Around <text:span text:style-name="T4">
 OSU </text:span>
 There are no signs of increased radioactive photo - White House</text:a>
</text:p>
      <text:p text:style-name="P4">
On March 4, 2022, the Russians occupied the ZPP. On June 22, 2023, the Presidential Lordir Zelensky announced Russia's plans to arrange a terrorist attack for Zaporizhzhya.</text:p>
      <text:p text:style-name="P4">
Secretary of the National Security and Defense Council <text:a xlink:type="simple" xlink:href="https://www.ukrinform.ua/rubric-regions/3729535-danilov-pro-zaes-ukraina-gotuetsa-do-budakih-scenariiv-reakcia-svitu-mala-b-buti-mittevou.html" text:style-name="Internet_20_link" text:visited-style-name="Visited_20_Internet_20_Link">
Alexei Danilov declared</text:a>
, which is carefully prepared for any scenarios for the development of the events of the Zaporozhye NPP <text:a xlink:type="simple" xlink:href="https://www.ukrinform.ua/rubric-regions/3729535-danilov-pro-zaes-ukraina-gotuetsa-do-budakih-scenariiv-reakcia-svitu-mala-b-buti-mittevou.html" text:style-name="Internet_20_link" text:visited-style-name="Visited_20_Internet_20_Link">
. </text:a>
</text:p>
      <text:p text:style-name="P4">
News Source: <text:a xlink:type="simple" xlink:href="https://www.ukrinform.ua/rubric-ato/3730135-zelenskij-zaporizka-atomna-stancia-zaminovana-i-ce-fakt.html" text:style-name="Internet_20_link" text:visited-style-name="Visited_20_Internet_20_Link">
https://www.ukrinform.ua/rubric-ato/3730135-zelenskij-zaporizka-atomna-stancia-zaminovana-i-ce-fakt.html</text:a>
</text:p>
      <!--NEWS-->
      <text:h text:style-name="P10" text:outline-level="1">
<text:span text:style-name="T4">
Dnipro-1 Forward DOVBIK became the best football player of the UPL season</text:span>
</text:h>
      <text:p text:style-name="P4">
Authors: Ukrinform (Person)</text:p>
      <text:p text:style-name="P4">
Publisher: Укринформ (Organization)</text:p>
      <text:p text:style-name="P4">
Published Time: 2023-07-01T12:09:08+03:00</text:p>
      <text:p text:style-name="P4">
Modified Time: 2023-07-01T12:09:08+03:00</text:p>
      <text:p text:style-name="P4">
Description: Dnipro-1 striker Artem Dovbik was recognized as the best player of the Ukrainian Football Prime Minister League season-2022/2023. - Ukrinform.</text:p>
      <text:p text:style-name="P4">
Images: ['<text:a xlink:type="simple" xlink:href="https://static.ukrinform.com/photos/2023_07/thumb_files/630_360_1688202437-691.jpg" text:style-name="Internet_20_link" text:visited-style-name="Visited_20_Internet_20_Link">
630_360_16882...</text:a>
']</text:p>
      <text:p text:style-name="P4">
Tags: ['Футбол', "Прем'єр-ліга", 'Україна', 'Дніпро-1']</text:p>
      <text:p text:style-name="P4">
Type: Article</text:p>
      <!--METADATA-->
      <text:p text:style-name="P4">
<draw:frame draw:style-name="fr1" draw:name="Image27" text:anchor-type="as-char" svg:width="6.9236in" svg:height="3.956343in" draw:z-index="0">
<draw:image xlink:href="../Images/yкринформ/2023-07-01T12-09-08-03-00/630_360_1688202437-691.jpg" xlink:type="simple" xlink:show="embed" xlink:actuate="onLoad" draw:mime-type="image/jpeg"/>
</draw:frame>
Dnipro-1 striker Artem Dovbik was recognized as the best player of the Ukrainian football-league League season-2022/2023.</text:p>
      <text:p text:style-name="P4">
Forward won the survey of UPL club representatives(28 points), reports Ukrinform.</text:p>
      <text:p text:style-name="P4">
The second line of the survey was occupied by Dnipro-1 midfielder Alexander Pihlonook(16Bals). Трійку найкращих замкнув хавбек донецького «Шахтаря» Георгій Судаков(12 points).</text:p>
      <text:p text:style-name="P4">
У списку найкращих також увійшли ввінгер Шахтаря Михайло Мудрик, який перейшову лондонський «Челсі» (8 points), Dynamo Chavbek Vitaliy Buyalsky and the Lugansk Forest "Dawn)Nazarii Rusin(7 points).</text:p>
      <text:p text:style-name="P4">
<text:span text:style-name="T4">
Читайте також:</text:span>
 <text:a xlink:type="simple" xlink:href="https://www.ukrinform.ua/rubric-sports/3720301-upl-spisok-33-najkrasih-futbolstiv-sezonu202223-za-versieu-wyscout.html" text:style-name="Internet_20_link" text:visited-style-name="Visited_20_Internet_20_Link">
 УПЛ. Список 33 найкращих футболістів сезону-2022/23 заверсією Wyscout </text:a>
In general, the names of 15 players were called.</text:p>
      <text:p text:style-name="P4">
Photo: scdnipro1.com.ua.</text:p>
      <text:p text:style-name="P4">
News Source: <text:a xlink:type="simple" xlink:href="https://www.ukrinform.ua/rubric-sports/3730136-forvard-dnipra1-dovbik-stav-najkrasim-futbolistom-sezonu-upl.html" text:style-name="Internet_20_link" text:visited-style-name="Visited_20_Internet_20_Link">
https://www.ukrinform.ua/rubric-sports/3730136-forvard-dnipra1-dovbik-stav-najkrasim-futbolistom-sezonu-upl.html</text:a>
</text:p>
      <!--NEWS-->
      <text:h text:style-name="P10" text:outline-level="1">
<text:span text:style-name="T4">
The President introduced the NSDC decision on sanctions against 190 individuals and 291 legal entities</text:span>
</text:h>
      <text:p text:style-name="P4">
Authors: Ukrinform (Person)</text:p>
      <text:p text:style-name="P4">
Publisher: Укринформ (Organization)</text:p>
      <text:p text:style-name="P4">
Published Time: 2023-07-01T12:13:00+03:00</text:p>
      <text:p text:style-name="P4">
Modified Time: 2023-07-01T12:13:00+03:00</text:p>
      <text:p text:style-name="P4">
Description: President Volodymyr Zelenskyy put into effect the NSDC decision to impose sanctions against more than 190 natural and 291 legal entity. - Ukrinform.</text:p>
      <text:p text:style-name="P4">
Images: ['<text:a xlink:type="simple" xlink:href="https://static.ukrinform.com/photos/2022_09/thumb_files/630_360_1664388416-236.jpg" text:style-name="Internet_20_link" text:visited-style-name="Visited_20_Internet_20_Link">
630_360_16643...</text:a>
']</text:p>
      <text:p text:style-name="P4">
Tags: ['Антиросійські санкції', 'Авіа', 'Грузія', 'РНБО', 'Санкції', 'Зеленський']</text:p>
      <text:p text:style-name="P4">
Type: Article</text:p>
      <!--METADATA-->
      <text:p text:style-name="P4">
<draw:frame draw:style-name="fr1" draw:name="Image28" text:anchor-type="as-char" svg:width="6.9236in" svg:height="3.956343in" draw:z-index="0">
<draw:image xlink:href="../Images/yкринформ/2023-07-01T12-13-00-03-00/630_360_1664388416-236.jpg" xlink:type="simple" xlink:show="embed" xlink:actuate="onLoad" draw:mime-type="image/jpeg"/>
</draw:frame>
The Presidential Divine Zelensky introduced the NSDC decision on the introduction of sanctions with more than 190 natural and 291 legal entity.</text:p>
      <text:p text:style-name="P4">
Sanctions, in particular, have also been imposed against the Georgianairways Georgianairways that resumed flights to Russia. According to Ukrinform, the presidential wedding is referred to <text:a xlink:type="simple" xlink:href="https://www.president.gov.ua/documents/3642023-47229" text:style-name="Internet_20_link" text:visited-style-name="Visited_20_Internet_20_Link">
No. 364/2023</text:a>
of July 1, "Protection of the National Security and Defense Council of Ukraine of July 1, 2023" Publishing and Amending Personal Special Economic and other Education Measures(<text:a xlink:type="simple" xlink:href="https://www.ukrinform.ua/tag-sankcii" text:style-name="Internet_20_link" text:visited-style-name="Visited_20_Internet_20_Link">
sanctions</text:a>
 )".</text:p>
      <text:p text:style-name="P4">
<text:span text:style-name="T4">
 Read also: </text:span>
 <text:a xlink:type="simple" xlink:href="https://www.ukrinform.ua/rubric-world/3729559-britania-ogolosila-pro-novi-sankcii-proti-rf.html" text:style-name="Internet_20_link" text:visited-style-name="Visited_20_Internet_20_Link">
Britain has announced new <text:span text:style-name="T4">
 sanctions </text:span>
 against Russia</text:a>
The control over the implementation of the NSDC decision is vested in the secretary of the National Security and Defense Council of Ukraine.</text:p>
      <text:p text:style-name="P4">
The decree enters into force on the day of its publication.</text:p>
      <text:p text:style-name="P4">
Sanctions are imposed mainly against citizens of Russia, including a member of the so -called "People's Council of DNR" Irina Kostenko.</text:p>
      <text:p text:style-name="P4">
The sanctions also concern the Georgian citizen, the owner of Georgianairways, Tamaz Gaiashvili.</text:p>
      <text:p text:style-name="P4">
<text:span text:style-name="T4">
 Read also: </text:span>
 <text:a xlink:type="simple" xlink:href="https://www.ukrinform.ua/rubric-polytics/3729332-u-nastupnomu-paketi-maut-buti-sankcii-proti-rosatoma-nauseda.html" text:style-name="Internet_20_link" text:visited-style-name="Visited_20_Internet_20_Link">
in the next package should be <text:span text:style-name="T4">
 sanctions </text:span>
 against "Rosatom" - Naussed</text:a>
Among the sub -legal entities are companies registered in the Russian Federation, as well as Decree, Belarus, Cyprus and Georgia.</text:p>
      <text:p text:style-name="P4">
As reported by Ukrinform, <text:a xlink:type="simple" xlink:href="https://www.ukrinform.ua/rubric-polytics/3729481-obhid-sankcij-ta-atomna-galuz-zelenskij-zaklikae-es-posiliti-tisk-na-rosiu-u-novomu-paketi.html" text:style-name="Internet_20_link" text:visited-style-name="Visited_20_Internet_20_Link">
Zelensky called the European Union</text:a>
 <text:a xlink:type="simple" xlink:href="https://www.ukrinform.ua/rubric-polytics/3729481-obhid-sankcij-ta-atomna-galuz-zelenskij-zaklikae-es-posiliti-tisk-na-rosiu-u-novomu-paketi.html" text:style-name="Internet_20_link" text:visited-style-name="Visited_20_Internet_20_Link">
</text:a>
In addition, 12th sanctional package, to increase attention to counteracting the bypass of Russia's courses through third countries and to impose restrictions on the nuclear industry of the Russian Federation.</text:p>
      <text:p text:style-name="P4">
News Source: <text:a xlink:type="simple" xlink:href="https://www.ukrinform.ua/rubric-polytics/3730142-zelenskij-uviv-u-diu-risenna-rnbo-pro-sankcii-proti-190-fizicnih-ta-291-uridicnoi-osobi.html" text:style-name="Internet_20_link" text:visited-style-name="Visited_20_Internet_20_Link">
https://www.ukrinform.ua/rubric-polytics/3730142-zelenskij-uviv-u-diu-risenna-rnbo-pro-sankcii-proti-190-fizicnih-ta-291-uridicnoi-osobi.html</text:a>
</text:p>
      <!--NEWS-->
      <text:h text:style-name="P10" text:outline-level="1">
<text:span text:style-name="T4">
The explosions that hear in Nikolaev are heard outside the city - the mayor</text:span>
</text:h>
      <text:p text:style-name="P4">
Authors: Ukrinform (Person)</text:p>
      <text:p text:style-name="P4">
Publisher: Укринформ (Organization)</text:p>
      <text:p text:style-name="P4">
Published Time: 2023-07-01T12:15:00+03:00</text:p>
      <text:p text:style-name="P4">
Modified Time: 2023-07-01T12:15:00+03:00</text:p>
      <text:p text:style-name="P4">
Description: There were no loud sounds that residents of Nikolaev - the consequences of the Ukrainian military in the region, there were no explosions in the city itself. - Ukrinform.</text:p>
      <text:p text:style-name="P4">
Images: ['<text:a xlink:type="simple" xlink:href="https://static.ukrinform.com/photos/2023_06/thumb_files/630_360_1685868348-538.jpg" text:style-name="Internet_20_link" text:visited-style-name="Visited_20_Internet_20_Link">
630_360_16858...</text:a>
']</text:p>
      <text:p text:style-name="P4">
Tags: ['Миколаїв', 'Вибух', 'Сєнкевич', 'Війна з Росією']</text:p>
      <text:p text:style-name="P4">
Type: Article</text:p>
      <!--METADATA-->
      <text:p text:style-name="P4">
<draw:frame draw:style-name="fr1" draw:name="Image29" text:anchor-type="as-char" svg:width="6.9236in" svg:height="3.956343in" draw:z-index="0">
<draw:image xlink:href="../Images/yкринформ/2023-07-01T12-15-00-03-00/630_360_1685868348-538.jpg" xlink:type="simple" xlink:show="embed" xlink:actuate="onLoad" draw:mime-type="image/jpeg"/>
</draw:frame>
The loud sounds that the residents of Nikolaev - the consequences of the work of the Ukrainian military, were not explosions in the city itself.</text:p>
      <text:p text:style-name="P4">
This was reported in <text:a xlink:type="simple" xlink:href="https://t.me/senkevichonline/4846" text:style-name="Internet_20_link" text:visited-style-name="Visited_20_Internet_20_Link">
telegram</text:a>
Nikolaev city chairman Alexander Senkevich, reports Ukrinform.</text:p>
      <text:p text:style-name="P4">
"Friends, our Armed Forces work outside the city, so in some areas <text:a xlink:type="simple" xlink:href="https://www.ukrinform.ua/tag-mikolaiv" text:style-name="Internet_20_link" text:visited-style-name="Visited_20_Internet_20_Link">
Nikolaev</text:a>
Loud sounds can be heard. There is no explosion in the very office, "the mayor said.</text:p>
      <text:p text:style-name="P4">
He urged to keep calm and not panic.</text:p>
      <text:p text:style-name="P4">
<text:span text:style-name="T4">
 Read also: </text:span>
 <text:a xlink:type="simple" xlink:href="https://www.ukrinform.ua/rubric-ato/3729150-u-melitopoli-v-miscah-skupcenna-vorozoi-tehniki-prolunali-vibuhi.html" text:style-name="Internet_20_link" text:visited-style-name="Visited_20_Internet_20_Link">
in Melitopol in the places of accumulation of enemy equipment heard <text:span text:style-name="T4">
 explosion </text:span>
 and</text:a>
Previously, some media outlets spread the news about explosions in Nikolaev.</text:p>
      <text:p text:style-name="P4">
News Source: <text:a xlink:type="simple" xlink:href="https://www.ukrinform.ua/rubric-regions/3730138-vibuhi-aki-cuut-u-mikolaevi-lunaut-poza-mistom-mer.html" text:style-name="Internet_20_link" text:visited-style-name="Visited_20_Internet_20_Link">
https://www.ukrinform.ua/rubric-regions/3730138-vibuhi-aki-cuut-u-mikolaevi-lunaut-poza-mistom-mer.html</text:a>
</text:p>
      <!--NEWS-->
      <text:h text:style-name="P10" text:outline-level="1">
<text:span text:style-name="T4">
In Kherson because of hostile shelling, two kids wounded</text:span>
</text:h>
      <text:p text:style-name="P4">
Authors: Ukrinform (Person)</text:p>
      <text:p text:style-name="P4">
Publisher: Укринформ (Organization)</text:p>
      <text:p text:style-name="P4">
Published Time: 2023-07-01T12:20:00+03:00</text:p>
      <text:p text:style-name="P4">
Modified Time: 2023-07-01T12:20:00+03:00</text:p>
      <text:p text:style-name="P4">
Description: The Russian army fired at Kherson residential quarters, wounded children 9 and 15 years ol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Діти', 'Херсон', 'Обстріл', 'Війна з Росією']</text:p>
      <text:p text:style-name="P4">
Type: Article</text:p>
      <!--METADATA-->
      <text:p text:style-name="P4">
<draw:frame draw:style-name="fr1" draw:name="Image30" text:anchor-type="as-char" svg:width="6.9236in" svg:height="3.956343in" draw:z-index="0">
<draw:image xlink:href="../Images/yкринформ/2023-07-01T12-20-00-03-00/630_360_1667124180-530.jpg" xlink:type="simple" xlink:show="embed" xlink:actuate="onLoad" draw:mime-type="image/jpeg"/>
</draw:frame>
The Russian army fired at Kherson residential quarters, wounded children 9 and 15 years old.</text:p>
      <text:p text:style-name="P4">
This was reported in <text:a xlink:type="simple" xlink:href="https://t.me/olexandrprokudin/835" text:style-name="Internet_20_link" text:visited-style-name="Visited_20_Internet_20_Link">
telegram</text:a>
Oleksandr Proudin, the head of the Church, Ukrinform reports.</text:p>
      <text:p text:style-name="P4">
"This day the occupiers covered residential quarters with fire <text:a xlink:type="simple" xlink:href="https://www.ukrinform.ua/tag-herson" text:style-name="Internet_20_link" text:visited-style-name="Visited_20_Internet_20_Link">
Kherson</text:a>
. One of the shells hit the house. A 9-year-old girl and a 15-year-old guy got an indulgence, "-said the screening.</text:p>
      <text:p text:style-name="P4">
Doctors provide them with the necessary help for children.</text:p>
      <text:p text:style-name="P4">
<text:span text:style-name="T4">
 Read also: </text:span>
 <text:a xlink:type="simple" xlink:href="https://www.ukrinform.ua/rubric-regions/3730111-za-dobu-rosiani-obstrilali-devat-regioniv-ukraini-zvedenna-ova.html" text:style-name="Internet_20_link" text:visited-style-name="Visited_20_Internet_20_Link">
in the day of the Russians <text:span text:style-name="T4">
 Fire </text:span>
 fir nine regions of Ukraine- Construction of OVA</text:a>
As reported <text:a xlink:type="simple" xlink:href="https://www.ukrinform.ua/rubric-regions/3730049-rosijski-vijska-za-dobu-82-razi-obstrilali-hersonsinu-patero-poranenih.html" text:style-name="Internet_20_link" text:visited-style-name="Visited_20_Internet_20_Link">
Ukrinform</text:a>
, last day in Kherson region, four adults and one child were arranged as a result of Russian shelter.</text:p>
      <text:p text:style-name="P4">
News Source: <text:a xlink:type="simple" xlink:href="https://www.ukrinform.ua/rubric-ato/3730140-u-hersoni-cerez-vorozij-obstril-poraneni-dvoe-ditej.html" text:style-name="Internet_20_link" text:visited-style-name="Visited_20_Internet_20_Link">
https://www.ukrinform.ua/rubric-ato/3730140-u-hersoni-cerez-vorozij-obstril-poraneni-dvoe-ditej.html</text:a>
</text:p>
      <!--NEWS-->
      <text:h text:style-name="P10" text:outline-level="1">
<text:span text:style-name="T4">
Hockey player of Ukraine Grebenik will continue a club career in Finland</text:span>
</text:h>
      <text:p text:style-name="P4">
Authors: Ukrinform (Person)</text:p>
      <text:p text:style-name="P4">
Publisher: Укринформ (Organization)</text:p>
      <text:p text:style-name="P4">
Published Time: 2023-07-01T12:20:12+03:00</text:p>
      <text:p text:style-name="P4">
Modified Time: 2023-07-01T12:20:12+03:00</text:p>
      <text:p text:style-name="P4">
Description: Defender of the National Team of Ukraine, 21-year-old Artem Grebenyk will perform in the second by the Division of the Finland Championship, for the Ketter Club. - Ukrinform.</text:p>
      <text:p text:style-name="P4">
Images: ['<text:a xlink:type="simple" xlink:href="https://static.ukrinform.com/photos/2023_07/thumb_files/630_360_1688202747-168.jpg" text:style-name="Internet_20_link" text:visited-style-name="Visited_20_Internet_20_Link">
630_360_16882...</text:a>
']</text:p>
      <text:p text:style-name="P4">
Tags: ['Фінляндія', 'Херсон', 'хокей', 'Збірна України', 'Київ']</text:p>
      <text:p text:style-name="P4">
Type: Article</text:p>
      <!--METADATA-->
      <text:p text:style-name="P4">
<draw:frame draw:style-name="fr1" draw:name="Image31" text:anchor-type="as-char" svg:width="6.9236in" svg:height="3.956343in" draw:z-index="0">
<draw:image xlink:href="../Images/yкринформ/2023-07-01T12-20-12-03-00/630_360_1688202747-168.jpg" xlink:type="simple" xlink:show="embed" xlink:actuate="onLoad" draw:mime-type="image/jpeg"/>
</draw:frame>
The protective national team of Ukraine, 21-year-old Artem Grebenyk will perform in the second forces of the Finland Championship, for the Ketter Club.</text:p>
      <text:p text:style-name="P4">
Engravings signed a contract <text:a xlink:type="simple" xlink:href="http://https://fhu.com.ua/news/artem-grebenyk-prodovzhyt-karyeru-v-finlyandiyi/" text:style-name="Internet_20_link" text:visited-style-name="Visited_20_Internet_20_Link">
for one year</text:a>
With the prospect of prolongation for the season, reports Ukrinform.</text:p>
      <text:p text:style-name="P4">
Ketter - one of the leaders of the Mestis League, last season the team played Ufinals Playoff.</text:p>
      <text:p text:style-name="P4">
“A very mobile and strong defender who controls the washer qualitatively. He is being released next season to become our leading defender, ”said the former Hockey player of Kherson Dnipro Sports Director of the Turkka Partanen Finnish Club.</text:p>
      <text:p text:style-name="P4">
Grebenyk is a pupil of the Falcon of Kiev and the trainer Vladislav Zozovsky. Since 2017, he advocated the White Barce-first for the youth team, and since 2018-for an adult. With the Belotserkov club, Artem won the Bronze Championship of Ukraine-2018 among 16-year-old, "silver" of the national championship of the U19-induced year and "silver" in the unfinished season-2021/2022 of the Youth Khayan League.</text:p>
      <text:p text:style-name="P4">
In 2021, Grebenik became the Ukrainian U20 champion for Sokil.</text:p>
      <text:p text:style-name="P4">
Last summer, Artem moved to the Kherson Dnipro, to coach Alexandrabobkin, who knows well with the previous club, youth and youth national teams of Ukraine. In the Championship of Ukraine-2022/2023 Grebenik spent 32 games, scored 30 points(14 pucks +16 productive gears)And helped the "pike" to obtain bronzovinhoroda.</text:p>
      <text:p text:style-name="P4">
In total in the "adult" championship of Ukraine Artem played 187 matches(22 pucks +51 Effective transmission).</text:p>
      <text:p text:style-name="P4">
<text:span text:style-name="T4">
Читайте також:</text:span>
 <text:a xlink:type="simple" xlink:href="https://www.ukrinform.ua/rubric-sports/3727768-hokeist-zbirnoi-ukraini-pangelovuldasev-prodovzit-kareru-u-francii.html" text:style-name="Internet_20_link" text:visited-style-name="Visited_20_Internet_20_Link">
 Хокеїст збірної України Пангелов-Юлдашев продовжитькар'єру у Франції </text:a>
From the spring of 2021, Grebenik is consistently summoned to the ranks of the national team of Ukraine. For the country's main team, he has already performed at the Two Championships in Division 1B. At the World Cup 2023 Artem played 5 matches.</text:p>
      <text:p text:style-name="P4">
Photo: fhu.com.ua.</text:p>
      <text:p text:style-name="P4">
News Source: <text:a xlink:type="simple" xlink:href="https://www.ukrinform.ua/rubric-sports/3730139-hokeist-zbirnoi-ukraini-grebenik-prodovzit-klubnu-kareru-u-finlandii.html" text:style-name="Internet_20_link" text:visited-style-name="Visited_20_Internet_20_Link">
https://www.ukrinform.ua/rubric-sports/3730139-hokeist-zbirnoi-ukraini-grebenik-prodovzit-klubnu-kareru-u-finlandii.html</text:a>
</text:p>
      <!--NEWS-->
      <text:h text:style-name="P10" text:outline-level="1">
<text:span text:style-name="T4">
In Poltava region Citroën entered the bumper - the teenager was killed, the driver was injured</text:span>
</text:h>
      <text:p text:style-name="P4">
Authors: Ukrinform (Person)</text:p>
      <text:p text:style-name="P4">
Publisher: Укринформ (Organization)</text:p>
      <text:p text:style-name="P4">
Published Time: 2023-07-01T12:36:00+03:00</text:p>
      <text:p text:style-name="P4">
Modified Time: 2023-07-01T12:36:00+03:00</text:p>
      <text:p text:style-name="P4">
Description: In the Poltava region, as a result of a road accident, a teenager was killed, another person was injured. - Ukrinform.</text:p>
      <text:p text:style-name="P4">
Images: ['<text:a xlink:type="simple" xlink:href="https://static.ukrinform.com/photos/2023_07/thumb_files/630_360_1688204059-277.jpg" text:style-name="Internet_20_link" text:visited-style-name="Visited_20_Internet_20_Link">
630_360_16882...</text:a>
']</text:p>
      <text:p text:style-name="P4">
Tags: ['Діти', 'ДТП', 'Полтавщина', 'Загибель']</text:p>
      <text:p text:style-name="P4">
Type: Article</text:p>
      <!--METADATA-->
      <text:p text:style-name="P4">
<draw:frame draw:style-name="fr1" draw:name="Image32" text:anchor-type="as-char" svg:width="6.9236in" svg:height="3.956343in" draw:z-index="0">
<draw:image xlink:href="../Images/yкринформ/2023-07-01T12-36-00-03-00/630_360_1688204059-277.jpg" xlink:type="simple" xlink:show="embed" xlink:actuate="onLoad" draw:mime-type="image/jpeg"/>
</draw:frame>
In the Upolta region, as a result of a road accident, a teenager was killed, another person was injured.</text:p>
      <text:p text:style-name="P4">
About it reports <text:a xlink:type="simple" xlink:href="https://pl.npu.gov.ua/news/politsiia-poltavshchyny-vstanovliuie-obstavyny-dtp-v-iakii-zahynuv-nepovnolitnii-ta-shche-odna-liudyna-travmovana" text:style-name="Internet_20_link" text:visited-style-name="Visited_20_Internet_20_Link">
police communication department in Poltava region</text:a>
, reports Ukrinform.  <text:a xlink:type="simple" xlink:href="https://www.ukrinform.ua/tag-avaria" text:style-name="Internet_20_link" text:visited-style-name="Visited_20_Internet_20_Link">
Accident</text:a>
It happened on June 30 at the lunch of the Kiev-Kharkiv-Zadonskyi near the city of Khorol of the Lubensky district.</text:p>
      <text:p text:style-name="P4">
According to preliminary data of the investigation, the driver of the Citroën Berlingo car, 1981, went beyond the roadway and allowed a tental bumper.</text:p>
      <text:p text:style-name="P4">
"As a result of a traffic accident, a minor passenger, in 2008, he received bodily injuries, from which he died at the scene. The driver was taken to a local hospital," police informed.</text:p>
      <text:p text:style-name="P4">
According to this fact, information was entered in the Unified Register(Violation of traffic safety rules that caused the victim's death)Criminal Code of Ukraine.</text:p>
      <text:p text:style-name="P4">
<text:span text:style-name="T4">
 Read also: </text:span>
 <text:a xlink:type="simple" xlink:href="https://www.ukrinform.ua/rubric-regions/3727936-na-cerkasini-u-dtp-z-mikroavtobusom-zaginuli-cetvero-ludej-se-sist-travmovani.html" text:style-name="Internet_20_link" text:visited-style-name="Visited_20_Internet_20_Link">
in Cherkasy region in <text:span text:style-name="T4">
 road accidents </text:span>
 with a minibus killed four people, six more injured</text:a>
The police find out all the circumstances and causes of the accident.</text:p>
      <text:p text:style-name="P4">
As <text:a xlink:type="simple" xlink:href="https://www.ukrinform.ua/rubric-regions/3728734-na-kirovogradsini-vnaslidok-dtp-iz-vantazivkou-zaginulo-nemovla-se-odna-ditina-travmovana.html" text:style-name="Internet_20_link" text:visited-style-name="Visited_20_Internet_20_Link">
reported</text:a>
, On June 27, a child of 2022 was killed near the village of Skalivsky farms of Nakirovograd region.</text:p>
      <text:p text:style-name="P4">
<text:span text:style-name="T5">
Foto: pl.npu.gov.ua</text:span>
</text:p>
      <text:p text:style-name="P4">
News Source: <text:a xlink:type="simple" xlink:href="https://www.ukrinform.ua/rubric-regions/3730145-na-poltavsini-citroen-vihav-u-vidbijnik-zaginuv-pidlitok-vodij-travmovanij.html" text:style-name="Internet_20_link" text:visited-style-name="Visited_20_Internet_20_Link">
https://www.ukrinform.ua/rubric-regions/3730145-na-poltavsini-citroen-vihav-u-vidbijnik-zaginuv-pidlitok-vodij-travmovanij.html</text:a>
</text:p>
      <!--NEWS-->
      <text:h text:style-name="P10" text:outline-level="1">
<text:span text:style-name="T4">
From Kryvyi Rih "Kryvbas" went goalkeeper, defender and hawbek</text:span>
</text:h>
      <text:p text:style-name="P4">
Authors: Ukrinform (Person)</text:p>
      <text:p text:style-name="P4">
Publisher: Укринформ (Organization)</text:p>
      <text:p text:style-name="P4">
Published Time: 2023-07-01T12:38:00+03:00</text:p>
      <text:p text:style-name="P4">
Modified Time: 2023-07-01T12:38:00+03:00</text:p>
      <text:p text:style-name="P4">
Description: Three players of the club of the Ukrainian Premier League "Kryvbas" (Kryvyi Rih) ended contracts with the club. - Ukrinform.</text:p>
      <text:p text:style-name="P4">
Images: ['<text:a xlink:type="simple" xlink:href="https://static.ukrinform.com/photos/2023_07/thumb_files/630_360_1688203997-597.jpg" text:style-name="Internet_20_link" text:visited-style-name="Visited_20_Internet_20_Link">
630_360_16882...</text:a>
']</text:p>
      <text:p text:style-name="P4">
Tags: ['Футбол', 'Кривий Ріг', "Прем'єр-ліга"]</text:p>
      <text:p text:style-name="P4">
Type: Article</text:p>
      <!--METADATA-->
      <text:p text:style-name="P4">
<draw:frame draw:style-name="fr1" draw:name="Image34" text:anchor-type="as-char" svg:width="6.9236in" svg:height="3.956343in" draw:z-index="0">
<draw:image xlink:href="../Images/yкринформ/2023-07-01T12-38-00-03-00/630_360_1688203997-597.jpg" xlink:type="simple" xlink:show="embed" xlink:actuate="onLoad" draw:mime-type="image/jpeg"/>
</draw:frame>
Three-futball players of the club of the Ukrainian Premier League "Kryvbas"(Kryvyi Rih)Completed contracts with the club.</text:p>
      <text:p text:style-name="P4">
It is a goalkeeper <text:a xlink:type="simple" xlink:href="https://fckryvbas.com/post/fk-krivbas-dyakuye-za-gru-bogdanu-sarnavskomu-yevgenu-banadi-i-yevgenu-opanasenku" text:style-name="Internet_20_link" text:visited-style-name="Visited_20_Internet_20_Link">
Bohdan Sarnavsky</text:a>
, defender Yevgeny Opanasenko and midfielder Yevgen Banad, Ukrinform reports.</text:p>
      <text:p text:style-name="P4">
With the mutual consent of the parties, the cooperation with these players will not be continued.</text:p>
      <text:p text:style-name="P4">
In the previous season, Sarnavsky played 17 matches, missed 23 goals, 5 poicids played "on zero". In total, the goalkeeper for Kryvbas since 2021, 36 mats, 38 missed balls and 18 duels on zero.</text:p>
      <text:p text:style-name="P4">
Opanasenko and Banada joined the team a year ago. The defender spent 7 mats and the midfielder - 18(In the asset - 1 assist).</text:p>
      <text:p text:style-name="P4">
<text:span text:style-name="T4">
Читайте також:</text:span>
 <text:a xlink:type="simple" xlink:href="https://www.ukrinform.ua/rubric-sports/3726231-bosniec-kapic-stav-najkrasim-futbolistom-krivbasa-u-sezoni20222023.html" text:style-name="Internet_20_link" text:visited-style-name="Visited_20_Internet_20_Link">
 Боснієць Капич став найкращим футболістом « <text:span text:style-name="T4">
Кривбас</text:span>
а» у сезоні-2022/2023 </text:a>
The last championship of the Kryvbas Premier League completed in the seventh position.</text:p>
      <text:p text:style-name="P4">
In the photo: Bogdan Sarnavsky/fckryvbas.com.</text:p>
      <text:p text:style-name="P4">
News Source: <text:a xlink:type="simple" xlink:href="https://www.ukrinform.ua/rubric-sports/3730147-z-krivorizkogo-krivbasa-pisli-vorotar-zahisnik-i-havbek.html" text:style-name="Internet_20_link" text:visited-style-name="Visited_20_Internet_20_Link">
https://www.ukrinform.ua/rubric-sports/3730147-z-krivorizkogo-krivbasa-pisli-vorotar-zahisnik-i-havbek.html</text:a>
</text:p>
      <!--NEWS-->
      <text:h text:style-name="P10" text:outline-level="1">
<text:span text:style-name="T4">
Wounded fighters do not need to be returned to part of vacation - an explanation of MOU</text:span>
</text:h>
      <text:p text:style-name="P4">
Authors: Ukrinform (Person)</text:p>
      <text:p text:style-name="P4">
Publisher: Укринформ (Organization)</text:p>
      <text:p text:style-name="P4">
Published Time: 2023-07-01T12:43:49+03:00</text:p>
      <text:p text:style-name="P4">
Modified Time: 2023-07-01T12:43:49+03:00</text:p>
      <text:p text:style-name="P4">
Description: The wounded servicemen were greatly simplified by the procedure for implementing resolutions of military medical commissions. - Ukrinform.</text:p>
      <text:p text:style-name="P4">
Images: ['<text:a xlink:type="simple" xlink:href="https://static.ukrinform.com/photos/2022_04/thumb_files/630_360_1648896175-470.jpg" text:style-name="Internet_20_link" text:visited-style-name="Visited_20_Internet_20_Link">
630_360_16488...</text:a>
']</text:p>
      <text:p text:style-name="P4">
Tags: ['Міноборони', 'Поранені', 'ЗСУ', 'Військові', 'Відпустка', 'Війна з Росією', 'ВЛК']</text:p>
      <text:p text:style-name="P4">
Type: Article</text:p>
      <!--METADATA-->
      <text:p text:style-name="P4">
<draw:frame draw:style-name="fr1" draw:name="Image35" text:anchor-type="as-char" svg:width="6.9236in" svg:height="3.956343in" draw:z-index="0">
<draw:image xlink:href="../Images/yкринформ/2023-07-01T12-43-49-03-00/630_360_1648896175-470.jpg" xlink:type="simple" xlink:show="embed" xlink:actuate="onLoad" draw:mime-type="image/jpeg"/>
</draw:frame>
The wounded servicemen have greatly simplified the procedure for implementing resolutions of military medical commissions.</text:p>
      <text:p text:style-name="P4">
About it reports <text:a xlink:type="simple" xlink:href="https://t.me/ministry_of_defense_ua/7728" text:style-name="Internet_20_link" text:visited-style-name="Visited_20_Internet_20_Link">
Ministry of Defense</text:a>
 <text:a xlink:type="simple" xlink:href="https://t.me/ministry_of_defense_ua/7728" text:style-name="Internet_20_link" text:visited-style-name="Visited_20_Internet_20_Link">
 ,</text:a>
He reports Ukrinform</text:p>
      <text:p text:style-name="P4">
As it is noted, it is now for the registration of leave for health -free health from the Armed Forces <text:a xlink:type="simple" xlink:href="https://www.ukrinform.ua/tag-vijskovi" text:style-name="Internet_20_link" text:visited-style-name="Visited_20_Internet_20_Link">
servicemen</text:a>
No need to return to the military unit.</text:p>
      <text:p text:style-name="P4">
The Ministry of Defense explained that during the period of martial law, a warrior who were declared unfit for military service or who were appointed leave for treatment after illness or injury, are sent to the territorial center of complete and social support, where the necessary documents will be obtained from the military unit with the help of electronic document circulation .</text:p>
      <text:p text:style-name="P4">
<text:span text:style-name="T4">
 Read also: </text:span>
 <text:a xlink:type="simple" xlink:href="https://www.ukrinform.ua/rubric-society/3729302-rada-rozsirila-perelik-pidstav-dla-pidtverdzenna-perebuvanna-v-rosijskomu-poloni.html" text:style-name="Internet_20_link" text:visited-style-name="Visited_20_Internet_20_Link">
Council has expanded the list of grounds for confirmation in Russian captivity</text:a>
As it was reported, on June 24, the Government approved a plan of measures to optimize process-medical-medical examination for 2023. It aims at providing services to the proper and fast service of the VLK and reducing the deployment to health care facilities in the Ministry of Defense, other defense components and public health care facilities.</text:p>
      <text:p text:style-name="P4">
In particular, the automation of VLK, the integration of medical processes between military and civil components is provided.</text:p>
      <text:p text:style-name="P4">
<text:span text:style-name="T5">
Foto: armyinform.com.ua</text:span>
</text:p>
      <text:p text:style-name="P4">
News Source: <text:a xlink:type="simple" xlink:href="https://www.ukrinform.ua/rubric-society/3730150-poranenim-bijcam-ne-potribno-povertatisa-u-castinu-dla-oformlenna-vidpustki-rozasnenna-mou.html" text:style-name="Internet_20_link" text:visited-style-name="Visited_20_Internet_20_Link">
https://www.ukrinform.ua/rubric-society/3730150-poranenim-bijcam-ne-potribno-povertatisa-u-castinu-dla-oformlenna-vidpustki-rozasnenna-mou.html</text:a>
</text:p>
      <!--NEWS-->
      <text:h text:style-name="P10" text:outline-level="1">
<text:span text:style-name="T4">
In Kenya, the number of victims of an accident with a truck increased to 51</text:span>
</text:h>
      <text:p text:style-name="P4">
Authors: Ukrinform (Person)</text:p>
      <text:p text:style-name="P4">
Publisher: Укринформ (Organization)</text:p>
      <text:p text:style-name="P4">
Published Time: 2023-07-01T12:49:00+03:00</text:p>
      <text:p text:style-name="P4">
Modified Time: 2023-07-01T21:49:00+03:00</text:p>
      <text:p text:style-name="P4">
Description: The number of killed in a car crash in the Kenya west increased to 51, more than 30 people were injured. - Ukrinform.</text:p>
      <text:p text:style-name="P4">
Images: ['<text:a xlink:type="simple" xlink:href="https://static.ukrinform.com/photos/2023_07/thumb_files/630_360_1688237459-570.jpg" text:style-name="Internet_20_link" text:visited-style-name="Visited_20_Internet_20_Link">
630_360_16882...</text:a>
']</text:p>
      <text:p text:style-name="P4">
Tags: None</text:p>
      <text:p text:style-name="P4">
Type: Article</text:p>
      <!--METADATA-->
      <text:p text:style-name="P4">
<draw:frame draw:style-name="fr1" draw:name="Image36" text:anchor-type="as-char" svg:width="6.9236in" svg:height="3.956343in" draw:z-index="0">
<draw:image xlink:href="../Images/yкринформ/2023-07-01T12-49-00-03-00/630_360_1688237459-570.jpg" xlink:type="simple" xlink:show="embed" xlink:actuate="onLoad" draw:mime-type="image/jpeg"/>
</draw:frame>
The number of people in a car crash in Kenya's west increased to 51, more than 30 people have exposed.</text:p>
      <text:p text:style-name="P4">
About it reports <text:a xlink:type="simple" xlink:href="https://english.news.cn/africa/20230702/d007ca8b2b2e494098ea9835cdb98370/c.html" text:style-name="Internet_20_link" text:visited-style-name="Visited_20_Internet_20_Link">
xinhua</text:a>
With reference to local police, Ukrinform reports.</text:p>
      <text:p text:style-name="P4">
"We now have 51 body. Many people have been injured and are in the ably," said Rift -Velly, Tom Odero Odero.</text:p>
      <text:p text:style-name="P4">
It is clarified that at least 32 people were affected by car crash.</text:p>
      <text:p text:style-name="P4">
As it is noted, the driver of the truck who transported the container lost the controlling vehicle and crashed into other cars, and therefore into pedestrians of soreotar.</text:p>
      <text:p text:style-name="P4">
In connection with this road accident, the Minister of Internal Affairs Kenya Kiture Kindi ordered Police to strengthen control over compliance with the rules of road traffic.</text:p>
      <text:p text:style-name="P4">
<text:span text:style-name="T5">
Foto: Lasthope</text:span>
</text:p>
      <text:p text:style-name="P4">
News Source: <text:a xlink:type="simple" xlink:href="https://www.ukrinform.ua/rubric-world/3730331-dtp-z-vantazivkou-v-kenii-kilkist-zertv-zrosla-do-51.html" text:style-name="Internet_20_link" text:visited-style-name="Visited_20_Internet_20_Link">
https://www.ukrinform.ua/rubric-world/3730331-dtp-z-vantazivkou-v-kenii-kilkist-zertv-zrosla-do-51.html</text:a>
</text:p>
      <!--NEWS-->
      <text:h text:style-name="P10" text:outline-level="1">
<text:span text:style-name="T4">
Spain's prime minister has spoke in the Verkhovna Rada</text:span>
</text:h>
      <text:p text:style-name="P4">
Authors: Ukrinform (Person)</text:p>
      <text:p text:style-name="P4">
Publisher: Укринформ (Organization)</text:p>
      <text:p text:style-name="P4">
Published Time: 2023-07-01T12:52:00+03:00</text:p>
      <text:p text:style-name="P4">
Modified Time: 2023-07-01T12:52:00+03:00</text:p>
      <text:p text:style-name="P4">
Description: The Verkhovna Rada of Ukraine was made by the Prime Minister of Spain Pedro Sanchez. - Ukrinform.</text:p>
      <text:p text:style-name="P4">
Images: ['<text:a xlink:type="simple" xlink:href="https://static.ukrinform.com/photos/2023_07/thumb_files/630_360_1688205567-924.jpg" text:style-name="Internet_20_link" text:visited-style-name="Visited_20_Internet_20_Link">
630_360_16882...</text:a>
']</text:p>
      <text:p text:style-name="P4">
Tags: ['Іспанія', "Прем'єр", 'Верховна Рада', 'Санчес']</text:p>
      <text:p text:style-name="P4">
Type: Article</text:p>
      <!--METADATA-->
      <text:p text:style-name="P4">
<draw:frame draw:style-name="fr1" draw:name="Image37" text:anchor-type="as-char" svg:width="6.9236in" svg:height="3.956343in" draw:z-index="0">
<draw:image xlink:href="../Images/yкринформ/2023-07-01T12-52-00-03-00/630_360_1688205567-924.jpg" xlink:type="simple" xlink:show="embed" xlink:actuate="onLoad" draw:mime-type="image/jpeg"/>
</draw:frame>
The Verkhovna Rada of Ukraine was the Prime Minister of Spain Pedro Sanchez.</text:p>
      <text:p text:style-name="P4">
As Ukrinform reports, about it in <text:a xlink:type="simple" xlink:href="https://t.me/yzheleznyak/4461" text:style-name="Internet_20_link" text:visited-style-name="Visited_20_Internet_20_Link">
telegram</text:a>
The People's Deputy of Ukraine Yaroslav Zheleznyak reported.</text:p>
      <text:p text:style-name="P4">
According to Zheleznyak, "this is his second visit and a speech in <text:a xlink:type="simple" xlink:href="https://www.ukrinform.ua/tag-verhovna-rada" text:style-name="Internet_20_link" text:visited-style-name="Visited_20_Internet_20_Link">
council</text:a>
".</text:p>
      <text:p text:style-name="P4">
<text:span text:style-name="T4">
 Read also: </text:span>
 <text:a xlink:type="simple" xlink:href="https://www.ukrinform.ua/rubric-world/3730027-golovuvanna-v-evrosouzi-perejslo-do-ispanii.html" text:style-name="Internet_20_link" text:visited-style-name="Visited_20_Internet_20_Link">
EU presidency has gone to <text:span text:style-name="T4">
 Spain </text:span>
</text:a>
As reported <text:a xlink:type="simple" xlink:href="https://www.ukrinform.ua/rubric-polytics/3730086-premer-ispanii-pribuv-v-ukrainu.html" text:style-name="Internet_20_link" text:visited-style-name="Visited_20_Internet_20_Link">
Ukrinform</text:a>
, Sanchez Prime Minister's Prime Minister arrived on a visit to Ukraine on July 1, on the first day of the presidency of the European Union.</text:p>
      <text:p text:style-name="P4">
<text:span text:style-name="T5">
Foto: Yaroslav Zheleznyak / Telegram / Alexander Kornienko / Facebook</text:span>
</text:p>
      <text:p text:style-name="P4">
News Source: <text:a xlink:type="simple" xlink:href="https://www.ukrinform.ua/rubric-polytics/3730155-premer-ispanii-vistupiv-u-verhovnij-radi.html" text:style-name="Internet_20_link" text:visited-style-name="Visited_20_Internet_20_Link">
https://www.ukrinform.ua/rubric-polytics/3730155-premer-ispanii-vistupiv-u-verhovnij-radi.html</text:a>
</text:p>
      <!--NEWS-->
      <text:h text:style-name="P10" text:outline-level="1">
<text:span text:style-name="T4">
Budanov told how the snake was released</text:span>
</text:h>
      <text:p text:style-name="P4">
Authors: Ukrinform (Person)</text:p>
      <text:p text:style-name="P4">
Publisher: Укринформ (Organization)</text:p>
      <text:p text:style-name="P4">
Published Time: 2023-07-01T13:04:00+03:00</text:p>
      <text:p text:style-name="P4">
Modified Time: 2023-07-01T13:04:00+03:00</text:p>
      <text:p text:style-name="P4">
Description: Chaos and panic among the Russians, which arose from the active actions of Ukraine's security and defense forces, forced the enemy to throw many weapons, military equipment and valuable documents for Ukrainian military intelligence on the island. - Ukrinform.</text:p>
      <text:p text:style-name="P4">
Images: ['<text:a xlink:type="simple" xlink:href="https://static.ukrinform.com/photos/2023_04/thumb_files/630_360_1682089495-883.jpg" text:style-name="Internet_20_link" text:visited-style-name="Visited_20_Internet_20_Link">
630_360_16820...</text:a>
']</text:p>
      <text:p text:style-name="P4">
Tags: ['Розвідка', 'ЗСУ', ' Чорне море', 'Російські військові', 'Острів Зміїний', 'Буданов', 'Війна з Росією']</text:p>
      <text:p text:style-name="P4">
Type: Article</text:p>
      <!--METADATA-->
      <text:p text:style-name="P4">
<draw:frame draw:style-name="fr1" draw:name="Image38" text:anchor-type="as-char" svg:width="6.9236in" svg:height="3.956343in" draw:z-index="0">
<draw:image xlink:href="../Images/yкринформ/2023-07-01T13-04-00-03-00/630_360_1682089495-883.jpg" xlink:type="simple" xlink:show="embed" xlink:actuate="onLoad" draw:mime-type="image/jpeg"/>
</draw:frame>
The chaos of the Ipanik among the Russians, which arose from the active actions of security and defense forces on Snake, forced the enemy to throw many weapons, military equipment and valuable documents for Ukrainian military intelligence on the island.</text:p>
      <text:p text:style-name="P4">
As Ukrinform reports with reference to <text:a xlink:type="simple" xlink:href="https://t.me/DIUkraine/2507" text:style-name="Internet_20_link" text:visited-style-name="Visited_20_Internet_20_Link">
telegram</text:a>
The Main Directorate of Intelligence of the Ministry of Defense of Ukraine, the statementer of GUR Kirill Budanov in an interview for the project “Special Operation“ Snake ”on <text:a xlink:type="simple" xlink:href="https://www.youtube.com/watch" text:style-name="Internet_20_link" text:visited-style-name="Visited_20_Internet_20_Link">
</text:a>
<text:a xlink:type="simple" xlink:href="https://www.youtube.com/watch" text:style-name="Internet_20_link" text:visited-style-name="Visited_20_Internet_20_Link">
YouTube channels</text:a>
Ramina.</text:p>
      <text:p text:style-name="P4">
“We were particularly assisted by the documentation of air defense units, including technical documentation. Many of the rare boards we are looking for all over the world have been able to remove from the elements of the air defense equipment. We took away the control panels of UAV complexes, a lot of communication systems of different types and weapons, ”Budanov said.</text:p>
      <text:p text:style-name="P4">
According to the head of the GUR, the Snake release operation began to be planned in the midst of March 2022, and it took place in several stages.</text:p>
      <text:p text:style-name="P4">
<text:span text:style-name="T4">
 Read also: </text:span>
 <text:a xlink:type="simple" xlink:href="https://www.ukrinform.ua/rubric-ato/3729354-zaava-budanova-so-vagnerivci-bilse-ne-vouvatimut-v-ukraini-mae-serjozne-pidgrunta-gur.html" text:style-name="Internet_20_link" text:visited-style-name="Visited_20_Internet_20_Link">
statement <text:span text:style-name="T4">
 Budanov </text:span>
 And that "Wagnerivtsi" will not be more in Ukraine, has a serious basis - GUR</text:a>
“Acted <text:a xlink:type="simple" xlink:href="https://www.ukrinform.ua/tag-rosijski-vijskovi" text:style-name="Internet_20_link" text:visited-style-name="Visited_20_Internet_20_Link">
the Russians</text:a>
It is quite professional, which prevented us from being out of the whole part of the island first. At the time of landing, our controls were controlled by about 50% of the island, and 50% of them. There were problems wounded in them and we had. They caused helicopters. Ours departed. It was not enough for us to be squeezed at that moment, ”the GUR is explained.</text:p>
      <text:p text:style-name="P4">
“In the first stage, the operation can be considered partially successful, because it has become the plans of the Russians on the activities of Snake. They chaotically start to transfer reserves there, bring boats. "Baperars" were stolen, " - said Budanov.</text:p>
      <text:p text:style-name="P4">
He added that the appearance of arms in Ukraine, capable of applying fire damage to the snake without the use of aviation, as well as the destruction of the flagship of the Russian Black Sea Fleet, played an important role in the liberation of the island.</text:p>
      <text:p text:style-name="P4">
<text:span text:style-name="T4">
 Read also: </text:span>
 [<text:span text:style-name="T4">
 Budanov </text:span>
 - about the threat(https://www.ukrinform.ua/rubric-ato/3727559-budanov-pro-zagrozu-pidrivu-zaes-nikoli-situacia-ne-bula-takou-serjoznou-ak-zaraz.html)</text:p>
      <text:p text:style-name="P4">
As it was reported, Russian troops seized the island of Snake on the first day of the full -scale invasion of the Russian Federation into Ukraine, February 24, 2022.</text:p>
      <text:p text:style-name="P4">
On June 30, 2022, the Ukrainian military completely <text:a xlink:type="simple" xlink:href="https://www.ukrinform.ua/rubric-ato/3524282-sili-specoperacij-rozpovili-podrobici-zacisenna-zmiinogo-vid-rosian.html" text:style-name="Internet_20_link" text:visited-style-name="Visited_20_Internet_20_Link">
freed the snake</text:a>
. The Ministry of Defense of the Russian Federation has confirmed the public of its military, calling it a "gesture of goodwill."</text:p>
      <text:p text:style-name="P4">
<text:span text:style-name="T5">
Foto: GUR Ministry of Defense</text:span>
</text:p>
      <text:p text:style-name="P4">
News Source: <text:a xlink:type="simple" xlink:href="https://www.ukrinform.ua/rubric-ato/3730156-budanov-rozpoviv-ak-zvilnali-zmiinij.html" text:style-name="Internet_20_link" text:visited-style-name="Visited_20_Internet_20_Link">
https://www.ukrinform.ua/rubric-ato/3730156-budanov-rozpoviv-ak-zvilnali-zmiinij.html</text:a>
</text:p>
      <!--NEWS-->
      <text:h text:style-name="P10" text:outline-level="1">
<text:span text:style-name="T4">
Delegations from 50 Ukrainian museums will discuss in Warsaw the preservation of cultural values during the war</text:span>
</text:h>
      <text:p text:style-name="P4">
Authors: Ukrinform (Person)</text:p>
      <text:p text:style-name="P4">
Publisher: Укринформ (Organization)</text:p>
      <text:p text:style-name="P4">
Published Time: 2023-07-01T13:13:00+03:00</text:p>
      <text:p text:style-name="P4">
Modified Time: 2023-07-01T13:13:00+03:00</text:p>
      <text:p text:style-name="P4">
Description: Delegations of about 50 Ukrainian museums from all over Ukraine will gather on July 3-6 in Warsaw to discuss urgent issues of preserving Ukrainian cultural values during the war and popularization of Ukrainian culture in the West. - Ukrinform.</text:p>
      <text:p text:style-name="P4">
Images: ['<text:a xlink:type="simple" xlink:href="https://static.ukrinform.com/photos/2023_07/thumb_files/630_360_1688206059-242.png" text:style-name="Internet_20_link" text:visited-style-name="Visited_20_Internet_20_Link">
630_360_16882...</text:a>
']</text:p>
      <text:p text:style-name="P4">
Tags: ['Культура', 'Музей', 'Варшава', 'Війна з Росією']</text:p>
      <text:p text:style-name="P4">
Type: Article</text:p>
      <!--METADATA-->
      <text:p text:style-name="P4">
<draw:frame draw:style-name="fr1" draw:name="Image39" text:anchor-type="as-char" svg:width="6.9236in" svg:height="3.949599in" draw:z-index="0">
<draw:image xlink:href="../Images/yкринформ/2023-07-01T13-13-00-03-00/630_360_1688206059-242.png" xlink:type="simple" xlink:show="embed" xlink:actuate="onLoad" draw:mime-type="image/png"/>
</draw:frame>
The delegation of about 50 Ukrainian museums from all over Ukraine will gather on July 3-6 in Warsaw to discuss urgent issues of preserving Ukrainian cultural values during the war and popularization of Ukrainian culture in the West.</text:p>
      <text:p text:style-name="P4">
According to Ukrinform, the event organizer is the Foundation <text:a xlink:type="simple" xlink:href="https://www.obmin.eu/news.php" text:style-name="Internet_20_link" text:visited-style-name="Visited_20_Internet_20_Link">
Obmin</text:a>
, it will be the first such scale of representatives of Ukrainian culture outside Ukraine from the beginning of the Russian-Ukrainian war.</text:p>
      <text:p text:style-name="P4">
The museum conference will be held under the slogan “Filling in the blind zones. Development of Ukraine on the cultural map of Europe”. In the course of three -day working as well as the issue of digitization in museum practitioners, the implementation of funds for financing [museums] will be discussed.(https://www.ukrinform.ua/tag-muzej), efficient communication workshops will be conducted.</text:p>
      <text:p text:style-name="P4">
With the participation of the Deputy Minister of Culture and Information Policy of Ukraine, theanastasia Bondar will take place on the topic "Formation of narrative: what kind of mermaid they wanted to see and what others see it".</text:p>
      <text:p text:style-name="P4">
The meeting of Ukrainian museums in Warsaw will be held with the assistance of the Ministries of Association and Information Policy of Ukraine, the Embassy of Germany in Poland, the Representation of the European Commission to the RP, the authorities of Warsaw, the Goethe Institute in Warsawita others.</text:p>
      <text:p text:style-name="P4">
<text:span text:style-name="T4">
 Read also: </text:span>
 <text:a xlink:type="simple" xlink:href="https://www.ukrinform.ua/rubric-culture/3729331-rada-progolosuvala-za-zmini-do-zakonu-pro-muzei-ta-muzejnu-spravu.html" text:style-name="Internet_20_link" text:visited-style-name="Visited_20_Internet_20_Link">
Council voted for changes to the law on <text:span text:style-name="T4">
 museums </text:span>
 tamusion</text:a>
The OBmin platform for helping Ukrainian museums during the war was created in 2022. Subsequently, in December, a fund under the same name was founded on its basis in Warsaw. Today, this platform presents 46 museums in the Zusykh of Ukraine - from large and famous, as the Kiev Museums of the Maidan of the World War I - to small regional historical and local lore, such as the Boykivshchyna Museum in Sambir in Lviv region. The Obmin Foundation set three main goals before: targeted support and assistance in the survival of Ukrainian museums and their workers during the war; organization of exchange of intercurrent museums with common topics and providing proposals for further professionalization of their work, for example, by digitizing works of art; Promoting the knowledge and understanding of Ukrainian art and culture of Ukraine as part of a common European cultural heritage.</text:p>
      <text:p text:style-name="P4">
News Source: <text:a xlink:type="simple" xlink:href="https://www.ukrinform.ua/rubric-culture/3730157-delegacii-z-50-ukrainskih-muzeiv-obgovorat-u-varsavi-zberezenna-kulturnih-cinnostej-pid-cas-vijni.html" text:style-name="Internet_20_link" text:visited-style-name="Visited_20_Internet_20_Link">
https://www.ukrinform.ua/rubric-culture/3730157-delegacii-z-50-ukrainskih-muzeiv-obgovorat-u-varsavi-zberezenna-kulturnih-cinnostej-pid-cas-vijni.html</text:a>
</text:p>
      <!--NEWS-->
      <text:h text:style-name="P10" text:outline-level="1">
<text:span text:style-name="T4">
The Czech Republic accepted chairmanship in the Visegrad Group</text:span>
</text:h>
      <text:p text:style-name="P4">
Authors: Ukrinform (Person)</text:p>
      <text:p text:style-name="P4">
Publisher: Укринформ (Organization)</text:p>
      <text:p text:style-name="P4">
Published Time: 2023-07-01T13:15:09+03:00</text:p>
      <text:p text:style-name="P4">
Modified Time: 2023-07-01T13:15:09+03:00</text:p>
      <text:p text:style-name="P4">
Description: On July 1, the Czech Republic has begun the annual chairmanship in the Vyshegrad Group (V4), which includes Hungary, Slovakia and Poland in addition to it. - Ukrinform.</text:p>
      <text:p text:style-name="P4">
Images: ['<text:a xlink:type="simple" xlink:href="https://static.ukrinform.com/photos/2021_07/thumb_files/630_360_1627639028-496.jpg" text:style-name="Internet_20_link" text:visited-style-name="Visited_20_Internet_20_Link">
630_360_16276...</text:a>
']</text:p>
      <text:p text:style-name="P4">
Tags: ['Чехія', 'Польща', 'Угорщина', 'Вишеградська четвірка', 'Словаччина']</text:p>
      <text:p text:style-name="P4">
Type: Article</text:p>
      <!--METADATA-->
      <text:p text:style-name="P4">
<draw:frame draw:style-name="fr1" draw:name="Image40" text:anchor-type="as-char" svg:width="6.9236in" svg:height="3.956343in" draw:z-index="0">
<draw:image xlink:href="../Images/yкринформ/2023-07-01T13-15-09-03-00/630_360_1627639028-496.jpg" xlink:type="simple" xlink:show="embed" xlink:actuate="onLoad" draw:mime-type="image/jpeg"/>
</draw:frame>
From July 1, the Republic has begun an annual presidency in the Visegrad Group(Sub)where it includes Hungary, Slovakia and Poland.</text:p>
      <text:p text:style-name="P4">
About it reports <text:a xlink:type="simple" xlink:href="http://ruski.radio.cz/cheshskaya-respublika-vstupila-na-post-predsedatelya-vyshegradskoy-chetverki-8787569" text:style-name="Internet_20_link" text:visited-style-name="Visited_20_Internet_20_Link">
Radio Prague International</text:a>
, reports Ukrinform.</text:p>
      <text:p text:style-name="P4">
During his presidency <text:a xlink:type="simple" xlink:href="https://www.ukrinform.ua/tag-cehia" text:style-name="Internet_20_link" text:visited-style-name="Visited_20_Internet_20_Link">
Czech Republic</text:a>
Plans to continue to strengthen the cooperation based on the principles of human rights, freedom of democracy, the Ministry of Foreign Affairs of the country.</text:p>
      <text:p text:style-name="P4">
The Czech presidency in V4 also emphasizes the importance of providing a clear, solid support for the independence, sovereignty and territorial conscience of Ukraine, which since February 2022 resists the Russian invasion.</text:p>
      <text:p text:style-name="P4">
Czech Prime Minister Petr Fial <text:a xlink:type="simple" xlink:href="https://www.ukrinform.ua/rubric-polytics/3728014-cehia-nazvala-prioriteti-golovuvanna-u-visegradskij-grupi-sered-nih-dopomoga-ukraini.html" text:style-name="Internet_20_link" text:visited-style-name="Visited_20_Internet_20_Link">
declared</text:a>
that is among the three priorities of Prague of Ukraine. The first priority will be educational, cultural cooperation between V4 V4, cooperation in the field of research, sports, security, in particular, in -performance of migration. The second priority will be innovativeness - all the projects of the development of development, in particular the development of transport and energy connections to the interior. "The third priority is to support the independence and territorial conscience of Ukraine, to assist refugees from Ukraine, as well as to rebuild Ukraine," he proclaimed during a joint press conference of the heads of Government of "Four" by Hurratislav.</text:p>
      <text:p text:style-name="P4">
However, according to the publication, the countries V4 are not unanimous in the issue of military aid. Hungary, unlike the three other states, is the opposition of weapons of Kiev. There are also differences in the approaches of individual countries in the pre -reform of the European Union migration rules. The Czech Republic supports the reform, Apolsha and Hungary strongly opposed.</text:p>
      <text:p text:style-name="P4">
<text:span text:style-name="T4">
 Read also: </text:span>
 <text:a xlink:type="simple" xlink:href="https://www.ukrinform.ua/rubric-polytics/3728014-cehia-nazvala-prioriteti-golovuvanna-u-visegradskij-grupi-sered-nih-dopomoga-ukraini.html" text:style-name="Internet_20_link" text:visited-style-name="Visited_20_Internet_20_Link">
Czech Republic named the presidency priorities in "<text:span text:style-name="T4">
 Visegrad </text:span>
 group", among them - assistance to Ukraine</text:a>
The Czech Republic perceives the V4 format as a platform for strengthening voluntary relations through dialogue and cooperation that will bring specific fruit for citizens.</text:p>
      <text:p text:style-name="P4">
News Source: <text:a xlink:type="simple" xlink:href="https://www.ukrinform.ua/rubric-world/3730159-cehia-prijnala-golovuvanna-u-visegradskij-grupi.html" text:style-name="Internet_20_link" text:visited-style-name="Visited_20_Internet_20_Link">
https://www.ukrinform.ua/rubric-world/3730159-cehia-prijnala-golovuvanna-u-visegradskij-grupi.html</text:a>
</text:p>
      <!--NEWS-->
      <text:h text:style-name="P10" text:outline-level="1">
<text:span text:style-name="T4">
The loss of Russians in war is at times greater than the defense forces - the President</text:span>
</text:h>
      <text:p text:style-name="P4">
Authors: Ukrinform (Person)</text:p>
      <text:p text:style-name="P4">
Publisher: Укринформ (Organization)</text:p>
      <text:p text:style-name="P4">
Published Time: 2023-07-01T13:17:00+03:00</text:p>
      <text:p text:style-name="P4">
Modified Time: 2023-07-01T13:17:00+03:00</text:p>
      <text:p text:style-name="P4">
Description: The losses of the Russian army in the war in Ukraine are several times higher than the defense forces. - Ukrinform.</text:p>
      <text:p text:style-name="P4">
Images: ['<text:a xlink:type="simple" xlink:href="https://static.ukrinform.com/photos/2023_06/thumb_files/630_360_1687943415-494.jpeg" text:style-name="Internet_20_link" text:visited-style-name="Visited_20_Internet_20_Link">
630_360_16879...</text:a>
']</text:p>
      <text:p text:style-name="P4">
Tags: ['ЗСУ', 'Російські військові', 'Зеленський', 'Війна з Росією', '#stoprussia']</text:p>
      <text:p text:style-name="P4">
Type: Article</text:p>
      <!--METADATA-->
      <text:p text:style-name="P4">
<draw:frame draw:style-name="fr1" draw:name="Image41" text:anchor-type="as-char" svg:width="6.9236in" svg:height="3.956343in" draw:z-index="0">
<draw:image xlink:href="../Images/yкринформ/2023-07-01T13-17-00-03-00/630_360_1687943415-494.jpeg" xlink:type="simple" xlink:show="embed" xlink:actuate="onLoad" draw:mime-type="image/jpeg"/>
</draw:frame>
The losses of the Russian army in the war in Ukraine are several times higher than the defense forces.  This was stated in <text:a xlink:type="simple" xlink:href="https://www.facebook.com/watch/" text:style-name="Internet_20_link" text:visited-style-name="Visited_20_Internet_20_Link">
interview</text:a>
 <text:a xlink:type="simple" xlink:href="https://www.facebook.com/zelenskiy.official/videos/281737751026205" text:style-name="Internet_20_link" text:visited-style-name="Visited_20_Internet_20_Link">
</text:a>
President Volodymyr Zelenskyy, President Vladimir Zelensky, reports to Spanish journalists.</text:p>
      <text:p text:style-name="P4">
"If we talk about the balance(losses - ed.)Between us and Russia, it is great - in the case. They have much more loss. I carry out the rate of the supreme chief team two to three times a week. Every time except for one or another year one of the most important(questions - ed.)- How many we were able to save and how many losses we have. These are both the dead and the wounded are all losses. ... And IABA weigh the loss of enemies and losses of Ukrainians, we see specific figures - and they are at times larger, " - said <text:a xlink:type="simple" xlink:href="https://www.ukrinform.ua/tag-zelenskij" text:style-name="Internet_20_link" text:visited-style-name="Visited_20_Internet_20_Link">
Zelensky</text:a>
.</text:p>
      <text:p text:style-name="P4">
At the same time, he noted that it is impossible to estimate the losses among civilians now, since about 30% of the territory of Ukraine is under temporary occupation.</text:p>
      <text:p text:style-name="P4">
"Still 26-30% of Ukraine in occupation. And so we do not know how much we died, we do not know whether information is true from those people who are in concentration camps in captivity ... because it is information through intermediaries or from social networks, Abuse of Russia, Intelligence. That is, it is fuzzy information. You don't know how many people have been in Mariupol ... We do not know how many people(Died -ed.)In the Donbass, where the towns are destroyed. Everywhere where Russia stands for the control of the territory that we do not know there with people, " - said the president.</text:p>
      <text:p text:style-name="P4">
<text:span text:style-name="T4">
 Read also: </text:span>
 <text:a xlink:type="simple" xlink:href="https://www.ukrinform.ua/rubric-ato/3729970-na-fronti-maemo-prosuvanna-vpered-na-vsih-napramkah-zelenskij.html" text:style-name="Internet_20_link" text:visited-style-name="Visited_20_Internet_20_Link">
on the front we have advancement forward in all directions -<text:span text:style-name="T4">
 Zelensky </text:span>
</text:a>
At the same time, he noted that still in the Kyiv region, in more than a year of post -occupation, in de -industrial cities in the basements find the bodies of tortured people, reveal mass burials of the killed. Therefore, to evaluate the loss of civilians infect.</text:p>
      <text:p text:style-name="P4">
As it was reported, the Defense Forces of Ukraine from February 24, 2022 to July 1, 2023 were eliminated about <text:a xlink:type="simple" xlink:href="https://www.ukrinform.ua/rubric-ato/3730052-sili-oboroni-znisili-vze-228-870-rosian.html" text:style-name="Internet_20_link" text:visited-style-name="Visited_20_Internet_20_Link">
228 thousand 870 Russian Zagobs</text:a>
.  Photo: Presidential Office</text:p>
      <text:p text:style-name="P4">
News Source: <text:a xlink:type="simple" xlink:href="https://www.ukrinform.ua/rubric-ato/3730160-vtrati-rosian-na-vijni-u-razi-bilsi-niz-u-sil-oboroni-prezident.html" text:style-name="Internet_20_link" text:visited-style-name="Visited_20_Internet_20_Link">
https://www.ukrinform.ua/rubric-ato/3730160-vtrati-rosian-na-vijni-u-razi-bilsi-niz-u-sil-oboroni-prezident.html</text:a>
</text:p>
      <!--NEWS-->
      <text:h text:style-name="P10" text:outline-level="1">
<text:span text:style-name="T4">
"Me wants to kill only Russia and Putin is the whole world": Zelensky says he used to constant danger</text:span>
</text:h>
      <text:p text:style-name="P4">
Authors: Ukrinform (Person)</text:p>
      <text:p text:style-name="P4">
Publisher: Укринформ (Organization)</text:p>
      <text:p text:style-name="P4">
Published Time: 2023-07-01T13:24:10+03:00</text:p>
      <text:p text:style-name="P4">
Modified Time: 2023-07-01T13:24:10+03:00</text:p>
      <text:p text:style-name="P4">
Description: President Volodymyr Zelenskyy is accustomed to constant risk to life, at the same time believes that the threat to Vladimir Putin's life is greater, because he "wants to kill the whole world." - Ukrinform.</text:p>
      <text:p text:style-name="P4">
Images: ['<text:a xlink:type="simple" xlink:href="https://static.ukrinform.com/photos/2023_06/thumb_files/630_360_1687808366-528.jpeg" text:style-name="Internet_20_link" text:visited-style-name="Visited_20_Internet_20_Link">
630_360_16878...</text:a>
']</text:p>
      <text:p text:style-name="P4">
Tags: ['Президент', 'Путін', 'Зеленський', 'Війна з Росією']</text:p>
      <text:p text:style-name="P4">
Type: Article</text:p>
      <!--METADATA-->
      <text:p text:style-name="P4">
<draw:frame draw:style-name="fr1" draw:name="Image42" text:anchor-type="as-char" svg:width="6.9236in" svg:height="3.956343in" draw:z-index="0">
<draw:image xlink:href="../Images/yкринформ/2023-07-01T13-24-10-03-00/630_360_1687808366-528.jpeg" xlink:type="simple" xlink:show="embed" xlink:actuate="onLoad" draw:mime-type="image/jpeg"/>
</draw:frame>
The Presidential Lordimir Zelensky is accustomed to a constant risk to life, at the same time considers that the life of Vladimir Putin is greater, because he "wants to kill the whole world."</text:p>
      <text:p text:style-name="P4">
He said this in [interview with Spanish journalists]](http://t.me/V_Zelenskiy_official/6795)Answering the question of how the person who is in danger in the world will be in the world, Ukrinform reports.</text:p>
      <text:p text:style-name="P4">
"I believe that in the greatest danger now people who are in the trenches. Since Riskyl life exist every second because it is constantly" arriving. "</text:p>
      <text:p text:style-name="P4">
He noted that he was already accustomed to constant danger. "This is part of my life. Many people who are near me are also in danger. It's a choice we made.</text:p>
      <text:p text:style-name="P4">
At the same time, he expressed the opinion that "Putin is still dangerous than him": "Because they want to kill me only in <text:a xlink:type="simple" xlink:href="https://www.ukrinform.ua/tag-rosia" text:style-name="Internet_20_link" text:visited-style-name="Visited_20_Internet_20_Link">
Russia</text:a>
, and he wants to kill the whole world. "</text:p>
      <text:p text:style-name="P4">
<text:span text:style-name="T4">
 Read also: </text:span>
 [loss of Russians in the war at times larger than the defense forces -(https://www.ukrinform.ua/rubric-ato/3730160-vtrati-rosian-na-vijni-u-razi-bilsi-niz-u-sil-oboroni-prezident.html)According to Ukrinform, according to GUR MOU, Russian President Vladimir Putinovvinvisovvisvisvisvisvisvisvisvisvisvisvisvisvisvisvisvisvisvisvisvisvisvisvisvisvisvisovvis at least three doubles.</text:p>
      <text:p text:style-name="P4">
News Source: <text:a xlink:type="simple" xlink:href="https://www.ukrinform.ua/rubric-polytics/3730162-mene-hoce-vbiti-lise-rosia-a-putina-ves-svit-zelenskij-kaze-so-zvik-do-postijnoi-nebezpeki.html" text:style-name="Internet_20_link" text:visited-style-name="Visited_20_Internet_20_Link">
https://www.ukrinform.ua/rubric-polytics/3730162-mene-hoce-vbiti-lise-rosia-a-putina-ves-svit-zelenskij-kaze-so-zvik-do-postijnoi-nebezpeki.html</text:a>
</text:p>
      <!--NEWS-->
      <text:h text:style-name="P10" text:outline-level="1">
<text:span text:style-name="T4">
Explosion reported in Melitopol</text:span>
</text:h>
      <text:p text:style-name="P4">
Authors: liveuamap (Language: en)</text:p>
      <text:p text:style-name="P4">
Time: 2023-07-01T13:27:00</text:p>
      <text:p text:style-name="P4">
Location: Melitopol (Latitude:46.87557 Longtitude:35.32843)</text:p>
      <text:p text:style-name="P4">
Videos: []</text:p>
      <text:p text:style-name="P4">
Images: []</text:p>
      <text:p text:style-name="P4">
Tags: ["Europe", "Central and Eastern Europe"]</text:p>
      <text:p text:style-name="P4">
Id: 22572943</text:p>
      <!--METADATA-->
      <text:p text:style-name="P4">
Explosion reported in Melitopol</text:p>
      <text:p text:style-name="P4">
News Collection Link: <text:a xlink:type="simple" xlink:href="https:\/\/liveuamap.com\/en\/2023\/1-july-explosion-reported-in-melitopol-" text:style-name="Internet_20_link" text:visited-style-name="Visited_20_Internet_20_Link">
https:\/\/liveuamap.com\/en\/2023\/1-july-explosion-reported-in-melitopol-</text:a>
</text:p>
      <text:p text:style-name="P4">
News Source: <text:a xlink:type="simple" xlink:href="https://t.me/lachentyt/31281" text:style-name="Internet_20_link" text:visited-style-name="Visited_20_Internet_20_Link">
https://t.me/lachentyt/31281</text:a>
</text:p>
      <!--NEWS-->
      <text:h text:style-name="P10" text:outline-level="1">
<text:span text:style-name="T4">
In Ukraine, because of bad weather, more than 20 settlements are de -energized</text:span>
</text:h>
      <text:p text:style-name="P4">
Authors: Ukrinform (Person)</text:p>
      <text:p text:style-name="P4">
Publisher: Укринформ (Organization)</text:p>
      <text:p text:style-name="P4">
Published Time: 2023-07-01T13:30:54+03:00</text:p>
      <text:p text:style-name="P4">
Modified Time: 2023-07-01T13:30:54+03:00</text:p>
      <text:p text:style-name="P4">
Description: In Ukraine, 22 settlements in five regions have been deactivated as a result of bad weather. - Ukrinform.</text:p>
      <text:p text:style-name="P4">
Images: ['<text:a xlink:type="simple" xlink:href="https://static.ukrinform.com/photos/2022_12/thumb_files/630_360_1671100905-599.jpg" text:style-name="Internet_20_link" text:visited-style-name="Visited_20_Internet_20_Link">
630_360_16711...</text:a>
']</text:p>
      <text:p text:style-name="P4">
Tags: ['Електроенергія', 'Негода']</text:p>
      <text:p text:style-name="P4">
Type: Article</text:p>
      <!--METADATA-->
      <text:p text:style-name="P4">
<draw:frame draw:style-name="fr1" draw:name="Image43" text:anchor-type="as-char" svg:width="6.9236in" svg:height="3.956343in" draw:z-index="0">
<draw:image xlink:href="../Images/yкринформ/2023-07-01T13-30-54-03-00/630_360_1671100905-599.jpg" xlink:type="simple" xlink:show="embed" xlink:actuate="onLoad" draw:mime-type="image/jpeg"/>
</draw:frame>
In Ukraine, 22 settlements in five regions have been deactivated.</text:p>
      <text:p text:style-name="P4">
About it reports <text:a xlink:type="simple" xlink:href="http://mev.gov.ua/novyna/sytuatsiya-v-enerhosystemi-na-1-lypnya-z-remontu-vyyshov-cherhovyy-obyekt-teplovoyi" text:style-name="Internet_20_link" text:visited-style-name="Visited_20_Internet_20_Link">
Ministry of Energy</text:a>
, reports Ukrinform.</text:p>
      <text:p text:style-name="P4">
"Due to bad weather and caused by technological violations without light, consumers remain in Dnipropetrovsk, Donetsk, Kyiv, Sumy, Chernihiv region. In total, 22 settlements have been deactivated," the statement reads.</text:p>
      <text:p text:style-name="P4">
<text:span text:style-name="T4">
 Read also: </text:span>
 <text:a xlink:type="simple" xlink:href="https://www.ukrinform.ua/rubric-economy/3729738-v-ukraini-pisla-remontu-zapustili-gidroagregat-na-300-mvt.html" text:style-name="Internet_20_link" text:visited-style-name="Visited_20_Internet_20_Link">
in Ukraine after repair launched a hydraulic unit of 300 MW</text:a>
In addition, according to the Ministry of Energy, part of the consumers in Donetsk, Zaporizhzhya, Kherson regions has been disconnected as a result of shelling. After previous -hostages, consumers in Kharkiv, Sumy, Chernihiv regions remain without light.</text:p>
      <text:p text:style-name="P4">
Repair brigades of energy work where the security situation allows.</text:p>
      <text:p text:style-name="P4">
Meanwhile in <text:a xlink:type="simple" xlink:href="https://www.ukrinform.ua/tag-herson" text:style-name="Internet_20_link" text:visited-style-name="Visited_20_Internet_20_Link">
Kherson</text:a>
another 307 consumers were healed, who were disconnected after flooding as a result of the Kakhovskaya hydroelectric power station. At this time, 13 thousand consumers remain without electricity. Energy are working to restore power supply.</text:p>
      <text:p text:style-name="P4">
*!(https://www.ukrinform.ua/rubric-vidbudova/3728916-na-harkivsini-vidnovili-elektropostacanna-v-seli-verhnij-saltiv.html)As reported by Ukrinform, on the night of June 6, the Russian army undermined the Greblyukakhov Hydroelectric Power Plant, causing the flooding of part of the Kherson and Mykolaiv region and at the same time - a critical grinding of the Kakhovka reservoir.</text:p>
      <text:p text:style-name="P4">
News Source: <text:a xlink:type="simple" xlink:href="https://www.ukrinform.ua/rubric-regions/3730164-v-ukraini-cerez-negodu-znestrumleni-ponad-20-naselenih-punktiv.html" text:style-name="Internet_20_link" text:visited-style-name="Visited_20_Internet_20_Link">
https://www.ukrinform.ua/rubric-regions/3730164-v-ukraini-cerez-negodu-znestrumleni-ponad-20-naselenih-punktiv.html</text:a>
</text:p>
      <!--NEWS-->
      <text:h text:style-name="P10" text:outline-level="1">
<text:span text:style-name="T4">
The number of victims of Kherson's shelling increased to three</text:span>
</text:h>
      <text:p text:style-name="P4">
Authors: Ukrinform (Person)</text:p>
      <text:p text:style-name="P4">
Publisher: Укринформ (Organization)</text:p>
      <text:p text:style-name="P4">
Published Time: 2023-07-01T13:34:00+03:00</text:p>
      <text:p text:style-name="P4">
Modified Time: 2023-07-01T13:34:00+03:00</text:p>
      <text:p text:style-name="P4">
Description: The number of victims of Kherson's shelling increased to three - except for two children a woman was injured. - Ukrinform.</text:p>
      <text:p text:style-name="P4">
Images: ['<text:a xlink:type="simple" xlink:href="https://static.ukrinform.com/photos/2023_07/thumb_files/630_360_1688207532-895.jpg" text:style-name="Internet_20_link" text:visited-style-name="Visited_20_Internet_20_Link">
630_360_16882...</text:a>
']</text:p>
      <text:p text:style-name="P4">
Tags: ['Херсон', 'Обстріл', 'Поранені']</text:p>
      <text:p text:style-name="P4">
Type: Article</text:p>
      <!--METADATA-->
      <text:p text:style-name="P4">
<draw:frame draw:style-name="fr1" draw:name="Image44" text:anchor-type="as-char" svg:width="6.9236in" svg:height="3.956343in" draw:z-index="0">
<draw:image xlink:href="../Images/yкринформ/2023-07-01T13-34-00-03-00/630_360_1688207532-895.jpg" xlink:type="simple" xlink:show="embed" xlink:actuate="onLoad" draw:mime-type="image/jpeg"/>
</draw:frame>
The number of surveys as a result of Kherson's shelling increased to three - except for two children a woman was wounded.</text:p>
      <text:p text:style-name="P4">
About it reports in <text:a xlink:type="simple" xlink:href="http://t.me/pgo_gov_ua/13999" text:style-name="Internet_20_link" text:visited-style-name="Visited_20_Internet_20_Link">
telegram</text:a>
Office Prosecutor, Ukrinform reports.</text:p>
      <text:p text:style-name="P4">
"A woman and two children were injured in the apartment building. The girl and the boy were hospitalized," the message reads.</text:p>
      <text:p text:style-name="P4">
With the procedural leadership of the Kherson Regional Prosecutor's Office, a case investigation into the violation of the laws and customs of war began(Part 1 of Article 438 of the Criminal Code of Ukraine). Проводяться першочергові заходи для фіксування злочину,скоєного армією держави-агресора.</text:p>
      <text:p text:style-name="P4">
<text:span text:style-name="T4">
Читайте також:</text:span>
 <text:a xlink:type="simple" xlink:href="https://www.ukrinform.ua/rubric-ato/3730006-zagarbniki-obstrilali-mikolaivku-na-doneccini-e-zagiblij-ta-poranena.html" text:style-name="Internet_20_link" text:visited-style-name="Visited_20_Internet_20_Link">
 Загарбники <text:span text:style-name="T4">
обстріля</text:span>
 ли Миколаївку на Донеччині, єзагиблий та поранена </text:a>
As reported by Ukrinform, the army of the Russian Federation fired at a residential area <text:a xlink:type="simple" xlink:href="https://www.ukrinform.ua/tag-herson" text:style-name="Internet_20_link" text:visited-style-name="Visited_20_Internet_20_Link">
Kherson</text:a>
, a 9-year-old girl and a 15-year-old boy were injured.</text:p>
      <text:p text:style-name="P4">
News Source: <text:a xlink:type="simple" xlink:href="https://www.ukrinform.ua/rubric-regions/3730167-kilkist-postrazdalih-unaslidok-obstrilu-hersona-zrosla-do-troh.html" text:style-name="Internet_20_link" text:visited-style-name="Visited_20_Internet_20_Link">
https://www.ukrinform.ua/rubric-regions/3730167-kilkist-postrazdalih-unaslidok-obstrilu-hersona-zrosla-do-troh.html</text:a>
</text:p>
      <!--NEWS-->
      <text:h text:style-name="P10" text:outline-level="1">
<text:span text:style-name="T4">
Lyudmila Luzan and Kirill Bogukh are the best athletes of June in Ukraine</text:span>
</text:h>
      <text:p text:style-name="P4">
Authors: Ukrinform (Person)</text:p>
      <text:p text:style-name="P4">
Publisher: Укринформ (Organization)</text:p>
      <text:p text:style-name="P4">
Published Time: 2023-07-01T13:36:39+03:00</text:p>
      <text:p text:style-name="P4">
Modified Time: 2023-07-01T13:36:39+03:00</text:p>
      <text:p text:style-name="P4">
Description: The meeting of the expert commission of the NOC of Ukraine was held, which identified the best athletes of June-2023. - Ukrinform.</text:p>
      <text:p text:style-name="P4">
Images: ['<text:a xlink:type="simple" xlink:href="https://static.ukrinform.com/photos/2023_07/thumb_files/630_360_1688207305-833.jpg" text:style-name="Internet_20_link" text:visited-style-name="Visited_20_Internet_20_Link">
630_360_16882...</text:a>
']</text:p>
      <text:p text:style-name="P4">
Tags: ['Спорт', 'Стрибки у воду', 'Веслування на байдарках і каное', 'НОК України']</text:p>
      <text:p text:style-name="P4">
Type: Article</text:p>
      <!--METADATA-->
      <text:p text:style-name="P4">
<draw:frame draw:style-name="fr1" draw:name="Image46" text:anchor-type="as-char" svg:width="6.9236in" svg:height="3.956343in" draw:z-index="0">
<draw:image xlink:href="../Images/yкринформ/2023-07-01T13-36-39-03-00/630_360_1688207305-833.jpg" xlink:type="simple" xlink:show="embed" xlink:actuate="onLoad" draw:mime-type="image/jpeg"/>
</draw:frame>
There was an expert commission of the NOC of Ukraine, which identified the best athletes June 2023.</text:p>
      <text:p text:style-name="P4">
The best athlete <text:a xlink:type="simple" xlink:href="https://noc-ukr.org/news/23844/" text:style-name="Internet_20_link" text:visited-style-name="Visited_20_Internet_20_Link">
selected</text:a>
Lyudmulusian is a two -time champion and silver medalist of the III European Games of Kayak and Canoe(canoe two 500 m; canoe single 500 m and200 m), reports Ukrinform.</text:p>
      <text:p text:style-name="P4">
The best trainer was recognized as personal coach Lyudmila Nicholas Matsapur</text:p>
      <text:p text:style-name="P4">
The best young athlete was Cyril Bogukh. He is a two -time champion of the III -European Games on Jumping in Water(Synchronous jumps from a tower 10 m synchronous jumps of mixed pairs with a tower 10 m).</text:p>
      <text:p text:style-name="P4">
<text:span text:style-name="T4">
Читайте також:</text:span>
 <text:a xlink:type="simple" xlink:href="https://www.ukrinform.ua/rubric-sports/3726854-luzan-zdobula-sriblo-u-vesluvanni-na-kanoeodinocci-na-evropejskih-igrah.html" text:style-name="Internet_20_link" text:visited-style-name="Visited_20_Internet_20_Link">
 <text:span text:style-name="T4">
Лузан</text:span>
 здобула «срібло» у веслуванні на каное-одиночціна Європейських іграх </text:a>
The mentor of Cyril Ilya Celyutin won the nomination "The best coach of the June 2023 Young Sportsman.</text:p>
      <text:p text:style-name="P4">
Photo: facebook.com/olympicua.</text:p>
      <text:p text:style-name="P4">
News Source: <text:a xlink:type="simple" xlink:href="https://www.ukrinform.ua/rubric-sports/3730169-ludmila-luzan-i-kirill-boluh-najkrasi-sportsmeni-cervna-v-ukraini.html" text:style-name="Internet_20_link" text:visited-style-name="Visited_20_Internet_20_Link">
https://www.ukrinform.ua/rubric-sports/3730169-ludmila-luzan-i-kirill-boluh-najkrasi-sportsmeni-cervna-v-ukraini.html</text:a>
</text:p>
      <!--NEWS-->
      <text:h text:style-name="P10" text:outline-level="1">
<text:span text:style-name="T4">
Alexei court will be elected a measure of deputy Alekseev on Monday</text:span>
</text:h>
      <text:p text:style-name="P4">
Authors: Ukrinform (Person)</text:p>
      <text:p text:style-name="P4">
Publisher: Укринформ (Organization)</text:p>
      <text:p text:style-name="P4">
Published Time: 2023-07-01T13:47:00+03:00</text:p>
      <text:p text:style-name="P4">
Modified Time: 2023-07-01T13:47:00+03:00</text:p>
      <text:p text:style-name="P4">
Description: The meeting on the election of a preventive measure of the People's Deputy Sergey Alekseev will be held in the Lychakiv District Court of Lviv on Monday, July 3. - Ukrinform.</text:p>
      <text:p text:style-name="P4">
Images: ['<text:a xlink:type="simple" xlink:href="https://static.ukrinform.com/photos/2023_07/thumb_files/630_360_1688208128-174.jpg" text:style-name="Internet_20_link" text:visited-style-name="Visited_20_Internet_20_Link">
630_360_16882...</text:a>
']</text:p>
      <text:p text:style-name="P4">
Tags: ['Депутат', 'Підозра', 'Шахрайство', 'Суд']</text:p>
      <text:p text:style-name="P4">
Type: Article</text:p>
      <!--METADATA-->
      <text:p text:style-name="P4">
<draw:frame draw:style-name="fr1" draw:name="Image47" text:anchor-type="as-char" svg:width="6.9236in" svg:height="3.956343in" draw:z-index="0">
<draw:image xlink:href="../Images/yкринформ/2023-07-01T13-47-00-03-00/630_360_1688208128-174.jpg" xlink:type="simple" xlink:show="embed" xlink:actuate="onLoad" draw:mime-type="image/jpeg"/>
</draw:frame>
The meeting of the election of a preventive event to the People's Deputy Sergey Alekseev will be held by the Ulychakiv District Court of Lviv on Monday, July 3.</text:p>
      <text:p text:style-name="P4">
About it reports <text:a xlink:type="simple" xlink:href="https://lk.lv.court.gov.ua/sud1312/pres-centr/news/1445037/" text:style-name="Internet_20_link" text:visited-style-name="Visited_20_Internet_20_Link">
court press service</text:a>
, reports Ukrinform.</text:p>
      <text:p text:style-name="P4">
"In connection with the failure to appear in the court hearing of the suspect, the investigating judge withdrew a review of the petition on July 3, 2023, at 11 hours 00 min," the statement reads.</text:p>
      <text:p text:style-name="P4">
On Friday, June 30, to the Lychakiv District Court of Lviv Nadvlovlovka on the election of a preventive measure of a deputy, which is subordinated in <text:a xlink:type="simple" xlink:href="https://www.ukrinform.ua/tag-sahrajstvo" text:style-name="Internet_20_link" text:visited-style-name="Visited_20_Internet_20_Link">
fraud</text:a>
.Conticing the petition was scheduled for 10 hours. 00 min. 1st of July.</text:p>
      <text:p text:style-name="P4">
As reported <text:a xlink:type="simple" xlink:href="https://www.ukrinform.ua/rubric-polytics/3729600-obman-ta-zavolodinna-grosima-narodnomu-deputatu-ogolosili-pidozru-u-sahrajstvi.html" text:style-name="Internet_20_link" text:visited-style-name="Visited_20_Internet_20_Link">
Ukrinform</text:a>
, On June 30, the Office of the Prosecutor General announced that the People's Deputy of Ukraine, the chairman of the subcommittee in the Verkhovna Rada Committee of Law Enforcement Activities declared suspicion of fraud(Part 4 of Art. 190 Criminal Code of Ukraine). За місцем його проживання відбувалисяневідкладні слідчі дії.</text:p>
      <text:p text:style-name="P4">
За даними слідства, народний депутат шляхом обману заволодів коштамигромадянина Німеччини у розмірі 50 тисяч доларів.</text:p>
      <text:p text:style-name="P4">
<text:span text:style-name="T4">
Читайте також:</text:span>
 <text:a xlink:type="simple" xlink:href="https://www.ukrinform.ua/rubric-polytics/3729823-alekseev-maskuvavsa-i-boavsa-prosluhovuvanna-prokuror-rozpoviv-ak-zbirali-dokazi-proti-deputata.html" text:style-name="Internet_20_link" text:visited-style-name="Visited_20_Internet_20_Link">
 <text:span text:style-name="T4">
Алєксєєв</text:span>
 маскувався і боявся прослуховування -прокурор розповів, як збирали докази проти депутата</text:a>
According to the SBU, the MP for $ 50,000 promised a foreigner to avoid extradition. For this purpose, the parliamentarian "guaranteed" to use his own ties in court to cancel the decision of the State Migration Service to refuse to grant a foreigner to refugee status.</text:p>
      <text:p text:style-name="P4">
The State Bureau of Investigation is conducted by the pre -trial investigation.</text:p>
      <text:p text:style-name="P4">
<text:a xlink:type="simple" xlink:href="https://www.ukrinform.ua/rubric-polytics/3729636-u-evrosolidarnosti-prokomentuvali-nicni-obsuki-u-deputata-alekseeva.html" text:style-name="Internet_20_link" text:visited-style-name="Visited_20_Internet_20_Link">
The European Solidarity Party has stated</text:a>
that searches at the People's Deputation of Sergei Alekseev is "a continuation of provocations and pressure" on its representatives.</text:p>
      <text:p text:style-name="P4">
News Source: <text:a xlink:type="simple" xlink:href="https://www.ukrinform.ua/rubric-polytics/3730173-zapobiznij-zahid-deputatu-alekseevu-sud-obiratime-u-ponedilok.html" text:style-name="Internet_20_link" text:visited-style-name="Visited_20_Internet_20_Link">
https://www.ukrinform.ua/rubric-polytics/3730173-zapobiznij-zahid-deputatu-alekseevu-sud-obiratime-u-ponedilok.html</text:a>
</text:p>
      <!--NEWS-->
      <text:h text:style-name="P10" text:outline-level="1">
<text:span text:style-name="T4">
Ukrainian Khizhnyak won the gold of European games in Krakow</text:span>
</text:h>
      <text:p text:style-name="P4">
Authors: Ukrinform (Person)</text:p>
      <text:p text:style-name="P4">
Publisher: Укринформ (Organization)</text:p>
      <text:p text:style-name="P4">
Published Time: 2023-07-01T13:53:35+03:00</text:p>
      <text:p text:style-name="P4">
Modified Time: 2023-07-01T21:53:35+03:00</text:p>
      <text:p text:style-name="P4">
Description: Ukrainian boxer Oleksandr Khizhniak won gold in the finals of European Games in Krakow. - Ukrinform.</text:p>
      <text:p text:style-name="P4">
Images: ['<text:a xlink:type="simple" xlink:href="https://static.ukrinform.com/photos/2023_07/thumb_files/630_360_1688237532-930.jpeg" text:style-name="Internet_20_link" text:visited-style-name="Visited_20_Internet_20_Link">
630_360_16882...</text:a>
']</text:p>
      <text:p text:style-name="P4">
Tags: ['Бокс', 'Олександр Хижняк', 'Європейські ігри']</text:p>
      <text:p text:style-name="P4">
Type: Article</text:p>
      <!--METADATA-->
      <text:p text:style-name="P4">
<draw:frame draw:style-name="fr1" draw:name="Image48" text:anchor-type="as-char" svg:width="6.9236in" svg:height="3.956343in" draw:z-index="0">
<draw:image xlink:href="../Images/yкринформ/2023-07-01T13-53-35-03-00/630_360_1688237532-930.jpeg" xlink:type="simple" xlink:show="embed" xlink:actuate="onLoad" draw:mime-type="image/jpeg"/>
</draw:frame>
Ukrainian boxer Oleksandr Khizhniak won gold in the finals of European Igor Krakow.</text:p>
      <text:p text:style-name="P4">
Khizhnyak won Gabriel Veochich from Croatia ahead of schedule, Ukrinform reports.</text:p>
      <text:p text:style-name="P4">
Referee stopped the fight in the 2nd round.</text:p>
      <text:p text:style-name="P4">
The Ukrainian performs in the weight category up to 80 kg.</text:p>
      <text:p text:style-name="P4">
In the 1/2 finals, Alexander defeated the representative of Italy Salvator Kaftyaro.</text:p>
      <text:p text:style-name="P4">
For Ukraine it is the 20th "gold" of European Games.</text:p>
      <text:p text:style-name="P4">
<text:span text:style-name="T4">
 Read also: </text:span>
 [Ukraine national team holds the third position in the European Games team.(https://www.ukrinform.ua/rubric-sports/3730001-zbirna-ukraini-utrimue-tretu-poziciu-u-komandnomu-zaliku-iii-evropejskih-igor.html)As it was reported, Khizhnyak has already won the Olympic license for the 2024 games.</text:p>
      <text:p text:style-name="P4">
Photo: Getty Images</text:p>
      <text:p text:style-name="P4">
News Source: <text:a xlink:type="simple" xlink:href="https://www.ukrinform.ua/rubric-sports/3730332-ukrainec-hiznak-zdobuv-zoloto-evropejskih-igor-u-krakovi.html" text:style-name="Internet_20_link" text:visited-style-name="Visited_20_Internet_20_Link">
https://www.ukrinform.ua/rubric-sports/3730332-ukrainec-hiznak-zdobuv-zoloto-evropejskih-igor-u-krakovi.html</text:a>
</text:p>
      <!--NEWS-->
      <text:h text:style-name="P10" text:outline-level="1">
<text:span text:style-name="T4">
Zelensky: The losses of "Wagner" in eastern Ukraine - about 100 thousand killed and wounded</text:span>
</text:h>
      <text:p text:style-name="P4">
Authors: Ukrinform (Person)</text:p>
      <text:p text:style-name="P4">
Publisher: Укринформ (Organization)</text:p>
      <text:p text:style-name="P4">
Published Time: 2023-07-01T13:57:30+03:00</text:p>
      <text:p text:style-name="P4">
Modified Time: 2023-07-01T13:57:30+03:00</text:p>
      <text:p text:style-name="P4">
Description: The forces of Ukraine's defense in the east destroyed 21 thousand mercenaries of Wagner PEC, and another 80,000 "Wagner" were injured. - Ukrinform.</text:p>
      <text:p text:style-name="P4">
Images: ['<text:a xlink:type="simple" xlink:href="https://static.ukrinform.com/photos/2023_06/thumb_files/630_360_1687808366-528.jpeg" text:style-name="Internet_20_link" text:visited-style-name="Visited_20_Internet_20_Link">
630_360_16878...</text:a>
']</text:p>
      <text:p text:style-name="P4">
Tags: ['Російські військові', 'ПВК "Вагнера"', 'Зеленський', 'Схід України', 'Війна з Росією', '#stoprussia']</text:p>
      <text:p text:style-name="P4">
Type: Article</text:p>
      <!--METADATA-->
      <text:p text:style-name="P4">
<draw:frame draw:style-name="fr1" draw:name="Image49" text:anchor-type="as-char" svg:width="6.9236in" svg:height="3.956343in" draw:z-index="0">
<draw:image xlink:href="../Images/yкринформ/2023-07-01T13-57-30-03-00/630_360_1687808366-528.jpeg" xlink:type="simple" xlink:show="embed" xlink:actuate="onLoad" draw:mime-type="image/jpeg"/>
</draw:frame>
Ukraine's Silas of Ukraine in the east destroyed 21 thousand mercenaries of Wagner PEC, and another 80,000 "Wagner" were injured.</text:p>
      <text:p text:style-name="P4">
This was said in <text:a xlink:type="simple" xlink:href="https://www.facebook.com/watch/" text:style-name="Internet_20_link" text:visited-style-name="Visited_20_Internet_20_Link">
interview</text:a>
Spanish journalist president Volodymyr Zelenskyy, Ukrinform correspondent reports.</text:p>
      <text:p text:style-name="P4">
"Only in eastern Ukraine our troops destroyed 21 thousand(Russian mercenaries- ed.)And 80,000 were injured. That is, about 100 thousand "Wagnerists" our troops in the east were killed or injured. These were enormous losses for the "Wagnerians" ... So when someone says "Bakhmut" ... Now everyone sees: they had a real fist of "Wagner" in eastern Ukraine, " - said <text:a xlink:type="simple" xlink:href="https://www.ukrinform.ua/tag-zelenskij" text:style-name="Internet_20_link" text:visited-style-name="Visited_20_Internet_20_Link">
Zelensky</text:a>
.</text:p>
      <text:p text:style-name="P4">
He stressed that it was the most motivated composition of the Russian army, about those who want to survive.</text:p>
      <text:p text:style-name="P4">
According to the President, this information should also be considered in the context of Ukrainian counter -offensive.</text:p>
      <text:p text:style-name="P4">
"To kill such a powerful power and so many mercenaries in the East is also a contrast. It is a serious bridgehead so that our troops can then be able to move forward. - We started earlier, we did a lot, "Zelensky said.</text:p>
      <text:p text:style-name="P4">
<text:span text:style-name="T4">
 Read also: </text:span>
 [loss of Russians in the war at times larger than the defense forces -(https://www.ukrinform.ua/rubric-ato/3730160-vtrati-rosian-na-vijni-u-razi-bilsi-niz-u-sil-oboroni-prezident.html)At the same time, he emphasized that the so -called Wagner group, the soldier in the east of Ukraine did not return to their after unsuccessful attacks, explained by the fact that, having been captured by Ukraine, they had the chances of surviving.</text:p>
      <text:p text:style-name="P4">
"They walked the first group forward and knew that they couldn't stop. We saw this phenomenon, intelligence showed videos from drones. Even when they had a line forward and we attacked them, most of them died. continued to go forward. Why? Because if they were gleeing to us, they knew they could be captured, they could be wounded. But if they remain captured, they have a chance to survive. The chances of turning back without fulfilling the task They were put, such a chance in them. When returning back, to their forces, the Wagner military was killed. Therefore, they said they are very powerful. It is such a living fence, all other mobilized forces of Russia are unmotivated, they are weaker. , - Zelensky said.<text:span text:style-name="T4">
 Read also: </text:span>
 <text:a xlink:type="simple" xlink:href="https://www.ukrinform.ua/rubric-ato/3730156-budanov-rozpoviv-ak-zvilnali-zmiinij.html" text:style-name="Internet_20_link" text:visited-style-name="Visited_20_Internet_20_Link">
Budanov told how they released <text:span text:style-name="T4">
 snake </text:span>
</text:a>
"They could not refuse when they were taken away from prison.</text:p>
      <text:p text:style-name="P4">
According to him, the Wagner NSC consists of two directions - professional and mobilized, which were used as cannon meat.</text:p>
      <text:p text:style-name="P4">
As it was reported, the US Department of Defense has information that the partials of the Russian PEC "Wagner" is continued on the occupied Russian territory of Ukraine.</text:p>
      <text:p text:style-name="P4">
News Source: <text:a xlink:type="simple" xlink:href="https://www.ukrinform.ua/rubric-ato/3730175-zelenskij-vtrati-vagnerivciv-na-shodi-ukraini-blizko-100-tisac-ubitimi-i-poranenimi.html" text:style-name="Internet_20_link" text:visited-style-name="Visited_20_Internet_20_Link">
https://www.ukrinform.ua/rubric-ato/3730175-zelenskij-vtrati-vagnerivciv-na-shodi-ukraini-blizko-100-tisac-ubitimi-i-poranenimi.html</text:a>
</text:p>
      <!--NEWS-->
      <text:h text:style-name="P10" text:outline-level="1">
<text:span text:style-name="T4">
The number of detainees on protests in France exceeded 1.3 thousand</text:span>
</text:h>
      <text:p text:style-name="P4">
Authors: Ukrinform (Person)</text:p>
      <text:p text:style-name="P4">
Publisher: Укринформ (Organization)</text:p>
      <text:p text:style-name="P4">
Published Time: 2023-07-01T14:06:00+03:00</text:p>
      <text:p text:style-name="P4">
Modified Time: 2023-07-01T14:06:00+03:00</text:p>
      <text:p text:style-name="P4">
Description: In France, more than 1300 people were detained after the fourth night of mass riots. - Ukrinform.</text:p>
      <text:p text:style-name="P4">
Images: ['<text:a xlink:type="simple" xlink:href="https://static.ukrinform.com/photos/2015_11/thumb_files/630_360_1447823960-1507-frantsiya-politsiya-foto-sotnicnet.jpg" text:style-name="Internet_20_link" text:visited-style-name="Visited_20_Internet_20_Link">
630_360_14478...</text:a>
']</text:p>
      <text:p text:style-name="P4">
Tags: ['Франція', 'Протест', 'Затримання']</text:p>
      <text:p text:style-name="P4">
Type: Article</text:p>
      <!--METADATA-->
      <text:p text:style-name="P4">
<draw:frame draw:style-name="fr1" draw:name="Image50" text:anchor-type="as-char" svg:width="6.9236in" svg:height="3.956343in" draw:z-index="0">
<draw:image xlink:href="../Images/yкринформ/2023-07-01T14-06-00-03-00/630_360_1447823960-1507-frantsiya-politsiya-foto-sotnicnet.jpg" xlink:type="simple" xlink:show="embed" xlink:actuate="onLoad" draw:mime-type="image/jpeg"/>
</draw:frame>
In France, more than 1,300 people were detained after the fourth night of massive treadmills.</text:p>
      <text:p text:style-name="P4">
About it reports <text:a xlink:type="simple" xlink:href="https://edition.cnn.com/2023/07/01/world/france-protests-arrests-hundreds-intl-hnk/index.html" text:style-name="Internet_20_link" text:visited-style-name="Visited_20_Internet_20_Link">
CNN</text:a>
, reports Ukrinform.</text:p>
      <text:p text:style-name="P4">
According to the Ministry of Internal Affairs <text:a xlink:type="simple" xlink:href="https://www.ukrinform.ua/tag-francia" text:style-name="Internet_20_link" text:visited-style-name="Visited_20_Internet_20_Link">
France</text:a>
, on Saturday, 1311 people were detained after the fourth night of violence.</text:p>
      <text:p text:style-name="P4">
Previously, information about 994 detained was published. Also in the country there are 2560 fires on public roads, burned down 1350 car cars, recorded 234 cases of damage or fire in buildings.</text:p>
      <text:p text:style-name="P4">
<text:span text:style-name="T4">
 Read also: </text:span>
 <text:a xlink:type="simple" xlink:href="https://www.ukrinform.ua/rubric-world/3729937-u-francii-prizupinaut-ruh-avtobusiv-i-tramvaiv-cerez-masovi-zavorusenna.html" text:style-name="Internet_20_link" text:visited-style-name="Visited_20_Internet_20_Link">
in <text:span text:style-name="T4">
 France </text:span>
 suspend the movement of buses and trams through mass riots</text:a>
As reported <text:a xlink:type="simple" xlink:href="https://www.ukrinform.ua/rubric-world/3729207-na-protestah-u-francii-pisla-zagibeli-pidlitka-majze-150-zaarestovanih.html" text:style-name="Internet_20_link" text:visited-style-name="Visited_20_Internet_20_Link">
Ukrinform</text:a>
protests and riots in France emerged on June 27 after the police rested a 17-year-old boy who did not stop at the order of a police officer.</text:p>
      <text:p text:style-name="P4">
News Source: <text:a xlink:type="simple" xlink:href="https://www.ukrinform.ua/rubric-world/3730178-kilkist-zatrimanih-na-protestah-u-francii-perevisila-13-tisaci.html" text:style-name="Internet_20_link" text:visited-style-name="Visited_20_Internet_20_Link">
https://www.ukrinform.ua/rubric-world/3730178-kilkist-zatrimanih-na-protestah-u-francii-perevisila-13-tisaci.html</text:a>
</text:p>
      <!--NEWS-->
      <text:h text:style-name="P10" text:outline-level="1">
<text:span text:style-name="T4">
Obolon in sparring won the players of Dinaza</text:span>
</text:h>
      <text:p text:style-name="P4">
Authors: Ukrinform (Person)</text:p>
      <text:p text:style-name="P4">
Publisher: Укринформ (Organization)</text:p>
      <text:p text:style-name="P4">
Published Time: 2023-07-01T14:07:00+03:00</text:p>
      <text:p text:style-name="P4">
Modified Time: 2023-07-01T14:07:00+03:00</text:p>
      <text:p text:style-name="P4">
Description: On Saturday, the players of Obolon, who prepare for the season in the premiere, held their second control match. - Ukrinform.</text:p>
      <text:p text:style-name="P4">
Images: ['<text:a xlink:type="simple" xlink:href="https://static.ukrinform.com/photos/2023_07/thumb_files/630_360_1688208490-886.jpg" text:style-name="Internet_20_link" text:visited-style-name="Visited_20_Internet_20_Link">
630_360_16882...</text:a>
']</text:p>
      <text:p text:style-name="P4">
Tags: ['Футбол', "Прем'єр-ліга", 'перша ліга', 'Київ']</text:p>
      <text:p text:style-name="P4">
Type: Article</text:p>
      <!--METADATA-->
      <text:p text:style-name="P4">
<draw:frame draw:style-name="fr1" draw:name="Image51" text:anchor-type="as-char" svg:width="6.9236in" svg:height="3.956343in" draw:z-index="0">
<draw:image xlink:href="../Images/yкринформ/2023-07-01T14-07-00-03-00/630_360_1688208490-886.jpg" xlink:type="simple" xlink:show="embed" xlink:actuate="onLoad" draw:mime-type="image/jpeg"/>
</draw:frame>
On Subotufutball, Obolon Kiev, who prepare for the season in the premiere league, has a second control match.</text:p>
      <text:p text:style-name="P4">
The Metropolitan Team beat the First College of Dinaz from Vyshgorod - 2: 0, reports.</text:p>
      <text:p text:style-name="P4">
Goals: Maxim Yermolenko(15th minute)and Igor Krasnopir(63).</text:p>
      <text:p text:style-name="P4">
<text:span text:style-name="T4">
Читайте також:</text:span>
 <text:a xlink:type="simple" xlink:href="https://www.ukrinform.ua/rubric-sports/3728744-za-stolicnij-fk-obolon-gratime-zahisnik-artem-vovkun-dzerelo.html" text:style-name="Internet_20_link" text:visited-style-name="Visited_20_Internet_20_Link">
 За столичний ФК « <text:span text:style-name="T4">
Оболонь</text:span>
 » гратиме захисник АртемВовкун - джерело </text:a>
The first control game of Kiev also with a score of 2-0 won the club of the first league "Victoria"(Mykolaivka).</text:p>
      <text:p text:style-name="P4">
Фото: fc.obolon.ua.</text:p>
      <text:p text:style-name="P4">
News Source: <text:a xlink:type="simple" xlink:href="https://www.ukrinform.ua/rubric-sports/3730179-obolon-u-sparingu-peremogla-futbolistiv-dinaza.html" text:style-name="Internet_20_link" text:visited-style-name="Visited_20_Internet_20_Link">
https://www.ukrinform.ua/rubric-sports/3730179-obolon-u-sparingu-peremogla-futbolistiv-dinaza.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7-01T14:12:00+03:00</text:p>
      <text:p text:style-name="P4">
Modified Time: 2023-07-01T14:12: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52" text:anchor-type="as-char" svg:width="6.9236in" svg:height="3.956343in" draw:z-index="0">
<draw:image xlink:href="../Images/yкринформ/2023-07-01T14-12-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53" text:anchor-type="as-char" svg:width="6.9236in" svg:height="6.9236in" draw:z-index="0">
<draw:image xlink:href="../Images/yкринформ/2023-07-01T14-12-00-03-00/1659527406-459.jpg" xlink:type="simple" xlink:show="embed" xlink:actuate="onLoad" draw:mime-type="image/jpeg"/>
</draw:frame>
On March 12, 2022, 4-year-old Anastasia Tolstokorov disappeared after the explosion of the Uchin in Mariupol. Where it is now is unknown.</text:p>
      <text:p text:style-name="P4">
Signs of the baby: looks 4-5 years, lean, blond hair, blue.</text:p>
      <text:p text:style-name="P4">
<text:span text:style-name="T4">
 rose Kaminskaya, 2 years </text:span>
</text:p>
      <text:p text:style-name="P4">
<draw:frame draw:style-name="fr1" draw:name="Image54" text:anchor-type="as-char" svg:width="6.9236in" svg:height="6.9236in" draw:z-index="0">
<draw:image xlink:href="../Images/yкринформ/2023-07-01T14-12-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55" text:anchor-type="as-char" svg:width="6.9236in" svg:height="6.9236in" draw:z-index="0">
<draw:image xlink:href="../Images/yкринформ/2023-07-01T14-12-00-03-00/1668596593-534.jpg" xlink:type="simple" xlink:show="embed" xlink:actuate="onLoad" draw:mime-type="image/jpeg"/>
</draw:frame>
11-year-old Gleb Cherepanov disappeared in Donetsk region.</text:p>
      <text:p text:style-name="P4">
As early as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56" text:anchor-type="as-char" svg:width="6.9236in" svg:height="6.9236in" draw:z-index="0">
<draw:image xlink:href="../Images/yкринформ/2023-07-01T14-12-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Ukraine's membership in NATO would put Putin in place - Zelensky</text:span>
</text:h>
      <text:p text:style-name="P4">
Authors: Ukrinform (Person)</text:p>
      <text:p text:style-name="P4">
Publisher: Укринформ (Organization)</text:p>
      <text:p text:style-name="P4">
Published Time: 2023-07-01T14:16:00+03:00</text:p>
      <text:p text:style-name="P4">
Modified Time: 2023-07-01T14:16:00+03:00</text:p>
      <text:p text:style-name="P4">
Description: Ukraine's membership in NATO would be a response to the fact that the world is not afraid of any aggressor. - Ukrinform.</text:p>
      <text:p text:style-name="P4">
Images: ['<text:a xlink:type="simple" xlink:href="https://static.ukrinform.com/photos/2022_10/thumb_files/630_360_1665719857-744.png" text:style-name="Internet_20_link" text:visited-style-name="Visited_20_Internet_20_Link">
630_360_16657...</text:a>
']</text:p>
      <text:p text:style-name="P4">
Tags: ['НАТО', 'Путін', 'Зеленський', 'Війна з Росією']</text:p>
      <text:p text:style-name="P4">
Type: Article</text:p>
      <!--METADATA-->
      <text:p text:style-name="P4">
<draw:frame draw:style-name="fr1" draw:name="Image57" text:anchor-type="as-char" svg:width="6.9236in" svg:height="3.956343in" draw:z-index="0">
<draw:image xlink:href="../Images/yкринформ/2023-07-01T14-16-00-03-00/630_360_1665719857-744.png" xlink:type="simple" xlink:show="embed" xlink:actuate="onLoad" draw:mime-type="image/png"/>
</draw:frame>
NATO's membership in NATO would be a response to the fact that the world is not afraid of any miracle.</text:p>
      <text:p text:style-name="P4">
This was said in <text:a xlink:type="simple" xlink:href="http://t.me/V_Zelenskiy_official/6795" text:style-name="Internet_20_link" text:visited-style-name="Visited_20_Internet_20_Link">
interview Spanish</text:a>
President Volodymyr Zelenskyy, Ukrinform reports.</text:p>
      <text:p text:style-name="P4">
“Therefore, it is important to put Putin in place and say that we are not afraid of you. Ukraine's Imperses in NATO is one of the answers that fixes that the world is sky -off. And he will be alone and loses. That is why the sametic signal would like to have an invitation in Vilnius. It is clear. I am a specific person and I would like to be on the side of the Allies very specific people, ”the president said.</text:p>
      <text:p text:style-name="P4">
<text:span text:style-name="T4">
 Read also: </text:span>
 <text:a xlink:type="simple" xlink:href="https://www.ukrinform.ua/rubric-economy/3729918-surma-vstup-ukraini-do-nato-ce-najkrasi-garantii-dla-budakogo-investora.html" text:style-name="Internet_20_link" text:visited-style-name="Visited_20_Internet_20_Link">
Shurma: Ukraine's accession to <text:span text:style-name="T4">
 NATO </text:span>
 is the best guarantee of any investor</text:a>
The President emphasized that NATO for Ukraine is the most important security guarantee. "We do not agree to any security guarantees, if we are offered it as such as the stake of the Security Union. We say that these guarantees are important to have, they are not members of NATO," Zelensky said. .</text:p>
      <text:p text:style-name="P4">
Zelensky noted that in the Russian Federation the goal is one - to take back all states of the pre -Soviet Union. "</text:p>
      <text:p text:style-name="P4">
<text:span text:style-name="T4">
 Read also: </text:span>
 <text:a xlink:type="simple" xlink:href="https://www.ukrinform.ua/rubric-ato/3730168-zelenskij-kozen-zvilnenij-metr-kostue-zitta-ludej-tomu-kontrnastup-jde-ne-tak-svidko.html" text:style-name="Internet_20_link" text:visited-style-name="Visited_20_Internet_20_Link">
Zelensky: Every liberated meter costs people's lives, so the counter -offensive is not so fast</text:a>
As reported by Ukrinform, on July 11-12, 2023 in Vilnius there will be a summit <text:span text:style-name="T4">
 <text:a xlink:type="simple" xlink:href="https://www.ukrinform.ua/tag-nato" text:style-name="Internet_20_link" text:visited-style-name="Visited_20_Internet_20_Link">
NATO</text:a>
</text:span>
. Among the main issues will be the continuation of assistance for Ukraine in the fight against Russian aggression. Ukraine expects specific decisions from this meeting to identify the country of NATO membership and to provide Ukraine with safety guarantees for a fell to the probable repetition of Russian aggression in the future.</text:p>
      <text:p text:style-name="P4">
President Volodymyr Zelenskyy insists that NATO's Summit in Vilnius is Ukrainian to get modalities about the future in the Alliance. He recalled that at a time until Ukraine is a member of NATO, it must receive security guarantees.</text:p>
      <text:p text:style-name="P4">
News Source: <text:a xlink:type="simple" xlink:href="https://www.ukrinform.ua/rubric-polytics/3730183-clenstvo-ukraini-v-nato-postavilo-b-putina-na-misce-zelenskij.html" text:style-name="Internet_20_link" text:visited-style-name="Visited_20_Internet_20_Link">
https://www.ukrinform.ua/rubric-polytics/3730183-clenstvo-ukraini-v-nato-postavilo-b-putina-na-misce-zelenskij.html</text:a>
</text:p>
      <!--NEWS-->
      <text:h text:style-name="P10" text:outline-level="1">
<text:span text:style-name="T4">
At the Summer Session of the OSCE Parliamentary Assembly, they approved the creation of a special committee on Ukraine</text:span>
</text:h>
      <text:p text:style-name="P4">
Authors: Ukrinform (Person)</text:p>
      <text:p text:style-name="P4">
Publisher: Укринформ (Organization)</text:p>
      <text:p text:style-name="P4">
Published Time: 2023-07-01T14:19:00+03:00</text:p>
      <text:p text:style-name="P4">
Modified Time: 2023-07-01T14:19:00+03:00</text:p>
      <text:p text:style-name="P4">
Description: At the OSCE Summer Session in Vancouver, a decision was made to establish a special committee on Ukraine for consultation between parliamentarians 57 participating countries to assist Ukrainians through the invasion of Russia. - Ukrinform.</text:p>
      <text:p text:style-name="P4">
Images: ['<text:a xlink:type="simple" xlink:href="https://static.ukrinform.com/photos/2021_08/thumb_files/630_360_1630178216-740.jpg" text:style-name="Internet_20_link" text:visited-style-name="Visited_20_Internet_20_Link">
630_360_16301...</text:a>
']</text:p>
      <text:p text:style-name="P4">
Tags: ['ОБСЄ', 'Україна', 'Комітет']</text:p>
      <text:p text:style-name="P4">
Type: Article</text:p>
      <!--METADATA-->
      <text:p text:style-name="P4">
<draw:frame draw:style-name="fr1" draw:name="Image58" text:anchor-type="as-char" svg:width="6.9236in" svg:height="3.956343in" draw:z-index="0">
<draw:image xlink:href="../Images/yкринформ/2023-07-01T14-19-00-03-00/630_360_1630178216-740.jpg" xlink:type="simple" xlink:show="embed" xlink:actuate="onLoad" draw:mime-type="image/jpeg"/>
</draw:frame>
At the OSCE Summer Session in Vancouver, a decision was made to create a special committee of Ukraine for consultation between parliamentarians 57 participating countries on the aid of Ukrainians through the invasion of Russia.</text:p>
      <text:p text:style-name="P4">
According to Ukrinform, it reports <text:a xlink:type="simple" xlink:href="https://www.rada.gov.ua/news/razom/238470.html" text:style-name="Internet_20_link" text:visited-style-name="Visited_20_Internet_20_Link">
the press service of the apparatus of the Verkhovna Rada</text:a>
With reference to a member of the Ukrainian delegation, People's Deputy Pavlafrolov.</text:p>
      <text:p text:style-name="P4">
“Already on the first day of the Summer Session of the Parliamentary Assembly <text:a xlink:type="simple" xlink:href="https://www.ukrinform.ua/tag-obse" text:style-name="Internet_20_link" text:visited-style-name="Visited_20_Internet_20_Link">
OSCE</text:a>
The Canadian Vancouver made a decision on the establishment of a special committee on Ukraine for consultations between parliamentarians of 57 countries of participants on assistance to the people of Ukraine through the invasion of the Russian Federation, ”Frolov said.</text:p>
      <text:p text:style-name="P4">
In a special resolution proposed by the Ukrainian delegation, the Assembly has been able to support the creation of a special tribunal for the responsibility of Russian military criminals, as well as a condemning state ideology.</text:p>
      <text:p text:style-name="P4">
In addition, the OSCE Council of Ministers recommended that Russia recognize the OSCE Principles and Obligations and on this basis to ignore any of its disagreement(veto)Concerning decisions in Ukraine in accordance with the Prague document of OSE1992.</text:p>
      <text:p text:style-name="P4">
<text:span text:style-name="T4">
 Read also: </text:span>
 <text:a xlink:type="simple" xlink:href="https://www.ukrinform.ua/rubric-society/3728080-v-obse-obgovorili-dotrimanna-principiv-tolerantnosti-v-ukrainskih-media.html" text:style-name="Internet_20_link" text:visited-style-name="Visited_20_Internet_20_Link">
in <text:span text:style-name="T4">
 OSCE </text:span>
 discussed compliance with the principles of tolerance of Ukrainian media</text:a>
It is also reported that all subsequent decisions of the governing bodies of the Assembly should be based on the OSCE sessions based on the ban on the Household Country Visa by the Russian delegation.</text:p>
      <text:p text:style-name="P4">
As reported <text:a xlink:type="simple" xlink:href="https://www.ukrinform.ua/rubric-polytics/3729879-u-gaazi-3-lipna-vidkrietsa-miznarodnij-centr-iz-peresliduvanna-za-zlocin-agresii-proti-ukraini.html" text:style-name="Internet_20_link" text:visited-style-name="Visited_20_Internet_20_Link">
Ukrinform</text:a>
, in Hague on Monday, July 3, 2023, the International Center for Criminal Prosecution will open a crime of aggression against Ukraine(ICPA).</text:p>
      <text:p text:style-name="P4">
News Source: <text:a xlink:type="simple" xlink:href="https://www.ukrinform.ua/rubric-polytics/3730184-na-litnij-sesii-parlamentskoi-asamblei-obse-uhvalili-stvorenna-speckomitetetu-z-pitan-ukraini.html" text:style-name="Internet_20_link" text:visited-style-name="Visited_20_Internet_20_Link">
https://www.ukrinform.ua/rubric-polytics/3730184-na-litnij-sesii-parlamentskoi-asamblei-obse-uhvalili-stvorenna-speckomitetetu-z-pitan-ukraini.html</text:a>
</text:p>
      <!--NEWS-->
      <text:h text:style-name="P10" text:outline-level="1">
<text:span text:style-name="T4">
Spain gives Ukraine € 55 million to finance businesses and schools of schools</text:span>
</text:h>
      <text:p text:style-name="P4">
Authors: Ukrinform (Person)</text:p>
      <text:p text:style-name="P4">
Publisher: Укринформ (Organization)</text:p>
      <text:p text:style-name="P4">
Published Time: 2023-07-01T14:21:00+03:00</text:p>
      <text:p text:style-name="P4">
Modified Time: 2023-07-01T14:21:00+03:00</text:p>
      <text:p text:style-name="P4">
Description: Spain will allocate 55 million euros to Ukraine for financing small and medium -sized enterprises and to provide schools with environmentally friendly power systems. - Ukrinform.</text:p>
      <text:p text:style-name="P4">
Images: ['<text:a xlink:type="simple" xlink:href="https://static.ukrinform.com/photos/2023_07/thumb_files/630_360_1688210528-935.jpg" text:style-name="Internet_20_link" text:visited-style-name="Visited_20_Internet_20_Link">
630_360_16882...</text:a>
']</text:p>
      <text:p text:style-name="P4">
Tags: ['Іспанія', 'Гроші', 'Верховна Рада', 'допомога', 'Санчес']</text:p>
      <text:p text:style-name="P4">
Type: Article</text:p>
      <!--METADATA-->
      <text:p text:style-name="P4">
<draw:frame draw:style-name="fr1" draw:name="Image59" text:anchor-type="as-char" svg:width="6.9236in" svg:height="3.956343in" draw:z-index="0">
<draw:image xlink:href="../Images/yкринформ/2023-07-01T14-21-00-03-00/630_360_1688210528-935.jpg" xlink:type="simple" xlink:show="embed" xlink:actuate="onLoad" draw:mime-type="image/jpeg"/>
</draw:frame>
Spain will issue Ukraine 55 million euros for financing small and medium -sized enterprises in providing schools with environmentally friendly energy systems.</text:p>
      <text:p text:style-name="P4">
This was stated by Prime Minister of Spain Pedro Sanchez, <text:a xlink:type="simple" xlink:href="http://www.youtube.com/watch" text:style-name="Internet_20_link" text:visited-style-name="Visited_20_Internet_20_Link">
speaking</text:a>
In the Verkhovna Rada, reports Ukrinform.</text:p>
      <text:p text:style-name="P4">
"Today, Spain has made a decision on an additional allocation of 55 million euros, including 51 million euros through the World Bank Group, for financing small -scale Island enterprises of Ukraine, as well as 4 million euros through a development program <text:a xlink:type="simple" xlink:href="https://www.ukrinform.ua/tag-oon" text:style-name="Internet_20_link" text:visited-style-name="Visited_20_Internet_20_Link">
UN</text:a>
To provide schools in Ukraine with environmentally friendly and stable power systems, "Sanchez said.</text:p>
      <text:p text:style-name="P4">
<text:span text:style-name="T4">
 Read also: </text:span>
 <text:a xlink:type="simple" xlink:href="https://www.ukrinform.ua/rubric-polytics/3720017-ukraina-ta-niderlandi-tisnut-na-ispaniu-sob-vona-priednalas-do-koalicii-patriot-zmi.html" text:style-name="Internet_20_link" text:visited-style-name="Visited_20_Internet_20_Link">
Ukraine and the Netherlands are pressed on Spain so that it will be joined to the Patriot Coalition - the media</text:a>
He stressed that the reconstruction of Ukraine will take time and investment in the sector. Spain seeks to accompany Ukraine in some areas, such as the railway infrastructure in which Spanish companies have certain know-how.</text:p>
      <text:p text:style-name="P4">
"The Spanish government will support the financing of the necessary investments for the adaptation of the Imodernization of Ukrainian infrastructure and industrial industries," the Prime Minister said.</text:p>
      <text:p text:style-name="P4">
<text:span text:style-name="T4">
 Read also: </text:span>
 <text:a xlink:type="simple" xlink:href="https://www.ukrinform.ua/rubric-polytics/3729998-ukraina-spodivaetsa-na-dopomogu-ispanii-sob-otrimati-vpliv-u-latinskij-americi-zelenskij.html" text:style-name="Internet_20_link" text:visited-style-name="Visited_20_Internet_20_Link">
Ukraine hopes for the help of Spain to get the influenza in Latin America - Zelensky</text:a>
According to Ukrinform, Spain Prime Minister Sanchez came with a visit in Ukraine on July 1, on the first day of presidency in the Council of the European Union.</text:p>
      <text:p text:style-name="P4">
<text:span text:style-name="T5">
Foto: Alexander Kornienko / Facebook</text:span>
</text:p>
      <text:p text:style-name="P4">
News Source: <text:a xlink:type="simple" xlink:href="https://www.ukrinform.ua/rubric-economy/3730185-ispania-vidilit-ukraini-55-miljoniv-na-finansuvanna-pidpriemstv-i-energosistemi-dla-skil.html" text:style-name="Internet_20_link" text:visited-style-name="Visited_20_Internet_20_Link">
https://www.ukrinform.ua/rubric-economy/3730185-ispania-vidilit-ukraini-55-miljoniv-na-finansuvanna-pidpriemstv-i-energosistemi-dla-skil.html</text:a>
</text:p>
      <!--NEWS-->
      <text:h text:style-name="P10" text:outline-level="1">
<text:span text:style-name="T4">
In Ukraine, veterans of the Russo-Georgian War Malhaz Kvizhinadze and Johnny Odishvili were killed</text:span>
</text:h>
      <text:p text:style-name="P4">
Authors: Ukrinform (Person)</text:p>
      <text:p text:style-name="P4">
Publisher: Укринформ (Organization)</text:p>
      <text:p text:style-name="P4">
Published Time: 2023-07-01T14:41:00+03:00</text:p>
      <text:p text:style-name="P4">
Modified Time: 2023-07-01T14:41:00+03:00</text:p>
      <text:p text:style-name="P4">
Description: In Ukraine, veterans of the Russo-Georgian War of 2008 Malhaz Kvizhinadze and Johni Odishvili, who fought in the ranks of the Defense Forces of Ukraine, were killed. - Ukrinform.</text:p>
      <text:p text:style-name="P4">
Images: ['<text:a xlink:type="simple" xlink:href="https://static.ukrinform.com/photos/2021_04/thumb_files/630_360_1617451420-842.jpg" text:style-name="Internet_20_link" text:visited-style-name="Visited_20_Internet_20_Link">
630_360_16174...</text:a>
']</text:p>
      <text:p text:style-name="P4">
Tags: ['Грузія', 'Загибель', 'Ветерани війни', 'Добровольці']</text:p>
      <text:p text:style-name="P4">
Type: Article</text:p>
      <!--METADATA-->
      <text:p text:style-name="P4">
<draw:frame draw:style-name="fr1" draw:name="Image60" text:anchor-type="as-char" svg:width="6.9236in" svg:height="3.956343in" draw:z-index="0">
<draw:image xlink:href="../Images/yкринформ/2023-07-01T14-41-00-03-00/630_360_1617451420-842.jpg" xlink:type="simple" xlink:show="embed" xlink:actuate="onLoad" draw:mime-type="image/jpeg"/>
</draw:frame>
In the Ukrainian veterans of the Russo-Georgian War of 2008, Malhaz Kvizhinadze Tajoni Odishvili, who fought in the ranks of the Defense Forces of Ukraine.</text:p>
      <text:p text:style-name="P4">
According to Ukrinform, the head of the Presidential Office of Ukraine Andriy Yermada reported in <text:a xlink:type="simple" xlink:href="https://t.me/ermaka2022/3079" text:style-name="Internet_20_link" text:visited-style-name="Visited_20_Internet_20_Link">
telegram</text:a>
.</text:p>
      <text:p text:style-name="P4">
“Unfortunately, the war is loss. We lose our heroes, as well as volunteers who fight for Ukraine against Russian evil. Such were <text:a xlink:type="simple" xlink:href="https://www.ukrinform.ua/tag-veterani-vijni" text:style-name="Internet_20_link" text:visited-style-name="Visited_20_Internet_20_Link">
veterans</text:a>
The Russo -Georgian War of 2008 Malhaz Kvizhinadze and Johni Odishvili, ”said OP.</text:p>
      <text:p text:style-name="P4">
The Odishvili died under Bakhmut, and Kvizhinadze - in Luhansk region. The aircraft from Tilazagy arrived in Georgia, where the heroes are buried, said Yermak and expressing a singing.</text:p>
      <text:p text:style-name="P4">
As reported by Ukrinform, an exhibition dedicated to [Belarussian volunteers] was opened in Lviv](https://www.ukrinform.ua/rubric-regions/3687104-u-lvovi-vidkrili-vistavku-prisvacenu-biloruskim-dobrovolcam-aki-zaginuli-na-vijni-v-ukraini.html)who died in the war in Ukraine.</text:p>
      <text:p text:style-name="P4">
News Source: <text:a xlink:type="simple" xlink:href="https://www.ukrinform.ua/rubric-ato/3730189-v-ukraini-zaginuli-veterani-rosijskogruzinskoi-vijni-malhaz-kvizinadze-i-dzoni-odisvili.html" text:style-name="Internet_20_link" text:visited-style-name="Visited_20_Internet_20_Link">
https://www.ukrinform.ua/rubric-ato/3730189-v-ukraini-zaginuli-veterani-rosijskogruzinskoi-vijni-malhaz-kvizinadze-i-dzoni-odisvili.html</text:a>
</text:p>
      <!--NEWS-->
      <text:h text:style-name="P10" text:outline-level="1">
<text:span text:style-name="T4">
Zelensky believes that we need to take advantage</text:span>
</text:h>
      <text:p text:style-name="P4">
Authors: Ukrinform (Person)</text:p>
      <text:p text:style-name="P4">
Publisher: Укринформ (Organization)</text:p>
      <text:p text:style-name="P4">
Published Time: 2023-07-01T14:45:56+03:00</text:p>
      <text:p text:style-name="P4">
Modified Time: 2023-07-01T14:45:56+03:00</text:p>
      <text:p text:style-name="P4">
Description: The rebellion of Wagner PEC testifies to the split and the "weak situation" in Russia, and this should be used to displace the invaders from the territory of Ukraine. - Ukrinform.</text:p>
      <text:p text:style-name="P4">
Images: ['<text:a xlink:type="simple" xlink:href="https://static.ukrinform.com/photos/2022_10/thumb_files/630_360_1667010301-485.jpeg" text:style-name="Internet_20_link" text:visited-style-name="Visited_20_Internet_20_Link">
630_360_16670...</text:a>
']</text:p>
      <text:p text:style-name="P4">
Tags: ['Білорусь', 'ПВК "Вагнера"', 'Зеленський', 'Війна з Росією', 'Заколот']</text:p>
      <text:p text:style-name="P4">
Type: Article</text:p>
      <!--METADATA-->
      <text:p text:style-name="P4">
<draw:frame draw:style-name="fr1" draw:name="Image62" text:anchor-type="as-char" svg:width="6.9236in" svg:height="3.956343in" draw:z-index="0">
<draw:image xlink:href="../Images/yкринформ/2023-07-01T14-45-56-03-00/630_360_1667010301-485.jpeg" xlink:type="simple" xlink:show="embed" xlink:actuate="onLoad" draw:mime-type="image/jpeg"/>
</draw:frame>
Wagner's rebelliousups testify to the split and the "weak situation" in Russia, and it is necessary to use this to displace the invaders from the territory of Ukraine.</text:p>
      <text:p text:style-name="P4">
This opinion was expressed by President Volodymyr Zelenskyy in <text:a xlink:type="simple" xlink:href="http://www.facebook.com/zelenskiy.official/videos/281737751026205" text:style-name="Internet_20_link" text:visited-style-name="Visited_20_Internet_20_Link">
interview with Spanish journalists</text:a>
, Ukrinform reports.</text:p>
      <text:p text:style-name="P4">
"There was a split in Russia, vertically(power)There is no more powerful. A large number in Russia supported Prigogine(The leader of the Wagner PEC Yevgeny Prigogine- Ed.), Putin supports a large number. It speaks of their internal conflict, it has a great effect on their capacity on the battlefield. ... they have a weakening situation, and we need to use this situation to displace the Vorozhaz of our land, "Zelensky said.</text:p>
      <text:p text:style-name="P4">
<text:span text:style-name="T4">
 Read also: </text:span>
 <text:a xlink:type="simple" xlink:href="https://www.ukrinform.ua/rubric-polytics/3730162-mene-hoce-vbiti-lise-rosia-a-putina-ves-svit-zelenskij-kaze-so-zvik-do-postijnoi-nebezpeki.html" text:style-name="Internet_20_link" text:visited-style-name="Visited_20_Internet_20_Link">
"I want to kill only Russia and Putin - the whole world": <text:span text:style-name="T4">
 Zelensky </text:span>
 says that he is used to constant danger</text:a>
According to him, now the Russian Federation will search for the perpetrators, attempts to motivate social.</text:p>
      <text:p text:style-name="P4">
At the same time, in his opinion, the "Wagnerivtsi", which are thrown into <text:a xlink:type="simple" xlink:href="https://www.ukrinform.ua/tag-bilorus" text:style-name="Internet_20_link" text:visited-style-name="Visited_20_Internet_20_Link">
Belarus</text:a>
, they will lift the information wave, which will be dangerous for both Ukraine and Europe.</text:p>
      <text:p text:style-name="P4">
"We think it will only be information pressure. We believe that they are not able to do something very seriously against Ukraine. ", - said Zelensky.</text:p>
      <text:p text:style-name="P4">
According to him, information can be reported on the part of Belarus, about the activities of the DRG at the border of Belarus with Poland, Lithuania.</text:p>
      <text:p text:style-name="P4">
<text:span text:style-name="T4">
 Read also: </text:span>
 <text:a xlink:type="simple" xlink:href="https://www.ukrinform.ua/rubric-ato/3730168-zelenskij-kozen-zvilnenij-metr-kostue-zitta-ludej-tomu-kontrnastup-jde-ne-tak-svidko.html" text:style-name="Internet_20_link" text:visited-style-name="Visited_20_Internet_20_Link">
<text:span text:style-name="T4">
 Zelensky </text:span>
: every fired meter costs life, so the counter -offensive is not so fast</text:a>
As it was reported, the leader of the Wagner PEC Yevhen Prigogin announced Demarsh against the Russian military leadership, in particular against the Ministry of Defense of the Russian Federation Sergei Shoig.</text:p>
      <text:p text:style-name="P4">
Oleksandr Lukashenko negotiated with Prigogin, after which he stated that the groups of the group return to the field camps.</text:p>
      <text:p text:style-name="P4">
Subsequently, Lukashenko confirmed the arrival of Prigogine in Belarus.The spokesman of the State Border Guard Service of Ukraine Andriy Demchenko <text:a xlink:type="simple" xlink:href="https://www.ukrinform.ua/rubric-ato/3730090-u-bilorusi-mozut-buti-rozmiseni-do-vosmi-tisac-vagnerivciv-prikordonniki.html" text:style-name="Internet_20_link" text:visited-style-name="Visited_20_Internet_20_Link">
declared</text:a>
that Belarus can accommodate about 8,000 Wagner PEC mercenaries, and the development of the situation is reinforced on the constant control of Ukraine.</text:p>
      <text:p text:style-name="P4">
News Source: <text:a xlink:type="simple" xlink:href="https://www.ukrinform.ua/rubric-ato/3730190-zelenskij-vvazae-so-treba-skoristatisa-slabkistu-rosii-pisla-zakolotu.html" text:style-name="Internet_20_link" text:visited-style-name="Visited_20_Internet_20_Link">
https://www.ukrinform.ua/rubric-ato/3730190-zelenskij-vvazae-so-treba-skoristatisa-slabkistu-rosii-pisla-zakolotu.html</text:a>
</text:p>
      <!--NEWS-->
      <text:h text:style-name="P10" text:outline-level="1">
<text:span text:style-name="T4">
For the Odessa FC "Chernomorets" will play the goalkeeper Shevchenko and Bilyk</text:span>
</text:h>
      <text:p text:style-name="P4">
Authors: Ukrinform (Person)</text:p>
      <text:p text:style-name="P4">
Publisher: Укринформ (Organization)</text:p>
      <text:p text:style-name="P4">
Published Time: 2023-07-01T14:46:22+03:00</text:p>
      <text:p text:style-name="P4">
Modified Time: 2023-07-01T14:46:22+03:00</text:p>
      <text:p text:style-name="P4">
Description: Two new goalkeepers will perform for the Odessa Football Club of the Ukrainian Premir-Liga "Chernomogers". - Ukrinform.</text:p>
      <text:p text:style-name="P4">
Images: ['<text:a xlink:type="simple" xlink:href="https://static.ukrinform.com/photos/2023_07/thumb_files/630_360_1688210181-374.jpg" text:style-name="Internet_20_link" text:visited-style-name="Visited_20_Internet_20_Link">
630_360_16882...</text:a>
']</text:p>
      <text:p text:style-name="P4">
Tags: ['Футбол', 'Одеса', "Прем'єр-ліга", 'Чорноморець']</text:p>
      <text:p text:style-name="P4">
Type: Article</text:p>
      <!--METADATA-->
      <text:p text:style-name="P4">
<draw:frame draw:style-name="fr1" draw:name="Image63" text:anchor-type="as-char" svg:width="6.9236in" svg:height="3.956343in" draw:z-index="0">
<draw:image xlink:href="../Images/yкринформ/2023-07-01T14-46-22-03-00/630_360_1688210181-374.jpg" xlink:type="simple" xlink:show="embed" xlink:actuate="onLoad" draw:mime-type="image/jpeg"/>
</draw:frame>
The Zodesky Football Club of the Ukrainian Premir-League "Chernomohertz" will perform two new goalkeeper.</text:p>
      <text:p text:style-name="P4">
It is <text:a xlink:type="simple" xlink:href="https://www.facebook.com/fc.chernomorets/" text:style-name="Internet_20_link" text:visited-style-name="Visited_20_Internet_20_Link">
Alexei Shevchenko</text:a>
and Olegbilyk, Ukrinform reports.</text:p>
      <text:p text:style-name="P4">
31-year-old Shevchenko went to the "sailors" from Donetsk "Shakhtar". He also started for Lviv "Card", Lugansk "Zorya", successfully defended the governorate national team of Ukraine and so on.</text:p>
      <text:p text:style-name="P4">
The 25-year-old Bilyk spent the most of the Alexandria. To Chernomorets went from the Ingulets team(Petrova), which is not stored in the premiere.</text:p>
      <text:p text:style-name="P4">
<text:span text:style-name="T4">
 Read also: </text:span>
 <text:a xlink:type="simple" xlink:href="https://www.ukrinform.ua/rubric-sports/3729792-z-odeskogo-cornomorca-pisli-11-futbolistiv.html" text:style-name="Internet_20_link" text:visited-style-name="Visited_20_Internet_20_Link">
from the Odessa "Chernomorets" went 11 players</text:a>
In the last championship of Chernomorets UPL took 9th place.</text:p>
      <text:p text:style-name="P4">
In the photo: Alexei Shevchenko/Facebook.com/FC.Chernomores.</text:p>
      <text:p text:style-name="P4">
News Source: <text:a xlink:type="simple" xlink:href="https://www.ukrinform.ua/rubric-sports/3730191-za-odeskij-fk-cornomorec-gratimut-golkiperi-sevcenko-ta-bilik.html" text:style-name="Internet_20_link" text:visited-style-name="Visited_20_Internet_20_Link">
https://www.ukrinform.ua/rubric-sports/3730191-za-odeskij-fk-cornomorec-gratimut-golkiperi-sevcenko-ta-bilik.html</text:a>
</text:p>
      <!--NEWS-->
      <text:h text:style-name="P10" text:outline-level="1">
<text:span text:style-name="T4">
Spain supports Ukraine's political participation in NATO - Sanchez</text:span>
</text:h>
      <text:p text:style-name="P4">
Authors: Ukrinform (Person)</text:p>
      <text:p text:style-name="P4">
Publisher: Укринформ (Organization)</text:p>
      <text:p text:style-name="P4">
Published Time: 2023-07-01T14:54:00+03:00</text:p>
      <text:p text:style-name="P4">
Modified Time: 2023-07-01T14:54:00+03:00</text:p>
      <text:p text:style-name="P4">
Description: Spain supports Ukraine's political participation in the North Atlantic Alliance by creating a NATO-Ukraine Council and practical cooperation in the defense sphere. - Ukrinform.</text:p>
      <text:p text:style-name="P4">
Images: ['<text:a xlink:type="simple" xlink:href="https://static.ukrinform.com/photos/2023_07/thumb_files/630_360_1688213421-761.jpg" text:style-name="Internet_20_link" text:visited-style-name="Visited_20_Internet_20_Link">
630_360_16882...</text:a>
']</text:p>
      <text:p text:style-name="P4">
Tags: ['Іспанія', 'НАТО', 'Україна', 'Санчес']</text:p>
      <text:p text:style-name="P4">
Type: Article</text:p>
      <!--METADATA-->
      <text:p text:style-name="P4">
<draw:frame draw:style-name="fr1" draw:name="Image64" text:anchor-type="as-char" svg:width="6.9236in" svg:height="3.956343in" draw:z-index="0">
<draw:image xlink:href="../Images/yкринформ/2023-07-01T14-54-00-03-00/630_360_1688213421-761.jpg" xlink:type="simple" xlink:show="embed" xlink:actuate="onLoad" draw:mime-type="image/jpeg"/>
</draw:frame>
Spain adheres to the strengthening of political participation of Ukraine in the North Atlantic Alliances of the Creation of the Council of Ukraine-NATO and practical cooperation in the defense sphere.</text:p>
      <text:p text:style-name="P4">
This was stated in the Verkhovna Rada of Ukraine, Prime Minister of Spain Pedar Sanchez, reports Ukrinform correspondent.</text:p>
      <text:p text:style-name="P4">
“We are approaching a NATO summit in Vilnius, which will continue the obligations we have taken last year in Madrid. Spain supports the strengthening of political participation of Ukraine by establishing a Ukraine-Ukraine Council, where Ukraine will not be invited by the invited party, but by a full member. We also take over practical cooperation, continuation of the adaptation of your defense sector to standards <text:a xlink:type="simple" xlink:href="https://www.ukrinform.ua/tag-nato" text:style-name="Internet_20_link" text:visited-style-name="Visited_20_Internet_20_Link">
NATO</text:a>
”, - said Sanchez.</text:p>
      <text:p text:style-name="P4">
He added that these are "big steps forward", which will be further discussed during the future NATO summit.</text:p>
      <text:p text:style-name="P4">
<text:span text:style-name="T4">
 Read also: </text:span>
 <text:a xlink:type="simple" xlink:href="https://www.ukrinform.ua/rubric-economy/3730185-ispania-vidilit-ukraini-55-miljoniv-na-finansuvanna-pidpriemstv-i-energosistemi-dla-skil.html" text:style-name="Internet_20_link" text:visited-style-name="Visited_20_Internet_20_Link">
<text:span text:style-name="T4">
 Spain </text:span>
 gives Ukraine € 55 million for financing enterprises and schools of schools</text:a>
“Spain will also continue to contribute. We supply Leopard, armored personnel carriers and a field hospital with the possibility of conducting surgery, ”the Prime Minister of Spain informed.</text:p>
      <text:p text:style-name="P4">
According to the VRU press service in <text:a xlink:type="simple" xlink:href="https://t.me/verkhovnaradaukrainy/53512" text:style-name="Internet_20_link" text:visited-style-name="Visited_20_Internet_20_Link">
telegram</text:a>
, Verkhovna Rada Chairman Ruslantefanchuk thanked the Prime Minister of Spain Pedro Sanchez for his willingness to support Ukraine as much as it will be needed.</text:p>
      <text:p text:style-name="P4">
“I am glad to meet in the Verkhovna Rada of Ukraine with the head of the Kingdom of Kingdom Spain Pedar Sanchez. He congratulated Spain on the beginning of the presidency in the Council of the European Union, which began today, July 1, ”Stefanchuk said.</text:p>
      <text:p text:style-name="P4">
The VRU speaker noted that Ukraine consistently demonstrates progress against the European Commission.</text:p>
      <text:p text:style-name="P4">
Stefanchuk expects that the unity of the European Union Member States and support will make an important decision to start negotiating Ukraine in the EU this year. “The second strategic issue for Ukraine is NATO member. At a summit in Vilnius, we strive to get a clear map understanding the time frames and conditions for full membership, ”he added.As reported <text:a xlink:type="simple" xlink:href="https://www.ukrinform.ua/rubric-polytics/3730086-premer-ispanii-pribuv-v-ukrainu.html" text:style-name="Internet_20_link" text:visited-style-name="Visited_20_Internet_20_Link">
Ukrinform</text:a>
, Sanchez Prime Minister's Prime Minister arrived on a visit to Ukraine on July 1, on the first day of the presidency of the European Union.</text:p>
      <text:p text:style-name="P4">
<text:span text:style-name="T5">
Foto: Alexander Kornienko / Facebook / Verkhovna Rada of Ukraine</text:span>
</text:p>
      <text:p text:style-name="P4">
News Source: <text:a xlink:type="simple" xlink:href="https://www.ukrinform.ua/rubric-polytics/3730201-ispania-pidtrimue-posilenna-politicnoi-ucasti-ukraini-v-nato-sances.html" text:style-name="Internet_20_link" text:visited-style-name="Visited_20_Internet_20_Link">
https://www.ukrinform.ua/rubric-polytics/3730201-ispania-pidtrimue-posilenna-politicnoi-ucasti-ukraini-v-nato-sances.html</text:a>
</text:p>
      <!--NEWS-->
      <text:h text:style-name="P10" text:outline-level="1">
<text:span text:style-name="T4">
Croatian prosecutors shared with Ukrainian experience of investigating war crimes</text:span>
</text:h>
      <text:p text:style-name="P4">
Authors: Ukrinform (Person)</text:p>
      <text:p text:style-name="P4">
Publisher: Укринформ (Organization)</text:p>
      <text:p text:style-name="P4">
Published Time: 2023-07-01T15:00:00+03:00</text:p>
      <text:p text:style-name="P4">
Modified Time: 2023-07-01T15:00:00+03:00</text:p>
      <text:p text:style-name="P4">
Description: In the capital of Croatia, Zagreb took a two -day training for Ukrainian investigators and prosecutors, during which they took over the experience of investigating war crimes from Croatian colleagues. - Ukrinform.</text:p>
      <text:p text:style-name="P4">
Images: ['<text:a xlink:type="simple" xlink:href="https://static.ukrinform.com/photos/2023_07/thumb_files/630_360_1688212624-749.jpg" text:style-name="Internet_20_link" text:visited-style-name="Visited_20_Internet_20_Link">
630_360_16882...</text:a>
']</text:p>
      <text:p text:style-name="P4">
Tags: ['Хорватія', 'Україна', 'Російські військові', 'Воєнні злочини', 'Прокурори', 'Офіс генпрокурора', 'Андрій Костін', 'Війна з Росією']</text:p>
      <text:p text:style-name="P4">
Type: Article</text:p>
      <!--METADATA-->
      <text:p text:style-name="P4">
<draw:frame draw:style-name="fr1" draw:name="Image65" text:anchor-type="as-char" svg:width="6.9236in" svg:height="3.956343in" draw:z-index="0">
<draw:image xlink:href="../Images/yкринформ/2023-07-01T15-00-00-03-00/630_360_1688212624-749.jpg" xlink:type="simple" xlink:show="embed" xlink:actuate="onLoad" draw:mime-type="image/jpeg"/>
</draw:frame>
A two -day training for Ukrainian investigators and prosecutors took place in the capital of Hervrey, during which they took over the experience of war crimes from Croatian colleagues.</text:p>
      <text:p text:style-name="P4">
As Ukrinform reports, it reports in <text:a xlink:type="simple" xlink:href="https://t.me/pgo_gov_ua/14008" text:style-name="Internet_20_link" text:visited-style-name="Visited_20_Internet_20_Link">
telegram</text:a>
The Prosecutor General's Office.</text:p>
      <text:p text:style-name="P4">
Prosecutor General Andriy Kostin thanked for this possibility of the Minister of Justice Tapremier-Minister of Croatia.</text:p>
      <text:p text:style-name="P4">
"Knowledge and practices of the Croatian side are extremely relevant to us because of historical circumstances and, unfortunately, the specifics of the crimes that have been committed. We are trying to the ACA group for making this study trip possible," - said.</text:p>
      <text:p text:style-name="P4">
According to him, Croatia has considerable experience in the field of investigation and judicial mining <text:a xlink:type="simple" xlink:href="https://www.ukrinform.ua/tag-vijskovi-zlocini" text:style-name="Internet_20_link" text:visited-style-name="Visited_20_Internet_20_Link">
war crimes</text:a>
. Therefore, this training is, first and foremost, a practical workshop.</text:p>
      <text:p text:style-name="P4">
<text:span text:style-name="T4">
 Read also: </text:span>
 [In Hague, the International Center for Pursuing Zlochin Aggression against Ukraine will work(https://www.ukrinform.ua/rubric-ato/3728586-v-gaazi-zapracue-miznarodnij-centr-z-peresliduvanna-za-zlocin-agresii-proti-ukraini.html)”The focus is practical issues: collecting and preserving evidence, specialization of units, investigating the crimes of sexual violence related to conflict, prosecution of command, examination, electronic documentation, as well as experience of investigation The Prosecutor General noted.</text:p>
      <text:p text:style-name="P4">
The training was attended by 30 representatives of Ukrainian criminal institutions: investigators of the Security Service of Ukraine and the National Police and prosecutors specializing in war crimes; Prosecutors of the juvenile direction, the ecological prosecutor's office, the coordination center of support of the victims of the tricks.</text:p>
      <text:p text:style-name="P4">
It is noted that in December last year the team of the Attorney General's office was already in a similar educational visit, dedicated to the model of supporting the victims and witnesses, oriented on the needs of the victims. This knowledge has assisted in the development of the concept of the Coordination Center for Supporting Victims of Tasvids, which has already started its work.</text:p>
      <text:p text:style-name="P4">
<text:span text:style-name="T4">
 Read also: </text:span>
 <text:a xlink:type="simple" xlink:href="https://www.ukrinform.ua/rubric-ato/3728836-zlocini-rf-v-ukraini-predstavnica-derzdepu-rozpovila-akim-cinom-mks-ohopit-desatki-tisac-sprav.html" text:style-name="Internet_20_link" text:visited-style-name="Visited_20_Internet_20_Link">
Crimes of the Russian Federation in Ukraine: State Department representative told how the ISS will cover tens of thousands of cases</text:a>
</text:p>
      <text:p text:style-name="P4">
As noted in the OGP, the experience and methods of investigation of horrific military ravines that were committed in Croatia are invaluable to find the prisons of the perpetrators in the war, which was resolved by the Russian Federation in Ukraine.</text:p>
      <text:p text:style-name="P4">
As reported by Ukrinform, the Croatian Parliament <text:a xlink:type="simple" xlink:href="https://www.ukrinform.ua/rubric-elections/3728751-parlament-horvatii-viznav-golodomor-genocidom-ukrainskogo-narodu.html" text:style-name="Internet_20_link" text:visited-style-name="Visited_20_Internet_20_Link">
approved the declaration</text:a>
On the recognition of the famine of 1932-1933 by the genocide of the Ukrainian people.  Photo: Prosecutor General's Office_</text:p>
      <text:p text:style-name="P4">
News Source: <text:a xlink:type="simple" xlink:href="https://www.ukrinform.ua/rubric-ato/3730195-horvatski-prokurori-podililisa-z-ukrainskimi-dosvidom-rozsliduvanna-voennih-zlociniv.html" text:style-name="Internet_20_link" text:visited-style-name="Visited_20_Internet_20_Link">
https://www.ukrinform.ua/rubric-ato/3730195-horvatski-prokurori-podililisa-z-ukrainskimi-dosvidom-rozsliduvanna-voennih-zlociniv.html</text:a>
</text:p>
      <!--NEWS-->
      <text:h text:style-name="P10" text:outline-level="1">
<text:span text:style-name="T4">
Increasing the security of strategic objects in the north of Ukraine is a key issue - President</text:span>
</text:h>
      <text:p text:style-name="P4">
Authors: Ukrinform (Person)</text:p>
      <text:p text:style-name="P4">
Publisher: Укринформ (Organization)</text:p>
      <text:p text:style-name="P4">
Published Time: 2023-07-01T15:02:00+03:00</text:p>
      <text:p text:style-name="P4">
Modified Time: 2023-07-01T22:02:00+03:00</text:p>
      <text:p text:style-name="P4">
Description: During the outbound meeting, the rates that took place at the Rivne NPP discussed the issues of strengthening the security of strategic objects in the northern regions of the country. - Ukrinform.</text:p>
      <text:p text:style-name="P4">
Images: ['<text:a xlink:type="simple" xlink:href="https://static.ukrinform.com/photos/2022_07/thumb_files/630_360_1657829957-221.jpeg" text:style-name="Internet_20_link" text:visited-style-name="Visited_20_Internet_20_Link">
630_360_16578...</text:a>
']</text:p>
      <text:p text:style-name="P4">
Tags: ['Зеленський', 'Безпека', 'Війна з Росією', 'Рівненська АЕС']</text:p>
      <text:p text:style-name="P4">
Type: Article</text:p>
      <!--METADATA-->
      <text:p text:style-name="P4">
<draw:frame draw:style-name="fr1" draw:name="Image66" text:anchor-type="as-char" svg:width="6.9236in" svg:height="3.956343in" draw:z-index="0">
<draw:image xlink:href="../Images/yкринформ/2023-07-01T15-02-00-03-00/630_360_1657829957-221.jpeg" xlink:type="simple" xlink:show="embed" xlink:actuate="onLoad" draw:mime-type="image/jpeg"/>
</draw:frame>
During the regional meeting, the rates that took place at the Rivne NPP discussed the increased safety of strategic objects in the northern regions of the country.</text:p>
      <text:p text:style-name="P4">
According to Ukrinform, about it in <text:a xlink:type="simple" xlink:href="https://www.youtube.com/watch" text:style-name="Internet_20_link" text:visited-style-name="Visited_20_Internet_20_Link">
video order</text:a>
Volodymyr Zelenskyy reported.</text:p>
      <text:p text:style-name="P4">
“We complete this day in the Rivne region - he held another outgoing meeting. Key safety issues in the northern regions of our country, is our costs for strengthening security. All that concerns both the border and our forces, the North, and Ukrainian strategic objects, such as Rivne atomas, at which the bet was actually, ”the President said.</text:p>
      <text:p text:style-name="P4">
<text:span text:style-name="T5">
Video: <text:a xlink:type="simple" xlink:href="https://www.facebook.com/president.gov.ua" text:style-name="Internet_20_link" text:visited-style-name="Visited_20_Internet_20_Link">
Presidential Office</text:a>
</text:span>
</text:p>
      <text:p text:style-name="P4">
According to the Head of State, the reports of intelligence, commander -in -chief, commander of forces were heard, the head of the border service, the Minister of Internal Affairs, the head of the regional state administration <text:a xlink:type="simple" xlink:href="https://www.ukrinform.ua/tag-rivnensina" text:style-name="Internet_20_link" text:visited-style-name="Visited_20_Internet_20_Link">
Rivne region</text:a>
on social issues of the Higher Freedom. There was also a report by President of Energoatom Petracotin, Director of Rivne NPP.</text:p>
      <text:p text:style-name="P4">
<text:span text:style-name="T4">
 Read also: </text:span>
 <text:a xlink:type="simple" xlink:href="https://www.ukrinform.ua/rubric-ato/3730219-zelenskij-rosiani-mozut-zdijsniti-terakt-na-zaes-abi-zupiniti-kontrnastup.html" text:style-name="Internet_20_link" text:visited-style-name="Visited_20_Internet_20_Link">
Zelensky: Russians can carry out a terrorist attack on the ZPP, dial the counter -offensive</text:a>
"In general, not only worked in detail about the physical safety of most strategic objects and northern regions, but also such sensitive issues as cybersecurity," Zelensky added.</text:p>
      <text:p text:style-name="P4">
As it was reported, President Volodymyr Zelenskyy on Saturday, July 1, a holding meeting of the Supreme Commander-in-Chief at the Rivne atomic power plant to estimate any possible threats to the station at the spot.</text:p>
      <text:p text:style-name="P4">
<text:span text:style-name="T5">
Foto: op</text:span>
</text:p>
      <text:p text:style-name="P4">
News Source: <text:a xlink:type="simple" xlink:href="https://www.ukrinform.ua/rubric-ato/3730335-posilenna-bezpeki-strategicnih-obektiv-na-pivnoci-ukraini-e-klucovim-pitannam-prezident.html" text:style-name="Internet_20_link" text:visited-style-name="Visited_20_Internet_20_Link">
https://www.ukrinform.ua/rubric-ato/3730335-posilenna-bezpeki-strategicnih-obektiv-na-pivnoci-ukraini-e-klucovim-pitannam-prezident.html</text:a>
</text:p>
      <!--NEWS-->
      <text:h text:style-name="P10" text:outline-level="1">
<text:span text:style-name="T4">
Zelensky met with Prime Minister of Spain</text:span>
</text:h>
      <text:p text:style-name="P4">
Authors: Ukrinform (Person)</text:p>
      <text:p text:style-name="P4">
Publisher: Укринформ (Organization)</text:p>
      <text:p text:style-name="P4">
Published Time: 2023-07-01T15:03:00+03:00</text:p>
      <text:p text:style-name="P4">
Modified Time: 2023-07-01T15:03:00+03:00</text:p>
      <text:p text:style-name="P4">
Description: President Volodymyr Zelenskyy met with the Prime Minister of the Kingdom of Spain Pedro Sanchez. - Ukrinform.</text:p>
      <text:p text:style-name="P4">
Images: ['<text:a xlink:type="simple" xlink:href="https://static.ukrinform.com/photos/2023_07/thumb_files/630_360_1688213351-119.jpg" text:style-name="Internet_20_link" text:visited-style-name="Visited_20_Internet_20_Link">
630_360_16882...</text:a>
']</text:p>
      <text:p text:style-name="P4">
Tags: ['Іспанія', "Прем'єр", 'Зеленський', 'Санчес']</text:p>
      <text:p text:style-name="P4">
Type: Article</text:p>
      <!--METADATA-->
      <text:p text:style-name="P4">
<draw:frame draw:style-name="fr1" draw:name="Image67" text:anchor-type="as-char" svg:width="6.9236in" svg:height="3.956343in" draw:z-index="0">
<draw:image xlink:href="../Images/yкринформ/2023-07-01T15-03-00-03-00/630_360_1688213351-119.jpg" xlink:type="simple" xlink:show="embed" xlink:actuate="onLoad" draw:mime-type="image/jpeg"/>
</draw:frame>
The Presidential Lordir Zelensky held a meeting with the Prime Minister of the Kingdom of Spain Pededro Sanchez.</text:p>
      <text:p text:style-name="P4">
The Head of State reported this in <text:a xlink:type="simple" xlink:href="https://t.me/V_Zelenskiy_official/6796" text:style-name="Internet_20_link" text:visited-style-name="Visited_20_Internet_20_Link">
telegram</text:a>
, reports Ukrinform.</text:p>
      <text:p text:style-name="P4">
<text:span text:style-name="T5">
Viso: <text:a xlink:type="simple" xlink:href="http://t.me/V_Zelenskiy_official/6796" text:style-name="Internet_20_link" text:visited-style-name="Visited_20_Internet_20_Link">
op</text:a>
</text:span>
</text:p>
      <text:p text:style-name="P4">
"Pedro Sanchest, Mr. Prime Minister, thank you for the important visit and support of the people. , - sai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polytics/3730183-clenstvo-ukraini-v-nato-postavilo-b-putina-na-misce-zelenskij.html" text:style-name="Internet_20_link" text:visited-style-name="Visited_20_Internet_20_Link">
NATO membership in NATO would put Putin in place -<text:span text:style-name="T4">
 Zelensky </text:span>
</text:a>
As it was reported, Spain Prime Minister Pedro Sanchez is in Ukraine. He has already <text:a xlink:type="simple" xlink:href="https://www.ukrinform.ua/rubric-polytics/3730155-premer-ispanii-vistupiv-u-verhovnij-radi.html" text:style-name="Internet_20_link" text:visited-style-name="Visited_20_Internet_20_Link">
spoke in the Verkhovna Rada.</text:a>
Photo: Presidential Office</text:p>
      <text:p text:style-name="P4">
News Source: <text:a xlink:type="simple" xlink:href="https://www.ukrinform.ua/rubric-polytics/3730196-zelenskij-zustrivsa-z-premerom-ispanii.html" text:style-name="Internet_20_link" text:visited-style-name="Visited_20_Internet_20_Link">
https://www.ukrinform.ua/rubric-polytics/3730196-zelenskij-zustrivsa-z-premerom-ispanii.html</text:a>
</text:p>
      <!--NEWS-->
      <text:h text:style-name="P10" text:outline-level="1">
<text:span text:style-name="T4">
Twitter closes access to users without account</text:span>
</text:h>
      <text:p text:style-name="P4">
Authors: Ukrinform (Person)</text:p>
      <text:p text:style-name="P4">
Publisher: Укринформ (Organization)</text:p>
      <text:p text:style-name="P4">
Published Time: 2023-07-01T15:08:00+03:00</text:p>
      <text:p text:style-name="P4">
Modified Time: 2023-07-01T15:08:00+03:00</text:p>
      <text:p text:style-name="P4">
Description: Twitter will now require users to have an account on the social network to view tweets. - Ukrinform.</text:p>
      <text:p text:style-name="P4">
Images: ['<text:a xlink:type="simple" xlink:href="https://static.ukrinform.com/photos/2017_11/thumb_files/630_360_1510129997-7877.jpg" text:style-name="Internet_20_link" text:visited-style-name="Visited_20_Internet_20_Link">
630_360_15101...</text:a>
']</text:p>
      <text:p text:style-name="P4">
Tags: ['Технології', 'Twitter', 'Соцмережі']</text:p>
      <text:p text:style-name="P4">
Type: Article</text:p>
      <!--METADATA-->
      <text:p text:style-name="P4">
<draw:frame draw:style-name="fr1" draw:name="Image68" text:anchor-type="as-char" svg:width="6.9236in" svg:height="3.956343in" draw:z-index="0">
<draw:image xlink:href="../Images/yкринформ/2023-07-01T15-08-00-03-00/630_360_1510129997-7877.jpg" xlink:type="simple" xlink:show="embed" xlink:actuate="onLoad" draw:mime-type="image/jpeg"/>
</draw:frame>
Twitter will now require users to have an account of the Usoc network to view tweets.</text:p>
      <text:p text:style-name="P4">
About it reports <text:a xlink:type="simple" xlink:href="https://www.reuters.com/technology/twitter-now-needs-users-sign-view-tweets-2023-06-30/" text:style-name="Internet_20_link" text:visited-style-name="Visited_20_Internet_20_Link">
Reuters</text:a>
, reports Ukrinform.</text:p>
      <text:p text:style-name="P4">
As noted, those who try to view the content on the platform "<text:a xlink:type="simple" xlink:href="https://www.ukrinform.ua/tag-twitter" text:style-name="Internet_20_link" text:visited-style-name="Visited_20_Internet_20_Link">
Twitter</text:a>
", it will be suggested to create an account or enter an existing one to see posts.</text:p>
      <text:p text:style-name="P4">
The owner of the company Ilon Musk called it a "temporary emergency".</text:p>
      <text:p text:style-name="P4">
According to him, hundreds of organizations collected data on the social network, which negatively dropped users.</text:p>
      <text:p text:style-name="P4">
Earlier, Musk had already expressed dissatisfaction with the fact that artificial intelligence firms, such as Openai, use the company data to teach their large language models.</text:p>
      <text:p text:style-name="P4">
“We will definitely sue those who have stolen our data and look forward to meeting them in court that will take place(by optimistic calculations)After 2-3 years, ”Musk said.</text:p>
      <text:p text:style-name="P4">
<text:span text:style-name="T4">
 Read also: </text:span>
 <text:a xlink:type="simple" xlink:href="https://www.ukrinform.ua/rubric-technology/3725248-mask-zapevniv-so-twitter-vikonuvatime-zakoni-es-pro-borotbu-z-dezinformacieu.html" text:style-name="Internet_20_link" text:visited-style-name="Visited_20_Internet_20_Link">
<text:span text:style-name="T4">
 Musk </text:span>
 assured that Twitter would comply with EU laws for misinformation</text:a>
In May, a lawyer Mask Alex Spiro in a letter in the name of the Director General Company "Microsoft" of Satya Nadella called the technological giant to conduct the use of Twitter content, declaring a violation of the agreement of the Social network data.</text:p>
      <text:p text:style-name="P4">
Twitter also started to charge users for access to their interface of applied programming(API), which is used by third -party applications and researchers.</text:p>
      <text:p text:style-name="P4">
News Source: <text:a xlink:type="simple" xlink:href="https://www.ukrinform.ua/rubric-technology/3730197-tvitter-zakrivae-dostup-do-kontentu-koristuvacam-bez-oblikovogo-zapisu.html" text:style-name="Internet_20_link" text:visited-style-name="Visited_20_Internet_20_Link">
https://www.ukrinform.ua/rubric-technology/3730197-tvitter-zakrivae-dostup-do-kontentu-koristuvacam-bez-oblikovogo-zapisu.html</text:a>
</text:p>
      <!--NEWS-->
      <text:h text:style-name="P10" text:outline-level="1">
<text:span text:style-name="T4">
Rating Fide: Maria Muzychuk closes the top 10 best chess players in the world</text:span>
</text:h>
      <text:p text:style-name="P4">
Authors: Ukrinform (Person)</text:p>
      <text:p text:style-name="P4">
Publisher: Укринформ (Organization)</text:p>
      <text:p text:style-name="P4">
Published Time: 2023-07-01T15:11:04+03:00</text:p>
      <text:p text:style-name="P4">
Modified Time: 2023-07-01T15:11:04+03:00</text:p>
      <text:p text:style-name="P4">
Description: The International Chess Federation (Fide) has released a rating list as of July 1, 2023. - Ukrinform.</text:p>
      <text:p text:style-name="P4">
Images: ['<text:a xlink:type="simple" xlink:href="https://static.ukrinform.com/photos/2023_07/thumb_files/630_360_1688213414-475.jpg" text:style-name="Internet_20_link" text:visited-style-name="Visited_20_Internet_20_Link">
630_360_16882...</text:a>
']</text:p>
      <text:p text:style-name="P4">
Tags: ['Музичук', 'Рейтинг', 'Шахи', 'ФІДЕ']</text:p>
      <text:p text:style-name="P4">
Type: Article</text:p>
      <!--METADATA-->
      <text:p text:style-name="P4">
<draw:frame draw:style-name="fr1" draw:name="Image69" text:anchor-type="as-char" svg:width="6.9236in" svg:height="3.956343in" draw:z-index="0">
<draw:image xlink:href="../Images/yкринформ/2023-07-01T15-11-04-03-00/630_360_1688213414-475.jpg" xlink:type="simple" xlink:show="embed" xlink:actuate="onLoad" draw:mime-type="image/jpeg"/>
</draw:frame>
International Chess Federation(Fide)She released a rating list as of July 1, 2023.</text:p>
      <text:p text:style-name="P4">
In the top ten <text:a xlink:type="simple" xlink:href="https://ratings.fide.com/" text:style-name="Internet_20_link" text:visited-style-name="Visited_20_Internet_20_Link">
list</text:a>
Women still include the exchmpion of the Ukrainian Maria Muzychuk.(Ratio of 2511)As a 10th position, Ukrinform reports.</text:p>
      <text:p text:style-name="P4">
Maria's older sister - Anna Muzychuk(2509)She rose to one step and ranks 110.</text:p>
      <text:p text:style-name="P4">
Women's rating continues to head China Hou Ifan(2628).</text:p>
      <text:p text:style-name="P4">
У першій сотні найсильніших шахісток світу, окрім сестер Музичук, ще трипредставниці України: 30. Юлія Осьмак (2444), 33. Anna Ushenina(2434), 80. Natalia of the bux(2365).</text:p>
      <text:p text:style-name="P4">
<text:span text:style-name="T4">
Читайте також:</text:span>
 <text:a xlink:type="simple" xlink:href="https://www.ukrinform.ua/rubric-sports/3707242-ukraina-propustit-unackij-cs-z-sahiv-cerez-dopusk-rosian-i-bilorusiv.html" text:style-name="Internet_20_link" text:visited-style-name="Visited_20_Internet_20_Link">
 Україна пропустить юнацький ЧС з шахів через допускросіян і білорусів </text:a>
Men are confidently leading Norwegian Magnus Carlsen(2835).</text:p>
      <text:p text:style-name="P4">
До першої світової сотні входять сім шахістів України: 38. Павло Ельянов(2694), 64. Igor Kovalenko(2674), 65. Andrei Volokitin(2674), 72. Antonkorobov(2667), 73. Vasily Ivanchuk(2667), 76. Ruslan Ponomarev(2664), 87. Yuri Kryvoruchko(2656).</text:p>
      <text:p text:style-name="P4">
Фото: Facebook.</text:p>
      <text:p text:style-name="P4">
News Source: <text:a xlink:type="simple" xlink:href="https://www.ukrinform.ua/rubric-sports/3730198-rejting-fide-maria-muzicuk-zamikae-top10-najkrasih-sahistok-svitu.html" text:style-name="Internet_20_link" text:visited-style-name="Visited_20_Internet_20_Link">
https://www.ukrinform.ua/rubric-sports/3730198-rejting-fide-maria-muzicuk-zamikae-top10-najkrasih-sahistok-svitu.html</text:a>
</text:p>
      <!--NEWS-->
      <text:h text:style-name="P10" text:outline-level="1">
<text:span text:style-name="T4">
There are no graphics of Ukrainian training on F-16, some of the partners are delaying-Zelensky</text:span>
</text:h>
      <text:p text:style-name="P4">
Authors: Ukrinform (Person)</text:p>
      <text:p text:style-name="P4">
Publisher: Укринформ (Organization)</text:p>
      <text:p text:style-name="P4">
Published Time: 2023-07-01T15:12:00+03:00</text:p>
      <text:p text:style-name="P4">
Modified Time: 2023-07-01T15:12:00+03:00</text:p>
      <text:p text:style-name="P4">
Description: There are no schedules for the training of Ukrainian pilots on Western F-16 fighters, some of the foreign partners are delaying. - Ukrinform.</text:p>
      <text:p text:style-name="P4">
Images: ['<text:a xlink:type="simple" xlink:href="https://static.ukrinform.com/photos/2023_02/thumb_files/630_360_1677164282-741.jpg" text:style-name="Internet_20_link" text:visited-style-name="Visited_20_Internet_20_Link">
630_360_16771...</text:a>
']</text:p>
      <text:p text:style-name="P4">
Tags: ['Літак', 'Винищувач', 'Зеленський', 'Війна з Росією', 'Пілот']</text:p>
      <text:p text:style-name="P4">
Type: Article</text:p>
      <!--METADATA-->
      <text:p text:style-name="P4">
<draw:frame draw:style-name="fr1" draw:name="Image70" text:anchor-type="as-char" svg:width="6.9236in" svg:height="3.956343in" draw:z-index="0">
<draw:image xlink:href="../Images/yкринформ/2023-07-01T15-12-00-03-00/630_360_1677164282-741.jpg" xlink:type="simple" xlink:show="embed" xlink:actuate="onLoad" draw:mime-type="image/jpeg"/>
</draw:frame>
There are no graphic training of Ukrainian pilots on Western F-16 fighters, some of the foreign partners are delaying.</text:p>
      <text:p text:style-name="P4">
This was stated by President Volodymyr Zelenskyy during a joint with Prime Minister of Spain Pedro Sanchez pressconference in Kiev, Ukrinform reports.</text:p>
      <text:p text:style-name="P4">
“We have agreed, we have made sure that we have a coalition of countries that are ready to start training for Ukrainian pilots(On the F-16-order.). Графіка тренувальнихмісій немає. Я вважаю, що деякі партнери з цим затягують. Для чого вони цероблять, мені невідомо», - сказав Зеленський.</text:p>
      <text:p text:style-name="P4">
<text:span text:style-name="T4">
Читайте також:</text:span>
 <text:a xlink:type="simple" xlink:href="https://www.ukrinform.ua/rubric-ato/3729880-zelenskij-pokazav-robotu-ukrainskoi-aviacii-koli-u-nas-budut-f16-rosia-ne-matime-sansiv-u-nebi.html" text:style-name="Internet_20_link" text:visited-style-name="Visited_20_Internet_20_Link">
 Зеленський показав роботу авіації ЗСУ: Коли у нас будутьF-16, Росія не матиме шансів у небі </text:a>
As <text:a xlink:type="simple" xlink:href="https://www.ukrinform.ua/rubric-ato/3723489-reznikov-pro-perspektivu-otrimanna-ukrainou-f16-ptaskova-koalicia-vidbulasa.html" text:style-name="Internet_20_link" text:visited-style-name="Visited_20_Internet_20_Link">
reported</text:a>
, Ministry of Ministry Oleksiy Reznikov previously stated that during a meeting of the NATO-Ukraine commission, specific obligations of allies on the Alliance on the organization of specialized training for Ukrainian pilots on aircraft France were reached, which will open the way to the supply of these <text:a xlink:type="simple" xlink:href="https://www.ukrinform.ua/tag-litak" text:style-name="Internet_20_link" text:visited-style-name="Visited_20_Internet_20_Link">
aircraft</text:a>
to Ukraine.</text:p>
      <text:p text:style-name="P4">
News Source: <text:a xlink:type="simple" xlink:href="https://www.ukrinform.ua/rubric-ato/3730200-grafika-navcanna-ukrainciv-na-f16-nemae-dehto-z-partneriv-zvolikae-zelenskij.html" text:style-name="Internet_20_link" text:visited-style-name="Visited_20_Internet_20_Link">
https://www.ukrinform.ua/rubric-ato/3730200-grafika-navcanna-ukrainciv-na-f16-nemae-dehto-z-partneriv-zvolikae-zelenskij.html</text:a>
</text:p>
      <!--NEWS-->
      <text:h text:style-name="P10" text:outline-level="1">
<text:span text:style-name="T4">
Spain will provide Ukraine with additional four LEOPARD tanks and armored personnel carriers</text:span>
</text:h>
      <text:p text:style-name="P4">
Authors: Ukrinform (Person)</text:p>
      <text:p text:style-name="P4">
Publisher: Укринформ (Organization)</text:p>
      <text:p text:style-name="P4">
Published Time: 2023-07-01T15:14:00+03:00</text:p>
      <text:p text:style-name="P4">
Modified Time: 2023-07-01T15:14:00+03:00</text:p>
      <text:p text:style-name="P4">
Description: Spain will soon put in Ukraine additional 4 LEOPARD tanks, armored personnel carriers and a mobile field hospital. - Ukrinform.</text:p>
      <text:p text:style-name="P4">
Images: ['<text:a xlink:type="simple" xlink:href="https://static.ukrinform.com/photos/2023_07/thumb_files/630_360_1688215601-826.jpg" text:style-name="Internet_20_link" text:visited-style-name="Visited_20_Internet_20_Link">
630_360_16882...</text:a>
']</text:p>
      <text:p text:style-name="P4">
Tags: ['Іспанія', 'допомога', 'Санчес', 'Війна з Росією', ' танк Leopard']</text:p>
      <text:p text:style-name="P4">
Type: Article</text:p>
      <!--METADATA-->
      <text:p text:style-name="P4">
<draw:frame draw:style-name="fr1" draw:name="Image71" text:anchor-type="as-char" svg:width="6.9236in" svg:height="3.956343in" draw:z-index="0">
<draw:image xlink:href="../Images/yкринформ/2023-07-01T15-14-00-03-00/630_360_1688215601-826.jpg" xlink:type="simple" xlink:show="embed" xlink:actuate="onLoad" draw:mime-type="image/jpeg"/>
</draw:frame>
The Spain will be put in Ukraine additional 4 LEOPARD tanks, armored personnel carriers Tamobile field hospital.</text:p>
      <text:p text:style-name="P4">
This was stated by the Prime Minister of Spain Pedro Sanchez on the joint with President of Ukraine Volodymyr Zelensky Press Conference in Kiev, reports Ukrinform.</text:p>
      <text:p text:style-name="P4">
“<text:a xlink:type="simple" xlink:href="https://www.ukrinform.ua/tag-ispania" text:style-name="Internet_20_link" text:visited-style-name="Visited_20_Internet_20_Link">
Spain</text:a>
Soon it will be put in place for help in the war, including 4 Leopard tanks. We will also put a portable field hospital with gurgical equipment. This element should strengthen Ukraine's ability to give assistance to the wounded military and civilian near the front line, ”Sanchez said.</text:p>
      <text:p text:style-name="P4">
He also noted that in recent months, more than 650 citizens of Ukraine have been provided in Spain in Spain, many of them were injured in battles.</text:p>
      <text:p text:style-name="P4">
“I am also happy to report that after our bilateral negotiations during my last visit to Kiev, Ukrainian therapists are already undergoing increased qualifications in Sarahos. They study modern methods of treatment of tasasidation of prostheses. More experts will come to Spain for the next three weeks for preparation. They will be more likely to provide treatment and rehabilitation, ”the Prime Minister said.</text:p>
      <text:p text:style-name="P4">
<text:span text:style-name="T4">
 Read also: </text:span>
 <text:a xlink:type="simple" xlink:href="https://www.ukrinform.ua/rubric-economy/3730185-ispania-vidilit-ukraini-55-miljoniv-na-finansuvanna-pidpriemstv-i-energosistemi-dla-skil.html" text:style-name="Internet_20_link" text:visited-style-name="Visited_20_Internet_20_Link">
<text:span text:style-name="T4">
 Spain </text:span>
 gives Ukraine € 55 million for financing enterprises and schools of schools</text:a>
As it was reported, Spain Prime Minister Pedro Sanchez is a feud in Ukraine on Saturday.</text:p>
      <text:p text:style-name="P4">
News Source: <text:a xlink:type="simple" xlink:href="https://www.ukrinform.ua/rubric-ato/3730202-ispania-nadast-ukraini-dodatkovo-cotiri-tanki-leopard-i-bronetransporteri.html" text:style-name="Internet_20_link" text:visited-style-name="Visited_20_Internet_20_Link">
https://www.ukrinform.ua/rubric-ato/3730202-ispania-nadast-ukraini-dodatkovo-cotiri-tanki-leopard-i-bronetransporteri.html</text:a>
</text:p>
      <!--NEWS-->
      <text:h text:style-name="P10" text:outline-level="1">
<text:span text:style-name="T4">
The SSSU Chairman checked the defense at the border with Russia in Kharkiv region</text:span>
</text:h>
      <text:p text:style-name="P4">
Authors: Ukrinform (Person)</text:p>
      <text:p text:style-name="P4">
Publisher: Укринформ (Organization)</text:p>
      <text:p text:style-name="P4">
Published Time: 2023-07-01T15:23:00+03:00</text:p>
      <text:p text:style-name="P4">
Modified Time: 2023-07-01T15:23:00+03:00</text:p>
      <text:p text:style-name="P4">
Description: The head of the State Border Service of Ukraine Serhiy Deyneko checked the defense on the border with the Russian Federation and the conditions of placement of personnel. - Ukrinform.</text:p>
      <text:p text:style-name="P4">
Images: ['<text:a xlink:type="simple" xlink:href="https://static.ukrinform.com/photos/2023_07/thumb_files/630_360_1688214063-1530.jpeg" text:style-name="Internet_20_link" text:visited-style-name="Visited_20_Internet_20_Link">
630_360_16882...</text:a>
']</text:p>
      <text:p text:style-name="P4">
Tags: ['Оборона', 'Харківщина', 'Кордон', 'Дейнеко']</text:p>
      <text:p text:style-name="P4">
Type: Article</text:p>
      <!--METADATA-->
      <text:p text:style-name="P4">
<draw:frame draw:style-name="fr1" draw:name="Image72" text:anchor-type="as-char" svg:width="6.9236in" svg:height="3.956343in" draw:z-index="0">
<draw:image xlink:href="../Images/yкринформ/2023-07-01T15-23-00-03-00/630_360_1688214063-1530.jpeg" xlink:type="simple" xlink:show="embed" xlink:actuate="onLoad" draw:mime-type="image/jpeg"/>
</draw:frame>
The main border service of Ukraine Serhiy Deyneko checked the decoration of the defense at the border with the Russian Federation and the conditions of placement of the personnel.</text:p>
      <text:p text:style-name="P4">
As Ukrinform reports, it reports <text:a xlink:type="simple" xlink:href="https://dpsu.gov.ua/ua/news/%20video%20-sergiy-deyneko-tut-i-zavzhdi-bude-nash-kordon-/" text:style-name="Internet_20_link" text:visited-style-name="Visited_20_Internet_20_Link">
PSSU press service</text:a>
.  “Deyneko checked the arrangement of positions on the cover and defense of the state line <text:a xlink:type="simple" xlink:href="https://www.ukrinform.ua/tag-kordon" text:style-name="Internet_20_link" text:visited-style-name="Visited_20_Internet_20_Link">
border</text:a>
, heard the units and spoke with the fighters, ”the message reads.</text:p>
      <text:p text:style-name="P4">
<text:span text:style-name="T5">
Viso: <text:a xlink:type="simple" xlink:href="https://t.me/DPSUkr/12139" text:style-name="Internet_20_link" text:visited-style-name="Visited_20_Internet_20_Link">
DPSU</text:a>
</text:span>
</text:p>
      <text:p text:style-name="P4">
Soldiers, in particular, noted that the Russians actively dissect radio -electronic struggle and try to conduct air exploration to expose positions, to which Ukrainian defenders use all possible means to effectively counteract this.</text:p>
      <text:p text:style-name="P4">
</text:p>
      <text:p text:style-name="P4">
<text:a xlink:type="simple" xlink:href="https://static.ukrinform.com/photos/2023_07/1688214063-7976.jpeg" text:style-name="Internet_20_link" text:visited-style-name="Visited_20_Internet_20_Link">
 </text:a>
 <text:a xlink:type="simple" xlink:href="https://static.ukrinform.com/photos/2023_07/1688214063-9729.jpeg" text:style-name="Internet_20_link" text:visited-style-name="Visited_20_Internet_20_Link">
</text:a>
 <text:a xlink:type="simple" xlink:href="https://static.ukrinform.com/photos/2023_07/1688214063-8822.jpeg" text:style-name="Internet_20_link" text:visited-style-name="Visited_20_Internet_20_Link">
</text:a>
 <text:a xlink:type="simple" xlink:href="https://static.ukrinform.com/photos/2023_07/1688214063-3009.jpeg" text:style-name="Internet_20_link" text:visited-style-name="Visited_20_Internet_20_Link">
</text:a>
 <text:a xlink:type="simple" xlink:href="https://static.ukrinform.com/photos/2023_07/1688214063-1530.jpeg" text:style-name="Internet_20_link" text:visited-style-name="Visited_20_Internet_20_Link">
<draw:frame draw:style-name="fr1" draw:name="Image78" text:anchor-type="as-char" svg:width="6.9236in" svg:height="3.956343in" draw:z-index="0">
<draw:image xlink:href="../Images/yкринформ/2023-07-01T15-23-00-03-00/630_360_1688214063-1530.jpeg" xlink:type="simple" xlink:show="embed" xlink:actuate="onLoad" draw:mime-type="image/jpeg"/>
</draw:frame>
</text:a>
 <text:a xlink:type="simple" xlink:href="https://static.ukrinform.com/photos/2023_07/1688214063-1015.jpeg" text:style-name="Internet_20_link" text:visited-style-name="Visited_20_Internet_20_Link">
</text:a>
 <text:a xlink:type="simple" xlink:href="https://static.ukrinform.com/photos/2023_07/1688214064-2934.jpeg" text:style-name="Internet_20_link" text:visited-style-name="Visited_20_Internet_20_Link">
</text:a>
 <text:a xlink:type="simple" xlink:href="https://static.ukrinform.com/photos/2023_07/1688214064-8831.jpeg" text:style-name="Internet_20_link" text:visited-style-name="Visited_20_Internet_20_Link">
</text:a>
 <text:a xlink:type="simple" xlink:href="https://static.ukrinform.com/photos/2023_07/1688214064-6824.jpeg" text:style-name="Internet_20_link" text:visited-style-name="Visited_20_Internet_20_Link">
</text:a>
 <text:a xlink:type="simple" xlink:href="https://static.ukrinform.com/photos/2023_07/1688214064-3576.jpeg" text:style-name="Internet_20_link" text:visited-style-name="Visited_20_Internet_20_Link">
</text:a>
</text:p>
      <text:p text:style-name="P4">
Daineko analyzed the state of weapons, technical means and checking of positions and conditions of placement of personnel. Also, it was a supply of nutrition and other necessary means.</text:p>
      <text:p text:style-name="P4">
The head of the State Tax Service of Ukraine noted that the border with the Russian Federation remains a rather difficult and responsive direction, as the enemy daily shells from his territory, and also tries to use sabotage groups.</text:p>
      <text:p text:style-name="P4">
<text:span text:style-name="T4">
 Read also: </text:span>
 <text:a xlink:type="simple" xlink:href="https://www.ukrinform.ua/rubric-ato/3721837-dejneko-vidvidav-pozicii-prikordonnikiv-na-bahmutskomu-ta-limanskomu-napramkah.html" text:style-name="Internet_20_link" text:visited-style-name="Visited_20_Internet_20_Link">
<text:span text:style-name="T4">
 Deyneko </text:span>
 visited the positions of the border guards of the Nabakhmut and Liman directions</text:a>
Deyneko thanked the soldiers for the courage during the defense of Ukraine against the Russians and Shchaza stressed that "there will be and always our border."</text:p>
      <text:p text:style-name="P4">
As reported by Ukrinform, on June 30, the Russians from artillery and mortars were fired by border and frontier settlements of Kupyansk Tachuguev districts of Kharkiv region. In particular, under the strikes of Russian invasions were Gatyshche, Ogirtseve, Dvorychanskoe, Sinkivka and other innissive points.</text:p>
      <text:p text:style-name="P4">
News Source: <text:a xlink:type="simple" xlink:href="https://www.ukrinform.ua/rubric-ato/3730207-golova-dpsu-pereviriv-oboronu-na-kordoni-z-rosieu-u-harkivskij-oblasti.html" text:style-name="Internet_20_link" text:visited-style-name="Visited_20_Internet_20_Link">
https://www.ukrinform.ua/rubric-ato/3730207-golova-dpsu-pereviriv-oboronu-na-kordoni-z-rosieu-u-harkivskij-oblasti.html</text:a>
</text:p>
      <!--NEWS-->
      <text:h text:style-name="P10" text:outline-level="1">
<text:span text:style-name="T4">
In the US detained the suspect in murder that was hiding almost 40 years</text:span>
</text:h>
      <text:p text:style-name="P4">
Authors: Ukrinform (Person)</text:p>
      <text:p text:style-name="P4">
Publisher: Укринформ (Organization)</text:p>
      <text:p text:style-name="P4">
Published Time: 2023-07-01T15:25:05+03:00</text:p>
      <text:p text:style-name="P4">
Modified Time: 2023-07-01T15:25:05+03:00</text:p>
      <text:p text:style-name="P4">
Description: US law enforcement officers detained California in a murder that has been hiding for almost four decades. - Ukrinform.</text:p>
      <text:p text:style-name="P4">
Images: ['<text:a xlink:type="simple" xlink:href="https://static.ukrinform.com/photos/2023_07/thumb_files/630_360_1688214214-113.png" text:style-name="Internet_20_link" text:visited-style-name="Visited_20_Internet_20_Link">
630_360_16882...</text:a>
']</text:p>
      <text:p text:style-name="P4">
Tags: ['Арешт', 'Розшук', 'США', 'Вбивство']</text:p>
      <text:p text:style-name="P4">
Type: Article</text:p>
      <!--METADATA-->
      <text:p text:style-name="P4">
<draw:frame draw:style-name="fr1" draw:name="Image84" text:anchor-type="as-char" svg:width="6.9236in" svg:height="3.956343in" draw:z-index="0">
<draw:image xlink:href="../Images/yкринформ/2023-07-01T15-25-05-03-00/630_360_1688214214-113.png" xlink:type="simple" xlink:show="embed" xlink:actuate="onLoad" draw:mime-type="image/png"/>
</draw:frame>
US law enforcement officers detained a suspect in California, which has been hiding for almost four decades.</text:p>
      <text:p text:style-name="P4">
As Ukrinform reports, it reports <text:a xlink:type="simple" xlink:href="http://www.bbc.com/news/world-us-canada-66073441" text:style-name="Internet_20_link" text:visited-style-name="Visited_20_Internet_20_Link">
BBC</text:a>
.</text:p>
      <text:p text:style-name="P4">
"Donald Santini's detention provides justice for the victim and her family for almost four decades of expectations," Sheriff Chad Church Chronicler Gillsboro, Florida, said.</text:p>
      <text:p text:style-name="P4">
It is noted that 65-year-old Donald Santini used 13 alias to arrest for the murder of a woman in Florida in 1984.</text:p>
      <text:p text:style-name="P4">
At the time of detention, he worked as the head of the local Agency for Water Resources of Vokalifornia. Santini was extradited to Florida, where he would be presented with murder.</text:p>
      <text:p text:style-name="P4">
He was searched for the murder of synia Wood, at that time, a 33-year-old woman who reassured in the process of divorce with her husband. Santini was the last man who was seen with her on June 6, 1984, before the detectives found it in the channel.</text:p>
      <text:p text:style-name="P4">
Santini's story has appeared several times on the American's Mostwanted TV show(Most wanted in the US)- in 1990, 2005 and 2013. In addition, many agencies, including the FBI, have worked on this business for many years.</text:p>
      <text:p text:style-name="P4">
Santini's search was held in Texas, California and even in Thailand, alabeza. Recently, law enforcement officers received information that brought them to the Dook-Diego Doruga, where Santini was located.</text:p>
      <text:p text:style-name="P4">
<text:span text:style-name="T4">
 Read also: </text:span>
 <text:a xlink:type="simple" xlink:href="https://www.ukrinform.ua/rubric-world/3718727-v-amerikanskij-vaznici-pomer-kolisnij-agent-fbr-akij-spiguvav-dla-moskvi.html" text:style-name="Internet_20_link" text:visited-style-name="Visited_20_Internet_20_Link">
in American prison died former agent <text:span text:style-name="T4">
 FBI </text:span>
 that was spying for Moscow</text:a>
According to Ukrinform, the Italian police announced on Monday about <text:a xlink:type="simple" xlink:href="https://www.ukrinform.ua/tag-arest" text:style-name="Internet_20_link" text:visited-style-name="Visited_20_Internet_20_Link">
arrest</text:a>
The boss of Sicilian mafia Matteo Messinadenaro, who has been hiding for 30 years.</text:p>
      <text:p text:style-name="P4">
<text:span text:style-name="T5">
Foto: Hillsborogh County Sheriff's Office</text:span>
</text:p>
      <text:p text:style-name="P4">
News Source: <text:a xlink:type="simple" xlink:href="https://www.ukrinform.ua/rubric-world/3730208-u-ssa-zatrimali-pidozruvanogo-u-vbivstvi-akij-perehovuvavsa-majze-40-rokiv.html" text:style-name="Internet_20_link" text:visited-style-name="Visited_20_Internet_20_Link">
https://www.ukrinform.ua/rubric-world/3730208-u-ssa-zatrimali-pidozruvanogo-u-vbivstvi-akij-perehovuvavsa-majze-40-rokiv.html</text:a>
</text:p>
      <!--NEWS-->
      <text:h text:style-name="P10" text:outline-level="1">
<text:span text:style-name="T4">
Kherson region will receive 430 generators purchased by Japan expense</text:span>
</text:h>
      <text:p text:style-name="P4">
Authors: Ukrinform (Person)</text:p>
      <text:p text:style-name="P4">
Publisher: Укринформ (Organization)</text:p>
      <text:p text:style-name="P4">
Published Time: 2023-07-01T15:28:00+03:00</text:p>
      <text:p text:style-name="P4">
Modified Time: 2023-07-01T15:28:00+03:00</text:p>
      <text:p text:style-name="P4">
Description: The UN Development Program has transferred 430 generators for the needs of the Kherson region, the acquisition of which was provided by the Government of Japan. - Ukrinform.</text:p>
      <text:p text:style-name="P4">
Images: ['<text:a xlink:type="simple" xlink:href="https://static.ukrinform.com/photos/2019_09/thumb_files/630_360_1568725858-695.jpg" text:style-name="Internet_20_link" text:visited-style-name="Visited_20_Internet_20_Link">
630_360_15687...</text:a>
']</text:p>
      <text:p text:style-name="P4">
Tags: ['Японія', 'Херсонщина', 'генератор']</text:p>
      <text:p text:style-name="P4">
Type: Article</text:p>
      <!--METADATA-->
      <text:p text:style-name="P4">
<draw:frame draw:style-name="fr1" draw:name="Image86" text:anchor-type="as-char" svg:width="6.9236in" svg:height="3.956343in" draw:z-index="0">
<draw:image xlink:href="../Images/yкринформ/2023-07-01T15-28-00-03-00/630_360_1568725858-695.jpg" xlink:type="simple" xlink:show="embed" xlink:actuate="onLoad" draw:mime-type="image/jpeg"/>
</draw:frame>
The UN program has transferred 430 generators for the needs of the Kherson region, for which the government of Japan provided.</text:p>
      <text:p text:style-name="P4">
About it reports <text:a xlink:type="simple" xlink:href="https://mtu.gov.ua/news/34466.html" text:style-name="Internet_20_link" text:visited-style-name="Visited_20_Internet_20_Link">
Ministry of Community Development, Territories and Infrastructure</text:a>
, reports Ukrinform.</text:p>
      <text:p text:style-name="P4">
The deputy minister of development of communities, territories and infrastructure on European integration Annaurchenko, a constant representative of UNDP in Ukraine as Silter, Extraordinary and Ambassador [Japan] took part in the ceremony of generators.(https://www.ukrinform.ua/tag-aponia)In the Ukrainian Matsuda and representatives of the Kherson Ova.</text:p>
      <text:p text:style-name="P4">
"The generators provided by partners will immediately transfer to the communities to resume the provision of basic services to our residents. The faster we will tedge, the faster the conditions for the return of Ukrainians to their own novels ... Thank you to partners from the UN Development Program and the Government of Japan. Emergency, ”Yurchenko said.</text:p>
      <text:p text:style-name="P4">
She noted that cooperation with UNDP on the provision of regions in terms of preparation for autumn-winter colds and the likelihood of Russia's energy missile terror.</text:p>
      <text:p text:style-name="P4">
In June, UNDP has already transferred 142 generators for the needs of Dnipropetrovsk Tazaposhka regions and plans to transfer more than a thousand generators purchased for the needs of 15 regions of Ukraine by the end of the year.</text:p>
      <text:p text:style-name="P4">
<text:span text:style-name="T4">
 Read also: </text:span>
 [Japan will provide Ukraine with water purifiers and <text:span text:style-name="T4">
 Generator </text:span>
 I have overcoming the consequences(https://www.ukrinform.ua/rubric-regions/3725859-aponia-nadast-ukraini-ocisuvaci-vodi-ta-generatori-dla-podolanna-naslidkiv-pidrivu-kahovskoi-ges.html)As <text:a xlink:type="simple" xlink:href="https://www.ukrinform.ua/rubric-regions/3728309-es-vidpraviv-500-generatoriv-dla-likvidacii-naslidkiv-pidrivu-kahovskoi-ges.html" text:style-name="Internet_20_link" text:visited-style-name="Visited_20_Internet_20_Link">
reported</text:a>
, The EU and its Member States have supplied Ukraine with an addition of 500 electrical generators with a total value of € 16 million to eliminate the consequences of the Kakhovsky Hydroelectric Power Plant.</text:p>
      <text:p text:style-name="P4">
On the night against June 6 <text:a xlink:type="simple" xlink:href="https://www.ukrinform.ua/rubric-other_news/3723441-pidriv-rosianami-kahovskoi-ges-usi-novini.html" text:style-name="Internet_20_link" text:visited-style-name="Visited_20_Internet_20_Link">
Russian military blown up the dam of Kakhovskaya hydroelectric power station</text:a>
Having caused the flooding of part of the Kherson Tamikolaev regions and at the same time - critical grinding of the Kakhovsky farm.</text:p>
      <text:p text:style-name="P4">
News Source: <text:a xlink:type="simple" xlink:href="https://www.ukrinform.ua/rubric-regions/3730209-hersonsina-otrimae-430-generatoriv-pridbanih-kostom-aponii.html" text:style-name="Internet_20_link" text:visited-style-name="Visited_20_Internet_20_Link">
https://www.ukrinform.ua/rubric-regions/3730209-hersonsina-otrimae-430-generatoriv-pridbanih-kostom-aponii.html</text:a>
</text:p>
      <!--NEWS-->
      <text:h text:style-name="P10" text:outline-level="1">
<text:span text:style-name="T4">
NASA Helicopter has reinstated the Persevertance rover after a two -month silence</text:span>
</text:h>
      <text:p text:style-name="P4">
Authors: Ukrinform (Person)</text:p>
      <text:p text:style-name="P4">
Publisher: Укринформ (Organization)</text:p>
      <text:p text:style-name="P4">
Published Time: 2023-07-01T15:37:00+03:00</text:p>
      <text:p text:style-name="P4">
Modified Time: 2023-07-01T15:37:00+03:00</text:p>
      <text:p text:style-name="P4">
Description: NASA's Ingenuity Helicopter has reinstated the Red Planet on the Red Planet with the Persevertance Marsove after a two -month silence. - Ukrinform.</text:p>
      <text:p text:style-name="P4">
Images: ['<text:a xlink:type="simple" xlink:href="https://static.ukrinform.com/photos/2023_07/thumb_files/630_360_1688214771-254.jpg" text:style-name="Internet_20_link" text:visited-style-name="Visited_20_Internet_20_Link">
630_360_16882...</text:a>
']</text:p>
      <text:p text:style-name="P4">
Tags: ['Марс', 'NASA', 'Технології', 'Вертоліт']</text:p>
      <text:p text:style-name="P4">
Type: Article</text:p>
      <!--METADATA-->
      <text:p text:style-name="P4">
<draw:frame draw:style-name="fr1" draw:name="Image87" text:anchor-type="as-char" svg:width="6.9236in" svg:height="3.956343in" draw:z-index="0">
<draw:image xlink:href="../Images/yкринформ/2023-07-01T15-37-00-03-00/630_360_1688214771-254.jpg" xlink:type="simple" xlink:show="embed" xlink:actuate="onLoad" draw:mime-type="image/jpeg"/>
</draw:frame>
NASA's Helicopteringenuity NASA has reinstated the Red Planet with the Persevertance Marmore after a two -month silence.</text:p>
      <text:p text:style-name="P4">
According to Ukrinform, it reports <text:a xlink:type="simple" xlink:href="https://www.jpl.nasa.gov/news/nasas-ingenuity-mars-helicopter-phones-home" text:style-name="Internet_20_link" text:visited-style-name="Visited_20_Internet_20_Link">
NASA reactive motion laboratory</text:a>
(JPL).</text:p>
      <text:p text:style-name="P4">
«52-й політ гелікоптера Ingenuity тепер записаний в офіційному бортовомужурналі місії як успішний. Політ відбувся ще 26 квітня, але диспетчери місії вЛабораторії реактивного руху <text:a xlink:type="simple" xlink:href="https://www.ukrinform.ua/tag-nasa" text:style-name="Internet_20_link" text:visited-style-name="Visited_20_Internet_20_Link">
 NASA </text:a>
The vibrant California lost their connection with the helicopter when he came in, ”the laboratory said.</text:p>
      <text:p text:style-name="P4">
The Ingenuity team expected to shut off the communication because the helicopter's landing and the Persevertance rover is a hill that blocked the connection between them.</text:p>
      <text:p text:style-name="P4">
"The contact was restored on June 28, when Perseverance rose to the hill from Bonov was able to see Ingenuity," - added to JPL.</text:p>
      <text:p text:style-name="P4">
It is noted that the goal of the 52nd ticket, 363 meters long and 139 seconds, was to change the position of the helicopter and the image of the surface of Mars for the Scientific Group of the Marsood.</text:p>
      <text:p text:style-name="P4">
Ingenuity is expected to climb into the sky on Mars over a few weeks.</text:p>
      <text:p text:style-name="P4">
<text:span text:style-name="T4">
 Read also: </text:span>
 <text:a xlink:type="simple" xlink:href="https://www.ukrinform.ua/rubric-technology/3729128-na-marsi-vstanovili-rekord-iz-virobnictva-kisnu.html" text:style-name="Internet_20_link" text:visited-style-name="Visited_20_Internet_20_Link">
on Mars set a record for oxygen production</text:a>
According to Ukrinform, the Ingenuity helicopter was delivered to the Red Planet together with the Perseverance NASA Marsover on February 18, 2022, after 7 months of flight. Ingenuity made its first flight on April 19th. The helicopter worth $ 85 million was the first aircraft running on another planet.</text:p>
      <text:p text:style-name="P4">
_ Photo: nasa_</text:p>
      <text:p text:style-name="P4">
News Source: <text:a xlink:type="simple" xlink:href="https://www.ukrinform.ua/rubric-technology/3730211-gelikopter-nasa-vidnoviv-zvazok-iz-marsohodom-perseverance-pisla-dvomisacnoi-tisi.html" text:style-name="Internet_20_link" text:visited-style-name="Visited_20_Internet_20_Link">
https://www.ukrinform.ua/rubric-technology/3730211-gelikopter-nasa-vidnoviv-zvazok-iz-marsohodom-perseverance-pisla-dvomisacnoi-tisi.html</text:a>
</text:p>
      <!--NEWS-->
      <text:h text:style-name="P10" text:outline-level="1">
<text:span text:style-name="T4">
From June 26, no new vessel was allowed to join the Grain Agreement - the UN</text:span>
</text:h>
      <text:p text:style-name="P4">
Authors: Ukrinform (Person)</text:p>
      <text:p text:style-name="P4">
Publisher: Укринформ (Organization)</text:p>
      <text:p text:style-name="P4">
Published Time: 2023-07-01T15:41:00+03:00</text:p>
      <text:p text:style-name="P4">
Modified Time: 2023-07-01T15:41:00+03:00</text:p>
      <text:p text:style-name="P4">
Description: Since June 26, no new vessel was allowed to join the Black Sea Grain Initiative despite 29 applications submitted to the joint coordination center. - Ukrinform.</text:p>
      <text:p text:style-name="P4">
Images: ['<text:a xlink:type="simple" xlink:href="https://static.ukrinform.com/photos/2023_07/thumb_files/630_360_1688215179-973.jpg" text:style-name="Internet_20_link" text:visited-style-name="Visited_20_Internet_20_Link">
630_360_16882...</text:a>
']</text:p>
      <text:p text:style-name="P4">
Tags: ['ООН', 'Порт', 'Корабель', 'зерновий коридор']</text:p>
      <text:p text:style-name="P4">
Type: Article</text:p>
      <!--METADATA-->
      <text:p text:style-name="P4">
<draw:frame draw:style-name="fr1" draw:name="Image88" text:anchor-type="as-char" svg:width="6.9236in" svg:height="3.956343in" draw:z-index="0">
<draw:image xlink:href="../Images/yкринформ/2023-07-01T15-41-00-03-00/630_360_1688215179-973.jpg" xlink:type="simple" xlink:show="embed" xlink:actuate="onLoad" draw:mime-type="image/jpeg"/>
</draw:frame>
Beginning in June 26, no new vessel was allowed to join the grain grain initiative despite the 29 applications submitted to the joint coordination center.</text:p>
      <text:p text:style-name="P4">
This was stated at a briefing in New York by UN Deputy Farhan Hak spokesman, Ukrinform reports, citing <text:a xlink:type="simple" xlink:href="https://news.un.org/ru/story/2023/06/1442502" text:style-name="Internet_20_link" text:visited-style-name="Visited_20_Internet_20_Link">
UN News</text:a>
.</text:p>
      <text:p text:style-name="P4">
According to Khak, only 13 [ships] are now involved within the initiative.(https://www.ukrinform.ua/tag-korabel)- They are loaded in Ukrainian ports or are on the way to or from Istanbul.</text:p>
      <text:p text:style-name="P4">
"If there are no new vessels within the Black Sea initiative, a million tons of food will be stuck in ports before July 17," Khak said.</text:p>
      <text:p text:style-name="P4">
He urged the parties to ensure the unobstructed admission of additional ships of the Domorsk Humanitarian Corridor in the Black Sea, which is a "safety for food security on the planet". The beginning of the harvesting season certifies the need for action, he added.</text:p>
      <text:p text:style-name="P4">
As it is noted, in June, within the Black Sea initiative, two million tons of food were exported, which is much lower if possible with the ports of the Importers.</text:p>
      <text:p text:style-name="P4">
"We urge the parties to undertake to continue the Tae effectively implementation of the agreement without further delay," Khak said.</text:p>
      <text:p text:style-name="P4">
As reported by Ukrinform, the grain agreement was concluded in July last year by the Supplies of Ukraine, Turkey and the UN, as well as separately - Turkey, the UN and Russia. Approxations guarantee a safe passage parties.</text:p>
      <text:p text:style-name="P4">
<text:span text:style-name="T4">
 Read also: </text:span>
 [States called on the UN Council to press on Russia for "<text:span text:style-name="T4">
 grain </text:span>
 transaction"(https://www.ukrinform.ua/rubric-economy/3726913-stati-zaklikali-radbez-oon-tisnuti-na-rosiu-dla-prodovzenna-zernovoi-ugodi.html)Russia threatens to withdraw from the grain agreement, if it does not succeed in the restoration of ammonia by the Tomatti - Odesa pipeline and partially removing restriction on its own export.</text:p>
      <text:p text:style-name="P4">
The Government of Ukraine declared the actual blocking of the Russian side of grain. The Russian Federation opened the inspection of ships, which reduced the capacity of the corridor to less than 20% of the possible.</text:p>
      <text:p text:style-name="P4">
Russia was taught in the agreement at the end of May, extending its effect for 60 days - until July 17.</text:p>
      <text:p text:style-name="P4">
<text:span text:style-name="T5">
Foto: UNP UN/Duncan Mur</text:span>
</text:p>
      <text:p text:style-name="P4">
News Source: <text:a xlink:type="simple" xlink:href="https://www.ukrinform.ua/rubric-economy/3730214-vid-26-cervna-zodnomu-novomu-sudnu-ne-dozvolili-priednatisa-do-zernovoi-ugodi-oon.html" text:style-name="Internet_20_link" text:visited-style-name="Visited_20_Internet_20_Link">
https://www.ukrinform.ua/rubric-economy/3730214-vid-26-cervna-zodnomu-novomu-sudnu-ne-dozvolili-priednatisa-do-zernovoi-ugodi-oon.html</text:a>
</text:p>
      <!--NEWS-->
      <text:h text:style-name="P10" text:outline-level="1">
<text:span text:style-name="T4">
Zelensky: Russians can carry out a terrorist attack on the ZPP to stop the counter -offensive</text:span>
</text:h>
      <text:p text:style-name="P4">
Authors: Ukrinform (Person)</text:p>
      <text:p text:style-name="P4">
Publisher: Укринформ (Organization)</text:p>
      <text:p text:style-name="P4">
Published Time: 2023-07-01T15:44:00+03:00</text:p>
      <text:p text:style-name="P4">
Modified Time: 2023-07-01T15:44:00+03:00</text:p>
      <text:p text:style-name="P4">
Description: Russia has been technically prepared for a local explosion at the Zaporozhye Nuclear Power Plant and can carry it out to stop the counter -offensive actions of the Defense Forces of Ukraine and political pressure on Kiev through some partners. - Ukrinform.</text:p>
      <text:p text:style-name="P4">
Images: ['<text:a xlink:type="simple" xlink:href="https://static.ukrinform.com/photos/2023_07/thumb_files/630_360_1688215618-235.jpg" text:style-name="Internet_20_link" text:visited-style-name="Visited_20_Internet_20_Link">
630_360_16882...</text:a>
']</text:p>
      <text:p text:style-name="P4">
Tags: ['Іспанія', 'Теракт', 'Зеленський', 'Санчес', 'Запорізька АЕС', 'Війна з Росією']</text:p>
      <text:p text:style-name="P4">
Type: Article</text:p>
      <!--METADATA-->
      <text:p text:style-name="P4">
<draw:frame draw:style-name="fr1" draw:name="Image89" text:anchor-type="as-char" svg:width="6.9236in" svg:height="3.956343in" draw:z-index="0">
<draw:image xlink:href="../Images/yкринформ/2023-07-01T15-44-00-03-00/630_360_1688215618-235.jpg" xlink:type="simple" xlink:show="embed" xlink:actuate="onLoad" draw:mime-type="image/jpeg"/>
</draw:frame>
Russia has prepared the whole for a local explosion at the Zaporizhzhya nuclear power plant and can carry it out to stop the counter -offensive of Ukraine's defense and political pressure on Kiev through some partners.</text:p>
      <text:p text:style-name="P4">
This was stated by President Volodymyr Zelenskyy during a joint with Prime Minister of Spain Pedro Sanchez pressconference in Kiev, Ukrinform reports.</text:p>
      <text:p text:style-name="P4">
"For them(Russians - ed.)Of course, it is important today, after the weakness on the polyb, which they demonstrated throughout the year, to stop us with these or other unexpected terrorist acts, both undermining the Kakhovska dam, and an immobile local undermine(of the breeze - order.), after which there will be an emission, for the way that this war is dangerous for the world, to provoke it so that they have not been used. It will be very difficult(To achieve)For someone to believe it, but nevertheless, for the information space, that people may be afraid of this, so that then or other partners, especially skeptics, begin to stop Ukraine politically, stop our counter -offensive actions. That's why it can plan the Russian Federation, ”” Zelensky] emphasized(https://www.ukrinform.ua/tag-zelenskij).</text:p>
      <text:p text:style-name="P4">
He recalled that there is a serious threat of such a terrorist attack, Russia is technically ready to provoke a local explosion, which can lead to the release of dangerous releases.</text:p>
      <text:p text:style-name="P4">
<text:span text:style-name="T4">
 Read also: </text:span>
 <text:a xlink:type="simple" xlink:href="https://www.ukrinform.ua/rubric-ato/3730135-zelenskij-zaporizka-atomna-stancia-zaminovana-i-ce-fakt.html" text:style-name="Internet_20_link" text:visited-style-name="Visited_20_Internet_20_Link">
Zelensky: Zaporizhzhya Nuclear Station is replaced and cefact</text:a>
The President stated that Ukraine is actively communicating with the mass partners in the situation of Ukraine to press politically on Moscow and Russia "even thinking about it."</text:p>
      <text:p text:style-name="P4">
The head of state emphasizes the need to return the Ukrainian control by the supercenate, but notes that the moment of transition is very important and must be made by the IAEA.</text:p>
      <text:p text:style-name="P4">
“The IAEA is a mediator and may, by the way, involve other partners - there are states that do not mind joining this process. The moment of transition from Russia under Ukraine's control is very important that everything is checked, because it can be a distinctive displacement, then to say that when it was under the controlmotor, everything was fine, and now there is an output. This is an important point, ”said Zelensky.As reported by Ukrinform, the Russians were temporarily occupied by the NPP on March 4, 2022.</text:p>
      <text:p text:style-name="P4">
On June 22, 2023, President Volodymyr Zelensky declared plans for a terrorist attack at the Zaporizhzhia NPP.</text:p>
      <text:p text:style-name="P4">
<text:span text:style-name="T5">
Foto: Presidential Office</text:span>
</text:p>
      <text:p text:style-name="P4">
News Source: <text:a xlink:type="simple" xlink:href="https://www.ukrinform.ua/rubric-ato/3730219-zelenskij-rosiani-mozut-zdijsniti-terakt-na-zaes-abi-zupiniti-kontrnastup.html" text:style-name="Internet_20_link" text:visited-style-name="Visited_20_Internet_20_Link">
https://www.ukrinform.ua/rubric-ato/3730219-zelenskij-rosiani-mozut-zdijsniti-terakt-na-zaes-abi-zupiniti-kontrnastup.html</text:a>
</text:p>
      <!--NEWS-->
      <text:h text:style-name="P10" text:outline-level="1">
<text:span text:style-name="T4">
Sport-2023. The calendar of the main events of July</text:span>
</text:h>
      <text:p text:style-name="P4">
Authors: Ukrinform (Person)</text:p>
      <text:p text:style-name="P4">
Publisher: Укринформ (Organization)</text:p>
      <text:p text:style-name="P4">
Published Time: 2023-07-01T15:51:00+03:00</text:p>
      <text:p text:style-name="P4">
Modified Time: 2023-07-01T15:51:00+03:00</text:p>
      <text:p text:style-name="P4">
Description: The summer part of the pre -Olympic year continues to competition of July Sports Calendar. - Ukrinform.</text:p>
      <text:p text:style-name="P4">
Images: ['<text:a xlink:type="simple" xlink:href="https://static.ukrinform.com/photos/2023_07/thumb_files/630_360_1688215845-380.jpg" text:style-name="Internet_20_link" text:visited-style-name="Visited_20_Internet_20_Link">
630_360_16882...</text:a>
']</text:p>
      <text:p text:style-name="P4">
Tags: ['Спорт']</text:p>
      <text:p text:style-name="P4">
Type: Article</text:p>
      <!--METADATA-->
      <text:p text:style-name="P4">
<draw:frame draw:style-name="fr1" draw:name="Image90" text:anchor-type="as-char" svg:width="6.9236in" svg:height="3.956343in" draw:z-index="0">
<draw:image xlink:href="../Images/yкринформ/2023-07-01T15-51-00-03-00/630_360_1688215845-380.jpg" xlink:type="simple" xlink:show="embed" xlink:actuate="onLoad" draw:mime-type="image/jpeg"/>
</draw:frame>
The summer part of the pre -Olympic year continues the competition of the July Sports Calendar.</text:p>
      <text:p text:style-name="P4">
Ukrinform represents the schedule of top events of the second month of summer.</text:p>
      <text:p text:style-name="P4">
_ Sports calendar of July-2023._</text:p>
      <text:p text:style-name="P4">
June 21 - July 2: III European Games(Krakow, Poland)June 21 - July 8: European Football Championship U21(Georgia, Romania)June 26 - July 2: European Championship for Sports Wrestling U20(Santiago de Compostel, Spain)July 2: Diamond League athletics Stage(Stockholm, Sweden)July 2. Formula 1. Austria Grand Prix(Spilberg, Austria)July 3-16: Wimbledon Tennis Tournament(London, the United Kingdom)July 5-25: Match for World Champion in Chess-2023(Chunzin you have Shanghai and Ki)July 8-9: European Cup with Judo(Tallinn, Estonia)July 9. Formula 1. Grand Prix of Great Britain(Silverstown, England)July 9-16: The World Cup Stage Stand(Lonato, Italy)July 14-30: World Water Sports Championship(Fukuoka, Japan)<text:span text:style-name="T4">
 Read also: </text:span>
 <text:a xlink:type="simple" xlink:href="https://www.ukrinform.ua/rubric-sports/3730113-u-francii-projsli-xxiv-evropejski-igri-korporativnogo-sportu.html" text:style-name="Internet_20_link" text:visited-style-name="Visited_20_Internet_20_Link">
France has passed the XXIV European Corporate Games <text:span text:style-name="T4">
 Sports </text:span>
 U</text:a>
July 14-25: Junior World Sports Firing Championship(Chhanvon, Republic of Korea)July 16: Diamond League athletics Stage(Silesia, Poland)July 21: Diamond League athletics Stage(Monaco)July 22-25: Fencing World Cup(Milan, Italy)July 23. Formula 1. Hungary Grand Prix(Modrod, Hungary)July 23: The Diamond League athletics Stage(London, Great Britain)July 25/26: The first match of the second qualifying round of the UEFA Champions League "Dnipro -1" - "Panatinaikos"(Greece)July 27: The first match of the Second Qualifying Round of the UEFA Conferences League "Vorskla"(Poltava)- dack-1904(Slovakia)/ “Deeds(Georgia)July 29 - August 25: The World Cup of Chess(Baku, Azerbaijan)July 29: The start of the season-2023/24 in the football premiere of Ukraine(UPL)July 30. Formula 1. Grand Prix of Belgium(Spa-Frankorsham, Belgium)July 31 - August 6: World Luke Shooting Championship(Berlin, Germany).</text:p>
      <text:p text:style-name="P4">
Фото: FINA.</text:p>
      <text:p text:style-name="P4">
News Source: <text:a xlink:type="simple" xlink:href="https://www.ukrinform.ua/rubric-sports/3730218-sport2023-kalendar-golovnih-podij-lipna.html" text:style-name="Internet_20_link" text:visited-style-name="Visited_20_Internet_20_Link">
https://www.ukrinform.ua/rubric-sports/3730218-sport2023-kalendar-golovnih-podij-lipna.html</text:a>
</text:p>
      <!--NEWS-->
      <text:h text:style-name="P10" text:outline-level="1">
<text:span text:style-name="T4">
The National Bank enhances cash control through terminals</text:span>
</text:h>
      <text:p text:style-name="P4">
Authors: Ukrinform (Person)</text:p>
      <text:p text:style-name="P4">
Publisher: Укринформ (Organization)</text:p>
      <text:p text:style-name="P4">
Published Time: 2023-07-01T15:54:00+03:00</text:p>
      <text:p text:style-name="P4">
Modified Time: 2023-07-01T15:54:00+03:00</text:p>
      <text:p text:style-name="P4">
Description: The National Bank has changed the requirements for payment service providers during cash operations through the self-service software and technical complex (PTKS). - Ukrinform.</text:p>
      <text:p text:style-name="P4">
Images: ['<text:a xlink:type="simple" xlink:href="https://static.ukrinform.com/photos/2023_07/thumb_files/630_360_1688215887-155.jpg" text:style-name="Internet_20_link" text:visited-style-name="Visited_20_Internet_20_Link">
630_360_16882...</text:a>
']</text:p>
      <text:p text:style-name="P4">
Tags: ['Економіка', 'Нацбанк', 'Гроші', 'Готівка']</text:p>
      <text:p text:style-name="P4">
Type: Article</text:p>
      <!--METADATA-->
      <text:p text:style-name="P4">
<draw:frame draw:style-name="fr1" draw:name="Image91" text:anchor-type="as-char" svg:width="6.9236in" svg:height="3.956343in" draw:z-index="0">
<draw:image xlink:href="../Images/yкринформ/2023-07-01T15-54-00-03-00/630_360_1688215887-155.jpg" xlink:type="simple" xlink:show="embed" xlink:actuate="onLoad" draw:mime-type="image/jpeg"/>
</draw:frame>
The National Bank has changed the requirements for payment service providers during cash operations through software and technical complexing(PTX).</text:p>
      <text:p text:style-name="P4">
Як передає Укрінформ, про це повідомляє <text:a xlink:type="simple" xlink:href="https://bank.gov.ua/ua/news/all/zmineno-vimogi-do-nadavachiv-platijnih-poslug-pid-chas-provedennya-nimi-operatsiy-iz-vnesennya-gotivki-cherez-ptks" text:style-name="Internet_20_link" text:visited-style-name="Visited_20_Internet_20_Link">
 пресслужба НБУ</text:a>
.</text:p>
      <text:p text:style-name="P4">
“The National Bank of Ukraine has clarified the requirements for payment services and their commercial agents during their transactions on application <text:a xlink:type="simple" xlink:href="https://www.ukrinform.ua/tag-grosi" text:style-name="Internet_20_link" text:visited-style-name="Visited_20_Internet_20_Link">
cash</text:a>
, in particular through PTKS, ”the presentation reads.</text:p>
      <text:p text:style-name="P4">
At the request of the regulator from August 1, 2023, receipts, including PTKS, must be added to the receipts, which are formed during cash transactions using payment devices, including PTKS. In particular, receipts on the results of cash operations using PTCS to enter it into accounts should include the payer's mobile phone number.</text:p>
      <text:p text:style-name="P4">
It is emphasized that these requirements apply to cash transactions for accounting it with PTKS. At the same time, they do not apply for utility bills, tickets for rail transportation(Including posterity), traveling in urban and suburban transport(including electric swings), payment of route passenger transportation, replenishment of travel and transport cards for travel in urban and suburban transport, payment of taxables, penalties, administrative services, fees and other payments.</text:p>
      <text:p text:style-name="P4">
<text:span text:style-name="T4">
 Read also: </text:span>
 <text:a xlink:type="simple" xlink:href="https://www.ukrinform.ua/rubric-economy/3729932-nbu-zrobiv-cergovij-krok-dla-stabilizacii-situacii-z-obminom-valuti.html" text:style-name="Internet_20_link" text:visited-style-name="Visited_20_Internet_20_Link">
NBU took another step to stabilize the situation by currency governors</text:a>
As it was reported, on June 29, 2023, the Board of the National Bank of Ukraine confirmed a strategy for mitigating currency restrictions, the transition to a greater exchange rate and a return to inflation targeting.</text:p>
      <text:p text:style-name="P4">
<text:span text:style-name="T5">
Foto: NBU</text:span>
</text:p>
      <text:p text:style-name="P4">
News Source: <text:a xlink:type="simple" xlink:href="https://www.ukrinform.ua/rubric-economy/3730221-nacbank-posilue-kontrol-za-vnesenna-gotivki-cerez-terminali.html" text:style-name="Internet_20_link" text:visited-style-name="Visited_20_Internet_20_Link">
https://www.ukrinform.ua/rubric-economy/3730221-nacbank-posilue-kontrol-za-vnesenna-gotivki-cerez-terminali.html</text:a>
</text:p>
      <!--NEWS-->
      <text:h text:style-name="P10" text:outline-level="1">
<text:span text:style-name="T4">
Diplomatic format will only be possible after entering the borders of 1991 - Zelensky</text:span>
</text:h>
      <text:p text:style-name="P4">
Authors: Ukrinform (Person)</text:p>
      <text:p text:style-name="P4">
Publisher: Укринформ (Organization)</text:p>
      <text:p text:style-name="P4">
Published Time: 2023-07-01T15:57:21+03:00</text:p>
      <text:p text:style-name="P4">
Modified Time: 2023-07-01T15:57:21+03:00</text:p>
      <text:p text:style-name="P4">
Description: President Volodymyr Zelensky stressed that Ukraine will be ready to join a certain diplomatic format of settlement only after the Armed Forces has been released on internationally recognized borders. - Ukrinform.</text:p>
      <text:p text:style-name="P4">
Images: ['<text:a xlink:type="simple" xlink:href="https://static.ukrinform.com/photos/2023_07/thumb_files/630_360_1688215584-541.jpg" text:style-name="Internet_20_link" text:visited-style-name="Visited_20_Internet_20_Link">
630_360_16882...</text:a>
']</text:p>
      <text:p text:style-name="P4">
Tags: ['Зеленський', 'Війна з Росією', 'Дипломатія']</text:p>
      <text:p text:style-name="P4">
Type: Article</text:p>
      <!--METADATA-->
      <text:p text:style-name="P4">
<draw:frame draw:style-name="fr1" draw:name="Image92" text:anchor-type="as-char" svg:width="6.9236in" svg:height="3.956343in" draw:z-index="0">
<draw:image xlink:href="../Images/yкринформ/2023-07-01T15-57-21-03-00/630_360_1688215584-541.jpg" xlink:type="simple" xlink:show="embed" xlink:actuate="onLoad" draw:mime-type="image/jpeg"/>
</draw:frame>
Presidential Lordimir Zelensky stressed that Ukraine will be ready to join a certain diaplomatic format of settlement only after the Armed Forces has released on international borders.</text:p>
      <text:p text:style-name="P4">
He said this during a joint with Prime Minister of Spain Pedro Sanchessompressconference in Kiev, Ukrinform correspondent reports.</text:p>
      <text:p text:style-name="P4">
"Ukraine will be ready for a particular format of diplomacy, when we will be on our borders, on our real borders according to international right," - emphasize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polytics/3730183-clenstvo-ukraini-v-nato-postavilo-b-putina-na-misce-zelenskij.html" text:style-name="Internet_20_link" text:visited-style-name="Visited_20_Internet_20_Link">
NATO membership in NATO would put Putin in place -<text:span text:style-name="T4">
 Zelensky </text:span>
</text:a>
As it was reported, President Volodymyr Zelenskyy has previously stated that any intervals of the Russian leadership perceives how to gather on the strength and expand aggression, so diplomatic negotiations are impossible until Russian is on Ukrainian soil.</text:p>
      <text:p text:style-name="P4">
News Source: <text:a xlink:type="simple" xlink:href="https://www.ukrinform.ua/rubric-polytics/3730222-diplomaticnij-format-bude-mozlivij-lise-pisla-vihodu-na-kordoni-1991-roku-zelenskij.html" text:style-name="Internet_20_link" text:visited-style-name="Visited_20_Internet_20_Link">
https://www.ukrinform.ua/rubric-polytics/3730222-diplomaticnij-format-bude-mozlivij-lise-pisla-vihodu-na-kordoni-1991-roku-zelenskij.html</text:a>
</text:p>
      <!--NEWS-->
      <text:h text:style-name="P10" text:outline-level="1">
<text:span text:style-name="T4">
The EU has been sentenced to burning the Koran in Sweden</text:span>
</text:h>
      <text:p text:style-name="P4">
Authors: Ukrinform (Person)</text:p>
      <text:p text:style-name="P4">
Publisher: Укринформ (Organization)</text:p>
      <text:p text:style-name="P4">
Published Time: 2023-07-01T16:02:00+03:00</text:p>
      <text:p text:style-name="P4">
Modified Time: 2023-07-01T16:02:00+03:00</text:p>
      <text:p text:style-name="P4">
Description: The European Union condemned the burning of the Koran in the Swedish capital of Stockholm. - Ukrinform.</text:p>
      <text:p text:style-name="P4">
Images: ['<text:a xlink:type="simple" xlink:href="https://static.ukrinform.com/photos/2017_05/thumb_files/630_360_1495026894-4046.jpg" text:style-name="Internet_20_link" text:visited-style-name="Visited_20_Internet_20_Link">
630_360_14950...</text:a>
']</text:p>
      <text:p text:style-name="P4">
Tags: ['Євросоюз', 'Швеція', 'Акція', 'Коран']</text:p>
      <text:p text:style-name="P4">
Type: Article</text:p>
      <!--METADATA-->
      <text:p text:style-name="P4">
<draw:frame draw:style-name="fr1" draw:name="Image93" text:anchor-type="as-char" svg:width="6.9236in" svg:height="3.956343in" draw:z-index="0">
<draw:image xlink:href="../Images/yкринформ/2023-07-01T16-02-00-03-00/630_360_1495026894-4046.jpg" xlink:type="simple" xlink:show="embed" xlink:actuate="onLoad" draw:mime-type="image/jpeg"/>
</draw:frame>
The European Union condemned the burning of the Koran in the Swedish capital of Stockholm.</text:p>
      <text:p text:style-name="P4">
About it in <text:a xlink:type="simple" xlink:href="https://twitter.com/NabilaEUspox/status/1675043721581035520" text:style-name="Internet_20_link" text:visited-style-name="Visited_20_Internet_20_Link">
Twitter</text:a>
The spokesman for foreign affairs and security said Massral, Ukrinform reports.</text:p>
      <text:p text:style-name="P4">
“The EU joins the Foreign Ministry <text:a xlink:type="simple" xlink:href="https://www.ukrinform.ua/tag-svecia" text:style-name="Internet_20_link" text:visited-style-name="Visited_20_Internet_20_Link">
Sweden</text:a>
The urinary failure of the burning of the Qur'an by an individual. This act is offensive, disrespectful and is a clear provocation, ”she wrote.</text:p>
      <text:p text:style-name="P4">
Massral added that the EU is calling Baghdad to restraint and condemns the attacks of overlaid.</text:p>
      <text:p text:style-name="P4">
<text:span text:style-name="T4">
 Read also: </text:span>
 <text:a xlink:type="simple" xlink:href="https://www.ukrinform.ua/rubric-world/3729031-tureccina-zvinuvatila-sveciu-u-spivucasti-v-spalenni-koranu.html" text:style-name="Internet_20_link" text:visited-style-name="Visited_20_Internet_20_Link">
Turkey accused Sweden of complicity in burning <text:span text:style-name="T4">
 Qur'an </text:span>
</text:a>
As reported <text:a xlink:type="simple" xlink:href="https://www.ukrinform.ua/rubric-world/3729597-u-bagdadi-ucasniki-protestu-proti-spalenna-koranu-sturmuvali-posolstvo-svecii.html" text:style-name="Internet_20_link" text:visited-style-name="Visited_20_Internet_20_Link">
Ukrinform</text:a>
, in Baghdad, protesters tried to storm Sweden's posts the next day after burning in Stockholm of the Holy Book of Muslim Koran on the first day of Kurban Bayram.</text:p>
      <text:p text:style-name="P4">
News Source: <text:a xlink:type="simple" xlink:href="https://www.ukrinform.ua/rubric-world/3730223-u-es-zasudili-akciu-zi-spalennam-koranu-u-svecii.html" text:style-name="Internet_20_link" text:visited-style-name="Visited_20_Internet_20_Link">
https://www.ukrinform.ua/rubric-world/3730223-u-es-zasudili-akciu-zi-spalennam-koranu-u-svecii.html</text:a>
</text:p>
      <!--NEWS-->
      <text:h text:style-name="P10" text:outline-level="1">
<text:span text:style-name="T4">
In the Tavriysk direction of defense force have success and advancement forward</text:span>
</text:h>
      <text:p text:style-name="P4">
Authors: Ukrinform (Person)</text:p>
      <text:p text:style-name="P4">
Publisher: Укринформ (Organization)</text:p>
      <text:p text:style-name="P4">
Published Time: 2023-07-01T16:06:00+03:00</text:p>
      <text:p text:style-name="P4">
Modified Time: 2023-07-01T16:06:00+03:00</text:p>
      <text:p text:style-name="P4">
Description: Defense forces in the Taurian direction are successful and advanced. - Ukrinform.</text:p>
      <text:p text:style-name="P4">
Images: ['<text:a xlink:type="simple" xlink:href="https://static.ukrinform.com/photos/2023_06/thumb_files/630_360_1687924444-428.jpg" text:style-name="Internet_20_link" text:visited-style-name="Visited_20_Internet_20_Link">
630_360_16879...</text:a>
']</text:p>
      <text:p text:style-name="P4">
Tags: ['ЗСУ', 'Війна з Росією', 'Контрнаступ']</text:p>
      <text:p text:style-name="P4">
Type: Article</text:p>
      <!--METADATA-->
      <text:p text:style-name="P4">
<draw:frame draw:style-name="fr1" draw:name="Image94" text:anchor-type="as-char" svg:width="6.9236in" svg:height="3.956343in" draw:z-index="0">
<draw:image xlink:href="../Images/yкринформ/2023-07-01T16-06-00-03-00/630_360_1687924444-428.jpg" xlink:type="simple" xlink:show="embed" xlink:actuate="onLoad" draw:mime-type="image/jpeg"/>
</draw:frame>
The Deborons in the Taurian direction are successful and advanced.</text:p>
      <text:p text:style-name="P4">
According to Ukrinform, General Oleksandr Tarnavsky reported in [telegram] about it(http://t.me/otarnavskiy/142).</text:p>
      <text:p text:style-name="P4">
According to him, units of missile troops and artillery during the 1201 firing task.</text:p>
      <text:p text:style-name="P4">
“The losses of the enemy were killed and wounded. 14 enemy's single -military equipment was destroyed, ”Tarnavsky informed.</text:p>
      <text:p text:style-name="P4">
In particular, the BTR, BM-21 "Grad", anti-tank gun MT-12 "Rapira", 3 bys "Zala", 3 guns 2A36 "Hyacint-b", 2 self-propelled artillery installations2C7 "Pion", howitzer 2a65 "Msta-b". and automobile equipment.</text:p>
      <text:p text:style-name="P4">
4 enemy ammunition was also destroyed.</text:p>
      <text:p text:style-name="P4">
<text:span text:style-name="T4">
 Read also: </text:span>
 <text:a xlink:type="simple" xlink:href="https://www.ukrinform.ua/rubric-ato/3730168-zelenskij-kozen-zvilnenij-metr-kostue-zitta-ludej-tomu-kontrnastup-jde-ne-tak-svidko.html" text:style-name="Internet_20_link" text:visited-style-name="Visited_20_Internet_20_Link">
Zelensky: Every fired meter costs people's lives so <text:span text:style-name="T4">
 counter -offensive </text:span>
 goes not so fast</text:a>
As reported by Ukrinform, the Defense Forces of Ukraine from February 24, 2022 to July 12023 <text:a xlink:type="simple" xlink:href="https://www.ukrinform.ua/rubric-ato/3730052-sili-oboroni-znisili-vze-228-870-rosian.html" text:style-name="Internet_20_link" text:visited-style-name="Visited_20_Internet_20_Link">
eliminated about 228 thousand 870 Russian invaders</text:a>
, and another 530 people - in the last day.</text:p>
      <text:p text:style-name="P4">
News Source: <text:a xlink:type="simple" xlink:href="https://www.ukrinform.ua/rubric-ato/3730224-na-tavrijskomu-napramku-sili-oboroni-maut-uspihi-ta-prosuvanna-vpered.html" text:style-name="Internet_20_link" text:visited-style-name="Visited_20_Internet_20_Link">
https://www.ukrinform.ua/rubric-ato/3730224-na-tavrijskomu-napramku-sili-oboroni-maut-uspihi-ta-prosuvanna-vpered.html</text:a>
</text:p>
      <!--NEWS-->
      <text:h text:style-name="P10" text:outline-level="1">
<text:span text:style-name="T4">
Joint Declaration: Spain supports the creation of the Council of Ukraine - NATO</text:span>
</text:h>
      <text:p text:style-name="P4">
Authors: Ukrinform (Person)</text:p>
      <text:p text:style-name="P4">
Publisher: Укринформ (Organization)</text:p>
      <text:p text:style-name="P4">
Published Time: 2023-07-01T16:07:00+03:00</text:p>
      <text:p text:style-name="P4">
Modified Time: 2023-07-01T16:07:00+03:00</text:p>
      <text:p text:style-name="P4">
Description: President Volodymyr Zelensky and Prime Minister Pedro Sanchez have signed a joint declaration on the support of Ukraine, its European and Euro-Atlantic integration. - Ukrinform.</text:p>
      <text:p text:style-name="P4">
Images: ['<text:a xlink:type="simple" xlink:href="https://static.ukrinform.com/photos/2023_07/thumb_files/630_360_1688215619-906.jpg" text:style-name="Internet_20_link" text:visited-style-name="Visited_20_Internet_20_Link">
630_360_16882...</text:a>
']</text:p>
      <text:p text:style-name="P4">
Tags: ['Іспанія', 'НАТО', 'Україна', 'Санчес']</text:p>
      <text:p text:style-name="P4">
Type: Article</text:p>
      <!--METADATA-->
      <text:p text:style-name="P4">
<draw:frame draw:style-name="fr1" draw:name="Image95" text:anchor-type="as-char" svg:width="6.9236in" svg:height="3.956343in" draw:z-index="0">
<draw:image xlink:href="../Images/yкринформ/2023-07-01T16-07-00-03-00/630_360_1688215619-906.jpg" xlink:type="simple" xlink:show="embed" xlink:actuate="onLoad" draw:mime-type="image/jpeg"/>
</draw:frame>
The Presidential Lordimir Zelensky and Prime Minister Pedro Sanchez have signed a jointly management regarding the support of Ukraine, its European and Euro-Atlantic integration.</text:p>
      <text:p text:style-name="P4">
The head of the Ukrainian state has told about it in common with the head of the Spanish Press Conference in Kiev, Ukrinform correspondent reports.</text:p>
      <text:p text:style-name="P4">
“I am grateful for the support of our movement in <text:a xlink:type="simple" xlink:href="https://www.ukrinform.ua/tag-nato" text:style-name="Internet_20_link" text:visited-style-name="Visited_20_Internet_20_Link">
NATO</text:a>
. This is now an obvious fact: the wider in Europe, the wider in Europe, the space of protection, the space of protection. Our joint statement with Mr. Prime Minister of Drinking, European, Euro-Atlantic aspirations of Ukraine clearly states that ascending for Europe is our common priority. And our statement today is the 21st such a document with the members of the Alliance, which is the majority, ”said Zelensky.</text:p>
      <text:p text:style-name="P4">
He noted that Ukraine is counting on the support of Spain during NATO Vilnius.</text:p>
      <text:p text:style-name="P4">
“Ukraine is convinced that today there is every reason to give Ukraine a request to NATO membership. This would be a very important signal that the world of camps in Europe will not have alternatives, ”the president explained.</text:p>
      <text:p text:style-name="P4">
The text of the joint declaration is published on <text:a xlink:type="simple" xlink:href="https://www.president.gov.ua/news/spilna-deklaraciya-prezidenta-ukrayini-volodimira-zelenskogo-83985" text:style-name="Internet_20_link" text:visited-style-name="Visited_20_Internet_20_Link">
the site of the Head of Ukrainian State</text:a>
. The document, among other things, states that Spain confirms its support for Ukraine's candidacy for entry to the EU, which will be one of the priorities of its presidency in the EU, as well as the Spanish partners expressed their readiness to take an active part in the restoration and reconstruction of Ukraine.</text:p>
      <text:p text:style-name="P4">
Spain also declared support for Ukraine's movement in NATO.</text:p>
      <text:p text:style-name="P4">
“Spain supports the strengthening of NATO's partnership with Ukraine, in particular by creating the Council of Ukraine - NATO as a platform for further strengthening of current cooperation in order to facilitate the implementation of the path of Ukraine a pre -euro -Atlantic family in accordance with the Bucharest Declaration. Spain confirms its support for the NATO open door policy in accordance with NATO's pre -strategic concept of 2022 and the Declaration of Madrid Sumitunato, ”the declaration said.</text:p>
      <text:p text:style-name="P4">
<text:span text:style-name="T4">
 Read also: </text:span>
 <text:a xlink:type="simple" xlink:href="https://www.ukrinform.ua/rubric-polytics/3730201-ispania-pidtrimue-posilenna-politicnoi-ucasti-ukraini-v-nato-sances.html" text:style-name="Internet_20_link" text:visited-style-name="Visited_20_Internet_20_Link">
<text:span text:style-name="T4">
 Spain </text:span>
 supports Ukraine's political participation in NATO - Sanchez</text:a>
Ukraine and Spain are expecting these issues at the NATO summit in July.</text:p>
      <text:p text:style-name="P4">
News Source: <text:a xlink:type="simple" xlink:href="https://www.ukrinform.ua/rubric-polytics/3730226-spilna-deklaracia-ispania-pidtrimue-stvorenna-radi-ukraina-nato.html" text:style-name="Internet_20_link" text:visited-style-name="Visited_20_Internet_20_Link">
https://www.ukrinform.ua/rubric-polytics/3730226-spilna-deklaracia-ispania-pidtrimue-stvorenna-radi-ukraina-nato.html</text:a>
</text:p>
      <!--NEWS-->
      <text:h text:style-name="P10" text:outline-level="1">
<text:span text:style-name="T4">
V.O. Director of the Department of Resource Support Rigovanov was removed - Ministry of Defense</text:span>
</text:h>
      <text:p text:style-name="P4">
Authors: Ukrinform (Person)</text:p>
      <text:p text:style-name="P4">
Publisher: Укринформ (Organization)</text:p>
      <text:p text:style-name="P4">
Published Time: 2023-07-01T16:10:00+03:00</text:p>
      <text:p text:style-name="P4">
Modified Time: 2023-07-01T16:10:00+03:00</text:p>
      <text:p text:style-name="P4">
Description: The temporary duty of the Director of the Department of Resource Support Ruslan Rigovvanov was removed. - Ukrinform.</text:p>
      <text:p text:style-name="P4">
Images: ['<text:a xlink:type="simple" xlink:href="https://static.ukrinform.com/photos/2023_07/thumb_files/630_360_1688216908-147.png" text:style-name="Internet_20_link" text:visited-style-name="Visited_20_Internet_20_Link">
630_360_16882...</text:a>
']</text:p>
      <text:p text:style-name="P4">
Tags: ['Міноборони']</text:p>
      <text:p text:style-name="P4">
Type: Article</text:p>
      <!--METADATA-->
      <text:p text:style-name="P4">
<draw:frame draw:style-name="fr1" draw:name="Image96" text:anchor-type="as-char" svg:width="6.9236in" svg:height="3.956343in" draw:z-index="0">
<draw:image xlink:href="../Images/yкринформ/2023-07-01T16-10-00-03-00/630_360_1688216908-147.png" xlink:type="simple" xlink:show="embed" xlink:actuate="onLoad" draw:mime-type="image/png"/>
</draw:frame>
The temporary duty of the Director of the Department of Resource Support Ruslanarivova was removed.</text:p>
      <text:p text:style-name="P4">
According to Ukrinform, it reports <text:a xlink:type="simple" xlink:href="https://www.mil.gov.ua/news/2023/07/01/timchasovo-vikonuyuchogo-obov%CA%BCyazki-direktora-departamentu-resursnogo-zabezpechennya-vidstoroneno/" text:style-name="Internet_20_link" text:visited-style-name="Visited_20_Internet_20_Link">
the Ministry of Defense of Ukraine.</text:a>
"On Wednesday, June 28, Ruslana Rygovanova was appointed temporarily performing the director of the Department of Resource Support and today - on July 1, it was removed from temporary performance of duties," - the message reads.</text:p>
      <text:p text:style-name="P4">
The department notes that the removal occurred immediately after the advent of the controversial kind of information about Rigovvanov. Currently, an internal verification is being conducted on individual facts that have been made public.</text:p>
      <text:p text:style-name="P4">
<text:span text:style-name="T4">
 Read also: </text:span>
 <text:a xlink:type="simple" xlink:href="https://www.ukrinform.ua/rubric-economy/3728706-urad-priznaciv-smetanina-novim-ocilnikom-ukroboronpromu.html" text:style-name="Internet_20_link" text:visited-style-name="Visited_20_Internet_20_Link">
Government appointed Smetanina with a new head <text:span text:style-name="T4">
 Ukroboronprom </text:span>
 U</text:a>
"Let's report the results separately in the coming days," - the news is said.</text:p>
      <text:p text:style-name="P4">
As reported by Ukrinform, the Security Service of Ukraine <text:a xlink:type="simple" xlink:href="https://www.ukrinform.ua/rubric-society/3723846-sbu-povidomila-pro-pidozru-ekszastupniku-ministra-oboroni-privlasniv-z-pidleglim-bilse-milarda.html" text:style-name="Internet_20_link" text:visited-style-name="Visited_20_Internet_20_Link">
reported suspicion</text:a>
Deputy Minister of Defense and the Excreer of the Department of State Procurement of this department, which have appropriated more than 1 billion from the budget.</text:p>
      <text:p text:style-name="P4">
News Source: <text:a xlink:type="simple" xlink:href="https://www.ukrinform.ua/rubric-polytics/3730225-vo-direktora-departamentu-resursnogo-zabezpecenna-rigovanova-vidstoronili-minoboroni.html" text:style-name="Internet_20_link" text:visited-style-name="Visited_20_Internet_20_Link">
https://www.ukrinform.ua/rubric-polytics/3730225-vo-direktora-departamentu-resursnogo-zabezpecenna-rigovanova-vidstoronili-minoboroni.html</text:a>
</text:p>
      <!--NEWS-->
      <text:h text:style-name="P10" text:outline-level="1">
<text:span text:style-name="T4">
The Russians fired from Tornado Balaklia, wounded woman</text:span>
</text:h>
      <text:p text:style-name="P4">
Authors: Ukrinform (Person)</text:p>
      <text:p text:style-name="P4">
Publisher: Укринформ (Organization)</text:p>
      <text:p text:style-name="P4">
Published Time: 2023-07-01T16:12:00+03:00</text:p>
      <text:p text:style-name="P4">
Modified Time: 2023-07-01T16:12:00+03:00</text:p>
      <text:p text:style-name="P4">
Description: The army of the Russian Federation struck in the city of Balakliy in the Izium district in Kharkiv region. - Ukrinform.</text:p>
      <text:p text:style-name="P4">
Images: ['<text:a xlink:type="simple" xlink:href="https://static.ukrinform.com/photos/2023_07/thumb_files/630_360_1688216952-277.jpg" text:style-name="Internet_20_link" text:visited-style-name="Visited_20_Internet_20_Link">
630_360_16882...</text:a>
']</text:p>
      <text:p text:style-name="P4">
Tags: ['Обстріл', 'Поранені', 'Харківщина', 'Балаклія', 'Війна з Росією']</text:p>
      <text:p text:style-name="P4">
Type: Article</text:p>
      <!--METADATA-->
      <text:p text:style-name="P4">
<draw:frame draw:style-name="fr1" draw:name="Image97" text:anchor-type="as-char" svg:width="6.9236in" svg:height="3.956343in" draw:z-index="0">
<draw:image xlink:href="../Images/yкринформ/2023-07-01T16-12-00-03-00/630_360_1688216952-277.jpg" xlink:type="simple" xlink:show="embed" xlink:actuate="onLoad" draw:mime-type="image/jpeg"/>
</draw:frame>
The RFFZAVA Army of Balakliya in the Izium district in Kharkiv region.</text:p>
      <text:p text:style-name="P4">
About it in <text:a xlink:type="simple" xlink:href="http://t.me/synegubov/6558" text:style-name="Internet_20_link" text:visited-style-name="Visited_20_Internet_20_Link">
telegram</text:a>
Oleg Synigubov reported to the head of the Kharkiv Ova, Ukrinform reports.</text:p>
      <text:p text:style-name="P4">
</text:p>
      <text:p text:style-name="P4">
“At about 14.30 h, the occupiers struck the city of Balakliya, which is in the Izium district. Previously, the Russians used reactive systems of the Tornado volley fire, - the message reads.</text:p>
      <text:p text:style-name="P4">
Synugubov also reported that according to emergency medical care, one person has been injured. They also recorded a prison sector where civil infrastructure was exclusively.</text:p>
      <text:p text:style-name="P4">
“The information about the destruction is clarified. There are profile services on the ground, ”added the head of Kharkiv Ova.</text:p>
      <text:p text:style-name="P4">
According to doctors, a woman was injured 67 years. It is hospitalized. Balakliya three more were injured as a result of falling during the shelling: a guy 14 years old, men 77 and 49 years old.</text:p>
      <text:p text:style-name="P4">
<text:span text:style-name="T4">
 Read also: </text:span>
 <text:a xlink:type="simple" xlink:href="https://www.ukrinform.ua/rubric-regions/3730167-kilkist-postrazdalih-unaslidok-obstrilu-hersona-zrosla-do-troh.html" text:style-name="Internet_20_link" text:visited-style-name="Visited_20_Internet_20_Link">
number of victims as a result of <text:span text:style-name="T4">
 shelling </text:span>
 in Khersonzlazl up to three</text:a>
As reported by Ukrinform, in the Kharkiv region two people <text:a xlink:type="simple" xlink:href="https://www.ukrinform.ua/rubric-regions/3729623-na-harkivsini-dvoe-ludej-pidirvalisa-na-vibuhivci.html" text:style-name="Internet_20_link" text:visited-style-name="Visited_20_Internet_20_Link">
exploded</text:a>
on explosive objects.</text:p>
      <text:p text:style-name="P4">
News Source: <text:a xlink:type="simple" xlink:href="https://www.ukrinform.ua/rubric-ato/3730227-rosiani-obstrilali-iz-tornado-balakliu-e-poranenij.html" text:style-name="Internet_20_link" text:visited-style-name="Visited_20_Internet_20_Link">
https://www.ukrinform.ua/rubric-ato/3730227-rosiani-obstrilali-iz-tornado-balakliu-e-poranenij.html</text:a>
</text:p>
      <!--NEWS-->
      <text:h text:style-name="P10" text:outline-level="1">
<text:span text:style-name="T4">
Zelensky - about Sanchez's visit: European affairs without Ukraine are not already considered</text:span>
</text:h>
      <text:p text:style-name="P4">
Authors: Ukrinform (Person)</text:p>
      <text:p text:style-name="P4">
Publisher: Укринформ (Organization)</text:p>
      <text:p text:style-name="P4">
Published Time: 2023-07-01T16:19:00+03:00</text:p>
      <text:p text:style-name="P4">
Modified Time: 2023-07-01T22:19:00+03:00</text:p>
      <text:p text:style-name="P4">
Description: The visit to Ukraine by the Prime Minister of Spain Pedro Sanchez on the first day of the Spanish presidency in the EU Council testifies to a new reality in which European affairs without Ukraine are no longer considered. - Ukrinform.</text:p>
      <text:p text:style-name="P4">
Images: ['<text:a xlink:type="simple" xlink:href="https://static.ukrinform.com/photos/2023_07/thumb_files/630_360_1688239140-614.png" text:style-name="Internet_20_link" text:visited-style-name="Visited_20_Internet_20_Link">
630_360_16882...</text:a>
']</text:p>
      <text:p text:style-name="P4">
Tags: ['Іспанія', 'Візит', 'Зеленський', 'Санчес']</text:p>
      <text:p text:style-name="P4">
Type: Article</text:p>
      <!--METADATA-->
      <text:p text:style-name="P4">
<draw:frame draw:style-name="fr1" draw:name="Image100" text:anchor-type="as-char" svg:width="6.9236in" svg:height="3.956343in" draw:z-index="0">
<draw:image xlink:href="../Images/yкринформ/2023-07-01T16-19-00-03-00/630_360_1688239140-614.png" xlink:type="simple" xlink:show="embed" xlink:actuate="onLoad" draw:mime-type="image/png"/>
</draw:frame>
The visit of the Prime Minister of Spain Pedro Sanchez on the first day of Spanish President in the EU Council testifies to a new reality in which Ukraine's European cases are no longer considered.</text:p>
      <text:p text:style-name="P4">
On this during his <text:a xlink:type="simple" xlink:href="https://www.youtube.com/watch" text:style-name="Internet_20_link" text:visited-style-name="Visited_20_Internet_20_Link">
appeal</text:a>
President of Ukraine Zelensky emphasized.</text:p>
      <text:p text:style-name="P4">
“Today the Prime Minister [Spain] was a visit to Ukraine.(https://www.ukrinform.ua/tag-ispania)Sanchez. It is very symbolic - on the first day of the beginning of the Spanish presidency at the EU Council. This is clearly evidenced by a new reality. Our common European home could always be imagined without Ukraine. And now we have achieved at the political level that European affairs without Ukraine are no longer considered, ”Zelensky said.</text:p>
      <text:p text:style-name="P4">
<text:span text:style-name="T5">
Viso: <text:a xlink:type="simple" xlink:href="https://t.me/V_Zelenskiy_official/6799" text:style-name="Internet_20_link" text:visited-style-name="Visited_20_Internet_20_Link">
op</text:a>
</text:span>
</text:p>
      <text:p text:style-name="P4">
He also reported that joint statements with Spain Prime Minister have been signed today to support European and Euro-Atlantic perspectives in Ukraine.</text:p>
      <text:p text:style-name="P4">
"And this is the twenty -first such statement, that is, most supported the nourishment, in particular, in the issue of membership in the Alliance ... Belgium, Denmark, Our Sports from Estonia, Italy, Iceland, Spain, Canada, Latvia, Lithuania, Netherlands, Germany, Germany, Germany These are Norway and Poland, Romania, Slovakia, Slovenia, Finland, France, Czech Republic, Montenegro and Sweden. I thank you all, ”the president emphasized, and stressed that he is also grateful to those states with which Ukraine no such jointly signed statements and declarations. But they, at the Consciousness of Zelensky, quite clearly support Ukraine on the way to NATO, and therefore support the approach of real peace throughout Europe.</text:p>
      <text:p text:style-name="P4">
<text:span text:style-name="T4">
 Read also: </text:span>
 <text:a xlink:type="simple" xlink:href="https://www.ukrinform.ua/rubric-polytics/3730248-zelenskij-obgovoriv-iz-premerom-ispanii-integraciu-v-es-i-nato-ta-formulu-miru.html" text:style-name="Internet_20_link" text:visited-style-name="Visited_20_Internet_20_Link">
Zelensky discussed with the Prime Minister of Spain in the NATO ESU and the formula of peace</text:a>
As reported <text:a xlink:type="simple" xlink:href="https://www.ukrinform.ua/rubric-polytics/3730086-premer-ispanii-pribuv-v-ukrainu.html" text:style-name="Internet_20_link" text:visited-style-name="Visited_20_Internet_20_Link">
Ukrinform</text:a>
, Sanchez Prime Minister's Prime Minister arrived on a visit to Ukraine on July 1, on the first day of the presidency of the European Union.</text:p>
      <text:p text:style-name="P4">
News Source: <text:a xlink:type="simple" xlink:href="https://www.ukrinform.ua/rubric-polytics/3730336-zelenskij-pro-vizit-sancesa-evropejski-spravi-bez-ukraini-vze-ne-rozgladautsa.html" text:style-name="Internet_20_link" text:visited-style-name="Visited_20_Internet_20_Link">
https://www.ukrinform.ua/rubric-polytics/3730336-zelenskij-pro-vizit-sancesa-evropejski-spravi-bez-ukraini-vze-ne-rozgladautsa.html</text:a>
</text:p>
      <!--NEWS-->
      <text:h text:style-name="P10" text:outline-level="1">
<text:span text:style-name="T4">
Zelensky calls the EU to start work on 12 package of sanctions against</text:span>
</text:h>
      <text:p text:style-name="P4">
Authors: Ukrinform (Person)</text:p>
      <text:p text:style-name="P4">
Publisher: Укринформ (Organization)</text:p>
      <text:p text:style-name="P4">
Published Time: 2023-07-01T16:21:00+03:00</text:p>
      <text:p text:style-name="P4">
Modified Time: 2023-07-01T16:21:00+03:00</text:p>
      <text:p text:style-name="P4">
Description: President Volodymyr Zelenskyy insists at the beginning of work on 12 package of sanctions of the European Union against Russia, including Rosatom. - Ukrinform.</text:p>
      <text:p text:style-name="P4">
Images: ['<text:a xlink:type="simple" xlink:href="https://static.ukrinform.com/photos/2023_07/thumb_files/630_360_1688216980-634.jpg" text:style-name="Internet_20_link" text:visited-style-name="Visited_20_Internet_20_Link">
630_360_16882...</text:a>
']</text:p>
      <text:p text:style-name="P4">
Tags: ['Антиросійські санкції', 'Євросоюз', 'Зеленський', 'Війна з Росією']</text:p>
      <text:p text:style-name="P4">
Type: Article</text:p>
      <!--METADATA-->
      <text:p text:style-name="P4">
<draw:frame draw:style-name="fr1" draw:name="Image101" text:anchor-type="as-char" svg:width="6.9236in" svg:height="3.956343in" draw:z-index="0">
<draw:image xlink:href="../Images/yкринформ/2023-07-01T16-21-00-03-00/630_360_1688216980-634.jpg" xlink:type="simple" xlink:show="embed" xlink:actuate="onLoad" draw:mime-type="image/jpeg"/>
</draw:frame>
The Presidential Lordir Zelensky insists at the beginning of work on the 12th package of the sanctioning European Union against Russia, including Rosatom.</text:p>
      <text:p text:style-name="P4">
He noted this during a joint with Prime Minister of Spain Pedrosanchez in Kiev, Ukrinform correspondent reports.</text:p>
      <text:p text:style-name="P4">
“The attention of the world, every country, every leader and a specific, significant pressure of the peoples is all a complex of very necessary things to prevent radiation in NPPs. In particular, you need to start work on 12-impaucot [sanctions] right now(https://www.ukrinform.ua/tag-antirosijski-sankcii)EU, ”Zelensky emphasized.</text:p>
      <text:p text:style-name="P4">
He recalled that the Russians undermined the Kakhovsk hydroelectric power station last month, to cause one of the largest reservoirs in Europe and the largest extent.</text:p>
      <text:p text:style-name="P4">
According to him, the preparation of the Russian terrorist scenario of the radiation disaster at the largest nuclear power plant, which Russia has occupied and fully controls more than a year, is ongoing.</text:p>
      <text:p text:style-name="P4">
<text:span text:style-name="T4">
 Read also: </text:span>
 <text:a xlink:type="simple" xlink:href="https://www.ukrinform.ua/rubric-polytics/3730142-zelenskij-uviv-u-diu-risenna-rnbo-pro-sankcii-proti-190-fizicnih-ta-291-uridicnoi-osobi.html" text:style-name="Internet_20_link" text:visited-style-name="Visited_20_Internet_20_Link">
President introduced the NSDC decision on sanctions against 190 physical and 291 legal entity</text:a>
“Ukraine does not understand why sanctions against Rosatom have not yet been imposed!The executives, representatives of this company continue to occupy the Zaporozhye NPP and are at risk of our general safety, ”the President added.</text:p>
      <text:p text:style-name="P4">
As reported, the Council of the European Union approved 11 piles and individual restrictive measures aimed at strengthening the EU sanctions against Russia and the termination of their bypass on June 23.</text:p>
      <text:p text:style-name="P4">
News Source: <text:a xlink:type="simple" xlink:href="https://www.ukrinform.ua/rubric-polytics/3730236-zelenskij-zaklikae-es-pocati-robotu-nad-12-paketom-sankcij-proti-rosii.html" text:style-name="Internet_20_link" text:visited-style-name="Visited_20_Internet_20_Link">
https://www.ukrinform.ua/rubric-polytics/3730236-zelenskij-zaklikae-es-pocati-robotu-nad-12-paketom-sankcij-proti-rosii.html</text:a>
</text:p>
      <!--NEWS-->
      <text:h text:style-name="P10" text:outline-level="1">
<text:span text:style-name="T4">
In the Museum of Salzburg appeared podcasts in Ukrainian - Zelenskaya</text:span>
</text:h>
      <text:p text:style-name="P4">
Authors: Ukrinform (Person)</text:p>
      <text:p text:style-name="P4">
Publisher: Укринформ (Organization)</text:p>
      <text:p text:style-name="P4">
Published Time: 2023-07-01T16:23:00+03:00</text:p>
      <text:p text:style-name="P4">
Modified Time: 2023-07-01T16:23:00+03:00</text:p>
      <text:p text:style-name="P4">
Description: This year, the Museum of Salzburg launched special issues of podcast called "Museum on the Sofa" and three of them can be listening to online Ukrainian in any part of the world. - Ukrinform.</text:p>
      <text:p text:style-name="P4">
Images: ['<text:a xlink:type="simple" xlink:href="https://static.ukrinform.com/photos/2023_07/thumb_files/630_360_1688216758-828.jpg" text:style-name="Internet_20_link" text:visited-style-name="Visited_20_Internet_20_Link">
630_360_16882...</text:a>
']</text:p>
      <text:p text:style-name="P4">
Tags: ['Австрія', 'Музей', 'Українська мова', 'Подкаст', 'Олена Зеленська']</text:p>
      <text:p text:style-name="P4">
Type: Article</text:p>
      <!--METADATA-->
      <text:p text:style-name="P4">
<draw:frame draw:style-name="fr1" draw:name="Image102" text:anchor-type="as-char" svg:width="6.9236in" svg:height="3.956343in" draw:z-index="0">
<draw:image xlink:href="../Images/yкринформ/2023-07-01T16-23-00-03-00/630_360_1688216758-828.jpg" xlink:type="simple" xlink:show="embed" xlink:actuate="onLoad" draw:mime-type="image/jpeg"/>
</draw:frame>
This year, the Museumsalzburg launched special issues of podcast called "Museum Sofa" and three of them can be listening to online Ukrainian in any part of the world.</text:p>
      <text:p text:style-name="P4">
According to Ukrinform, the first lady of Ukraine Olena Zelensk in [telegram] told this(https://t.me/FirstLadyOfUkraine/3548?fbclid=IwAR1bCGSq7EYMFn7FkLxKG-VR74r2Niw59RlS4v64dNjJ43i-1VERsmJ7u9Y).</text:p>
      <text:p text:style-name="P4">
“The Austrian Salzburg is called the city of Mozart because most of the monuments are dedicated to the brilliant composer who was born and spent in Salzburgosiditinism. And now you can learn more about Mozart's work and you can get acquainted with the look <text:a xlink:type="simple" xlink:href="https://www.ukrinform.ua/tag-ukrainska-mova" text:style-name="Internet_20_link" text:visited-style-name="Visited_20_Internet_20_Link">
in Ukrainian</text:a>
”, - Zelenska wrote.</text:p>
      <text:p text:style-name="P4">
According to her, "special issues of podcast under the name" Museum on the sofa "started this year <text:a xlink:type="simple" xlink:href="https://www.salzburgmuseum.at/" text:style-name="Internet_20_link" text:visited-style-name="Visited_20_Internet_20_Link">
Museum of Salzburg</text:a>
(Salzburg Museum), and here are three you can listen to online Ukrainian: "Mozart of Zalzburg", "A quiet night!Holy Night!Christmas carol from Salzburg "and" Salzburg in 1920: founding of the Salzburg Festival ".</text:p>
      <text:p text:style-name="P4">
The first lady noted that the museum is not one building, a whole complex of eight -location throughout the city, which tell about its rich artistic such culture heritage. Every year, about a million people visit it.</text:p>
      <text:p text:style-name="P4">
“For the third year in a row, we are embodied by the project on the introduction of Ukrainian audio Highlights of the world's landmarks, now there are 67 of them. Podkast from such a powerful museum is a new format of immersion in the culture of another country for Ukrainians, now in any part of the world. A new format of cultural diplomacy that contributes to the construction of stronger links between our countries, ”Zelenska emphasized.</text:p>
      <text:p text:style-name="P4">
<text:span text:style-name="T4">
 Read also: </text:span>
 <text:a xlink:type="simple" xlink:href="https://www.ukrinform.ua/rubric-culture/3725479-u-kompleksi-ad-vasem-zapustili-ukrainomovnij-audiogid.html" text:style-name="Internet_20_link" text:visited-style-name="Visited_20_Internet_20_Link">
in the Complex "Yad Vashem" launched Ukrainian -language <text:span text:style-name="T4">
 audiohyde </text:span>
</text:a>
According to the president's wife, “The son of Amadeus Mozart, Franz Xaver, lived in Lviv, founded the first music school here. Therefore, we appreciate our noise cooperation and inspire the creative heritage of Austria - now in Ukrainian, which, like Mozart's music, is heard around the world. "</text:p>
      <text:p text:style-name="P4">
As reported by Ukrinform, the project for the introduction of Ukrainian audio guides of the UMUESES of the world has been implemented under the patronage of Elena Zelenskaya since 2020.<text:span text:style-name="T5">
Foto: Elena Zelenska / Telegram</text:span>
</text:p>
      <text:p text:style-name="P4">
News Source: <text:a xlink:type="simple" xlink:href="https://www.ukrinform.ua/rubric-culture/3730232-u-muzei-zalcburga-zavilisa-podkasti-ukrainskou-zelenska.html" text:style-name="Internet_20_link" text:visited-style-name="Visited_20_Internet_20_Link">
https://www.ukrinform.ua/rubric-culture/3730232-u-muzei-zalcburga-zavilisa-podkasti-ukrainskou-zelenska.html</text:a>
</text:p>
      <!--NEWS-->
      <text:h text:style-name="P10" text:outline-level="1">
<text:span text:style-name="T4">
Macron through protests in France moved a visit to Germany</text:span>
</text:h>
      <text:p text:style-name="P4">
Authors: Ukrinform (Person)</text:p>
      <text:p text:style-name="P4">
Publisher: Укринформ (Organization)</text:p>
      <text:p text:style-name="P4">
Published Time: 2023-07-01T16:26:48+03:00</text:p>
      <text:p text:style-name="P4">
Modified Time: 2023-07-01T16:26:48+03:00</text:p>
      <text:p text:style-name="P4">
Description: French President Emmanuel Macron has decided to move his visit to Germany because of the protests that broke out in France after the murder of a teenager's police. - Ukrinform.</text:p>
      <text:p text:style-name="P4">
Images: ['<text:a xlink:type="simple" xlink:href="https://static.ukrinform.com/photos/2023_02/thumb_files/630_360_1675929865-232.jpg" text:style-name="Internet_20_link" text:visited-style-name="Visited_20_Internet_20_Link">
630_360_16759...</text:a>
']</text:p>
      <text:p text:style-name="P4">
Tags: ['Франція', 'Макрон', 'Німеччина', 'Протест']</text:p>
      <text:p text:style-name="P4">
Type: Article</text:p>
      <!--METADATA-->
      <text:p text:style-name="P4">
<draw:frame draw:style-name="fr1" draw:name="Image103" text:anchor-type="as-char" svg:width="6.9236in" svg:height="3.956343in" draw:z-index="0">
<draw:image xlink:href="../Images/yкринформ/2023-07-01T16-26-48-03-00/630_360_1675929865-232.jpg" xlink:type="simple" xlink:show="embed" xlink:actuate="onLoad" draw:mime-type="image/jpeg"/>
</draw:frame>
Emmanuel Macron Presidential has decided to move his visit to Germany through the proceeds that broke out in France after the murder of a teenager's police.</text:p>
      <text:p text:style-name="P4">
About it reports <text:a xlink:type="simple" xlink:href="http://www.bfmtv.com/police-justice/en-direct-mort-de-nahel-a-nanterre-apres-une-quatrieme-nuit-d-emeutes-les-obseques-prevues-ce-samedi_LN-202307010057.html#article_204478" text:style-name="Internet_20_link" text:visited-style-name="Visited_20_Internet_20_Link">
BFM TV</text:a>
, reports Ukrinform.</text:p>
      <text:p text:style-name="P4">
"Given the internal situation, President Macron noted that he prefers to remain in France for the next few days," - said in a statement from the Elisha Palz.</text:p>
      <text:p text:style-name="P4">
It is noted that the Presidents <text:a xlink:type="simple" xlink:href="https://www.ukrinform.ua/tag-francia" text:style-name="Internet_20_link" text:visited-style-name="Visited_20_Internet_20_Link">
France</text:a>
But Germany agreed to move Macron's visit to Germany at a later date.</text:p>
      <text:p text:style-name="P4">
The State visit of the President of France to Germany was to begin on Sunday, July 2, and last until Tuesday.</text:p>
      <text:p text:style-name="P4">
<text:span text:style-name="T4">
 Read also: </text:span>
 <text:a xlink:type="simple" xlink:href="https://www.ukrinform.ua/rubric-world/3729937-u-francii-prizupinaut-ruh-avtobusiv-i-tramvaiv-cerez-masovi-zavorusenna.html" text:style-name="Internet_20_link" text:visited-style-name="Visited_20_Internet_20_Link">
in <text:span text:style-name="T4">
 France </text:span>
 suspend the movement of buses and trams through mass riots</text:a>
As reported <text:a xlink:type="simple" xlink:href="https://www.ukrinform.ua/rubric-world/3729207-na-protestah-u-francii-pisla-zagibeli-pidlitka-majze-150-zaarestovanih.html" text:style-name="Internet_20_link" text:visited-style-name="Visited_20_Internet_20_Link">
Ukrinform</text:a>
protests and riots in France emerged on June 27 after the police rested a 17-year-old boy who did not stop at the order of a police officer.</text:p>
      <text:p text:style-name="P4">
More than 1300 people were detained in France in France due to riots.</text:p>
      <text:p text:style-name="P4">
News Source: <text:a xlink:type="simple" xlink:href="https://www.ukrinform.ua/rubric-world/3730234-makron-cerez-protesti-u-francii-perenis-vizit-do-nimeccini.html" text:style-name="Internet_20_link" text:visited-style-name="Visited_20_Internet_20_Link">
https://www.ukrinform.ua/rubric-world/3730234-makron-cerez-protesti-u-francii-perenis-vizit-do-nimeccini.html</text:a>
</text:p>
      <!--NEWS-->
      <text:h text:style-name="P10" text:outline-level="1">
<text:span text:style-name="T4">
Tkachenko announced a public discussion of films show in English in cinemas</text:span>
</text:h>
      <text:p text:style-name="P4">
Authors: Ukrinform (Person)</text:p>
      <text:p text:style-name="P4">
Publisher: Укринформ (Organization)</text:p>
      <text:p text:style-name="P4">
Published Time: 2023-07-01T16:29:00+03:00</text:p>
      <text:p text:style-name="P4">
Modified Time: 2023-07-01T16:29:00+03:00</text:p>
      <text:p text:style-name="P4">
Description: The questions about English tapes in Ukrainian cinemas will be discussed with the public and stakeholders. - Ukrinform.</text:p>
      <text:p text:style-name="P4">
Images: ['<text:a xlink:type="simple" xlink:href="https://static.ukrinform.com/photos/2023_03/thumb_files/630_360_1680192081-668.jpg" text:style-name="Internet_20_link" text:visited-style-name="Visited_20_Internet_20_Link">
630_360_16801...</text:a>
']</text:p>
      <text:p text:style-name="P4">
Tags: ['Кіно', 'Ткаченко', 'Українська мова', 'Англійська мова', 'МКІП ', 'Дубляж']</text:p>
      <text:p text:style-name="P4">
Type: Article</text:p>
      <!--METADATA-->
      <text:p text:style-name="P4">
<draw:frame draw:style-name="fr1" draw:name="Image104" text:anchor-type="as-char" svg:width="6.9236in" svg:height="3.956343in" draw:z-index="0">
<draw:image xlink:href="../Images/yкринформ/2023-07-01T16-29-00-03-00/630_360_1680192081-668.jpg" xlink:type="simple" xlink:show="embed" xlink:actuate="onLoad" draw:mime-type="image/jpeg"/>
</draw:frame>
The question of showing English tapes in Ukrainian cinemas will be addressed with the public and stakeholders.</text:p>
      <text:p text:style-name="P4">
According to Ukrinform, the Minister of Culture and Information Politics Tkachenko stated in <text:a xlink:type="simple" xlink:href="https://t.me/otkachenkokyiv/3832" text:style-name="Internet_20_link" text:visited-style-name="Visited_20_Internet_20_Link">
telegram</text:a>
.</text:p>
      <text:p text:style-name="P4">
“Питання показів в кінотеатрах - один із маленьких фрагментів цієї мозаїки,актуальність якої наступить у 2027 році після обговорення з громадськістю таосновними стейкхолдерами цього питання”, - написав <text:a xlink:type="simple" xlink:href="https://www.ukrinform.ua/tag-tkacenko" text:style-name="Internet_20_link" text:visited-style-name="Visited_20_Internet_20_Link">
 Ткаченко</text:a>
.</text:p>
      <text:p text:style-name="P4">
He also stated that by introducing a strategy for learning and using the English language as language of international communication in Ukraine, the value of every Ukrainian in the labor market increases.</text:p>
      <text:p text:style-name="P4">
*!(https://www.ukrinform.ua/rubric-culture/3729401-komitet-vr-moze-pereglanuti-normu-sodo-dublazu-v-zakonoproekti-pro-zastosuvanna-anglijskoi.html)In addition, Ukrainians are part of the worldwide communication network, culture, education.</text:p>
      <text:p text:style-name="P4">
Also, citizens of Ukraine receive new prospects for cooperation with the world thawed for themselves the world space, much wider than the "Russian measure".</text:p>
      <text:p text:style-name="P4">
As reported by Ukrinform, June 28 <text:a xlink:type="simple" xlink:href="https://www.ukrinform.ua/rubric-polytics/3728718-zelenskij-proponue-radi-zrobiti-anglijsku-odnieu-z-mov-miznarodnogo-spilkuvanna-v-ukraini.html" text:style-name="Internet_20_link" text:visited-style-name="Visited_20_Internet_20_Link">
President of Ukraine Volodymyr Zelenskyy</text:a>
registered with the Verkhovna Rada the bill "On the use of English speaking to Ukraine"(№9432).</text:p>
      <text:p text:style-name="P4">
Серед іншого, проєктом закону передбачається офіційно закріпити статусанглійської мови як однієї з мов міжнародного спілкування в Україні, визначитикатегорії посад, кандидати на зайняття яких зобовʼязані володіти англійськоюмовою, унормувати особливості застосування англійської мови в роботі органівдержавної влади, органів влади Автономної Республіки Крим, органів місцевогосамоврядування, підрозділів екстреної допомоги населенню, під час перетинудержавного кордону, у сферах освіти, культури, транспорту, охорони здоровʼятощо.</text:p>
      <text:p text:style-name="P4">
<text:span text:style-name="T4">
Читайте також:</text:span>
 <text:a xlink:type="simple" xlink:href="https://www.ukrinform.ua/rubric-society/3729627-fedorov-poasniv-comu-zakonoproekt-pro-anglijsku-movu-spravznij-game-changer.html" text:style-name="Internet_20_link" text:visited-style-name="Visited_20_Internet_20_Link">
 Федоров пояснив, чому законопроєкт про <text:span text:style-name="T4">
англійську</text:span>
<text:span text:style-name="T4">
мову</text:span>
 – справжній game changer </text:a>
</text:p>
      <text:p text:style-name="P4">
This rule has caused an ambiguous reaction in society. In particular, a member of the Committee on Humanitarian and Information Policy <text:a xlink:type="simple" xlink:href="https://www.facebook.com/1217668243/posts/pfbid0oHTCD1geLzpVoW8Y8f91Jr4skvXS1q8H2hojbc2R9oybJA5T9GN3GBvMinUTzFZdl/" text:style-name="Internet_20_link" text:visited-style-name="Visited_20_Internet_20_Link">
Vladimir Vyatrovich</text:a>
(The European Solidarity Parliamentary faction)He stated that it was to lead to the "destruction of Ukrainian cinema as an industry", because, according to its words, such films in "Almost 90%" cinemas. The People's Deputy also announced the need to "thoroughly" refine the relevant document.</text:p>
      <text:p text:style-name="P4">
News Source: <text:a xlink:type="simple" xlink:href="https://www.ukrinform.ua/rubric-culture/3730235-pitanna-pokaziv-filmiv-anglijskou-u-kinoteatrah-obgovoruvatimetsa-z-gromadskistu-tkacenko.html" text:style-name="Internet_20_link" text:visited-style-name="Visited_20_Internet_20_Link">
https://www.ukrinform.ua/rubric-culture/3730235-pitanna-pokaziv-filmiv-anglijskou-u-kinoteatrah-obgovoruvatimetsa-z-gromadskistu-tkacenko.html</text:a>
</text:p>
      <!--NEWS-->
      <text:h text:style-name="P10" text:outline-level="1">
<text:span text:style-name="T4">
New units of the invaders - Fedorov arrive at Melitopol and Genichesk</text:span>
</text:h>
      <text:p text:style-name="P4">
Authors: Ukrinform (Person)</text:p>
      <text:p text:style-name="P4">
Publisher: Укринформ (Organization)</text:p>
      <text:p text:style-name="P4">
Published Time: 2023-07-01T16:35:00+03:00</text:p>
      <text:p text:style-name="P4">
Modified Time: 2023-07-01T16:35:00+03:00</text:p>
      <text:p text:style-name="P4">
Description: New units of Russian troops arrive in the temporarily occupied Melitopol and Genichesk. The army of the Russian Federation also throws its equipment towards the Zaporozhye region through the Arabat arrow. - Ukrinform.</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Окупація', 'Генічеськ', 'Війна з Росією', 'Єдині новини']</text:p>
      <text:p text:style-name="P4">
Type: Article</text:p>
      <!--METADATA-->
      <text:p text:style-name="P4">
<draw:frame draw:style-name="fr1" draw:name="Image105" text:anchor-type="as-char" svg:width="6.9236in" svg:height="3.956343in" draw:z-index="0">
<draw:image xlink:href="../Images/yкринформ/2023-07-01T16-35-00-03-00/630_360_1685444472-679.jpg" xlink:type="simple" xlink:show="embed" xlink:actuate="onLoad" draw:mime-type="image/jpeg"/>
</draw:frame>
The newly occupied Melitopol and Genichesk arrives new divisional troops. The army of the Russian Federation also throws its equipment towards the Zaporozhye region through the Arabat arrow.</text:p>
      <text:p text:style-name="P4">
Ivan Fedorov, the City Power of Melitopol, reported this on the national telephone of the only news, Ukrinform reports.</text:p>
      <text:p text:style-name="P4">
"We do not record the departure of the invaders from Melitopol. We, on the contrary, record that they are closing new units and to the temporarily occupied <text:a xlink:type="simple" xlink:href="https://www.ukrinform.ua/tag-melitopol" text:style-name="Internet_20_link" text:visited-style-name="Visited_20_Internet_20_Link">
Melitopol</text:a>
, and to Genichesk. After the blast on Chongar, the enemy began to roll over his equipment in the Arabatskaya Arrow, the local residents note that the columns of equipment go towards the Zaporizhzhya region, "he said.</text:p>
      <text:p text:style-name="P4">
Fedorov also added that in Energodar the enemy reduces his presence slightly, allegories that they are not there at all until it is impossible.</text:p>
      <text:p text:style-name="P4">
<text:span text:style-name="T4">
 Read also: </text:span>
 <text:a xlink:type="simple" xlink:href="https://www.ukrinform.ua/rubric-regions/3729814-tila-vbitih-u-berdansku-hlopciv-rosiani-perevezli-do-melitopola.html" text:style-name="Internet_20_link" text:visited-style-name="Visited_20_Internet_20_Link">
bodies killed in Berdyansk guys by the Russians transported to <text:span text:style-name="T4">
 Melitopol </text:span>
 I</text:a>
As reported <text:a xlink:type="simple" xlink:href="https://www.ukrinform.ua/rubric-ato/3729647-u-berdansku-prolunali-11-vibuhiv.html" text:style-name="Internet_20_link" text:visited-style-name="Visited_20_Internet_20_Link">
Ukrinform</text:a>
, in the temporarily occupied Berdyansk morning, on June 30, there were 11 explosions.</text:p>
      <text:p text:style-name="P4">
<text:a xlink:type="simple" xlink:href="https://www.ukrinform.ua/rubric-ato/3729645-nastup-na-melitopolskomu-ta-berdanskomu-napramkah-sili-oboroni-maut-castkovij-uspih.html" text:style-name="Internet_20_link" text:visited-style-name="Visited_20_Internet_20_Link">
Defense forces continue offensive operation</text:a>
Tirens and Berdyansk directions.</text:p>
      <text:p text:style-name="P4">
News Source: <text:a xlink:type="simple" xlink:href="https://www.ukrinform.ua/rubric-regions/3730239-do-melitopola-ta-geniceska-pribuvaut-novi-pidrozdili-zagarbnikiv-fedorov.html" text:style-name="Internet_20_link" text:visited-style-name="Visited_20_Internet_20_Link">
https://www.ukrinform.ua/rubric-regions/3730239-do-melitopola-ta-geniceska-pribuvaut-novi-pidrozdili-zagarbnikiv-fedorov.html</text:a>
</text:p>
      <!--NEWS-->
      <text:h text:style-name="P10" text:outline-level="1">
<text:span text:style-name="T4">
Regular sanctions against Russia and new assistance to Ukraine is Putin's signal about EU unity</text:span>
</text:h>
      <text:p text:style-name="P4">
Authors: Ukrinform (Person)</text:p>
      <text:p text:style-name="P4">
Publisher: Укринформ (Organization)</text:p>
      <text:p text:style-name="P4">
Published Time: 2023-07-01T16:39:00+03:00</text:p>
      <text:p text:style-name="P4">
Modified Time: 2023-07-01T16:39:00+03:00</text:p>
      <text:p text:style-name="P4">
Description: The adoption of 11 packages for Russia and the active financial support of Ukraine by the European Union is a clear signal of Russian President Vladimir Putin on the EU's firm intention to stand as a single front until just peace is reached in Ukraine. - Ukrinform.</text:p>
      <text:p text:style-name="P4">
Images: ['<text:a xlink:type="simple" xlink:href="https://static.ukrinform.com/photos/2023_07/thumb_files/630_360_1688215602-741.jpg" text:style-name="Internet_20_link" text:visited-style-name="Visited_20_Internet_20_Link">
630_360_16882...</text:a>
']</text:p>
      <text:p text:style-name="P4">
Tags: ['Антиросійські санкції', 'Євросоюз', 'Іспанія', 'Путін', 'Санчес', 'Війна з Росією']</text:p>
      <text:p text:style-name="P4">
Type: Article</text:p>
      <!--METADATA-->
      <text:p text:style-name="P4">
<draw:frame draw:style-name="fr1" draw:name="Image106" text:anchor-type="as-char" svg:width="6.9236in" svg:height="3.956343in" draw:z-index="0">
<draw:image xlink:href="../Images/yкринформ/2023-07-01T16-39-00-03-00/630_360_1688215602-741.jpg" xlink:type="simple" xlink:show="embed" xlink:actuate="onLoad" draw:mime-type="image/jpeg"/>
</draw:frame>
Adoption11 of the Package of Sanctions on Russia and the active financial support of Ukraine by the European Union with a clear signal of Russian President Vladimir Putin about the firm intention of the Equy to be a single front until just peace is reached in Ukraine.</text:p>
      <text:p text:style-name="P4">
This was stated by the Prime Minister of Spain Pedro Sanchez on the joint with President of Ukraine Volodymyr Zelensky Press Conference in Kiev, reports Ukrinform.</text:p>
      <text:p text:style-name="P4">
Sanchez recalled that last week, the EU approved the 11th package of anti-growing sanctions, which includes a mechanism for preventing their bypass.</text:p>
      <text:p text:style-name="P4">
“This will make a long list of prohibitions and restrictions more effective. The sanctions can not have immediate influence, but they impose heavy costs on Russia. In addition, they emphasize that we are standing with a single -front against Putin and are determined to stand firmly until a just peace is wrapped, ”the Prime Minister [Spain] said].(https://www.ukrinform.ua/tag-ispania).</text:p>
      <text:p text:style-name="P4">
<text:span text:style-name="T4">
 Read also: </text:span>
 <text:a xlink:type="simple" xlink:href="https://www.ukrinform.ua/rubric-ato/3730202-ispania-nadast-ukraini-dodatkovo-cotiri-tanki-leopard-i-bronetransporteri.html" text:style-name="Internet_20_link" text:visited-style-name="Visited_20_Internet_20_Link">
<text:span text:style-name="T4">
 Spain </text:span>
 will provide Ukraine with additional four tanks and armored personnel carriers</text:a>
He also noted the activity of the EU in the field of financial assistance to Ukraine, in particular this year 18 billion euros in order for the Ukrainian state to be able to provide basic services to its citizens. Sanchez also recalled that a few days ago the EU offered a package of 50 billion euros for the next years, which will be aimed at rebuilding Ukraine.</text:p>
      <text:p text:style-name="P4">
“It has, on the one hand, to facilitate the closure of the gaps that has created aggressive in the Ukrainian economy, and on the other, it is another clear signal of Putin: Europe will stand with Ukraine as much as it will be needed. It is a saying that we use in a passionate way, but now it turns into a long-standing approach, ”the head of the Spanish government emphasized.</text:p>
      <text:p text:style-name="P4">
<text:span text:style-name="T4">
 Read also: </text:span>
 [Joint Declaration: <text:span text:style-name="T4">
 Spain </text:span>
 supports the creation(https://www.ukrinform.ua/rubric-polytics/3730226-spilna-deklaracia-ispania-pidtrimue-stvorenna-radi-ukraina-nato.html)As reported by Ukrinform, Spain Prime Minister arrived on a visit to Ukraine on July 1, on the first day of presidency in the Council of the European Union.</text:p>
      <text:p text:style-name="P4">
<text:span text:style-name="T5">
Foto: Presidential Office</text:span>
</text:p>
      <text:p text:style-name="P4">
News Source: <text:a xlink:type="simple" xlink:href="https://www.ukrinform.ua/rubric-polytics/3730241-cergovi-sankcii-proti-rosii-i-nova-dopomoga-ukraini-e-signalom-putinu-pro-ednist-es-sances.html" text:style-name="Internet_20_link" text:visited-style-name="Visited_20_Internet_20_Link">
https://www.ukrinform.ua/rubric-polytics/3730241-cergovi-sankcii-proti-rosii-i-nova-dopomoga-ukraini-e-signalom-putinu-pro-ednist-es-sances.html</text:a>
</text:p>
      <!--NEWS-->
      <text:h text:style-name="P10" text:outline-level="1">
<text:span text:style-name="T4">
UkrPoshta has increased the tariffs for departure since July 1</text:span>
</text:h>
      <text:p text:style-name="P4">
Authors: Ukrinform (Person)</text:p>
      <text:p text:style-name="P4">
Publisher: Укринформ (Organization)</text:p>
      <text:p text:style-name="P4">
Published Time: 2023-07-01T16:44:00+03:00</text:p>
      <text:p text:style-name="P4">
Modified Time: 2023-07-01T16:44:00+03:00</text:p>
      <text:p text:style-name="P4">
Description: From July 1, JSC UkrPoshta has increased tariffs for departure in Ukraine and abroad. - Ukrinform.</text:p>
      <text:p text:style-name="P4">
Images: ['<text:a xlink:type="simple" xlink:href="https://static.ukrinform.com/photos/2022_11/thumb_files/630_360_1667907922-855.jpg" text:style-name="Internet_20_link" text:visited-style-name="Visited_20_Internet_20_Link">
630_360_16679...</text:a>
']</text:p>
      <text:p text:style-name="P4">
Tags: ['Тариф', 'Укрпошта', 'пошта']</text:p>
      <text:p text:style-name="P4">
Type: Article</text:p>
      <!--METADATA-->
      <text:p text:style-name="P4">
<draw:frame draw:style-name="fr1" draw:name="Image107" text:anchor-type="as-char" svg:width="6.9236in" svg:height="3.956343in" draw:z-index="0">
<draw:image xlink:href="../Images/yкринформ/2023-07-01T16-44-00-03-00/630_360_1667907922-855.jpg" xlink:type="simple" xlink:show="embed" xlink:actuate="onLoad" draw:mime-type="image/jpeg"/>
</draw:frame>
From July 1, UkrPoshta has increased tariffs for departure in Ukraine and abroad.</text:p>
      <text:p text:style-name="P4">
According to Ukrinform, the company reported this in the press release, which is required.</text:p>
      <text:p text:style-name="P4">
“Starting from July 1,“ <text:a xlink:type="simple" xlink:href="https://www.ukrinform.ua/tag-ukrposta" text:style-name="Internet_20_link" text:visited-style-name="Visited_20_Internet_20_Link">
UkrPoshta</text:a>
»Forced to partially review the cost of departures in Ukraine and abroad. It is profitable with new tariffs, the cost of delivering UkrPoshta Express will be increased by an average of 10 UAH for forwarding within one area of Tana 8 UAH for forwarding throughout the country," - it is said in the message.</text:p>
      <text:p text:style-name="P4">
For the services of "UkrPoshta Standard" the average increase is 7 UAH for delivery to Ukraine, and within a separate region - 10 UAH.</text:p>
      <text:p text:style-name="P4">
Also, the cost of the UkrPoshta Documents and the cost of a currician fence or delivery will increase by UAH 5.</text:p>
      <text:p text:style-name="P4">
<text:span text:style-name="T4">
 Read also: </text:span>
 <text:a xlink:type="simple" xlink:href="https://www.ukrinform.ua/rubric-society/3723576-ukrposta-otrimala-tri-nagorodi-world-post-and-parcel-award.html" text:style-name="Internet_20_link" text:visited-style-name="Visited_20_Internet_20_Link">
<text:span text:style-name="T4">
 UkrPoshta </text:span>
 has received three awards of World Post and Parcelaward</text:a>
In addition, since July 1, changes in the cost of delivery of "small packs of recommended" to all zones and delivery of parcels to 7 countries of the East, including Algeria, Afghanistan, Qatar, Kuwait, Oman, Saudi Arabia and Tunisia were made. These changes will be 10% of current tariffs.</text:p>
      <text:p text:style-name="P4">
As reported, UkrPoshta JSC has been introducing new client -oriented work in postal offices since July 1. From now on, they will work maximally possible time and will open on weekends.</text:p>
      <text:p text:style-name="P4">
News Source: <text:a xlink:type="simple" xlink:href="https://www.ukrinform.ua/rubric-economy/3730243-ukrposta-z-1-lipna-zbilsila-tarifi-na-vidpravlenna.html" text:style-name="Internet_20_link" text:visited-style-name="Visited_20_Internet_20_Link">
https://www.ukrinform.ua/rubric-economy/3730243-ukrposta-z-1-lipna-zbilsila-tarifi-na-vidpravlenna.html</text:a>
</text:p>
      <!--NEWS-->
      <text:h text:style-name="P10" text:outline-level="1">
<text:span text:style-name="T4">
Beh-Romanchuk, Protsenko and Krol will present Ukraine at the Swedish stage of the Diamond League</text:span>
</text:h>
      <text:p text:style-name="P4">
Authors: Ukrinform (Person)</text:p>
      <text:p text:style-name="P4">
Publisher: Укринформ (Organization)</text:p>
      <text:p text:style-name="P4">
Published Time: 2023-07-01T16:46:41+03:00</text:p>
      <text:p text:style-name="P4">
Modified Time: 2023-07-01T16:46:41+03:00</text:p>
      <text:p text:style-name="P4">
Description: In Stockholm (Sweden), on July 2, the seventh stage of the track and field "Diamond League" will be held. - Ukrinform.</text:p>
      <text:p text:style-name="P4">
Images: ['<text:a xlink:type="simple" xlink:href="https://static.ukrinform.com/photos/2023_07/thumb_files/630_360_1688219116-596.jpg" text:style-name="Internet_20_link" text:visited-style-name="Visited_20_Internet_20_Link">
630_360_16882...</text:a>
']</text:p>
      <text:p text:style-name="P4">
Tags: ['Легка атлетика', 'Марина Бех-Романчук']</text:p>
      <text:p text:style-name="P4">
Type: Article</text:p>
      <!--METADATA-->
      <text:p text:style-name="P4">
<draw:frame draw:style-name="fr1" draw:name="Image108" text:anchor-type="as-char" svg:width="6.9236in" svg:height="3.956343in" draw:z-index="0">
<draw:image xlink:href="../Images/yкринформ/2023-07-01T16-46-41-03-00/630_360_1688219116-596.jpg" xlink:type="simple" xlink:show="embed" xlink:actuate="onLoad" draw:mime-type="image/jpeg"/>
</draw:frame>
Consisting(Sweden)On July 2, the seventh stage of the track and field "diamond -volume" will be held.</text:p>
      <text:p text:style-name="P4">
Ukrainians will compete in height jumps(Andriy Protsenko), run on 800 meters(Natalia Kroel)and long jump(Marina Beh-Romanchuk), reports Ukrinform.</text:p>
      <text:p text:style-name="P4">
Protsenko will spend the fourth start of the summer season and will compete for the second time a diamond league. As informs <text:a xlink:type="simple" xlink:href="https://suspilne.media/519521-tri-ukrainski-legkoatleti-zaavleni-na-etap-diamantovoi-ligi-u-stokgolmi-hto-j-koli-startue/" text:style-name="Internet_20_link" text:visited-style-name="Visited_20_Internet_20_Link">
Public Sport</text:a>
, the previous stage of the Uflorence(Italy)The jump in height ended in eighth place.</text:p>
      <text:p text:style-name="P4">
Beh-Romanchuk completed the previous three stages in the prison. In Sweden, the arrangement will make the third start of the summer season in long jump: the Ukrainian became the third at the stage of the Diamond League in Florence and made discipline at the European Games-2023.</text:p>
      <text:p text:style-name="P4">
<text:span text:style-name="T4">
 Read also: </text:span>
 <text:a xlink:type="simple" xlink:href="https://www.ukrinform.ua/rubric-sports/3727330-behromancuk-zdobula-zoloto-u-potrijnomu-stribku-na-evropejskih-igrah.html" text:style-name="Internet_20_link" text:visited-style-name="Visited_20_Internet_20_Link">
<text:span text:style-name="T4">
 Beh </text:span>
 - <text:span text:style-name="T4">
 Romanchuk </text:span>
 won "gold" in a triple jump at European Games</text:a>
Stockholm's rabbit will make his debut in the Diamond League season. This stage is approached after winning the III European Games in Poland, where it was 800 meters at a distance of 1 minute 59.77 seconds.</text:p>
      <text:p text:style-name="P4">
In the photo: Marina Beh-Romanchuk(Getty Images).</text:p>
      <text:p text:style-name="P4">
News Source: <text:a xlink:type="simple" xlink:href="https://www.ukrinform.ua/rubric-sports/3730244-behromancuk-procenko-ta-krol-predstavlat-ukrainu-na-svedskomu-etapi-diamantovoi-ligi.html" text:style-name="Internet_20_link" text:visited-style-name="Visited_20_Internet_20_Link">
https://www.ukrinform.ua/rubric-sports/3730244-behromancuk-procenko-ta-krol-predstavlat-ukrainu-na-svedskomu-etapi-diamantovoi-ligi.html</text:a>
</text:p>
      <!--NEWS-->
      <text:h text:style-name="P10" text:outline-level="1">
<text:span text:style-name="T4">
There was a global failure in Twitter, which was also felt by Ukrainian users</text:span>
</text:h>
      <text:p text:style-name="P4">
Authors: Ukrinform (Person)</text:p>
      <text:p text:style-name="P4">
Publisher: Укринформ (Organization)</text:p>
      <text:p text:style-name="P4">
Published Time: 2023-07-01T16:49:06+03:00</text:p>
      <text:p text:style-name="P4">
Modified Time: 2023-07-01T16:49:06+03:00</text:p>
      <text:p text:style-name="P4">
Description: The popular Twitter social network on Saturday afternoon, there was a global failure, which was also felt by Ukrainian users. - Ukrinform.</text:p>
      <text:p text:style-name="P4">
Images: ['<text:a xlink:type="simple" xlink:href="https://static.ukrinform.com/photos/2019_08/thumb_files/630_360_1565684892-811.jpg" text:style-name="Internet_20_link" text:visited-style-name="Visited_20_Internet_20_Link">
630_360_15656...</text:a>
']</text:p>
      <text:p text:style-name="P4">
Tags: ['Twitter', 'Соцмережі', 'Збій']</text:p>
      <text:p text:style-name="P4">
Type: Article</text:p>
      <!--METADATA-->
      <text:p text:style-name="P4">
<draw:frame draw:style-name="fr1" draw:name="Image109" text:anchor-type="as-char" svg:width="6.9236in" svg:height="3.956343in" draw:z-index="0">
<draw:image xlink:href="../Images/yкринформ/2023-07-01T16-49-06-03-00/630_360_1565684892-811.jpg" xlink:type="simple" xlink:show="embed" xlink:actuate="onLoad" draw:mime-type="image/jpeg"/>
</draw:frame>
The Twitter social network of Twitter on Saturday afternoon, a global wake was also experienced, which was also felt by Ukrainian users.</text:p>
      <text:p text:style-name="P4">
As Ukrinform reports, it reports <text:a xlink:type="simple" xlink:href="http://downdetector.co.uk/status/twitter/" text:style-name="Internet_20_link" text:visited-style-name="Visited_20_Internet_20_Link">
DOWNDECTOR</text:a>
.</text:p>
      <text:p text:style-name="P4">
The failure began to be reported at 14.20 Kyiv time.</text:p>
      <text:p text:style-name="P4">
It is noted that among nearly 3,500 complaints, the most problems of the Uso networks are related to the failure of the application in the application(57%)as well as on the site(37%)and shoes(13%).</text:p>
      <text:p text:style-name="P4">
Перебої в роботі Твіттері, зокрема, відчули користувачі <text:a xlink:type="simple" xlink:href="https://www.ukrinform.ua/tag-ssa" text:style-name="Internet_20_link" text:visited-style-name="Visited_20_Internet_20_Link">
 США</text:a>
UK and Ukraine.</text:p>
      <text:p text:style-name="P4">
<text:span text:style-name="T4">
 Read also: </text:span>
 <text:a xlink:type="simple" xlink:href="https://www.ukrinform.ua/rubric-technology/3710840-u-roboti-zastosunku-novoi-posti-stavsa-zbij.html" text:style-name="Internet_20_link" text:visited-style-name="Visited_20_Internet_20_Link">
in the work of the New Mail application there is <text:span text:style-name="T4">
 failure </text:span>
</text:a>
As reported by Ukrinform, on March 1 in the work of the social network Twitter there was a global failure, which was observed in Ukraine.</text:p>
      <text:p text:style-name="P4">
News Source: <text:a xlink:type="simple" xlink:href="https://www.ukrinform.ua/rubric-technology/3730247-u-tvitteri-stavsa-globalnij-zbij-akij-vidculi-j-ukrainski-koristuvaci.html" text:style-name="Internet_20_link" text:visited-style-name="Visited_20_Internet_20_Link">
https://www.ukrinform.ua/rubric-technology/3730247-u-tvitteri-stavsa-globalnij-zbij-akij-vidculi-j-ukrainski-koristuvaci.html</text:a>
</text:p>
      <!--NEWS-->
      <text:h text:style-name="P10" text:outline-level="1">
<text:span text:style-name="T4">
Zelensky discussed with the Prime Minister of Spain integration into the EU and NATO and the formula of peace</text:span>
</text:h>
      <text:p text:style-name="P4">
Authors: Ukrinform (Person)</text:p>
      <text:p text:style-name="P4">
Publisher: Укринформ (Organization)</text:p>
      <text:p text:style-name="P4">
Published Time: 2023-07-01T16:54:00+03:00</text:p>
      <text:p text:style-name="P4">
Modified Time: 2023-07-01T16:54:00+03:00</text:p>
      <text:p text:style-name="P4">
Description: President Volodymyr Zelensky discussed with the Prime Minister of Spain Pedro Sanchez the issue of Ukraine's accession to the EU, preparation of NATO summit, security guarantees, Ukrainian peace formula and increased sanction pressure on Russia. - Ukrinform.</text:p>
      <text:p text:style-name="P4">
Images: ['<text:a xlink:type="simple" xlink:href="https://static.ukrinform.com/photos/2023_07/thumb_files/630_360_1688219076-594.jpeg" text:style-name="Internet_20_link" text:visited-style-name="Visited_20_Internet_20_Link">
630_360_16882...</text:a>
']</text:p>
      <text:p text:style-name="P4">
Tags: ['Антиросійські санкції', 'Євроінтеграція', 'Іспанія', 'НАТО', 'Зеленський', 'Санчес', 'Формула миру']</text:p>
      <text:p text:style-name="P4">
Type: Article</text:p>
      <!--METADATA-->
      <text:p text:style-name="P4">
<draw:frame draw:style-name="fr1" draw:name="Image110" text:anchor-type="as-char" svg:width="6.9236in" svg:height="3.956343in" draw:z-index="0">
<draw:image xlink:href="../Images/yкринформ/2023-07-01T16-54-00-03-00/630_360_1688219076-594.jpeg" xlink:type="simple" xlink:show="embed" xlink:actuate="onLoad" draw:mime-type="image/jpeg"/>
</draw:frame>
Zelensky's Presidential Divide discussed with the Prime Minister of Spain, Pedro Sanchez, the EU's issue in the EU, the preparation of NATO summit, security guarantees, Ukrainian peace and strengthening of sanction pressure on Russia.</text:p>
      <text:p text:style-name="P4">
The head of the Ukrainian state spoke about it during a joint with Sanchessomppressconference in Kiev, Ukrinform correspondent reports.</text:p>
      <text:p text:style-name="P4">
“An important and very symbolic visit to Ukraine is the head of Spain - in the first gender of Spain's presidency in the EU Council. This clearly speaks of the actual reality of Europe, when our common European home is no longer imagined without us, Bez -Ukraine, of Spain's priorities in protection of freedom, ” - said <text:a xlink:type="simple" xlink:href="https://www.ukrinform.ua/tag-zelenskij" text:style-name="Internet_20_link" text:visited-style-name="Visited_20_Internet_20_Link">
Zelensky</text:a>
.</text:p>
      <text:p text:style-name="P4">
<text:span text:style-name="T5">
Viso: <text:a xlink:type="simple" xlink:href="https://www.youtube.com/watch" text:style-name="Internet_20_link" text:visited-style-name="Visited_20_Internet_20_Link">
op</text:a>
</text:span>
</text:p>
      <text:p text:style-name="P4">
According to him, the issues discussed with the Head of the Spanish - protection against Russian genocidic aggression.</text:p>
      <text:p text:style-name="P4">
<text:span text:style-name="T4">
 Read also: </text:span>
 <text:a xlink:type="simple" xlink:href="https://www.ukrinform.ua/rubric-polytics/3730236-zelenskij-zaklikae-es-pocati-robotu-nad-12-paketom-sankcij-proti-rosii.html" text:style-name="Internet_20_link" text:visited-style-name="Visited_20_Internet_20_Link">
<text:span text:style-name="T4">
 Zelensky </text:span>
 urges the EU to start work on 12 packages against Russia</text:a>
The President thanked Spain for the assistance provided to Ukraine, including Security, and for the shelter of more than 180,000 Ukrainian citizens, and supported by the EU -Russian sanctions.</text:p>
      <text:p text:style-name="P4">
"I am grateful to Spain for the decision to refuse to issue visas to Russian and Belarussian exports to the European Championships in sports, which is now underway," the Head of State added.</text:p>
      <text:p text:style-name="P4">
He also noted that the topics of conversation with Sanchez was the membership of Ukraine in the EU of such negotiations, the preparation of NATO summit in Vilnius, the implementation of formular.</text:p>
      <text:p text:style-name="P4">
Zelensky invited Spain to join in providing Ukraine with security guarantees, start a relevant discussion.</text:p>
      <text:p text:style-name="P4">
<text:span text:style-name="T4">
 Read also: </text:span>
 <text:a xlink:type="simple" xlink:href="https://www.ukrinform.ua/rubric-polytics/3730183-clenstvo-ukraini-v-nato-postavilo-b-putina-na-misce-zelenskij.html" text:style-name="Internet_20_link" text:visited-style-name="Visited_20_Internet_20_Link">
NATO membership in NATO would put Putin in place -<text:span text:style-name="T4">
 Zelensky </text:span>
</text:a>
"The approach of Ukraine is very motivated by our Union to enter the European Union, because it convinces that Europe sees at what price our people protect absolutely the same values that have already been protected for each country in the EU," the President emphasized.Photo: Presidential Office</text:p>
      <text:p text:style-name="P4">
News Source: <text:a xlink:type="simple" xlink:href="https://www.ukrinform.ua/rubric-polytics/3730248-zelenskij-obgovoriv-iz-premerom-ispanii-integraciu-v-es-i-nato-ta-formulu-miru.html" text:style-name="Internet_20_link" text:visited-style-name="Visited_20_Internet_20_Link">
https://www.ukrinform.ua/rubric-polytics/3730248-zelenskij-obgovoriv-iz-premerom-ispanii-integraciu-v-es-i-nato-ta-formulu-miru.html</text:a>
</text:p>
      <!--NEWS-->
      <text:h text:style-name="P10" text:outline-level="1">
<text:span text:style-name="T4">
At the Kiev reservoir, the military trained to reflect the attack of saboteurs</text:span>
</text:h>
      <text:p text:style-name="P4">
Authors: Ukrinform (Person)</text:p>
      <text:p text:style-name="P4">
Publisher: Укринформ (Organization)</text:p>
      <text:p text:style-name="P4">
Published Time: 2023-07-01T17:14:00+03:00</text:p>
      <text:p text:style-name="P4">
Modified Time: 2023-07-01T17:14:00+03:00</text:p>
      <text:p text:style-name="P4">
Description: Commander of the United Forces Lieutenant General Sergey Naev inspected in the Kyiv region training to identify and dispose of a hostile object in the water area of the Kiev reservoir and landing infantry to eliminate hostile DRG. - Ukrinform.</text:p>
      <text:p text:style-name="P4">
Images: ['<text:a xlink:type="simple" xlink:href="https://static.ukrinform.com/photos/2023_07/thumb_files/630_360_1688220676-9232.jpeg" text:style-name="Internet_20_link" text:visited-style-name="Visited_20_Internet_20_Link">
630_360_16882...</text:a>
']</text:p>
      <text:p text:style-name="P4">
Tags: ['Військові навчання', 'Київщина', 'Сергій Наєв', 'ДРГ', 'Каховське водосховище']</text:p>
      <text:p text:style-name="P4">
Type: Article</text:p>
      <!--METADATA-->
      <text:p text:style-name="P4">
<draw:frame draw:style-name="fr1" draw:name="Image111" text:anchor-type="as-char" svg:width="6.9236in" svg:height="3.956343in" draw:z-index="0">
<draw:image xlink:href="../Images/yкринформ/2023-07-01T17-14-00-03-00/630_360_1688220676-9232.jpeg" xlink:type="simple" xlink:show="embed" xlink:actuate="onLoad" draw:mime-type="image/jpeg"/>
</draw:frame>
Commander of the United Forces Lieutenant General Sergey Naev inspected the training of training on the detection and disposal of a hostile object in the aquanural reservoir and the infantry landing to eliminate enemy DRG.</text:p>
      <text:p text:style-name="P4">
This was reported by Ukrinform correspondent.</text:p>
      <text:p text:style-name="P4">
</text:p>
      <text:p text:style-name="P4">
“We train forces and means operating in the Kiev reservoir. The interaction of different forces and water and sushi means is very important that the commander understood his maneuver, and the personnel was well trained in short -term time and at any level of threat . Such workouts are important ... We are myozing the level of military threat from one direction or another and we use suchiza so that the units are always ready for appropriate response, "Naev said.</text:p>
      <text:p text:style-name="P4">
He specified that the training was attended by servicemen who perform tasks at the Kiev reservoir.</text:p>
      <text:p text:style-name="P4">
According to the Commander of the Joint Forces of the Armed Forces, the personnel also performs the task of covering the airspace on <text:a xlink:type="simple" xlink:href="https://www.ukrinform.ua/tag-kiiv" text:style-name="Internet_20_link" text:visited-style-name="Visited_20_Internet_20_Link">
Kiev</text:a>
.</text:p>
      <text:p text:style-name="P4">
"This direction is used by the enemy to the task of air strikes. There are many whipped enemy air to the expense of air strikes. Also, the sea can be used for some sabotage and intelligence.</text:p>
      <text:p text:style-name="P4">
<text:span text:style-name="T4">
 Read also: </text:span>
 <text:a xlink:type="simple" xlink:href="https://www.ukrinform.ua/rubric-ato/3719757-naev-proviv-vijskovi-navcanna-v-pivnicnij-operacijnij-zoni.html" text:style-name="Internet_20_link" text:visited-style-name="Visited_20_Internet_20_Link">
<text:span text:style-name="T4">
 Naev </text:span>
 spent military training in the northern operational zone</text:a>
With regard to the sabotage and intelligence groups of the enemy, he noted that their activity is not observed now.</text:p>
      <text:p text:style-name="P4">
According to the script, the hostile sabotage group tries to seize one of the objects. The landing with the help of a separate division of river catering is put forward to unblock the enthusiastic object and further decipher the enemy trying to retain the object.</text:p>
      <text:p text:style-name="P4">
During the exercises, the landing of the landing group, coordination of various groups, imitation means of artillery work were used on Earth and on the ground, and shooting ammunition.</text:p>
      <text:p text:style-name="P4">
Also during the exercises were used landing and highlighting, high-speed patrol boats Sea ARK, which worked out tactical maneuvering, protection, and defense of the scene.</text:p>
      <text:p text:style-name="P4">
<text:span text:style-name="T4">
 Read also: </text:span>
 <text:a xlink:type="simple" xlink:href="https://www.ukrinform.ua/rubric-ato/3727665-na-pivnoci-zaversili-budivnictvo-psihologicnotakticnih-smug-pereskod-naev.html" text:style-name="Internet_20_link" text:visited-style-name="Visited_20_Internet_20_Link">
in the north completed the construction of psychological and tactical obstacles - <text:span text:style-name="T4">
 Naev </text:span>
</text:a>
Nayev noted that such exercises occur regularly, including for units that will later work in the south of the country.</text:p>
      <text:p text:style-name="P4">
News Source: <text:a xlink:type="simple" xlink:href="https://www.ukrinform.ua/rubric-regions/3730253-na-kiivskomu-vodoshovisi-vijskovi-trenuvalisa-vidbivati-ataku-diversantiv.html" text:style-name="Internet_20_link" text:visited-style-name="Visited_20_Internet_20_Link">
https://www.ukrinform.ua/rubric-regions/3730253-na-kiivskomu-vodoshovisi-vijskovi-trenuvalisa-vidbivati-ataku-diversantiv.html</text:a>
</text:p>
      <!--NEWS-->
      <text:h text:style-name="P10" text:outline-level="1">
<text:span text:style-name="T4">
Shakhtar released head coach</text:span>
</text:h>
      <text:p text:style-name="P4">
Authors: Ukrinform (Person)</text:p>
      <text:p text:style-name="P4">
Publisher: Укринформ (Organization)</text:p>
      <text:p text:style-name="P4">
Published Time: 2023-07-01T17:17:00+03:00</text:p>
      <text:p text:style-name="P4">
Modified Time: 2023-07-01T17:17:00+03:00</text:p>
      <text:p text:style-name="P4">
Description: Shakhtar Donetsk Champion of Ukraine announced early termination of cooperation with the mentor Igor Yovichevich. - Ukrinform.</text:p>
      <text:p text:style-name="P4">
Images: ['<text:a xlink:type="simple" xlink:href="https://static.ukrinform.com/photos/2023_07/thumb_files/630_360_1688221052-818.jpg" text:style-name="Internet_20_link" text:visited-style-name="Visited_20_Internet_20_Link">
630_360_16882...</text:a>
']</text:p>
      <text:p text:style-name="P4">
Tags: ['Футбол', "Прем'єр-ліга", 'Шахтар']</text:p>
      <text:p text:style-name="P4">
Type: Article</text:p>
      <!--METADATA-->
      <text:p text:style-name="P4">
<draw:frame draw:style-name="fr1" draw:name="Image113" text:anchor-type="as-char" svg:width="6.9236in" svg:height="3.956343in" draw:z-index="0">
<draw:image xlink:href="../Images/yкринформ/2023-07-01T17-17-00-03-00/630_360_1688221052-818.jpg" xlink:type="simple" xlink:show="embed" xlink:actuate="onLoad" draw:mime-type="image/jpeg"/>
</draw:frame>
Shakhtar Donetsk Ukrainian Football Champion announced early termination of working with mentor Igor Yovichevich.</text:p>
      <text:p text:style-name="P4">
As the official [site] informs(https://shakhtar.com/uk-ua/news/2023/july/1_news/1_thank-you_igor-jovicevic/)Miners, together with a 49-year-old Croatian specialist, the Donetsk club leaves the whole coaching staff, Ukrinform reports.</text:p>
      <text:p text:style-name="P4">
Igor Yovichevich headed Shakhtar in the summer of last year, signing a two -year labor agreement. Under his leadership, the Miners held 40 matches, in which 24 victories at 10 draws and 6 defeats were made.</text:p>
      <text:p text:style-name="P4">
<text:span text:style-name="T4">
 Read also: </text:span>
 <text:a xlink:type="simple" xlink:href="https://www.ukrinform.ua/rubric-sports/3729735-havbek-sahtara-sudakov-stav-najkrasim-molodim-futbolistom-upl.html" text:style-name="Internet_20_link" text:visited-style-name="Visited_20_Internet_20_Link">
Havbek "<text:span text:style-name="T4">
 Shakhtar </text:span>
 I" Sudakov has become the best young -fashioned UPL</text:a>
In the season-2022/23 Yovichevich brought Shakhtar to the champion title of in the Ukrainian Premier League(UPL). Також з хорватським тренером командафінішувала на третьому місці на груповій стадії Ліги чемпіонів УЄФА, пройшлафранцузький «Ренн» у раунді плей-офф Ліги Європи, а потім поступиласяголландському «Феєнорду» у 1/8 фіналу цього турніру.</text:p>
      <text:p text:style-name="P4">
Фото: shakhtar.com.</text:p>
      <text:p text:style-name="P4">
News Source: <text:a xlink:type="simple" xlink:href="https://www.ukrinform.ua/rubric-sports/3730254-sahtar-zvilniv-golovnogo-trenera.html" text:style-name="Internet_20_link" text:visited-style-name="Visited_20_Internet_20_Link">
https://www.ukrinform.ua/rubric-sports/3730254-sahtar-zvilniv-golovnogo-trenera.html</text:a>
</text:p>
      <!--NEWS-->
      <text:h text:style-name="P10" text:outline-level="1">
<text:span text:style-name="T4">
The movement of "Wagner" to Belarus is not currently fixed - Naev</text:span>
</text:h>
      <text:p text:style-name="P4">
Authors: Ukrinform (Person)</text:p>
      <text:p text:style-name="P4">
Publisher: Укринформ (Organization)</text:p>
      <text:p text:style-name="P4">
Published Time: 2023-07-01T17:19:00+03:00</text:p>
      <text:p text:style-name="P4">
Modified Time: 2023-07-01T17:19:00+03:00</text:p>
      <text:p text:style-name="P4">
Description: As of today, the movement of Wagner units to Belarus has not been recorded. - Ukrinform.</text:p>
      <text:p text:style-name="P4">
Images: ['<text:a xlink:type="simple" xlink:href="https://static.ukrinform.com/photos/2023_06/thumb_files/630_360_1686042254-698.jpg" text:style-name="Internet_20_link" text:visited-style-name="Visited_20_Internet_20_Link">
630_360_16860...</text:a>
']</text:p>
      <text:p text:style-name="P4">
Tags: ['Білорусь', 'ЗСУ', 'Російські військові', 'ПВК "Вагнера"', 'Сергій Наєв', 'Війна з Росією']</text:p>
      <text:p text:style-name="P4">
Type: Article</text:p>
      <!--METADATA-->
      <text:p text:style-name="P4">
<draw:frame draw:style-name="fr1" draw:name="Image114" text:anchor-type="as-char" svg:width="6.9236in" svg:height="3.956343in" draw:z-index="0">
<draw:image xlink:href="../Images/yкринформ/2023-07-01T17-19-00-03-00/630_360_1686042254-698.jpg" xlink:type="simple" xlink:show="embed" xlink:actuate="onLoad" draw:mime-type="image/jpeg"/>
</draw:frame>
The state of movement of Wagner units in Belarus is not recorded today.</text:p>
      <text:p text:style-name="P4">
This was stated in the comment by Ukrinform Commander of the Joint Forces Lieutenant General Sergey Naev.</text:p>
      <text:p text:style-name="P4">
"Currently, as of today, no subdivision [Wagner PVC]](https://www.ukrinform.ua/tag-pvk-vagnera)On the territory of Belarus is unpaid. But we are conscious in the further development of the situation, and our intelligence organs are working to obtain information about it. If this happens, the military command will know about it, ”Naev said.</text:p>
      <text:p text:style-name="P4">
He added that in the event of "Wagnerivtsi" in Belarus, several centers of action are considered.</text:p>
      <text:p text:style-name="P4">
"Each of them of the Armed Forces will take adequate measures to counter. There is now the preparation of forces that will counteract possible manifestations," - said.</text:p>
      <text:p text:style-name="P4">
<text:span text:style-name="T4">
 Read also: </text:span>
 <text:a xlink:type="simple" xlink:href="https://www.ukrinform.ua/rubric-ato/3730175-zelenskij-vtrati-vagnerivciv-na-shodi-ukraini-blizko-100-tisac-ubitimi-i-poranenimi.html" text:style-name="Internet_20_link" text:visited-style-name="Visited_20_Internet_20_Link">
Zelensky: Losses "<text:span text:style-name="T4">
 Wagner </text:span>
 Ivtsiv" in eastern Ukraine -close to 100 thousand killed and wounded</text:a>
He also noted that Ukrainian intelligence, partners of Ukraine carefully attract the situation in Belarus, including the movement of nuclear weapons, which they stated in Russia. According to him, such movements have not been recorded.</text:p>
      <text:p text:style-name="P4">
As reported by Ukrinform, the Commander of the Joint Forces Lieutenant General Sergeyev <text:a xlink:type="simple" xlink:href="https://www.ukrinform.ua/rubric-regions/3730253-na-kiivskomu-vodoshovisi-vijskovi-trenuvalisa-vidbivati-ataku-diversantiv.html" text:style-name="Internet_20_link" text:visited-style-name="Visited_20_Internet_20_Link">
inspected in the Kyiv region</text:a>
training of military, territorial defense units on the development and disposal of a hostile object in the water area of the Kiev reservoir of infantry landing to eliminate enemy DRG.</text:p>
      <text:p text:style-name="P4">
News Source: <text:a xlink:type="simple" xlink:href="https://www.ukrinform.ua/rubric-ato/3730256-peremisenna-vagnerivciv-u-bilorus-narazi-ne-zafiksovane-naev.html" text:style-name="Internet_20_link" text:visited-style-name="Visited_20_Internet_20_Link">
https://www.ukrinform.ua/rubric-ato/3730256-peremisenna-vagnerivciv-u-bilorus-narazi-ne-zafiksovane-naev.html</text:a>
</text:p>
      <!--NEWS-->
      <text:h text:style-name="P10" text:outline-level="1">
<text:span text:style-name="T4">
Biden will discuss with Sweden Prime Minister support Ukraine</text:span>
</text:h>
      <text:p text:style-name="P4">
Authors: Ukrinform (Person)</text:p>
      <text:p text:style-name="P4">
Publisher: Укринформ (Organization)</text:p>
      <text:p text:style-name="P4">
Published Time: 2023-07-01T17:28:14+03:00</text:p>
      <text:p text:style-name="P4">
Modified Time: 2023-07-01T17:28:14+03:00</text:p>
      <text:p text:style-name="P4">
Description: US President Joe Biden will meet on Wednesday, July 5, in Washington with Sweden Prime Minister Ulf Cristorson. - Ukrinform.</text:p>
      <text:p text:style-name="P4">
Images: ['<text:a xlink:type="simple" xlink:href="https://static.ukrinform.com/photos/2018_02/thumb_files/630_360_1519207950-5134.jpg" text:style-name="Internet_20_link" text:visited-style-name="Visited_20_Internet_20_Link">
630_360_15192...</text:a>
']</text:p>
      <text:p text:style-name="P4">
Tags: ['Байден', 'США', 'Швеція', 'Білий дім']</text:p>
      <text:p text:style-name="P4">
Type: Article</text:p>
      <!--METADATA-->
      <text:p text:style-name="P4">
<draw:frame draw:style-name="fr1" draw:name="Image115" text:anchor-type="as-char" svg:width="6.9236in" svg:height="3.956343in" draw:z-index="0">
<draw:image xlink:href="../Images/yкринформ/2023-07-01T17-28-14-03-00/630_360_1519207950-5134.jpg" xlink:type="simple" xlink:show="embed" xlink:actuate="onLoad" draw:mime-type="image/jpeg"/>
</draw:frame>
Presidential Joe Biden will meet on Wednesday, July 5, in Washington from Prime Minister, Ulf Cristorson.</text:p>
      <text:p text:style-name="P4">
According to Ukrinform, this is stated in a statement by a spokeswoman for the White House Karinjan-Pierre.</text:p>
      <text:p text:style-name="P4">
"President Biden is looking forward to the opportunity to congratulate the Prime Minister -Secressesson in the White House on Wednesday, July 5, to further explode close ties between the United States and Sweden," the defendant said.</text:p>
      <text:p text:style-name="P4">
<text:span text:style-name="T4">
 Read also: </text:span>
 <text:a xlink:type="simple" xlink:href="https://www.ukrinform.ua/rubric-polytics/3729493-prezident-zustrivsa-z-majkom-pensom.html" text:style-name="Internet_20_link" text:visited-style-name="Visited_20_Internet_20_Link">
Zelensky met with Penso - discussed the security and membership of Ukraine in NATO</text:a>
It is noted that the leaders will consider the growing security between the countries of the Security and confirming their opinion that Sweden should join <text:a xlink:type="simple" xlink:href="https://www.ukrinform.ua/tag-nato" text:style-name="Internet_20_link" text:visited-style-name="Visited_20_Internet_20_Link">
NATO</text:a>
as soon as possible.</text:p>
      <text:p text:style-name="P4">
“Leaders will discuss common obligations to support Ukraine, which will be wrapped in Russia's cruel aggressive war and closer transatlantic coordination regarding the People's Republic of China. They will also speak the Summer Cloial Cooperation in Combating Climate Change and New Technologies, ”the statement will be.</text:p>
      <text:p text:style-name="P4">
<text:span text:style-name="T4">
 Read also: </text:span>
 <text:a xlink:type="simple" xlink:href="https://www.ukrinform.ua/rubric-world/3715770-blinken-ide-v-pivnicnu-evropu-govoritime-pro-vilnuskij-samit-nato-ta-pidtrimku-ukraini.html" text:style-name="Internet_20_link" text:visited-style-name="Visited_20_Internet_20_Link">
Blinken goes to northern Europe - NATO Summit and support of Ukraine will speak</text:a>
According to Ukrinform, US President Joe Biden has a telephone conversation with Italian Minister George Meloni, during which the parties confirmed the non-intruding support of Ukraine.</text:p>
      <text:p text:style-name="P4">
News Source: <text:a xlink:type="simple" xlink:href="https://www.ukrinform.ua/rubric-polytics/3730260-bajden-obgovorit-z-premerom-svecii-pidtrimku-ukraini.html" text:style-name="Internet_20_link" text:visited-style-name="Visited_20_Internet_20_Link">
https://www.ukrinform.ua/rubric-polytics/3730260-bajden-obgovorit-z-premerom-svecii-pidtrimku-ukraini.html</text:a>
</text:p>
      <!--NEWS-->
      <text:h text:style-name="P10" text:outline-level="1">
<text:span text:style-name="T4">
Ukrainian basketball players beat the Swedes on Euro 2023 (U18)</text:span>
</text:h>
      <text:p text:style-name="P4">
Authors: Ukrinform (Person)</text:p>
      <text:p text:style-name="P4">
Publisher: Укринформ (Organization)</text:p>
      <text:p text:style-name="P4">
Published Time: 2023-07-01T17:30:27+03:00</text:p>
      <text:p text:style-name="P4">
Modified Time: 2023-07-01T17:30:27+03:00</text:p>
      <text:p text:style-name="P4">
Description: In the second match of the group tournament of the Junior Championship of European basketball (players under 18), the Ukrainian national team of Ukraine won the Swedish team. - Ukrinform.</text:p>
      <text:p text:style-name="P4">
Images: ['<text:a xlink:type="simple" xlink:href="https://static.ukrinform.com/photos/2023_07/thumb_files/630_360_1688221804-649.jpg" text:style-name="Internet_20_link" text:visited-style-name="Visited_20_Internet_20_Link">
630_360_16882...</text:a>
']</text:p>
      <text:p text:style-name="P4">
Tags: ['Баскетбол']</text:p>
      <text:p text:style-name="P4">
Type: Article</text:p>
      <!--METADATA-->
      <text:p text:style-name="P4">
<draw:frame draw:style-name="fr1" draw:name="Image116" text:anchor-type="as-char" svg:width="6.9236in" svg:height="3.956343in" draw:z-index="0">
<draw:image xlink:href="../Images/yкринформ/2023-07-01T17-30-27-03-00/630_360_1688221804-649.jpg" xlink:type="simple" xlink:show="embed" xlink:actuate="onLoad" draw:mime-type="image/jpeg"/>
</draw:frame>
In the second group of the group tournament of the Junior Championship of Europe in basketball(Players up to 18 years old)The Ukrainian national team of Ukraine won the Sweden team.</text:p>
      <text:p text:style-name="P4">
The match in Sofia(Bulgaria)ended in favor of Ukrainian women with a score of 74:72(24:14, 11:19, 20:14, 19:25), reports Ukrinform.</text:p>
      <text:p text:style-name="P4">
The next match in the Division in the Blue and Yellows will be held on July 4 against a single-literary Slovakia.</text:p>
      <text:p text:style-name="P4">
At the group stage of Euro-2023 the national team of Ukraine(U18)It will also play with Estonia.</text:p>
      <text:p text:style-name="P4">
<text:span text:style-name="T4">
 Read also: </text:span>
 <text:a xlink:type="simple" xlink:href="https://www.ukrinform.ua/rubric-sports/3729986-ukrainki-postupilisa-basketbolistkam-bolgarii-na-starti-evro2023-u18.html" text:style-name="Internet_20_link" text:visited-style-name="Visited_20_Internet_20_Link">
Ukrainians conceded <text:span text:style-name="T4">
 Basketball </text:span>
 Bulgaria's East Tarty Euro-2023(U18) </text:a>
The playoffs will be released by the two best teams from the group, and the three best prefabrications of Europe will be the owners of the vouchers to the Division A.</text:p>
      <text:p text:style-name="P4">
Photo: fbu.ua.</text:p>
      <text:p text:style-name="P4">
News Source: <text:a xlink:type="simple" xlink:href="https://www.ukrinform.ua/rubric-sports/3730261-ukrainski-basketbolistki-obigrali-svedok-na-evro2023-u18.html" text:style-name="Internet_20_link" text:visited-style-name="Visited_20_Internet_20_Link">
https://www.ukrinform.ua/rubric-sports/3730261-ukrainski-basketbolistki-obigrali-svedok-na-evro2023-u18.html</text:a>
</text:p>
      <!--NEWS-->
      <text:h text:style-name="P10" text:outline-level="1">
<text:span text:style-name="T4">
The enemy made rocket launchers in the Black Sea - OK "South"</text:span>
</text:h>
      <text:p text:style-name="P4">
Authors: Ukrinform (Person)</text:p>
      <text:p text:style-name="P4">
Publisher: Укринформ (Organization)</text:p>
      <text:p text:style-name="P4">
Published Time: 2023-07-01T17:31:00+03:00</text:p>
      <text:p text:style-name="P4">
Modified Time: 2023-07-01T22:31:00+03:00</text:p>
      <text:p text:style-name="P4">
Description: The Russian military instead of one surface carrier of the Caliber missiles brought into the Black Sea two underwater rockets. - Ukrinform.</text:p>
      <text:p text:style-name="P4">
Images: ['<text:a xlink:type="simple" xlink:href="https://static.ukrinform.com/photos/2016_03/thumb_files/630_360_1459411837-1303-foto-milru.jpg" text:style-name="Internet_20_link" text:visited-style-name="Visited_20_Internet_20_Link">
630_360_14594...</text:a>
']</text:p>
      <text:p text:style-name="P4">
Tags: ['Ракета', ' Чорне море', 'Підводний човен', 'Війна з Росією']</text:p>
      <text:p text:style-name="P4">
Type: Article</text:p>
      <!--METADATA-->
      <text:p text:style-name="P4">
<draw:frame draw:style-name="fr1" draw:name="Image117" text:anchor-type="as-char" svg:width="6.9236in" svg:height="3.956343in" draw:z-index="0">
<draw:image xlink:href="../Images/yкринформ/2023-07-01T17-31-00-03-00/630_360_1459411837-1303-foto-milru.jpg" xlink:type="simple" xlink:show="embed" xlink:actuate="onLoad" draw:mime-type="image/jpeg"/>
</draw:frame>
The Russian military instead of one surface carrier of the caliber missiles brought into the Black Sea two underwater rockets.</text:p>
      <text:p text:style-name="P4">
According to Ukrinform, the operational command "South" reports in <text:a xlink:type="simple" xlink:href="https://t.me/s/Nazars_look" text:style-name="Internet_20_link" text:visited-style-name="Visited_20_Internet_20_Link">
telegram</text:a>
.</text:p>
      <text:p text:style-name="P4">
"The enemy has rotated rocket carriers - the excess was replaced with two submarines. The creepy volley of" caliber "remained at the level of eight," the statement said.</text:p>
      <text:p text:style-name="P4">
Clarified that in <text:a xlink:type="simple" xlink:href="https://www.ukrinform.ua/tag-corne-more" text:style-name="Internet_20_link" text:visited-style-name="Visited_20_Internet_20_Link">
the Black Sea</text:a>
The storm weather is kept.</text:p>
      <text:p text:style-name="P4">
At the same time in the OK "South" was warned that given a certain pause in the actions of the cache, the attention to the signals of air anxiety should be increased.</text:p>
      <text:p text:style-name="P4">
<text:span text:style-name="T4">
 Read also: </text:span>
 <text:a xlink:type="simple" xlink:href="https://www.ukrinform.ua/rubric-ato/3730084-u-cornomu-mori-rosia-trimae-odin-raketonosij.html" text:style-name="Internet_20_link" text:visited-style-name="Visited_20_Internet_20_Link">
in the Black Sea Russia holds one rocket carrier</text:a>
It was reported that the head of the united coordination press center of the Defense Forces of Ukraine <text:a xlink:type="simple" xlink:href="https://www.ukrinform.ua/rubric-ato/3729391-gumenuk-e-oznaki-pidgotovki-rosii-do-raketnih-udariv.html" text:style-name="Internet_20_link" text:visited-style-name="Visited_20_Internet_20_Link">
Natalia Humeniuk stated</text:a>
The prominence of the signs of the probable preparation of Russia for rocket strokes.</text:p>
      <text:p text:style-name="P4">
News Source: <text:a xlink:type="simple" xlink:href="https://www.ukrinform.ua/rubric-ato/3730338-vorog-zdijsniv-rotaciu-raketonosiiv-u-cornomu-mori-ok-pivden.html" text:style-name="Internet_20_link" text:visited-style-name="Visited_20_Internet_20_Link">
https://www.ukrinform.ua/rubric-ato/3730338-vorog-zdijsniv-rotaciu-raketonosiiv-u-cornomu-mori-ok-pivden.html</text:a>
</text:p>
      <!--NEWS-->
      <text:h text:style-name="P10" text:outline-level="1">
<text:span text:style-name="T4">
The UOC MP declare that they were ordered to release the Kiev-Pechersk Lavra by July 4</text:span>
</text:h>
      <text:p text:style-name="P4">
Authors: Ukrinform (Person)</text:p>
      <text:p text:style-name="P4">
Publisher: Укринформ (Organization)</text:p>
      <text:p text:style-name="P4">
Published Time: 2023-07-01T17:33:00+03:00</text:p>
      <text:p text:style-name="P4">
Modified Time: 2023-07-01T17:33:00+03:00</text:p>
      <text:p text:style-name="P4">
Description: The monks of the men's monastery of the Kiev-Pechersk Lavra must release the premises by July 4, when the commission for sealing the corps will begin. - Ukrinform.</text:p>
      <text:p text:style-name="P4">
Images: ['<text:a xlink:type="simple" xlink:href="https://static.ukrinform.com/photos/2023_06/thumb_files/630_360_1687948163-137.jpg" text:style-name="Internet_20_link" text:visited-style-name="Visited_20_Internet_20_Link">
630_360_16879...</text:a>
']</text:p>
      <text:p text:style-name="P4">
Tags: ['УПЦ МП', 'Київська Лавра', 'МКІП ']</text:p>
      <text:p text:style-name="P4">
Type: Article</text:p>
      <!--METADATA-->
      <text:p text:style-name="P4">
<draw:frame draw:style-name="fr1" draw:name="Image118" text:anchor-type="as-char" svg:width="6.9236in" svg:height="3.956343in" draw:z-index="0">
<draw:image xlink:href="../Images/yкринформ/2023-07-01T17-33-00-03-00/630_360_1687948163-137.jpg" xlink:type="simple" xlink:show="embed" xlink:actuate="onLoad" draw:mime-type="image/jpeg"/>
</draw:frame>
The monastery of the Kiev-Pechersk Lavra must release the premises by July 4, when the commission for sealing corps begins.</text:p>
      <text:p text:style-name="P4">
He reported such an order in <text:a xlink:type="simple" xlink:href="https://t.me/nikita_chekman/83" text:style-name="Internet_20_link" text:visited-style-name="Visited_20_Internet_20_Link">
telegram</text:a>
The representative of the Holy Dormition Monastery of the Kiev-Pechersk Lavra lawyer Mykola Chekman, reports Ukrinform.</text:p>
      <text:p text:style-name="P4">
"Order of the Reserve(National Reserve "<text:a xlink:type="simple" xlink:href="https://www.ukrinform.ua/tag-kiivska-lavra" text:style-name="Internet_20_link" text:visited-style-name="Visited_20_Internet_20_Link">
Kyiv-Pechersk Lavra</text:a>
" - order.)A Corps ZepouCuou Commission was created, which will start work on 07/07/2023. In the times of the monastery to pass the keys from the housings(premises), according to the list, such locks will be replaced and the enclosures(rooms)sealed, " - said the document signed by the Director of the Reserve Maximostapenko.</text:p>
      <text:p text:style-name="P4">
The letter states that the contract for the use of the monastery was repayed on March 29, 2023. The work of the commission on the reception -transfer of the state square ended on June 5, but the monastery did not return the act transferred to it, as well as continues to use part of the premises, and from the released - the commission has not been transferred to the commission.</text:p>
      <text:p text:style-name="P4">
<text:span text:style-name="T4">
 Read also: </text:span>
 <text:a xlink:type="simple" xlink:href="https://www.ukrinform.ua/rubric-society/3729835-sud-zalisiv-mitropolita-pavla-pid-domasnim-arestom-ise-na-dva-misaci.html" text:style-name="Internet_20_link" text:visited-style-name="Visited_20_Internet_20_Link">
Court left <text:span text:style-name="T4">
 Metropolitan </text:span>
 And Paul under a house arrest for two months</text:a>
According to Ukrinform, the National Reserve "Kyiv-Pechersk Lavra" announced the termination of the lease with the Ukrainian Orthodox Church of the Moscow Patriarchate from March 29, 2023, but for a long time the unknown persons closed the laurel premises from the inside and hindered the commencement of the Commission.</text:p>
      <text:p text:style-name="P4">
News Source: <text:a xlink:type="simple" xlink:href="https://www.ukrinform.ua/rubric-society/3730263-v-upc-mp-zaavlaut-so-im-nakazali-zvilniti-kievopecersku-lavru-do-4-lipna.html" text:style-name="Internet_20_link" text:visited-style-name="Visited_20_Internet_20_Link">
https://www.ukrinform.ua/rubric-society/3730263-v-upc-mp-zaavlaut-so-im-nakazali-zvilniti-kievopecersku-lavru-do-4-lipna.html</text:a>
</text:p>
      <!--NEWS-->
      <text:h text:style-name="P10" text:outline-level="1">
<text:span text:style-name="T4">
In Kiev, a mural dedicated to rescuers was opened</text:span>
</text:h>
      <text:p text:style-name="P4">
Authors: Ukrinform (Person)</text:p>
      <text:p text:style-name="P4">
Publisher: Укринформ (Organization)</text:p>
      <text:p text:style-name="P4">
Published Time: 2023-07-01T17:40:43+03:00</text:p>
      <text:p text:style-name="P4">
Modified Time: 2023-07-01T17:40:43+03:00</text:p>
      <text:p text:style-name="P4">
Description: In Kiev, a mural was opened on Saturday, dedicated to rescuers. - Ukrinform.</text:p>
      <text:p text:style-name="P4">
Images: ['<text:a xlink:type="simple" xlink:href="https://static.ukrinform.com/photos/2023_07/thumb_files/630_360_1688222350-4378.jpeg" text:style-name="Internet_20_link" text:visited-style-name="Visited_20_Internet_20_Link">
630_360_16882...</text:a>
']</text:p>
      <text:p text:style-name="P4">
Tags: ['Мурал', 'Київ', 'Рятувальники']</text:p>
      <text:p text:style-name="P4">
Type: Article</text:p>
      <!--METADATA-->
      <text:p text:style-name="P4">
<draw:frame draw:style-name="fr1" draw:name="Image120" text:anchor-type="as-char" svg:width="6.9236in" svg:height="3.956343in" draw:z-index="0">
<draw:image xlink:href="../Images/yкринформ/2023-07-01T17-40-43-03-00/630_360_1688222350-4378.jpeg" xlink:type="simple" xlink:show="embed" xlink:actuate="onLoad" draw:mime-type="image/jpeg"/>
</draw:frame>
In Kiev, Saturday was opened by a mural, which is dedicated to rescuers.</text:p>
      <text:p text:style-name="P4">
According to Ukrinform, the Main Directorate of the Civil Service of Knowledgeable Situations of Ukraine in Kiev reports on <text:a xlink:type="simple" xlink:href="http://www.facebook.com/DSNSKyiv/posts/pfbid0seAYtTRLGtcoS1ufVVxZWHArE6UqYjEaqnqz3bFFpG5iUxEuJ69fBbTAadn9EUx2l" text:style-name="Internet_20_link" text:visited-style-name="Visited_20_Internet_20_Link">
Facebook</text:a>
.</text:p>
      <text:p text:style-name="P4">
</text:p>
      <text:p text:style-name="P4">
<text:a xlink:type="simple" xlink:href="https://static.ukrinform.com/photos/2023_07/1688222350-8878.jpeg" text:style-name="Internet_20_link" text:visited-style-name="Visited_20_Internet_20_Link">
 </text:a>
 <text:a xlink:type="simple" xlink:href="https://static.ukrinform.com/photos/2023_07/1688222350-1008.jpeg" text:style-name="Internet_20_link" text:visited-style-name="Visited_20_Internet_20_Link">
</text:a>
 <text:a xlink:type="simple" xlink:href="https://static.ukrinform.com/photos/2023_07/1688222350-1426.jpeg" text:style-name="Internet_20_link" text:visited-style-name="Visited_20_Internet_20_Link">
</text:a>
 <text:a xlink:type="simple" xlink:href="https://static.ukrinform.com/photos/2023_07/1688222350-8354.jpeg" text:style-name="Internet_20_link" text:visited-style-name="Visited_20_Internet_20_Link">
</text:a>
 <text:a xlink:type="simple" xlink:href="https://static.ukrinform.com/photos/2023_07/1688222350-8052.jpeg" text:style-name="Internet_20_link" text:visited-style-name="Visited_20_Internet_20_Link">
</text:a>
 <text:a xlink:type="simple" xlink:href="https://static.ukrinform.com/photos/2023_07/1688222350-4378.jpeg" text:style-name="Internet_20_link" text:visited-style-name="Visited_20_Internet_20_Link">
<draw:frame draw:style-name="fr1" draw:name="Image127" text:anchor-type="as-char" svg:width="6.9236in" svg:height="3.956343in" draw:z-index="0">
<draw:image xlink:href="../Images/yкринформ/2023-07-01T17-40-43-03-00/630_360_1688222350-4378.jpeg" xlink:type="simple" xlink:show="embed" xlink:actuate="onLoad" draw:mime-type="image/jpeg"/>
</draw:frame>
</text:a>
“Today, the 24th State Fire and Rescue Part took place. The murals depict our rescue characters, ” -is in the message.</text:p>
      <text:p text:style-name="P4">
The project was implemented by volunteers from children's artistic artists <text:a xlink:type="simple" xlink:href="https://www.ukrinform.ua/tag-skola" text:style-name="Internet_20_link" text:visited-style-name="Visited_20_Internet_20_Link">
school</text:a>
№11, Children's School of Arts №4 and 9-and-Art and Artistic Center.</text:p>
      <text:p text:style-name="P4">
<text:span text:style-name="T4">
 Read also: </text:span>
 <text:a xlink:type="simple" xlink:href="https://www.ukrinform.ua/rubric-regions/3728927-na-likarni-v-ivanofrankivsku-zavivsa-mural-nadii-za-eskizom-nikiti-titova.html" text:style-name="Internet_20_link" text:visited-style-name="Visited_20_Internet_20_Link">
at the hospital in Ivano -Frankivsk appeared "<text:span text:style-name="T4">
 mural </text:span>
 hope" - by Nikita Titov's sketch</text:a>
As reported by Ukrinform, in June the Ukrainian Cultural Fund created <text:a xlink:type="simple" xlink:href="https://www.ukrinform.ua/rubric-culture/3729375-murali-posteri-ta-memi-pro-vijnu-v-ukraini-stvorili-portal-mistectvo-peremogi.html" text:style-name="Internet_20_link" text:visited-style-name="Visited_20_Internet_20_Link">
the portal "The Art of Victory", the resource gathered military-musicians, posters and memes of the proof</text:a>
 .</text:p>
      <text:p text:style-name="P4">
News Source: <text:a xlink:type="simple" xlink:href="https://www.ukrinform.ua/rubric-kyiv/3730265-u-kievi-vidkrili-mural-prisvacenij-ratuvalnikam.html" text:style-name="Internet_20_link" text:visited-style-name="Visited_20_Internet_20_Link">
https://www.ukrinform.ua/rubric-kyiv/3730265-u-kievi-vidkrili-mural-prisvacenij-ratuvalnikam.html</text:a>
</text:p>
      <!--NEWS-->
      <text:h text:style-name="P10" text:outline-level="1">
<text:span text:style-name="T4">
In May, Ukraine increased IT services by 9.5% to $ 590 million</text:span>
</text:h>
      <text:p text:style-name="P4">
Authors: Ukrinform (Person)</text:p>
      <text:p text:style-name="P4">
Publisher: Укринформ (Organization)</text:p>
      <text:p text:style-name="P4">
Published Time: 2023-07-01T17:43:00+03:00</text:p>
      <text:p text:style-name="P4">
Modified Time: 2023-07-01T17:43:00+03:00</text:p>
      <text:p text:style-name="P4">
Description: In May 2023, IT exports from Ukraine amounted to $ 590 million, which is 9.5% more than in April. - Ukrinform.</text:p>
      <text:p text:style-name="P4">
Images: ['<text:a xlink:type="simple" xlink:href="https://static.ukrinform.com/photos/2016_07/thumb_files/630_360_1469660432-9373.jpg" text:style-name="Internet_20_link" text:visited-style-name="Visited_20_Internet_20_Link">
630_360_14696...</text:a>
']</text:p>
      <text:p text:style-name="P4">
Tags: ['Експорт', 'IT-технології', 'Україна']</text:p>
      <text:p text:style-name="P4">
Type: Article</text:p>
      <!--METADATA-->
      <text:p text:style-name="P4">
<draw:frame draw:style-name="fr1" draw:name="Image128" text:anchor-type="as-char" svg:width="6.9236in" svg:height="3.956343in" draw:z-index="0">
<draw:image xlink:href="../Images/yкринформ/2023-07-01T17-43-00-03-00/630_360_1469660432-9373.jpg" xlink:type="simple" xlink:show="embed" xlink:actuate="onLoad" draw:mime-type="image/jpeg"/>
</draw:frame>
In May 20123, IT exports from Ukraine amounted to $ 590 million, which is 9.5% more than in April.</text:p>
      <text:p text:style-name="P4">
About it reports <text:a xlink:type="simple" xlink:href="https://itcluster.lviv.ua/obsyag-it-eksportu-v-travni-zris-na-95-u-porivnyanni-z-kvitnem-czej-pokaznyk-menshyj-za-analogichnyj-u-2022-roczi/" text:style-name="Internet_20_link" text:visited-style-name="Visited_20_Internet_20_Link">
Lviv IT cluster</text:a>
Based on the NBU data, Ukrinform reports.</text:p>
      <text:p text:style-name="P4">
"May became more successful for exporting IT services than the previous month. The indicator increased by 9.5% and amounted to $ 590 million," the statement said.</text:p>
      <text:p text:style-name="P4">
According to the company, at the same time these figures are 1.8%, or $ 11 million more comparable to May last year.</text:p>
      <text:p text:style-name="P4">
In total, for 5 months of this year, exports <text:a xlink:type="simple" xlink:href="https://www.ukrinform.ua/tag-tehnologii" text:style-name="Internet_20_link" text:visited-style-name="Visited_20_Internet_20_Link">
IT services</text:a>
amounted to $ 2.8 billion, 12% less than in the same period in 2022. The difference by period in dollar equivalent to $ 374 million.</text:p>
      <text:p text:style-name="P4">
*!(https://www.ukrinform.ua/rubric-technology/3728004-korporacia-ibm-kupue-rozrobnika-hmarnih-servisiv-apptio-za-46-milarda.html)According to the Director General of the Lviv IT cluster Stepanaveveselevsky, provided the trend is preserved, the industry has a chance to end 2023 with the same indicator on revenue as in 2022-at $ 7.3 billion.</text:p>
      <text:p text:style-name="P4">
It was reported that exports of IT services from Ukraine in January-March 2023 set $ 1.68 billion, which is 16% less than the same period of the same period of 2022.</text:p>
      <text:p text:style-name="P4">
News Source: <text:a xlink:type="simple" xlink:href="https://www.ukrinform.ua/rubric-technology/3730266-u-travni-ukraina-zbilsila-eksport-itposlug-na-95-do-590-miljoniv.html" text:style-name="Internet_20_link" text:visited-style-name="Visited_20_Internet_20_Link">
https://www.ukrinform.ua/rubric-technology/3730266-u-travni-ukraina-zbilsila-eksport-itposlug-na-95-do-590-miljoniv.html</text:a>
</text:p>
      <!--NEWS-->
      <text:h text:style-name="P10" text:outline-level="1">
<text:span text:style-name="T4">
Russians carry out punitive surgery in Kherson region - guerrillas</text:span>
</text:h>
      <text:p text:style-name="P4">
Authors: Ukrinform (Person)</text:p>
      <text:p text:style-name="P4">
Publisher: Укринформ (Organization)</text:p>
      <text:p text:style-name="P4">
Published Time: 2023-07-01T17:51:55+03:00</text:p>
      <text:p text:style-name="P4">
Modified Time: 2023-07-01T17:51:55+03:00</text:p>
      <text:p text:style-name="P4">
Description: In the temporarily occupied territory of Kherson region, in the area of settlements of Radensk, Veliky Kopani and Tarasivka, Russian military and collaborators search, beat and torture local residents. - Ukrinform.</text:p>
      <text:p text:style-name="P4">
Images: ['<text:a xlink:type="simple" xlink:href="https://static.ukrinform.com/photos/2023_05/thumb_files/630_360_1684993584-465.png" text:style-name="Internet_20_link" text:visited-style-name="Visited_20_Internet_20_Link">
630_360_16849...</text:a>
']</text:p>
      <text:p text:style-name="P4">
Tags: ['Херсонщина', 'Катування', 'Війна з Росією']</text:p>
      <text:p text:style-name="P4">
Type: Article</text:p>
      <!--METADATA-->
      <text:p text:style-name="P4">
<draw:frame draw:style-name="fr1" draw:name="Image129" text:anchor-type="as-char" svg:width="6.9236in" svg:height="3.956343in" draw:z-index="0">
<draw:image xlink:href="../Images/yкринформ/2023-07-01T17-51-55-03-00/630_360_1684993584-465.png" xlink:type="simple" xlink:show="embed" xlink:actuate="onLoad" draw:mime-type="image/png"/>
</draw:frame>
At the time of the occupied territory of Kherson region, in the area of settlements, Veliky Kopani and Tarasivka, Russian military and collaborantic pursuance, beat and tortured local residents.</text:p>
      <text:p text:style-name="P4">
This was reported in <text:a xlink:type="simple" xlink:href="https://t.me/atesh_ua/1167" text:style-name="Internet_20_link" text:visited-style-name="Visited_20_Internet_20_Link">
telegram</text:a>
The Atesh Military Parcetic Movement, Ukrinform reports.</text:p>
      <text:p text:style-name="P4">
"Athesh agents" inform that Russian invaders conduct a punitive operation in the Uda settlements of Radensk, Veliky Kopani and Tarasivka. Armed people of Nagural equipment with the participation of local traitors conduct searches, checking mobile phones, beating and torturing local people. "</text:p>
      <text:p text:style-name="P4">
<text:span text:style-name="T4">
 Read also: </text:span>
 <text:a xlink:type="simple" xlink:href="https://www.ukrinform.ua/rubric-ato/3730042-na-tli-uspisnih-bojovih-dij-sil-oboroni-ukraini-castisaut-vipadki-dezertirstva-rosian.html" text:style-name="Internet_20_link" text:visited-style-name="Visited_20_Internet_20_Link">
Against the background of successful fighting of Ukraine's defense forces, cases of desertion of Russians</text:a>
In motion, it is noted that the enemy is very frightened by the activity of the Ukrainian guerrillas, especially worries their Tarasivka.</text:p>
      <text:p text:style-name="P4">
<text:span text:style-name="T4">
 Read also: </text:span>
 <text:a xlink:type="simple" xlink:href="https://www.ukrinform.ua/rubric-crimea/3729125-krimskij-titan-perebuvae-pid-osoblivim-kontrolem-vijskovih-rf-partizani.html" text:style-name="Internet_20_link" text:visited-style-name="Visited_20_Internet_20_Link">
"Crimean Titan" is under a special control of the Russian Federation - <text:span text:style-name="T4">
 guerrillas </text:span>
</text:a>
As reported by Ukrinform, in temporarily occupied territories <text:a xlink:type="simple" xlink:href="https://www.ukrinform.ua/tag-hersonsina" text:style-name="Internet_20_link" text:visited-style-name="Visited_20_Internet_20_Link">
Kherson region</text:a>
Russian invaders continue to wish Ukrainian children, taking them out "on vacation" in the Russian Federation. The other day, another 185 children.</text:p>
      <text:p text:style-name="P4">
News Source: <text:a xlink:type="simple" xlink:href="https://www.ukrinform.ua/rubric-regions/3730267-rosiani-provodat-karalnu-operaciu-na-hersonsini-partizani.html" text:style-name="Internet_20_link" text:visited-style-name="Visited_20_Internet_20_Link">
https://www.ukrinform.ua/rubric-regions/3730267-rosiani-provodat-karalnu-operaciu-na-hersonsini-partizani.html</text:a>
</text:p>
      <!--NEWS-->
      <text:h text:style-name="P10" text:outline-level="1">
<text:span text:style-name="T4">
The invaders fired two front -line communities in Zaporozhye, were dead and wounded</text:span>
</text:h>
      <text:p text:style-name="P4">
Authors: Ukrinform (Person)</text:p>
      <text:p text:style-name="P4">
Publisher: Укринформ (Organization)</text:p>
      <text:p text:style-name="P4">
Published Time: 2023-07-01T17:52:00+03:00</text:p>
      <text:p text:style-name="P4">
Modified Time: 2023-07-01T17:52:00+03:00</text:p>
      <text:p text:style-name="P4">
Description: In the Zaporizhzhia region, during a hostile shelling, a 51-year-old man was killed in a small Tokmachka on July 1, two people were injured in the Transfiguration. - Ukrinform.</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Запоріжжя', 'Війна з Росією']</text:p>
      <text:p text:style-name="P4">
Type: Article</text:p>
      <!--METADATA-->
      <text:p text:style-name="P4">
<draw:frame draw:style-name="fr1" draw:name="Image131" text:anchor-type="as-char" svg:width="6.9236in" svg:height="3.956343in" draw:z-index="0">
<draw:image xlink:href="../Images/yкринформ/2023-07-01T17-52-00-03-00/630_360_1487747482-1856.jpg" xlink:type="simple" xlink:show="embed" xlink:actuate="onLoad" draw:mime-type="image/jpeg"/>
</draw:frame>
Uzaposhzhzhia region during a hostile shelling on July 1, a 51-year-old man was killed in a small Tokmachka, two people were injured in the Transfiguration.</text:p>
      <text:p text:style-name="P4">
About it in <text:a xlink:type="simple" xlink:href="https://t.me/zoda_gov_ua/19984" text:style-name="Internet_20_link" text:visited-style-name="Visited_20_Internet_20_Link">
telegram</text:a>
 <text:a xlink:type="simple" xlink:href="https://t.me/zoda_gov_ua/19984" text:style-name="Internet_20_link" text:visited-style-name="Visited_20_Internet_20_Link">
</text:a>
The head of Zaporizhzhya Ova Yurimalashko reported, Ukrinform reports.</text:p>
      <text:p text:style-name="P4">
“Front communities under a merciless hostile fire, a 51-year-old man died during <text:a xlink:type="simple" xlink:href="https://www.ukrinform.ua/tag-obstril" text:style-name="Internet_20_link" text:visited-style-name="Visited_20_Internet_20_Link">
shelling</text:a>
Small Tokmachka. Two victims are a 40 -year -old woman and a 39 -year -old man, ”the message is in the message.</text:p>
      <text:p text:style-name="P4">
It is noted that the necessary medical care is provided to the victim. Specialists work to eliminate the consequences of shelling.</text:p>
      <text:p text:style-name="P4">
<text:span text:style-name="T4">
 Read also: </text:span>
 <text:a xlink:type="simple" xlink:href="https://www.ukrinform.ua/rubric-regions/3730167-kilkist-postrazdalih-unaslidok-obstrilu-hersona-zrosla-do-troh.html" text:style-name="Internet_20_link" text:visited-style-name="Visited_20_Internet_20_Link">
number of victims as a result of <text:span text:style-name="T4">
 shelling </text:span>
 in Khersonzlazl up to three</text:a>
As reported by Ukrinform, the army of the Russian Federation <text:a xlink:type="simple" xlink:href="https://www.ukrinform.ua/rubric-ato/3730227-rosiani-obstrilali-iz-tornado-balakliu-e-poranenij.html" text:style-name="Internet_20_link" text:visited-style-name="Visited_20_Internet_20_Link">
struck</text:a>
in the city of Balakliya in the Izyum district of Nakarkiv region.</text:p>
      <text:p text:style-name="P4">
News Source: <text:a xlink:type="simple" xlink:href="https://www.ukrinform.ua/rubric-ato/3730268-zagarbniki-obstrilali-dvi-prifrontovi-gromadi-na-zaporizzi-e-zagiblij-ta-poraneni.html" text:style-name="Internet_20_link" text:visited-style-name="Visited_20_Internet_20_Link">
https://www.ukrinform.ua/rubric-ato/3730268-zagarbniki-obstrilali-dvi-prifrontovi-gromadi-na-zaporizzi-e-zagiblij-ta-poraneni.html</text:a>
</text:p>
      <!--NEWS-->
      <text:h text:style-name="P10" text:outline-level="1">
<text:span text:style-name="T4">
Ukraine was handed special equipment to eliminate pollution in the ports of ports</text:span>
</text:h>
      <text:p text:style-name="P4">
Authors: Ukrinform (Person)</text:p>
      <text:p text:style-name="P4">
Publisher: Укринформ (Organization)</text:p>
      <text:p text:style-name="P4">
Published Time: 2023-07-01T18:00:00+03:00</text:p>
      <text:p text:style-name="P4">
Modified Time: 2023-07-01T18:00:00+03:00</text:p>
      <text:p text:style-name="P4">
Description: The Odesa Branch of the Morports Administration of Ukraine received two skimers for the collection of pollutants in the ports of port from the European Security Safety Agency (EMSA). - Ukrinform.</text:p>
      <text:p text:style-name="P4">
Images: ['<text:a xlink:type="simple" xlink:href="https://static.ukrinform.com/photos/2023_07/thumb_files/630_360_1688223443-538.jpg" text:style-name="Internet_20_link" text:visited-style-name="Visited_20_Internet_20_Link">
630_360_16882...</text:a>
']</text:p>
      <text:p text:style-name="P4">
Tags: ['АМПУ', 'Екологія', 'Євросоюз', 'Порт', ' Чорне море', 'обладнання', 'Забруднення']</text:p>
      <text:p text:style-name="P4">
Type: Article</text:p>
      <!--METADATA-->
      <text:p text:style-name="P4">
<draw:frame draw:style-name="fr1" draw:name="Image132" text:anchor-type="as-char" svg:width="6.9236in" svg:height="3.956343in" draw:z-index="0">
<draw:image xlink:href="../Images/yкринформ/2023-07-01T18-00-00-03-00/630_360_1688223443-538.jpg" xlink:type="simple" xlink:show="embed" xlink:actuate="onLoad" draw:mime-type="image/jpeg"/>
</draw:frame>
The Odesa Branch of the Morport Administration of Ukraine received from the European Security Agency(EMSA)Two skimmers to collect pollutants of port vaccination.</text:p>
      <text:p text:style-name="P4">
According to Ukrinform, the AMPU press service in [Facebook] reports it(https://www.facebook.com/uspa.gov.ua/posts/pfbid0SWKVq3TqU8dtHdQLK6WkEkUFSc9Y9SbdbxMuJMfgNNs1295CVG12hsepiZNpP7sul).</text:p>
      <text:p text:style-name="P4">
«ДП «АМПУ» отримало від Європейської агенції з безпеки мореплавстваспеціалізоване обладнання для ліквідації забруднень в акваторіях морськихпортів України», - йдеться у повідомленні.</text:p>
      <text:p text:style-name="P4">
За словами голови держпідприємства Юрія Литвина, передане для Одеської філіїДП «АМПУ» спеціалізоване природоохоронне обладнання дозволить ефективноліквідувати наслідки надзвичайної ситуації, пов’язаної з підривом РФКаховської ГЕС.</text:p>
      <text:p text:style-name="P4">
<text:span text:style-name="T4">
Читайте також:</text:span>
 <text:a xlink:type="simple" xlink:href="https://www.ukrinform.ua/rubric-regions/3730228-u-midiah-bila-beregiv-odesi-viavili-nebezpecni-mikroorganizmi.html" text:style-name="Internet_20_link" text:visited-style-name="Visited_20_Internet_20_Link">
 У мідіях біля берегів Одеси виявили небезпечнімікроорганізми </text:a>
It is noted that in April 2023, the employees of the branch participated in the training of the rules of use of skimmers and V-shaped systems of collection of polluting reaches.</text:p>
      <text:p text:style-name="P4">
As it was reported, Ukraine and Romania have agreed on a constant exchanging on the ecological status <text:a xlink:type="simple" xlink:href="https://www.ukrinform.ua/tag-corne-more" text:style-name="Internet_20_link" text:visited-style-name="Visited_20_Internet_20_Link">
of the Black Sea</text:a>
- This will help Ukraine record its pollution as a result of a terrorist attack.  Photo: AMPU, Facebook</text:p>
      <text:p text:style-name="P4">
News Source: <text:a xlink:type="simple" xlink:href="https://www.ukrinform.ua/rubric-economy/3730270-ukraini-peredali-specobladnanna-dla-likvidacii-zabrudnen-v-akvatoriah-portiv.html" text:style-name="Internet_20_link" text:visited-style-name="Visited_20_Internet_20_Link">
https://www.ukrinform.ua/rubric-economy/3730270-ukraini-peredali-specobladnanna-dla-likvidacii-zabrudnen-v-akvatoriah-portiv.html</text:a>
</text:p>
      <!--NEWS-->
      <text:h text:style-name="P10" text:outline-level="1">
<text:span text:style-name="T4">
E-cabinet registration for most entrants has begun from nowadays</text:span>
</text:h>
      <text:p text:style-name="P4">
Authors: Ukrinform (Person)</text:p>
      <text:p text:style-name="P4">
Publisher: Укринформ (Organization)</text:p>
      <text:p text:style-name="P4">
Published Time: 2023-07-01T18:11:55+03:00</text:p>
      <text:p text:style-name="P4">
Modified Time: 2023-07-01T18:11:55+03:00</text:p>
      <text:p text:style-name="P4">
Description: On Saturday, July 1, the registration of electronic offices began for most entrants. - Ukrinform.</text:p>
      <text:p text:style-name="P4">
Images: ['<text:a xlink:type="simple" xlink:href="https://static.ukrinform.com/photos/2020_05/thumb_files/630_360_1588954672-432.jpg" text:style-name="Internet_20_link" text:visited-style-name="Visited_20_Internet_20_Link">
630_360_15889...</text:a>
']</text:p>
      <text:p text:style-name="P4">
Tags: ['Освіта', 'Вступна кампанія']</text:p>
      <text:p text:style-name="P4">
Type: Article</text:p>
      <!--METADATA-->
      <text:p text:style-name="P4">
<draw:frame draw:style-name="fr1" draw:name="Image133" text:anchor-type="as-char" svg:width="6.9236in" svg:height="3.956343in" draw:z-index="0">
<draw:image xlink:href="../Images/yкринформ/2023-07-01T18-11-55-03-00/630_360_1588954672-432.jpg" xlink:type="simple" xlink:show="embed" xlink:actuate="onLoad" draw:mime-type="image/jpeg"/>
</draw:frame>
On Saturday, July 1, the registration of electronic offices for the Bolshostvications began.</text:p>
      <text:p text:style-name="P4">
According to Ukrinform, the Ministry of Education and Science of Ukraine reports in <text:a xlink:type="simple" xlink:href="https://t.me/UAmonogram/7985" text:style-name="Internet_20_link" text:visited-style-name="Visited_20_Internet_20_Link">
telegram</text:a>
.</text:p>
      <text:p text:style-name="P4">
“Since July 1, entrants will be able to register electronic offices on <text:a xlink:type="simple" xlink:href="http://vstup.edbo.gov.ua/" text:style-name="Internet_20_link" text:visited-style-name="Visited_20_Internet_20_Link">
site</text:a>
”, - the message reads.</text:p>
      <text:p text:style-name="P4">
Registration occurs in several directions: to the institutions of professional foregoing education on the basis of 11th grades and diploma KR; to higher education institutions; Posaccies of professional(vocational-technical)education.</text:p>
      <text:p text:style-name="P4">
<text:span text:style-name="T4">
 Read also: </text:span>
 <text:a xlink:type="simple" xlink:href="https://www.ukrinform.ua/rubric-society/3729180-usi-zavdanna-nacionalnogo-multipredmetnogo-testu-budut-ocinuvati-avtomaticno.html" text:style-name="Internet_20_link" text:visited-style-name="Visited_20_Internet_20_Link">
all the tasks of the national multi -grade test will be valued automatically</text:a>
All entrants to the institutions of professional foregoing and higher education have to register electronic offices and submit electronic applications(In addition to a small exception determined by the order of acceptance). А вступники до закладів професійно-технічної<text:a xlink:type="simple" xlink:href="https://www.ukrinform.ua/tag-osvita" text:style-name="Internet_20_link" text:visited-style-name="Visited_20_Internet_20_Link">
 освіти </text:a>
This year they will be able to submit to the entry online for the first time. Or at will - in paper form.</text:p>
      <text:p text:style-name="P4">
“Electronic offices will work until November 30. That is, it is possible to register the bond both in the separate period - before the beginning of the submission, and during the time of acceptance of applications, determined by the relevant workers of the entry, ”the message said.</text:p>
      <text:p text:style-name="P4">
<text:span text:style-name="T4">
 Read also: </text:span>
 <text:a xlink:type="simple" xlink:href="https://www.ukrinform.ua/rubric-society/3729394-vstupna-kampania-multitest-na-200-baliv-zdali-ponad-36-tisaci-ucasnikiv.html" text:style-name="Internet_20_link" text:visited-style-name="Visited_20_Internet_20_Link">
Introductory campaign: Multitest for 200 points handed over 3,6 thousand participants</text:a>
As reported by Ukrinform, the main session of the national muscle test began on June 5(Nmt)which lasted until June 23. 284 thousand entrants were unheated. The additional session of the NMT will be held on July 11-24.</text:p>
      <text:p text:style-name="P4">
News Source: <text:a xlink:type="simple" xlink:href="https://www.ukrinform.ua/rubric-society/3730272-vidsogodni-rozpocalasa-reestracia-ekabinetiv-dla-bilsosti-vstupnikiv.html" text:style-name="Internet_20_link" text:visited-style-name="Visited_20_Internet_20_Link">
https://www.ukrinform.ua/rubric-society/3730272-vidsogodni-rozpocalasa-reestracia-ekabinetiv-dla-bilsosti-vstupnikiv.html</text:a>
</text:p>
      <!--NEWS-->
      <text:h text:style-name="P10" text:outline-level="1">
<text:span text:style-name="T4">
President signed laws on simplified conditions for repayment of loans for citizens who were affected by war</text:span>
</text:h>
      <text:p text:style-name="P4">
Authors: Ukrinform (Person)</text:p>
      <text:p text:style-name="P4">
Publisher: Укринформ (Organization)</text:p>
      <text:p text:style-name="P4">
Published Time: 2023-07-01T18:13:00+03:00</text:p>
      <text:p text:style-name="P4">
Modified Time: 2023-07-01T18:13:00+03:00</text:p>
      <text:p text:style-name="P4">
Description: President Volodymyr Zelenskyy has signed government laws aimed at facilitating the conditions of repayment of consumer loans for internally displaced persons and persons living in the territories affected by the war. - Ukrinform.</text:p>
      <text:p text:style-name="P4">
Images: ['<text:a xlink:type="simple" xlink:href="https://static.ukrinform.com/photos/2022_09/thumb_files/630_360_1664388416-236.jpg" text:style-name="Internet_20_link" text:visited-style-name="Visited_20_Internet_20_Link">
630_360_16643...</text:a>
']</text:p>
      <text:p text:style-name="P4">
Tags: ['Кредит', 'Закон', 'Зеленський']</text:p>
      <text:p text:style-name="P4">
Type: Article</text:p>
      <!--METADATA-->
      <text:p text:style-name="P4">
<draw:frame draw:style-name="fr1" draw:name="Image134" text:anchor-type="as-char" svg:width="6.9236in" svg:height="3.956343in" draw:z-index="0">
<draw:image xlink:href="../Images/yкринформ/2023-07-01T18-13-00-03-00/630_360_1664388416-236.jpg" xlink:type="simple" xlink:show="embed" xlink:actuate="onLoad" draw:mime-type="image/jpeg"/>
</draw:frame>
Presidential Divine Zelensky has signed government laws aimed at simplifying the conditions of consumer loans for internally displaced persons and persons who live in the territories affected by war.</text:p>
      <text:p text:style-name="P4">
According to Ukrinform, the People's Deputy Yaroslav Zheleznyak reports in <text:a xlink:type="simple" xlink:href="https://t.me/yzheleznyak/4466" text:style-name="Internet_20_link" text:visited-style-name="Visited_20_Internet_20_Link">
telegram</text:a>
.</text:p>
      <text:p text:style-name="P4">
“Two trees No. 9051 and No. 9052 have been signed on the introduction of mandatory resortation of consumer <text:a xlink:type="simple" xlink:href="https://www.ukrinform.ua/tag-kredit" text:style-name="Internet_20_link" text:visited-style-name="Visited_20_Internet_20_Link">
loans</text:a>
For people from territories affected by war(VPO)During martial law and 30 days after it, ”the message reads.</text:p>
      <text:p text:style-name="P4">
In particular, the Law No. 9051 on Amendments to Section IV "Final and Transitional Provisions of the Law of Ukraine" On Consumer Credit "on the Featibility of Accrual of Interest on Consumer Loans during the Military Stan For citizens who are registered as internally displaced persons, permanently live or leave the territory in which they are conducted(It was kept)hostilities, ort.</text:p>
      <text:p text:style-name="P4">
*!(https://www.ukrinform.ua/rubric-economy/3729932-nbu-zrobiv-cergovij-krok-dla-stabilizacii-situacii-z-obminom-valuti.html)It is envisaged that within 6 months after the end of the martial law, consumers whose loans have been restructured should pay off interest on the loan.</text:p>
      <text:p text:style-name="P4">
As it was reported, in March 2022, the Verkhovna Rada approved amendments of the Allowance Code, which released from the obligation to pay in favor(fine, penalties)Due to delayed payment on the loan.</text:p>
      <text:p text:style-name="P4">
News Source: <text:a xlink:type="simple" xlink:href="https://www.ukrinform.ua/rubric-economy/3730279-prezident-pidpisav-zakoni-sodo-sprosenih-umov-pogasenna-kreditiv-dla-gromadan-akih-zacepila-vijna.html" text:style-name="Internet_20_link" text:visited-style-name="Visited_20_Internet_20_Link">
https://www.ukrinform.ua/rubric-economy/3730279-prezident-pidpisav-zakoni-sodo-sprosenih-umov-pogasenna-kreditiv-dla-gromadan-akih-zacepila-vijna.html</text:a>
</text:p>
      <!--NEWS-->
      <text:h text:style-name="P10" text:outline-level="1">
<text:span text:style-name="T4">
The Chief of Staff discussed with Lithuanian colleague military cooperation and training of soldiers</text:span>
</text:h>
      <text:p text:style-name="P4">
Authors: Ukrinform (Person)</text:p>
      <text:p text:style-name="P4">
Publisher: Укринформ (Organization)</text:p>
      <text:p text:style-name="P4">
Published Time: 2023-07-01T18:17:00+03:00</text:p>
      <text:p text:style-name="P4">
Modified Time: 2023-07-01T18:17:00+03:00</text:p>
      <text:p text:style-name="P4">
Description: The head of the Armed Forces General General Sergey Shaptala discussed with his Lithuanian colleague Major General Mindaugas Steponyvichus military cooperation and training of servicemen. - Ukrinform.</text:p>
      <text:p text:style-name="P4">
Images: ['<text:a xlink:type="simple" xlink:href="https://static.ukrinform.com/photos/2023_07/thumb_files/630_360_1688224381-712.jpg" text:style-name="Internet_20_link" text:visited-style-name="Visited_20_Internet_20_Link">
630_360_16882...</text:a>
']</text:p>
      <text:p text:style-name="P4">
Tags: ['Генштаб', 'Литва', 'ЗСУ', 'Військові', 'Війна з Росією']</text:p>
      <text:p text:style-name="P4">
Type: Article</text:p>
      <!--METADATA-->
      <text:p text:style-name="P4">
<draw:frame draw:style-name="fr1" draw:name="Image135" text:anchor-type="as-char" svg:width="6.9236in" svg:height="3.956343in" draw:z-index="0">
<draw:image xlink:href="../Images/yкринформ/2023-07-01T18-17-00-03-00/630_360_1688224381-712.jpg" xlink:type="simple" xlink:show="embed" xlink:actuate="onLoad" draw:mime-type="image/jpeg"/>
</draw:frame>
The General General General Sergey Shaptala discussed with his Lithuanian College, Major-General Mindaugas Steponyvichus, military cooperation and training of military personnel.</text:p>
      <text:p text:style-name="P4">
According to Ukrinform, the General Staff of the Armed Forces reports in <text:a xlink:type="simple" xlink:href="https://t.me/generalstaff_ua/7517" text:style-name="Internet_20_link" text:visited-style-name="Visited_20_Internet_20_Link">
telegram</text:a>
.</text:p>
      <text:p text:style-name="P4">
"Shaptala had a meeting with the Chief of General Staff of the Armed Forces of the Republic of Armed Forces, Major General Mindaugas Steponyvichus," the presentation reads.</text:p>
      <text:p text:style-name="P4">
According to the General Staff, the parties discussed the safety situation around Ukraine the diligent issues of current Ukrainian-Lithuanian military cooperation, in particular in the fields of military education, collective and individual training of military servicemen and the formation of a sergeant corps.</text:p>
      <text:p text:style-name="P4">
Shaplla told his Lithuanian colleague about the efforts of the forces of Ukraine for the reflection of armed aggression and the peculiarities of the use of troops, and also thanked for support in the confrontation of the Russian aggressor.</text:p>
      <text:p text:style-name="P4">
The heads of the General Staff of both countries outlined the directions of joint partner work in the future and identified the priority Krokidlya to achieve the mutual pragmatic interests of agencies.</text:p>
      <text:p text:style-name="P4">
*!(https://www.ukrinform.ua/rubric-ato/3729966-ministr-oboroni-litvi-zustrivsa-z-reznikovim-i-rozpoviv-pro-triricnij-plan-pidtrimki-zsu.html)It was reported <text:a xlink:type="simple" xlink:href="https://www.ukrinform.ua/tag-litva" text:style-name="Internet_20_link" text:visited-style-name="Visited_20_Internet_20_Link">
Lithuania</text:a>
She has acquired a double -sized Medium -range anti -aircraft missile installation that will be transferred to Ukraine.</text:p>
      <text:p text:style-name="P4">
On June 28, Lithuanian President Gitanas Nauseda said that <text:a xlink:type="simple" xlink:href="https://www.ukrinform.ua/rubric-ato/3728922-pridbani-litvou-dvi-ustanovki-nasams-nezabarom-pribudut-do-ukraini-nauseda.html" text:style-name="Internet_20_link" text:visited-style-name="Visited_20_Internet_20_Link">
acquired by Lithuania in the Drown</text:a>
Two launchers of the anti -aircraft missile system of medium range will soon be added to Ukraine.</text:p>
      <text:p text:style-name="P4">
<text:span text:style-name="T5">
Foto: General Staff of the Armed Forces, Telegrams</text:span>
</text:p>
      <text:p text:style-name="P4">
News Source: <text:a xlink:type="simple" xlink:href="https://www.ukrinform.ua/rubric-ato/3730273-nacalnik-genstabu-obgovoriv-iz-litovskim-kolegou-vijskovu-spivpracu-ta-pidgotovku-bijciv.html" text:style-name="Internet_20_link" text:visited-style-name="Visited_20_Internet_20_Link">
https://www.ukrinform.ua/rubric-ato/3730273-nacalnik-genstabu-obgovoriv-iz-litovskim-kolegou-vijskovu-spivpracu-ta-pidgotovku-bijciv.html</text:a>
</text:p>
      <!--NEWS-->
      <text:h text:style-name="P10" text:outline-level="1">
<text:span text:style-name="T4">
The exhibition "Portraits of Mariupol" opened in Ternopil</text:span>
</text:h>
      <text:p text:style-name="P4">
Authors: Ukrinform (Person)</text:p>
      <text:p text:style-name="P4">
Publisher: Укринформ (Organization)</text:p>
      <text:p text:style-name="P4">
Published Time: 2023-07-01T18:26:00+03:00</text:p>
      <text:p text:style-name="P4">
Modified Time: 2023-07-01T18:26:00+03:00</text:p>
      <text:p text:style-name="P4">
Description: In Ternopil, the exhibition "Portraits of Mariupol" opened in the cluster "Post". The exposition consists of 27 photos. - Ukrinform.</text:p>
      <text:p text:style-name="P4">
Images: ['<text:a xlink:type="simple" xlink:href="https://static.ukrinform.com/photos/2023_07/thumb_files/630_360_1688225043-161.jpg" text:style-name="Internet_20_link" text:visited-style-name="Visited_20_Internet_20_Link">
630_360_16882...</text:a>
']</text:p>
      <text:p text:style-name="P4">
Tags: ['Маріуполь', 'Фотовиставка', 'Тернопіль']</text:p>
      <text:p text:style-name="P4">
Type: Article</text:p>
      <!--METADATA-->
      <text:p text:style-name="P4">
<draw:frame draw:style-name="fr1" draw:name="Image136" text:anchor-type="as-char" svg:width="6.9236in" svg:height="3.956343in" draw:z-index="0">
<draw:image xlink:href="../Images/yкринформ/2023-07-01T18-26-00-03-00/630_360_1688225043-161.jpg" xlink:type="simple" xlink:show="embed" xlink:actuate="onLoad" draw:mime-type="image/jpeg"/>
</draw:frame>
Uternopol in the cluster "On the Post" opened the exhibition "Portraits of Mariupol". The exposition consists of 27 photos.</text:p>
      <text:p text:style-name="P4">
About it in <text:a xlink:type="simple" xlink:href="https://t.me/mariupolrada/14956" text:style-name="Internet_20_link" text:visited-style-name="Visited_20_Internet_20_Link">
telegram</text:a>
The City Council reports, Ukrinform reports.</text:p>
      <text:p text:style-name="P4">
“An exhibition was opened in the creative cluster" On the Post "as part of the Project" Portraits <text:a xlink:type="simple" xlink:href="https://www.ukrinform.ua/tag-mariupol" text:style-name="Internet_20_link" text:visited-style-name="Visited_20_Internet_20_Link">
Mariupol</text:a>
". These are 27 photographs and stories of Mariupols who were able to escape from the blockade city and delay life from scratch," - the message reads.</text:p>
      <text:p text:style-name="P4">
It is noted that among the portraits there are Mariupols who are currently living in Ternopil.</text:p>
      <text:p text:style-name="P4">
According to the coordinator of the project Alevtyn Shvetsova, the purpose of the exhibition is to show the heroes, to tell more about Mariupol and to unite the displaced persons of the Imissev residents.</text:p>
      <text:p text:style-name="P4">
The exhibition will last until July 11.</text:p>
      <text:p text:style-name="P4">
<text:span text:style-name="T4">
 Read also: </text:span>
 <text:a xlink:type="simple" xlink:href="https://www.ukrinform.ua/rubric-regions/3729234-u-harkovi-vidkrili-vistavku-pro-oboronciv-mista.html" text:style-name="Internet_20_link" text:visited-style-name="Visited_20_Internet_20_Link">
in Kharkiv opened <text:span text:style-name="T4">
 exhibition </text:span>
 about city defenders</text:a>
As reported <text:a xlink:type="simple" xlink:href="https://www.ukrinform.ua/rubric-regions/3726433-u-cernivcah-vidkrilasa-fotovistavka-znisenih-rosianami-pamatok-mariupola.html" text:style-name="Internet_20_link" text:visited-style-name="Visited_20_Internet_20_Link">
Ukrinform</text:a>
, in the Chernivtsi Regional Museum, a photo exhibition "Inscribed in History. Destroyed by War" was discovered. More than 30 photos of Mariupol's architectural monuments that were resolved as a result of Russian aggression were presented.</text:p>
      <text:p text:style-name="P4">
<text:span text:style-name="T5">
Foto: Mariupol City Council</text:span>
</text:p>
      <text:p text:style-name="P4">
News Source: <text:a xlink:type="simple" xlink:href="https://www.ukrinform.ua/rubric-regions/3730276-u-ternopoli-vidkrilasa-vistavka-portreti-mariupola.html" text:style-name="Internet_20_link" text:visited-style-name="Visited_20_Internet_20_Link">
https://www.ukrinform.ua/rubric-regions/3730276-u-ternopoli-vidkrilasa-vistavka-portreti-mariupola.html</text:a>
</text:p>
      <!--NEWS-->
      <text:h text:style-name="P10" text:outline-level="1">
<text:span text:style-name="T4">
Shmigal has instructed to start consultations with the National Commission for Viewing Tariffs for Water</text:span>
</text:h>
      <text:p text:style-name="P4">
Authors: Ukrinform (Person)</text:p>
      <text:p text:style-name="P4">
Publisher: Укринформ (Organization)</text:p>
      <text:p text:style-name="P4">
Published Time: 2023-07-01T18:27:13+03:00</text:p>
      <text:p text:style-name="P4">
Modified Time: 2023-07-01T18:27:13+03:00</text:p>
      <text:p text:style-name="P4">
Description: The decision of the National Commission for State Regulation in the Fields of Energy and Utilities, on raising tariffs for centralized water supply and sewerage, were not agreed with the government, so the Prime Minister instructed to start additional consultations on their revision. - Ukrinform.</text:p>
      <text:p text:style-name="P4">
Images: ['<text:a xlink:type="simple" xlink:href="https://static.ukrinform.com/photos/2023_03/thumb_files/630_360_1679674428-586.jpg" text:style-name="Internet_20_link" text:visited-style-name="Visited_20_Internet_20_Link">
630_360_16796...</text:a>
']</text:p>
      <text:p text:style-name="P4">
Tags: ['Комунальні послуги', 'НКРЕКП', 'Тариф', 'Вода', 'Шмигаль']</text:p>
      <text:p text:style-name="P4">
Type: Article</text:p>
      <!--METADATA-->
      <text:p text:style-name="P4">
<draw:frame draw:style-name="fr1" draw:name="Image137" text:anchor-type="as-char" svg:width="6.9236in" svg:height="3.956343in" draw:z-index="0">
<draw:image xlink:href="../Images/yкринформ/2023-07-01T18-27-13-03-00/630_360_1679674428-586.jpg" xlink:type="simple" xlink:show="embed" xlink:actuate="onLoad" draw:mime-type="image/jpeg"/>
</draw:frame>
The decision of the Commission, which carries out state regulation in the fields of energy of such services, on raising tariffs for centralized water supply, the lamps were not agreed with the government, so the Prime Minister instructed to begin additional consultations on their revision.</text:p>
      <text:p text:style-name="P4">
About it in <text:a xlink:type="simple" xlink:href="http://t.me/Denys_Smyhal/5541" text:style-name="Internet_20_link" text:visited-style-name="Visited_20_Internet_20_Link">
telegram</text:a>
Prime Minister of Ukraine Denis [Shmigal] reported(https://www.ukrinform.ua/tag-smigal), reports Ukrinform.</text:p>
      <text:p text:style-name="P4">
"Today, the Minister of Energy and the Ministry of Infrastructure have been instructed to carry out additional consultations with the NERCEP on the possibility of revising such decisions," the Prime Minister said.</text:p>
      <text:p text:style-name="P4">
According to him, during the war it is necessary to operate the only team, especially in such areas as energy and tariff formation.</text:p>
      <text:p text:style-name="P4">
"We are doing our best to ensure social justice. We increase the pensions. We pay subsidies to all who need them. We help the regions for the shortness of tariffs for heat and hot water. While unfortunate decisions of the commission will be constricted with the government policy," Smigal stressed.</text:p>
      <text:p text:style-name="P4">
<text:span text:style-name="T4">
 Read also: </text:span>
 <text:a xlink:type="simple" xlink:href="https://www.ukrinform.ua/rubric-economy/3727967-biznes-zaklikae-nkrekp-pereglanuti-zaproponovani-granicni-cini-na-elektroenergiu.html" text:style-name="Internet_20_link" text:visited-style-name="Visited_20_Internet_20_Link">
Business calls <text:span text:style-name="T4">
 NERCEP </text:span>
 View the proposed electric prices for electricity</text:a>
As reported by Ukrinform, the National Commission for State Regulation of Energy and Utilities has set new tariffs for water for 33 water utilities and Ukrzaliznytsia JSC. Weighted average growth was 32%.</text:p>
      <text:p text:style-name="P4">
News Source: <text:a xlink:type="simple" xlink:href="https://www.ukrinform.ua/rubric-economy/3730278-smigal-doruciv-rozpocati-konsultacii-z-nackomisieu-pro-pereglad-tarifiv-na-vodu.html" text:style-name="Internet_20_link" text:visited-style-name="Visited_20_Internet_20_Link">
https://www.ukrinform.ua/rubric-economy/3730278-smigal-doruciv-rozpocati-konsultacii-z-nackomisieu-pro-pereglad-tarifiv-na-vodu.html</text:a>
</text:p>
      <!--NEWS-->
      <text:h text:style-name="P10" text:outline-level="1">
<text:span text:style-name="T4">
Zelensky signed the European Integration Law on Reform in Advertising Market</text:span>
</text:h>
      <text:p text:style-name="P4">
Authors: Ukrinform (Person)</text:p>
      <text:p text:style-name="P4">
Publisher: Укринформ (Organization)</text:p>
      <text:p text:style-name="P4">
Published Time: 2023-07-01T18:35:00+03:00</text:p>
      <text:p text:style-name="P4">
Modified Time: 2023-07-01T18:35:00+03:00</text:p>
      <text:p text:style-name="P4">
Description: President Volodymyr Zelenskyy returned to the Verkhovna Rada with a signature, which improves the system of regulation of legal relations in the field of advertising. - Ukrinform.</text:p>
      <text:p text:style-name="P4">
Images: ['<text:a xlink:type="simple" xlink:href="https://static.ukrinform.com/photos/2023_06/thumb_files/630_360_1687808461-379.jpeg" text:style-name="Internet_20_link" text:visited-style-name="Visited_20_Internet_20_Link">
630_360_16878...</text:a>
']</text:p>
      <text:p text:style-name="P4">
Tags: ['Реклама', 'Закон', 'Верховна Рада', 'Зеленський']</text:p>
      <text:p text:style-name="P4">
Type: Article</text:p>
      <!--METADATA-->
      <text:p text:style-name="P4">
<draw:frame draw:style-name="fr1" draw:name="Image138" text:anchor-type="as-char" svg:width="6.9236in" svg:height="3.956343in" draw:z-index="0">
<draw:image xlink:href="../Images/yкринформ/2023-07-01T18-35-00-03-00/630_360_1687808461-379.jpeg" xlink:type="simple" xlink:show="embed" xlink:actuate="onLoad" draw:mime-type="image/jpeg"/>
</draw:frame>
The Presidential Lordir Zelensky returned to the Verkhovna Rada with a signature, which improves the system of regulation of legal relations in the sphere of advertising.</text:p>
      <text:p text:style-name="P4">
As Ukrinform reports, about it in <text:a xlink:type="simple" xlink:href="https://t.me/yzheleznyak/4467" text:style-name="Internet_20_link" text:visited-style-name="Visited_20_Internet_20_Link">
telegram</text:a>
The People's Deputy Yaroslav Zheleznyak reported.</text:p>
      <text:p text:style-name="P4">
“Law No. 9206 has been signed, which updates the legislation on advertising in accordance with the European Commission for Ukraine's accession to <text:a xlink:type="simple" xlink:href="https://www.ukrinform.ua/tag-evrosouz" text:style-name="Internet_20_link" text:visited-style-name="Visited_20_Internet_20_Link">
EU</text:a>
”, - the message said.</text:p>
      <text:p text:style-name="P4">
As stated in the explanatory note to the document, the law regulates relations related to the creation and dissemination of advertising in its various forms and accustomed to various means of its dissemination, determines the legal principles of activity of Ukraine in the field of advertising, as well as the principles of public administration, regulation and supervision(control)in this area.</text:p>
      <text:p text:style-name="P4">
In addition, the introduction of the term and regulation of "Product Plaus", the establishment of criteria by which advertising is considered to be considered under the jurisdiction of Ukraine, the ban on any advertising .</text:p>
      <text:p text:style-name="P4">
<text:span text:style-name="T4">
 Read also: </text:span>
 <text:a xlink:type="simple" xlink:href="https://www.ukrinform.ua/rubric-society/3724324-nedotrimanna-movnogo-zakonu-u-zovnisnij-reklami-fiksuetsa-ci-ne-koznogo-dna-kremin.html" text:style-name="Internet_20_link" text:visited-style-name="Visited_20_Internet_20_Link">
failure to comply with language law in external advertising will be recorded almost every day - flint</text:a>
It was reported that the adoption of the advertising law is one of the seven PhD recommendations of the European Commission, which Ukraine has to fulfill for accession to the EU.</text:p>
      <text:p text:style-name="P4">
<text:span text:style-name="T5">
Foto: op</text:span>
</text:p>
      <text:p text:style-name="P4">
News Source: <text:a xlink:type="simple" xlink:href="https://www.ukrinform.ua/rubric-economy/3730280-zelenskij-pidpisav-evrointegracijnij-zakon-pro-reformu-na-rinku-reklami.html" text:style-name="Internet_20_link" text:visited-style-name="Visited_20_Internet_20_Link">
https://www.ukrinform.ua/rubric-economy/3730280-zelenskij-pidpisav-evrointegracijnij-zakon-pro-reformu-na-rinku-reklami.html</text:a>
</text:p>
      <!--NEWS-->
      <text:h text:style-name="P10" text:outline-level="1">
<text:span text:style-name="T4">
SpaceX launched euclid probe for dark matter in the universe</text:span>
</text:h>
      <text:p text:style-name="P4">
Authors: Ukrinform (Person)</text:p>
      <text:p text:style-name="P4">
Publisher: Укринформ (Organization)</text:p>
      <text:p text:style-name="P4">
Published Time: 2023-07-01T18:45:00+03:00</text:p>
      <text:p text:style-name="P4">
Modified Time: 2023-07-01T18:45:00+03:00</text:p>
      <text:p text:style-name="P4">
Description: SpaceX on Saturday, July 1, launched an Euclid space probe into space probe (ESA), which will explore the hypothetical dark matter and dark energy and drink them for the formation of the universe. - Ukrinform.</text:p>
      <text:p text:style-name="P4">
Images: ['<text:a xlink:type="simple" xlink:href="https://static.ukrinform.com/photos/2023_07/thumb_files/630_360_1688226222-442.png" text:style-name="Internet_20_link" text:visited-style-name="Visited_20_Internet_20_Link">
630_360_16882...</text:a>
']</text:p>
      <text:p text:style-name="P4">
Tags: ['SpaceX', 'Технології', 'Укркосмос']</text:p>
      <text:p text:style-name="P4">
Type: Article</text:p>
      <!--METADATA-->
      <text:p text:style-name="P4">
<draw:frame draw:style-name="fr1" draw:name="Image139" text:anchor-type="as-char" svg:width="6.9236in" svg:height="3.956343in" draw:z-index="0">
<draw:image xlink:href="../Images/yкринформ/2023-07-01T18-45-00-03-00/630_360_1688226222-442.png" xlink:type="simple" xlink:show="embed" xlink:actuate="onLoad" draw:mime-type="image/png"/>
</draw:frame>
SSPACX on Saturday, July 1, launched an Euclid space probe in space probe(ESA), which will investigate hypothetical matter and dark energy and put them on the formation of the universe.</text:p>
      <text:p text:style-name="P4">
According to Ukrinform, it became known during a direct SpaceX broadcast in <text:a xlink:type="simple" xlink:href="http://www.youtube.com/watch" text:style-name="Internet_20_link" text:visited-style-name="Visited_20_Internet_20_Link">
YouTube</text:a>
.</text:p>
      <text:p text:style-name="P4">
According to <text:a xlink:type="simple" xlink:href="http://www.space.com/euclid-spacex-launch-dark-matter-webcast" text:style-name="Internet_20_link" text:visited-style-name="Visited_20_Internet_20_Link">
Space.com</text:a>
, Falcon 9 launcher launched Euclid from a spacedrome to Mysikanaveral in Florida at 6.11 hours.</text:p>
      <text:p text:style-name="P4">
It is noted that the Euclid space probe will take about eight months to gain the required speed when it reaches the space.</text:p>
      <text:p text:style-name="P4">
The mission should spend about 30 days on a journey to the Lagranzh point L2, which is more than 1.5 million km from the ground on the Sun- <text:a xlink:type="simple" xlink:href="https://www.ukrinform.ua/tag-zemla" text:style-name="Internet_20_link" text:visited-style-name="Visited_20_Internet_20_Link">
Earth</text:a>
.</text:p>
      <text:p text:style-name="P4">
Over the next seven months, EUCLID awaits the period of commissioning, including testing of their visualization and tools.</text:p>
      <text:p text:style-name="P4">
<text:span text:style-name="T4">
 Read also: </text:span>
 <text:a xlink:type="simple" xlink:href="https://www.ukrinform.ua/rubric-technology/3730130-vantaznij-korabel-spacex-dragon-povernuvsa-na-zemlu-z-mks.html" text:style-name="Internet_20_link" text:visited-style-name="Visited_20_Internet_20_Link">
cargo ship <text:span text:style-name="T4">
 SpaceX </text:span>
 Dragon returned to MKS Earth</text:a>
The full operation of the device will begin in about April 2024.</text:p>
      <text:p text:style-name="P4">
It is planned that Euclid will spend six years, carefully exploring the darkness to better understand the evolution of galaxies, the early history of the cosmos, and why the expansion of the universe is accelerated.</text:p>
      <text:p text:style-name="P4">
<text:span text:style-name="T4">
 Read also: </text:span>
 <text:a xlink:type="simple" xlink:href="https://www.ukrinform.ua/rubric-technology/3729510-virgin-galactic-vperse-v-istorii-zdijsnila-komercijnij-rejs-u-kosmos.html" text:style-name="Internet_20_link" text:visited-style-name="Visited_20_Internet_20_Link">
Virgin Galactic for the first time in history made a commercial rais into space</text:a>
According to Ukrinform, a group of international scientists announced the first evidence of long -wave gravitational waves that fill the space universe.</text:p>
      <text:p text:style-name="P4">
<text:span text:style-name="T5">
Photograph: Stephane Corvaja/ESA</text:span>
</text:p>
      <text:p text:style-name="P4">
News Source: <text:a xlink:type="simple" xlink:href="https://www.ukrinform.ua/rubric-technology/3730283-spacex-zapustila-zond-euclid-dla-doslidzenna-temnoi-materii-u-vsesviti.html" text:style-name="Internet_20_link" text:visited-style-name="Visited_20_Internet_20_Link">
https://www.ukrinform.ua/rubric-technology/3730283-spacex-zapustila-zond-euclid-dla-doslidzenna-temnoi-materii-u-vsesviti.html</text:a>
</text:p>
      <!--NEWS-->
      <text:h text:style-name="P10" text:outline-level="1">
<text:span text:style-name="T4">
Rotan: The wise may play against France</text:span>
</text:h>
      <text:p text:style-name="P4">
Authors: Ukrinform (Person)</text:p>
      <text:p text:style-name="P4">
Publisher: Укринформ (Organization)</text:p>
      <text:p text:style-name="P4">
Published Time: 2023-07-01T18:49:30+03:00</text:p>
      <text:p text:style-name="P4">
Modified Time: 2023-07-01T18:49:30+03:00</text:p>
      <text:p text:style-name="P4">
Description: The head coach of the youth team of Ukraine in Football Ruslan Rotan at a press conference answered questions on the eve of the quarterfinal match of the European Championship 20123 (U21) against the French team. - Ukrinform.</text:p>
      <text:p text:style-name="P4">
Images: ['<text:a xlink:type="simple" xlink:href="https://static.ukrinform.com/photos/2023_07/thumb_files/630_360_1688224168-403.jpg" text:style-name="Internet_20_link" text:visited-style-name="Visited_20_Internet_20_Link">
630_360_16882...</text:a>
']</text:p>
      <text:p text:style-name="P4">
Tags: ['Футбол', 'Молодь']</text:p>
      <text:p text:style-name="P4">
Type: Article</text:p>
      <!--METADATA-->
      <text:p text:style-name="P4">
<draw:frame draw:style-name="fr1" draw:name="Image140" text:anchor-type="as-char" svg:width="6.9236in" svg:height="3.956343in" draw:z-index="0">
<draw:image xlink:href="../Images/yкринформ/2023-07-01T18-49-30-03-00/630_360_1688224168-403.jpg" xlink:type="simple" xlink:show="embed" xlink:actuate="onLoad" draw:mime-type="image/jpeg"/>
</draw:frame>
The chief cord of the youth team of Ukraine in football Ruslan Rotan at the press conference led to questions on the eve of the quarterfinal match(U21)Against the France's team.</text:p>
      <text:p text:style-name="P4">
As reports <text:a xlink:type="simple" xlink:href="https://uaf.ua/article/48699" text:style-name="Internet_20_link" text:visited-style-name="Visited_20_Internet_20_Link">
press service</text:a>
Ukrainian Football Association(Waf), Rotan did not deny the possible participation in the French match of forward Mikhail Mudrik, who has recently been restored after -trauma, Ukrinform reports.</text:p>
      <text:p text:style-name="P4">
"We now have small damage, some players are more vulnerable. For example, Bohdan Vyunnik - his participation in the game in question, let's decide in the day of the match. As for the wise, he has been working in a general group for two days. It is possible that it will go to the field, "said the mentor of" blue and yellow ".</text:p>
      <text:p text:style-name="P4">
As for the future rival Rotan, he emphasized: “The French team is one of the most familiar national teams we meet in this tournament. There are players who practically all perform in the top championships. It says a lot. They are very strong in vintuation, we saw it in the selection, when they made two games with them. Tomorrow is a very important game that will be held by Tet-A-Tet, when you need to win microduels that will be a football field. I mean playing one in one, at close distances, the France's degrades have a high skill. But we must be prepared, be a disciplined, compact team, despite this, to match our level of game, which we are not going to depart. Let the rival adjust to us, ”Ruslan Rotan emphasized.</text:p>
      <text:p text:style-name="P4">
We will remind, the match of the 1/4 finals of youth Euro -2023 France - Ukraine will take place on July 2 in the Romanian city of Kluzh -Napok, the beginning - at 22.00 Kyiv time.</text:p>
      <text:p text:style-name="P4">
The winner of the confrontation on July 5 in Bucharest(Romania)Playing a ticket to the finals with the best team of the Spain - Switzerland.</text:p>
      <text:p text:style-name="P4">
<text:span text:style-name="T4">
 Read also: </text:span>
 <text:a xlink:type="simple" xlink:href="https://www.ukrinform.ua/rubric-sports/3730136-forvard-dnipra1-dovbik-stav-najkrasim-futbolistom-sezonu-upl.html" text:style-name="Internet_20_link" text:visited-style-name="Visited_20_Internet_20_Link">
Dnipro-1 Forward "Dovbik has become the best <text:span text:style-name="T4">
 football </text:span>
 of the UPL Hestoeson</text:a>
The decisive match of the youth championship of Europe will take place on July 8(Georgia).</text:p>
      <text:p text:style-name="P4">
Фото: uaf.ua.</text:p>
      <text:p text:style-name="P4">
News Source: <text:a xlink:type="simple" xlink:href="https://www.ukrinform.ua/rubric-sports/3730285-rotan-mudrik-mozlivo-zigrae-proti-francii.html" text:style-name="Internet_20_link" text:visited-style-name="Visited_20_Internet_20_Link">
https://www.ukrinform.ua/rubric-sports/3730285-rotan-mudrik-mozlivo-zigrae-proti-francii.html</text:a>
</text:p>
      <!--NEWS-->
      <text:h text:style-name="P10" text:outline-level="1">
<text:span text:style-name="T4">
Water tariffs: Zelensky called the National Commission's decision shameful and unprofessional</text:span>
</text:h>
      <text:p text:style-name="P4">
Authors: Ukrinform (Person)</text:p>
      <text:p text:style-name="P4">
Publisher: Укринформ (Organization)</text:p>
      <text:p text:style-name="P4">
Published Time: 2023-07-01T18:52:00+03:00</text:p>
      <text:p text:style-name="P4">
Modified Time: 2023-07-01T22:52:00+03:00</text:p>
      <text:p text:style-name="P4">
Description: The President of Ukraine criticized the NERCEP decisions to raise the tariffs for water supply for the population, calling it shameful and unprofessional. - Ukrinform.</text:p>
      <text:p text:style-name="P4">
Images: ['<text:a xlink:type="simple" xlink:href="https://static.ukrinform.com/photos/2023_06/thumb_files/630_360_1686938443-722.jpg" text:style-name="Internet_20_link" text:visited-style-name="Visited_20_Internet_20_Link">
630_360_16869...</text:a>
']</text:p>
      <text:p text:style-name="P4">
Tags: ['НКРЕКП', 'Тариф', 'Вода', 'Зеленський']</text:p>
      <text:p text:style-name="P4">
Type: Article</text:p>
      <!--METADATA-->
      <text:p text:style-name="P4">
<draw:frame draw:style-name="fr1" draw:name="Image141" text:anchor-type="as-char" svg:width="6.9236in" svg:height="3.956343in" draw:z-index="0">
<draw:image xlink:href="../Images/yкринформ/2023-07-01T18-52-00-03-00/630_360_1686938443-722.jpg" xlink:type="simple" xlink:show="embed" xlink:actuate="onLoad" draw:mime-type="image/jpeg"/>
</draw:frame>
The President of Ukraine criticized the NERCEP's decision to raise the tariffs for water supply for sales, calling it shameful and unprofessional.</text:p>
      <text:p text:style-name="P4">
Volodymyr Zelenskyy said this in <text:a xlink:type="simple" xlink:href="https://www.youtube.com/watch" text:style-name="Internet_20_link" text:visited-style-name="Visited_20_Internet_20_Link">
video closer</text:a>
, reports Ukrinform.</text:p>
      <text:p text:style-name="P4">
“Today, the National Commission for Energy and Utility Services for raising water tariffs has emerged. To put it mildly, a shameful solution. It is not agreed with the government, ”the Head of State emphasized.</text:p>
      <text:p text:style-name="P4">
According to him, the authorities cannot and will not perceive such decisions calmly.</text:p>
      <text:p text:style-name="P4">
“The government is instructed to submit a decision. And they will be, ”the president emphasized.</text:p>
      <text:p text:style-name="P4">
*!(https://www.ukrinform.ua/rubric-economy/3730303-minenergo-vvazae-neobgruntovanim-risenna-nackomisii-pro-pereglad-tarifiv-na-vodu.html)As reported by Ukrinform, the National Commission for State Regulation of Energy and Utilities has established new <text:a xlink:type="simple" xlink:href="https://www.ukrinform.ua/tag-tarif" text:style-name="Internet_20_link" text:visited-style-name="Visited_20_Internet_20_Link">
tariffs</text:a>
On water for 33 water utilities and JSC "Ukrzaliznytsya". Weighted average growth was 32%.</text:p>
      <text:p text:style-name="P4">
Prime Minister Denis Schmigal noted that the National Commission to increase the tariffs for centralized water supply and sewerage was not agreed. Therefore, the head of the Cabinet instructed to start additional consultations on their review.</text:p>
      <text:p text:style-name="P4">
News Source: <text:a xlink:type="simple" xlink:href="https://www.ukrinform.ua/rubric-economy/3730342-pidvisenna-tarifiv-na-vodu-zelenskij-nazvav-risenna-nackomisii-ganebnim-i-neprofesijnim.html" text:style-name="Internet_20_link" text:visited-style-name="Visited_20_Internet_20_Link">
https://www.ukrinform.ua/rubric-economy/3730342-pidvisenna-tarifiv-na-vodu-zelenskij-nazvav-risenna-nackomisii-ganebnim-i-neprofesijnim.html</text:a>
</text:p>
      <!--NEWS-->
      <text:h text:style-name="P10" text:outline-level="1">
<text:span text:style-name="T4">
Tasheva called for the Crimean Platform Interfractional Association in the Austria Parliament</text:span>
</text:h>
      <text:p text:style-name="P4">
Authors: Ukrinform (Person)</text:p>
      <text:p text:style-name="P4">
Publisher: Укринформ (Organization)</text:p>
      <text:p text:style-name="P4">
Published Time: 2023-07-01T19:05:00+03:00</text:p>
      <text:p text:style-name="P4">
Modified Time: 2023-07-01T19:05:00+03:00</text:p>
      <text:p text:style-name="P4">
Description: The permanent representative of the President of Ukraine to the Crimea Tamil Tashev met in Odessa with a delegation of the Austrian parliamentarians and called for the Crimean Platform inter -factional association in their parliament. - Ukrinform.</text:p>
      <text:p text:style-name="P4">
Images: ['<text:a xlink:type="simple" xlink:href="https://static.ukrinform.com/photos/2023_07/thumb_files/630_360_1688227508-430.jpg" text:style-name="Internet_20_link" text:visited-style-name="Visited_20_Internet_20_Link">
630_360_16882...</text:a>
']</text:p>
      <text:p text:style-name="P4">
Tags: ['Австрія', 'Окупація Криму', 'Парламент', 'Кримська платформа']</text:p>
      <text:p text:style-name="P4">
Type: Article</text:p>
      <!--METADATA-->
      <text:p text:style-name="P4">
<draw:frame draw:style-name="fr1" draw:name="Image142" text:anchor-type="as-char" svg:width="6.9236in" svg:height="3.956343in" draw:z-index="0">
<draw:image xlink:href="../Images/yкринформ/2023-07-01T19-05-00-03-00/630_360_1688227508-430.jpg" xlink:type="simple" xlink:show="embed" xlink:actuate="onLoad" draw:mime-type="image/jpeg"/>
</draw:frame>
The Presidential Representative of the President of Ukraine in the Autonomous Republic of Crimea Tamil Tashev met in Odessa by a delegation of Austrian parliamentarians and called for the Crimean Platform inter -factional association in their Parliament.</text:p>
      <text:p text:style-name="P4">
This was reported(https://ppu.gov.ua/press-center/postiyna-predstavnytsia-v-odesi-zustrilasia-z-delehatsiieiu-avstriyskoho-parlamentu/?fbclid=IwAR3HZAZns3hFwgXusjmxomQBO8gUQoz_n5U5YUzoLVHU_VxdA2UBXKuOWko), reports Ukrinform.</text:p>
      <text:p text:style-name="P4">
The participants of the meeting discussed the current situation in the temporarily <text:a xlink:type="simple" xlink:href="https://www.ukrinform.ua/tag-okupacia-krimu" text:style-name="Internet_20_link" text:visited-style-name="Visited_20_Internet_20_Link">
occupied Krym</text:a>
But how it has changed after the beginning of a full -scale invasion, as well as future events within the Crimean Platform, which will take place this year.</text:p>
      <text:p text:style-name="P4">
"Eventually, Tamila Tasheva called for delegates to create a Crimean Platform or a corresponding subgroup in the framework of the Parliamentary" Friendship Group "Ukraine -Austrian in their parliament.</text:p>
      <text:p text:style-name="P4">
It is noted that the delegation included the chairman of the deputy group of the National Council for Inter -Parliamentary Relations with Ukraine and a member of the Helmut Defense Committee Brandsthetter, Deputy Chairman of the Human Rights Committee, Deputy Chairman of the Constitution Committee Wolfgang Gerstl, Political Science Committee and President Ernst-Dzidzich, Ambassador of Austria to Ukraine Arad Banko and other diplomats and employees of the posts.</text:p>
      <text:p text:style-name="P4">
<text:span text:style-name="T4">
 Read also: </text:span>
 <text:a xlink:type="simple" xlink:href="https://www.ukrinform.ua/rubric-crimea/3726737-taseva-deokupacia-krimu-edinij-dievij-slah-zahistiti-prava-korinnih-narodiv.html" text:style-name="Internet_20_link" text:visited-style-name="Visited_20_Internet_20_Link">
<text:span text:style-name="T4">
 Tasheva </text:span>
: Crimea's de -occupation is the only effective way to protect the rights of indigenous peoples</text:a>
The meeting was attended by the head of the Crimean Platform Security Service Maria Tomak and the chief consultant of the service Ivan Dagayev.</text:p>
      <text:p text:style-name="P4">
As reported <text:a xlink:type="simple" xlink:href="https://www.ukrinform.ua/rubric-crimea/3729901-v-ukraini-startue-proekt-z-pidgotovki-kadriv-dla-deokupovanogo-krimu-taseva.html" text:style-name="Internet_20_link" text:visited-style-name="Visited_20_Internet_20_Link">
Ukrinform</text:a>
, on the basis of the National Agency for the State Service, a project is being worked out for the training of public authorities in the Crimea.</text:p>
      <text:p text:style-name="P4">
<text:span text:style-name="T5">
Foto: ppu.gov.ua</text:span>
</text:p>
      <text:p text:style-name="P4">
News Source: <text:a xlink:type="simple" xlink:href="https://www.ukrinform.ua/rubric-crimea/3730288-taseva-zaklikala-stvoriti-v-parlamenti-avstrii-mizfrakcijne-obednanna-krimska-platforma.html" text:style-name="Internet_20_link" text:visited-style-name="Visited_20_Internet_20_Link">
https://www.ukrinform.ua/rubric-crimea/3730288-taseva-zaklikala-stvoriti-v-parlamenti-avstrii-mizfrakcijne-obednanna-krimska-platforma.html</text:a>
</text:p>
      <!--NEWS-->
      <text:h text:style-name="P10" text:outline-level="1">
<text:span text:style-name="T4">
The President has signed a law that delayed the transition to Ukrainian schools with the teaching of the country of EU country</text:span>
</text:h>
      <text:p text:style-name="P4">
Authors: Ukrinform (Person)</text:p>
      <text:p text:style-name="P4">
Publisher: Укринформ (Organization)</text:p>
      <text:p text:style-name="P4">
Published Time: 2023-07-01T19:06:00+03:00</text:p>
      <text:p text:style-name="P4">
Modified Time: 2023-07-01T19:06:00+03:00</text:p>
      <text:p text:style-name="P4">
Description: The transition to Ukrainian schools with teaching subjects in the language of one of the EU countries was postponed to September 1, 2024. The relevant law was signed by the President of Ukraine.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Освіта', 'Школа', 'Закон', 'Українська мова', 'Нацменшини', 'Зеленський']</text:p>
      <text:p text:style-name="P4">
Type: Article</text:p>
      <!--METADATA-->
      <text:p text:style-name="P4">
<draw:frame draw:style-name="fr1" draw:name="Image143" text:anchor-type="as-char" svg:width="6.9236in" svg:height="3.956343in" draw:z-index="0">
<draw:image xlink:href="../Images/yкринформ/2023-07-01T19-06-00-03-00/630_360_1671115306-366.jpeg" xlink:type="simple" xlink:show="embed" xlink:actuate="onLoad" draw:mime-type="image/jpeg"/>
</draw:frame>
Terchant to Ukrainian schools with teaching subjects in the language of one of the countries is Evistorated on September 1, 2024. The relevant law signed the President of Ukraine.</text:p>
      <text:p text:style-name="P4">
As Ukrinform reports, about it in <text:a xlink:type="simple" xlink:href="https://t.me/yzheleznyak/4468" text:style-name="Internet_20_link" text:visited-style-name="Visited_20_Internet_20_Link">
telegram</text:a>
The People's Deputy Yaroslav Zheleznyak reported.</text:p>
      <text:p text:style-name="P4">
“Signed No. 9332, which deposits the transition to <text:a xlink:type="simple" xlink:href="https://www.ukrinform.ua/tag-ukrainska-mova" text:style-name="Internet_20_link" text:visited-style-name="Visited_20_Internet_20_Link">
Ukrainian</text:a>
schools(which are taught on a lioudy from EU countries)for one year, until September 1, 2024, ”the testimony reads.</text:p>
      <text:p text:style-name="P4">
According to the explanatory note to the bill, persons belonging to Donational Minorities of Ukraine, whose languages are official languages of the European Union, and began to obtain general secondary education by September 1, 2018, in a year of the respective national minority, continue to obtain such a library. This law, with the development of the number of subjects studied in the Ukrainian language, not until September 1, 2023, as provided for by current law, but by September 1, 2024.</text:p>
      <text:p text:style-name="P4">
<text:span text:style-name="T4">
 Read also: </text:span>
 <text:a xlink:type="simple" xlink:href="https://www.ukrinform.ua/rubric-polytics/3727893-stefanisina-prokomentuvala-visnovok-venecijskoi-komisii-sodo-zakonu-pro-nacmensini.html" text:style-name="Internet_20_link" text:visited-style-name="Visited_20_Internet_20_Link">
Stephanyshina commented the conclusion of the Venice Commission of the Law on <text:span text:style-name="T4">
 national minorities </text:span>
</text:a>
As reported, the Law on Education came into force in 2017, which provides a 12-year education at school and enhance the role of the Ukrainian language.</text:p>
      <text:p text:style-name="P4">
The law stipulates that the language of educational process in educational institutions is state -owned, but in accordance with the educational program can be taught one or more do not disciplines in two or more languages - in the state, English, and other economic languages of the EU.</text:p>
      <text:p text:style-name="P4">
News Source: <text:a xlink:type="simple" xlink:href="https://www.ukrinform.ua/rubric-society/3730290-prezident-pidpisav-zakon-so-vidterminovue-perehid-skil-iz-vikladannam-movou-kraini-es-na-ukrainsku.html" text:style-name="Internet_20_link" text:visited-style-name="Visited_20_Internet_20_Link">
https://www.ukrinform.ua/rubric-society/3730290-prezident-pidpisav-zakon-so-vidterminovue-perehid-skil-iz-vikladannam-movou-kraini-es-na-ukrainsku.html</text:a>
</text:p>
      <!--NEWS-->
      <text:h text:style-name="P10" text:outline-level="1">
<text:span text:style-name="T4">
Kickboxer Melnyk won bronze European games</text:span>
</text:h>
      <text:p text:style-name="P4">
Authors: Ukrinform (Person)</text:p>
      <text:p text:style-name="P4">
Publisher: Укринформ (Organization)</text:p>
      <text:p text:style-name="P4">
Published Time: 2023-07-01T19:12:22+03:00</text:p>
      <text:p text:style-name="P4">
Modified Time: 2023-07-01T19:12:22+03:00</text:p>
      <text:p text:style-name="P4">
Description: On the penultimate day of the III European Games in Krakow (Poland) the piggy bank of the national team of Ukraine was replenished with the 37th award. - Ukrinform.</text:p>
      <text:p text:style-name="P4">
Images: ['<text:a xlink:type="simple" xlink:href="https://static.ukrinform.com/photos/2023_07/thumb_files/630_360_1688227933-184.jpg" text:style-name="Internet_20_link" text:visited-style-name="Visited_20_Internet_20_Link">
630_360_16882...</text:a>
']</text:p>
      <text:p text:style-name="P4">
Tags: ['Кікбоксинг', 'Європейські ігри']</text:p>
      <text:p text:style-name="P4">
Type: Article</text:p>
      <!--METADATA-->
      <text:p text:style-name="P4">
<draw:frame draw:style-name="fr1" draw:name="Image144" text:anchor-type="as-char" svg:width="6.9236in" svg:height="3.956343in" draw:z-index="0">
<draw:image xlink:href="../Images/yкринформ/2023-07-01T19-12-22-03-00/630_360_1688227933-184.jpg" xlink:type="simple" xlink:show="embed" xlink:actuate="onLoad" draw:mime-type="image/jpeg"/>
</draw:frame>
Before the day III of the European Games in Krakow(Poland)The piggy bank of the national team was replenished with the 37th award.</text:p>
      <text:p text:style-name="P4">
The bronze medalist of continental competitions was 23-year-old Kickboxer Artemmelnyk from Zhytomyr, Ukrinform reports.</text:p>
      <text:p text:style-name="P4">
Melnyk took 3rd place in the Ful-contact section in the weight category up to 86 kg.</text:p>
      <text:p text:style-name="P4">
<text:span text:style-name="T4">
 Read also: </text:span>
 <text:a xlink:type="simple" xlink:href="https://www.ukrinform.ua/rubric-sports/3730113-u-francii-projsli-xxiv-evropejski-igri-korporativnogo-sportu.html" text:style-name="Internet_20_link" text:visited-style-name="Visited_20_Internet_20_Link">
France has passed XXIV <text:span text:style-name="T4">
 European </text:span>
 <text:span text:style-name="T4">
 Games </text:span>
 Corporate Sports</text:a>
The day before the end of European games in the asset of Ukrainian athletes 19 gold, 10 silver and 8 bronze medals.</text:p>
      <text:p text:style-name="P4">
Photo: Facebook.</text:p>
      <text:p text:style-name="P4">
News Source: <text:a xlink:type="simple" xlink:href="https://www.ukrinform.ua/rubric-sports/3730291-kikbokser-melnik-vigrav-bronzu-evropejskih-igor.html" text:style-name="Internet_20_link" text:visited-style-name="Visited_20_Internet_20_Link">
https://www.ukrinform.ua/rubric-sports/3730291-kikbokser-melnik-vigrav-bronzu-evropejskih-igor.html</text:a>
</text:p>
      <!--NEWS-->
      <text:h text:style-name="P10" text:outline-level="1">
<text:span text:style-name="T4">
Georgia's refusal in the status of a candidate for EU members was not a mistake, but a warning - Zurabishvili</text:span>
</text:h>
      <text:p text:style-name="P4">
Authors: Ukrinform (Person)</text:p>
      <text:p text:style-name="P4">
Publisher: Укринформ (Organization)</text:p>
      <text:p text:style-name="P4">
Published Time: 2023-07-01T19:17:00+03:00</text:p>
      <text:p text:style-name="P4">
Modified Time: 2023-07-01T19:17:00+03:00</text:p>
      <text:p text:style-name="P4">
Description: President Salome Zurabishvili stated that Georgia's refusal to candidate for EU members was not a mistake, but a warning. - Ukrinform.</text:p>
      <text:p text:style-name="P4">
Images: ['<text:a xlink:type="simple" xlink:href="https://static.ukrinform.com/photos/2018_10/thumb_files/630_360_1540518468-213.jpg" text:style-name="Internet_20_link" text:visited-style-name="Visited_20_Internet_20_Link">
630_360_15405...</text:a>
']</text:p>
      <text:p text:style-name="P4">
Tags: ['Євросоюз', 'Грузія', 'Президент', 'Зурабішвілі']</text:p>
      <text:p text:style-name="P4">
Type: Article</text:p>
      <!--METADATA-->
      <text:p text:style-name="P4">
<draw:frame draw:style-name="fr1" draw:name="Image145" text:anchor-type="as-char" svg:width="6.9236in" svg:height="3.956343in" draw:z-index="0">
<draw:image xlink:href="../Images/yкринформ/2023-07-01T19-17-00-03-00/630_360_1540518468-213.jpg" xlink:type="simple" xlink:show="embed" xlink:actuate="onLoad" draw:mime-type="image/jpeg"/>
</draw:frame>
President Salome Zurabishvili stated that Georgia's refusal to candidate from the EU was not a mistake, but a warning.</text:p>
      <text:p text:style-name="P4">
According to Ukrinform, it reports <text:a xlink:type="simple" xlink:href="https://1tv.ge/lang/ru/news/salome-zurabishvili-otkaz-gruzii-v-statuse-kandidata-v-chleny-es-bylo-ne-oshibkoj-a-preduprezhdeniem/" text:style-name="Internet_20_link" text:visited-style-name="Visited_20_Internet_20_Link">
the first Channel of Georgia</text:a>
.</text:p>
      <text:p text:style-name="P4">
“I was very upset by a citizen that <text:a xlink:type="simple" xlink:href="https://www.ukrinform.ua/tag-gruzia" text:style-name="Internet_20_link" text:visited-style-name="Visited_20_Internet_20_Link">
Georgia</text:a>
has not been granted status(EU Candidate - Ed.), but it was not a mistake, ”Zurabishvili said at the media meeting.</text:p>
      <text:p text:style-name="P4">
According to Georgia President, it was a "warning".</text:p>
      <text:p text:style-name="P4">
Zurabishvili noted that the recent steps taken by Russia for Georgia have forced the European Union to understand that Russia was playing with Georgia.</text:p>
      <text:p text:style-name="P4">
“Among the people I had to communicate with, there are undoubtedly awareness of the consequences that Georgia does not get the status for the second time. I have for the EU countries or structures because they understand the strategic part of this issue. It is, in fact, what we need to bring this country from the Soviet mentality and structures once and for all. We are told that we have to be teddy, but we have to do it for ourselves, we need it, ” - Razalabishvili.</text:p>
      <text:p text:style-name="P4">
<text:span text:style-name="T4">
 Read also: </text:span>
 [EU transmitted Georgia official Demarsh because of recovery(https://www.ukrinform.ua/rubric-world/3715831-es-peredav-gruzii-oficijnij-demars-cerez-vidnovlenna-aviaspolucenna-z-rosieu.html)As reported <text:a xlink:type="simple" xlink:href="https://www.ukrinform.ua/rubric-world/3721551-gruzia-spodivaetsa-otrimati-status-kandidata-v-es-vze-do-kinca-cogo-roku.html" text:style-name="Internet_20_link" text:visited-style-name="Visited_20_Internet_20_Link">
Ukrinform</text:a>
, the leader of the ruling Party of the Georgian Dream Iraklikobakhidze stated that Tbilisi plans to complete the implementation of 12 reforms in June in June of European Integration so that the country could obtain the status of a candidate in the members of the European Union in December this year.</text:p>
      <text:p text:style-name="P4">
News Source: <text:a xlink:type="simple" xlink:href="https://www.ukrinform.ua/rubric-world/3730293-vidmova-gruzii-u-statusi-kandidata-v-cleni-es-bula-ne-pomilkou-a-poperedzennam-zurabisvili.html" text:style-name="Internet_20_link" text:visited-style-name="Visited_20_Internet_20_Link">
https://www.ukrinform.ua/rubric-world/3730293-vidmova-gruzii-u-statusi-kandidata-v-cleni-es-bula-ne-pomilkou-a-poperedzennam-zurabisvili.html</text:a>
</text:p>
      <!--NEWS-->
      <text:h text:style-name="P10" text:outline-level="1">
<text:span text:style-name="T4">
The draft law on the use of English will be revised - MP</text:span>
</text:h>
      <text:p text:style-name="P4">
Authors: Ukrinform (Person)</text:p>
      <text:p text:style-name="P4">
Publisher: Укринформ (Organization)</text:p>
      <text:p text:style-name="P4">
Published Time: 2023-07-01T19:25:00+03:00</text:p>
      <text:p text:style-name="P4">
Modified Time: 2023-07-01T19:25:00+03:00</text:p>
      <text:p text:style-name="P4">
Description: The bill "On the use of English in Ukraine" is frame, it still requires revision of the profile committee. - Ukrinform.</text:p>
      <text:p text:style-name="P4">
Images: ['<text:a xlink:type="simple" xlink:href="https://static.ukrinform.com/photos/2022_07/thumb_files/630_360_1657624495-187.jpg" text:style-name="Internet_20_link" text:visited-style-name="Visited_20_Internet_20_Link">
630_360_16576...</text:a>
']</text:p>
      <text:p text:style-name="P4">
Tags: ['Кравчук', 'Освіта', 'Українська мова', 'Верховна Рада', 'Англійська мова', 'Єдині новини']</text:p>
      <text:p text:style-name="P4">
Type: Article</text:p>
      <!--METADATA-->
      <text:p text:style-name="P4">
<draw:frame draw:style-name="fr1" draw:name="Image146" text:anchor-type="as-char" svg:width="6.9236in" svg:height="3.956343in" draw:z-index="0">
<draw:image xlink:href="../Images/yкринформ/2023-07-01T19-25-00-03-00/630_360_1657624495-187.jpg" xlink:type="simple" xlink:show="embed" xlink:actuate="onLoad" draw:mime-type="image/jpeg"/>
</draw:frame>
The bill "On the use of English in Ukraine" is frame, it insuvages the revisions of the profile committee.</text:p>
      <text:p text:style-name="P4">
According to Ukrinform, the Deputy Chairman of the Verkhovna Rada Committee on Humanitarian and Information Policy Yevgeny Kravchuk informed on the air of the national marathon "Unin".</text:p>
      <text:p text:style-name="P4">
“This is a frame of frame, and it is the Cabinet of Ministers that will set the direction of traffic this document. In turn, our profile committee will still refine separate issues, in particular on duplication of film production. It is necessary to discuss this occasion, ”Kravchuk said.</text:p>
      <text:p text:style-name="P4">
With regard to the requirement for compulsory English to the civil servants, the deputy emphasized that it would not extend to all, alike to the management composition.</text:p>
      <text:p text:style-name="P4">
<text:span text:style-name="T4">
 Read also: </text:span>
 <text:a xlink:type="simple" xlink:href="https://www.ukrinform.ua/rubric-culture/3730235-pitanna-pokaziv-filmiv-anglijskou-u-kinoteatrah-obgovoruvatimetsa-z-gromadskistu-tkacenko.html" text:style-name="Internet_20_link" text:visited-style-name="Visited_20_Internet_20_Link">
<text:span text:style-name="T4">
 Tkachenko </text:span>
 announced public discussion of issues of films in English in cinemas</text:a>
“As for the compulsory knowledge of English for certain categories of civil servants, I want to clarify here, which is not about all civil servants, or all police officers, or all customs, or all prosecutors. It is about the management warehouse. Because the management composition will obviously communicate more with donors, instructors. And it is for this work that people are needed in the management positions with the recognition of English, ”Kravchuk said.</text:p>
      <text:p text:style-name="P4">
She also reported that the Cabinet of Ministers is currently working on creating a program to encourage Ukrainians to study.</text:p>
      <text:p text:style-name="P4">
“For those who want to master the language in adulthood, the Cabinet of Ministers Works with the Program of Encouragement. Ministor is working on free online courses. I would like to be something in voucher format such as support, which can be used to study for training either in courses or online, ”the deputy added.</text:p>
      <text:p text:style-name="P4">
<text:span text:style-name="T4">
 Read also: </text:span>
 [BP Committee can view the norm for dub(https://www.ukrinform.ua/rubric-culture/3729401-komitet-vr-moze-pereglanuti-normu-sodo-dublazu-v-zakonoproekti-pro-zastosuvanna-anglijskoi.html)As it was reported, June 28 <text:a xlink:type="simple" xlink:href="https://www.ukrinform.ua/rubric-polytics/3728718-zelenskij-proponue-radi-zrobiti-anglijsku-odnieu-z-mov-miznarodnogo-spilkuvanna-v-ukraini.html" text:style-name="Internet_20_link" text:visited-style-name="Visited_20_Internet_20_Link">
President Volodymyr Zelenskyy</text:a>
registered with the Verkhovna Rada the bill "On the use of English speaking to Ukraine"(№9432).</text:p>
      <text:p text:style-name="P4">
News Source: <text:a xlink:type="simple" xlink:href="https://www.ukrinform.ua/rubric-society/3730296-zakonoproekt-sodo-zastosuvanna-anglijskoi-bude-doopracovanij-deputatka.html" text:style-name="Internet_20_link" text:visited-style-name="Visited_20_Internet_20_Link">
https://www.ukrinform.ua/rubric-society/3730296-zakonoproekt-sodo-zastosuvanna-anglijskoi-bude-doopracovanij-deputatka.html</text:a>
</text:p>
      <!--NEWS-->
      <text:h text:style-name="P10" text:outline-level="1">
<text:span text:style-name="T4">
In three directions of the front per day - more than 30 combat clashes</text:span>
</text:h>
      <text:p text:style-name="P4">
Authors: Ukrinform (Person)</text:p>
      <text:p text:style-name="P4">
Publisher: Укринформ (Organization)</text:p>
      <text:p text:style-name="P4">
Published Time: 2023-07-01T19:28:00+03:00</text:p>
      <text:p text:style-name="P4">
Modified Time: 2023-07-01T19:28:00+03:00</text:p>
      <text:p text:style-name="P4">
Description: More than 30 combat clashes took place in Liman, Bakhmut and Marinsk. - Ukrinform.</text:p>
      <text:p text:style-name="P4">
Images: ['<text:a xlink:type="simple" xlink:href="https://static.ukrinform.com/photos/2023_06/thumb_files/630_360_1688033545-607.jpg" text:style-name="Internet_20_link" text:visited-style-name="Visited_20_Internet_20_Link">
630_360_16880...</text:a>
']</text:p>
      <text:p text:style-name="P4">
Tags: ['Генштаб', 'ЗСУ', 'Війна з Росією']</text:p>
      <text:p text:style-name="P4">
Type: Article</text:p>
      <!--METADATA-->
      <text:p text:style-name="P4">
<draw:frame draw:style-name="fr1" draw:name="Image147" text:anchor-type="as-char" svg:width="6.9236in" svg:height="3.956343in" draw:z-index="0">
<draw:image xlink:href="../Images/yкринформ/2023-07-01T19-28-00-03-00/630_360_1688033545-607.jpg" xlink:type="simple" xlink:show="embed" xlink:actuate="onLoad" draw:mime-type="image/jpeg"/>
</draw:frame>
The Nalimansk, Bakhmut and Marinsky directions took place over 30 combat clashes during the day.</text:p>
      <text:p text:style-name="P4">
According to Ukrinform, the General Staff of the Armed Forces of Ukraine reported on <text:a xlink:type="simple" xlink:href="https://www.facebook.com/GeneralStaff.ua/posts/pfbid02njtdQvav8h3QpiRs2RBLm5SHrV6iH8XGnyRAKpbkK9pTTJ2dC4k6AJe9WMuprLeYl" text:style-name="Internet_20_link" text:visited-style-name="Visited_20_Internet_20_Link">
Facebook</text:a>
Having published the prompt information as of 18:00 on July 1.</text:p>
      <text:p text:style-name="P4">
"<text:a xlink:type="simple" xlink:href="https://www.ukrinform.ua/tag-rosijski-vijskovi" text:style-name="Internet_20_link" text:visited-style-name="Visited_20_Internet_20_Link">
Enemy</text:a>
It focuses on the Liman, Bakhmut and Marinsky directions - more than 30 combat clashes took place, ”the message reads.</text:p>
      <text:p text:style-name="P4">
In the General Staff, it was informed that during the day the enemy had struck 22 aviation strikes, made about 60 shelling of rocket launchers on the positions of Ukrainian troops and settlements.</text:p>
      <text:p text:style-name="P4">
The likelihood of rocket and aviation strikes throughout Ukraine is high.</text:p>
      <text:p text:style-name="P4">
On <text:span text:style-name="T4">
 Volynskyi </text:span>
 and <text:span text:style-name="T4">
 Polissya </text:span>
 directions operational situation of non -significant changes. No signs of formation of offensive groups of the enemy were detected.</text:p>
      <text:p text:style-name="P4">
On <text:span text:style-name="T4">
 Siverskyi </text:span>
 and <text:span text:style-name="T4">
 Slobozhansky </text:span>
 the enemy struck the enemy in the area of veterinary Kharkiv region. Carried out mortar Tartilerian shelling of more than 15 settlements, including the Karpovichic Chernyhiv region; Miropillya, abundant Sumy region; Uda, vigilant, Vovchansk, Budarki, Chugunivka, Odradne, Kamyanka of Kharkiv region.</text:p>
      <text:p text:style-name="P4">
On <text:span text:style-name="T4">
 Kupyansky </text:span>
 the aggressor struck the aggressor in the area of acid and Kotlyarivka of Kharkiv region. The enemy, Novomlinsk, Fygolovka, Masyutivka and Kislokivkarkiv region, were the artillery and mortar.</text:p>
      <text:p text:style-name="P4">
On the <text:span text:style-name="T4">
 Liman </text:span>
 the Russian troops carried out unsuccessful offensives in the Nevsky and south of the Dibrovy of the Luhansk region. Increase the strokes in the areas of Bigorivka of the Luhansk region and the seizures of Spirny in Donetsk region. More than 10 inhabited plants, including Nevskoye, Bigorivka, Luhansk region and Torke, Dibrova, Verkamyanskoye, Rozdolivka, Berestovo - Donetsk.On <text:span text:style-name="T4">
 Avdiivsky </text:span>
 the invaders struck the aviation strike in district Avdiivka. More than 10 settlements were made artillery shelling. In particular, Novokalinov, Berdychi, Avdiivka, Pervomaisk Tanevelsk Donetsk region.</text:p>
      <text:p text:style-name="P4">
On <text:span text:style-name="T4">
 Marinski </text:span>
 Ukrainian defenders reflected all the attacks of the enemy in the city of Marinka. At the same time, the enemy made artillery shelter of seizures of acute, St. George, Marinka, Victory of Donetsk region.</text:p>
      <text:p text:style-name="P4">
At the <text:span text:style-name="T4">
 Shakhtarsky </text:span>
 the aggressor struck an aviation strike in the Donetsk region of Donetsk region. He fired at about 15 settlements.</text:p>
      <text:p text:style-name="P4">
On <text:span text:style-name="T4">
 Zaporizhzhia </text:span>
 and <text:span text:style-name="T4">
 Kherson </text:span>
 the enemy focuses the main stations on the prevention of the promotion of Ukrainian troops. Carried out artillery units of more than 30 settlements, including Novodarivka, Levadne, Olgiv, Gulyaypole, Whiteworms of Zaporizhzhia region; Golden Balka, Mikhailivka, Gavrilovka, Kachkarivka, Kozatsk, Ivanivka, Antonovka, Zelenivkerson region and the city of Kherson.</text:p>
      <text:p text:style-name="P4">
"The invaders suffer daily losses that try to hide, continue to apply the traditional Russian practice of deprivation of family privileges and compensation, advertised by Russian propaganda. It is actively using mobile crematoriums for this," the message reads.</text:p>
      <text:p text:style-name="P4">
*!(https://www.ukrinform.ua/rubric-ato/3730224-na-tavrijskomu-napramku-sili-oboroni-maut-uspihi-ta-prosuvanna-vpered.html)In particular, it is established that one of these crematoriums in 24/7 mode is currently operating in the territory of Berdyansk port. Currently, the creation is subject to about 50 days of the dead Russian soldiers, who have recently been transported from the area of hostilities to the local morgue. It is noted that the cremation of the dead military military is carried out without their identification and accounting.</text:p>
      <text:p text:style-name="P4">
The General Staff informed that the aviation of defense forces per day caused 10 beats of the Enemy's personnel concentration, two of the anti-aircraft missile complexes and one at the management point.</text:p>
      <text:p text:style-name="P4">
*!(https://www.ukrinform.ua/rubric-ato/3730041-zsu-urazili-24-artilerijski-zasobi-voroga-na-vognevih-poziciah.html)</text:p>
      <text:p text:style-name="P4">
As reported <text:a xlink:type="simple" xlink:href="https://www.ukrinform.ua/rubric-ato/3730052-sili-oboroni-znisili-vze-228-870-rosian.html" text:style-name="Internet_20_link" text:visited-style-name="Visited_20_Internet_20_Link">
Ukrinform</text:a>
, From February 24, 2022 to July 1, 2023, the Defense Forces of Ukraine were eliminated about 228 thousand 870 Russian ash, and another 530 people - over the past day.</text:p>
      <text:p text:style-name="P4">
News Source: <text:a xlink:type="simple" xlink:href="https://www.ukrinform.ua/rubric-ato/3730297-na-troh-napramkah-frontu-za-dobu-ponad-30-bojovih-zitknen.html" text:style-name="Internet_20_link" text:visited-style-name="Visited_20_Internet_20_Link">
https://www.ukrinform.ua/rubric-ato/3730297-na-troh-napramkah-frontu-za-dobu-ponad-30-bojovih-zitknen.html</text:a>
</text:p>
      <!--NEWS-->
      <text:h text:style-name="P10" text:outline-level="1">
<text:span text:style-name="T4">
Zelensky signed a law to prevent abuse in wholesale energy markets</text:span>
</text:h>
      <text:p text:style-name="P4">
Authors: Ukrinform (Person)</text:p>
      <text:p text:style-name="P4">
Publisher: Укринформ (Organization)</text:p>
      <text:p text:style-name="P4">
Published Time: 2023-07-01T19:32:00+03:00</text:p>
      <text:p text:style-name="P4">
Modified Time: 2023-07-01T19:32:00+03:00</text:p>
      <text:p text:style-name="P4">
Description: President of Ukraine Volodymyr Zelensky has signed a law to prevent abuse in wholesale energy markets, which implements the provisions of the EU Regulation on the integrity and transparency of the wholesale energy market "Remy".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Енергетика', 'Закон', 'Зеленський', 'Ринок']</text:p>
      <text:p text:style-name="P4">
Type: Article</text:p>
      <!--METADATA-->
      <text:p text:style-name="P4">
<draw:frame draw:style-name="fr1" draw:name="Image148" text:anchor-type="as-char" svg:width="6.9236in" svg:height="3.956343in" draw:z-index="0">
<draw:image xlink:href="../Images/yкринформ/2023-07-01T19-32-00-03-00/630_360_1671115306-366.jpeg" xlink:type="simple" xlink:show="embed" xlink:actuate="onLoad" draw:mime-type="image/jpeg"/>
</draw:frame>
President of Ukraine Volodymyr Zelensky has signed a law to prevent abuse of naptov energy markets, which implements the provisions of the EU Regulations on the best and transparency of the wholesale energy market "REMIT".</text:p>
      <text:p text:style-name="P4">
As Ukrinform reports, about it in <text:a xlink:type="simple" xlink:href="https://t.me/yzheleznyak/4469" text:style-name="Internet_20_link" text:visited-style-name="Visited_20_Internet_20_Link">
telegram</text:a>
The People's Deputy Yaroslav Zheleznyak reported.</text:p>
      <text:p text:style-name="P4">
According to an explanatory note to the document, it defines a number of key elements to increase transparency on wholesale <text:a xlink:type="simple" xlink:href="https://www.ukrinform.ua/tag-energetika" text:style-name="Internet_20_link" text:visited-style-name="Visited_20_Internet_20_Link">
energy</text:a>
markets. Among them are the introduction of instruments of counteracting abuse in the wholesale energy markets of tactic prohibition of manipulation.</text:p>
      <text:p text:style-name="P4">
The document also defines the requirements for the disclosure of insider information participants and establishes obligations for companies that organize trade operations, to report suspicious operations.</text:p>
      <text:p text:style-name="P4">
In addition, it is envisaged to strengthen the powers of the National Commission for State Regulation in the Fields of Energy and Utilities(NERCEP)on the investigations of abuse.</text:p>
      <text:p text:style-name="P4">
<text:span text:style-name="T4">
 Read also: </text:span>
 <text:a xlink:type="simple" xlink:href="https://www.ukrinform.ua/rubric-economy/3729280-spozivanna-elektriki-v-ukraini-vid-pocatku-povnomasstabnoi-vijni-zmensilosa-na-cvert.html" text:style-name="Internet_20_link" text:visited-style-name="Visited_20_Internet_20_Link">
<text:span text:style-name="T4">
 consumption </text:span>
 <text:span text:style-name="T4">
 Electricity </text:span>
 in <text:span text:style-name="T4">
 Ukraine </text:span>
 <text:span text:style-name="T4">
 </text:span>
 from <text:span text:style-name="T4">
<text:span text:style-name="T5">
* start </text:span>
* </text:span>
 full -scale <text:span text:style-name="T4">
 </text:span>
 <text:span text:style-name="T4">
 wars </text:span>
 <text:span text:style-name="T4">
 </text:span>
 decreased <text:span text:style-name="T4">
 on </text:span>
quarter**</text:a>
The implementation of the law is expected to help increase the transparency of wholesale energy markets(electricity and natural gas markets), promoted and honest competition in these markets in favor of end consumer electric energy and natural gas.</text:p>
      <text:p text:style-name="P4">
As <text:a xlink:type="simple" xlink:href="https://www.ukrinform.ua/rubric-economy/3728334-nkrekp-pidvisila-maksimalni-prajskepi-na-energorinku.html" text:style-name="Internet_20_link" text:visited-style-name="Visited_20_Internet_20_Link">
reported</text:a>
, The National Commission for State Regulation in the Fields of Energy and Utilities, has set new marginal prices in the market "per day", as well as internal and balancing market.</text:p>
      <text:p text:style-name="P4">
<text:span text:style-name="T5">
Foto: op</text:span>
</text:p>
      <text:p text:style-name="P4">
News Source: <text:a xlink:type="simple" xlink:href="https://www.ukrinform.ua/rubric-economy/3730298-zelenskij-pidpisav-zakon-pro-zapobiganna-zlovzivannam-na-optovih-energeticnih-rinkah.html" text:style-name="Internet_20_link" text:visited-style-name="Visited_20_Internet_20_Link">
https://www.ukrinform.ua/rubric-economy/3730298-zelenskij-pidpisav-zakon-pro-zapobiganna-zlovzivannam-na-optovih-energeticnih-rinkah.html</text:a>
</text:p>
      <!--NEWS-->
      <text:h text:style-name="P10" text:outline-level="1">
<text:span text:style-name="T4">
The Russians fired Nikopol from the barrel artillery - there is a destruction</text:span>
</text:h>
      <text:p text:style-name="P4">
Authors: Ukrinform (Person)</text:p>
      <text:p text:style-name="P4">
Publisher: Укринформ (Organization)</text:p>
      <text:p text:style-name="P4">
Published Time: 2023-07-01T19:51:00+03:00</text:p>
      <text:p text:style-name="P4">
Modified Time: 2023-07-01T19:51:00+03:00</text:p>
      <text:p text:style-name="P4">
Description: Russian troops fired at Nikopol from Spring Artillery, there is destruction. - Ukrinform.</text:p>
      <text:p text:style-name="P4">
Images: ['<text:a xlink:type="simple" xlink:href="https://static.ukrinform.com/photos/2023_07/thumb_files/630_360_1688230156-621.jpg" text:style-name="Internet_20_link" text:visited-style-name="Visited_20_Internet_20_Link">
630_360_16882...</text:a>
']</text:p>
      <text:p text:style-name="P4">
Tags: ['Нікополь', 'Обстріл', 'Війна з Росією', 'Артилерія']</text:p>
      <text:p text:style-name="P4">
Type: Article</text:p>
      <!--METADATA-->
      <text:p text:style-name="P4">
<draw:frame draw:style-name="fr1" draw:name="Image149" text:anchor-type="as-char" svg:width="6.9236in" svg:height="3.956343in" draw:z-index="0">
<draw:image xlink:href="../Images/yкринформ/2023-07-01T19-51-00-03-00/630_360_1688230156-621.jpg" xlink:type="simple" xlink:show="embed" xlink:actuate="onLoad" draw:mime-type="image/jpeg"/>
</draw:frame>
Ruskivska fired at Nikopol from the barrel artillery, there is destruction.</text:p>
      <text:p text:style-name="P4">
About it in <text:a xlink:type="simple" xlink:href="https://t.me/mykola_lukashuk/5331" text:style-name="Internet_20_link" text:visited-style-name="Visited_20_Internet_20_Link">
telegram</text:a>
Mykola Lukashuk, the Chief Properepetrovsk Regional Council, reported, Ukrinform reports.</text:p>
      <text:p text:style-name="P4">
"Today the enemy from the barrel artillery <text:a xlink:type="simple" xlink:href="https://www.ukrinform.ua/tag-obstril" text:style-name="Internet_20_link" text:visited-style-name="Visited_20_Internet_20_Link">
fired</text:a>
Nikopol. 3 objects, 8 private dwellings, 2 outbuildings, a car were damaged, "the Verification said.</text:p>
      <text:p text:style-name="P4">
Information on the dead and wounded from rescuers did not receive.</text:p>
      <text:p text:style-name="P4">
In other communities of the region it was calm throughout the day.</text:p>
      <text:p text:style-name="P4">
<text:span text:style-name="T4">
 Read also: </text:span>
 <text:a xlink:type="simple" xlink:href="https://www.ukrinform.ua/rubric-ato/3730268-zagarbniki-obstrilali-dvi-prifrontovi-gromadi-na-zaporizzi-e-zagiblij-ta-poraneni.html" text:style-name="Internet_20_link" text:visited-style-name="Visited_20_Internet_20_Link">
invaders <text:span text:style-name="T4">
 shelling </text:span>
 fed two front -line communities of Nazaporezhi, are dead and injured</text:a>
As reported <text:a xlink:type="simple" xlink:href="https://www.ukrinform.ua/rubric-ato/3730297-na-troh-napramkah-frontu-za-dobu-ponad-30-bojovih-zitknen.html" text:style-name="Internet_20_link" text:visited-style-name="Visited_20_Internet_20_Link">
Ukrinform</text:a>
, more than 30 combat clashes took place on the three -folds during the day.</text:p>
      <text:p text:style-name="P4">
<text:span text:style-name="T5">
Foto: Mykola Lukashuk / Telegram</text:span>
</text:p>
      <text:p text:style-name="P4">
News Source: <text:a xlink:type="simple" xlink:href="https://www.ukrinform.ua/rubric-ato/3730302-rosiani-obstrilali-nikopol-zi-stvolnoi-artilerii-e-rujnuvanna.html" text:style-name="Internet_20_link" text:visited-style-name="Visited_20_Internet_20_Link">
https://www.ukrinform.ua/rubric-ato/3730302-rosiani-obstrilali-nikopol-zi-stvolnoi-artilerii-e-rujnuvanna.html</text:a>
</text:p>
      <!--NEWS-->
      <text:h text:style-name="P10" text:outline-level="1">
<text:span text:style-name="T4">
The Ministry of Energy considers the National Commission to View Tariffs for Water</text:span>
</text:h>
      <text:p text:style-name="P4">
Authors: Ukrinform (Person)</text:p>
      <text:p text:style-name="P4">
Publisher: Укринформ (Organization)</text:p>
      <text:p text:style-name="P4">
Published Time: 2023-07-01T19:57:00+03:00</text:p>
      <text:p text:style-name="P4">
Modified Time: 2023-07-01T19:57:00+03:00</text:p>
      <text:p text:style-name="P4">
Description: The decision of the National Commission, which carries out state regulation in the fields of energy and utilities (NERCEP) to increase the tariff for water supply for the population without discussion with the Ministry of Energy. - Ukrinform.</text:p>
      <text:p text:style-name="P4">
Images: ['<text:a xlink:type="simple" xlink:href="https://static.ukrinform.com/photos/2023_03/thumb_files/630_360_1678436417-771.jpeg" text:style-name="Internet_20_link" text:visited-style-name="Visited_20_Internet_20_Link">
630_360_16784...</text:a>
']</text:p>
      <text:p text:style-name="P4">
Tags: ['Міненерго', 'НКРЕКП', 'Тариф', 'Вода', 'ЖКП', 'Галущенко']</text:p>
      <text:p text:style-name="P4">
Type: Article</text:p>
      <!--METADATA-->
      <text:p text:style-name="P4">
<draw:frame draw:style-name="fr1" draw:name="Image150" text:anchor-type="as-char" svg:width="6.9236in" svg:height="3.956343in" draw:z-index="0">
<draw:image xlink:href="../Images/yкринформ/2023-07-01T19-57-00-03-00/630_360_1678436417-771.jpeg" xlink:type="simple" xlink:show="embed" xlink:actuate="onLoad" draw:mime-type="image/jpeg"/>
</draw:frame>
The decision of the National Commission to Regulate in the Fields of Energy and Utilities(NERCEP)The raising the tariff for water supply for the sales was approved without discussion with the Ministry of Energy.</text:p>
      <text:p text:style-name="P4">
As Ukrinform reports with reference to <text:a xlink:type="simple" xlink:href="https://mev.gov.ua/novyna/neobgruntovane-ta-ne-vidpovidaye-umovam-voyennoho-chasu-herman-halushchenko-prokomentuvav" text:style-name="Internet_20_link" text:visited-style-name="Visited_20_Internet_20_Link">
Ministry of Energy</text:a>
This was stated by Energy Minister of Ukraine Herman Galushchenko.</text:p>
      <text:p text:style-name="P4">
“NERCEP decision to raise <text:a xlink:type="simple" xlink:href="https://www.ukrinform.ua/tag-tarif" text:style-name="Internet_20_link" text:visited-style-name="Visited_20_Internet_20_Link">
tariff</text:a>
The supply for the population is unreasonable and does not correspond to the conditions of time, ”Galushchenko said.</text:p>
      <text:p text:style-name="P4">
The Minister stressed that the NERCEP did not discuss it sensitive to the community with the Ministry of Energy and other government representatives.</text:p>
      <text:p text:style-name="P4">
The head of the ministry emphasized that Ukraine is waiting for a complicated heating season. The largest repair campaign in the energy sector is now being implemented. Therefore, every decision of any state body should help to recover as soon as possible after unprecedented Russian attacks and to prepare for the next winter.</text:p>
      <text:p text:style-name="P4">
<text:span text:style-name="T4">
 Read also: </text:span>
 <text:a xlink:type="simple" xlink:href="https://www.ukrinform.ua/rubric-economy/3730243-ukrposta-z-1-lipna-zbilsila-tarifi-na-vidpravlenna.html" text:style-name="Internet_20_link" text:visited-style-name="Visited_20_Internet_20_Link">
"UkrPoshta" since July 1 has increased <text:span text:style-name="T4">
 tariff </text:span>
 and reference</text:a>
The Minister also recalled that the President of Ukraine has signed a law that implements the UNUational Legislation of the EU Regulation No. 1227/2011 on integrity and transparency in the wholesale energy market(REMIT), which sets new standards in the NERCEP, and stressed that such decisions of the commission meet such standards.</text:p>
      <text:p text:style-name="P4">
As it was reported, the National Commission for State Regulation of Energy and Utilities Uspheres <text:a xlink:type="simple" xlink:href="https://www.ukrinform.ua/rubric-economy/3729459-dla-33-vodokanaliv-ta-ukrzaliznici-vstanovili-novi-tarifi-na-vodu.html" text:style-name="Internet_20_link" text:visited-style-name="Visited_20_Internet_20_Link">
has set new tariffs</text:a>
On water for 33 water utilities JSC "Ukrzaliznytsya". Weighted average growth was 32%.</text:p>
      <text:p text:style-name="P4">
Prime Minister of Ukraine <text:a xlink:type="simple" xlink:href="https://www.ukrinform.ua/rubric-economy/3730278-smigal-doruciv-rozpocati-konsultacii-z-nackomisieu-pro-pereglad-tarifiv-na-vodu.html" text:style-name="Internet_20_link" text:visited-style-name="Visited_20_Internet_20_Link">
Denis Shmigal instructed to start</text:a>
additional consultations with the regulator on the possibility of reviewing the said decision.</text:p>
      <text:p text:style-name="P4">
News Source: <text:a xlink:type="simple" xlink:href="https://www.ukrinform.ua/rubric-economy/3730303-minenergo-vvazae-neobgruntovanim-risenna-nackomisii-pro-pereglad-tarifiv-na-vodu.html" text:style-name="Internet_20_link" text:visited-style-name="Visited_20_Internet_20_Link">
https://www.ukrinform.ua/rubric-economy/3730303-minenergo-vvazae-neobgruntovanim-risenna-nackomisii-pro-pereglad-tarifiv-na-vodu.html</text:a>
</text:p>
      <!--NEWS-->
      <text:h text:style-name="P10" text:outline-level="1">
<text:span text:style-name="T4">
Spaniard Fabregas has announced the completion of a professional football career</text:span>
</text:h>
      <text:p text:style-name="P4">
Authors: Ukrinform (Person)</text:p>
      <text:p text:style-name="P4">
Publisher: Укринформ (Organization)</text:p>
      <text:p text:style-name="P4">
Published Time: 2023-07-01T1:20:26+03:00</text:p>
      <text:p text:style-name="P4">
Modified Time: 2023-07-01T20:20:26+03:00</text:p>
      <text:p text:style-name="P4">
Description: Spanish midfielder Fabregas has announced the end of a football career. - Ukrinform.</text:p>
      <text:p text:style-name="P4">
Images: ['<text:a xlink:type="simple" xlink:href="https://static.ukrinform.com/photos/2023_07/thumb_files/630_360_1688231862-445.jpg" text:style-name="Internet_20_link" text:visited-style-name="Visited_20_Internet_20_Link">
630_360_16882...</text:a>
']</text:p>
      <text:p text:style-name="P4">
Tags: ['Футбол']</text:p>
      <text:p text:style-name="P4">
Type: Article</text:p>
      <!--METADATA-->
      <text:p text:style-name="P4">
<draw:frame draw:style-name="fr1" draw:name="Image151" text:anchor-type="as-char" svg:width="6.9236in" svg:height="3.956343in" draw:z-index="0">
<draw:image xlink:href="../Images/yкринформ/2023-07-01T1-20-26-03-00/630_360_1688231862-445.jpg" xlink:type="simple" xlink:show="embed" xlink:actuate="onLoad" draw:mime-type="image/jpeg"/>
</draw:frame>
The Spanish consultant Fabregas has announced the completion of a football career.</text:p>
      <text:p text:style-name="P4">
The football player reported this in his <text:a xlink:type="simple" xlink:href="https://www.instagram.com/reel/CuKL_DzM9jq/" text:style-name="Internet_20_link" text:visited-style-name="Visited_20_Internet_20_Link">
Instagram</text:a>
, reports Ukrinform.</text:p>
      <text:p text:style-name="P4">
“Everyone who helped me, my teammates, coaches, directors, presidents, owners, fans and my agent. For all my family, quarrels and sisters for my wife and children, I appreciate your advice, mentoring of such a thair. My opponents who tried to stop me, thank you for making me stronger. It was more than worth it with all the wonderful memories and friends I found on this way. I also learned 3 languages tasty more compassionate and wiser during my travels. I have experienced an experience that I did not even think that I could get closer in a million years, ”the Fabregas said.</text:p>
      <text:p text:style-name="P4">
During his career, the 36-year-old Spaniard played Arsenal, Barcelona, Chelsea, Monaco and Commo. He has 125 goals and 217 assistants in 739 matches.</text:p>
      <text:p text:style-name="P4">
<text:span text:style-name="T4">
 Read also: </text:span>
 <text:a xlink:type="simple" xlink:href="https://www.ukrinform.ua/rubric-sports/3730136-forvard-dnipra1-dovbik-stav-najkrasim-futbolistom-sezonu-upl.html" text:style-name="Internet_20_link" text:visited-style-name="Visited_20_Internet_20_Link">
Dnipro-1 Forward "Dovbik has become the best <text:span text:style-name="T4">
 football </text:span>
 of the UPL Hestoeson</text:a>
It was reported that the Spaniard's national team won the European and once World Cup twice.</text:p>
      <text:p text:style-name="P4">
Photo: Getty Images</text:p>
      <text:p text:style-name="P4">
News Source: <text:a xlink:type="simple" xlink:href="https://www.ukrinform.ua/rubric-sports/3730307-ispanec-fabregas-ogolosiv-pro-zaversenna-profesijnoi-futbolnoi-kareri.html" text:style-name="Internet_20_link" text:visited-style-name="Visited_20_Internet_20_Link">
https://www.ukrinform.ua/rubric-sports/3730307-ispanec-fabregas-ogolosiv-pro-zaversenna-profesijnoi-futbolnoi-kareri.html</text:a>
</text:p>
      <!--NEWS-->
      <text:h text:style-name="P10" text:outline-level="1">
<text:span text:style-name="T4">
The Wagner's rebellion testifies to the harm that Putin was caused by Russia - CIA Director</text:span>
</text:h>
      <text:p text:style-name="P4">
Authors: Ukrinform (Person)</text:p>
      <text:p text:style-name="P4">
Publisher: Укринформ (Organization)</text:p>
      <text:p text:style-name="P4">
Published Time: 2023-07-01T20:16:00+03:00</text:p>
      <text:p text:style-name="P4">
Modified Time: 2023-07-01T20:16:00+03:00</text:p>
      <text:p text:style-name="P4">
Description: CIA Director William Burns stated that the armed rebellion of the leader of the Wagner PEC Yevgeny Prigogine was a challenge to the Russian state, which demonstrated the devastating effect of war in Ukraine. - Ukrinform.</text:p>
      <text:p text:style-name="P4">
Images: ['<text:a xlink:type="simple" xlink:href="https://static.ukrinform.com/photos/2023_02/thumb_files/630_360_1677424892-723.jpg" text:style-name="Internet_20_link" text:visited-style-name="Visited_20_Internet_20_Link">
630_360_16774...</text:a>
']</text:p>
      <text:p text:style-name="P4">
Tags: ['ЦРУ', 'Путін', 'США', 'ПВК "Вагнера"', 'Війна з Росією', 'Заколот']</text:p>
      <text:p text:style-name="P4">
Type: Article</text:p>
      <!--METADATA-->
      <text:p text:style-name="P4">
<draw:frame draw:style-name="fr1" draw:name="Image152" text:anchor-type="as-char" svg:width="6.9236in" svg:height="3.956343in" draw:z-index="0">
<draw:image xlink:href="../Images/yкринформ/2023-07-01T20-16-00-03-00/630_360_1677424892-723.jpg" xlink:type="simple" xlink:show="embed" xlink:actuate="onLoad" draw:mime-type="image/jpeg"/>
</draw:frame>
The Director of William Burns stated that the armed rebellion of the leader of the Wagner PEC Yevgenaphozhin was a challenge to the Russian state, which demonstrated the devastating effect of war in Ukraine.</text:p>
      <text:p text:style-name="P4">
As Ukrinform reports, it reports <text:a xlink:type="simple" xlink:href="https://www.reuters.com/world/cias-burns-armed-mutiny-shows-damage-putin-has-done-russia-2023-07-01/" text:style-name="Internet_20_link" text:visited-style-name="Visited_20_Internet_20_Link">
Reuters</text:a>
.</text:p>
      <text:p text:style-name="P4">
“It is striking that Prigogine has sharply accused the Kremlin with a muddy justification for invading Ukraine and the war with Russian military leadership. The influence of these words and those actions will be observed for some time. It is a vivid reminder of the devastating impact of Putin's war on his own society and his own regime, ”Burns stated during a lecture for a special commercial fund(England), which is engaged in American-British relations.</text:p>
      <text:p text:style-name="P4">
Chapter <text:a xlink:type="simple" xlink:href="https://www.ukrinform.ua/tag-cru" text:style-name="Internet_20_link" text:visited-style-name="Visited_20_Internet_20_Link">
CIA</text:a>
He added that the rebellion was "the internal business of Russia, in which the United States was not taken or taken by the United States."</text:p>
      <text:p text:style-name="P4">
<text:span text:style-name="T4">
 Read also: </text:span>
 <text:a xlink:type="simple" xlink:href="https://www.ukrinform.ua/rubric-ato/3730256-peremisenna-vagnerivciv-u-bilorus-narazi-ne-zafiksovane-naev.html" text:style-name="Internet_20_link" text:visited-style-name="Visited_20_Internet_20_Link">
movement "<text:span text:style-name="T4">
 Wagner </text:span>
 Ivtsi" in Belarus is not fixed now - Naev</text:a>
At the same time, according to him, dissatisfaction in Russia with war in Ukraine created a rare opportunity to recruit spies, and the CIA will not miss it.</text:p>
      <text:p text:style-name="P4">
"Discontent(Russian-Ukrainian-ed.)The war will continue the Grizius leadership under the constant diet of state propaganda and practice of repression. This dissatisfaction creates a unique opportunity for us in the CIA, because the human intelligence service is at the base. We will not allow the fact that it may be gone, ”Burns said.</text:p>
      <text:p text:style-name="P4">
As it was reported, the leader of the Wagner PEC Yevhen Prigogin announced Demarsh against the Russian military leadership, in particular against the Ministry of Defense of the Russian Federation Sergiy Shoig.</text:p>
      <text:p text:style-name="P4">
Self -proclaimed President of Belarus Oleksandr Lukashenko held negotiations with Prishozhin, after which he stated that the fighters of the group were returning to the support camps.</text:p>
      <text:p text:style-name="P4">
<text:span text:style-name="T4">
 Read also: </text:span>
 [Zelensky believes that the weakness of Russia after rebellion should be used(https://www.ukrinform.ua/rubric-ato/3730190-zelenskij-vvazae-so-treba-skoristatisa-slabkistu-rosii-pisla-zakolotu.html)Subsequently, Lukashenko confirmed the arrival of Prigogine in Belarus.</text:p>
      <text:p text:style-name="P4">
Putin, in turn, stated that the Wagnets can sign a contract by the Island Defense Ministry or go to Belarus.</text:p>
      <text:p text:style-name="P4">
News Source: <text:a xlink:type="simple" xlink:href="https://www.ukrinform.ua/rubric-world/3730308-zakolot-vagnerivciv-svidcit-pro-skodu-so-ii-zavdav-putin-rosii-vijnou-v-ukraini-glava-cru.html" text:style-name="Internet_20_link" text:visited-style-name="Visited_20_Internet_20_Link">
https://www.ukrinform.ua/rubric-world/3730308-zakolot-vagnerivciv-svidcit-pro-skodu-so-ii-zavdav-putin-rosii-vijnou-v-ukraini-glava-cru.html</text:a>
</text:p>
      <!--NEWS-->
      <text:h text:style-name="P10" text:outline-level="1">
<text:span text:style-name="T4">
Spaniard Fabregas has announced the completion of a professional football career</text:span>
</text:h>
      <text:p text:style-name="P4">
Authors: Ukrinform (Person)</text:p>
      <text:p text:style-name="P4">
Publisher: Укринформ (Organization)</text:p>
      <text:p text:style-name="P4">
Published Time: 2023-07-01T20:20:26+03:00</text:p>
      <text:p text:style-name="P4">
Modified Time: 2023-07-01T20:20:26+03:00</text:p>
      <text:p text:style-name="P4">
Description: Spanish midfielder Fabregas has announced the end of a football career. - Ukrinform.</text:p>
      <text:p text:style-name="P4">
Images: ['<text:a xlink:type="simple" xlink:href="https://static.ukrinform.com/photos/2023_07/thumb_files/630_360_1688231862-445.jpg" text:style-name="Internet_20_link" text:visited-style-name="Visited_20_Internet_20_Link">
630_360_16882...</text:a>
']</text:p>
      <text:p text:style-name="P4">
Tags: ['Футбол']</text:p>
      <text:p text:style-name="P4">
Type: Article</text:p>
      <!--METADATA-->
      <text:p text:style-name="P4">
<draw:frame draw:style-name="fr1" draw:name="Image153" text:anchor-type="as-char" svg:width="6.9236in" svg:height="3.956343in" draw:z-index="0">
<draw:image xlink:href="../Images/yкринформ/2023-07-01T20-20-26-03-00/630_360_1688231862-445.jpg" xlink:type="simple" xlink:show="embed" xlink:actuate="onLoad" draw:mime-type="image/jpeg"/>
</draw:frame>
The Spanish consultant Fabregas has announced the completion of a football career.</text:p>
      <text:p text:style-name="P4">
The football player reported this in his <text:a xlink:type="simple" xlink:href="https://www.instagram.com/reel/CuKL_DzM9jq/" text:style-name="Internet_20_link" text:visited-style-name="Visited_20_Internet_20_Link">
Instagram</text:a>
, reports Ukrinform.</text:p>
      <text:p text:style-name="P4">
“Everyone who helped me, my teammates, coaches, directors, presidents, owners, fans and my agent. For all my family, quarrels and sisters for my wife and children, I appreciate your advice, mentoring of such a thair. My opponents who tried to stop me, thank you for making me stronger. It was more than worth it with all the wonderful memories and friends I found on this way. I also learned 3 languages tasty more compassionate and wiser during my travels. I have experienced an experience that I did not even think that I could get closer in a million years, ”the Fabregas said.</text:p>
      <text:p text:style-name="P4">
During his career, the 36-year-old Spaniard played Arsenal, Barcelona, Chelsea, Monaco and Commo. He has 125 goals and 217 assistants in 739 matches.</text:p>
      <text:p text:style-name="P4">
<text:span text:style-name="T4">
 Read also: </text:span>
 <text:a xlink:type="simple" xlink:href="https://www.ukrinform.ua/rubric-sports/3730136-forvard-dnipra1-dovbik-stav-najkrasim-futbolistom-sezonu-upl.html" text:style-name="Internet_20_link" text:visited-style-name="Visited_20_Internet_20_Link">
Dnipro-1 Forward "Dovbik has become the best <text:span text:style-name="T4">
 football </text:span>
 of the UPL Hestoeson</text:a>
It was reported that the Spaniard's national team won the European and once World Cup twice.</text:p>
      <text:p text:style-name="P4">
Photo: Getty Images</text:p>
      <text:p text:style-name="P4">
News Source: <text:a xlink:type="simple" xlink:href="https://www.ukrinform.ua/rubric-sports/3730307-ispanec-fabregas-ogolosiv-pro-zaversenna-profesijnoi-futbolnoi-kareri.html" text:style-name="Internet_20_link" text:visited-style-name="Visited_20_Internet_20_Link">
https://www.ukrinform.ua/rubric-sports/3730307-ispanec-fabregas-ogolosiv-pro-zaversenna-profesijnoi-futbolnoi-kareri.html</text:a>
</text:p>
      <!--NEWS-->
      <text:h text:style-name="P10" text:outline-level="1">
<text:span text:style-name="T4">
The reception of applications for participation in the project "Assistant Veterans" started</text:span>
</text:h>
      <text:p text:style-name="P4">
Authors: Ukrinform (Person)</text:p>
      <text:p text:style-name="P4">
Publisher: Укринформ (Organization)</text:p>
      <text:p text:style-name="P4">
Published Time: 2023-07-01T20:24:00+03:00</text:p>
      <text:p text:style-name="P4">
Modified Time: 2023-07-01T23:24:00+03:00</text:p>
      <text:p text:style-name="P4">
Description: In Vinnytsia, Dnipropetrovsk, Lviv and Mykolaiv regions, on July 1, applications for competitive selection of candidates for veterans assistants began. - Ukrinform.</text:p>
      <text:p text:style-name="P4">
Images: ['<text:a xlink:type="simple" xlink:href="https://static.ukrinform.com/photos/2022_01/thumb_files/630_360_1643092726-230.jpg" text:style-name="Internet_20_link" text:visited-style-name="Visited_20_Internet_20_Link">
630_360_16430...</text:a>
']</text:p>
      <text:p text:style-name="P4">
Tags: ['Конкурс', 'Ветерани війни', 'Міністерство у справах ветеранів']</text:p>
      <text:p text:style-name="P4">
Type: Article</text:p>
      <!--METADATA-->
      <text:p text:style-name="P4">
<draw:frame draw:style-name="fr1" draw:name="Image154" text:anchor-type="as-char" svg:width="6.9236in" svg:height="3.956343in" draw:z-index="0">
<draw:image xlink:href="../Images/yкринформ/2023-07-01T20-24-00-03-00/630_360_1643092726-230.jpg" xlink:type="simple" xlink:show="embed" xlink:actuate="onLoad" draw:mime-type="image/jpeg"/>
</draw:frame>
Vonnitskaya, Dnipropetrovsk, Lviv and Mykolaiv regions, July 1, was adopted applications for competitive selection of candidates for assistants of veterans.</text:p>
      <text:p text:style-name="P4">
According to Ukrinform, it reports <text:a xlink:type="simple" xlink:href="http://mva.gov.ua/ua/news/vidkrito-konkursnij-vidbir-u-korpus-pomichnikiv-veterana" text:style-name="Internet_20_link" text:visited-style-name="Visited_20_Internet_20_Link">
Ministry of Veterans.</text:a>
It is about the implementation of the pilot project of the Ministry of Veterans in the communities of four -regions - individual support service within the framework of the system of transition from military service to civil life of Ukrainian defenders of the pelvic protection, which will be returned from the front and service home.</text:p>
      <text:p text:style-name="P4">
“Veterans' assistants, and mostly these will be the former military, members of the Petranian families and dead heroes, will be special training, they will work in service offices and advise <text:a xlink:type="simple" xlink:href="https://www.ukrinform.ua/tag-veterani-vijni" text:style-name="Internet_20_link" text:visited-style-name="Visited_20_Internet_20_Link">
veterans</text:a>
on employment, training, aspects of social protection and rehabilitation, improvement of Stanuswauz, in general the exercise of their rights and privileges in various fields, ”the Ministry said.</text:p>
      <text:p text:style-name="P4">
The service has been developed by Ministry of Veterans for assistance to “Action Project”, which is implemented by the United Nations Development Program in Ukraine for Sweden financing.</text:p>
      <text:p text:style-name="P4">
<text:span text:style-name="T4">
 Read also: </text:span>
 <text:a xlink:type="simple" xlink:href="https://www.ukrinform.ua/rubric-society/3729869-na-robotu-pomicnikiv-veteraniv-vidileno-ponad-50-miljoniv-minveteraniv.html" text:style-name="Internet_20_link" text:visited-style-name="Visited_20_Internet_20_Link">
to work veterans assistants have allocated more than ₴ 50 millions</text:a>
From July 1, candidates for the posts of veteran assistants living in Vinnytsia, Dnipropetrovsk, Lviv and Mykolaiv regions may submit a competitive selection for participation in this project with the help of an information portal <text:a xlink:type="simple" xlink:href="http://eveteran.gov.ua/" text:style-name="Internet_20_link" text:visited-style-name="Visited_20_Internet_20_Link">
e-veteran</text:a>
.</text:p>
      <text:p text:style-name="P4">
The Ministry of Veterans specified that the candidates selected by the candidates would take into account the place of employment of the pilot region - subject to the participation of the territorial community with a vestial project.</text:p>
      <text:p text:style-name="P4">
*!(https://www.ukrinform.ua/rubric-society/3729933-majze-40-gromad-stali-ucasnikami-pilotnogo-proektu-pomicnik-veterana.html)</text:p>
      <text:p text:style-name="P4">
News Source: <text:a xlink:type="simple" xlink:href="https://www.ukrinform.ua/rubric-society/3730343-startuvav-prijom-zaav-na-ucast-u-proekti-pomicnik-veterana.html" text:style-name="Internet_20_link" text:visited-style-name="Visited_20_Internet_20_Link">
https://www.ukrinform.ua/rubric-society/3730343-startuvav-prijom-zaav-na-ucast-u-proekti-pomicnik-veterana.html</text:a>
</text:p>
      <!--NEWS-->
      <text:h text:style-name="P10" text:outline-level="1">
<text:span text:style-name="T4">
In the USA, the first fully autonomous railway system was launched</text:span>
</text:h>
      <text:p text:style-name="P4">
Authors: Ukrinform (Person)</text:p>
      <text:p text:style-name="P4">
Publisher: Укринформ (Organization)</text:p>
      <text:p text:style-name="P4">
Published Time: 2023-07-01T20:38:00+03:00</text:p>
      <text:p text:style-name="P4">
Modified Time: 2023-07-01T20:38:00+03:00</text:p>
      <text:p text:style-name="P4">
Description: In Honolulu, which in the US state of Hawaii, the country's first fully automated railway system with the use of Japanese company Hitachi was operated. - Ukrinform.</text:p>
      <text:p text:style-name="P4">
Images: ['<text:a xlink:type="simple" xlink:href="https://static.ukrinform.com/photos/2023_07/thumb_files/630_360_1688233215-462.png" text:style-name="Internet_20_link" text:visited-style-name="Visited_20_Internet_20_Link">
630_360_16882...</text:a>
']</text:p>
      <text:p text:style-name="P4">
Tags: ['Потяг', 'США', 'Технології', 'Залізниця']</text:p>
      <text:p text:style-name="P4">
Type: Article</text:p>
      <!--METADATA-->
      <text:p text:style-name="P4">
<draw:frame draw:style-name="fr1" draw:name="Image155" text:anchor-type="as-char" svg:width="6.9236in" svg:height="3.956343in" draw:z-index="0">
<draw:image xlink:href="../Images/yкринформ/2023-07-01T20-38-00-03-00/630_360_1688233215-462.png" xlink:type="simple" xlink:show="embed" xlink:actuate="onLoad" draw:mime-type="image/png"/>
</draw:frame>
Hawaii in the US state of Hawaii was a fully -automated railway system with the use of Japanese company Hawtachi.</text:p>
      <text:p text:style-name="P4">
As Ukrinform reports, it reports <text:a xlink:type="simple" xlink:href="https://www3.nhk.or.jp/nhkworld/en/news/20230701_12/" text:style-name="Internet_20_link" text:visited-style-name="Visited_20_Internet_20_Link">
NHK</text:a>
.</text:p>
      <text:p text:style-name="P4">
The initial Skyline system segment is about 17 kilometers, connecting the nine stations from the Honolulu center to the outskirts of the city. The entire distance can be given in about 20 minutes.</text:p>
      <text:p text:style-name="P4">
The cars have a place for bicycles and surfing boards.</text:p>
      <text:p text:style-name="P4">
It is noted that control <text:a xlink:type="simple" xlink:href="https://www.ukrinform.ua/tag-potag" text:style-name="Internet_20_link" text:visited-style-name="Visited_20_Internet_20_Link">
trains</text:a>
It is carried out from the operative center located on the outskirts of Gonolulu.</text:p>
      <text:p text:style-name="P4">
The railway system is expected to reduce the traffic jams on the autobalances, as well as to decrease carbon dioxide and other greenhouse gases.</text:p>
      <text:p text:style-name="P4">
<text:span text:style-name="T4">
 Read also: </text:span>
 <text:a xlink:type="simple" xlink:href="https://www.ukrinform.ua/rubric-technology/3728167-v-aponii-hocut-vprovaditi-stucnij-intelekt-dla-polegsenna-praci-derzsluzbovciv.html" text:style-name="Internet_20_link" text:visited-style-name="Visited_20_Internet_20_Link">
in Japan they want to introduce <text:span text:style-name="T4">
 artificial </text:span>
 <text:span text:style-name="T4">
 intelligence </text:span>
 to esters the work of civil servants</text:a>
The operating segment of a fully automated railway system will be expanded to the International Airport of Hawaii.</text:p>
      <text:p text:style-name="P4">
The operator hopes to open the entire line by 2031.</text:p>
      <text:p text:style-name="P4">
As reported by Ukrinform, the first in <text:a xlink:type="simple" xlink:href="https://www.ukrinform.ua/rubric-technology/3729162-u-kanadi-zapustili-persij-potag-na-vodni.html" text:style-name="Internet_20_link" text:visited-style-name="Visited_20_Internet_20_Link">
North America train,</text:a>
Water works, began to carry passengers in Ukanad.</text:p>
      <text:p text:style-name="P4">
<text:span text:style-name="T5">
Foto: nhk</text:span>
</text:p>
      <text:p text:style-name="P4">
News Source: <text:a xlink:type="simple" xlink:href="https://www.ukrinform.ua/rubric-world/3730313-u-ssa-zapracuvala-persa-povnistu-avtonomna-zaliznicna-sistema.html" text:style-name="Internet_20_link" text:visited-style-name="Visited_20_Internet_20_Link">
https://www.ukrinform.ua/rubric-world/3730313-u-ssa-zapracuvala-persa-povnistu-avtonomna-zaliznicna-sistema.html</text:a>
</text:p>
      <!--NEWS-->
      <text:h text:style-name="P10" text:outline-level="1">
<text:span text:style-name="T4">
The Vice President of the Assembly of European Regions for the first time chose a Ukrainian</text:span>
</text:h>
      <text:p text:style-name="P4">
Authors: Ukrinform (Person)</text:p>
      <text:p text:style-name="P4">
Publisher: Укринформ (Organization)</text:p>
      <text:p text:style-name="P4">
Published Time: 2023-07-01T20:39:00+03:00</text:p>
      <text:p text:style-name="P4">
Modified Time: 2023-07-01T20:39:00+03:00</text:p>
      <text:p text:style-name="P4">
Description: Deputy Mayor of Kryvyi Rih Sergey Milyutin was elected Vice -Cresident of the Assembly of European Regions (AER). - Ukrinform.</text:p>
      <text:p text:style-name="P4">
Images: ['<text:a xlink:type="simple" xlink:href="https://static.ukrinform.com/photos/2023_07/thumb_files/630_360_1688232847-393.jpg" text:style-name="Internet_20_link" text:visited-style-name="Visited_20_Internet_20_Link">
630_360_16882...</text:a>
']</text:p>
      <text:p text:style-name="P4">
Tags: ['Європа', 'Кривий Ріг', 'AER']</text:p>
      <text:p text:style-name="P4">
Type: Article</text:p>
      <!--METADATA-->
      <text:p text:style-name="P4">
<draw:frame draw:style-name="fr1" draw:name="Image156" text:anchor-type="as-char" svg:width="6.9236in" svg:height="3.956343in" draw:z-index="0">
<draw:image xlink:href="../Images/yкринформ/2023-07-01T20-39-00-03-00/630_360_1688232847-393.jpg" xlink:type="simple" xlink:show="embed" xlink:actuate="onLoad" draw:mime-type="image/jpeg"/>
</draw:frame>
The deputy head of Kryvyi Rih Sergey Milyutin was elected vice -resident of the Assembly of European Regions(AER).</text:p>
      <text:p text:style-name="P4">
Про це повідомляє AER в пресрелізі, який є в розпорядженні Укрінформу.</text:p>
      <text:p text:style-name="P4">
«Заступник міського голови <text:a xlink:type="simple" xlink:href="https://www.ukrinform.ua/tag-krivij-rig" text:style-name="Internet_20_link" text:visited-style-name="Visited_20_Internet_20_Link">
 Кривого Рогу </text:a>
Sergey Milyutin was elected by the Vice President of the Assembly of European Regions(AER). Високу посаду в межах об'єднання українець обійматиме вперше»,- йдеться в повідомленні.</text:p>
      <text:p text:style-name="P4">
The election of the management of the organization took place on June 30 in Spanish Barcelona. According to Milyutin, the election to one of the key positions of the Ukrainian organization is a recognition of respect for Ukraine and its contribution to the activities of the association.</text:p>
      <text:p text:style-name="P4">
Aer brings together more than 140 regions out of 35 countries and is the largest -commercial government in Europe. The key tasks of the organization are to exchange experience in the regional authorities in Europe and to protect the interests of the AER member regions, to make decisions in the European Union structures.</text:p>
      <text:p text:style-name="P4">
One of the main areas of work of the newly elected vice -resident is to consolidate around Ukraine and to coordinate assistance to the Ukrainian regions. Milyutin's foundations, the participants of the Assembly emphasized that they would continue to assist the bubbles from Ukraine, who are now in their territories, support regions of Ukraine, as well as discussed the needs and prospects of further assistance to Ukrainian at the stage of post -war recovery.</text:p>
      <text:p text:style-name="P4">
<text:span text:style-name="T4">
 Read also: </text:span>
 <text:a xlink:type="simple" xlink:href="https://www.ukrinform.ua/rubric-polytics/3714039-zelenskij-vistupiv-na-zasidanni-evropejskogo-komitetu-regioniv.html" text:style-name="Internet_20_link" text:visited-style-name="Visited_20_Internet_20_Link">
Zelensky spoke at a meeting of the European Committee of Regions</text:a>
It was reported that at the International Summit of Communities and Regions, organized by the migrants of local and regional authorities, Ukraine presented a structured plan for post -war restoration and assistance in this communities.</text:p>
      <text:p text:style-name="P4">
News Source: <text:a xlink:type="simple" xlink:href="https://www.ukrinform.ua/rubric-regions/3730311-viceprezidentom-asamblei-evropejskih-regioniv-vperse-obrali-ukrainca.html" text:style-name="Internet_20_link" text:visited-style-name="Visited_20_Internet_20_Link">
https://www.ukrinform.ua/rubric-regions/3730311-viceprezidentom-asamblei-evropejskih-regioniv-vperse-obrali-ukrainca.html</text:a>
</text:p>
      <!--NEWS-->
      <text:h text:style-name="P10" text:outline-level="1">
<text:span text:style-name="T4">
The President has held a meeting of rates at Rivne NPP</text:span>
</text:h>
      <text:p text:style-name="P4">
Authors: Ukrinform (Person)</text:p>
      <text:p text:style-name="P4">
Publisher: Укринформ (Organization)</text:p>
      <text:p text:style-name="P4">
Published Time: 2023-07-01T20:47:00+03:00</text:p>
      <text:p text:style-name="P4">
Modified Time: 2023-07-01T20:47:00+03:00</text:p>
      <text:p text:style-name="P4">
Description: President Volodymyr Zelensky held an on-site meeting of the Supreme Commander-in-Chief at the Rivne Nuclear Power Plant to evaluate any possible threats to the station.</text:p>
      <text:p text:style-name="P4">
— Укрінформ.: </text:p>
      <text:p text:style-name="P4">
Images: ['<text:a xlink:type="simple" xlink:href="https://static.ukrinform.com/photos/2023_07/thumb_files/630_360_1688235589-429.jpeg" text:style-name="Internet_20_link" text:visited-style-name="Visited_20_Internet_20_Link">
630_360_16882...</text:a>
']</text:p>
      <text:p text:style-name="P4">
Tags: ['Зеленський', 'Рівненська АЕС', 'Ставка Верховного головнокомандувача']</text:p>
      <text:p text:style-name="P4">
Type: Article</text:p>
      <!--METADATA-->
      <text:p text:style-name="P4">
<draw:frame draw:style-name="fr1" draw:name="Image158" text:anchor-type="as-char" svg:width="6.9236in" svg:height="3.956343in" draw:z-index="0">
<draw:image xlink:href="../Images/yкринформ/2023-07-01T20-47-00-03-00/630_360_1688235589-429.jpeg" xlink:type="simple" xlink:show="embed" xlink:actuate="onLoad" draw:mime-type="image/jpeg"/>
</draw:frame>
The Presidential Lordir Zelensky held an on-site meeting of the Supreme High Commander-in-Chief at the Rivne Nuclear Power Plant to evaluate any possible threats of the station at the site.</text:p>
      <text:p text:style-name="P4">
According to Ukrinform, Zelensky reported in <text:a xlink:type="simple" xlink:href="https://t.me/V_Zelenskiy_official/6798" text:style-name="Internet_20_link" text:visited-style-name="Visited_20_Internet_20_Link">
telegram</text:a>
.</text:p>
      <text:p text:style-name="P4">
«Reports of Zaluzhny, Budanova about the operational situation on the Belarusian border and possible actions of the enemy. Klimenko, Nayev, Swan, Deineko - about strengthening a northern direction and protection <text:a xlink:type="simple" xlink:href="https://www.ukrinform.ua/tag-aes" text:style-name="Internet_20_link" text:visited-style-name="Visited_20_Internet_20_Link">
NPP</text:a>
. Head of Rivne Ova Koval and Volyn Mironyuk Commander - About Defense Rules and Socio -Economic Situations in the Region. Shchigol is about the protection of the NPP from cyber threats, ”Zelensky said.</text:p>
      <text:p text:style-name="P4">
<text:span text:style-name="T5">
Viso: <text:a xlink:type="simple" xlink:href="https://t.me/V_Zelenskiy_official/6798" text:style-name="Internet_20_link" text:visited-style-name="Visited_20_Internet_20_Link">
op</text:a>
</text:span>
</text:p>
      <text:p text:style-name="P4">
The meeting was also attended by President of Energoatom Petro Kotin and Directorate Pavel Kovtonyuk.</text:p>
      <text:p text:style-name="P4">
"We keep the situation under control," the President emphasized.</text:p>
      <text:p text:style-name="P4">
<text:span text:style-name="T4">
 Read also: </text:span>
 <text:a xlink:type="simple" xlink:href="https://www.ukrinform.ua/rubric-ato/3730168-zelenskij-kozen-zvilnenij-metr-kostue-zitta-ludej-tomu-kontrnastup-jde-ne-tak-svidko.html" text:style-name="Internet_20_link" text:visited-style-name="Visited_20_Internet_20_Link">
<text:span text:style-name="T4">
 Zelensky </text:span>
: every fired meter costs life, so the counter -offensive is not so fast</text:a>
As reported <text:a xlink:type="simple" xlink:href="https://www.ukrinform.ua/rubric-ato/3730219-zelenskij-rosiani-mozut-zdijsniti-terakt-na-zaes-abi-zupiniti-kontrnastup.html" text:style-name="Internet_20_link" text:visited-style-name="Visited_20_Internet_20_Link">
Ukrinform</text:a>
, Zelensky stated that Russia has technically prepared for a locating explosion at the Zaporizhzhya nuclear power plant and could carry out its purpose to stop the counter -offensive actions of the Defense Forces of Ukraine and the political pressure on Kiev through some partners.</text:p>
      <text:p text:style-name="P4">
<text:span text:style-name="T5">
Foto: op</text:span>
</text:p>
      <text:p text:style-name="P4">
News Source: <text:a xlink:type="simple" xlink:href="https://www.ukrinform.ua/rubric-ato/3730318-prezident-proviv-zasidanna-stavki-na-rivnenskij-aes.html" text:style-name="Internet_20_link" text:visited-style-name="Visited_20_Internet_20_Link">
https://www.ukrinform.ua/rubric-ato/3730318-prezident-proviv-zasidanna-stavki-na-rivnenskij-aes.html</text:a>
</text:p>
      <!--NEWS-->
      <text:h text:style-name="P10" text:outline-level="1">
<text:span text:style-name="T4">
In Nikopol, the Russians hit the administrative building, the church and the dining room</text:span>
</text:h>
      <text:p text:style-name="P4">
Authors: Ukrinform (Person)</text:p>
      <text:p text:style-name="P4">
Publisher: Укринформ (Organization)</text:p>
      <text:p text:style-name="P4">
Published Time: 2023-07-01T20:48:00+03:00</text:p>
      <text:p text:style-name="P4">
Modified Time: 2023-07-01T20:48:00+03:00</text:p>
      <text:p text:style-name="P4">
Description: The Russian military fired the church, administrative building and a dining room in Nikopol. - Ukrinform.</text:p>
      <text:p text:style-name="P4">
Images: ['<text:a xlink:type="simple" xlink:href="https://static.ukrinform.com/photos/2023_07/thumb_files/630_360_1688233599-674.jpg" text:style-name="Internet_20_link" text:visited-style-name="Visited_20_Internet_20_Link">
630_360_16882...</text:a>
']</text:p>
      <text:p text:style-name="P4">
Tags: ['Церква', 'Дніпропетровщина', 'Нікополь', 'Обстріл', 'Війна з Росією']</text:p>
      <text:p text:style-name="P4">
Type: Article</text:p>
      <!--METADATA-->
      <text:p text:style-name="P4">
<draw:frame draw:style-name="fr1" draw:name="Image159" text:anchor-type="as-char" svg:width="6.9236in" svg:height="3.956343in" draw:z-index="0">
<draw:image xlink:href="../Images/yкринформ/2023-07-01T20-48-00-03-00/630_360_1688233599-674.jpg" xlink:type="simple" xlink:show="embed" xlink:actuate="onLoad" draw:mime-type="image/jpeg"/>
</draw:frame>
The Russian university fired the church, administrative building and a dining room in Nikopol.</text:p>
      <text:p text:style-name="P4">
About it reports in <text:a xlink:type="simple" xlink:href="https://t.me/dnipropetrovskaODA/5698" text:style-name="Internet_20_link" text:visited-style-name="Visited_20_Internet_20_Link">
telegram</text:a>
Head of Dnipropetrovsk Ova Sergey Lisak, reports Ukrinform.</text:p>
      <text:p text:style-name="P4">
"Russian inhumans do not stop. Nikopol is criminally and ruthless. Today, 10 shells have been released in the city. There were lazy and victims. Instead, there is destruction. Damage, administrative building and church were damaged," Lisak wrote.</text:p>
      <text:p text:style-name="P4">
<text:span text:style-name="T4">
 Read also: </text:span>
 <text:a xlink:type="simple" xlink:href="https://www.ukrinform.ua/rubric-ato/3730268-zagarbniki-obstrilali-dvi-prifrontovi-gromadi-na-zaporizzi-e-zagiblij-ta-poraneni.html" text:style-name="Internet_20_link" text:visited-style-name="Visited_20_Internet_20_Link">
invaders <text:span text:style-name="T4">
 shelling </text:span>
 fed two front -line communities of Nazaporezhi, are dead and injured</text:a>
Earlier it was reported that as a result of <text:a xlink:type="simple" xlink:href="https://www.ukrinform.ua/tag-obstril" text:style-name="Internet_20_link" text:visited-style-name="Visited_20_Internet_20_Link">
shelling</text:a>
Eight private homes, two outbuildings, cars are damaged.</text:p>
      <text:p text:style-name="P4">
<text:span text:style-name="T5">
Foto: Sergey Lisak, telegram</text:span>
</text:p>
      <text:p text:style-name="P4">
News Source: <text:a xlink:type="simple" xlink:href="https://www.ukrinform.ua/rubric-ato/3730315-v-nikopoli-rosiani-vlucili-v-cerkvu-ta-idalnu-e-rujnuvanna.html" text:style-name="Internet_20_link" text:visited-style-name="Visited_20_Internet_20_Link">
https://www.ukrinform.ua/rubric-ato/3730315-v-nikopoli-rosiani-vlucili-v-cerkvu-ta-idalnu-e-rujnuvanna.html</text:a>
</text:p>
      <!--NEWS-->
      <text:h text:style-name="P10" text:outline-level="1">
<text:span text:style-name="T4">
More western experience should be involved to rebuild Ukrainian cities - an expert</text:span>
</text:h>
      <text:p text:style-name="P4">
Authors: Ukrinform (Person)</text:p>
      <text:p text:style-name="P4">
Publisher: Укринформ (Organization)</text:p>
      <text:p text:style-name="P4">
Published Time: 2023-07-01T20:54:00+03:00</text:p>
      <text:p text:style-name="P4">
Modified Time: 2023-07-01T20:54:00+03:00</text:p>
      <text:p text:style-name="P4">
Description: During the post -war reconstruction of Ukrainian cities, Soviet aggression should be overcome in domestic architecture. - Ukrinform.</text:p>
      <text:p text:style-name="P4">
Images: ['<text:a xlink:type="simple" xlink:href="https://static.ukrinform.com/photos/2023_07/thumb_files/630_360_1688234022-212.jpg" text:style-name="Internet_20_link" text:visited-style-name="Visited_20_Internet_20_Link">
630_360_16882...</text:a>
']</text:p>
      <text:p text:style-name="P4">
Tags: ['Архітектура', 'Захід', 'Війна з Росією', 'Відбудова']</text:p>
      <text:p text:style-name="P4">
Type: Article</text:p>
      <!--METADATA-->
      <text:p text:style-name="P4">
<draw:frame draw:style-name="fr1" draw:name="Image160" text:anchor-type="as-char" svg:width="6.9236in" svg:height="3.956343in" draw:z-index="0">
<draw:image xlink:href="../Images/yкринформ/2023-07-01T20-54-00-03-00/630_360_1688234022-212.jpg" xlink:type="simple" xlink:show="embed" xlink:actuate="onLoad" draw:mime-type="image/jpeg"/>
</draw:frame>
During the time of reconstruction of Ukrainian cities, it is necessary to overcome the existing soviet architecture of Soviet aggression.</text:p>
      <text:p text:style-name="P4">
About this <text:a xlink:type="simple" xlink:href="https://ukr.radio/news.html" text:style-name="Internet_20_link" text:visited-style-name="Visited_20_Internet_20_Link">
Ukrainian radio</text:a>
Architect Oleg Grechukh said, analyzing how best to reject the postvoline homes, Ukrinform reports.</text:p>
      <text:p text:style-name="P4">
He noted that more foreign specialists should be involved in order to change the Soviet architectural paradigm.</text:p>
      <text:p text:style-name="P4">
"The experience of English industrial cities and Ukrainian is different, because Ukraine300 years colonized and industrialized by the Soviet authorities. Very many cities were focused on the Soviet military industry and the actual moment there was how they would [live] there <text:a xlink:type="simple" xlink:href="https://www.ukrinform.ua/tag-zitlo" text:style-name="Internet_20_link" text:visited-style-name="Visited_20_Internet_20_Link">
live</text:a>
people. After all, the task of those people was to go and produce weapons, which is why our cities were formed quite rigidly. Plus it is unesthetic. There was a Soviet utopian idea that it was a lot of trees to worry, and there are many trees and there were houses between them and the streets were there. But we know: they are wide because tanks had to pass there, "the expert said.</text:p>
      <text:p text:style-name="P4">
According to him, to process this aggression, which has been built in the vicchitecture of cities for many years and is aimed at resisting, for a completely different philosophy, the direction of development is difficult for both us and Western architects.</text:p>
      <text:p text:style-name="P4">
"But we have to attract more Western experiences to change our paradigm. It is enough to hold on to the Soviet School of Architecture," he said.</text:p>
      <text:p text:style-name="P4">
<text:span text:style-name="T4">
 Read also: </text:span>
 <text:a xlink:type="simple" xlink:href="https://www.ukrinform.ua/rubric-uarazom/3634461-britanskomu-arhitektoru-normanu-fosteru-peredali-propozicii-sodo-vidbudovi-harkova.html" text:style-name="Internet_20_link" text:visited-style-name="Visited_20_Internet_20_Link">
British architect Norman Foster transmitted the proposals for the reconstruction of Kharkiv</text:a>
At the same time, Greeks called the debatable relevance for Ukraine to experience "from scratch" after the end of World War II Warsaw, Frankfurt, the Dutch, English cities, destroyed by Nazi -bombing.</text:p>
      <text:p text:style-name="P4">
As <text:a xlink:type="simple" xlink:href="https://www.ukrinform.ua/rubric-regions/3455905-do-vidnovlenna-harkova-priednaetsa-vsesvitno-vidomij-arhitektor-norman-foster.html" text:style-name="Internet_20_link" text:visited-style-name="Visited_20_Internet_20_Link">
reported</text:a>
, British architect Norman Foster plans to rebuild. He has already presented to the potential investors the vision of the new general plan of the city.</text:p>
      <text:p text:style-name="P4">
<text:span text:style-name="T5">
Foto: commons.wikimedia.org</text:span>
</text:p>
      <text:p text:style-name="P4">
News Source: <text:a xlink:type="simple" xlink:href="https://www.ukrinform.ua/rubric-vidbudova/3730319-potribno-zalucati-bilse-zahidnogo-dosvidu-dla-vidbudovi-ukrainskih-mist-ekspert.html" text:style-name="Internet_20_link" text:visited-style-name="Visited_20_Internet_20_Link">
https://www.ukrinform.ua/rubric-vidbudova/3730319-potribno-zalucati-bilse-zahidnogo-dosvidu-dla-vidbudovi-ukrainskih-mist-ekspert.html</text:a>
</text:p>
      <!--NEWS-->
      <text:h text:style-name="P10" text:outline-level="1">
<text:span text:style-name="T4">
Musk declared restrictions on viewing tweets per day</text:span>
</text:h>
      <text:p text:style-name="P4">
Authors: Ukrinform (Person)</text:p>
      <text:p text:style-name="P4">
Publisher: Укринформ (Organization)</text:p>
      <text:p text:style-name="P4">
Published Time: 2023-07-01T21:00:00+03:00</text:p>
      <text:p text:style-name="P4">
Modified Time: 2023-07-01T21:00:00+03:00</text:p>
      <text:p text:style-name="P4">
Description: Twitter owner Ilon Musk stated that the social network is temporarily imposed restrictions for users in viewing the number of posts per day. - Ukrinform.</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Технології', 'Twitter', 'Соцмережі']</text:p>
      <text:p text:style-name="P4">
Type: Article</text:p>
      <!--METADATA-->
      <text:p text:style-name="P4">
<draw:frame draw:style-name="fr1" draw:name="Image161" text:anchor-type="as-char" svg:width="6.9236in" svg:height="3.956343in" draw:z-index="0">
<draw:image xlink:href="../Images/yкринформ/2023-07-01T21-00-00-03-00/630_360_1620987964-731.jpg" xlink:type="simple" xlink:show="embed" xlink:actuate="onLoad" draw:mime-type="image/jpeg"/>
</draw:frame>
The owner Ilon Musk stated that the social network is temporarily imposed restrictions for users in the question of revising the number of posts per day.</text:p>
      <text:p text:style-name="P4">
According to Ukrinform, he wrote about it on his own page in <text:a xlink:type="simple" xlink:href="https://twitter.com/elonmusk" text:style-name="Internet_20_link" text:visited-style-name="Visited_20_Internet_20_Link">
Twitter</text:a>
.</text:p>
      <text:p text:style-name="P4">
“To eliminate the extreme level of data collection and manipulation <text:a xlink:type="simple" xlink:href="https://www.ukrinform.ua/tag-twitter" text:style-name="Internet_20_link" text:visited-style-name="Visited_20_Internet_20_Link">
System</text:a>
, we have applied temporary restrictions, ”Musk said.</text:p>
      <text:p text:style-name="P4">
He added that proven accounts will be able to read 6,000 posts per day, unverified accounts up to 600 posts per day, and new untested accounts up to 300 posts per day.</text:p>
      <text:p text:style-name="P4">
<text:span text:style-name="T4">
 Read also: </text:span>
 <text:a xlink:type="simple" xlink:href="https://www.ukrinform.ua/rubric-technology/3725248-mask-zapevniv-so-twitter-vikonuvatime-zakoni-es-pro-borotbu-z-dezinformacieu.html" text:style-name="Internet_20_link" text:visited-style-name="Visited_20_Internet_20_Link">
<text:span text:style-name="T4">
 Musk </text:span>
 assured that Twitter would comply with EU laws for misinformation</text:a>
As reported <text:a xlink:type="simple" xlink:href="https://www.ukrinform.ua/rubric-technology/3730247-u-tvitteri-stavsa-globalnij-zbij-akij-vidculi-j-ukrainski-koristuvaci.html" text:style-name="Internet_20_link" text:visited-style-name="Visited_20_Internet_20_Link">
Ukrinform</text:a>
, in the popular Twitter social network, a global failure occurred on Saturday afternoon, which was also felt by Ukrainian users.</text:p>
      <text:p text:style-name="P4">
Also <text:a xlink:type="simple" xlink:href="https://www.ukrinform.ua/rubric-technology/3730197-tvitter-zakrivae-dostup-do-kontentu-koristuvacam-bez-oblikovogo-zapisu.html" text:style-name="Internet_20_link" text:visited-style-name="Visited_20_Internet_20_Link">
Twitter will now require users to have an account</text:a>
on the social network to look at the tweets.</text:p>
      <text:p text:style-name="P4">
<text:span text:style-name="T5">
Foto: Getty Images</text:span>
</text:p>
      <text:p text:style-name="P4">
News Source: <text:a xlink:type="simple" xlink:href="https://www.ukrinform.ua/rubric-technology/3730321-mask-zaaviv-pro-obmezenna-na-pereglad-tvitiv-za-dobu.html" text:style-name="Internet_20_link" text:visited-style-name="Visited_20_Internet_20_Link">
https://www.ukrinform.ua/rubric-technology/3730321-mask-zaaviv-pro-obmezenna-na-pereglad-tvitiv-za-dobu.html</text:a>
</text:p>
      <!--NEWS-->
      <text:h text:style-name="P10" text:outline-level="1">
<text:span text:style-name="T4">
The Ministry of Strategor's team is almost formed - Minister</text:span>
</text:h>
      <text:p text:style-name="P4">
Authors: Ukrinform (Person)</text:p>
      <text:p text:style-name="P4">
Publisher: Укринформ (Organization)</text:p>
      <text:p text:style-name="P4">
Published Time: 2023-07-01T21:09:00+03:00</text:p>
      <text:p text:style-name="P4">
Modified Time: 2023-07-01T21:09:00+03:00</text:p>
      <text:p text:style-name="P4">
Description: The Minister of Strategic Industry Alexander Kamyshin summed up 100 days of work in office, noting that the team of the Minprodu was almost formed. - Ukrinform.</text:p>
      <text:p text:style-name="P4">
Images: ['<text:a xlink:type="simple" xlink:href="https://static.ukrinform.com/photos/2022_04/thumb_files/630_360_1648797791-111.jpg" text:style-name="Internet_20_link" text:visited-style-name="Visited_20_Internet_20_Link">
630_360_16487...</text:a>
']</text:p>
      <text:p text:style-name="P4">
Tags: ['ОПК', 'Мінстратегпром', 'Камишін']</text:p>
      <text:p text:style-name="P4">
Type: Article</text:p>
      <!--METADATA-->
      <text:p text:style-name="P4">
<draw:frame draw:style-name="fr1" draw:name="Image162" text:anchor-type="as-char" svg:width="6.9236in" svg:height="3.956343in" draw:z-index="0">
<draw:image xlink:href="../Images/yкринформ/2023-07-01T21-09-00-03-00/630_360_1648797791-111.jpg" xlink:type="simple" xlink:show="embed" xlink:actuate="onLoad" draw:mime-type="image/jpeg"/>
</draw:frame>
The Minister of Research of Strategic Industry Alexander Kamyshin summed up 1,100 days of work in office, noting that the team of the minestruth has already been reported.</text:p>
      <text:p text:style-name="P4">
According to Ukrinform, Kamyshin reported in <text:a xlink:type="simple" xlink:href="http://t.me/zalizni_zminy/1409" text:style-name="Internet_20_link" text:visited-style-name="Visited_20_Internet_20_Link">
telegram</text:a>
.</text:p>
      <text:p text:style-name="P4">
“The iron team is almost assembly. He formed a team of professionals who worked more in the ministry, lured several specialty from the market, and found more strong servicemen whom I am involved in the ministry, ”the Minister said.</text:p>
      <text:p text:style-name="P4">
According to him, within 100 days of work in the new position, together with the team, it was necessary to form the goals, tasks and strategic idea of development of domestic OPK.</text:p>
      <text:p text:style-name="P4">
<text:span text:style-name="T4">
 Read also: </text:span>
 <text:a xlink:type="simple" xlink:href="https://www.ukrinform.ua/rubric-ato/3726929-na-stavci-obgovorili-oboronnonastupalni-operacii-j-robotu-ukrainskogo-opk-zelenskij.html" text:style-name="Internet_20_link" text:visited-style-name="Visited_20_Internet_20_Link">
On the rate discussed the defense and tental operations of the Ukrainian OPC-Zelensky</text:a>
Kamyshin stressed that the industry under his leadership "began to give out the result".</text:p>
      <text:p text:style-name="P4">
“One of the key areas has already managed to increase production significantly. The moon is far from the needs of our forces <text:a xlink:type="simple" xlink:href="https://www.ukrinform.ua/tag-oborona" text:style-name="Internet_20_link" text:visited-style-name="Visited_20_Internet_20_Link">
Defense</text:a>
. But in one month, we have produced several times more than the last year. We begin to produce what has been produced for many years, ”the head of the miner said.</text:p>
      <text:p text:style-name="P4">
It was reported that the financing program will be developed in Ukraine for the purpose of development of the defense industry.</text:p>
      <text:p text:style-name="P4">
News Source: <text:a xlink:type="simple" xlink:href="https://www.ukrinform.ua/rubric-economy/3730323-komanda-minstrategpromu-majze-sformovana-ministr.html" text:style-name="Internet_20_link" text:visited-style-name="Visited_20_Internet_20_Link">
https://www.ukrinform.ua/rubric-economy/3730323-komanda-minstrategpromu-majze-sformovana-ministr.html</text:a>
</text:p>
      <!--NEWS-->
      <text:h text:style-name="P10" text:outline-level="1">
<text:span text:style-name="T4">
On Sunday, Ukraine is forecast rains and thunderstorms, in the afternoon to +30 °</text:span>
</text:h>
      <text:p text:style-name="P4">
Authors: Ukrinform (Person)</text:p>
      <text:p text:style-name="P4">
Publisher: Укринформ (Organization)</text:p>
      <text:p text:style-name="P4">
Published Time: 2023-07-01T21:19:00+03:00</text:p>
      <text:p text:style-name="P4">
Modified Time: 2023-07-01T21:19:00+03:00</text:p>
      <text:p text:style-name="P4">
Description: On Sunday, July 2, short-term rains with thunderstorms will take place in a number of regions of Ukraine, the air temperature will be 25-30 ° in the daytime. - Ukrinform.</text:p>
      <text:p text:style-name="P4">
Images: ['<text:a xlink:type="simple" xlink:href="https://static.ukrinform.com/photos/2019_06/thumb_files/630_360_1560230103-643.jpg" text:style-name="Internet_20_link" text:visited-style-name="Visited_20_Internet_20_Link">
630_360_15602...</text:a>
']</text:p>
      <text:p text:style-name="P4">
Tags: ['Дощ', 'Погода', 'Спека', 'Літо']</text:p>
      <text:p text:style-name="P4">
Type: Article</text:p>
      <!--METADATA-->
      <text:p text:style-name="P4">
<draw:frame draw:style-name="fr1" draw:name="Image163" text:anchor-type="as-char" svg:width="6.9236in" svg:height="3.956343in" draw:z-index="0">
<draw:image xlink:href="../Images/yкринформ/2023-07-01T21-19-00-03-00/630_360_1560230103-643.jpg" xlink:type="simple" xlink:show="embed" xlink:actuate="onLoad" draw:mime-type="image/jpeg"/>
</draw:frame>
On Sunday, July 2, short-term rains with thunderstorms will take place in a number of regions of Ukraine, the air temperature will be 25-30 ° in the daytime.</text:p>
      <text:p text:style-name="P4">
Ukrinform was reported at the Ukrainian Hydrometeorological Center.</text:p>
      <text:p text:style-name="P4">
"Variable cloudiness. At night in the northwestern, in the day in the western, northern, places of Vinnytsia and Kharkiv regions short-term rains, in the daytime thunderstorms; finally the territory without precipitation. Wind mostly southwestern, 5-10 m/pp. °, in the southern part to 22 °, in the Carpathians 9-14 °; in the afternoon25-30 °, in the western and Zhytomyr regions 22-27 ° ",-the forecasters say.</text:p>
      <text:p text:style-name="P4">
In Kyiv and Kyiv region, rainfall is not forecast at night, and the rain and a thunderstorm will go down on the day. The wind is mainly southwestern, 5-10 m/C. The temperature in the capital will be 17-19 °, in the afternoon 27-29 °, in the region there will be 14-19 °, in the afternoon 25-30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climate</text:a>
The changing cloudiness will be maintained in Ukraine and in the next two days. According to forecasting, on July 3, in the southern part and most of the central regions, on July 4, in the eastern, at night and in the southeastern, day and western regions, short-term rains with thunderstorms; in the rest of the territory without precipitation. Windy directions, 3-8 m/s. The temperature at night will be 15-20 °, in the south up to 24 °; in the afternoon 25-30 °, July 4 in the south to 33 °.</text:p>
      <text:p text:style-name="P4">
In the capital and Kyiv region, on July 3-4, precipitation is not predicted. The utility temperature will be 17-19 ° at night, 27-29 ° in the day, in the region will be 15-20 ° at night, 25-30 ° in the afternoon.</text:p>
      <text:p text:style-name="P4">
Forecasters warn that on July 2-4 in Cherkasy, Kherson, Mykolaiv, Zaporizhia, July 3 and in Ternopil, July 4 and in the Zhytomyr Tavinnitsky regions, an extraordinary level of fire danger will outweigh.</text:p>
      <text:p text:style-name="P4">
<text:span text:style-name="T4">
 Read also: </text:span>
 <text:a xlink:type="simple" xlink:href="https://www.ukrinform.ua/rubric-world/3728203-torik-svit-sohvilini-vtracav-11-futbolnih-poliv-lisu-doslidzenna.html" text:style-name="Internet_20_link" text:visited-style-name="Visited_20_Internet_20_Link">
last year the world lost 11 football fields of forest every minute</text:a>
According to July 5-6, in the afternoon of July 5-6, on July 5 and during July 6, short-term rains, thunderstorms, in the rest of the territory without precipitation, are expected in places of the central regions.In Kyiv and the capital region, on July 5-6, short-term rain is expected, lobe(On the night of July 5 without precipitation). Температура у столиці вночі становитимеблизько 20°, вдень 30-32°, по області вночі 16-21°, вдень 27-32°.</text:p>
      <text:p text:style-name="P4">
News Source: <text:a xlink:type="simple" xlink:href="https://www.ukrinform.ua/rubric-regions/3730180-u-nedilu-ukraini-prognozuut-dosi-i-grozi-vden-do-30.html" text:style-name="Internet_20_link" text:visited-style-name="Visited_20_Internet_20_Link">
https://www.ukrinform.ua/rubric-regions/3730180-u-nedilu-ukraini-prognozuut-dosi-i-grozi-vden-do-30.html</text:a>
</text:p>
      <!--NEWS-->
      <text:h text:style-name="P10" text:outline-level="1">
<text:span text:style-name="T4">
President: All who help the aggressor will receive a response to Ukraine and the world</text:span>
</text:h>
      <text:p text:style-name="P4">
Authors: Ukrinform (Person)</text:p>
      <text:p text:style-name="P4">
Publisher: Укринформ (Organization)</text:p>
      <text:p text:style-name="P4">
Published Time: 2023-07-01T21:35:00+03:00</text:p>
      <text:p text:style-name="P4">
Modified Time: 2023-07-01T21:35:00+03:00</text:p>
      <text:p text:style-name="P4">
Description: The President of Ukraine emphasizes that everyone who will assist the aggressor state will receive the answer of our country and the whole world-Ukrinform.</text:p>
      <text:p text:style-name="P4">
Images: ['<text:a xlink:type="simple" xlink:href="https://static.ukrinform.com/photos/2023_07/thumb_files/630_360_1688236992-856.png" text:style-name="Internet_20_link" text:visited-style-name="Visited_20_Internet_20_Link">
630_360_16882...</text:a>
']</text:p>
      <text:p text:style-name="P4">
Tags: ['Україна', 'Зеленський', 'Війна з Росією', 'Рівненська АЕС']</text:p>
      <text:p text:style-name="P4">
Type: Article</text:p>
      <!--METADATA-->
      <text:p text:style-name="P4">
<draw:frame draw:style-name="fr1" draw:name="Image164" text:anchor-type="as-char" svg:width="6.9236in" svg:height="3.956343in" draw:z-index="0">
<draw:image xlink:href="../Images/yкринформ/2023-07-01T21-35-00-03-00/630_360_1688236992-856.png" xlink:type="simple" xlink:show="embed" xlink:actuate="onLoad" draw:mime-type="image/png"/>
</draw:frame>
President of Ukraine emphasizes that everyone who will assist the aggressor state will get the response of our country and the whole world</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I wish health, dear Ukrainians, dear Ukrainian women!</text:span>
</text:p>
      <text:p text:style-name="P4">
We complete this day in the Rivne region - I held the next field meeting. Clavial security issues in the northern regions of our country, our measures of safety. All that concerns both the border and our forces, the North, I -Ukrainian Strategic Objects, such as the Rivne Nuclear Station, which was actually a rate.</text:p>
      <text:p text:style-name="P4">
There were reports of intelligence, the head, the commander of the North, the head of the border service, the Minister of Internal Affairs, the head of the regional state administration of Rivne region on social issues and needs of people. Also, the head of the head of "Energoatom" Kotin, director of Rivne NPP.</text:p>
      <text:p text:style-name="P4">
In general, not only worked in detail about the physical safety of most strategic objects and northern regions, but also such sensitive issues as cybersecurity.</text:p>
      <text:p text:style-name="P4">
I thank everyone and everyone in the Rivne region and here at the Rivne NPP, and the entire perimeter of our northern border, who care about the safety of Ukraine of drowned people.</text:p>
      <text:p text:style-name="P4">
Today, the next package of sanctions of Ukraine against those who helps Russia to wage this terrorist war. In particular, there are sanctions against nearly 300 legal entities and almost 200 individuals. And these are not only Russian citizens. All who will help the aggressor in the world will receive a response to Ukraine and the world.</text:p>
      <text:p text:style-name="P4">
Today, the Prime Minister of Spain Sanchez was a visit to Ukraine. It is strongly - on the first day of the beginning of the Spanish presidency at the EU Council. This is clearly indicative of a new reality. Our joint European Dimony could not be imagined without Ukraine. And now we have achieved the political level that European affairs without Ukraine are already not considered.</text:p>
      <text:p text:style-name="P4">
This visit of Mr. Prime Minister Sanchez talks about the priorities of Spanish Chairman and our cooperation. I thank you, Spain, for the support of - Observer, political, economic!I would like to thank for the respect and help people who found shelter in Spain, escaping from the fighting in Ukraine. I believe that soon we can provide all the necessary conditions for our people to turn home to Ukraine.I am also grateful to those countries with which we have not yet such jointly signed and declared declarations, but which clearly support Ukraine on the path of Vinto, and therefore support the approach of real peace throughout Europe. Thank you!</text:p>
      <text:p text:style-name="P4">
And one more.</text:p>
      <text:p text:style-name="P4">
The National Commission for Energy and Utility Services on Water tariffs has emerged today. To put it mildly, a shameful solution. Not agreed with the government. We cannot and will not perceive such decisions. The government is instructed to submit a decision. And they will be.</text:p>
      <text:p text:style-name="P4">
<text:span text:style-name="T4">
Glory to Ukraine!</text:span>
</text:p>
      <text:p text:style-name="P4">
<text:span text:style-name="T5">
Foto: op</text:span>
</text:p>
      <text:p text:style-name="P4">
News Source: <text:a xlink:type="simple" xlink:href="https://www.ukrinform.ua/rubric-ato/3730327-prezident-usi-hto-dopomagatime-agresoru-otrimaut-vidpovid-ukraini-ta-svitu.html" text:style-name="Internet_20_link" text:visited-style-name="Visited_20_Internet_20_Link">
https://www.ukrinform.ua/rubric-ato/3730327-prezident-usi-hto-dopomagatime-agresoru-otrimaut-vidpovid-ukraini-ta-svitu.html</text:a>
</text:p>
      <!--NEWS-->
      <text:h text:style-name="P10" text:outline-level="1">
<text:span text:style-name="T4">
Under Paris, a farewell with a teenager shot a police officer</text:span>
</text:h>
      <text:p text:style-name="P4">
Authors: Ukrinform (Person)</text:p>
      <text:p text:style-name="P4">
Publisher: Укринформ (Organization)</text:p>
      <text:p text:style-name="P4">
Published Time: 2023-07-01T21:46:00+03:00</text:p>
      <text:p text:style-name="P4">
Modified Time: 2023-07-01T23:46:00+03:00</text:p>
      <text:p text:style-name="P4">
Description: A farewell ceremony with a teenager was shot near Paris. This murder has caused mass protests throughout France. - Ukrinform.</text:p>
      <text:p text:style-name="P4">
Images: ['<text:a xlink:type="simple" xlink:href="https://static.ukrinform.com/photos/2016_04/thumb_files/630_360_1460359115-8488.jpeg" text:style-name="Internet_20_link" text:visited-style-name="Visited_20_Internet_20_Link">
630_360_14603...</text:a>
']</text:p>
      <text:p text:style-name="P4">
Tags: ['Франція', 'Похорон', 'Поліція', 'Протест', 'Вбивство']</text:p>
      <text:p text:style-name="P4">
Type: Article</text:p>
      <!--METADATA-->
      <text:p text:style-name="P4">
<draw:frame draw:style-name="fr1" draw:name="Image165" text:anchor-type="as-char" svg:width="6.9236in" svg:height="3.956343in" draw:z-index="0">
<draw:image xlink:href="../Images/yкринформ/2023-07-01T21-46-00-03-00/630_360_1460359115-8488.jpeg" xlink:type="simple" xlink:show="embed" xlink:actuate="onLoad" draw:mime-type="image/jpeg"/>
</draw:frame>
Corporal Patarizh held a farewell ceremony with a teenager shot dead by a police officer. This murder caused mass protests throughout France.</text:p>
      <text:p text:style-name="P4">
As Ukrinform reports, it reports <text:a xlink:type="simple" xlink:href="http://www.dw.com/uk/pid-parizem-poprosalisa-z-pidlitkom-ubitim-policejskim/a-66091342" text:style-name="Internet_20_link" text:visited-style-name="Visited_20_Internet_20_Link">
DW</text:a>
With reference to Nafranzuzi media.</text:p>
      <text:p text:style-name="P4">
Hundreds of people gathered at the mosque in Nanter's mosque. A special safety area was formed around the building,</text:p>
      <text:p text:style-name="P4">
<text:span text:style-name="T4">
 Read also: </text:span>
 <text:a xlink:type="simple" xlink:href="https://www.ukrinform.ua/rubric-world/3729392-zavorusenna-cerez-vbivstvo-pidlitka-u-francii-mobilizuut-40-tisac-policejskih.html" text:style-name="Internet_20_link" text:visited-style-name="Visited_20_Internet_20_Link">
<text:span text:style-name="T4">
 riots </text:span>
 through a teenager's murder: 40,000 police officers in France are mobilized</text:a>
It is noted that at the request of the relatives of the deceased for the ceremony of farewell and journalists were not allowed.</text:p>
      <text:p text:style-name="P4">
There were no messages about any incidents near the mosque.</text:p>
      <text:p text:style-name="P4">
*!(https://www.ukrinform.ua/rubric-world/3729937-u-francii-prizupinaut-ruh-avtobusiv-i-tramvaiv-cerez-masovi-zavorusenna.html)As reported by Ukrinform, <text:a xlink:type="simple" xlink:href="http://www.ukrinform.ua/tag-protest" text:style-name="Internet_20_link" text:visited-style-name="Visited_20_Internet_20_Link">
protests</text:a>
In France, the war in France broke out on June 27 after the police shot a 16-year-old boy who did not stop at the order of law enforcement.</text:p>
      <text:p text:style-name="P4">
Through protests <text:a xlink:type="simple" xlink:href="http://www.ukrinform.ua/rubric-world/3730234-makron-cerez-protesti-u-francii-perenis-vizit-do-nimeccini.html" text:style-name="Internet_20_link" text:visited-style-name="Visited_20_Internet_20_Link">
Emmanuel Macron decided to postpone his visit</text:a>
to Germany.</text:p>
      <text:p text:style-name="P4">
News Source: <text:a xlink:type="simple" xlink:href="https://www.ukrinform.ua/rubric-world/3730344-pid-parizem-vidbulosa-prosanna-z-pidlitkom-akogo-zastreliv-policejskij.html" text:style-name="Internet_20_link" text:visited-style-name="Visited_20_Internet_20_Link">
https://www.ukrinform.ua/rubric-world/3730344-pid-parizem-vidbulosa-prosanna-z-pidlitkom-akogo-zastreliv-policejskij.html</text:a>
</text:p>
      <!--NEWS-->
      <text:h text:style-name="P10" text:outline-level="1">
<text:span text:style-name="T4">
In Kenya, the number of victims of an accident with a truck increased to 51</text:span>
</text:h>
      <text:p text:style-name="P4">
Authors: Ukrinform (Person)</text:p>
      <text:p text:style-name="P4">
Publisher: Укринформ (Organization)</text:p>
      <text:p text:style-name="P4">
Published Time: 2023-07-01T21:49:00+03:00</text:p>
      <text:p text:style-name="P4">
Modified Time: 2023-07-01T21:49:00+03:00</text:p>
      <text:p text:style-name="P4">
Description: The number of killed in a car crash in the Kenya west increased to 51, more than 30 people were injured. - Ukrinform.</text:p>
      <text:p text:style-name="P4">
Images: ['<text:a xlink:type="simple" xlink:href="https://static.ukrinform.com/photos/2023_07/thumb_files/630_360_1688237459-570.jpg" text:style-name="Internet_20_link" text:visited-style-name="Visited_20_Internet_20_Link">
630_360_16882...</text:a>
']</text:p>
      <text:p text:style-name="P4">
Tags: None</text:p>
      <text:p text:style-name="P4">
Type: Article</text:p>
      <!--METADATA-->
      <text:p text:style-name="P4">
<draw:frame draw:style-name="fr1" draw:name="Image166" text:anchor-type="as-char" svg:width="6.9236in" svg:height="3.956343in" draw:z-index="0">
<draw:image xlink:href="../Images/yкринформ/2023-07-01T21-49-00-03-00/630_360_1688237459-570.jpg" xlink:type="simple" xlink:show="embed" xlink:actuate="onLoad" draw:mime-type="image/jpeg"/>
</draw:frame>
The number of people in a car crash in Kenya's west increased to 51, more than 30 people have exposed.</text:p>
      <text:p text:style-name="P4">
About it reports <text:a xlink:type="simple" xlink:href="https://english.news.cn/africa/20230702/d007ca8b2b2e494098ea9835cdb98370/c.html" text:style-name="Internet_20_link" text:visited-style-name="Visited_20_Internet_20_Link">
xinhua</text:a>
With reference to local police, Ukrinform reports.</text:p>
      <text:p text:style-name="P4">
"We now have 51 body. Many people have been injured and are in the ably," said Rift -Velly, Tom Odero Odero.</text:p>
      <text:p text:style-name="P4">
It is clarified that at least 32 people were affected by car crash.</text:p>
      <text:p text:style-name="P4">
As it is noted, the driver of the truck who transported the container lost the controlling vehicle and crashed into other cars, and therefore into pedestrians of soreotar.</text:p>
      <text:p text:style-name="P4">
In connection with this road accident, the Minister of Internal Affairs Kenya Kiture Kindi ordered Police to strengthen control over compliance with the rules of road traffic.</text:p>
      <text:p text:style-name="P4">
<text:span text:style-name="T5">
Foto: Lasthope</text:span>
</text:p>
      <text:p text:style-name="P4">
News Source: <text:a xlink:type="simple" xlink:href="https://www.ukrinform.ua/rubric-world/3730331-dtp-z-vantazivkou-v-kenii-kilkist-zertv-zrosla-do-51.html" text:style-name="Internet_20_link" text:visited-style-name="Visited_20_Internet_20_Link">
https://www.ukrinform.ua/rubric-world/3730331-dtp-z-vantazivkou-v-kenii-kilkist-zertv-zrosla-do-51.html</text:a>
</text:p>
      <!--NEWS-->
      <text:h text:style-name="P10" text:outline-level="1">
<text:span text:style-name="T4">
Ukrainian Khizhnyak won the gold of European games in Krakow</text:span>
</text:h>
      <text:p text:style-name="P4">
Authors: Ukrinform (Person)</text:p>
      <text:p text:style-name="P4">
Publisher: Укринформ (Organization)</text:p>
      <text:p text:style-name="P4">
Published Time: 2023-07-01T21:53:35+03:00</text:p>
      <text:p text:style-name="P4">
Modified Time: 2023-07-01T21:53:35+03:00</text:p>
      <text:p text:style-name="P4">
Description: Ukrainian boxer Oleksandr Khizhniak won gold in the finals of European Games in Krakow. - Ukrinform.</text:p>
      <text:p text:style-name="P4">
Images: ['<text:a xlink:type="simple" xlink:href="https://static.ukrinform.com/photos/2023_07/thumb_files/630_360_1688237532-930.jpeg" text:style-name="Internet_20_link" text:visited-style-name="Visited_20_Internet_20_Link">
630_360_16882...</text:a>
']</text:p>
      <text:p text:style-name="P4">
Tags: ['Бокс', 'Олександр Хижняк', 'Європейські ігри']</text:p>
      <text:p text:style-name="P4">
Type: Article</text:p>
      <!--METADATA-->
      <text:p text:style-name="P4">
<draw:frame draw:style-name="fr1" draw:name="Image167" text:anchor-type="as-char" svg:width="6.9236in" svg:height="3.956343in" draw:z-index="0">
<draw:image xlink:href="../Images/yкринформ/2023-07-01T21-53-35-03-00/630_360_1688237532-930.jpeg" xlink:type="simple" xlink:show="embed" xlink:actuate="onLoad" draw:mime-type="image/jpeg"/>
</draw:frame>
Ukrainian boxer Oleksandr Khizhniak won gold in the finals of European Igor Krakow.</text:p>
      <text:p text:style-name="P4">
Khizhnyak won Gabriel Veochich from Croatia ahead of schedule, Ukrinform reports.</text:p>
      <text:p text:style-name="P4">
Referee stopped the fight in the 2nd round.</text:p>
      <text:p text:style-name="P4">
The Ukrainian performs in the weight category up to 80 kg.</text:p>
      <text:p text:style-name="P4">
In the 1/2 finals, Alexander defeated the representative of Italy Salvator Kaftyaro.</text:p>
      <text:p text:style-name="P4">
For Ukraine it is the 20th "gold" of European Games.</text:p>
      <text:p text:style-name="P4">
<text:span text:style-name="T4">
 Read also: </text:span>
 [Ukraine national team holds the third position in the European Games team.(https://www.ukrinform.ua/rubric-sports/3730001-zbirna-ukraini-utrimue-tretu-poziciu-u-komandnomu-zaliku-iii-evropejskih-igor.html)As it was reported, Khizhnyak has already won the Olympic license for the 2024 games.</text:p>
      <text:p text:style-name="P4">
Photo: Getty Images</text:p>
      <text:p text:style-name="P4">
News Source: <text:a xlink:type="simple" xlink:href="https://www.ukrinform.ua/rubric-sports/3730332-ukrainec-hiznak-zdobuv-zoloto-evropejskih-igor-u-krakovi.html" text:style-name="Internet_20_link" text:visited-style-name="Visited_20_Internet_20_Link">
https://www.ukrinform.ua/rubric-sports/3730332-ukrainec-hiznak-zdobuv-zoloto-evropejskih-igor-u-krakovi.html</text:a>
</text:p>
      <!--NEWS-->
      <text:h text:style-name="P10" text:outline-level="1">
<text:span text:style-name="T4">
Increasing the security of strategic objects in the north of Ukraine is a key issue - President</text:span>
</text:h>
      <text:p text:style-name="P4">
Authors: Ukrinform (Person)</text:p>
      <text:p text:style-name="P4">
Publisher: Укринформ (Organization)</text:p>
      <text:p text:style-name="P4">
Published Time: 2023-07-01T22:02:00+03:00</text:p>
      <text:p text:style-name="P4">
Modified Time: 2023-07-01T22:02:00+03:00</text:p>
      <text:p text:style-name="P4">
Description: During the outbound meeting, the rates that took place at the Rivne NPP discussed the issues of strengthening the security of strategic objects in the northern regions of the country. - Ukrinform.</text:p>
      <text:p text:style-name="P4">
Images: ['<text:a xlink:type="simple" xlink:href="https://static.ukrinform.com/photos/2022_07/thumb_files/630_360_1657829957-221.jpeg" text:style-name="Internet_20_link" text:visited-style-name="Visited_20_Internet_20_Link">
630_360_16578...</text:a>
']</text:p>
      <text:p text:style-name="P4">
Tags: ['Зеленський', 'Безпека', 'Війна з Росією', 'Рівненська АЕС']</text:p>
      <text:p text:style-name="P4">
Type: Article</text:p>
      <!--METADATA-->
      <text:p text:style-name="P4">
<draw:frame draw:style-name="fr1" draw:name="Image168" text:anchor-type="as-char" svg:width="6.9236in" svg:height="3.956343in" draw:z-index="0">
<draw:image xlink:href="../Images/yкринформ/2023-07-01T22-02-00-03-00/630_360_1657829957-221.jpeg" xlink:type="simple" xlink:show="embed" xlink:actuate="onLoad" draw:mime-type="image/jpeg"/>
</draw:frame>
During the regional meeting, the rates that took place at the Rivne NPP discussed the increased safety of strategic objects in the northern regions of the country.</text:p>
      <text:p text:style-name="P4">
According to Ukrinform, about it in <text:a xlink:type="simple" xlink:href="https://www.youtube.com/watch" text:style-name="Internet_20_link" text:visited-style-name="Visited_20_Internet_20_Link">
video order</text:a>
Volodymyr Zelenskyy reported.</text:p>
      <text:p text:style-name="P4">
“We complete this day in the Rivne region - he held another outgoing meeting. Key safety issues in the northern regions of our country, is our costs for strengthening security. All that concerns both the border and our forces, the North, and Ukrainian strategic objects, such as Rivne atomas, at which the bet was actually, ”the President said.</text:p>
      <text:p text:style-name="P4">
<text:span text:style-name="T5">
Video: <text:a xlink:type="simple" xlink:href="https://www.facebook.com/president.gov.ua" text:style-name="Internet_20_link" text:visited-style-name="Visited_20_Internet_20_Link">
Presidential Office</text:a>
</text:span>
</text:p>
      <text:p text:style-name="P4">
According to the Head of State, the reports of intelligence, commander -in -chief, commander of forces were heard, the head of the border service, the Minister of Internal Affairs, the head of the regional state administration <text:a xlink:type="simple" xlink:href="https://www.ukrinform.ua/tag-rivnensina" text:style-name="Internet_20_link" text:visited-style-name="Visited_20_Internet_20_Link">
Rivne region</text:a>
on social issues of the Higher Freedom. There was also a report by President of Energoatom Petracotin, Director of Rivne NPP.</text:p>
      <text:p text:style-name="P4">
<text:span text:style-name="T4">
 Read also: </text:span>
 <text:a xlink:type="simple" xlink:href="https://www.ukrinform.ua/rubric-ato/3730219-zelenskij-rosiani-mozut-zdijsniti-terakt-na-zaes-abi-zupiniti-kontrnastup.html" text:style-name="Internet_20_link" text:visited-style-name="Visited_20_Internet_20_Link">
Zelensky: Russians can carry out a terrorist attack on the ZPP, dial the counter -offensive</text:a>
"In general, not only worked in detail about the physical safety of most strategic objects and northern regions, but also such sensitive issues as cybersecurity," Zelensky added.</text:p>
      <text:p text:style-name="P4">
As it was reported, President Volodymyr Zelenskyy on Saturday, July 1, a holding meeting of the Supreme Commander-in-Chief at the Rivne atomic power plant to estimate any possible threats to the station at the spot.</text:p>
      <text:p text:style-name="P4">
<text:span text:style-name="T5">
Foto: op</text:span>
</text:p>
      <text:p text:style-name="P4">
News Source: <text:a xlink:type="simple" xlink:href="https://www.ukrinform.ua/rubric-ato/3730335-posilenna-bezpeki-strategicnih-obektiv-na-pivnoci-ukraini-e-klucovim-pitannam-prezident.html" text:style-name="Internet_20_link" text:visited-style-name="Visited_20_Internet_20_Link">
https://www.ukrinform.ua/rubric-ato/3730335-posilenna-bezpeki-strategicnih-obektiv-na-pivnoci-ukraini-e-klucovim-pitannam-prezident.html</text:a>
</text:p>
      <!--NEWS-->
      <text:h text:style-name="P10" text:outline-level="1">
<text:span text:style-name="T4">
Zelensky - about Sanchez's visit: European affairs without Ukraine are not already considered</text:span>
</text:h>
      <text:p text:style-name="P4">
Authors: Ukrinform (Person)</text:p>
      <text:p text:style-name="P4">
Publisher: Укринформ (Organization)</text:p>
      <text:p text:style-name="P4">
Published Time: 2023-07-01T22:19:00+03:00</text:p>
      <text:p text:style-name="P4">
Modified Time: 2023-07-01T22:19:00+03:00</text:p>
      <text:p text:style-name="P4">
Description: The visit to Ukraine by the Prime Minister of Spain Pedro Sanchez on the first day of the Spanish presidency in the EU Council testifies to a new reality in which European affairs without Ukraine are no longer considered. - Ukrinform.</text:p>
      <text:p text:style-name="P4">
Images: ['<text:a xlink:type="simple" xlink:href="https://static.ukrinform.com/photos/2023_07/thumb_files/630_360_1688239140-614.png" text:style-name="Internet_20_link" text:visited-style-name="Visited_20_Internet_20_Link">
630_360_16882...</text:a>
']</text:p>
      <text:p text:style-name="P4">
Tags: ['Іспанія', 'Візит', 'Зеленський', 'Санчес']</text:p>
      <text:p text:style-name="P4">
Type: Article</text:p>
      <!--METADATA-->
      <text:p text:style-name="P4">
<draw:frame draw:style-name="fr1" draw:name="Image169" text:anchor-type="as-char" svg:width="6.9236in" svg:height="3.956343in" draw:z-index="0">
<draw:image xlink:href="../Images/yкринформ/2023-07-01T22-19-00-03-00/630_360_1688239140-614.png" xlink:type="simple" xlink:show="embed" xlink:actuate="onLoad" draw:mime-type="image/png"/>
</draw:frame>
The visit of the Prime Minister of Spain Pedro Sanchez on the first day of Spanish President in the EU Council testifies to a new reality in which Ukraine's European cases are no longer considered.</text:p>
      <text:p text:style-name="P4">
On this during his <text:a xlink:type="simple" xlink:href="https://www.youtube.com/watch" text:style-name="Internet_20_link" text:visited-style-name="Visited_20_Internet_20_Link">
appeal</text:a>
President of Ukraine Zelensky emphasized.</text:p>
      <text:p text:style-name="P4">
“Today the Prime Minister [Spain] was a visit to Ukraine.(https://www.ukrinform.ua/tag-ispania)Sanchez. It is very symbolic - on the first day of the beginning of the Spanish presidency at the EU Council. This is clearly evidenced by a new reality. Our common European home could always be imagined without Ukraine. And now we have achieved at the political level that European affairs without Ukraine are no longer considered, ”Zelensky said.</text:p>
      <text:p text:style-name="P4">
<text:span text:style-name="T5">
Viso: <text:a xlink:type="simple" xlink:href="https://t.me/V_Zelenskiy_official/6799" text:style-name="Internet_20_link" text:visited-style-name="Visited_20_Internet_20_Link">
op</text:a>
</text:span>
</text:p>
      <text:p text:style-name="P4">
He also reported that joint statements with Spain Prime Minister have been signed today to support European and Euro-Atlantic perspectives in Ukraine.</text:p>
      <text:p text:style-name="P4">
"And this is the twenty -first such statement, that is, most supported the nourishment, in particular, in the issue of membership in the Alliance ... Belgium, Denmark, Our Sports from Estonia, Italy, Iceland, Spain, Canada, Latvia, Lithuania, Netherlands, Germany, Germany, Germany These are Norway and Poland, Romania, Slovakia, Slovenia, Finland, France, Czech Republic, Montenegro and Sweden. I thank you all, ”the president emphasized, and stressed that he is also grateful to those states with which Ukraine no such jointly signed statements and declarations. But they, at the Consciousness of Zelensky, quite clearly support Ukraine on the way to NATO, and therefore support the approach of real peace throughout Europe.</text:p>
      <text:p text:style-name="P4">
<text:span text:style-name="T4">
 Read also: </text:span>
 <text:a xlink:type="simple" xlink:href="https://www.ukrinform.ua/rubric-polytics/3730248-zelenskij-obgovoriv-iz-premerom-ispanii-integraciu-v-es-i-nato-ta-formulu-miru.html" text:style-name="Internet_20_link" text:visited-style-name="Visited_20_Internet_20_Link">
Zelensky discussed with the Prime Minister of Spain in the NATO ESU and the formula of peace</text:a>
As reported <text:a xlink:type="simple" xlink:href="https://www.ukrinform.ua/rubric-polytics/3730086-premer-ispanii-pribuv-v-ukrainu.html" text:style-name="Internet_20_link" text:visited-style-name="Visited_20_Internet_20_Link">
Ukrinform</text:a>
, Sanchez Prime Minister's Prime Minister arrived on a visit to Ukraine on July 1, on the first day of the presidency of the European Union.</text:p>
      <text:p text:style-name="P4">
News Source: <text:a xlink:type="simple" xlink:href="https://www.ukrinform.ua/rubric-polytics/3730336-zelenskij-pro-vizit-sancesa-evropejski-spravi-bez-ukraini-vze-ne-rozgladautsa.html" text:style-name="Internet_20_link" text:visited-style-name="Visited_20_Internet_20_Link">
https://www.ukrinform.ua/rubric-polytics/3730336-zelenskij-pro-vizit-sancesa-evropejski-spravi-bez-ukraini-vze-ne-rozgladautsa.html</text:a>
</text:p>
      <!--NEWS-->
      <text:h text:style-name="P10" text:outline-level="1">
<text:span text:style-name="T4">
The enemy made rocket launchers in the Black Sea - OK "South"</text:span>
</text:h>
      <text:p text:style-name="P4">
Authors: Ukrinform (Person)</text:p>
      <text:p text:style-name="P4">
Publisher: Укринформ (Organization)</text:p>
      <text:p text:style-name="P4">
Published Time: 2023-07-01T22:31:00+03:00</text:p>
      <text:p text:style-name="P4">
Modified Time: 2023-07-01T22:31:00+03:00</text:p>
      <text:p text:style-name="P4">
Description: The Russian military instead of one surface carrier of the Caliber missiles brought into the Black Sea two underwater rockets. - Ukrinform.</text:p>
      <text:p text:style-name="P4">
Images: ['<text:a xlink:type="simple" xlink:href="https://static.ukrinform.com/photos/2016_03/thumb_files/630_360_1459411837-1303-foto-milru.jpg" text:style-name="Internet_20_link" text:visited-style-name="Visited_20_Internet_20_Link">
630_360_14594...</text:a>
']</text:p>
      <text:p text:style-name="P4">
Tags: ['Ракета', ' Чорне море', 'Підводний човен', 'Війна з Росією']</text:p>
      <text:p text:style-name="P4">
Type: Article</text:p>
      <!--METADATA-->
      <text:p text:style-name="P4">
<draw:frame draw:style-name="fr1" draw:name="Image170" text:anchor-type="as-char" svg:width="6.9236in" svg:height="3.956343in" draw:z-index="0">
<draw:image xlink:href="../Images/yкринформ/2023-07-01T22-31-00-03-00/630_360_1459411837-1303-foto-milru.jpg" xlink:type="simple" xlink:show="embed" xlink:actuate="onLoad" draw:mime-type="image/jpeg"/>
</draw:frame>
The Russian military instead of one surface carrier of the caliber missiles brought into the Black Sea two underwater rockets.</text:p>
      <text:p text:style-name="P4">
According to Ukrinform, the operational command "South" reports in <text:a xlink:type="simple" xlink:href="https://t.me/s/Nazars_look" text:style-name="Internet_20_link" text:visited-style-name="Visited_20_Internet_20_Link">
telegram</text:a>
.</text:p>
      <text:p text:style-name="P4">
"The enemy has rotated rocket carriers - the excess was replaced with two submarines. The creepy volley of" caliber "remained at the level of eight," the statement said.</text:p>
      <text:p text:style-name="P4">
Clarified that in <text:a xlink:type="simple" xlink:href="https://www.ukrinform.ua/tag-corne-more" text:style-name="Internet_20_link" text:visited-style-name="Visited_20_Internet_20_Link">
the Black Sea</text:a>
The storm weather is kept.</text:p>
      <text:p text:style-name="P4">
At the same time in the OK "South" was warned that given a certain pause in the actions of the cache, the attention to the signals of air anxiety should be increased.</text:p>
      <text:p text:style-name="P4">
<text:span text:style-name="T4">
 Read also: </text:span>
 <text:a xlink:type="simple" xlink:href="https://www.ukrinform.ua/rubric-ato/3730084-u-cornomu-mori-rosia-trimae-odin-raketonosij.html" text:style-name="Internet_20_link" text:visited-style-name="Visited_20_Internet_20_Link">
in the Black Sea Russia holds one rocket carrier</text:a>
It was reported that the head of the united coordination press center of the Defense Forces of Ukraine <text:a xlink:type="simple" xlink:href="https://www.ukrinform.ua/rubric-ato/3729391-gumenuk-e-oznaki-pidgotovki-rosii-do-raketnih-udariv.html" text:style-name="Internet_20_link" text:visited-style-name="Visited_20_Internet_20_Link">
Natalia Humeniuk stated</text:a>
The prominence of the signs of the probable preparation of Russia for rocket strokes.</text:p>
      <text:p text:style-name="P4">
News Source: <text:a xlink:type="simple" xlink:href="https://www.ukrinform.ua/rubric-ato/3730338-vorog-zdijsniv-rotaciu-raketonosiiv-u-cornomu-mori-ok-pivden.html" text:style-name="Internet_20_link" text:visited-style-name="Visited_20_Internet_20_Link">
https://www.ukrinform.ua/rubric-ato/3730338-vorog-zdijsniv-rotaciu-raketonosiiv-u-cornomu-mori-ok-pivden.html</text:a>
</text:p>
      <!--NEWS-->
      <text:h text:style-name="P10" text:outline-level="1">
<text:span text:style-name="T4">
Water tariffs: Zelensky called the National Commission's decision shameful and unprofessional</text:span>
</text:h>
      <text:p text:style-name="P4">
Authors: Ukrinform (Person)</text:p>
      <text:p text:style-name="P4">
Publisher: Укринформ (Organization)</text:p>
      <text:p text:style-name="P4">
Published Time: 2023-07-01T22:52:00+03:00</text:p>
      <text:p text:style-name="P4">
Modified Time: 2023-07-01T22:52:00+03:00</text:p>
      <text:p text:style-name="P4">
Description: The President of Ukraine criticized the NERCEP decisions to raise the tariffs for water supply for the population, calling it shameful and unprofessional. - Ukrinform.</text:p>
      <text:p text:style-name="P4">
Images: ['<text:a xlink:type="simple" xlink:href="https://static.ukrinform.com/photos/2023_06/thumb_files/630_360_1686938443-722.jpg" text:style-name="Internet_20_link" text:visited-style-name="Visited_20_Internet_20_Link">
630_360_16869...</text:a>
']</text:p>
      <text:p text:style-name="P4">
Tags: ['НКРЕКП', 'Тариф', 'Вода', 'Зеленський']</text:p>
      <text:p text:style-name="P4">
Type: Article</text:p>
      <!--METADATA-->
      <text:p text:style-name="P4">
<draw:frame draw:style-name="fr1" draw:name="Image171" text:anchor-type="as-char" svg:width="6.9236in" svg:height="3.956343in" draw:z-index="0">
<draw:image xlink:href="../Images/yкринформ/2023-07-01T22-52-00-03-00/630_360_1686938443-722.jpg" xlink:type="simple" xlink:show="embed" xlink:actuate="onLoad" draw:mime-type="image/jpeg"/>
</draw:frame>
The President of Ukraine criticized the NERCEP's decision to raise the tariffs for water supply for sales, calling it shameful and unprofessional.</text:p>
      <text:p text:style-name="P4">
Volodymyr Zelenskyy said this in <text:a xlink:type="simple" xlink:href="https://www.youtube.com/watch" text:style-name="Internet_20_link" text:visited-style-name="Visited_20_Internet_20_Link">
video closer</text:a>
, reports Ukrinform.</text:p>
      <text:p text:style-name="P4">
“Today, the National Commission for Energy and Utility Services for raising water tariffs has emerged. To put it mildly, a shameful solution. It is not agreed with the government, ”the Head of State emphasized.</text:p>
      <text:p text:style-name="P4">
According to him, the authorities cannot and will not perceive such decisions calmly.</text:p>
      <text:p text:style-name="P4">
“The government is instructed to submit a decision. And they will be, ”the president emphasized.</text:p>
      <text:p text:style-name="P4">
*!(https://www.ukrinform.ua/rubric-economy/3730303-minenergo-vvazae-neobgruntovanim-risenna-nackomisii-pro-pereglad-tarifiv-na-vodu.html)As reported by Ukrinform, the National Commission for State Regulation of Energy and Utilities has established new <text:a xlink:type="simple" xlink:href="https://www.ukrinform.ua/tag-tarif" text:style-name="Internet_20_link" text:visited-style-name="Visited_20_Internet_20_Link">
tariffs</text:a>
On water for 33 water utilities and JSC "Ukrzaliznytsya". Weighted average growth was 32%.</text:p>
      <text:p text:style-name="P4">
Prime Minister Denis Schmigal noted that the National Commission to increase the tariffs for centralized water supply and sewerage was not agreed. Therefore, the head of the Cabinet instructed to start additional consultations on their review.</text:p>
      <text:p text:style-name="P4">
News Source: <text:a xlink:type="simple" xlink:href="https://www.ukrinform.ua/rubric-economy/3730342-pidvisenna-tarifiv-na-vodu-zelenskij-nazvav-risenna-nackomisii-ganebnim-i-neprofesijnim.html" text:style-name="Internet_20_link" text:visited-style-name="Visited_20_Internet_20_Link">
https://www.ukrinform.ua/rubric-economy/3730342-pidvisenna-tarifiv-na-vodu-zelenskij-nazvav-risenna-nackomisii-ganebnim-i-neprofesijnim.html</text:a>
</text:p>
      <!--NEWS-->
      <text:h text:style-name="P10" text:outline-level="1">
<text:span text:style-name="T4">
The reception of applications for participation in the project "Assistant Veterans" started</text:span>
</text:h>
      <text:p text:style-name="P4">
Authors: Ukrinform (Person)</text:p>
      <text:p text:style-name="P4">
Publisher: Укринформ (Organization)</text:p>
      <text:p text:style-name="P4">
Published Time: 2023-07-01T23:24:00+03:00</text:p>
      <text:p text:style-name="P4">
Modified Time: 2023-07-01T23:24:00+03:00</text:p>
      <text:p text:style-name="P4">
Description: In Vinnytsia, Dnipropetrovsk, Lviv and Mykolaiv regions, on July 1, applications for competitive selection of candidates for veterans assistants began. - Ukrinform.</text:p>
      <text:p text:style-name="P4">
Images: ['<text:a xlink:type="simple" xlink:href="https://static.ukrinform.com/photos/2022_01/thumb_files/630_360_1643092726-230.jpg" text:style-name="Internet_20_link" text:visited-style-name="Visited_20_Internet_20_Link">
630_360_16430...</text:a>
']</text:p>
      <text:p text:style-name="P4">
Tags: ['Конкурс', 'Ветерани війни', 'Міністерство у справах ветеранів']</text:p>
      <text:p text:style-name="P4">
Type: Article</text:p>
      <!--METADATA-->
      <text:p text:style-name="P4">
<draw:frame draw:style-name="fr1" draw:name="Image172" text:anchor-type="as-char" svg:width="6.9236in" svg:height="3.956343in" draw:z-index="0">
<draw:image xlink:href="../Images/yкринформ/2023-07-01T23-24-00-03-00/630_360_1643092726-230.jpg" xlink:type="simple" xlink:show="embed" xlink:actuate="onLoad" draw:mime-type="image/jpeg"/>
</draw:frame>
Vonnitskaya, Dnipropetrovsk, Lviv and Mykolaiv regions, July 1, was adopted applications for competitive selection of candidates for assistants of veterans.</text:p>
      <text:p text:style-name="P4">
According to Ukrinform, it reports <text:a xlink:type="simple" xlink:href="http://mva.gov.ua/ua/news/vidkrito-konkursnij-vidbir-u-korpus-pomichnikiv-veterana" text:style-name="Internet_20_link" text:visited-style-name="Visited_20_Internet_20_Link">
Ministry of Veterans.</text:a>
It is about the implementation of the pilot project of the Ministry of Veterans in the communities of four -regions - individual support service within the framework of the system of transition from military service to civil life of Ukrainian defenders of the pelvic protection, which will be returned from the front and service home.</text:p>
      <text:p text:style-name="P4">
“Veterans' assistants, and mostly these will be the former military, members of the Petranian families and dead heroes, will be special training, they will work in service offices and advise <text:a xlink:type="simple" xlink:href="https://www.ukrinform.ua/tag-veterani-vijni" text:style-name="Internet_20_link" text:visited-style-name="Visited_20_Internet_20_Link">
veterans</text:a>
on employment, training, aspects of social protection and rehabilitation, improvement of Stanuswauz, in general the exercise of their rights and privileges in various fields, ”the Ministry said.</text:p>
      <text:p text:style-name="P4">
The service has been developed by Ministry of Veterans for assistance to “Action Project”, which is implemented by the United Nations Development Program in Ukraine for Sweden financing.</text:p>
      <text:p text:style-name="P4">
<text:span text:style-name="T4">
 Read also: </text:span>
 <text:a xlink:type="simple" xlink:href="https://www.ukrinform.ua/rubric-society/3729869-na-robotu-pomicnikiv-veteraniv-vidileno-ponad-50-miljoniv-minveteraniv.html" text:style-name="Internet_20_link" text:visited-style-name="Visited_20_Internet_20_Link">
to work veterans assistants have allocated more than ₴ 50 millions</text:a>
From July 1, candidates for the posts of veteran assistants living in Vinnytsia, Dnipropetrovsk, Lviv and Mykolaiv regions may submit a competitive selection for participation in this project with the help of an information portal <text:a xlink:type="simple" xlink:href="http://eveteran.gov.ua/" text:style-name="Internet_20_link" text:visited-style-name="Visited_20_Internet_20_Link">
e-veteran</text:a>
.</text:p>
      <text:p text:style-name="P4">
The Ministry of Veterans specified that the candidates selected by the candidates would take into account the place of employment of the pilot region - subject to the participation of the territorial community with a vestial project.</text:p>
      <text:p text:style-name="P4">
*!(https://www.ukrinform.ua/rubric-society/3729933-majze-40-gromad-stali-ucasnikami-pilotnogo-proektu-pomicnik-veterana.html)</text:p>
      <text:p text:style-name="P4">
News Source: <text:a xlink:type="simple" xlink:href="https://www.ukrinform.ua/rubric-society/3730343-startuvav-prijom-zaav-na-ucast-u-proekti-pomicnik-veterana.html" text:style-name="Internet_20_link" text:visited-style-name="Visited_20_Internet_20_Link">
https://www.ukrinform.ua/rubric-society/3730343-startuvav-prijom-zaav-na-ucast-u-proekti-pomicnik-veterana.html</text:a>
</text:p>
      <!--NEWS-->
      <text:h text:style-name="P10" text:outline-level="1">
<text:span text:style-name="T4">
Under Paris, a farewell with a teenager shot a police officer</text:span>
</text:h>
      <text:p text:style-name="P4">
Authors: Ukrinform (Person)</text:p>
      <text:p text:style-name="P4">
Publisher: Укринформ (Organization)</text:p>
      <text:p text:style-name="P4">
Published Time: 2023-07-01T23:46:00+03:00</text:p>
      <text:p text:style-name="P4">
Modified Time: 2023-07-01T23:46:00+03:00</text:p>
      <text:p text:style-name="P4">
Description: A farewell ceremony with a teenager was shot near Paris. This murder has caused mass protests throughout France. - Ukrinform.</text:p>
      <text:p text:style-name="P4">
Images: ['<text:a xlink:type="simple" xlink:href="https://static.ukrinform.com/photos/2016_04/thumb_files/630_360_1460359115-8488.jpeg" text:style-name="Internet_20_link" text:visited-style-name="Visited_20_Internet_20_Link">
630_360_14603...</text:a>
']</text:p>
      <text:p text:style-name="P4">
Tags: ['Франція', 'Похорон', 'Поліція', 'Протест', 'Вбивство']</text:p>
      <text:p text:style-name="P4">
Type: Article</text:p>
      <!--METADATA-->
      <text:p text:style-name="P4">
<draw:frame draw:style-name="fr1" draw:name="Image173" text:anchor-type="as-char" svg:width="6.9236in" svg:height="3.956343in" draw:z-index="0">
<draw:image xlink:href="../Images/yкринформ/2023-07-01T23-46-00-03-00/630_360_1460359115-8488.jpeg" xlink:type="simple" xlink:show="embed" xlink:actuate="onLoad" draw:mime-type="image/jpeg"/>
</draw:frame>
Corporal Patarizh held a farewell ceremony with a teenager shot dead by a police officer. This murder caused mass protests throughout France.</text:p>
      <text:p text:style-name="P4">
As Ukrinform reports, it reports <text:a xlink:type="simple" xlink:href="http://www.dw.com/uk/pid-parizem-poprosalisa-z-pidlitkom-ubitim-policejskim/a-66091342" text:style-name="Internet_20_link" text:visited-style-name="Visited_20_Internet_20_Link">
DW</text:a>
With reference to Nafranzuzi media.</text:p>
      <text:p text:style-name="P4">
Hundreds of people gathered at the mosque in Nanter's mosque. A special safety area was formed around the building,</text:p>
      <text:p text:style-name="P4">
<text:span text:style-name="T4">
 Read also: </text:span>
 <text:a xlink:type="simple" xlink:href="https://www.ukrinform.ua/rubric-world/3729392-zavorusenna-cerez-vbivstvo-pidlitka-u-francii-mobilizuut-40-tisac-policejskih.html" text:style-name="Internet_20_link" text:visited-style-name="Visited_20_Internet_20_Link">
<text:span text:style-name="T4">
 riots </text:span>
 through a teenager's murder: 40,000 police officers in France are mobilized</text:a>
It is noted that at the request of the relatives of the deceased for the ceremony of farewell and journalists were not allowed.</text:p>
      <text:p text:style-name="P4">
There were no messages about any incidents near the mosque.</text:p>
      <text:p text:style-name="P4">
*!(https://www.ukrinform.ua/rubric-world/3729937-u-francii-prizupinaut-ruh-avtobusiv-i-tramvaiv-cerez-masovi-zavorusenna.html)As reported by Ukrinform, <text:a xlink:type="simple" xlink:href="http://www.ukrinform.ua/tag-protest" text:style-name="Internet_20_link" text:visited-style-name="Visited_20_Internet_20_Link">
protests</text:a>
In France, the war in France broke out on June 27 after the police shot a 16-year-old boy who did not stop at the order of law enforcement.</text:p>
      <text:p text:style-name="P4">
Through protests <text:a xlink:type="simple" xlink:href="http://www.ukrinform.ua/rubric-world/3730234-makron-cerez-protesti-u-francii-perenis-vizit-do-nimeccini.html" text:style-name="Internet_20_link" text:visited-style-name="Visited_20_Internet_20_Link">
Emmanuel Macron decided to postpone his visit</text:a>
to Germany.</text:p>
      <text:p text:style-name="P4">
News Source: <text:a xlink:type="simple" xlink:href="https://www.ukrinform.ua/rubric-world/3730344-pid-parizem-vidbulosa-prosanna-z-pidlitkom-akogo-zastreliv-policejskij.html" text:style-name="Internet_20_link" text:visited-style-name="Visited_20_Internet_20_Link">
https://www.ukrinform.ua/rubric-world/3730344-pid-parizem-vidbulosa-prosanna-z-pidlitkom-akogo-zastreliv-policejskij.html</text:a>
</text:p>
      <!--NEWS-->
      <text:h text:style-name="P10" text:outline-level="1">
<text:span text:style-name="T4">
In the USA, the first fully autonomous railway system was launched</text:span>
</text:h>
      <text:p text:style-name="P4">
Authors: Ukrinform (Person)</text:p>
      <text:p text:style-name="P4">
Publisher: Укринформ (Organization)</text:p>
      <text:p text:style-name="P4">
Published Time: 2023-07-01T2:38:00+03:00</text:p>
      <text:p text:style-name="P4">
Modified Time: 2023-07-01T20:38:00+03:00</text:p>
      <text:p text:style-name="P4">
Description: In Honolulu, which in the US state of Hawaii, the country's first fully automated railway system with the use of Japanese company Hitachi was operated. - Ukrinform.</text:p>
      <text:p text:style-name="P4">
Images: ['<text:a xlink:type="simple" xlink:href="https://static.ukrinform.com/photos/2023_07/thumb_files/630_360_1688233215-462.png" text:style-name="Internet_20_link" text:visited-style-name="Visited_20_Internet_20_Link">
630_360_16882...</text:a>
']</text:p>
      <text:p text:style-name="P4">
Tags: ['Потяг', 'США', 'Технології', 'Залізниця']</text:p>
      <text:p text:style-name="P4">
Type: Article</text:p>
      <!--METADATA-->
      <text:p text:style-name="P4">
<draw:frame draw:style-name="fr1" draw:name="Image174" text:anchor-type="as-char" svg:width="6.9236in" svg:height="3.956343in" draw:z-index="0">
<draw:image xlink:href="../Images/yкринформ/2023-07-01T2-38-00-03-00/630_360_1688233215-462.png" xlink:type="simple" xlink:show="embed" xlink:actuate="onLoad" draw:mime-type="image/png"/>
</draw:frame>
In Honolulu, which in the US state of Hawaii, the first -automated railway system was operated in the country with the use of wagons of Japanese company Hhaitachi.</text:p>
      <text:p text:style-name="P4">
As Ukrinform reports, it reports <text:a xlink:type="simple" xlink:href="https://www3.nhk.or.jp/nhkworld/en/news/20230701_12/" text:style-name="Internet_20_link" text:visited-style-name="Visited_20_Internet_20_Link">
NHK</text:a>
.</text:p>
      <text:p text:style-name="P4">
The initial Skyline system segment is about 17 kilometers, connecting the nine stations from the Honolulu center to the outskirts of the city. The entire distance can be given in about 20 minutes.</text:p>
      <text:p text:style-name="P4">
The cars have a place for bicycles and surfing boards.</text:p>
      <text:p text:style-name="P4">
It is noted that control <text:a xlink:type="simple" xlink:href="https://www.ukrinform.ua/tag-potag" text:style-name="Internet_20_link" text:visited-style-name="Visited_20_Internet_20_Link">
trains</text:a>
It is carried out from the operative center located on the outskirts of Gonolulu.</text:p>
      <text:p text:style-name="P4">
The railway system is expected to reduce the traffic jams on the autobalances, as well as to decrease carbon dioxide and other greenhouse gases.</text:p>
      <text:p text:style-name="P4">
<text:span text:style-name="T4">
 Read also: </text:span>
 <text:a xlink:type="simple" xlink:href="https://www.ukrinform.ua/rubric-technology/3728167-v-aponii-hocut-vprovaditi-stucnij-intelekt-dla-polegsenna-praci-derzsluzbovciv.html" text:style-name="Internet_20_link" text:visited-style-name="Visited_20_Internet_20_Link">
in Japan they want to introduce <text:span text:style-name="T4">
 artificial </text:span>
 <text:span text:style-name="T4">
 intelligence </text:span>
 to esters the work of civil servants</text:a>
The operating segment of a fully automated railway system will be expanded to the International Airport of Hawaii.</text:p>
      <text:p text:style-name="P4">
The operator hopes to open the entire line by 2031.</text:p>
      <text:p text:style-name="P4">
As reported by Ukrinform, the first in <text:a xlink:type="simple" xlink:href="https://www.ukrinform.ua/rubric-technology/3729162-u-kanadi-zapustili-persij-potag-na-vodni.html" text:style-name="Internet_20_link" text:visited-style-name="Visited_20_Internet_20_Link">
North America train,</text:a>
Water works, began to carry passengers in Ukanad.</text:p>
      <text:p text:style-name="P4">
<text:span text:style-name="T5">
Foto: nhk</text:span>
</text:p>
      <text:p text:style-name="P4">
News Source: <text:a xlink:type="simple" xlink:href="https://www.ukrinform.ua/rubric-world/3730313-u-ssa-zapracuvala-persa-povnistu-avtonomna-zaliznicna-sistema.html" text:style-name="Internet_20_link" text:visited-style-name="Visited_20_Internet_20_Link">
https://www.ukrinform.ua/rubric-world/3730313-u-ssa-zapracuvala-persa-povnistu-avtonomna-zaliznicna-sistema.html</text:a>
</text:p>
      <!--NEWS-->
      <text:h text:style-name="P10" text:outline-level="1">
<text:span text:style-name="T4">
New veteran policy-in the top 10 priority reforms of the government-Denis Shmigal</text:span>
</text:h>
      <text:p text:style-name="P4">
Author: ['АРМІЯINFORM']</text:p>
      <text:p text:style-name="P4">
Time: 2023-07-01T30:00:00-04:00</text:p>
      <text:p text:style-name="P4">
Description: Half of the heroes, dubbed by the president of Ukraine, the one of the one of the Ukrainian -Klekhoko ... War with Ukraine 2022, the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thumb_205293_820_360_0_0_auto.jpg" text:style-name="Internet_20_link" text:visited-style-name="Visited_20_Internet_20_Link">
thumb_205293_820_360_0_0_auto.jpg</text:a>
']</text:p>
      <text:p text:style-name="P4">
Tags: ['ВЕТЕРАНИ', 'ПРЕМ’ЄР-МІНІСТР ДЕНИС ШМИГАЛЬ', 'СОЦІАЛЬНА ПІДТРИМКА']</text:p>
      <text:p text:style-name="P4">
Category: News</text:p>
      <!--METADATA-->
      <text:p text:style-name="P4">
<draw:frame draw:style-name="fr1" draw:name="Image175" text:anchor-type="as-char" svg:width="6.9236in" svg:height="4.382132in" draw:z-index="0">
<draw:image xlink:href="../Images/AРМІЯINFORM/2023-07-01T30-00-00-04-00/thumb_205293_820_360_0_0_auto.jpg" xlink:type="simple" xlink:show="embed" xlink:actuate="onLoad" draw:mime-type="image/jpeg"/>
</draw:frame>
The heroes' policy, outlined by the President of Ukraine as one of the landmarks of the new Ukrainian doctrine, is among the priority reforms of the government this year. Prime Minister Denis Shmigal was about Caesaza.</text:p>
      <text:p text:style-name="P4">
«Integration of veterans into social and economic life. The mortgage is available. We are already providing for the veteran business and will further expand this area. Social support. Physical and mentalnary. Institute of Assistant Veterans. New standards of barrier. Creation of the pantheon of the heroes of the Tanational Military Cemetery. These are the things that the President of the IDO has been spoken to be important to involve veterans who have returned from the war, ”the government head emphasized.</text:p>
      <text:p text:style-name="P4">
Also among the President of Ukraine, the landmarks of the new Ukrainian Dokrina are justice. This is, in particular, the creation of a special tribunal for the punishment of Russian military and political leadership and confiscation of Russian assets to rebuild Ukraine. According to the Prime Minister, states in both directions and already has the first results.</text:p>
      <text:p text:style-name="P4">
Source: <text:a xlink:type="simple" xlink:href="https://www.kmu.gov.ua/news/premier-ministr-nova-veteranska-polityka-u-top-10-priorytetnykh-reform-uriadu-na-tsei-rik" text:style-name="Internet_20_link" text:visited-style-name="Visited_20_Internet_20_Link">
Government Portal</text:a>
</text:p>
      <text:p text:style-name="P4">
News Source: <text:a xlink:type="simple" xlink:href="https://armyinform.com.ua/2023/07/01/nova-veteranska-polityka-u-top-10-priorytetnyh-reform-uryadu-denys-shmygal/" text:style-name="Internet_20_link" text:visited-style-name="Visited_20_Internet_20_Link">
https://armyinform.com.ua/2023/07/01/nova-veteranska-polityka-u-top-10-priorytetnyh-reform-uryadu-denys-shmygal/</text:a>
</text:p>
      <!--NEWS-->
      <text:h text:style-name="P10" text:outline-level="1">
<text:span text:style-name="T4">
"Snake release" - the head of the CSU "A" of the SBU about a unique special operation</text:span>
</text:h>
      <text:p text:style-name="P4">
Author: ['АРМІЯINFORM']</text:p>
      <text:p text:style-name="P4">
Time: 2023-07-01T32:00:00-04:00</text:p>
      <text:p text:style-name="P4">
Description: Cleaning the island of the serpent of the VID Voroga was not Tilki Vіskovoov, Ekonomichny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222-1.jpg" text:style-name="Internet_20_link" text:visited-style-name="Visited_20_Internet_20_Link">
2222-1.jpg</text:a>
']</text:p>
      <text:p text:style-name="P4">
Tags: ['ЄВГЕНІЙ ХМАРА', 'ЗМІЇНИЙ', 'ЦСО «А» СБУ']</text:p>
      <text:p text:style-name="P4">
Category: News</text:p>
      <!--METADATA-->
      <text:p text:style-name="P4">
<draw:frame draw:style-name="fr1" draw:name="Image176" text:anchor-type="as-char" svg:width="6.9236in" svg:height="3.531036in" draw:z-index="0">
<draw:image xlink:href="../Images/AРМІЯINFORM/2023-07-01T32-00-00-04-00/2222-1.jpg" xlink:type="simple" xlink:show="embed" xlink:actuate="onLoad" draw:mime-type="image/jpeg"/>
</draw:frame>
The purification of the island of Snake from the enemy became not only the military, economic tap psychological victory of Ukraine, but also allowed partially unlock the blackness. The role of the Security Service in this special operation and its details, the leaders of the CSU "A" of the SBU were told during the shooting of the film, which was presented today by journalistraramina Eshakzai, <text:a xlink:type="simple" xlink:href="https://www.facebook.com/watch/" text:style-name="Internet_20_link" text:visited-style-name="Visited_20_Internet_20_Link">
informs</text:a>
SBU press service.</text:p>
      <text:p text:style-name="P4">
“The release of Snake is one of the iconic victories over the enemy. Not only Vivkov, but also economic and psychological. This made it possible to unlock the black. For the SBO fighters, the SBU was honored to participate in this special operation to implement it, " - said the head of the SBU SBU special operations at the SBU Eugene.</text:p>
      <text:p text:style-name="P4">
According to him, the preparation for the operation was carefully and carefully made: collecting, working out parts with the help of an island layout, individual group training.</text:p>
      <text:p text:style-name="P4">
“Every fighter understood his task, which was painted. The task of releasing the snake was complicated, but this is a specialization of CSO "A". After all, the SBU special forces was a unique training and capable of performing the most complex tasks. We have been preparing for such special operations all our lives, ”the head of the SBU special forces group during the operation to release Zminia with the Cot signalont.</text:p>
      <text:p text:style-name="P4">
He told how it was the storm of the island.</text:p>
      <text:p text:style-name="P4">
“Several our combat groups were delivered to the snake. They flew out on the mainland and went to a little height. The first attendance failed. The enemy lifted his aviation and did not let us land. We carried out the serpentine after a repeat fire, ” - recalls the SBU fighter.</text:p>
      <text:p text:style-name="P4">
According to him, the enemy immediately opened a dense fire, special forces made active fire contact and moved almost on a minefield. “The Russian Russians tried to activate the mine of mine barriers. But our fighters did not harm the blasts and thus saved many lives, ”Kot said.</text:p>
      <text:p text:style-name="P4">
Unfortunately, during this special operation, two special forces of the CSO "A" were killed.</text:p>
      <text:p text:style-name="P4">
“This is an example of the extraordinary dedication of the Ukrainian military who are ready to do the task of any complexity for the sake of victory. Even the cost of self -life. We have to appreciate the efforts that the guys have made. We have to remember the named fallen heroes, ” - said the head of the CSU" A "of the SBU Yevgeny Khmara.</text:p>
      <text:p text:style-name="P4">
News Source: <text:a xlink:type="simple" xlink:href="https://armyinform.com.ua/2023/07/01/zvilnennya-zmiyinogo-kerivnyk-czso-a-sbu-pro-unikalnu-speczoperacziyu/" text:style-name="Internet_20_link" text:visited-style-name="Visited_20_Internet_20_Link">
https://armyinform.com.ua/2023/07/01/zvilnennya-zmiyinogo-kerivnyk-czso-a-sbu-pro-unikalnu-speczoperacziyu/</text:a>
</text:p>
      <!--NEWS-->
      <text:h text:style-name="P10" text:outline-level="1">
<text:span text:style-name="T4">
Betrayed for 200,000 "wooden" and earned 15 years</text:span>
</text:h>
      <text:p text:style-name="P4">
Author: ['АРМІЯINFORM']</text:p>
      <text:p text:style-name="P4">
Time: 2023-07-01T34:00:00-04:00</text:p>
      <text:p text:style-name="P4">
Description: For the proprietary Kerivnitvva Donetskiy Prosecutor's Office, it was completed by Londest ... The war with Ukraine 2022, the war with Ukraine is the latest news today, the News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1111111111111.jpg" text:style-name="Internet_20_link" text:visited-style-name="Visited_20_Internet_20_Link">
1111111111111.jpg</text:a>
']</text:p>
      <text:p text:style-name="P4">
Tags: ['ДОНЕЦЬК', 'ЗРАДНИКИ УКРАЇНИ', 'ОПЛОТ', 'ПРОКУРАТУРА']</text:p>
      <text:p text:style-name="P4">
Category: News</text:p>
      <!--METADATA-->
      <text:p text:style-name="P4">
<draw:frame draw:style-name="fr1" draw:name="Image177" text:anchor-type="as-char" svg:width="6.9236in" svg:height="4.490361in" draw:z-index="0">
<draw:image xlink:href="../Images/AРМІЯINFORM/2023-07-01T34-00-00-04-00/1111111111111.jpg" xlink:type="simple" xlink:show="embed" xlink:actuate="onLoad" draw:mime-type="image/jpeg"/>
</draw:frame>
Under the procedural leadership of the Donetsk Regional Prosecutor's Office, a completed investigative investigation against a resident of Donetsk on the fact(Part 1 of Art. 258-3 of the Criminal Code of Ukraine).</text:p>
      <text:p text:style-name="P4">
У травні 2015 року обвинувачений, за порадою друзів з так званого ополчення,вступив до «5-ї мотострілецької бригади «Оплот»,<text:a xlink:type="simple" xlink:href="https://don.gp.gov.ua/ua/news.html" text:style-name="Internet_20_link" text:visited-style-name="Visited_20_Internet_20_Link">
повідомляє</text:a>
Department of Information Policy of the Donetsk Regional Prosecutor's Office.</text:p>
      <text:p text:style-name="P4">
“According to the investigation, in the fall of 2015, the Donetsk became a shooter, received a weapon form and went to alternate to a checkpoint near Dokuchaevsk. Together with his group, he illegally checked the cars, and passengers' documents and enhanced tanks with ammonia, which were located near the post. Later, the guard guarded the quarry, which housed personnel, tanks, self -propelled fittings and other heavy occupants. In January 2016, the man was released. During the service, the participant of the NFF "DNR" managed to earn a hassle of 200 thousand rubles, which in UAH is about 87 thousand, ” - said in the report.</text:p>
      <text:p text:style-name="P4">
The indictment was directed to the Krasnogvardi district court M. Dnipropetrovsk for consideration. The pre -trial investigation was carried out by the Security Service of the Security Service of Ukraine in Donetsk and Luhansk regions. The man is in custody. The sanction of the article provides for a sentence of eight to fifteen years with confiscation of property or damp.</text:p>
      <text:p text:style-name="P4">
News Source: <text:a xlink:type="simple" xlink:href="https://armyinform.com.ua/2023/07/01/zradyv-za-200-tysyach-derevyanyh-i-zarobyv-15-rokiv/" text:style-name="Internet_20_link" text:visited-style-name="Visited_20_Internet_20_Link">
https://armyinform.com.ua/2023/07/01/zradyv-za-200-tysyach-derevyanyh-i-zarobyv-15-rokiv/</text:a>
</text:p>
      <!--NEWS-->
      <text:h text:style-name="P10" text:outline-level="1">
<text:span text:style-name="T4">
Ukraine has developed a "guide for veterans and their families"</text:span>
</text:h>
      <text:p text:style-name="P4">
Author: ['АРМІЯINFORM']</text:p>
      <text:p text:style-name="P4">
Time: 2023-07-01T36:00:00-04:00</text:p>
      <text:p text:style-name="P4">
Description: For the Continuing Minvelav in Ukrainian, “Putist for veteran I member їkhnіkh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4.png" text:style-name="Internet_20_link" text:visited-style-name="Visited_20_Internet_20_Link">
4.png</text:a>
']</text:p>
      <text:p text:style-name="P4">
Tags: ['ВЕТЕРАНИ ВІЙНИ', 'ВІЙСЬКОВІ ПСИХОЛОГИ', 'МІНВЕТЕРАНІВ']</text:p>
      <text:p text:style-name="P4">
Category: News</text:p>
      <!--METADATA-->
      <text:p text:style-name="P4">
<draw:frame draw:style-name="fr1" draw:name="Image178" text:anchor-type="as-char" svg:width="6.9236in" svg:height="3.894525in" draw:z-index="0">
<draw:image xlink:href="../Images/AРМІЯINFORM/2023-07-01T36-00-00-04-00/4.png" xlink:type="simple" xlink:show="embed" xlink:actuate="onLoad" draw:mime-type="image/png"/>
</draw:frame>
With the assistance of the Ministry of Veterans, Ukraine has developed a "guide for veterans and family members" to maintain mental health.</text:p>
      <text:p text:style-name="P4">
The guide was designed by experts in the Ukrainian veterans background(Master)Ministries for Veterans Affairs of Ukraine, <text:a xlink:type="simple" xlink:href="https://mva.gov.ua/ua/news/za-spriyannya-minveteraniv-v-ukrayini-rozrobleno-putivnik-dlya-veteraniv-i-chleniv-yihnih-rodin-shchodo-pidtrimki-psihichnogo-zdorovya" text:style-name="Internet_20_link" text:visited-style-name="Visited_20_Internet_20_Link">
informs</text:a>
The press service of the department. It is a collection of copyright workers and adapted materials for the provision of psychological, medical-psychological and psychiatric care. It was prepared by expert psychologists who work on the hotline of the Crisova Support of the UFF, which is being implemented by the Ukrainian Rapid Response Fund and the US State Department.</text:p>
      <text:p text:style-name="P4">
The collection presents materials specifically designed to support veterans of war, their families and families of fallen soldiers on the path of reintegration to civilian life. In particular, the guide contains "Road -Card" in the system of providing psychological, medical and psychiatric care, as recommendations to veterans and their families. These recommendations are compiled by the hotline, taking into account personal experience and practical psychological work, including in the conditions of a full -scale war in Ukraine.</text:p>
      <text:p text:style-name="P4">
During the presentation of the guide, the Deputy Minister of Veterans of Ukraine, the world Kashenets, noted that the issue of mental health and emotional state of a person was not as relevant two years ago as its own advertising appeal to psychologists. At present, the state is responsible and professional about this issue, because veterans and veterans, their members are born to receive quality and affordable services.</text:p>
      <text:p text:style-name="P4">
“The guide will be useful to anyone who interacts with veterans and veterans, who will work professionally in local authorities and all teams of organizations, HR specialists who turn to us for training in communication inquiries with veterans that are now returning from war. And we already have this experience, we are already working with such teams - both online and offline, ”Svetlana Kashenets said.</text:p>
      <text:p text:style-name="P4">
To get acquainted and download "Guide for Veterans and Members of their families" can be a link: &lt;https://veteranfund.com.ua/doc/putivnik.pdf&gt;
</text:p>
      <text:p text:style-name="P4">
News Source: <text:a xlink:type="simple" xlink:href="https://armyinform.com.ua/2023/07/01/v-ukrayini-rozrobleno-putivnyk-dlya-veteraniv-i-chleniv-yihnih-rodyn/" text:style-name="Internet_20_link" text:visited-style-name="Visited_20_Internet_20_Link">
https://armyinform.com.ua/2023/07/01/v-ukrayini-rozrobleno-putivnyk-dlya-veteraniv-i-chleniv-yihnih-rodyn/</text:a>
</text:p>
      <!--NEWS-->
      <text:h text:style-name="P10" text:outline-level="1">
<text:span text:style-name="T4">
The coordination center for the preservation of cultural heritage in the territories affected by the destruction of the Kakhovka hydroelectric power station was created</text:span>
</text:h>
      <text:p text:style-name="P4">
Author: ['АРМІЯINFORM']</text:p>
      <text:p text:style-name="P4">
Time: 2023-07-01T38:00:00-04:00</text:p>
      <text:p text:style-name="P4">
Description: Kabіnet Minіstriv, having stolen the Mizhvіdsky coordinating center of Zi Zbereznnya Cultural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kahovskaja-ges-poslednie-novosti-na-segodnja-6-ijunja-2023-v-kremle-znajut-kakuju-cel-presledoval-kievskij-rezhim-pri-podryve-kahovskoj-ges-b017ec5.jpg" text:style-name="Internet_20_link" text:visited-style-name="Visited_20_Internet_20_Link">
kahovskaja-ges-poslednie-novosti-na-segodnja-6-ijunja-2023-v-kremle-znajut-kakuju-cel-presledoval-kievskij-rezhim-pri-podryve-kahovskoj-ges-b017ec5.jpg</text:a>
']</text:p>
      <text:p text:style-name="P4">
Tags: ['КАБІНЕТ МІНІСТРІВ УКРАЇНИ', 'КАХОВСЬКА ГЕС', 'ХЕРСОНЩИНА']</text:p>
      <text:p text:style-name="P4">
Category: News</text:p>
      <!--METADATA-->
      <text:p text:style-name="P4">
<draw:frame draw:style-name="fr1" draw:name="Image179" text:anchor-type="as-char" svg:width="6.9236in" svg:height="3.4618in" draw:z-index="0">
<draw:image xlink:href="../Images/AРМІЯINFORM/2023-07-01T38-00-00-04-00/kahovskaja-ges-poslednie-novosti-na-segodnja-6-ijunja-2023-v-kremle-znajut-kakuju-cel-presledoval-kievskij-rezhim-pri-podryve-kahovskoj-ges-b017ec5.jpg" xlink:type="simple" xlink:show="embed" xlink:actuate="onLoad" draw:mime-type="image/jpeg"/>
</draw:frame>
The Cabinet of Ministers has created an interagency coordination center for the preservation of cultural heritage and cultural values in the territories affected by the destruction of the Kakhovka hydroelectric power station. The government was adopted the corresponding order, developed by the government at its meeting on June 30.</text:p>
      <text:p text:style-name="P4">
According to the document, the Coordination Center must develop a plan of measures aimed at enhancing the protection of cultural heritage of cultural values in the specified territories within two weeks. After that, the MCIP will bring it to the government.</text:p>
      <text:p text:style-name="P4">
The government also instructed the Dnipropetrovsk, Zaporizhzhya, Mykolaiv Tacherson Ova, together with local self -government bodies, national police, forces of territorial defense of the Armed values.</text:p>
      <text:p text:style-name="P4">
In addition, the Coordination Center should refer to international institutions regarding the provision of assistance in the preservation, documentation, research and museum of cultural heritage and cultural values in victims.</text:p>
      <text:p text:style-name="P4">
The head of the Coordination Center was determined by the Minister of Culture and Information Policy. It also includes representatives of the MKIP, Ministry of Infrastructure, MES, Ministry of Internal Affairs, Ministry of Defense, National Police, Territorial Defense forces of the Armed Forces, Dnipropetrovsk, Zaporizhia, Mykolaiv, Kherson Ova and Institutearchcheology of the NAS.</text:p>
      <text:p text:style-name="P4">
Source: <text:a xlink:type="simple" xlink:href="https://www.kmu.gov.ua/news/uriad-stvoryv-koordynatsiinyi-tsentr-zi-zberezhennia-kulturnoi-spadshchyny-na-terytoriiakh-shcho-postrazhdaly-vnaslidok-ruinuvannia-kakhovskoi-hes" text:style-name="Internet_20_link" text:visited-style-name="Visited_20_Internet_20_Link">
Government Portal</text:a>
</text:p>
      <text:p text:style-name="Horizontal_20_Line"/>
      <text:p text:style-name="P4">
News Source: <text:a xlink:type="simple" xlink:href="https://armyinform.com.ua/2023/07/01/stvoreno-koordynaczijnyj-czentr-zi-zberezhennya-kulturnoyi-spadshhyny-na-terytoriyah-shho-postrazhdaly-vnaslidok-rujnuvannya-kahovskoyi-ges/" text:style-name="Internet_20_link" text:visited-style-name="Visited_20_Internet_20_Link">
https://armyinform.com.ua/2023/07/01/stvoreno-koordynaczijnyj-czentr-zi-zberezhennya-kulturnoyi-spadshhyny-na-terytoriyah-shho-postrazhdaly-vnaslidok-rujnuvannya-kahovskoyi-ges/</text:a>
</text:p>
      <!--NEWS-->
      <text:h text:style-name="P10" text:outline-level="1">
<text:span text:style-name="T4">
The Vice President of the Assembly of European Regions for the first time chose a Ukrainian</text:span>
</text:h>
      <text:p text:style-name="P4">
Authors: Ukrinform (Person)</text:p>
      <text:p text:style-name="P4">
Publisher: Укринформ (Organization)</text:p>
      <text:p text:style-name="P4">
Published Time: 2023-07-01T3:39:00+03:00</text:p>
      <text:p text:style-name="P4">
Modified Time: 2023-07-01T20:39:00+03:00</text:p>
      <text:p text:style-name="P4">
Description: Deputy Mayor of Kryvyi Rih Sergey Milyutin was elected Vice -Cresident of the Assembly of European Regions (AER). - Ukrinform.</text:p>
      <text:p text:style-name="P4">
Images: ['<text:a xlink:type="simple" xlink:href="https://static.ukrinform.com/photos/2023_07/thumb_files/630_360_1688232847-393.jpg" text:style-name="Internet_20_link" text:visited-style-name="Visited_20_Internet_20_Link">
630_360_16882...</text:a>
']</text:p>
      <text:p text:style-name="P4">
Tags: ['Європа', 'Кривий Ріг', 'AER']</text:p>
      <text:p text:style-name="P4">
Type: Article</text:p>
      <!--METADATA-->
      <text:p text:style-name="P4">
<draw:frame draw:style-name="fr1" draw:name="Image180" text:anchor-type="as-char" svg:width="6.9236in" svg:height="3.956343in" draw:z-index="0">
<draw:image xlink:href="../Images/yкринформ/2023-07-01T3-39-00-03-00/630_360_1688232847-393.jpg" xlink:type="simple" xlink:show="embed" xlink:actuate="onLoad" draw:mime-type="image/jpeg"/>
</draw:frame>
The deputy head of Kryvyi Rih Sergey Milyutin was elected vice -resident of the Assembly of European Regions(AER).</text:p>
      <text:p text:style-name="P4">
Про це повідомляє AER в пресрелізі, який є в розпорядженні Укрінформу.</text:p>
      <text:p text:style-name="P4">
«Заступник міського голови <text:a xlink:type="simple" xlink:href="https://www.ukrinform.ua/tag-krivij-rig" text:style-name="Internet_20_link" text:visited-style-name="Visited_20_Internet_20_Link">
 Кривого Рогу </text:a>
Sergey Milyutin was elected by the Vice President of the Assembly of European Regions(AER). Високу посаду в межах об'єднання українець обійматиме вперше»,- йдеться в повідомленні.</text:p>
      <text:p text:style-name="P4">
The election of the management of the organization took place on June 30 in Spanish Barcelona. According to Milyutin, the election to one of the key positions of the Ukrainian organization is a recognition of respect for Ukraine and its contribution to the activities of the association.</text:p>
      <text:p text:style-name="P4">
Aer brings together more than 140 regions out of 35 countries and is the largest -commercial government in Europe. The key tasks of the organization are to exchange experience in the regional authorities in Europe and to protect the interests of the AER member regions, to make decisions in the European Union structures.</text:p>
      <text:p text:style-name="P4">
One of the main areas of work of the newly elected vice -resident is to consolidate around Ukraine and to coordinate assistance to the Ukrainian regions. Milyutin's foundations, the participants of the Assembly emphasized that they would continue to assist the bubbles from Ukraine, who are now in their territories, support regions of Ukraine, as well as discussed the needs and prospects of further assistance to Ukrainian at the stage of post -war recovery.</text:p>
      <text:p text:style-name="P4">
<text:span text:style-name="T4">
 Read also: </text:span>
 <text:a xlink:type="simple" xlink:href="https://www.ukrinform.ua/rubric-polytics/3714039-zelenskij-vistupiv-na-zasidanni-evropejskogo-komitetu-regioniv.html" text:style-name="Internet_20_link" text:visited-style-name="Visited_20_Internet_20_Link">
Zelensky spoke at a meeting of the European Committee of Regions</text:a>
It was reported that at the International Summit of Communities and Regions, organized by the migrants of local and regional authorities, Ukraine presented a structured plan for post -war restoration and assistance in this communities.</text:p>
      <text:p text:style-name="P4">
News Source: <text:a xlink:type="simple" xlink:href="https://www.ukrinform.ua/rubric-regions/3730311-viceprezidentom-asamblei-evropejskih-regioniv-vperse-obrali-ukrainca.html" text:style-name="Internet_20_link" text:visited-style-name="Visited_20_Internet_20_Link">
https://www.ukrinform.ua/rubric-regions/3730311-viceprezidentom-asamblei-evropejskih-regioniv-vperse-obrali-ukrainca.html</text:a>
</text:p>
      <!--NEWS-->
      <text:h text:style-name="P10" text:outline-level="1">
<text:span text:style-name="T4">
Three directions continue the heavy fights, all the attacks of the enemy are reflected under Marinka</text:span>
</text:h>
      <text:p text:style-name="P4">
Author: ['АРМІЯINFORM']</text:p>
      <text:p text:style-name="P4">
Time: 2023-07-01T40:00:00-04:00</text:p>
      <text:p text:style-name="P4">
Description: About CED DOIMLAY GS ZS Ukrainian. “The opponent of the I was Zoservzhu, the basic zusil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7/347269165_614856357494113_4793367899670291998_n.jpg" text:style-name="Internet_20_link" text:visited-style-name="Visited_20_Internet_20_Link">
347269165_614856357494113_4793367899670291998_n.jpg</text:a>
']</text:p>
      <text:p text:style-name="P4">
Tags: ['STOPRUSSIA', 'БАХМУТ', 'ВТОРГНЕННЯ РФ', 'ГШ ЗС УКРАЇНИ', 'МАР’ЇНКА', 'ХРОМОВЕ']</text:p>
      <text:p text:style-name="P4">
Category: News</text:p>
      <!--METADATA-->
      <text:p text:style-name="P4">
<draw:frame draw:style-name="fr1" draw:name="Image182" text:anchor-type="as-char" svg:width="6.9236in" svg:height="6.9236in" draw:z-index="0">
<draw:image xlink:href="../Images/AРМІЯINFORM/2023-07-01T40-00-00-04-00/347269165_614856357494113_4793367899670291998_n.jpg" xlink:type="simple" xlink:show="embed" xlink:actuate="onLoad" draw:mime-type="image/jpeg"/>
</draw:frame>
<text:span text:style-name="T4">
 🔥 Situation on the Russian invasion </text:span>
 about it <text:a xlink:type="simple" xlink:href="https://www.facebook.com/GeneralStaff.ua/posts/pfbid02VshJCPnUtbpyVWZTjG6iZoLzN9DaiZbGrN7YfmKqDqK4nXcuxPxCoKSEfFJ2fxwSl" text:style-name="Internet_20_link" text:visited-style-name="Visited_20_Internet_20_Link">
reports</text:a>
General of the Armed Forces of Ukraine.</text:p>
      <text:p text:style-name="P4">
“The enemy continues to focus the main efforts in the Liman, Bakhmut Tamarin directions, and heavy battles are ongoing. There were 22 combat reports during the day, ”the message reads.</text:p>
      <text:p text:style-name="P4">
It is also noted that in the Mariinsky direction our defenders repelled all the ways of the enemy in the Marinka area. In the estuary direction, during the day, the enemy carried out offensive actions in the area of Serebryansky forestry, had successful; In the Bakhmut direction, the enemy performed unsuccessful offensive actions of the districts of Bogdanivka and Chrome; In the Avdeevsky direction, with the support of the Aviation, the enemy conducted unsuccessful offensive actions in the districts of Avdiivka of Taigemaisky, carried out artillery shelling of more than 15 settlements.</text:p>
      <text:p text:style-name="P4">
News Source: <text:a xlink:type="simple" xlink:href="https://armyinform.com.ua/2023/07/01/na-troh-napryamkah-tryvayut-vazhki-boyi-pid-maryinskoyu-vidbyto-usi-ataky-protyvnyka/" text:style-name="Internet_20_link" text:visited-style-name="Visited_20_Internet_20_Link">
https://armyinform.com.ua/2023/07/01/na-troh-napryamkah-tryvayut-vazhki-boyi-pid-maryinskoyu-vidbyto-usi-ataky-protyvnyka/</text:a>
</text:p>
      <!--NEWS-->
      <text:h text:style-name="P10" text:outline-level="1">
<text:span text:style-name="T4">
Russian statements disabled weapons</text:span>
</text:h>
      <text:p text:style-name="P4">
Author: ['АРМІЯINFORM']</text:p>
      <text:p text:style-name="P4">
Time: 2023-07-01T42:00:00-04:00</text:p>
      <text:p text:style-name="P4">
Description: About CED DOIMLAY GS ZS Ukrainian. “At the Happy fighting forces of the defense of Ukrainian ... The war with Ukraine 2022, the war with Ukraine is the latest news today, the news of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3222.jpg" text:style-name="Internet_20_link" text:visited-style-name="Visited_20_Internet_20_Link">
3222.jpg</text:a>
']</text:p>
      <text:p text:style-name="P4">
Tags: ['STOPRUSSIA', 'ВТОРГНЕННЯ РФ', 'ГШ ЗС УКРАЇНИ']</text:p>
      <text:p text:style-name="P4">
Category: News</text:p>
      <!--METADATA-->
      <text:p text:style-name="P4">
<draw:frame draw:style-name="fr1" draw:name="Image183" text:anchor-type="as-char" svg:width="6.9236in" svg:height="4.347926in" draw:z-index="0">
<draw:image xlink:href="../Images/AРМІЯINFORM/2023-07-01T42-00-00-04-00/3222.jpg" xlink:type="simple" xlink:show="embed" xlink:actuate="onLoad" draw:mime-type="image/jpeg"/>
</draw:frame>
<text:span text:style-name="T4">
 🔥 Situation on the Russian invasion </text:span>
 about it <text:a xlink:type="simple" xlink:href="https://www.facebook.com/GeneralStaff.ua/posts/pfbid02VshJCPnUtbpyVWZTjG6iZoLzN9DaiZbGrN7YfmKqDqK4nXcuxPxCoKSEfFJ2fxwSl" text:style-name="Internet_20_link" text:visited-style-name="Visited_20_Internet_20_Link">
reports</text:a>
General of the Armed Forces of Ukraine.</text:p>
      <text:p text:style-name="P4">
“Against the backdrop of successful fighting for the Defense Forces of Ukraine and due to significant losses in the live force, cases of desertion in the universal occupation troops, which are increasingly left, leave combat. In particular, about 50 servicemen of ethnic Dagestans the Caspian Fleet, in the area of the village of Road Zaporizhzhya region, refused to participate in hostilities. The Russian assignee have disrupted in the unit, ”the message reads.</text:p>
      <text:p text:style-name="P4">
News Source: <text:a xlink:type="simple" xlink:href="https://armyinform.com.ua/2023/07/01/rosijski-vidkaznyky-vyvely-z-ladu-ozbroyennya/" text:style-name="Internet_20_link" text:visited-style-name="Visited_20_Internet_20_Link">
https://armyinform.com.ua/2023/07/01/rosijski-vidkaznyky-vyvely-z-ladu-ozbroyennya/</text:a>
</text:p>
      <!--NEWS-->
      <text:h text:style-name="P10" text:outline-level="1">
<text:span text:style-name="T4">
Rashists continue to use their ancient tactics</text:span>
</text:h>
      <text:p text:style-name="P4">
Author: ['АРМІЯINFORM']</text:p>
      <text:p text:style-name="P4">
Time: 2023-07-01T44:00:00-04:00</text:p>
      <text:p text:style-name="P4">
Description: About CED DOIMLAY GS ZS Ukrainian. “Rosіyskі PRAPPANT VIKORISTOVATI ... War with Ukraine 2022, War with Ukraine latest news today, News War with Ukraine 2022 The last today, will there be a war between Ukraine and Russia, and when, there will be a war with Ukraine in 2022,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7/233439_ocupant-kaput_reuters-672x418-1.png" text:style-name="Internet_20_link" text:visited-style-name="Visited_20_Internet_20_Link">
233439_ocupant-kaput_reuters-672x418-1.png</text:a>
']</text:p>
      <text:p text:style-name="P4">
Tags: ['STOPRUSSIA', 'ВОЄННІ ЗЛОЧИНИ ЗС РФ', 'ВТОРГНЕННЯ РФ', 'ГШ ЗС УКРАЇНИ']</text:p>
      <text:p text:style-name="P4">
Category: News</text:p>
      <!--METADATA-->
      <text:p text:style-name="P4">
<draw:frame draw:style-name="fr1" draw:name="Image184" text:anchor-type="as-char" svg:width="6.9236in" svg:height="4.306644in" draw:z-index="0">
<draw:image xlink:href="../Images/AРМІЯINFORM/2023-07-01T44-00-00-04-00/233439_ocupant-kaput_reuters-672x418-1.png" xlink:type="simple" xlink:show="embed" xlink:actuate="onLoad" draw:mime-type="image/png"/>
</draw:frame>
About it <text:a xlink:type="simple" xlink:href="https://www.facebook.com/GeneralStaff.ua/posts/pfbid02VshJCPnUtbpyVWZTjG6iZoLzN9DaiZbGrN7YfmKqDqK4nXcuxPxCoKSEfFJ2fxwSl" text:style-name="Internet_20_link" text:visited-style-name="Visited_20_Internet_20_Link">
reports</text:a>
General of the Armed Forces of Ukraine.</text:p>
      <text:p text:style-name="P4">
"Russian invaders continue to use civilian population as a" living ". Thus, in the settlement of Topolivka, Kherson region, the Russian military command displaces its servicemen in private buildings where the civilian population lives, ”the message reads.</text:p>
      <text:p text:style-name="P4">
News Source: <text:a xlink:type="simple" xlink:href="https://armyinform.com.ua/2023/07/01/rashysty-prodovzhuyut-vykorystovuvaty-svoyu-davnyu-taktyku/" text:style-name="Internet_20_link" text:visited-style-name="Visited_20_Internet_20_Link">
https://armyinform.com.ua/2023/07/01/rashysty-prodovzhuyut-vykorystovuvaty-svoyu-davnyu-taktyku/</text:a>
</text:p>
      <!--NEWS-->
      <text:h text:style-name="P10" text:outline-level="1">
<text:span text:style-name="T4">
NATO and EU partnership - the key to continuing Ukraine's support - Jens Stoltenberg</text:span>
</text:h>
      <text:p text:style-name="P4">
Author: ['АРМІЯINFORM']</text:p>
      <text:p text:style-name="P4">
Time: 2023-07-01T46:00:00-04:00</text:p>
      <text:p text:style-name="P4">
Description: General Secretary of NATO єns Stoltenberg Vysoko, assigned the partnership of MIZH NAT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56896188_614703360842746_6387248969891649404_n.jpg" text:style-name="Internet_20_link" text:visited-style-name="Visited_20_Internet_20_Link">
356896188_614703360842746_6387248969891649404_n.jpg</text:a>
']</text:p>
      <text:p text:style-name="P4">
Tags: ['YES', 'ЄНС СТОЛТЕНБЕРГ', 'НАТО', 'ШАРЛЬ МІШЕЛЬ']</text:p>
      <text:p text:style-name="P4">
Category: News</text:p>
      <!--METADATA-->
      <text:p text:style-name="P4">
<draw:frame draw:style-name="fr1" draw:name="Image185" text:anchor-type="as-char" svg:width="6.9236in" svg:height="3.935897in" draw:z-index="0">
<draw:image xlink:href="../Images/AРМІЯINFORM/2023-07-01T46-00-00-04-00/356896188_614703360842746_6387248969891649404_n.jpg" xlink:type="simple" xlink:show="embed" xlink:actuate="onLoad" draw:mime-type="image/jpeg"/>
</draw:frame>
Nato Secretary General Jens Stoltenberg with Europe Council Presidentcharles Micheles</text:p>
      <text:p text:style-name="P4">
NATO Secretary General Jens Stoltenberg has praised the partnership between NATO by the Jewish Union, which reaches unprecedented levels. He described it as Kluch to continue Ukraine's support and to response to other critical problems.</text:p>
      <text:p text:style-name="P4">
“Thank you for your personal devotion to the Strategic Partnership with the Inter -European Union and NATO. This partnership is extremely important now, the Colima is faced with a full -scale war in Europe. The war that is ongoing in Ukraine. And I am grateful to the European Union for the unprecedented support you provided to Ukraine. NATO and NATO allies provide unprecedented support to Ukraine. This demonstrates how we supplement each other, ”said NATO Secretary General Jens Stoltenberg on a joint with the Chairman of the European Council Charlemmchether Presconference after the European Council meeting.</text:p>
      <text:p text:style-name="P4">
“It is important for NATO to continue to support Ukraine. At the Summit, Iochika I am new applications for Ukraine's military support, we are also the usual momentous program of assistance to Ukraine and NATO promotion to be completely comprehensive with NATO. Therefore, we just need to continue to support Ukraine Tagarant that Ukraine will win as a sovereign independent state in Europe, ”NATO Secretary General Jens Stoltenberg.</text:p>
      <text:p text:style-name="P4">
Source: <text:a xlink:type="simple" xlink:href="https://www.facebook.com/GeneralStaff.ua/posts/pfbid0anWv2B2sWX5dCvrprqTXDKMXtC8nnE9H9Rh1D4YFZ481pizCxhbFawgUyuhrxo5Zl" text:style-name="Internet_20_link" text:visited-style-name="Visited_20_Internet_20_Link">
GSC of Ukraine.</text:a>
</text:p>
      <text:p text:style-name="P4">
News Source: <text:a xlink:type="simple" xlink:href="https://armyinform.com.ua/2023/07/01/partnerstvo-mizh-nato-i-yes-klyuch-do-prodovzhennya-pidtrymky-ukrayiny-yens-stoltenberg/" text:style-name="Internet_20_link" text:visited-style-name="Visited_20_Internet_20_Link">
https://armyinform.com.ua/2023/07/01/partnerstvo-mizh-nato-i-yes-klyuch-do-prodovzhennya-pidtrymky-ukrayiny-yens-stoltenberg/</text:a>
</text:p>
      <!--NEWS-->
      <text:h text:style-name="P10" text:outline-level="1">
<text:span text:style-name="T4">
A meeting with the families of prisoners and missing paratroopers took place at the coordination headquarters</text:span>
</text:h>
      <text:p text:style-name="P4">
Author: ['АРМІЯINFORM']</text:p>
      <text:p text:style-name="P4">
Time: 2023-07-01T48:00:00-04:00</text:p>
      <text:p text:style-name="P4">
Description: The fate was taken from the VITSIV 25-yoke of the 25-Osremovannoyan-District Sychevsko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2023-07-01_08-14-17.jpg" text:style-name="Internet_20_link" text:visited-style-name="Visited_20_Internet_20_Link">
photo_2023-07-01_08-14-17.jpg</text:a>
', '<text:a xlink:type="simple" xlink:href="https://armyinform.com.ua/wp-content/uploads/2023/07/photo_2023-07-01_08-14-17-2.jpg" text:style-name="Internet_20_link" text:visited-style-name="Visited_20_Internet_20_Link">
photo_2023-07-01_08-14-17-2.jpg</text:a>
']</text:p>
      <text:p text:style-name="P4">
Tags: ['STOPRUSSIA']</text:p>
      <text:p text:style-name="P4">
Category: News</text:p>
      <!--METADATA-->
      <text:p text:style-name="P4">
<draw:frame draw:style-name="fr1" draw:name="Image186" text:anchor-type="as-char" svg:width="6.9236in" svg:height="4.252244in" draw:z-index="0">
<draw:image xlink:href="../Images/AРМІЯINFORM/2023-07-01T48-00-00-04-00/photo_2023-07-01_08-14-17.jpg" xlink:type="simple" xlink:show="embed" xlink:actuate="onLoad" draw:mime-type="image/jpeg"/>
</draw:frame>
The event was attended by relatives of the soldiers of the 25th Separate Airborne Sysoslav Brigade, the 46th Separate Airmobile Brigade and the 77th Separate Aero-Mobile Brigade, which are part of the landing troops of the Armed Forces of Ukraine.</text:p>
      <text:p text:style-name="P4">
About it <text:a xlink:type="simple" xlink:href="https://t.me/Koord_shtab" text:style-name="Internet_20_link" text:visited-style-name="Visited_20_Internet_20_Link">
reports</text:a>
Coordinating headquarters on prisoners of war.  <draw:frame draw:style-name="fr1" draw:name="Image187" text:anchor-type="as-char" svg:width="6.9236in" svg:height="4.615733in" draw:z-index="0">
<draw:image xlink:href="../Images/AРМІЯINFORM/2023-07-01T48-00-00-04-00/photo_2023-07-01_08-14-17-2.jpg" xlink:type="simple" xlink:show="embed" xlink:actuate="onLoad" draw:mime-type="image/jpeg"/>
</draw:frame>
“Representatives of the Coordination Staff, the National Police of Ukraine and the command of the Airborne assault forces of Ukraine answered the members of the families of defenders.</text:p>
      <text:p text:style-name="P4">
During the meeting, they discussed the problems of returning from captivity of paratroopers, communication with military units and receiving from them according to the corresponding requests of documents, as well as grounds for changing the accounting categories of serviceman, ” - the message reads.</text:p>
      <text:p text:style-name="P4">
News Source: <text:a xlink:type="simple" xlink:href="https://armyinform.com.ua/2023/07/01/u-koordynaczijnomu-shtabi-vidbulasya-zustrich-z-rodynamy-polonenyh-ta-znyklyh-bezvisty-desantnykiv/" text:style-name="Internet_20_link" text:visited-style-name="Visited_20_Internet_20_Link">
https://armyinform.com.ua/2023/07/01/u-koordynaczijnomu-shtabi-vidbulasya-zustrich-z-rodynamy-polonenyh-ta-znyklyh-bezvisty-desantnykiv/</text:a>
</text:p>
      <!--NEWS-->
      <text:h text:style-name="P10" text:outline-level="1">
<text:span text:style-name="T4">
The President has held a meeting of rates at Rivne NPP</text:span>
</text:h>
      <text:p text:style-name="P4">
Authors: Ukrinform (Person)</text:p>
      <text:p text:style-name="P4">
Publisher: Укринформ (Organization)</text:p>
      <text:p text:style-name="P4">
Published Time: 2023-07-01T4:47:00+03:00</text:p>
      <text:p text:style-name="P4">
Modified Time: 2023-07-01T20:47:00+03:00</text:p>
      <text:p text:style-name="P4">
Description: President Volodymyr Zelensky held an on-site meeting of the Supreme Commander-in-Chief at the Rivne Nuclear Power Plant to evaluate any possible threats to the station.</text:p>
      <text:p text:style-name="P4">
— Укрінформ.: </text:p>
      <text:p text:style-name="P4">
Images: ['<text:a xlink:type="simple" xlink:href="https://static.ukrinform.com/photos/2023_07/thumb_files/630_360_1688235589-429.jpeg" text:style-name="Internet_20_link" text:visited-style-name="Visited_20_Internet_20_Link">
630_360_16882...</text:a>
']</text:p>
      <text:p text:style-name="P4">
Tags: ['Зеленський', 'Рівненська АЕС', 'Ставка Верховного головнокомандувача']</text:p>
      <text:p text:style-name="P4">
Type: Article</text:p>
      <!--METADATA-->
      <text:p text:style-name="P4">
<draw:frame draw:style-name="fr1" draw:name="Image188" text:anchor-type="as-char" svg:width="6.9236in" svg:height="3.956343in" draw:z-index="0">
<draw:image xlink:href="../Images/yкринформ/2023-07-01T4-47-00-03-00/630_360_1688235589-429.jpeg" xlink:type="simple" xlink:show="embed" xlink:actuate="onLoad" draw:mime-type="image/jpeg"/>
</draw:frame>
The Presidential Lordir Zelensky held an on-site meeting of the Supreme High Commander-in-Chief at the Rivne Nuclear Power Plant to evaluate any possible threats of the station at the site.</text:p>
      <text:p text:style-name="P4">
According to Ukrinform, Zelensky reported in <text:a xlink:type="simple" xlink:href="https://t.me/V_Zelenskiy_official/6798" text:style-name="Internet_20_link" text:visited-style-name="Visited_20_Internet_20_Link">
telegram</text:a>
.</text:p>
      <text:p text:style-name="P4">
«Reports of Zaluzhny, Budanova about the operational situation on the Belarusian border and possible actions of the enemy. Klimenko, Nayev, Swan, Deineko - about strengthening a northern direction and protection <text:a xlink:type="simple" xlink:href="https://www.ukrinform.ua/tag-aes" text:style-name="Internet_20_link" text:visited-style-name="Visited_20_Internet_20_Link">
NPP</text:a>
. Head of Rivne Ova Koval and Volyn Mironyuk Commander - About Defense Rules and Socio -Economic Situations in the Region. Shchigol is about the protection of the NPP from cyber threats, ”Zelensky said.</text:p>
      <text:p text:style-name="P4">
<text:span text:style-name="T5">
Viso: <text:a xlink:type="simple" xlink:href="https://t.me/V_Zelenskiy_official/6798" text:style-name="Internet_20_link" text:visited-style-name="Visited_20_Internet_20_Link">
op</text:a>
</text:span>
</text:p>
      <text:p text:style-name="P4">
The meeting was also attended by President of Energoatom Petro Kotin and Directorate Pavel Kovtonyuk.</text:p>
      <text:p text:style-name="P4">
"We keep the situation under control," the President emphasized.</text:p>
      <text:p text:style-name="P4">
<text:span text:style-name="T4">
 Read also: </text:span>
 <text:a xlink:type="simple" xlink:href="https://www.ukrinform.ua/rubric-ato/3730168-zelenskij-kozen-zvilnenij-metr-kostue-zitta-ludej-tomu-kontrnastup-jde-ne-tak-svidko.html" text:style-name="Internet_20_link" text:visited-style-name="Visited_20_Internet_20_Link">
<text:span text:style-name="T4">
 Zelensky </text:span>
: every fired meter costs life, so the counter -offensive is not so fast</text:a>
As reported <text:a xlink:type="simple" xlink:href="https://www.ukrinform.ua/rubric-ato/3730219-zelenskij-rosiani-mozut-zdijsniti-terakt-na-zaes-abi-zupiniti-kontrnastup.html" text:style-name="Internet_20_link" text:visited-style-name="Visited_20_Internet_20_Link">
Ukrinform</text:a>
, Zelensky stated that Russia has technically prepared for a locating explosion at the Zaporizhzhya nuclear power plant and could carry out its purpose to stop the counter -offensive actions of the Defense Forces of Ukraine and the political pressure on Kiev through some partners.</text:p>
      <text:p text:style-name="P4">
<text:span text:style-name="T5">
Foto: op</text:span>
</text:p>
      <text:p text:style-name="P4">
News Source: <text:a xlink:type="simple" xlink:href="https://www.ukrinform.ua/rubric-ato/3730318-prezident-proviv-zasidanna-stavki-na-rivnenskij-aes.html" text:style-name="Internet_20_link" text:visited-style-name="Visited_20_Internet_20_Link">
https://www.ukrinform.ua/rubric-ato/3730318-prezident-proviv-zasidanna-stavki-na-rivnenskij-aes.html</text:a>
</text:p>
      <!--NEWS-->
      <text:h text:style-name="P10" text:outline-level="1">
<text:span text:style-name="T4">
The wounded servicemen are significantly simplified by the procedure for the implementation of VLK resolutions</text:span>
</text:h>
      <text:p text:style-name="P4">
Author: ['АРМІЯINFORM']</text:p>
      <text:p text:style-name="P4">
Time: 2023-07-01T50:00:00-04:00</text:p>
      <text:p text:style-name="P4">
Description: Vidteper for the registration of the village of healthy Chi Zvilnnnya ZSSU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38a9d2de286a527f.jpg" text:style-name="Internet_20_link" text:visited-style-name="Visited_20_Internet_20_Link">
38a9d2de286a527f.jpg</text:a>
']</text:p>
      <text:p text:style-name="P4">
Tags: ['ВЛК']</text:p>
      <text:p text:style-name="P4">
Category: News</text:p>
      <!--METADATA-->
      <text:p text:style-name="P4">
<draw:frame draw:style-name="fr1" draw:name="Image189" text:anchor-type="as-char" svg:width="6.9236in" svg:height="3.896222in" draw:z-index="0">
<draw:image xlink:href="../Images/AРМІЯINFORM/2023-07-01T50-00-00-04-00/38a9d2de286a527f.jpg" xlink:type="simple" xlink:show="embed" xlink:actuate="onLoad" draw:mime-type="image/jpeg"/>
</draw:frame>
Author: KOSTIANTYN Liberov | Copyright Owner: AP Copyright: Copyright 2022 The Associated Press. All Rights Reserved.</text:p>
      <text:p text:style-name="P4">
From now on, they do not need to return to the military unit to make health leave or dismissal from the ranks.</text:p>
      <text:p text:style-name="P4">
During the course of martial law, soldiers who were recognized as unusable by the VLK or who were appointed leave for treatment or injury were sent to the CCC and JV, where from the military unit, the assistance of electronic document circulation, it will be possible to obtain the necessary documentary document or release military service.</text:p>
      <text:p text:style-name="P4">
Law "<text:a xlink:type="simple" xlink:href="https://zakon.rada.gov.ua/laws/show/3161-IX#Text" text:style-name="Internet_20_link" text:visited-style-name="Visited_20_Internet_20_Link">
On Amendments to Certain Laws of Ukraine on Certain Issues related to the Passing Military Service during martial law" signed the President of Ukraine ".</text:a>
Improving the quality of health care and providing military personnel during the HCP is one of the priority tasks of the medical forces of the Armed Forces of Ukraine.</text:p>
      <text:p text:style-name="P4">
Information on the process of passing the VLK can be found on <text:a xlink:type="simple" xlink:href="https://turbota.mil.gov.ua/" text:style-name="Internet_20_link" text:visited-style-name="Visited_20_Internet_20_Link">
web portal</text:a>
.</text:p>
      <text:p text:style-name="P4">
Джерело:<text:a xlink:type="simple" xlink:href="https://t.me/ministry_of_defense_ua" text:style-name="Internet_20_link" text:visited-style-name="Visited_20_Internet_20_Link">
 Міністерство оборони України</text:a>
</text:p>
      <text:p text:style-name="P4">
News Source: <text:a xlink:type="simple" xlink:href="https://armyinform.com.ua/2023/07/01/poranenym-vijskovosluzhbovczyam-suttyevo-sproshheno-poryadok-realizacziyi-postanov-vlk/" text:style-name="Internet_20_link" text:visited-style-name="Visited_20_Internet_20_Link">
https://armyinform.com.ua/2023/07/01/poranenym-vijskovosluzhbovczyam-suttyevo-sproshheno-poryadok-realizacziyi-postanov-vlk/</text:a>
</text:p>
      <!--NEWS-->
      <text:h text:style-name="P10" text:outline-level="1">
<text:span text:style-name="T4">
Russia holds four ships in the Black Sea, including one carpet carrier "Caliber"</text:span>
</text:h>
      <text:p text:style-name="P4">
Author: ['АРМІЯINFORM']</text:p>
      <text:p text:style-name="P4">
Time: 2023-07-01T52:00:00-04:00</text:p>
      <text:p text:style-name="P4">
Description: The village at 09:30 07.07.2023: Chorny Morce at the Boyal Cherguvanni is excited 4 ... The war with Ukraine 2022, the war with Ukraine is the latest news today, the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maxresdefault-1.jpg" text:style-name="Internet_20_link" text:visited-style-name="Visited_20_Internet_20_Link">
maxresdefault-1.jpg</text:a>
']</text:p>
      <text:p text:style-name="P4">
Tags: ['STOPRUSSIA', 'АГРЕСІЯ РФ']</text:p>
      <text:p text:style-name="P4">
Category: News</text:p>
      <!--METADATA-->
      <text:p text:style-name="P4">
<draw:frame draw:style-name="fr1" draw:name="Image190" text:anchor-type="as-char" svg:width="6.9236in" svg:height="3.894525in" draw:z-index="0">
<draw:image xlink:href="../Images/AРМІЯINFORM/2023-07-01T52-00-00-04-00/maxresdefault-1.jpg" xlink:type="simple" xlink:show="embed" xlink:actuate="onLoad" draw:mime-type="image/jpeg"/>
</draw:frame>
Illustrative photo</text:p>
      <text:p text:style-name="P4">
<text:span text:style-name="T4">
 As of 09:30 01.07.2023: </text:span>
</text:p>
      <ul>
        <li>
In the Black Sea, there are 4 enemy ships on the battle duty, among them 1 carriage carriers "Caliber"; * in the Sea of Azov - 1 enemy ship; * In the Mediterranean, up to 8 enemy ships, including 1 carpet carrier carriage missiles, a total volley of up to 16 missiles;</li>
      </ul>
      <text:p text:style-name="P4">
<text:span text:style-name="T4">
 per day, in the interests of the Russian Federation, the passage of the Kerch-Yenicral Strait made: </text:span>
</text:p>
      <ul>
        <li>
to the Azov Sea - 23 vessels, of which 14 moved from the Bosphorus Strait; * to the Black Sea - 10 vessels, 5 of them moved in the direction of the Bosphorus Strait;</li>
      </ul>
      <text:p text:style-name="P4">
The Russian Federation continues to violate the International Convention on the Protection of Human Life at the Sea of 1974.(SOLAS)by turning off automatic identification systems(AIS), Nazi vessels in the Azov Sea.</text:p>
      <text:p text:style-name="P4">
Source: [Navy forces of the Ukrainian(https://www.facebook.com/navy.mil.gov.ua/)</text:p>
      <text:p text:style-name="P4">
News Source: <text:a xlink:type="simple" xlink:href="https://armyinform.com.ua/2023/07/01/rosiya-trymaye-u-chornomu-mori-chotyry-korabli-sered-yakyh-odyn-nosij-krylatyh-raket-kalibr/" text:style-name="Internet_20_link" text:visited-style-name="Visited_20_Internet_20_Link">
https://armyinform.com.ua/2023/07/01/rosiya-trymaye-u-chornomu-mori-chotyry-korabli-sered-yakyh-odyn-nosij-krylatyh-raket-kalibr/</text:a>
</text:p>
      <!--NEWS-->
      <text:h text:style-name="P10" text:outline-level="1">
<text:span text:style-name="T4">
494 children were killed in Ukraine as a result of armed aggression of the Russian Federation</text:span>
</text:h>
      <text:p text:style-name="P4">
Author: ['АРМІЯINFORM']</text:p>
      <text:p text:style-name="P4">
Time: 2023-07-01T54:00:00-04:00</text:p>
      <text:p text:style-name="P4">
Description: The village on the wounds 1 is Lipnya 2023 Rock more than 1529 ditsa arranged in Ukrainian Nasslikok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160491-1_large.jpg" text:style-name="Internet_20_link" text:visited-style-name="Visited_20_Internet_20_Link">
160491-1_large.jpg</text:a>
']</text:p>
      <text:p text:style-name="P4">
Tags: ['STOPRUSSIA']</text:p>
      <text:p text:style-name="P4">
Category: News</text:p>
      <!--METADATA-->
      <text:p text:style-name="P4">
<draw:frame draw:style-name="fr1" draw:name="Image191" text:anchor-type="as-char" svg:width="6.9236in" svg:height="4.615733in" draw:z-index="0">
<draw:image xlink:href="../Images/AРМІЯINFORM/2023-07-01T54-00-00-04-00/160491-1_large.jpg" xlink:type="simple" xlink:show="embed" xlink:actuate="onLoad" draw:mime-type="image/jpeg"/>
</draw:frame>
As of the morning of July 1, 2023, more than 1529 children were injured in Ukraine as a result of full -scale armed aggression of the Russian Federation. According to official information prosecutors, 494 children were killed and more than 1035 were injured.</text:p>
      <text:p text:style-name="P4">
About it <text:a xlink:type="simple" xlink:href="https://t.me/pgo_gov_ua" text:style-name="Internet_20_link" text:visited-style-name="Visited_20_Internet_20_Link">
reports</text:a>
Office of the Prosecutor General.</text:p>
      <text:p text:style-name="P4">
These figures are not final. Work continues to be installed in places of conducting actions, in temporarily occupied and liberated territories.</text:p>
      <text:p text:style-name="P4">
Children were most affected in Donetsk region - 472, Kharkiv - 284, Kiev - 129, Kherson - 113, Zaporizhia - 91, Mykolaiv - 89, Dnipropetrovsk - 83, Chernihiv - 71, Lugansk - 67.</text:p>
      <text:p text:style-name="P4">
<text:span text:style-name="T4">
During the day:</text:span>
</text:p>
      <ul>
        <li>
On June 30, a 6-year-old boy was injured by the enemy of Antonivka in Kherson region. * On June 30, due to the shelling of the occupiers with. Konstantinovka of Sumy region was injured by a 17-year-old boy.</li>
      </ul>
      <text:p text:style-name="P4">
News Source: <text:a xlink:type="simple" xlink:href="https://armyinform.com.ua/2023/07/01/494-dytyny-zagynuly-v-ukrayini-vnaslidok-zbrojnoyi-agresiyi-rf/" text:style-name="Internet_20_link" text:visited-style-name="Visited_20_Internet_20_Link">
https://armyinform.com.ua/2023/07/01/494-dytyny-zagynuly-v-ukrayini-vnaslidok-zbrojnoyi-agresiyi-rf/</text:a>
</text:p>
      <!--NEWS-->
      <text:h text:style-name="P10" text:outline-level="1">
<text:span text:style-name="T4">
Volodymyr Zelenskyy awarded defenders for personal courage and dedication</text:span>
</text:h>
      <text:p text:style-name="P4">
Author: ['АРМІЯINFORM']</text:p>
      <text:p text:style-name="P4">
Time: 2023-07-01T56:00:00-04:00</text:p>
      <text:p text:style-name="P4">
Description: President of Ukraine Volodymyr Zelensky Vidniy by the sovereign Nagorods Zakhisnikiv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3/07/photo_5260581819835861178_x-e1688194017105.jpg" text:style-name="Internet_20_link" text:visited-style-name="Visited_20_Internet_20_Link">
photo_5260581819835861178_x-e1688194017105.jpg</text:a>
']</text:p>
      <text:p text:style-name="P4">
Tags: ['ВОЛОДИМИР ЗЕЛЕНСЬКИЙ', 'ВРУЧЕННЯ НАГОРОД ВІЙСЬКОВОСЛУЖБОВЦЯМ', 'ПРЕЗИДЕНТ УКРАЇНИ', 'УКАЗ ПРЕЗИДЕНТА УКРАЇНИ']</text:p>
      <text:p text:style-name="P4">
Category: News</text:p>
      <!--METADATA-->
      <text:p text:style-name="P4">
<draw:frame draw:style-name="fr1" draw:name="Image192" text:anchor-type="as-char" svg:width="6.9236in" svg:height="5.435543in" draw:z-index="0">
<draw:image xlink:href="../Images/AРМІЯINFORM/2023-07-01T56-00-00-04-00/photo_5260581819835861178_x-e1688194017105.jpg" xlink:type="simple" xlink:show="embed" xlink:actuate="onLoad" draw:mime-type="image/jpeg"/>
</draw:frame>
Illustrative photo</text:p>
      <text:p text:style-name="P4">
President of Ukraine Volodymyr Zelensky celebrated state awards from Ukraine.</text:p>
      <text:p text:style-name="P4">
This is stated in the decree <text:a xlink:type="simple" xlink:href="https://www.president.gov.ua/documents/3602023-47145" text:style-name="Internet_20_link" text:visited-style-name="Visited_20_Internet_20_Link">
No. 360/2023</text:a>
, published by the Presidential Office website.</text:p>
      <text:p text:style-name="P4">
The awards were awarded "for personal courage, revealed in the protection of state -sevotory and territorial integrity of Ukraine, selfless fulfillment of a military duty."</text:p>
      <text:p text:style-name="P4">
<text:span text:style-name="T4">
 Order of "For Courage" of II degree </text:span>
</text:p>
      <text:p text:style-name="P4">
Bossy Dmitry Vladimirovich - Soldier</text:p>
      <text:p text:style-name="P4">
Alexander Trophimov - Senior Soldier</text:p>
      <text:p text:style-name="P4">
<text:span text:style-name="T4">
 Order "For Courage" of the 3rd degree </text:span>
</text:p>
      <text:p text:style-name="P4">
Ovchinnikov Andriy Valeryevich - junior sergeant</text:p>
      <text:p text:style-name="P4">
<text:span text:style-name="T4">
 Medal for Military Service to Ukraine </text:span>
</text:p>
      <text:p text:style-name="P4">
Long Viktor Alexandrovich - Major</text:p>
      <text:p text:style-name="P4">
Constantine Sergeyevich - Captain</text:p>
      <text:p text:style-name="P4">
Tolstova Maxim Vitaliyovich - Soldier</text:p>
      <text:p text:style-name="P4">
Sweden Andrei Vasilyevich - Soldier</text:p>
      <text:p text:style-name="P4">
Shubova Victor Arkadyevich - Soldier</text:p>
      <text:p text:style-name="P4">
Vladimir Shirsky - Major - Major</text:p>
      <text:p text:style-name="P4">
<text:span text:style-name="T4">
 Medal "Fatherland Defender" </text:span>
</text:p>
      <text:p text:style-name="P4">
Avdeyenko Alexander Vladimirovich - soldier</text:p>
      <text:p text:style-name="P4">
Andreychuk Konstantin Ruslanovich - Soldier</text:p>
      <text:p text:style-name="P4">
Babich Grigory Dmitrovich - Senior Soldier</text:p>
      <text:p text:style-name="P4">
Balas Oleg Alexandrovich - soldier</text:p>
      <text:p text:style-name="P4">
Toothless Konstantin Nikolaevich - a soldier</text:p>
      <text:p text:style-name="P4">
Bogachov Andrei Valeryevich - Soldier</text:p>
      <text:p text:style-name="P4">
Bondarenko Sergey Pavlovich - Senior Soldier</text:p>
      <text:p text:style-name="P4">
Grigory Panteliyevich's wart - Sergeant</text:p>
      <text:p text:style-name="P4">
Vladislav Vladislav - soldier</text:p>
      <text:p text:style-name="P4">
Golichenko Sergey Alexandrovich - soldier</text:p>
      <text:p text:style-name="P4">
Grishka Yevgeny Nikolaevich - soldier</text:p>
      <text:p text:style-name="P4">
Gubriy Sergey Ivanovich - Senior Sergeant</text:p>
      <text:p text:style-name="P4">
Stanislav Vladimirovich's Gulu - soldier</text:p>
      <text:p text:style-name="P4">
Gurin Andrey Alexandrovich - Soldier</text:p>
      <text:p text:style-name="P4">
Guchenko Andrei Nikolaevich - junior sergeant</text:p>
      <text:p text:style-name="P4">
Alexander Damchenko - Sergeant</text:p>
      <text:p text:style-name="P4">
Demidov Sergey Gennadyevich - Soldier</text:p>
      <text:p text:style-name="P4">
Denysenko Denis Borisovich - Soldier</text:p>
      <text:p text:style-name="P4">
Jol Ivan Vladimirovich - Senior Soldier</text:p>
      <text:p text:style-name="P4">
Long Ruslan Nikolaevich - Senior Soldier</text:p>
      <text:p text:style-name="P4">
Alexander Donetsk - soldier</text:p>
      <text:p text:style-name="P4">
Valery Vyacheslavovich - soldier</text:p>
      <text:p text:style-name="P4">
Endovitsky Vasily Alekseevich - Sergeant</text:p>
      <text:p text:style-name="P4">
Dmitry Dmitry - a soldier</text:p>
      <text:p text:style-name="P4">
Vladimir Zakalenkov - Soldier</text:p>
      <text:p text:style-name="P4">
Zakharova Roman Borisovich-Master-Satent</text:p>
      <text:p text:style-name="P4">
Zvarychuk Miroslav Vladimirovich - soldier</text:p>
      <text:p text:style-name="P4">
Ivantsov Ilya Yevgenovich - Senior Soldier</text:p>
      <text:p text:style-name="P4">
Ipatka Maxim Alexandrovich - soldier</text:p>
      <text:p text:style-name="P4">
Kalenik Vitaliy Stanislavovich - soldier</text:p>
      <text:p text:style-name="P4">
Karpenko Ivan Fedorovich-Master-Satentant</text:p>
      <text:p text:style-name="P4">
Alexei Katelnytskyi - SoldierSergei Sergey's Kisovets - Sergeant</text:p>
      <text:p text:style-name="P4">
Kovalenko Maxim Vladimirovich - soldier</text:p>
      <text:p text:style-name="P4">
Sergey Vladimirovich, a senior soldier</text:p>
      <text:p text:style-name="P4">
Konoha Taras Viktorovich - Soldier</text:p>
      <text:p text:style-name="P4">
Konoka Mykola Alexandrovich - soldier</text:p>
      <text:p text:style-name="P4">
Sergei Korzh - Junior Sergeant</text:p>
      <text:p text:style-name="P4">
Pavel Vladimirovich's Korogoda - Soldier</text:p>
      <text:p text:style-name="P4">
Krivonos Vitaliy Sergeyevich - Senior Soldier</text:p>
      <text:p text:style-name="P4">
Kuznetsov Yevgeny Olegovich - Soldier</text:p>
      <text:p text:style-name="P4">
Eugene Ivanovich's Kulag - Junior Sergeant</text:p>
      <text:p text:style-name="P4">
Maxim Sergeyevich Kulik - Senior Soldier</text:p>
      <text:p text:style-name="P4">
Kurbanova Victor Olegovich - Soldier</text:p>
      <text:p text:style-name="P4">
Lagaya Vladimir Viktorovich - Senior Soldier</text:p>
      <text:p text:style-name="P4">
Lashuk Mikhail Nikolaevich - Soldier</text:p>
      <text:p text:style-name="P4">
Leshchenko Eugene Igorovich - Soldier</text:p>
      <text:p text:style-name="P4">
Lebedev Nikolai Nikolaevich - Senior Soldier</text:p>
      <text:p text:style-name="P4">
Dmitry Litvinenko - Soldier</text:p>
      <text:p text:style-name="P4">
Litvinenko Nikolai Nikolaevich - Soldier</text:p>
      <text:p text:style-name="P4">
Lomayk Artem Igorovich - Senior Soldier</text:p>
      <text:p text:style-name="P4">
Maka Sergey Vladimirovich-Master-Satentant</text:p>
      <text:p text:style-name="P4">
Malyshko Yuri Alekseevich - Major</text:p>
      <text:p text:style-name="P4">
Malofi Sergey Vasilyevich - Soldier</text:p>
      <text:p text:style-name="P4">
Matvienko Vadim Viktorovich - Soldier</text:p>
      <text:p text:style-name="P4">
Mexhun Peter Mikhailovich - Senior Soldier</text:p>
      <text:p text:style-name="P4">
Melnichenko Alexei Alexandrovich - Senior Soldier</text:p>
      <text:p text:style-name="P4">
Mikhailenko Igor Vladimirovich - junior sergeant</text:p>
      <text:p text:style-name="P4">
Nehaya Valentina Mikhailovich - Junior Sergeant</text:p>
      <text:p text:style-name="P4">
Nikolayenko Konstantin Alexandrovich - Sergeant</text:p>
      <text:p text:style-name="P4">
Oliynyk Roman Vladimirovich - Sergeant</text:p>
      <text:p text:style-name="P4">
Orlyak Nikolai Viktorovich - Senior Soldier</text:p>
      <text:p text:style-name="P4">
Petryshchev Sergey Alexandrovich - Soldier</text:p>
      <text:p text:style-name="P4">
Lush Nikolai Nikolaevich - Sergeant</text:p>
      <text:p text:style-name="P4">
Plotnikov Vitaliy Viktorovich - Soldier</text:p>
      <text:p text:style-name="P4">
Roman Ivanovich's Postage - Soldier</text:p>
      <text:p text:style-name="P4">
Popovich Andrei Oleksiyovych - soldier</text:p>
      <text:p text:style-name="P4">
Pricezner Dmitry Nikolaevich - soldier</text:p>
      <text:p text:style-name="P4">
Alexander Safarovych - Soldier</text:p>
      <text:p text:style-name="P4">
Igor Nikolaevich - a soldier</text:p>
      <text:p text:style-name="P4">
Radchenko Sergei Nikolaevich - soldier</text:p>
      <text:p text:style-name="P4">
Rankas Illya Vladimirovich - soldier</text:p>
      <text:p text:style-name="P4">
Rudka Yevgeny Nikolaevich - soldier</text:p>
      <text:p text:style-name="P4">
Sadovenko Roman Alexandrovich - Chief Sergeant</text:p>
      <text:p text:style-name="P4">
Alexander Valeryevich - Senior Soldier</text:p>
      <text:p text:style-name="P4">
Sergiychik Alexander Vladimirovich - junior lieutenant</text:p>
      <text:p text:style-name="P4">
Roman Vasilyevich's sinner - soldier</text:p>
      <text:p text:style-name="P4">
Sizov Mikhail Vladimirovich - Senior Lieutenant</text:p>
      <text:p text:style-name="P4">
Silichenko Konstantin Viktorovich - Junior Sergeant</text:p>
      <text:p text:style-name="P4">
Stadnik Andrei Vladimirovich - Soldier</text:p>
      <text:p text:style-name="P4">
Alexander Anatoliyovych - Soldier</text:p>
      <text:p text:style-name="P4">
Neighboring Stanislav Stanislavovich - soldier</text:p>
      <text:p text:style-name="P4">
Taranukha Oleg Mikhailovich - Junior Sergeant</text:p>
      <text:p text:style-name="P4">
Tentyak Vitaliy Dmitrovich - Senior Soldier</text:p>
      <text:p text:style-name="P4">
Timchenko Alexander Davidovich - soldier</text:p>
      <text:p text:style-name="P4">
Trukhan Mikhail Konstantinovich - soldier</text:p>
      <text:p text:style-name="P4">
Ushakov Alexander Sergeyevich - Senior SoldierChistyakov Andrei Valeryevich - Senior Soldier</text:p>
      <text:p text:style-name="P4">
Victor Mikhailovich's hat - soldier</text:p>
      <text:p text:style-name="P4">
Schault Sergiy Fedorovich is a soldier</text:p>
      <text:p text:style-name="P4">
Shevchenko Alexander Anatolyevich - soldier</text:p>
      <text:p text:style-name="P4">
Shevchenko Alexei Ivanovich - junior sergeant</text:p>
      <text:p text:style-name="P4">
Shiyana Veniamina Grigorovich - Soldier</text:p>
      <text:p text:style-name="P4">
Alexander Petrovich's skin - senior sergeant</text:p>
      <text:p text:style-name="P4">
Shcherbak Eugene Alexandrovich - Soldier</text:p>
      <text:p text:style-name="P4">
Yandol Sergey Alexandrovich - Senior Soldier</text:p>
      <text:p text:style-name="P4">
Yarushenkov Igor Vladimirovich - soldier</text:p>
      <text:p text:style-name="P4">
<text:span text:style-name="T4">
 Medal for Save Life </text:span>
</text:p>
      <text:p text:style-name="P4">
Grinevich Alexander Sergeyevich - soldier</text:p>
      <text:p text:style-name="P4">
Lutsenko Roman Viktorovich - Lieutenant of Medical Service.</text:p>
      <text:p text:style-name="P4">
News Source: <text:a xlink:type="simple" xlink:href="https://armyinform.com.ua/2023/07/01/volodymyr-zelenskyj-nagorodyv-zahysnykiv-za-osobystu-muzhnist-i-samoviddanist-2/" text:style-name="Internet_20_link" text:visited-style-name="Visited_20_Internet_20_Link">
https://armyinform.com.ua/2023/07/01/volodymyr-zelenskyj-nagorodyv-zahysnykiv-za-osobystu-muzhnist-i-samoviddanist-2/</text:a>
</text:p>
      <!--NEWS-->
      <text:h text:style-name="P10" text:outline-level="1">
<text:span text:style-name="T4">
During the day, rescuers went to eliminate the consequences of enemy shelling almost 200 times</text:span>
</text:h>
      <text:p text:style-name="P4">
Author: ['АРМІЯINFORM']</text:p>
      <text:p text:style-name="P4">
Time: 2023-07-01T58:00:00-04:00</text:p>
      <text:p text:style-name="P4">
Description: Last of the past 30 worms of the Khodrodrzniy, Ukrainian Service of the Oskvichah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193" text:anchor-type="as-char" svg:width="6.9236in" svg:height="4.592655in" draw:z-index="0">
<draw:image xlink:href="../Images/AРМІЯINFORM/2023-07-01T58-00-00-04-00/ac9232d099cb3d54f7d73ef2deca81a2_l.jpg" xlink:type="simple" xlink:show="embed" xlink:actuate="onLoad" draw:mime-type="image/jpeg"/>
</draw:frame>
Illustrative photo</text:p>
      <text:p text:style-name="P4">
During the last day <text:span text:style-name="T4">
 June 30 </text:span>
 the Civil Service of Ukraine of the Usually Situations <text:span text:style-name="T4">
 147 departures </text:span>
 to eliminate the consequences of the occupants of settlements and infrastructure. 2 fires were eliminated. Psychological assistance was provided to 173 people.</text:p>
      <text:p text:style-name="P4">
This is stated in <text:a xlink:type="simple" xlink:href="https://dsns.gov.ua/uk/news/nadzvicaini-podiyi/operativna-informaciia-dsns-shhodo-naslidkiv-vedennia-boiovix-dii-rosiiskoiu-federacijeiu-204" text:style-name="Internet_20_link" text:visited-style-name="Visited_20_Internet_20_Link">
message</text:a>
SES of Ukraine.</text:p>
      <text:p text:style-name="P4">
Since the beginning of large -scale aggression of Russia, the units of the SES of Ukraine made 102 947 trips to eliminate the consequences of shelling, eliminated 15 080 fires, rescued 4,193 persons, provided psychological assistance to 221 227 persons.</text:p>
      <text:p text:style-name="P4">
News Source: <text:a xlink:type="simple" xlink:href="https://armyinform.com.ua/2023/07/01/za-dobu-ryatuvalnyky-majzhe-200-raziv-vyyizhdzhaly-na-likvidacziyu-naslidkiv-vorozhyh-obstriliv-11/" text:style-name="Internet_20_link" text:visited-style-name="Visited_20_Internet_20_Link">
https://armyinform.com.ua/2023/07/01/za-dobu-ryatuvalnyky-majzhe-200-raziv-vyyizhdzhaly-na-likvidacziyu-naslidkiv-vorozhyh-obstriliv-11/</text:a>
</text:p>
      <!--NEWS-->
      <text:h text:style-name="P10" text:outline-level="1">
<text:span text:style-name="T4">
In Nikopol, the Russians hit the administrative building, the church and the dining room</text:span>
</text:h>
      <text:p text:style-name="P4">
Authors: Ukrinform (Person)</text:p>
      <text:p text:style-name="P4">
Publisher: Укринформ (Organization)</text:p>
      <text:p text:style-name="P4">
Published Time: 2023-07-01T5:48:00+03:00</text:p>
      <text:p text:style-name="P4">
Modified Time: 2023-07-01T20:48:00+03:00</text:p>
      <text:p text:style-name="P4">
Description: The Russian military fired the church, administrative building and a dining room in Nikopol. - Ukrinform.</text:p>
      <text:p text:style-name="P4">
Images: ['<text:a xlink:type="simple" xlink:href="https://static.ukrinform.com/photos/2023_07/thumb_files/630_360_1688233599-674.jpg" text:style-name="Internet_20_link" text:visited-style-name="Visited_20_Internet_20_Link">
630_360_16882...</text:a>
']</text:p>
      <text:p text:style-name="P4">
Tags: ['Церква', 'Дніпропетровщина', 'Нікополь', 'Обстріл', 'Війна з Росією']</text:p>
      <text:p text:style-name="P4">
Type: Article</text:p>
      <!--METADATA-->
      <text:p text:style-name="P4">
<draw:frame draw:style-name="fr1" draw:name="Image194" text:anchor-type="as-char" svg:width="6.9236in" svg:height="3.956343in" draw:z-index="0">
<draw:image xlink:href="../Images/yкринформ/2023-07-01T5-48-00-03-00/630_360_1688233599-674.jpg" xlink:type="simple" xlink:show="embed" xlink:actuate="onLoad" draw:mime-type="image/jpeg"/>
</draw:frame>
The Russian university fired the church, administrative building and a dining room in Nikopol.</text:p>
      <text:p text:style-name="P4">
About it reports in <text:a xlink:type="simple" xlink:href="https://t.me/dnipropetrovskaODA/5698" text:style-name="Internet_20_link" text:visited-style-name="Visited_20_Internet_20_Link">
telegram</text:a>
Head of Dnipropetrovsk Ova Sergey Lisak, reports Ukrinform.</text:p>
      <text:p text:style-name="P4">
"Russian inhumans do not stop. Nikopol is criminally and ruthless. Today, 10 shells have been released in the city. There were lazy and victims. Instead, there is destruction. Damage, administrative building and church were damaged," Lisak wrote.</text:p>
      <text:p text:style-name="P4">
<text:span text:style-name="T4">
 Read also: </text:span>
 <text:a xlink:type="simple" xlink:href="https://www.ukrinform.ua/rubric-ato/3730268-zagarbniki-obstrilali-dvi-prifrontovi-gromadi-na-zaporizzi-e-zagiblij-ta-poraneni.html" text:style-name="Internet_20_link" text:visited-style-name="Visited_20_Internet_20_Link">
invaders <text:span text:style-name="T4">
 shelling </text:span>
 fed two front -line communities of Nazaporezhi, are dead and injured</text:a>
Earlier it was reported that as a result of <text:a xlink:type="simple" xlink:href="https://www.ukrinform.ua/tag-obstril" text:style-name="Internet_20_link" text:visited-style-name="Visited_20_Internet_20_Link">
shelling</text:a>
Eight private homes, two outbuildings, cars are damaged.</text:p>
      <text:p text:style-name="P4">
<text:span text:style-name="T5">
Foto: Sergey Lisak, telegram</text:span>
</text:p>
      <text:p text:style-name="P4">
News Source: <text:a xlink:type="simple" xlink:href="https://www.ukrinform.ua/rubric-ato/3730315-v-nikopoli-rosiani-vlucili-v-cerkvu-ta-idalnu-e-rujnuvanna.html" text:style-name="Internet_20_link" text:visited-style-name="Visited_20_Internet_20_Link">
https://www.ukrinform.ua/rubric-ato/3730315-v-nikopoli-rosiani-vlucili-v-cerkvu-ta-idalnu-e-rujnuvanna.html</text:a>
</text:p>
      <!--NEWS-->
      <text:h text:style-name="P10" text:outline-level="1">
<text:span text:style-name="T4">
Office of the Prosecutor General of Ukraine: more than 96 thousand military crimes are documented</text:span>
</text:h>
      <text:p text:style-name="P4">
Author: ['АРМІЯINFORM']</text:p>
      <text:p text:style-name="P4">
Time: 2023-07-01T60: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warcrime-01072023ua.jpg" text:style-name="Internet_20_link" text:visited-style-name="Visited_20_Internet_20_Link">
warcrime-01072023ua.jpg</text:a>
', '<text:a xlink:type="simple" xlink:href="https://armyinform.com.ua/wp-content/uploads/2023/07/warcrime-01072023en.jpg" text:style-name="Internet_20_link" text:visited-style-name="Visited_20_Internet_20_Link">
warcrime-0107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195" text:anchor-type="as-char" svg:width="6.9236in" svg:height="4.448413in" draw:z-index="0">
<draw:image xlink:href="../Images/AРМІЯINFORM/2023-07-01T60-00-00-04-00/warcrime-0107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1 </text:span>
 <text:span text:style-name="T4">
 July </text:span>
 registered:</text:p>
      <ul>
        <li>
96 060 Military Crimes, * 17 066 Crimes against National Security of Ukraine.</li>
      </ul>
      <text:p text:style-name="P4">
in addition(We remind you that), according to official data of juvenile prosecutors, <text:span text:style-name="T4">
 1529 children were affected </text:span>
 due to aggression of the Russian Federation, including:</text:p>
      <ul>
        <li>
494 - children were killed, * 1035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196" text:anchor-type="as-char" svg:width="6.9236in" svg:height="4.448413in" draw:z-index="0">
<draw:image xlink:href="../Images/AРМІЯINFORM/2023-07-01T60-00-00-04-00/warcrime-01072023en.jpg" xlink:type="simple" xlink:show="embed" xlink:actuate="onLoad" draw:mime-type="image/jpeg"/>
</draw:frame>
</text:p>
      <text:p text:style-name="P4">
News Source: <text:a xlink:type="simple" xlink:href="https://armyinform.com.ua/2023/07/01/ofis-genprokurora-ukrayiny-zadokumentovano-ponad-96-tysyach-voyennyh-zlochyniv/" text:style-name="Internet_20_link" text:visited-style-name="Visited_20_Internet_20_Link">
https://armyinform.com.ua/2023/07/01/ofis-genprokurora-ukrayiny-zadokumentovano-ponad-96-tysyach-voyennyh-zlochyniv/</text:a>
</text:p>
      <!--NEWS-->
      <text:h text:style-name="P10" text:outline-level="1">
<text:span text:style-name="T4">
More than 1,200 fire tasks were completed during the day of the artillery units in the Tavriya direction</text:span>
</text:h>
      <text:p text:style-name="P4">
Author: ['Владислав Назаркевич']</text:p>
      <text:p text:style-name="P4">
Time: 2023-07-01T62:00:00-04:00</text:p>
      <text:p text:style-name="P4">
Description: The shock of the ugly forces of the Tavriysky defense forces is to be covered with a shake ... War with Ukraine 2022, the war with Ukraine Latest news today, News War with Ukraine 2022 Last today, will there be a war between Ukraine and Russia and when, Ukraine with Ukraine in 2022 will be either or there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ТАВРІЙСЬКИЙ НАПРЯМОК', 'ТЕЛЕМАРАФОН "ЄДИНІ НОВИНИ"']</text:p>
      <text:p text:style-name="P4">
Category: News</text:p>
      <!--METADATA-->
      <text:p text:style-name="P4">
<draw:frame draw:style-name="fr1" draw:name="Image197" text:anchor-type="as-char" svg:width="6.9236in" svg:height="4.858059in" draw:z-index="0">
<draw:image xlink:href="../Images/AРМІЯINFORM/2023-07-01T62-00-00-04-00/photo_2023-06-06_11-11-13.jpg" xlink:type="simple" xlink:show="embed" xlink:actuate="onLoad" draw:mime-type="image/jpeg"/>
</draw:frame>
Valery Shershn</text:p>
      <text:p text:style-name="P4">
The striking groups of the Tavriya defense forces continue to be reinforced on the reached boundaries, they are demining the terrain, and they are ready for the number one to continue the offensive. The spokesman of the united press center of Tavriya Siloboron Valery Shershn said about it in the Eviritelita Language of the Unified News.</text:p>
      <text:p text:style-name="P4">
He added that, according to radio intercepts, in some units the enemy causes a large number of personnel, which refuses to be visible in hostilities.</text:p>
      <ul>
        <li>
The enemy continues to storm the Mariinsky direction of our defense. The last 15 combat clashes were acquired last, most in the area of Marinka, - Valery Shershn said. - In addition, the invaders tried to conduct a successful operation on the outskirts of the equivalent. Failed. Suffered great losses.</li>
      </ul>
      <text:p text:style-name="P4">
Meanwhile, using tanks, jet fire systems and barrels, the enemy made more than 470 shelling of our positions. The hostile aircraft aircraft aircraft were recorded. In particular, the Rashists caused the Air Force at the outskirts of Grand and Golden Niva, fired at about 15 nearby paint points, namely: Novomykhailivka, Katerynivka, Elizabeth, Bogoyavlenka, Prychistivka and Golden Niva Niva of Donetsk region.</text:p>
      <ul>
        <li>
Last day, the missile troops of the Tavriysky Defense Forces were struck by 9 Wunners. Among the goals of impressions were the composition of fuel and lubricants, firing position BM-21 "Grad", starting positions of the SCR "Thor", radar "Zoo", station of the IP "residents". The rocket stroke on the trailed gunshallyibra of 152 millimeters "Hyacinth-B" was also applied. Our rockets also struck the calculations of the dysitic self-propelled howitzers "MSTA-C",-said the spokesman. - More than 1,200 tasks were completed during the day. In particular, it is about the counter -backer struggle and the work of the planned purposes identified earlier. The loss of the enemy is killed-44 invaders, wounded-128. 14 units of weapons and military technician of the worker were destroyed: one armored combat vehicle, 8 units of artillery systems of immiomets, namely three guns "Hyacint-B", two self-propelled artillery. MSTA-B », three unmanned aerial vehicles.</li>
      </ul>
      <text:p text:style-name="P4">
In addition, 4 ammunition warehouses and two areas of the personal staff were destroyed.</text:p>
      <text:p text:style-name="P4">
News Source: <text:a xlink:type="simple" xlink:href="https://armyinform.com.ua/2023/07/01/ponad-1200-vognevyh-zavdan-vykonaly-uprodovzh-doby-pidrozdily-artyleriyi-na-tavrijskomu-napryamku/" text:style-name="Internet_20_link" text:visited-style-name="Visited_20_Internet_20_Link">
https://armyinform.com.ua/2023/07/01/ponad-1200-vognevyh-zavdan-vykonaly-uprodovzh-doby-pidrozdily-artyleriyi-na-tavrijskomu-napryamku/</text:a>
</text:p>
      <!--NEWS-->
      <text:h text:style-name="P10" text:outline-level="1">
<text:span text:style-name="T4">
During the day of the Pyrotechnics of the SES, more than 300 explosive items were disposed of</text:span>
</text:h>
      <text:p text:style-name="P4">
Author: ['АРМІЯINFORM']</text:p>
      <text:p text:style-name="P4">
Time: 2023-07-01T64:00:00-04:00</text:p>
      <text:p text:style-name="P4">
Description: Last of Passing, 30 worms, pirotechnicly, the holding of the Ukrodrozhny service of Ukraine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iny-1.jpg" text:style-name="Internet_20_link" text:visited-style-name="Visited_20_Internet_20_Link">
miny-1.jpg</text:a>
']</text:p>
      <text:p text:style-name="P4">
Tags: ['STOPRUSSIA', 'АГРЕСІЯ РФ', 'ВІЙНА', 'ВТОРГНЕННЯ РФ', 'ДСНС УКРАЇНИ', 'РОЗМІНУВАННЯ']</text:p>
      <text:p text:style-name="P4">
Category: News</text:p>
      <!--METADATA-->
      <text:p text:style-name="P4">
<draw:frame draw:style-name="fr1" draw:name="Image198" text:anchor-type="as-char" svg:width="6.9236in" svg:height="3.894525in" draw:z-index="0">
<draw:image xlink:href="../Images/AРМІЯINFORM/2023-07-01T64-00-00-04-00/miny-1.jpg" xlink:type="simple" xlink:show="embed" xlink:actuate="onLoad" draw:mime-type="image/jpeg"/>
</draw:frame>
During the last day, <text:span text:style-name="T4">
 June 30 </text:span>
, pyrotechnic units of the State Service of Ukraine for Emergency Situations <text:span text:style-name="T4">
 120 times </text:span>
 involved in the execution of demining.</text:p>
      <text:p text:style-name="P4">
About it _ <text:a xlink:type="simple" xlink:href="https://dsns.gov.ua/uk/news/nadzvicaini-podiyi/operativna-informaciia-shhodo-roboti-pirotexnicnix-pidrozdiliv-dsns-ukrayini-76" text:style-name="Internet_20_link" text:visited-style-name="Visited_20_Internet_20_Link">
reports</text:a>
_ SES of Ukraine.</text:p>
      <text:p text:style-name="P4">
Pyrotechnical units found, seized and disposed(cleared)territory of area <text:span text:style-name="T4">
 30 hectares </text:span>
.</text:p>
      <text:p text:style-name="P4">
Most often pyrotechnic units worked: in Kharkiv region 19 947 times, Kyiv region - 8068, Donetsk region - 6382, Mykolaiv region - 5310, Kherson region - 5950, Chernihiv region - 4751, Sumy - 2235, Cherkasy region - 1132.</text:p>
      <text:p text:style-name="P4">
Reference: 406 457 units have been disposed of from the beginning of large -scale aggression of the Russian Federation of Ukraine. explosive objects and 2891 kg of explosive, including 3043 units. aviation bombs. A survey of more than 90 731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7/01/za-dobu-pirotehniky-dsns-zneshkodyly-ponad-300-vybuhonebezpechnyh-predmetiv-9/" text:style-name="Internet_20_link" text:visited-style-name="Visited_20_Internet_20_Link">
https://armyinform.com.ua/2023/07/01/za-dobu-pirotehniky-dsns-zneshkodyly-ponad-300-vybuhonebezpechnyh-predmetiv-9/</text:a>
</text:p>
      <!--NEWS-->
      <text:h text:style-name="P10" text:outline-level="1">
<text:span text:style-name="T4">
The Marines of the Armed Forces of the Russian Federation will judge the murder of seven civilians in Kherson region</text:span>
</text:h>
      <text:p text:style-name="P4">
Author: ['АРМІЯINFORM']</text:p>
      <text:p text:style-name="P4">
Time: 2023-07-01T65:00:00-04:00</text:p>
      <text:p text:style-name="P4">
Description: For the driving of seven cyvic by the village of Truth, the Kherson region is convicted by the commander of the PIDRODRODIL ...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47586438_665105498985620_6113503999493768026_n.jpg" text:style-name="Internet_20_link" text:visited-style-name="Visited_20_Internet_20_Link">
347586438_665105498985620_6113503999493768026_n.jpg</text:a>
']</text:p>
      <text:p text:style-name="P4">
Tags: ['STOPRUSSIA', 'ВОЄННІ ЗЛОЧИНИ ЗС РФ', 'ВТОРГНЕННЯ РФ', 'ПРАВДИНЕ', 'ХЕРСОН']</text:p>
      <text:p text:style-name="P4">
Category: News</text:p>
      <!--METADATA-->
      <text:p text:style-name="P4">
<draw:frame draw:style-name="fr1" draw:name="Image199" text:anchor-type="as-char" svg:width="6.9236in" svg:height="8.048582in" draw:z-index="0">
<draw:image xlink:href="../Images/AРМІЯINFORM/2023-07-01T65-00-00-04-00/347586438_665105498985620_6113503999493768026_n.jpg" xlink:type="simple" xlink:show="embed" xlink:actuate="onLoad" draw:mime-type="image/jpeg"/>
</draw:frame>
For the murder of seven civilians in the village of Pravdine in Kherson region, the commander of the Marine Corps of the Black Sea Fleet of the Navy of the Armed Forces of the Russian Federation will be tried, <text:a xlink:type="simple" xlink:href="https://www.facebook.com/pgo.gov.ua/posts/pfbid0qCjjHXkzMgb6GUHA6zhsciEVzC1BPx4a8iNoG3dQoceNHYqYzgViHsmTTWuX9Bipl" text:style-name="Internet_20_link" text:visited-style-name="Visited_20_Internet_20_Link">
reports</text:a>
Office of the Prosecutor General.</text:p>
      <text:p text:style-name="P4">
«Prosecutors of the Kherson Regional Prosecutor's Office have been sent to court by an indictment against the commander of the Marine Corps of the Black Sea Fleet of the Navy of the Department of State(Part 1, 2 Article 111, Part 2 of Art. 28, Part 2 of Art. 438 of the Criminal Code of Ukraine). Слідством встановлено, що у 2014році після окупації російськими військами АР Крим громадянин Українидобровільно перейшов на бік ворога, отримав громадянство рф та вступив до лавзбройних сил держави-агресора. З березня 2022 року обвинувачений разом зпідлеглими військовими рф забезпечував окупацію населених пунктів Херсонськоїобласті.</text:p>
      <text:p text:style-name="P4">
На захопленій території він організовував та контролював процеси, пов’язані зпридушенням опору місцевого населення щодо реалізації політики окупаційноївлади та схиляння громадян України до співпраці.</text:p>
      <text:p text:style-name="P4">
У квітні 2022 року, знаходячись у с. Правдине, разом із спільникамиобвинувачений затримав працівників фірми, які охороняли поблизу селазрошувальні агрегати, а також неповнолітню дівчину.</text:p>
      <text:p text:style-name="P4">
Шістьох чоловіків та дівчину привезли до приватного будинку, де застосовуючифізичне насилля — вбили. Потім підірвали будинок із загиблими» — повідомляютьправоохоронці.</text:p>
      <text:p text:style-name="P4">
Спеціальне досудове розслідування здійснювалось ГУНП в Херсонській області.</text:p>
      <text:p text:style-name="P4">
Нагадаємо, у листопаді 2022 року після звільнення населеного пункту ЗСУпрокурори органів прокуратури Херсонської області спільно зі слідчими поліціїта експертами провели ексгумацію та огляд тіл загиблих.</text:p>
      <text:p text:style-name="P4">
При огляді було встановлено ознаки насильницької смерті. Деякі з них — зушкодженням черепів внаслідок кульових поранень. На зап’ястях ще у двохвиявлено мотузки.</text:p>
      <text:p text:style-name="P4">
News Source: <text:a xlink:type="simple" xlink:href="https://armyinform.com.ua/2023/07/01/morpiha-zs-rf-sudytymut-za-vbyvstvo-semy-czyvilnyh-na-hersonshhyni/" text:style-name="Internet_20_link" text:visited-style-name="Visited_20_Internet_20_Link">
https://armyinform.com.ua/2023/07/01/morpiha-zs-rf-sudytymut-za-vbyvstvo-semy-czyvilnyh-na-hersonshhyni/</text:a>
</text:p>
      <!--NEWS-->
      <text:h text:style-name="P10" text:outline-level="1">
<text:span text:style-name="T4">
The President of Ukraine awarded orders and medals of Ukrainian military</text:span>
</text:h>
      <text:p text:style-name="P4">
Author: ['АРМІЯINFORM']</text:p>
      <text:p text:style-name="P4">
Time: 2023-07-01T66:00:00-04:00</text:p>
      <text:p text:style-name="P4">
Description: President of Ukraine Volodymyr Zelensky Vidniy by the sovereign Nagorods Zakhisnikiv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2/12/nagorody-1.jpg" text:style-name="Internet_20_link" text:visited-style-name="Visited_20_Internet_20_Link">
nagorody-1.jpg</text:a>
']</text:p>
      <text:p text:style-name="P4">
Tags: ['ВОЛОДИМИР ЗЕЛЕНСЬКИЙ', 'ВРУЧЕННЯ НАГОРОД ВІЙСЬКОВОСЛУЖБОВЦЯМ', 'ПРЕЗИДЕНТ УКРАЇНИ', 'УКАЗ ПРЕЗИДЕНТА УКРАЇНИ']</text:p>
      <text:p text:style-name="P4">
Category: News</text:p>
      <!--METADATA-->
      <text:p text:style-name="P4">
<draw:frame draw:style-name="fr1" draw:name="Image200" text:anchor-type="as-char" svg:width="6.9236in" svg:height="4.615733in" draw:z-index="0">
<draw:image xlink:href="../Images/AРМІЯINFORM/2023-07-01T66-00-00-04-00/nagorody-1.jpg" xlink:type="simple" xlink:show="embed" xlink:actuate="onLoad" draw:mime-type="image/jpeg"/>
</draw:frame>
Illustrative photo</text:p>
      <text:p text:style-name="P4">
President of Ukraine Volodymyr Zelensky celebrated state awards from Ukraine.</text:p>
      <text:p text:style-name="P4">
This is stated in the decree <text:a xlink:type="simple" xlink:href="https://www.president.gov.ua/documents/3612023-47141" text:style-name="Internet_20_link" text:visited-style-name="Visited_20_Internet_20_Link">
No. 361/2023</text:a>
, published by the Presidential Office website.</text:p>
      <text:p text:style-name="P4">
The awards were awarded "for personal courage, revealed in the protection of state -sevotory and territorial integrity of Ukraine, selfless fulfillment of a military duty."</text:p>
      <text:p text:style-name="P4">
<text:span text:style-name="T4">
 Order of Bohdan Khmelnitsky II degree </text:span>
</text:p>
      <text:p text:style-name="P4">
Kobylkin Denis Alexandrovich(posthumously)- Lieutenant Colonel</text:p>
      <text:p text:style-name="P4">
Alexander Yakovenko - Colonel</text:p>
      <text:p text:style-name="P4">
<text:span text:style-name="T4">
 Order of Bohdan Khmelnitsky III degree </text:span>
</text:p>
      <text:p text:style-name="P4">
Maxim Viktorovich's Dykana - Captain</text:p>
      <text:p text:style-name="P4">
Kivshar Artem Alexandrovich - Lieutenant</text:p>
      <text:p text:style-name="P4">
Kubai Ivan Demianovich - Senior Lieutenant</text:p>
      <text:p text:style-name="P4">
Tereletsky Mikhail Alexandrovich - Major</text:p>
      <text:p text:style-name="P4">
<text:span text:style-name="T4">
 Order of "For Courage" and degree </text:span>
</text:p>
      <text:p text:style-name="P4">
Kashkovar Konstantin Igorovich(posthumously)- Chief Sergeant</text:p>
      <text:p text:style-name="P4">
<text:span text:style-name="T4">
 Order of "For Courage" of II degree </text:span>
</text:p>
      <text:p text:style-name="P4">
Alexander Kazimirovich Kobylyansky - Captain</text:p>
      <text:p text:style-name="P4">
Maxim Anatolyevich - Captain</text:p>
      <text:p text:style-name="P4">
Panchenko Artem Vladimirovich - Senior Lieutenant</text:p>
      <text:p text:style-name="P4">
Anatoly Pisarevich - Sergeant</text:p>
      <text:p text:style-name="P4">
<text:span text:style-name="T4">
 Order "For Courage" of the 3rd degree </text:span>
</text:p>
      <text:p text:style-name="P4">
Adamovich Sergey Sergeyevich(posthumously)- Soldier</text:p>
      <text:p text:style-name="P4">
Antonenko Yuri Grigorovich(posthumously)- Senior Sergeant</text:p>
      <text:p text:style-name="P4">
Astashkevich Igor Anatolyevich - Soldier</text:p>
      <text:p text:style-name="P4">
Dmitry Balabanova(posthumously)- Junior Sergeant</text:p>
      <text:p text:style-name="P4">
Alexander Baranovsky - Chief Sergeant</text:p>
      <text:p text:style-name="P4">
Broken Ivan Nikolaevich(posthumously)- Soldier</text:p>
      <text:p text:style-name="P4">
Alexei Alexandrovich - soldier</text:p>
      <text:p text:style-name="P4">
Belous Andrei Anatoliyovych - Senior Soldier</text:p>
      <text:p text:style-name="P4">
White Alexander Nikolaevich(posthumously)- Sergeant</text:p>
      <text:p text:style-name="P4">
Bodrukhin Yegor Olegovich-Lieutenant Captain</text:p>
      <text:p text:style-name="P4">
Boyko Yevgeny Nikolaevich(posthumously)- Senior Sergeant</text:p>
      <text:p text:style-name="P4">
Brother Victor Sergeyevich - Senior Sergeant</text:p>
      <text:p text:style-name="P4">
Vasylchenko Igor Anatolyevich(posthumously)- Senior Sergeant</text:p>
      <text:p text:style-name="P4">
Alexander Volkov(posthumously)- Senior soldier</text:p>
      <text:p text:style-name="P4">
Alexander Voloshchuk - soldier</text:p>
      <text:p text:style-name="P4">
Sparrow Andrei Stanislavovich(posthumously)- Soldier</text:p>
      <text:p text:style-name="P4">
Vyuhina Dmitry Vladimirovich(posthumously)- Senior soldier</text:p>
      <text:p text:style-name="P4">
Gavrilenko Sergey Nikolaevich(posthumously)- Junior Sergeant</text:p>
      <text:p text:style-name="P4">
Gaychenya Pavel Petrovich(posthumously)- Soldier</text:p>
      <text:p text:style-name="P4">
Gamolyuk Nikolai Viktorovich - Soldier</text:p>
      <text:p text:style-name="P4">
Deaf Sergey Alexandrovich - junior sergeant</text:p>
      <text:p text:style-name="P4">
Evgeny Alekseevich(posthumously)- Senior Lieutenant</text:p>
      <text:p text:style-name="P4">
Godunov Mykola Viktorovich(posthumously)- Junior SergeantGrinets Alexander Nikolaevich - soldier</text:p>
      <text:p text:style-name="P4">
Gryshchenko Victor Stanislavovich(posthumously)- Soldier</text:p>
      <text:p text:style-name="P4">
Alexander Gulenko(posthumously)- Sergeant</text:p>
      <text:p text:style-name="P4">
Danilenko Illya Romanovich - junior sergeant</text:p>
      <text:p text:style-name="P4">
Danilov Vladimir Vasilyevich(posthumously)- Sergeant</text:p>
      <text:p text:style-name="P4">
Andrei Dzuba - Senior Soldier</text:p>
      <text:p text:style-name="P4">
Dobrynsky Vladimir Nikolaevich(posthumously)- Sergeant</text:p>
      <text:p text:style-name="P4">
Bohdan Anatolyevich - Soldier</text:p>
      <text:p text:style-name="P4">
Anatoly Andreevich Yevseenko - Chief of Articles 2 of Articles</text:p>
      <text:p text:style-name="P4">
Ilchenko Sergiy Igorovich - soldier</text:p>
      <text:p text:style-name="P4">
Kabanova Vasily Ivanovich(posthumously)- Senior soldier</text:p>
      <text:p text:style-name="P4">
Victor Vasilyevich's tracing paper(posthumously)- Soldier</text:p>
      <text:p text:style-name="P4">
Cabbage Yuri Alexandrovich(posthumously)- Soldier</text:p>
      <text:p text:style-name="P4">
Karasyova Oleg Andreevich(posthumously)- Soldier</text:p>
      <text:p text:style-name="P4">
Alexander Karpakova - Junior Sergeant</text:p>
      <text:p text:style-name="P4">
Kaurkin Vyacheslav Valeryevich(posthumously)- Senior soldier</text:p>
      <text:p text:style-name="P4">
Kvashuka Anton Leonidovich(posthumously)- Junior Sergeant</text:p>
      <text:p text:style-name="P4">
Kirilluk Igor Sergeyevich - Senior Soldier</text:p>
      <text:p text:style-name="P4">
Dmitry Kishin(posthumously)- Soldier</text:p>
      <text:p text:style-name="P4">
Yaroslav Klyeva - Soldier</text:p>
      <text:p text:style-name="P4">
Kovalenko Yevgeny Yurievich(posthumously)- Soldier</text:p>
      <text:p text:style-name="P4">
Blacksmith Yaroslav Viktorovich(posthumously)- Senior Sergeant</text:p>
      <text:p text:style-name="P4">
Kovaleva Alexander Vitaliyovich - junior sergeant</text:p>
      <text:p text:style-name="P4">
Kozlova Dmitry Sergeyevich - junior sergeant</text:p>
      <text:p text:style-name="P4">
Kolomichenko Victor Valentinovich(posthumously)- Junior Sergeant</text:p>
      <text:p text:style-name="P4">
Krykun Sergey Vladimirovich(posthumously)- Soldier</text:p>
      <text:p text:style-name="P4">
Alexander Vitavtasovich Krice(posthumously)- Soldier</text:p>
      <text:p text:style-name="P4">
Vladislav Kuzuba(posthumously)- Captain</text:p>
      <text:p text:style-name="P4">
Kuleshov Elena Anatoliivna - Sergeant</text:p>
      <text:p text:style-name="P4">
Kukharenko Vadim Nikolaevich - Chief Sergeant</text:p>
      <text:p text:style-name="P4">
Kushnir Konstantin Anatolyevich - Senior Soldier</text:p>
      <text:p text:style-name="P4">
Lebedev Vladislav Alexandrovich - soldier</text:p>
      <text:p text:style-name="P4">
Levchenko Ilya Sergeyevich(posthumously)- Soldier</text:p>
      <text:p text:style-name="P4">
Lytvyn Dmitry Valentinovich(posthumously)- Soldier</text:p>
      <text:p text:style-name="P4">
Lynsky Vitaliy Viktorovich(posthumously)- Soldier</text:p>
      <text:p text:style-name="P4">
Logunova Igor Georgievich(posthumously)- Sergeant</text:p>
      <text:p text:style-name="P4">
Oleg Nikolaevich - soldier</text:p>
      <text:p text:style-name="P4">
Malofeev Yevgeny Yevgenyevich - Soldier</text:p>
      <text:p text:style-name="P4">
Matviychuk Yulian Alexandrovich(posthumously)- Senior soldier</text:p>
      <text:p text:style-name="P4">
Melnychuk Mikhail Vladimirovich - Lieutenant</text:p>
      <text:p text:style-name="P4">
Anton Nikolaevich - Captain</text:p>
      <text:p text:style-name="P4">
Moldavian Danylo Gennadyevich(posthumously)- Senior soldier</text:p>
      <text:p text:style-name="P4">
Nayka Sergei Viktorovich is a senior lieutenant</text:p>
      <text:p text:style-name="P4">
Roman Vasilyevich Oliynyk(posthumously)- Soldier</text:p>
      <text:p text:style-name="P4">
Petrov Igor Stanislavovich - Senior Lieutenant</text:p>
      <text:p text:style-name="P4">
Petrukh Yevgeny Viktorovich(posthumously)- Soldier</text:p>
      <text:p text:style-name="P4">
Ponomarenko Sergey Nikolaevich(posthumously)- Soldier</text:p>
      <text:p text:style-name="P4">
Popova Dmitry Nikolaevich - Senior SoldierRogochenko Alexei Nikolaevich(posthumously)- Soldier</text:p>
      <text:p text:style-name="P4">
Savchenko Andriy Nikolaevich(posthumously)- Senior soldier</text:p>
      <text:p text:style-name="P4">
Svittelsky Sergey Nikolaevich(posthumously)- Soldier</text:p>
      <text:p text:style-name="P4">
Senyuk Yuri Tarasovich(posthumously)- Soldier</text:p>
      <text:p text:style-name="P4">
Sidorenko Cyril(posthumously)- Soldier</text:p>
      <text:p text:style-name="P4">
Skorokhod Oleksandr Alexandrovich(posthumously)- Soldier</text:p>
      <text:p text:style-name="P4">
Smolyuk Artem Georgievich(posthumously)- Senior soldier</text:p>
      <text:p text:style-name="P4">
Sorokina Yevgeny Alexandrovich - Junior Sergeant</text:p>
      <text:p text:style-name="P4">
Taran Yuri Grigorovich - Senior Lieutenant</text:p>
      <text:p text:style-name="P4">
Ferara Alexei Alexandrovich(posthumously)- Soldier</text:p>
      <text:p text:style-name="P4">
Frosinak George Yurievich - Senior Soldier</text:p>
      <text:p text:style-name="P4">
Hovenets Vladimir Vladimirovich(posthumously)- Soldier</text:p>
      <text:p text:style-name="P4">
Khmeyev Sergey Valentinovich(posthumously)- Soldier</text:p>
      <text:p text:style-name="P4">
Sheptun Alexei Yurievich(posthumously)- Soldier</text:p>
      <text:p text:style-name="P4">
Shikita Stanislav Nikolaevich(posthumously)- Sergeant</text:p>
      <text:p text:style-name="P4">
Shilkina Roman Mikhailovich(posthumously)- Soldier</text:p>
      <text:p text:style-name="P4">
Shilyuk Mykola Vasilyevich(posthumously)- Soldier</text:p>
      <text:p text:style-name="P4">
Schmigol Vitaliy Grigorovich - Sergeant</text:p>
      <text:p text:style-name="P4">
Shcherbin Igor Leontievich - Senior Sergeant</text:p>
      <text:p text:style-name="P4">
Yurchenko Sergey Pavlovich(posthumously)- Soldier</text:p>
      <text:p text:style-name="P4">
Yakimenko Andrei Nikolaevich - Junior Sergeant</text:p>
      <text:p text:style-name="P4">
Yakhna Yuri Arkhipovich(posthumously)- Soldier</text:p>
      <text:p text:style-name="P4">
Yarov Igor Viktorovich - junior lieutenant</text:p>
      <text:p text:style-name="P4">
<text:span text:style-name="T4">
 Order of Danylo Halytsky </text:span>
</text:p>
      <text:p text:style-name="P4">
Bovkun Yevgeny Ivanovich - Major</text:p>
      <text:p text:style-name="P4">
Urakova Dmitry Yurievich - Senior Lieutenant of Medical Service</text:p>
      <text:p text:style-name="P4">
Cherevah Sergiy Vladimirovich - Colonel</text:p>
      <text:p text:style-name="P4">
Sholom Denis Alexandrovich - Senior Lieutenant of Medical Service</text:p>
      <text:p text:style-name="P4">
Sergei Leonidovich's spinner - Captain of Medical Service</text:p>
      <text:p text:style-name="P4">
<text:span text:style-name="T4">
 Medal for Military Service to Ukraine </text:span>
</text:p>
      <text:p text:style-name="P4">
Belichenko Konstantin Nikolaevich-headquarters</text:p>
      <text:p text:style-name="P4">
Bortnik Viktor Vladimirovich - Soldier</text:p>
      <text:p text:style-name="P4">
Botnar Alexander Yukhimovich - junior sergeant</text:p>
      <text:p text:style-name="P4">
Voronovich Yevgeny Vladimirovich - Senior Soldier</text:p>
      <text:p text:style-name="P4">
Oleg Viktorovich - Sergeant</text:p>
      <text:p text:style-name="P4">
Sparrow Oleg Leonidovich - soldier</text:p>
      <text:p text:style-name="P4">
Goryanina Vadim Vadimovich - Soldier</text:p>
      <text:p text:style-name="P4">
Grishina Yevgeny Sergeyevich - Sergeant</text:p>
      <text:p text:style-name="P4">
Damaskin Alexander Vladimirovich - Chief Sergeant</text:p>
      <text:p text:style-name="P4">
Evlash Illya Olegovich - Captain</text:p>
      <text:p text:style-name="P4">
Alan Rstantmovich's Jeangage - Lieutenant</text:p>
      <text:p text:style-name="P4">
Sergey Dmitrovich's Jeynova - Junior Sergeant</text:p>
      <text:p text:style-name="P4">
Zbarha Viktor Nikolaevich - junior sergeant</text:p>
      <text:p text:style-name="P4">
Zemtsov Viroslav Gennadyevich - soldier</text:p>
      <text:p text:style-name="P4">
Ishchenko Sergey Yurievich - junior sergeant</text:p>
      <text:p text:style-name="P4">
Kachanyuk Andriy Nikolaevich - Lieutenant</text:p>
      <text:p text:style-name="P4">
Eugene Anatolyevich's Kephch - Senior Sergeant</text:p>
      <text:p text:style-name="P4">
Kovalenko Valeriy Valeriyevich - Senior Soldier</text:p>
      <text:p text:style-name="P4">
Valery Valeryevich - Soldier</text:p>
      <text:p text:style-name="P4">
Kostenko Vadim Andreevich - Junior Sergeant</text:p>
      <text:p text:style-name="P4">
Ivan Eduardovich's shrub - soldierIvan Valeryevich - a soldier</text:p>
      <text:p text:style-name="P4">
Logvinenko Vladimir Alexandrovich - Senior Sergeant</text:p>
      <text:p text:style-name="P4">
Lunina Vyacheslav Vasilyevich - Senior Sergeant</text:p>
      <text:p text:style-name="P4">
Melnichenko Anatoly Nikolaevich - junior sergeant</text:p>
      <text:p text:style-name="P4">
Nicholas Valentinovich - Soldier</text:p>
      <text:p text:style-name="P4">
Andrei Mikhailovich's nefidova - soldier</text:p>
      <text:p text:style-name="P4">
Ovchinnikov Viktor Dmitrovich - Soldier</text:p>
      <text:p text:style-name="P4">
Oliyichenko Roman Anatoliyevich - junior sergeant</text:p>
      <text:p text:style-name="P4">
Polishchuk Yevgeny Mikhailovich - soldier</text:p>
      <text:p text:style-name="P4">
Mikhail Anatoliyovych Pokekhina - Junior Sergeant</text:p>
      <text:p text:style-name="P4">
Alexander Ivanovich's spinner - soldier</text:p>
      <text:p text:style-name="P4">
Rybachenko Konstantin Vyacheslavovich - Junior Sergeant</text:p>
      <text:p text:style-name="P4">
Ruban Andriy Alexandrovich - soldier</text:p>
      <text:p text:style-name="P4">
Slobodanik Artem Sergeyevich - junior sergeant</text:p>
      <text:p text:style-name="P4">
Ivan Ivanovich Stama - Soldier</text:p>
      <text:p text:style-name="P4">
Starovoit Anton Alexandrovich - Senior Soldier</text:p>
      <text:p text:style-name="P4">
Stoyanov Dmitry Igorovich - Soldier</text:p>
      <text:p text:style-name="P4">
Igor Anatolyevich - Senior Lieutenant</text:p>
      <text:p text:style-name="P4">
Bohdan Ivanovich Thorovsky - Senior Soldier</text:p>
      <text:p text:style-name="P4">
Gennady Gennadyevich - Chief Sergeant</text:p>
      <text:p text:style-name="P4">
Maxim Alexandrovich - a soldier</text:p>
      <text:p text:style-name="P4">
Chapligina Sergei Sergeyevich - Sergeant</text:p>
      <text:p text:style-name="P4">
Shcherban Oleg Nikolaevich - Chief Sergeant</text:p>
      <text:p text:style-name="P4">
Sherbin Sergiy Vasilyevich - Junior Sergeant</text:p>
      <text:p text:style-name="P4">
<text:span text:style-name="T4">
 Medal "Fatherland Defender" </text:span>
</text:p>
      <text:p text:style-name="P4">
Seven Sergei Georgievich - junior sergeant</text:p>
      <text:p text:style-name="P4">
Vladimir Teryukhov - senior sergeant.</text:p>
      <text:p text:style-name="P4">
News Source: <text:a xlink:type="simple" xlink:href="https://armyinform.com.ua/2023/07/01/prezydent-ukrayiny-nagorodyv-ordenamy-ta-medalyamy-ukrayinskyh-vijskovyh/" text:style-name="Internet_20_link" text:visited-style-name="Visited_20_Internet_20_Link">
https://armyinform.com.ua/2023/07/01/prezydent-ukrayiny-nagorodyv-ordenamy-ta-medalyamy-ukrayinskyh-vijskovyh/</text:a>
</text:p>
      <!--NEWS-->
      <text:h text:style-name="P10" text:outline-level="1">
<text:span text:style-name="T4">
89% of Ukrainians support the country's accession in NATO - survey</text:span>
</text:h>
      <text:p text:style-name="P4">
Author: ['АРМІЯINFORM']</text:p>
      <text:p text:style-name="P4">
Time: 2023-07-01T67:00:00-04:00</text:p>
      <text:p text:style-name="P4">
Description: 92% of Ukrainian I want, Scho Klekana became a member of the єvrosoyuz, that 89% of the Country Entered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2/czczcznato.jpg" text:style-name="Internet_20_link" text:visited-style-name="Visited_20_Internet_20_Link">
czczcznato.jpg</text:a>
']</text:p>
      <text:p text:style-name="P4">
Tags: ['ЄВРОСОЮЗ', 'НАТО', 'ОПИТУВАННЯ']</text:p>
      <text:p text:style-name="P4">
Category: News</text:p>
      <!--METADATA-->
      <text:p text:style-name="P4">
<draw:frame draw:style-name="fr1" draw:name="Image201" text:anchor-type="as-char" svg:width="6.9236in" svg:height="4.340623in" draw:z-index="0">
<draw:image xlink:href="../Images/AРМІЯINFORM/2023-07-01T67-00-00-04-00/czczcznato.jpg" xlink:type="simple" xlink:show="embed" xlink:actuate="onLoad" draw:mime-type="image/jpeg"/>
</draw:frame>
92% of Ukrainians want Ukraine to become a member of the European Union, and 89% support the country's country in NATO.</text:p>
      <text:p text:style-name="P4">
About this <text:a xlink:type="simple" xlink:href="https://kiis.com.ua/" text:style-name="Internet_20_link" text:visited-style-name="Visited_20_Internet_20_Link">
testify</text:a>
The sociological survey, which the Kiev International Institute of Sociology, was conducted by NDI in May 2022, August 2022, January 2023, recently in May 2023.</text:p>
      <text:p text:style-name="P4">
According to sociologists, from May 2022 to May 2023, percentages of Ukrainians who wish to join NATO increased from 73 to almost 90%, and the number of "those who expect" increased from about 65 to 85 percent.</text:p>
      <text:p text:style-name="P4">
Similarly, Ukrainians remain adamant in their desire to join the EU - the "I want" and "expect" about 90%, according to the survey.</text:p>
      <text:p text:style-name="P4">
News Source: <text:a xlink:type="simple" xlink:href="https://armyinform.com.ua/2023/07/01/89-ukrayincziv-pidtrymuyut-vstup-krayiny-v-nato-opytuvannya/" text:style-name="Internet_20_link" text:visited-style-name="Visited_20_Internet_20_Link">
https://armyinform.com.ua/2023/07/01/89-ukrayincziv-pidtrymuyut-vstup-krayiny-v-nato-opytuvannya/</text:a>
</text:p>
      <!--NEWS-->
      <text:h text:style-name="P10" text:outline-level="1">
<text:span text:style-name="T4">
Our defenders gave Vladimir Zelensky Sleeping emblems</text:span>
</text:h>
      <text:p text:style-name="P4">
Author: ['АРМІЯINFORM']</text:p>
      <text:p text:style-name="P4">
Time: 2023-07-01T68:00:00-04:00</text:p>
      <text:p text:style-name="P4">
Description: “CHEVRON of the 47-year-old mechanized brigades“ MAXURA ”that neophysium chevron of the stubborn ... War with Ukraine 2022, war with Ukraine Latest news today, News War with Ukraine 2022 is the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photo_2023-07-01_10-07-57-e1688204270378.jpg" text:style-name="Internet_20_link" text:visited-style-name="Visited_20_Internet_20_Link">
photo_2023-07-01_10-07-57-e1688204270378.jpg</text:a>
', '<text:a xlink:type="simple" xlink:href="https://armyinform.com.ua/wp-content/uploads/2023/07/photo_2023-07-01_10-07-55-2-150x150.jpg" text:style-name="Internet_20_link" text:visited-style-name="Visited_20_Internet_20_Link">
photo_2023-07-01_10-07-55-2-150x150.jpg</text:a>
', '<text:a xlink:type="simple" xlink:href="https://armyinform.com.ua/wp-content/uploads/2023/07/photo_2023-07-01_10-07-55-150x150.jpg" text:style-name="Internet_20_link" text:visited-style-name="Visited_20_Internet_20_Link">
photo_2023-07-01_10-07-55-150x150.jpg</text:a>
', '<text:a xlink:type="simple" xlink:href="https://armyinform.com.ua/wp-content/uploads/2023/07/photo_2023-07-01_10-07-56-150x150.jpg" text:style-name="Internet_20_link" text:visited-style-name="Visited_20_Internet_20_Link">
photo_2023-07-01_10-07-56-150x150.jpg</text:a>
']</text:p>
      <text:p text:style-name="P4">
Tags: []</text:p>
      <text:p text:style-name="P4">
Category: News</text:p>
      <!--METADATA-->
      <text:p text:style-name="P4">
<draw:frame draw:style-name="fr1" draw:name="Image202" text:anchor-type="as-char" svg:width="6.9236in" svg:height="5.608116in" draw:z-index="0">
<draw:image xlink:href="../Images/AРМІЯINFORM/2023-07-01T68-00-00-04-00/photo_2023-07-01_10-07-57-e1688204270378.jpg" xlink:type="simple" xlink:show="embed" xlink:actuate="onLoad" draw:mime-type="image/jpeg"/>
</draw:frame>
“It is the chevron of the 47th separate mechanized brigade of Magura and the unofficial chevron-incident detachment of the 78th Regiment of Airborne Assault Troops. I was transferred to me during my trip to the front. Another-in memory of our meeting-was presented by the master-advice of the 47th OMBR Valery Marcus.</text:p>
      <text:p text:style-name="P4">
<text:a xlink:type="simple" xlink:href="https://armyinform.com.ua/wp-content/uploads/2023/07/photo_2023-07-01_10-07-55-2.jpg" text:style-name="Internet_20_link" text:visited-style-name="Visited_20_Internet_20_Link">
!(Images/AРМІЯINFORM/2023-07-01T68-00-00-04-00/photo_2023-07-01_10-07-55-2-150x150.jpg)</text:a>
</text:p>
      <text:p text:style-name="P4">
<text:a xlink:type="simple" xlink:href="https://armyinform.com.ua/wp-content/uploads/2023/07/photo_2023-07-01_10-07-55.jpg" text:style-name="Internet_20_link" text:visited-style-name="Visited_20_Internet_20_Link">
<draw:frame draw:style-name="fr1" draw:name="Image203" text:anchor-type="as-char" svg:width="6.9236in" svg:height="6.9236in" draw:z-index="0">
<draw:image xlink:href="../Images/AРМІЯINFORM/2023-07-01T68-00-00-04-00/photo_2023-07-01_10-07-55-150x150.jpg" xlink:type="simple" xlink:show="embed" xlink:actuate="onLoad" draw:mime-type="image/jpeg"/>
</draw:frame>
</text:a>
</text:p>
      <text:p text:style-name="P4">
<text:a xlink:type="simple" xlink:href="https://armyinform.com.ua/wp-content/uploads/2023/07/photo_2023-07-01_10-07-56.jpg" text:style-name="Internet_20_link" text:visited-style-name="Visited_20_Internet_20_Link">
<draw:frame draw:style-name="fr1" draw:name="Image204" text:anchor-type="as-char" svg:width="6.9236in" svg:height="6.9236in" draw:z-index="0">
<draw:image xlink:href="../Images/AРМІЯINFORM/2023-07-01T68-00-00-04-00/photo_2023-07-01_10-07-56-150x150.jpg" xlink:type="simple" xlink:show="embed" xlink:actuate="onLoad" draw:mime-type="image/jpeg"/>
</draw:frame>
</text:a>
It is an honor for me - to keep them on the chevrons in their office. Everyone is about our defense, will and aspirations of Ukraine to be independent. So, I will have a victory that will certainly be, ”the post reads.</text:p>
      <text:p text:style-name="P4">
Source: <text:a xlink:type="simple" xlink:href="https://t.me/V_Zelenskiy_official" text:style-name="Internet_20_link" text:visited-style-name="Visited_20_Internet_20_Link">
official Telegram -channel of the President of Ukraine - Vladimir Zelensky</text:a>
</text:p>
      <text:p text:style-name="P4">
News Source: <text:a xlink:type="simple" xlink:href="https://armyinform.com.ua/2023/07/01/nashi-zahysnyky-podaruvaly-volodymyru-zelenskomu-narukavni-emblemy/" text:style-name="Internet_20_link" text:visited-style-name="Visited_20_Internet_20_Link">
https://armyinform.com.ua/2023/07/01/nashi-zahysnyky-podaruvaly-volodymyru-zelenskomu-narukavni-emblemy/</text:a>
</text:p>
      <!--NEWS-->
      <text:h text:style-name="P10" text:outline-level="1">
<text:span text:style-name="T4">
Affected 6 areas of focus of enemy and 3 ammunition depots</text:span>
</text:h>
      <text:p text:style-name="P4">
Author: ['АРМІЯINFORM']</text:p>
      <text:p text:style-name="P4">
Time: 2023-07-01T69:00:00-04:00</text:p>
      <text:p text:style-name="P4">
Description: About CED DOIMLAY GS ZS Ukrainian. “The rocket launches of the rocket and the artist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7/348852915_614856277494121_7952754773897049306_n.jpg" text:style-name="Internet_20_link" text:visited-style-name="Visited_20_Internet_20_Link">
348852915_614856277494121_7952754773897049306_n.jpg</text:a>
']</text:p>
      <text:p text:style-name="P4">
Tags: ['STOPRUSSIA', 'АВІАЦІЯ', 'ВТОРГНЕННЯ РФ', 'ГШ ЗС УКРАЇНИ', 'РЕБ']</text:p>
      <text:p text:style-name="P4">
Category: News</text:p>
      <!--METADATA-->
      <text:p text:style-name="P4">
<draw:frame draw:style-name="fr1" draw:name="Image205" text:anchor-type="as-char" svg:width="6.9236in" svg:height="3.37846in" draw:z-index="0">
<draw:image xlink:href="../Images/AРМІЯINFORM/2023-07-01T69-00-00-04-00/348852915_614856277494121_7952754773897049306_n.jpg" xlink:type="simple" xlink:show="embed" xlink:actuate="onLoad" draw:mime-type="image/jpeg"/>
</draw:frame>
<text:span text:style-name="T4">
 🔥 Situation on the Russian invasion </text:span>
 about it <text:a xlink:type="simple" xlink:href="https://www.facebook.com/GeneralStaff.ua/posts/pfbid02VshJCPnUtbpyVWZTjG6iZoLzN9DaiZbGrN7YfmKqDqK4nXcuxPxCoKSEfFJ2fxwSl" text:style-name="Internet_20_link" text:visited-style-name="Visited_20_Internet_20_Link">
reports</text:a>
General of the Armed Forces of Ukraine.</text:p>
      <text:p text:style-name="P4">
"Subdivisions of rocket troops and artillery have struck 1 punctuation, 6 areas of concentration of live force, weapons and military technician, 3 ammunition depots, 24 artillery at fire lines and the enemy station," the statement said.</text:p>
      <text:p text:style-name="P4">
In addition, the aviation of defense forces over the past 24 hours has struck 12 strokes in the areas of the enemy's personnel and 1-on the anti-aircraft missile complex.</text:p>
      <text:p text:style-name="P4">
News Source: <text:a xlink:type="simple" xlink:href="https://armyinform.com.ua/2023/07/01/urazheno-6-rajoniv-zoseredzhennya-protyvnyka-ta-3-sklady-boyeprypasiv/" text:style-name="Internet_20_link" text:visited-style-name="Visited_20_Internet_20_Link">
https://armyinform.com.ua/2023/07/01/urazheno-6-rajoniv-zoseredzhennya-protyvnyka-ta-3-sklady-boyeprypasiv/</text:a>
</text:p>
      <!--NEWS-->
      <text:h text:style-name="P10" text:outline-level="1">
<text:span text:style-name="T4">
More western experience should be involved to rebuild Ukrainian cities - an expert</text:span>
</text:h>
      <text:p text:style-name="P4">
Authors: Ukrinform (Person)</text:p>
      <text:p text:style-name="P4">
Publisher: Укринформ (Organization)</text:p>
      <text:p text:style-name="P4">
Published Time: 2023-07-01T6:54:00+03:00</text:p>
      <text:p text:style-name="P4">
Modified Time: 2023-07-01T20:54:00+03:00</text:p>
      <text:p text:style-name="P4">
Description: During the post -war reconstruction of Ukrainian cities, Soviet aggression should be overcome in domestic architecture. - Ukrinform.</text:p>
      <text:p text:style-name="P4">
Images: ['<text:a xlink:type="simple" xlink:href="https://static.ukrinform.com/photos/2023_07/thumb_files/630_360_1688234022-212.jpg" text:style-name="Internet_20_link" text:visited-style-name="Visited_20_Internet_20_Link">
630_360_16882...</text:a>
']</text:p>
      <text:p text:style-name="P4">
Tags: ['Архітектура', 'Захід', 'Війна з Росією', 'Відбудова']</text:p>
      <text:p text:style-name="P4">
Type: Article</text:p>
      <!--METADATA-->
      <text:p text:style-name="P4">
<draw:frame draw:style-name="fr1" draw:name="Image206" text:anchor-type="as-char" svg:width="6.9236in" svg:height="3.956343in" draw:z-index="0">
<draw:image xlink:href="../Images/yкринформ/2023-07-01T6-54-00-03-00/630_360_1688234022-212.jpg" xlink:type="simple" xlink:show="embed" xlink:actuate="onLoad" draw:mime-type="image/jpeg"/>
</draw:frame>
During the time of reconstruction of Ukrainian cities, it is necessary to overcome the existing soviet architecture of Soviet aggression.</text:p>
      <text:p text:style-name="P4">
About this <text:a xlink:type="simple" xlink:href="https://ukr.radio/news.html" text:style-name="Internet_20_link" text:visited-style-name="Visited_20_Internet_20_Link">
Ukrainian radio</text:a>
Architect Oleg Grechukh said, analyzing how best to reject the postvoline homes, Ukrinform reports.</text:p>
      <text:p text:style-name="P4">
He noted that more foreign specialists should be involved in order to change the Soviet architectural paradigm.</text:p>
      <text:p text:style-name="P4">
"The experience of English industrial cities and Ukrainian is different, because Ukraine300 years colonized and industrialized by the Soviet authorities. Very many cities were focused on the Soviet military industry and the actual moment there was how they would [live] there <text:a xlink:type="simple" xlink:href="https://www.ukrinform.ua/tag-zitlo" text:style-name="Internet_20_link" text:visited-style-name="Visited_20_Internet_20_Link">
live</text:a>
people. After all, the task of those people was to go and produce weapons, which is why our cities were formed quite rigidly. Plus it is unesthetic. There was a Soviet utopian idea that it was a lot of trees to worry, and there are many trees and there were houses between them and the streets were there. But we know: they are wide because tanks had to pass there, "the expert said.</text:p>
      <text:p text:style-name="P4">
According to him, to process this aggression, which has been built in the vicchitecture of cities for many years and is aimed at resisting, for a completely different philosophy, the direction of development is difficult for both us and Western architects.</text:p>
      <text:p text:style-name="P4">
"But we have to attract more Western experiences to change our paradigm. It is enough to hold on to the Soviet School of Architecture," he said.</text:p>
      <text:p text:style-name="P4">
<text:span text:style-name="T4">
 Read also: </text:span>
 <text:a xlink:type="simple" xlink:href="https://www.ukrinform.ua/rubric-uarazom/3634461-britanskomu-arhitektoru-normanu-fosteru-peredali-propozicii-sodo-vidbudovi-harkova.html" text:style-name="Internet_20_link" text:visited-style-name="Visited_20_Internet_20_Link">
British architect Norman Foster transmitted the proposals for the reconstruction of Kharkiv</text:a>
At the same time, Greeks called the debatable relevance for Ukraine to experience "from scratch" after the end of World War II Warsaw, Frankfurt, the Dutch, English cities, destroyed by Nazi -bombing.</text:p>
      <text:p text:style-name="P4">
As <text:a xlink:type="simple" xlink:href="https://www.ukrinform.ua/rubric-regions/3455905-do-vidnovlenna-harkova-priednaetsa-vsesvitno-vidomij-arhitektor-norman-foster.html" text:style-name="Internet_20_link" text:visited-style-name="Visited_20_Internet_20_Link">
reported</text:a>
, British architect Norman Foster plans to rebuild. He has already presented to the potential investors the vision of the new general plan of the city.</text:p>
      <text:p text:style-name="P4">
<text:span text:style-name="T5">
Foto: commons.wikimedia.org</text:span>
</text:p>
      <text:p text:style-name="P4">
News Source: <text:a xlink:type="simple" xlink:href="https://www.ukrinform.ua/rubric-vidbudova/3730319-potribno-zalucati-bilse-zahidnogo-dosvidu-dla-vidbudovi-ukrainskih-mist-ekspert.html" text:style-name="Internet_20_link" text:visited-style-name="Visited_20_Internet_20_Link">
https://www.ukrinform.ua/rubric-vidbudova/3730319-potribno-zalucati-bilse-zahidnogo-dosvidu-dla-vidbudovi-ukrainskih-mist-ekspert.html</text:a>
</text:p>
      <!--NEWS-->
      <text:h text:style-name="P10" text:outline-level="1">
<text:span text:style-name="T4">
The President of Ukraine and the Prime Minister of Spain have approved a joint declaration</text:span>
</text:h>
      <text:p text:style-name="P4">
Author: ['АРМІЯINFORM']</text:p>
      <text:p text:style-name="P4">
Time: 2023-07-01T70:00:00-04:00</text:p>
      <text:p text:style-name="P4">
Description: President of Ukraine Volodymyr Zelensky I Prem'r-Mіnіstr Pedro Sanchez PID Hou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a527f02700e6b2e06eb1b0c10d627433_1677162117_extra_large.jpeg" text:style-name="Internet_20_link" text:visited-style-name="Visited_20_Internet_20_Link">
a527f02700e6b2e06eb1b0c10d627433_1677162117_extra_large.jpeg</text:a>
']</text:p>
      <text:p text:style-name="P4">
Tags: ['STOPRUSSIA', 'ВОЛОДИМИР ЗЕЛЕНСЬКИЙ', 'ПЕДРО САНЧЕС']</text:p>
      <text:p text:style-name="P4">
Category: News</text:p>
      <!--METADATA-->
      <text:p text:style-name="P4">
<draw:frame draw:style-name="fr1" draw:name="Image207" text:anchor-type="as-char" svg:width="6.9236in" svg:height="4.617948in" draw:z-index="0">
<draw:image xlink:href="../Images/AРМІЯINFORM/2023-07-01T70-00-00-04-00/a527f02700e6b2e06eb1b0c10d627433_1677162117_extra_large.jpeg" xlink:type="simple" xlink:show="embed" xlink:actuate="onLoad" draw:mime-type="image/jpeg"/>
</draw:frame>
President of Ukraine Volodymyr Zelensky and the Prime Minister of Spain Pedro Sanches during a meeting in Kyiv on July 1, 2023, which coincided with the first day of Spain at the Council of the European Union, approved such a jointly.</text:p>
      <text:p text:style-name="P4">
1 . The President of Ukraine and the Head of the Government of Spain have confirmed their unambiguous Russian aggressive war against Ukraine, which continues and undermine the international order and charter of the United States. Ukraine has demonstrated a great determination in the exercise of its inconsistency right to self -defense against this uncontrollable attack. Russia must immediately and unconditionally echo its armed forces from the territory of Ukraine within its internationally recognized border.</text:p>
      <text:p text:style-name="P4">
2 . Spain confirms its unwavering dedication to the independence, sovereignty of Ukraine's and territorial integrity of Ukraine within its internationally recognized borders Ivisoko assesses the determination and courage of the Ukrainian people and its armed forces of fate from illegal Russian aggression and in ensuring the free yoccratic future of Ukraine.</text:p>
      <text:p text:style-name="P4">
3 . Ukraine highly appreciates the large-scale assistance provided by Spain, in particular the introductory, defensive, diplomatic, humanitarian, economic and finance, as well as the solidarity Health and health. Spain will continue to provide political, humanitarian and military support to Ukraine and its people, both individually and within the framework of international service, in particular as the Chairman of the Council of the European Union, as much as it will be required.</text:p>
      <text:p text:style-name="P4">
4 . Spain supports Ukraine's initiative to achieve a just and old peace in accordance with the international law and the UN Charter and the basic and territorial integrity of Ukraine, as provided for in President Vladimir Zelensky's formalimir. Spain approves the key principles of the Ukrainian peace and will continue to cooperate with Ukraine in order to expand the international support of the Ukrainian peace formula, in particular, through the recent global peace of peace. Spain is already making a significant contribution to the formula, including food security.6 . Ukraine and Spain agree with the need to continue the collective -paramount pressure on Russia in order to weaken its ability to continue the non -consumed aggressive war. It is necessary to strengthen efforts to ensure the effective compliance of sanctions, counteracting their bypass and avoidance of unbearable consequences. Due attention should also be paid to the global -negative consequences of the Russian aggressive war, in particular in the field of food security. Spain fully supports current initiatives aimed at taking over and softening of these consequences, including the Spanish plan for counter -food danger and the "paths of solidarity" of the EU - Ukraine, and calls for a pre -agreed continuation of the Black Sea Grain Initiative and Humanitarian Program.</text:p>
      <text:p text:style-name="P4">
7 . Ukraine and Spain will continue to work together with other parties to overcome the mechanisms to ensure compensation for losses, damage and losses caused by Russian aggression. To this end, they congratulate the International Registries, presented at the Council of Europe Summit on May 16-17, 2023.</text:p>
      <text:p text:style-name="P4">
8 . Spain is ready to take an active part in the restoration and reconstruction of Ukraine. Ukraine and Spain have agreed to combine efforts in this direction. It is important for Uzhezaraz to lay the basis for ambitious and long -term interaction, which will be possible and will allow the Ukrainian people to rebuild their country economy on the basis of transparent and inclusive national architectural restoration. Ukraine considers Spain and Spanish companies as the main partners in recovery, in particular in infrastructure, energy, transport, capital goods, health care and digital sector. Involvement of all relevant partners, including the private sector, as well as national tamzhi organizations and financial institutions, with the purpose of providing necessary financial support, investment, potential and knowledge, has an important manner to ensure the prosperous future of Ukraine.</text:p>
      <text:p text:style-name="P4">
9 . Spain confirms its support for Ukraine's candidacy for entry to the EU, that it will be one of the priorities of its presidency in the EU. Spain confirms its readiness to work with Ukraine during its progress in the implementation of the EU conditions, taking into account the approach based on the assessment of merits, and is awaiting a report on progress from the European Commission, which becomes a decision to make a decision on the next steps.Source: <text:a xlink:type="simple" xlink:href="https://www.president.gov.ua/news/spilna-deklaraciya-prezidenta-ukrayini-volodimira-zelenskogo-83985" text:style-name="Internet_20_link" text:visited-style-name="Visited_20_Internet_20_Link">
official website of the President of Ukraine</text:a>
</text:p>
      <text:p text:style-name="P4">
News Source: <text:a xlink:type="simple" xlink:href="https://armyinform.com.ua/2023/07/01/prezydent-ukrayiny-volodymyr-zelenskyj-i-premyer-ministr-ispaniyi-pedro-sanches-uhvalyly-spilnu-deklaracziyu/" text:style-name="Internet_20_link" text:visited-style-name="Visited_20_Internet_20_Link">
https://armyinform.com.ua/2023/07/01/prezydent-ukrayiny-volodymyr-zelenskyj-i-premyer-ministr-ispaniyi-pedro-sanches-uhvalyly-spilnu-deklaracziyu/</text:a>
</text:p>
      <!--NEWS-->
      <text:h text:style-name="P10" text:outline-level="1">
<text:span text:style-name="T4">
The Cabinet of Ministers has been a business trip to participate in National Security and Defense activities</text:span>
</text:h>
      <text:p text:style-name="P4">
Author: ['АРМІЯINFORM']</text:p>
      <text:p text:style-name="P4">
Time: 2023-07-01T71:00:00-04:00</text:p>
      <text:p text:style-name="P4">
Description: Kabіnet Min) Having unmarked by the termi Vidrezhennya Polivyskiyas I wiexkovo services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357352698_614286687551080_6590918641647191363_n.jpg" text:style-name="Internet_20_link" text:visited-style-name="Visited_20_Internet_20_Link">
357352698_614286687551080_6590918641647191363_n.jpg</text:a>
']</text:p>
      <text:p text:style-name="P4">
Tags: ['STOPRUSSIA', 'ВТОРГНЕННЯ РФ', 'УРЯД']</text:p>
      <text:p text:style-name="P4">
Category: News</text:p>
      <!--METADATA-->
      <text:p text:style-name="P4">
<draw:frame draw:style-name="fr1" draw:name="Image208" text:anchor-type="as-char" svg:width="6.9236in" svg:height="6.9236in" draw:z-index="0">
<draw:image xlink:href="../Images/AРМІЯINFORM/2023-07-01T71-00-00-04-00/357352698_614286687551080_6590918641647191363_n.jpg" xlink:type="simple" xlink:show="embed" xlink:actuate="onLoad" draw:mime-type="image/jpeg"/>
</draw:frame>
The Cabinet of Ministers normalized the terms of business trip to police services for implementing measures to ensure national security defense of Ukraine.</text:p>
      <text:p text:style-name="P4">
About it <text:a xlink:type="simple" xlink:href="https://t.me/tmelnychuk/2632" text:style-name="Internet_20_link" text:visited-style-name="Visited_20_Internet_20_Link">
informed</text:a>
Commissioner of the Cabinet of Ministers in the Verkhovna Rada Taras Melnychuk.</text:p>
      <text:p text:style-name="P4">
“The change was made to paragraph 6 of the CMU Resolution of 02.02 2011 N 98“ On the amounts of the cost of business servants' business expenses, as well as other persons, which are submitted on business trips by enterprises, institutions and organizations, which are full or partially maintained(are financed)at the expense of budgetary funds ".(combat)actions to participate in the event of national security and defense measures, repeling the expansion of armed aggression of the Russian Federation, ensuring their implementation, being directly in the areas and in the period of implementation of these measures, as well as the implementation such events, ”the message reads.</text:p>
      <text:p text:style-name="P4">
News Source: <text:a xlink:type="simple" xlink:href="https://armyinform.com.ua/2023/07/01/kabmin-unormuvav-terminy-vidryadzhennya-dlya-uchasti-u-zahodah-z-naczbezpeky-i-oborony/" text:style-name="Internet_20_link" text:visited-style-name="Visited_20_Internet_20_Link">
https://armyinform.com.ua/2023/07/01/kabmin-unormuvav-terminy-vidryadzhennya-dlya-uchasti-u-zahodah-z-naczbezpeky-i-oborony/</text:a>
</text:p>
      <!--NEWS-->
      <text:h text:style-name="P10" text:outline-level="1">
<text:span text:style-name="T4">
Military Lyceum of the National Academy of Land Forces named after Hetman Peter Sahaidachny announces a recruitment</text:span>
</text:h>
      <text:p text:style-name="P4">
Author: ['Владислав Назаркевич']</text:p>
      <text:p text:style-name="P4">
Time: 2023-07-01T72:00:00-04:00</text:p>
      <text:p text:style-name="P4">
Description: Already 1 Veresnya 2023 of the Rock of the New Beliefs of Nonsense, the Rosotas from the MIST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3-1.jpg" text:style-name="Internet_20_link" text:visited-style-name="Visited_20_Internet_20_Link">
3-1.jpg</text:a>
', '<text:a xlink:type="simple" xlink:href="https://armyinform.com.ua/wp-content/uploads/2023/07/1.jpeg" text:style-name="Internet_20_link" text:visited-style-name="Visited_20_Internet_20_Link">
1.jpeg</text:a>
']</text:p>
      <text:p text:style-name="P4">
Tags: []</text:p>
      <text:p text:style-name="P4">
Category: News</text:p>
      <!--METADATA-->
      <text:p text:style-name="P4">
<draw:frame draw:style-name="fr1" draw:name="Image209" text:anchor-type="as-char" svg:width="6.9236in" svg:height="4.615733in" draw:z-index="0">
<draw:image xlink:href="../Images/AРМІЯINFORM/2023-07-01T72-00-00-04-00/3-1.jpg" xlink:type="simple" xlink:show="embed" xlink:actuate="onLoad" draw:mime-type="image/jpeg"/>
</draw:frame>
Already on September 1, 2023, a newly created educational institution, located in the city of Chervonograd of Lviv region, will begin training of the first lyceum students. The lyceum will provide a complete general secondary education and will ensure advanced construction training of military orientation for further training in the military of Ukraine. Lyceum Station - Two -Years(Grades 10-11).</text:p>
      <text:p text:style-name="P4">
Військовий ліцей Національної академії сухопутних військ — третій такийнавчальний заклад у структурі Міністерства оборони України.</text:p>
      <text:p text:style-name="P4">
Вступити на навчання можуть юнаки віком 15-16 років незалежно від місцяпроживання.</text:p>
      <text:p text:style-name="P4">
Вимоги до вступників: базова середня освіта, успішне складання вступнихвипробувань з математики, української та іноземної мов, відповідний рівеньфізичної підготовки і проходження медичного та професійного психологічноговідбору.</text:p>
      <text:p text:style-name="P4">
Ліцеїстам безоплатно надається житлове, речове, продовольче, медичне та іншівиди забезпечення.</text:p>
      <text:p text:style-name="P4">
Адреса:</text:p>
      <text:p text:style-name="P4">
80103, Україна, Львівська область, місто Червоноград, вулиця В. Івасюка, 4</text:p>
      <text:p text:style-name="P4">
Телефони для довідок:</text:p>
      <text:p text:style-name="P4">
міжміський: (03249)3 80 08,</text:p>
      <text:p text:style-name="P4">
urban:(03249)3 14 04,</text:p>
      <text:p text:style-name="P4">
mobile:(097)018 20 51.</text:p>
      <text:p text:style-name="P4">
E -mail: <text:a xlink:type="simple" xlink:href="Mailto: Vl_nasv@ukr.net" text:style-name="Internet_20_link" text:visited-style-name="Visited_20_Internet_20_Link">
vl_nasv@ukr.net</text:a>
</text:p>
      <text:p text:style-name="P4">
<draw:frame draw:style-name="fr1" draw:name="Image210" text:anchor-type="as-char" svg:width="6.9236in" svg:height="3.45603in" draw:z-index="0">
<draw:image xlink:href="../Images/AРМІЯINFORM/2023-07-01T72-00-00-04-00/1.jpeg" xlink:type="simple" xlink:show="embed" xlink:actuate="onLoad" draw:mime-type="image/jpeg"/>
</draw:frame>
</text:p>
      <text:p text:style-name="P4">
News Source: <text:a xlink:type="simple" xlink:href="https://armyinform.com.ua/2023/07/01/vijskovyj-liczej-naczionalnoyi-akademiyi-suhoputnyh-vijsk-imeni-getmana-petra-sagajdachnogo-ogoloshuye-nabir-na-navchannya/" text:style-name="Internet_20_link" text:visited-style-name="Visited_20_Internet_20_Link">
https://armyinform.com.ua/2023/07/01/vijskovyj-liczej-naczionalnoyi-akademiyi-suhoputnyh-vijsk-imeni-getmana-petra-sagajdachnogo-ogoloshuye-nabir-na-navchannya/</text:a>
</text:p>
      <!--NEWS-->
      <text:h text:style-name="P10" text:outline-level="1">
<text:span text:style-name="T4">
Defense forces per day eliminated more than 500 invaders, destroyed 35 Artisystems and 26 UAVs</text:span>
</text:h>
      <text:p text:style-name="P4">
Author: ['АРМІЯINFORM']</text:p>
      <text:p text:style-name="P4">
Time: 2023-07-01T73:00:00-04:00</text:p>
      <text:p text:style-name="P4">
Description: Zagalni Boyov, take the enemy on 02.24.22 to 01.07.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60212950864611316_w-scaled.jpg" text:style-name="Internet_20_link" text:visited-style-name="Visited_20_Internet_20_Link">
photo_5260212950864611316_w-scaled.jpg</text:a>
']</text:p>
      <text:p text:style-name="P4">
Tags: ['STOPRUSSIA', 'АГРЕСІЯ РФ', 'ВІЙНА', 'ВТОРГНЕННЯ РФ', 'ВТРАТИ ВОРОГА', 'ГЕНЕРАЛЬНИЙ ШТАБ ЗС УКРАЇНИ']</text:p>
      <text:p text:style-name="P4">
Category: News</text:p>
      <!--METADATA-->
      <text:p text:style-name="P4">
<draw:frame draw:style-name="fr1" draw:name="Image211" text:anchor-type="as-char" svg:width="6.9236in" svg:height="6.987066in" draw:z-index="0">
<draw:image xlink:href="../Images/AРМІЯINFORM/2023-07-01T73-00-00-04-00/photo_5260212950864611316_w-scaled.jpg" xlink:type="simple" xlink:show="embed" xlink:actuate="onLoad" draw:mime-type="image/jpeg"/>
</draw:frame>
The total fighting loss of the enemy from 24.02.22 to 01.07.23 will be orientated:</text:p>
      <text:p text:style-name="P4">
<text:span text:style-name="T4">
<text:span text:style-name="T5">
 Personnel - </text:span>
* 228870(+530)persons eliminated</text:span>
<text:span text:style-name="T5">
 tanks - </text:span>
<text:span text:style-name="T5">
 4042(+1)</text:span>
<text:span text:style-name="T4">
 combat armored vehicles - </text:span>
 7868(+5)<text:span text:style-name="T4">
<text:span text:style-name="T5">
 Artillery systems - </text:span>
<text:span text:style-name="T5">
 4162(+35)</text:span>
 </text:span>
 RSZV - <text:span text:style-name="T4">
 632(+2)</text:span>
<text:span text:style-name="T5">
 air defense - </text:span>
<text:span text:style-name="T5">
 389(0)</text:span>
<text:span text:style-name="T4">
 aircraft - </text:span>
 315(0)<text:span text:style-name="T4">
<text:span text:style-name="T5">
 helicopters - </text:span>
* 308(0)</text:span>
<text:span text:style-name="T5">
 UAV Operative Tactical Level-</text:span>
<text:span text:style-name="T5">
 3545(+26)</text:span>
<text:span text:style-name="T4">
 Winged missiles - </text:span>
 1261(0)<text:span text:style-name="T4">
<text:span text:style-name="T5">
 ships / boats - </text:span>
* 18(0)</text:span>
<text:span text:style-name="T5">
 Automobile equipment and tanks - </text:span>
<text:span text:style-name="T5">
 6794(+9)</text:span>
<text:span text:style-name="T4">
 Special equipment - </text:span>
 580(+11)The data is specified ...</text:p>
      <text:p text:style-name="P4">
Beat the occupier!Let's win together!Our strength is in truth!</text:p>
      <text:p text:style-name="P4">
News Source: <text:a xlink:type="simple" xlink:href="https://armyinform.com.ua/2023/07/01/syly-oborony-za-dobu-likviduvaly-ponad-500-okupantiv-znyshhyly-35-artsystem-ta-26-bpla/" text:style-name="Internet_20_link" text:visited-style-name="Visited_20_Internet_20_Link">
https://armyinform.com.ua/2023/07/01/syly-oborony-za-dobu-likviduvaly-ponad-500-okupantiv-znyshhyly-35-artsystem-ta-26-bpla/</text:a>
</text:p>
      <!--NEWS-->
      <text:h text:style-name="P10" text:outline-level="1">
<text:span text:style-name="T4">
The government has formed the Department of Military Training of the National University "Chernihiv Polytechnic"</text:span>
</text:h>
      <text:p text:style-name="P4">
Author: ['АРМІЯINFORM']</text:p>
      <text:p text:style-name="P4">
Time: 2023-07-01T74:00:00-04:00</text:p>
      <text:p text:style-name="P4">
Description: Kabіnet Min Striv Praise the production “About the dullness of the Vіsyskovic Foreign Piedrodil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chernihiv_polytechnic_main_building_2020-scaled.jpg" text:style-name="Internet_20_link" text:visited-style-name="Visited_20_Internet_20_Link">
chernihiv_polytechnic_main_building_2020-scaled.jpg</text:a>
']</text:p>
      <text:p text:style-name="P4">
Tags: ['НАЦІОНАЛЬНОГО УНІВЕРСИТЕТУ «ЧЕРНІГІВСЬКА ПОЛІТЕХНІКА»', 'ПІДГОТОВКА ОФІЦЕРІВ ЗАПАСУ']</text:p>
      <text:p text:style-name="P4">
Category: News</text:p>
      <!--METADATA-->
      <text:p text:style-name="P4">
<draw:frame draw:style-name="fr1" draw:name="Image212" text:anchor-type="as-char" svg:width="6.9236in" svg:height="3.894525in" draw:z-index="0">
<draw:image xlink:href="../Images/AРМІЯINFORM/2023-07-01T74-00-00-04-00/chernihiv_polytechnic_main_building_2020-scaled.jpg" xlink:type="simple" xlink:show="embed" xlink:actuate="onLoad" draw:mime-type="image/jpeg"/>
</draw:frame>
The Cabinet of Ministers adopted a resolution "On the formation of a military training unit of the National University" Chernihiv Polytechnic ", <text:a xlink:type="simple" xlink:href="https://www.kmu.gov.ua/news/uriad-utvoryv-kafedru-viiskovoi-pidhotovky-natsionalnoho-universytetu-chernihivska-politekhnika" text:style-name="Internet_20_link" text:visited-style-name="Visited_20_Internet_20_Link">
reports</text:a>
Government portal.</text:p>
      <text:p text:style-name="P4">
The report states that this decision will allow to prepare the reserve officers with basic military-accounting specialties, which has identified the General Stud of the Armed Forces of Ukraine.</text:p>
      <text:p text:style-name="P4">
The creation of the department is conditioned by the need to prepare Ukrainian citizens for the protection, territorial integrity and integrity of the state, as well as for the proper performance of military duty in the conditions of mobilization deployment, military threat, duties of military service in wartime.</text:p>
      <text:p text:style-name="P4">
News Source: <text:a xlink:type="simple" xlink:href="https://armyinform.com.ua/2023/07/01/uryad-utvoryv-kafedru-vijskovoyi-pidgotovky-naczionalnogo-universytetu-chernigivska-politehnika/" text:style-name="Internet_20_link" text:visited-style-name="Visited_20_Internet_20_Link">
https://armyinform.com.ua/2023/07/01/uryad-utvoryv-kafedru-vijskovoyi-pidgotovky-naczionalnogo-universytetu-chernigivska-politehnika/</text:a>
</text:p>
      <!--NEWS-->
      <text:h text:style-name="P10" text:outline-level="1">
<text:span text:style-name="T4">
More than 7,000 explosive defense items were neutralized over the past week</text:span>
</text:h>
      <text:p text:style-name="P4">
Author: ['Володимир Загребельний']</text:p>
      <text:p text:style-name="P4">
Time: 2023-07-01T75:00:00-04:00</text:p>
      <text:p text:style-name="P4">
Description: Lastly Tizhnya, 23 to 29 worms, they were Roznunvanny (pirotechnic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nebezpechno-miny-960x540-1.jpg" text:style-name="Internet_20_link" text:visited-style-name="Visited_20_Internet_20_Link">
nebezpechno-miny-960x540-1.jpg</text:a>
']</text:p>
      <text:p text:style-name="P4">
Tags: ['STOPRUSSIA']</text:p>
      <text:p text:style-name="P4">
Category: News</text:p>
      <!--METADATA-->
      <text:p text:style-name="P4">
<draw:frame draw:style-name="fr1" draw:name="Image213" text:anchor-type="as-char" svg:width="6.9236in" svg:height="3.894525in" draw:z-index="0">
<draw:image xlink:href="../Images/AРМІЯINFORM/2023-07-01T75-00-00-04-00/nebezpechno-miny-960x540-1.jpg" xlink:type="simple" xlink:show="embed" xlink:actuate="onLoad" draw:mime-type="image/jpeg"/>
</draw:frame>
Over the past week, June 23 to 29 Dice Units(Pyrotechnic units)Defense forces in the territories of Ukraine have proved, seized and neutralized <text:span text:style-name="T4">
 7248 explosive objects </text:span>
, in particular:</text:p>
      <ul>
        <li>
Armed Forces of Ukraine - 3826; * State Special Transport Service - 1139; * State Service of Ukraine for Emergency Situations - 1496; * National Guard of Ukraine - 624; * National police - 163.</li>
      </ul>
      <text:p text:style-name="P4">
This was reported by the ArmyinformForm about this in the Department of Security and Mine Activities of the Ministry of Defense of Ukraine. The sciences are entrusted with the functions of the Secretariat of the National Authority for Oblast Activities.</text:p>
      <text:p text:style-name="P4">
Is exchanged(Checked)area of area <text:span text:style-name="T4">
 2013,31 hectares, </text:span>
 of them:</text:p>
      <ul>
        <li>
Armed Forces of Ukraine - 1234,58; * DSSTU of the Ministry of Defense of Ukraine - 297,76; * SES - 238,4; * National Guard - 160.68; * National Police - 81.89.</li>
      </ul>
      <text:p text:style-name="P4">
In total, from the beginning of large -scale aggression of the Russian Federation, the Defense Division of Ukraine has discovered, seized and disposed of <text:span text:style-name="T4">
 714 730 explosive subjects;(Checked)area of area </text:span>
 167 311.06 hectares **.</text:p>
      <text:p text:style-name="P4">
During the week, more than 200 groups of different units of the Defense Forces of Ukraine were involved in the detection, removal and disposal of explosive subjects.</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at the phone number - 101 of the police police - 102. Be sure to wait for the experts to arrive and indicate the location of the suspicious find.</text:p>
      <text:p text:style-name="P4">
News Source: <text:a xlink:type="simple" xlink:href="https://armyinform.com.ua/2023/07/01/ponad-7-tysyach-vybuhonebezpechnyh-predmetiv-syly-oborony-zneshkodyly-protyagom-mynulogo-tyzhnya/" text:style-name="Internet_20_link" text:visited-style-name="Visited_20_Internet_20_Link">
https://armyinform.com.ua/2023/07/01/ponad-7-tysyach-vybuhonebezpechnyh-predmetiv-syly-oborony-zneshkodyly-protyagom-mynulogo-tyzhnya/</text:a>
</text:p>
      <!--NEWS-->
      <text:h text:style-name="P10" text:outline-level="1">
<text:span text:style-name="T4">
The President of Ukraine awarded 119 defenders, 39 of them - posthumously</text:span>
</text:h>
      <text:p text:style-name="P4">
Author: ['АРМІЯINFORM']</text:p>
      <text:p text:style-name="P4">
Time: 2023-07-01T76:00:00-04:00</text:p>
      <text:p text:style-name="P4">
Description: President of Ukraine Volodymyr Zelensky Vidniy by the sovereign Nagorods Zakhisnikiv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2/04/3213cb444a7b4dddfd13032ccfd9f959_1648215665_extra_large-2.jpeg" text:style-name="Internet_20_link" text:visited-style-name="Visited_20_Internet_20_Link">
3213cb444a7b4dddfd13032ccfd9f959_1648215665_extra_large-2.jpeg</text:a>
']</text:p>
      <text:p text:style-name="P4">
Tags: ['ВОЛОДИМИР ЗЕЛЕНСЬКИЙ', 'ВРУЧЕННЯ НАГОРОД ВІЙСЬКОВОСЛУЖБОВЦЯМ', 'ПРЕЗИДЕНТ УКРАЇНИ', 'УКАЗ ПРЕЗИДЕНТА УКРАЇНИ']</text:p>
      <text:p text:style-name="P4">
Category: News</text:p>
      <!--METADATA-->
      <text:p text:style-name="P4">
<draw:frame draw:style-name="fr1" draw:name="Image214" text:anchor-type="as-char" svg:width="6.9236in" svg:height="4.611226in" draw:z-index="0">
<draw:image xlink:href="../Images/AРМІЯINFORM/2023-07-01T76-00-00-04-00/3213cb444a7b4dddfd13032ccfd9f959_1648215665_extra_large-2.jpeg" xlink:type="simple" xlink:show="embed" xlink:actuate="onLoad" draw:mime-type="image/jpeg"/>
</draw:frame>
Illustrative photo</text:p>
      <text:p text:style-name="P4">
President of Ukraine Volodymyr Zelensky celebrated state awards from Ukraine.</text:p>
      <text:p text:style-name="P4">
This is stated in Decree No. <text:a xlink:type="simple" xlink:href="https://www.president.gov.ua/documents/3622023-47181" text:style-name="Internet_20_link" text:visited-style-name="Visited_20_Internet_20_Link">
362/2023</text:a>
, published on the website of the Presidential Office of Ukraine.</text:p>
      <text:p text:style-name="P4">
The awards were awarded "for personal courage, revealed in the protection of state -sevotory and territorial integrity of Ukraine, selfless fulfillment of a military duty."</text:p>
      <text:p text:style-name="P4">
<text:span text:style-name="T4">
 Order of Bohdan Khmelnitsky III degree </text:span>
</text:p>
      <text:p text:style-name="P4">
Martyniuk Alexei Alekseevich - Captain</text:p>
      <text:p text:style-name="P4">
Hamaka Anatoly Nikolaevich(posthumously)- Senior Lieutenant</text:p>
      <text:p text:style-name="P4">
Mukan Vladimir Sergeyevich(posthumously)- Junior Lieutenant</text:p>
      <text:p text:style-name="P4">
Pushkin Cyril Pavlovich(posthumously)- Lieutenant</text:p>
      <text:p text:style-name="P4">
<text:span text:style-name="T4">
 Order of "For Courage" of II degree </text:span>
</text:p>
      <text:p text:style-name="P4">
Vitaliy Gennadyevich - Senior Soldier</text:p>
      <text:p text:style-name="P4">
<text:span text:style-name="T4">
 Order "For Courage" of the 3rd degree </text:span>
</text:p>
      <text:p text:style-name="P4">
Alekseev Igor Alexandrovich(posthumously)- Junior Sergeant</text:p>
      <text:p text:style-name="P4">
Afanasenko Konstantin Yevgenovich(posthumously)- Senior soldier</text:p>
      <text:p text:style-name="P4">
Babentsova Kirill Alexandrovich(posthumously)- Lieutenant</text:p>
      <text:p text:style-name="P4">
Balashova Yuri Valentinovich(posthumously)- Junior Sergeant</text:p>
      <text:p text:style-name="P4">
Balyuk Vladimir Petrovich-Master-Satentian</text:p>
      <text:p text:style-name="P4">
Barilyuk Vitaliy Alexandrovich - Senior Sergeant</text:p>
      <text:p text:style-name="P4">
Alexander Batsur - Senior Soldier</text:p>
      <text:p text:style-name="P4">
Beznosuk Igor Nikolaevich - soldier</text:p>
      <text:p text:style-name="P4">
Ivan Viktorovich - Soldier</text:p>
      <text:p text:style-name="P4">
Belous Valentin Yurievich - Soldier</text:p>
      <text:p text:style-name="P4">
Berdetsky Mykola Viktorovich - Soldier</text:p>
      <text:p text:style-name="P4">
Oleg Viktorovich - Soldier</text:p>
      <text:p text:style-name="P4">
Maxim Viktorovich Beloborodka - Soldier</text:p>
      <text:p text:style-name="P4">
Alexander Alexander(posthumously)- Soldier</text:p>
      <text:p text:style-name="P4">
Alexander Mikhailovich Bondarenko(posthumously)- Soldier</text:p>
      <text:p text:style-name="P4">
Vergun Denis Vladimirovich - junior sergeant</text:p>
      <text:p text:style-name="P4">
Vysotsky Andrei Nikolaevich-headquarters</text:p>
      <text:p text:style-name="P4">
Vita Vladislav Alexandrovich - Senior Soldier</text:p>
      <text:p text:style-name="P4">
Volkov Yevgeny Rostislavovich - soldier</text:p>
      <text:p text:style-name="P4">
Volokh Maxim Andreevich(posthumously)- Soldier</text:p>
      <text:p text:style-name="P4">
Vorobey Sergey Viktorovich - Senior Soldier</text:p>
      <text:p text:style-name="P4">
Gavriluk Pavel Vladimirovich(posthumously)- Junior Sergeant</text:p>
      <text:p text:style-name="P4">
Garasyuta Maxim Valentinovich - Soldier</text:p>
      <text:p text:style-name="P4">
Mykola Nikolaevich Gerashchenko(posthumously)- Soldier</text:p>
      <text:p text:style-name="P4">
Glushkov Alexei Alekseevich(posthumously)- Junior Sergeant</text:p>
      <text:p text:style-name="P4">
Dmitry Mikhailovich's breadwinner - soldier</text:p>
      <text:p text:style-name="P4">
Hungry Vadim Grigorovich - Soldier</text:p>
      <text:p text:style-name="P4">
Golubev Igor Alexandrovich - Senior Sergeant</text:p>
      <text:p text:style-name="P4">
Goncharenko Alexander Vasilyevich - soldier</text:p>
      <text:p text:style-name="P4">
Alexander Goncharenko(posthumously)- Junior SergeantGordienko Vasily Petrovich - Junior Sergeant</text:p>
      <text:p text:style-name="P4">
Gumeniuk Gennady Vladimirovich(posthumously)- Sergeant</text:p>
      <text:p text:style-name="P4">
Alexei Davidov - junior sergeant</text:p>
      <text:p text:style-name="P4">
Danylyuk Stepan Mikhailovich - Junior Sergeant</text:p>
      <text:p text:style-name="P4">
Danish Alexander Nikolaevich(posthumously)- Soldier</text:p>
      <text:p text:style-name="P4">
Vladimir Petrovich - junior sergeant</text:p>
      <text:p text:style-name="P4">
Dzisa Yuri Alexandrovich - Chief Sergeant</text:p>
      <text:p text:style-name="P4">
Dmitry Yermolovich - soldier</text:p>
      <text:p text:style-name="P4">
Zakharchenko Alexander Vitaliyovich(posthumously)- Soldier</text:p>
      <text:p text:style-name="P4">
Zotov Alexander Vyacheslavovich - Soldier</text:p>
      <text:p text:style-name="P4">
Zubchenko Danylo Romanovich - Junior Sergeant</text:p>
      <text:p text:style-name="P4">
Zulunova Alexander Viktorovich-headquarters</text:p>
      <text:p text:style-name="P4">
Casprov Vladimir Ivanovich - Junior Sergeant</text:p>
      <text:p text:style-name="P4">
Ivan Ivanovich Kenko - Soldier</text:p>
      <text:p text:style-name="P4">
Klimenko Alexei Alexandrovich - soldier</text:p>
      <text:p text:style-name="P4">
Klochan Eugene Gennadyevich - Junior Sergeant</text:p>
      <text:p text:style-name="P4">
Kozitsky Vladimir Bogdanovich - Junior Sergeant</text:p>
      <text:p text:style-name="P4">
Igor Ivanovich Kolesnik - Junior Sergeant</text:p>
      <text:p text:style-name="P4">
Kolodny Vladimir Anatolyevich(posthumously)- Junior Sergeant</text:p>
      <text:p text:style-name="P4">
Kolomiytsev Igor Stanislavovich - Soldier</text:p>
      <text:p text:style-name="P4">
Michael Grigorovich's Kraiusha - Soldier</text:p>
      <text:p text:style-name="P4">
Kostyuk Dmitry Alexandrovich(posthumously)- Soldier</text:p>
      <text:p text:style-name="P4">
Kostyuk Alexander Mikhailovich(posthumously)- Soldier</text:p>
      <text:p text:style-name="P4">
Ivan Timofeyevich's beauty - soldier</text:p>
      <text:p text:style-name="P4">
Kuzmina Sergey(posthumously)- Senior Sergeant</text:p>
      <text:p text:style-name="P4">
Swan Anton Vyacheslavovich(posthumously)- Soldier</text:p>
      <text:p text:style-name="P4">
Alexander Leshenko(posthumously)- Senior soldier</text:p>
      <text:p text:style-name="P4">
Lysenko Ruslan Sergeyevich(posthumously)- Junior Sergeant</text:p>
      <text:p text:style-name="P4">
Manzenko Nicholas(posthumously)- Soldier</text:p>
      <text:p text:style-name="P4">
Matveychenko Peter Igorovich - junior sergeant</text:p>
      <text:p text:style-name="P4">
Melnychuk Valery Anatoliyevich - Junior Sergeant</text:p>
      <text:p text:style-name="P4">
Mysk Vasily Nikolaevich - junior sergeant</text:p>
      <text:p text:style-name="P4">
Nikitina Ruslan Anatoliyovych - Junior Sergeant</text:p>
      <text:p text:style-name="P4">
Igor Grigorovich - Sergeant</text:p>
      <text:p text:style-name="P4">
Ovcharuk Sergey Grigorovich(posthumously)- Soldier</text:p>
      <text:p text:style-name="P4">
Opanasenko Mikhail Anatolyevich - Senior Soldier</text:p>
      <text:p text:style-name="P4">
Humbaga Humbat Ogli - Soldier</text:p>
      <text:p text:style-name="P4">
Igor Petrovich - a soldier</text:p>
      <text:p text:style-name="P4">
Pechenenko Alexei(posthumously)- Soldier</text:p>
      <text:p text:style-name="P4">
Polestrant Vladimir Nikolaevich(posthumously)- Soldier</text:p>
      <text:p text:style-name="P4">
Polishchuk Dmitry Vladimirovich - soldier</text:p>
      <text:p text:style-name="P4">
Popadinets Ivan Vasilyevich - Soldier</text:p>
      <text:p text:style-name="P4">
Viktor Prokopchuk - Sergeant</text:p>
      <text:p text:style-name="P4">
Ruban Oleg Alekseevich(posthumously)- Junior Sergeant</text:p>
      <text:p text:style-name="P4">
Vladimir Rudkovsky - Lieutenant</text:p>
      <text:p text:style-name="P4">
Pavel Ivanovich Savchuk(posthumously)- Soldier</text:p>
      <text:p text:style-name="P4">
Sargsyana Suren Andranikovich - Junior Sergeant</text:p>
      <text:p text:style-name="P4">
Servinsky Ruslan Vladimirovich - Junior Sergeant</text:p>
      <text:p text:style-name="P4">
Sergienko Anton Sergeyevich - SoldierSlusar Artem Nikolaevich - Senior Lieutenant</text:p>
      <text:p text:style-name="P4">
Sokolova Alexei Romanovich - soldier</text:p>
      <text:p text:style-name="P4">
Andrei Nightingale(posthumously)- Soldier</text:p>
      <text:p text:style-name="P4">
Sweet Alexander Ivanovich(posthumously)- Chief Sergeant</text:p>
      <text:p text:style-name="P4">
Special Taras Nikolaevich - Captain</text:p>
      <text:p text:style-name="P4">
Suprunenko Dmitry Nikolaevich-headquarters</text:p>
      <text:p text:style-name="P4">
Taranenko Denis Valeryevich - Soldier</text:p>
      <text:p text:style-name="P4">
Mikhail Alexandrovich's calf - junior sergeant</text:p>
      <text:p text:style-name="P4">
Titovich Vladislav Petrovich(posthumously)- Soldier</text:p>
      <text:p text:style-name="P4">
Andriy Trofimchuk - junior sergeant</text:p>
      <text:p text:style-name="P4">
Trochimchuk Igor Vyacheslavovich-headquarters</text:p>
      <text:p text:style-name="P4">
Bohdan Grigorovich - Sergeant</text:p>
      <text:p text:style-name="P4">
Furman Alexei Vladimirovich - junior sergeant</text:p>
      <text:p text:style-name="P4">
Alexei Petrovich Habatyuk(posthumously)- Sergeant</text:p>
      <text:p text:style-name="P4">
Sergei Oleksandrovych's Hall - Junior Sergeant</text:p>
      <text:p text:style-name="P4">
Khomiuk Nikita Olegovich(posthumously)- Senior soldier</text:p>
      <text:p text:style-name="P4">
Khomiuk Oleg Petrovich(posthumously)- Soldier</text:p>
      <text:p text:style-name="P4">
Khryapak Anton Sergeyevich - Soldier</text:p>
      <text:p text:style-name="P4">
Chebonenko Olena Fedorovna(posthumously)- Soldier</text:p>
      <text:p text:style-name="P4">
Alexei Vitaliyevich's Cherevatyuk - Senior Sergeant</text:p>
      <text:p text:style-name="P4">
Shevchenko Dmitry Viktorovich - Junior Sergeant</text:p>
      <text:p text:style-name="P4">
Sheptun Anatoly Ivanovich(posthumously)- Sergeant</text:p>
      <text:p text:style-name="P4">
Yakovenko Igor Leonidovich - soldier</text:p>
      <text:p text:style-name="P4">
Yakovlev Ruslan Alexandrovich - Senior Lieutenant</text:p>
      <text:p text:style-name="P4">
<text:span text:style-name="T4">
 Medal for Military Service to Ukraine </text:span>
</text:p>
      <text:p text:style-name="P4">
Doroshenko Vladimir Alexandrovich - soldier</text:p>
      <text:p text:style-name="P4">
Kovalenko Vyacheslav Valeryevich - Soldier</text:p>
      <text:p text:style-name="P4">
Omelchak Dmitry Sergeyevich - Senior Soldier</text:p>
      <text:p text:style-name="P4">
Podolsky Bohdan Vyacheslavovich - Junior Sergeant</text:p>
      <text:p text:style-name="P4">
Polishchuk Dmitry Nikolaevich - soldier</text:p>
      <text:p text:style-name="P4">
Smagliy Sergey Vasilyevich - Chief Sergeant</text:p>
      <text:p text:style-name="P4">
<text:span text:style-name="T4">
 Medal for Save Life </text:span>
</text:p>
      <text:p text:style-name="P4">
Natalia Markevich - Sergeant</text:p>
      <text:p text:style-name="P4">
Sea Constantine Vladimirovich - Junior Sergeant</text:p>
      <text:p text:style-name="P4">
Vladimir's neopa - soldier.</text:p>
      <text:p text:style-name="P4">
News Source: <text:a xlink:type="simple" xlink:href="https://armyinform.com.ua/2023/07/01/prezydent-ukrayiny-nagorodyv-119-zahysnykiv-iz-nyh-39-posmertno/" text:style-name="Internet_20_link" text:visited-style-name="Visited_20_Internet_20_Link">
https://armyinform.com.ua/2023/07/01/prezydent-ukrayiny-nagorodyv-119-zahysnykiv-iz-nyh-39-posmertno/</text:a>
</text:p>
      <!--NEWS-->
      <text:h text:style-name="P10" text:outline-level="1">
<text:span text:style-name="T4">
Air anxiety is now mostly related to enemy tactical aviation activity</text:span>
</text:h>
      <text:p text:style-name="P4">
Author: ['Владислав Назаркевич']</text:p>
      <text:p text:style-name="P4">
Time: 2023-07-01T77:00:00-04:00</text:p>
      <text:p text:style-name="P4">
Description: About Tse in Efiri Telemarafon “єini News”, the renmits of the commanding of the dousy forc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yurij-ignat-1.jpg" text:style-name="Internet_20_link" text:visited-style-name="Visited_20_Internet_20_Link">
yurij-ignat-1.jpg</text:a>
']</text:p>
      <text:p text:style-name="P4">
Tags: ['STOPRUSSIA']</text:p>
      <text:p text:style-name="P4">
Category: News</text:p>
      <!--METADATA-->
      <text:p text:style-name="P4">
<draw:frame draw:style-name="fr1" draw:name="Image215" text:anchor-type="as-char" svg:width="6.9236in" svg:height="3.883237in" draw:z-index="0">
<draw:image xlink:href="../Images/AРМІЯINFORM/2023-07-01T77-00-00-04-00/yurij-ignat-1.jpg" xlink:type="simple" xlink:show="embed" xlink:actuate="onLoad" draw:mime-type="image/jpeg"/>
</draw:frame>
Colonel Yuriy Ignat, a spokesman for the Army of the Armed Forces of Ukraine, reported this on the air of the only news.</text:p>
      <text:p text:style-name="P4">
The occupiers use tactical aviation to reset upgraded managed Ivated Ivational Bombs CAC-500 along the front line.</text:p>
      <ul>
        <li>
The activity of tactical aviation on the front is always. Almost daily, they are Russian with the use of managed aviation bombs, - said Yuri Ignat. —This bombs are not as accurate as adapted bombs used by Ukrainian sins. But the inaccuracy of the Russians does not stop. They have enough Soviet 500-pound bombs. Only the need for modernization will be more massive. They equip them with wings and block management.</li>
      </ul>
      <text:p text:style-name="P4">
Yuri Ignat emphasized that the situation in the air could change the transfer of Ukrainian -time Western aircraft.</text:p>
      <text:p text:style-name="P4">
-As well as now, there are probably a few squadron, armed with modern western aircraft, which are not inferior to their tactical and technical characteristics by Russian aircraft to win the advantage in the air,-he suggested. - This would allow you to respond promptly to changes in the air supply, to intercept the goals and, in particular, to drive away the Russian aviation of the Dalivid of our borders, so that they do not use the cabin.</text:p>
      <text:p text:style-name="P4">
News Source: <text:a xlink:type="simple" xlink:href="https://armyinform.com.ua/2023/07/01/povitryani-tryvogy-zaraz-zdebilshogo-povyazani-z-aktyvnistyu-taktychnoyi-aviacziyi-voroga/" text:style-name="Internet_20_link" text:visited-style-name="Visited_20_Internet_20_Link">
https://armyinform.com.ua/2023/07/01/povitryani-tryvogy-zaraz-zdebilshogo-povyazani-z-aktyvnistyu-taktychnoyi-aviacziyi-voroga/</text:a>
</text:p>
      <!--NEWS-->
      <text:h text:style-name="P10" text:outline-level="1">
<text:span text:style-name="T4">
Moscow in 1941 was rescued by the mobilized peoples of Siberia and Central Asia-Ivan Patrylyak</text:span>
</text:h>
      <text:p text:style-name="P4">
Author: ['Володимир Загребельний']</text:p>
      <text:p text:style-name="P4">
Time: 2023-07-01T78:00:00-04:00</text:p>
      <text:p text:style-name="P4">
Description: In the izherev'yu, Armyinform, Doctor of Istorichny Sciences, SPIVROTHT CHALSTOR DOSLIGENEN WITHER ... War with Ukraine 2022, War with Ukraine Latest News Today,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22-1.jpg" text:style-name="Internet_20_link" text:visited-style-name="Visited_20_Internet_20_Link">
golovna-22-1.jpg</text:a>
']</text:p>
      <text:p text:style-name="P4">
Tags: ['STOPRUSSIA']</text:p>
      <text:p text:style-name="P4">
Category: News</text:p>
      <!--METADATA-->
      <text:p text:style-name="P4">
<draw:frame draw:style-name="fr1" draw:name="Image216" text:anchor-type="as-char" svg:width="6.9236in" svg:height="4.615733in" draw:z-index="0">
<draw:image xlink:href="../Images/AРМІЯINFORM/2023-07-01T78-00-00-04-00/golovna-22-1.jpg" xlink:type="simple" xlink:show="embed" xlink:actuate="onLoad" draw:mime-type="image/jpeg"/>
</draw:frame>
Ivan Patrylyak. Photo: Dmitry Yurchenko / Armyinform</text:p>
      <text:p text:style-name="P4">
In <text:a xlink:type="simple" xlink:href="https://armyinform.com.ua/2023/07/01/rosiya-kydaye-u-myasorubku-vijny-etnichni-menshyny-vlasnoyi-krayiny/" text:style-name="Internet_20_link" text:visited-style-name="Visited_20_Internet_20_Link">
interview</text:a>
Armyinform Doctor of History, Employee of the Center for Studies of the Military History of the Armed Forces of Ukraine Ivan Patryliak said that in Russia, the practitioner of mobilization of national minorities is traditional and has deep roots.</text:p>
      <text:p text:style-name="P4">
In particular, he noted that in 1941, during the defense of Moscow of capital, Russia, the mobilized peoples of Siberia and central Asia were largely rescued. All these peoples suffered tremendous losses. In addition, during Moscow, 8,000 Red Army were executed by the decision of the commanders, who were accused of failure to comply with orders. And the main array of these people was the recesses from Central Asia, who were not cowards, but simply did not understand that they wanted command from them.</text:p>
      <text:p text:style-name="P4">
Read also:</text:p>
      <text:p text:style-name="P4">
<text:a xlink:type="simple" xlink:href="https://armyinform.com.ua/2023/07/01/rosiya-kydaye-u-myasorubku-vijny-etnichni-menshyny-vlasnoyi-krayiny/" text:style-name="Internet_20_link" text:visited-style-name="Visited_20_Internet_20_Link">
Russia throws ethnic minorities of own Ukraine into the war grinder</text:a>
“Then it was a tragedy for these peoples and now Russia repeats the same. We mibanate that the most general mobilization is in these same areas, ”Ivan Patrylyak said.</text:p>
      <text:p text:style-name="P4">
He also spoke about other peculiarities of population mobilization in Russia at different times.</text:p>
      <text:p text:style-name="P4">
News Source: <text:a xlink:type="simple" xlink:href="https://armyinform.com.ua/2023/07/01/moskvu-u-1941-mu-vryatuvaly-mobilizovani-narody-sybiru-ta-czentralnoyi-aziyi-ivan-patrylyak/" text:style-name="Internet_20_link" text:visited-style-name="Visited_20_Internet_20_Link">
https://armyinform.com.ua/2023/07/01/moskvu-u-1941-mu-vryatuvaly-mobilizovani-narody-sybiru-ta-czentralnoyi-aziyi-ivan-patrylyak/</text:a>
</text:p>
      <!--NEWS-->
      <text:h text:style-name="P10" text:outline-level="1">
<text:span text:style-name="T4">
The Armed Forces destroyed almost 10 artillery brigades of the Russian Federation during June - Petro Chernik</text:span>
</text:h>
      <text:p text:style-name="P4">
Author: ['Владислав Назаркевич']</text:p>
      <text:p text:style-name="P4">
Time: 2023-07-01T79:00:00-04:00</text:p>
      <text:p text:style-name="P4">
Description: In the Efiri Telemarathon “єini News” Vіskikovy Sexpert Petro Blacks, Shcho Tempe ... War with Ukraine 2022, War with Ukraine Latest News today, News War with Ukraine 2022 The last to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2/7-chernyk.jpg" text:style-name="Internet_20_link" text:visited-style-name="Visited_20_Internet_20_Link">
7-chernyk.jpg</text:a>
']</text:p>
      <text:p text:style-name="P4">
Tags: ['STOPRUSSIA', 'ПЕТРО ЧЕРНИК']</text:p>
      <text:p text:style-name="P4">
Category: News</text:p>
      <!--METADATA-->
      <text:p text:style-name="P4">
<draw:frame draw:style-name="fr1" draw:name="Image217" text:anchor-type="as-char" svg:width="6.9236in" svg:height="3.894525in" draw:z-index="0">
<draw:image xlink:href="../Images/AРМІЯINFORM/2023-07-01T79-00-00-04-00/7-chernyk.jpg" xlink:type="simple" xlink:show="embed" xlink:actuate="onLoad" draw:mime-type="image/jpeg"/>
</draw:frame>
Military expert Petro Chernyk</text:p>
      <text:p text:style-name="P4">
On the air of the "Unified News" TV.</text:p>
      <ul>
        <li>
We cannot afford the classic "Zhukovshchyna", which was demonstrated by the Russians during the storming of Bakhmut, - emphasized Petro Chernik. - Our serviceman's weight of gold, and repeatedly stated this by the President of Ukraine. We remember that Russians are 140 million, and we are 35. It is a war of intelligence and quantity. Iintel is definitely on our side. It takes time for quality results, time again.</li>
      </ul>
      <text:p text:style-name="P4">
The military expert noted that the actions of the Ukrainian units are correct.</text:p>
      <ul>
        <li>
Our units need to go into the lane, in the first line of the defense, to enter into fire contact with the enemy with the use of Western armed, to force the enemy to move, to study and destroy their logistics, - Petro Chernyk said. - And it makes it competently and effectively. This fact will also be rendered. During June, we have an absolute record for Russian artillery confession - 678 trunks. It's incredibly much. Let us remind you that the brigade is 72 trunks. So, almost 10 enemy artillery brigades was destroyed in a month. This is a tremendous indicator. We in the third stage of the classical industrial war - the destruction of resources. Realizing that the collective event in the intentional side, their resource is several times larger than Russian, we will early or later to the point of Nadom. It won't be as fast as someone would like. It will be in the cycle of dry weather this year.</li>
      </ul>
      <text:p text:style-name="P4">
News Source: <text:a xlink:type="simple" xlink:href="https://armyinform.com.ua/2023/07/01/zsu-znyshhyly-praktychno-10-artylerijskyh-brygad-rf-protyagom-chervnya-petro-chernyk/" text:style-name="Internet_20_link" text:visited-style-name="Visited_20_Internet_20_Link">
https://armyinform.com.ua/2023/07/01/zsu-znyshhyly-praktychno-10-artylerijskyh-brygad-rf-protyagom-chervnya-petro-chernyk/</text:a>
</text:p>
      <!--NEWS-->
      <text:h text:style-name="P10" text:outline-level="1">
<text:span text:style-name="T4">
The President of Ukraine met with Prime Minister of Spain, who began to preserve the EU Council</text:span>
</text:h>
      <text:p text:style-name="P4">
Author: ['АРМІЯINFORM']</text:p>
      <text:p text:style-name="P4">
Time: 2023-07-01T80:00:00-04:00</text:p>
      <text:p text:style-name="P4">
Description: President of Ukraine Volodymyr Zelensky Zustych Iz Prem'r-Ministru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8c4f8f6c7e64968c6abf78daa24d145c_1688213272_extra_large.jpeg" text:style-name="Internet_20_link" text:visited-style-name="Visited_20_Internet_20_Link">
8c4f8f6c7e64968c6abf78daa24d145c_1688213272_extra_large.jpeg</text:a>
', '<text:a xlink:type="simple" xlink:href="https://armyinform.com.ua/wp-content/uploads/2023/07/297e86f26ae884b135b24f9828c24a15_1688213215_extra_large.jpeg" text:style-name="Internet_20_link" text:visited-style-name="Visited_20_Internet_20_Link">
297e86f26ae884b135b24f9828c24a15_1688213215_extra_large.jpeg</text:a>
', '<text:a xlink:type="simple" xlink:href="https://armyinform.com.ua/wp-content/uploads/2023/07/3fb7f9931818133e8408439f24c5d66d_1688213270_extra_large.jpeg" text:style-name="Internet_20_link" text:visited-style-name="Visited_20_Internet_20_Link">
3fb7f9931818133e8408439f24c5d66d_1688213270_extra_large.jpeg</text:a>
', '<text:a xlink:type="simple" xlink:href="https://armyinform.com.ua/wp-content/uploads/2023/07/0be523cf88491ad0ce3e70d8b5f430ca_1688217931_extra_large.jpeg" text:style-name="Internet_20_link" text:visited-style-name="Visited_20_Internet_20_Link">
0be523cf88491ad0ce3e70d8b5f430ca_1688217931_extra_large.jpeg</text:a>
']</text:p>
      <text:p text:style-name="P4">
Tags: ['STOPRUSSIA', 'ВОЛОДИМИР ЗЕЛЕНСЬКИЙ']</text:p>
      <text:p text:style-name="P4">
Category: News</text:p>
      <!--METADATA-->
      <text:p text:style-name="P4">
<draw:frame draw:style-name="fr1" draw:name="Image218" text:anchor-type="as-char" svg:width="6.9236in" svg:height="4.604691in" draw:z-index="0">
<draw:image xlink:href="../Images/AРМІЯINFORM/2023-07-01T80-00-00-04-00/8c4f8f6c7e64968c6abf78daa24d145c_1688213272_extra_large.jpeg" xlink:type="simple" xlink:show="embed" xlink:actuate="onLoad" draw:mime-type="image/jpeg"/>
</draw:frame>
President of Ukraine Volodymyr Zelensky held a meeting with the Prime Minister Spain Pedro Sanchez, who is visiting our country.</text:p>
      <text:p text:style-name="P4">
The Head of State noted that the visit of the Head of the Spanish government to the Ukrainian -bearing, because it takes place on the first day of Spain's presidency in the Radiestal Union.</text:p>
      <text:p text:style-name="P4">
“It also speaks very clearly about the actual reality in Europe, when our common European home is no longer imagined without us, without Ukraine, and of priorities in the protection of freedom, equality and justice for the whole of Europe. It is also for this visit for this visit, ”said Volodymyr Zelenskyy during the election with media representatives as a result of negotiations with Pedro Sanchev.</text:p>
      <text:p text:style-name="P4">
During the meeting, the leaders discussed a number of issues, especially those concerning defense against Russian aggression.</text:p>
      <text:p text:style-name="P4">
<draw:frame draw:style-name="fr1" draw:name="Image219" text:anchor-type="as-char" svg:width="6.9236in" svg:height="4.613521in" draw:z-index="0">
<draw:image xlink:href="../Images/AРМІЯINFORM/2023-07-01T80-00-00-04-00/297e86f26ae884b135b24f9828c24a15_1688213215_extra_large.jpeg" xlink:type="simple" xlink:show="embed" xlink:actuate="onLoad" draw:mime-type="image/jpeg"/>
</draw:frame>
“I am grateful to Spain and you, Mr. Sanchez, Mr. Prime Minister, for assistance, including security, to protect the lives of Ukrainians of Out-Russian Terror. I am grateful for giving shelter in Spain for about 180 thousand Ukrainians immediately after the start of a full -scale invasion of Russia. We appreciate it and never forget it, ”the President said.</text:p>
      <text:p text:style-name="P4">
He also thanked for the support of common European decisions on sanctions and other fair pressure on Russia, which helps limit the powerful terrorist potential.</text:p>
      <text:p text:style-name="P4">
The Head of State emphasized that Pedro Sanchez fundamentally and very promptly condemned Russia's structures of the Kakhovka hydroelectric power station, which led to the destruction of one acquiring reservoirs in Europe and the largest ecocyide of the content ecocyide.</text:p>
      <text:p text:style-name="P4">
“Unfortunately, there is an even more terrible threat - it is the preparation of the Russian terrorist scenario of the radiation disaster at the largest in the European Naporozhzhzhzhzhia Nuclear Station, which Russia has occupied and fully controls a year. The attention of the world - every country, every leader - and a specific, significant pressure on Russia - is all a complex of very necessary things to prevent radiation incidents at the Zaporizhzhia NPP, ”the President of Ukraine emphasized.</text:p>
      <text:p text:style-name="P4">
<draw:frame draw:style-name="fr1" draw:name="Image220" text:anchor-type="as-char" svg:width="6.9236in" svg:height="4.604691in" draw:z-index="0">
<draw:image xlink:href="../Images/AРМІЯINFORM/2023-07-01T80-00-00-04-00/3fb7f9931818133e8408439f24c5d66d_1688213270_extra_large.jpeg" xlink:type="simple" xlink:show="embed" xlink:actuate="onLoad" draw:mime-type="image/jpeg"/>
</draw:frame>
According to him, it is necessary to start work immediately on the 12th package of sanctioning for the Russian Federation.He also thanked Spain for the decision to refuse to issue visas to Russian Ibilorus athletes for the European Championships in sports, which is being fed in this country.</text:p>
      <text:p text:style-name="P4">
In addition, the President expressed his gratitude for the support of Ukraine on the way to Evrosouz.</text:p>
      <text:p text:style-name="P4">
"We discussed the approach of the start of negotiations on Ukraine's membership in the European Union. Ukraine is grateful for the intermediate oral evaluation of our progress and is expecting to report this year in October, and by the end of the year, in December, to the decision of the European Council to start negotiations. All this is very important for us. The imprisonment of Ukraine is extremely motivated by our defenders of the EU, because it convinces that Europe sees at what price our people defend the same values that are already protected for each country in the warehouse, ”Vladimir Zelensky said.</text:p>
      <text:p text:style-name="P4">
He also noted the support from Spain of the Euro -Atlantic Movement of Ukraine.</text:p>
      <text:p text:style-name="P4">
“This is now an obvious fact: the broader in Europe, the broader in Europe, the space, the space of protection. Our joint with Mr. Prime Minister's statement with the preparation of European and Euro-Atlantic aspirations of Ukraine clearly states that ascending for Europe is our common priority, ”said the Head of State and added that this is the 21st such document with the Alliance members, that is, with the majority.</text:p>
      <text:p text:style-name="P4">
Volodymyr Zelensky noted that he is counting on the support of Ukraine from the part of the Alliance summit in Vilnius.</text:p>
      <text:p text:style-name="P4">
<draw:frame draw:style-name="fr1" draw:name="Image221" text:anchor-type="as-char" svg:width="6.9236in" svg:height="4.604691in" draw:z-index="0">
<draw:image xlink:href="../Images/AРМІЯINFORM/2023-07-01T80-00-00-04-00/0be523cf88491ad0ce3e70d8b5f430ca_1688217931_extra_large.jpeg" xlink:type="simple" xlink:show="embed" xlink:actuate="onLoad" draw:mime-type="image/jpeg"/>
</draw:frame>
“They are convinced that today there are every reason to give Ukraine a request to NATO membership. This will be a signal that peace and security in Europe are not available and will never have alternatives. They also discussed security guarantees for Ukraine, which are required at the time before joining the Alliance. We invite Spain to discuss such guarantees, ”the President said.</text:p>
      <text:p text:style-name="P4">
Separately, the Head of State emphasized the joint work with Spain to attract support support for peace and thanked for the support of the Ukrainian formula peace, whose points are able to protect against aggression and its consequences.</text:p>
      <text:p text:style-name="P4">
“The formula of peace is based on the principles of the UN Charter and is supported by the UN Genules. We prepare the global peace of peace and expect Spain's effective participation in it. Such a summit will unite the efforts of Europe and the Global South in order to bring peace to Ukraine, it will be naked, in Europe and the whole world, ”said Volodymyr Zelenskyy."But for this, our cooperation and our alliances should only become stronger," the President has.</text:p>
      <text:p text:style-name="P4">
For his part, Pedro Sanchez expressed his belief that during the presidency of the EU Council, progress will be made in matters that are important for the EU to the EU, and, of course, Ukraine will be at the center of all debates.</text:p>
      <text:p text:style-name="P4">
He stressed that today Ukrainians protect the most important international precursts: sovereignty, independence and territorial integrity.</text:p>
      <text:p text:style-name="P4">
According to Pedro Sanchez, Spain continues active cooperation with Ukraine by the Vocaboron sphere and will pass new heavy equipment in the near future, including tanks and armored personnel carriers. The Spanish side will also transmit a field housing with surgical equipment, which will strengthen the ability of Ukraine to give assistance to the wounded military and civilian near the front line. Pedrosanchez has announced another 55 million euros for Spain to restore Ukraine.</text:p>
      <text:p text:style-name="P4">
The head of the Spanish government noted that at the EU level, coordination is also underway to respond to Ukraine's defense needs, including important boobs and weapons through the European Peace Fund.</text:p>
      <text:p text:style-name="P4">
In the context of the European integration of our country, Pedro Sanchez noted that the interim evaluation of the European Commission on the status of Ukraine as a candidate for entry into the EU is a positive one and testifies to significant progress.</text:p>
      <text:p text:style-name="P4">
"I would like to congratulate Ukraine and encourage the reform path. We will wait for a written report of the European Commission in the fall. It will be the basis for the more steps and decisions, ”he said.</text:p>
      <text:p text:style-name="P4">
According to the Prime Minister of Spain, a lot of work is carried out in the direction of the mechanisms of bringing to justice perpetrators in the military rates committed in Ukraine. In addition, there is a search for ways to solve a question with frozen Russian assets in Europe, which requires certain legal decisions.</text:p>
      <text:p text:style-name="P4">
Spain's Prime Minister wished Ukraine success in its counter-offensive operations and expressed his hope that this would provide a fair elastic peace.</text:p>
      <text:p text:style-name="P4">
"Europe and Spain remain on your side," Pedro Sanchez summed up.</text:p>
      <text:p text:style-name="P4">
Source: <text:a xlink:type="simple" xlink:href="https://www.president.gov.ua/news/u-kiyevi-prezident-ukrayini-proviv-zustrich-iz-premyer-minis-83989" text:style-name="Internet_20_link" text:visited-style-name="Visited_20_Internet_20_Link">
General Prosecutor Office</text:a>
</text:p>
      <text:p text:style-name="P4">
News Source: <text:a xlink:type="simple" xlink:href="https://armyinform.com.ua/2023/07/01/prezydent-ukrayiny-proviv-zustrich-iz-premyer-ministrom-ispaniyi-yaka-pochala-golovuvaty-v-radi-yes/" text:style-name="Internet_20_link" text:visited-style-name="Visited_20_Internet_20_Link">
https://armyinform.com.ua/2023/07/01/prezydent-ukrayiny-proviv-zustrich-iz-premyer-ministrom-ispaniyi-yaka-pochala-golovuvaty-v-radi-yes/</text:a>
</text:p>
      <!--NEWS-->
      <text:h text:style-name="P10" text:outline-level="1">
<text:span text:style-name="T4">
"Criminal Ramstein", or prospects for bringing to justice of military criminals of the Russian Federation</text:span>
</text:h>
      <text:p text:style-name="P4">
Author: ['Володимир Поліщук']</text:p>
      <text:p text:style-name="P4">
Time: 2023-07-01T81:00:00-04:00</text:p>
      <text:p text:style-name="P4">
Description: About those, the prospect of the promotion of the special mute -folk tribunal ov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crime-putin.jpg" text:style-name="Internet_20_link" text:visited-style-name="Visited_20_Internet_20_Link">
crime-putin.jpg</text:a>
', '<text:a xlink:type="simple" xlink:href="https://armyinform.com.ua/wp-content/uploads/2023/07/oleksij-kot.jpg" text:style-name="Internet_20_link" text:visited-style-name="Visited_20_Internet_20_Link">
oleksij-kot.jpg</text:a>
']</text:p>
      <text:p text:style-name="P4">
Tags: ['STOPRUSSIA']</text:p>
      <text:p text:style-name="P4">
Category: News</text:p>
      <!--METADATA-->
      <text:p text:style-name="P4">
<draw:frame draw:style-name="fr1" draw:name="Image222" text:anchor-type="as-char" svg:width="6.9236in" svg:height="3.894525in" draw:z-index="0">
<draw:image xlink:href="../Images/AРМІЯINFORM/2023-07-01T81-00-00-04-00/crime-putin.jpg" xlink:type="simple" xlink:show="embed" xlink:actuate="onLoad" draw:mime-type="image/jpeg"/>
</draw:frame>
About what prospects for creating a special international tribunade by the leader of the criminal Russian Federation Vladimir Putin, the Armyinform <text:a xlink:type="simple" xlink:href="https://armyinform.com.ua/2023/06/30/sogodni-mizhnarodne-pravo-zabezpechuyut-zbrojni-syly-ukrayiny-oleksij-kot/" text:style-name="Internet_20_link" text:visited-style-name="Visited_20_Internet_20_Link">
told</text:a>
Director of the Research Institute of Lawmaking and Research and Legal Expertise of the National Academy of Law of Ukraine(Eg), Doctor of Laws, Professor, Corresponding Member of the National Academy of Sciences of Ukraine, Honored Lawyer of Ukraine Alexei Kot.</text:p>
      <text:p text:style-name="P4">
The correspondent of the information agency of the Ministry of Defense of Ukraine was the hope that in respect of Putin, according to the results of joint work of the Armed Forces, international partners, politicians, lawyers, representatives of the public, the pity will still adhere to the main principle of criminal law - inevitability of punishment.</text:p>
      <text:p text:style-name="P4">
Another thing, how to provide it? To continue your <text:a xlink:type="simple" xlink:href="https://armyinform.com.ua/2023/06/30/sogodni-mizhnarodne-pravo-zabezpechuyut-zbrojni-syly-ukrayiny-oleksij-kot/" text:style-name="Internet_20_link" text:visited-style-name="Visited_20_Internet_20_Link">
interview</text:a>
Our agency Alexei Kot reported that in theory there are such possible models of prosecution of the Russian authorities of the Russian authorities:</text:p>
      <ol>
        <li>
Courts of the aggressor state. 2. National Ukrainian courts. 3. International Criminal Court(International Criminal Court / International Criminal Court).  4. Міжнародний кримінальний трибунал (or a special tribunal).</li>
      </ol>
      <text:p text:style-name="P4">
<draw:frame draw:style-name="fr1" draw:name="Image223" text:anchor-type="as-char" svg:width="6.9236in" svg:height="5.417717in" draw:z-index="0">
<draw:image xlink:href="../Images/AРМІЯINFORM/2023-07-01T81-00-00-04-00/oleksij-kot.jpg" xlink:type="simple" xlink:show="embed" xlink:actuate="onLoad" draw:mime-type="image/jpeg"/>
</draw:frame>
Director of the Research Institute of Lawmaking and Scientific and Legal Expertise of the National Academy of Sciences of Ukraine Alexei Kot. Photo of Vladimir Polishchuk</text:p>
      <text:p text:style-name="P4">
According to the well -known lawyer, the first scenario with the involvement of Putin and his widowers by the courts of Russia is now absolutely unrealistic or even fantastic. Our national courts will also not be able to investigate Putin's military room, which has judicial immunity.</text:p>
      <ul>
        <li>
In this case, the UN International Court of Justice clearly determined that national courts have jurisdictions over higher officials of foreign states. The head of state, the head of the foreign country and the Minister of Foreign Affairs are the so -called three, which is endowed with the personal immunity of Ratio Personae, - said Alexei Kot.The International Criminal Court was created by signing the Roman statute to ensure that military criminals are prosecuted, but it does not allow investigation in an inhabita regime - that is, retrieved -a -criminal proceedings. Therefore, Putin as an accused must be in the courtroom.</li>
      </ul>
      <text:p text:style-name="P4">
The last model of attraction of an international criminal, according to Professor, is a national special tribunal - can have certain varieties: such as the Nurneberg or Tokyo Process, in the form of an internationalized or hybrid tribunal on the basis of the Ukrainian Court with the participation of international security officers. United Nations. But in the last case, Russia will undoubtedly vet such a decision of the Council.</text:p>
      <text:p text:style-name="P4">
The reason for the creation of the tribunal could be the resolution of the General Assembly, however, in view of its charter, neither in the General Assembly, nor such powers in the Secretary General. Therefore, it can question the authority of such a tribunal.</text:p>
      <text:p text:style-name="P4">
-Speaking of a more or less real option, at least as I see it with my colleagues discussed it at various conferences-it should be a "criminal ramstin". In the end, there is a coalition of our disadvantages, so partners, so I think it would be quite reasonable to ask about the creation of a special International Criminal Court of AD HOC <text:span text:style-name="T5">
(letters. For a specific case. - Ed.)</text:span>
 To consider exclusively military crimes committed by the Russian criminal leadership in our country of anti -Ukrainian citizens, Ukrainian cities and towns, Ukrainian nature, - says Alexei Kot. - The agreement on the creation of such a tribunal must be imposed on its powers, procedural aspects, the possibility of joining the signatures of other countries. We know that defeat is always an orphan, and there are always many parents. When we still get our dream trainery, there will be many countries in the hesitation, but later with the fair -to -face "pick up this deck" and join this tribunal. The possible way to join such an agreement should be provided in advance.Photo by the author, collage of the Inform Army</text:p>
      <text:p text:style-name="P4">
News Source: <text:a xlink:type="simple" xlink:href="https://armyinform.com.ua/2023/07/01/kryminalnyj-ramshtajn-abo-perspektyvy-prytyagnennya-do-vidpovidalnosti-voyennyh-zlochyncziv-rf/" text:style-name="Internet_20_link" text:visited-style-name="Visited_20_Internet_20_Link">
https://armyinform.com.ua/2023/07/01/kryminalnyj-ramshtajn-abo-perspektyvy-prytyagnennya-do-vidpovidalnosti-voyennyh-zlochyncziv-rf/</text:a>
</text:p>
      <!--NEWS-->
      <text:h text:style-name="P10" text:outline-level="1">
<text:span text:style-name="T4">
The special unit of GUR MOU "Kraken" received a car workshop on wheels</text:span>
</text:h>
      <text:p text:style-name="P4">
Author: ['Олексій Мазепа']</text:p>
      <text:p text:style-name="P4">
Time: 2023-07-01T82:00:00-04:00</text:p>
      <text:p text:style-name="P4">
Description: Syogodnі Kharkivski volunteers of the benevolent fund "Twi Krok" were transferred to the special ... War with Ukraine 2022, the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golovna-1.jpg" text:style-name="Internet_20_link" text:visited-style-name="Visited_20_Internet_20_Link">
golovna-1.jpg</text:a>
', '<text:a xlink:type="simple" xlink:href="https://armyinform.com.ua/wp-content/uploads/2023/07/img_8875-150x150.jpg" text:style-name="Internet_20_link" text:visited-style-name="Visited_20_Internet_20_Link">
img_8875-150x150.jpg</text:a>
', '<text:a xlink:type="simple" xlink:href="https://armyinform.com.ua/wp-content/uploads/2023/07/img_8854-150x150.jpg" text:style-name="Internet_20_link" text:visited-style-name="Visited_20_Internet_20_Link">
img_8854-150x150.jpg</text:a>
', '<text:a xlink:type="simple" xlink:href="https://armyinform.com.ua/wp-content/uploads/2023/07/img_8894.jpg" text:style-name="Internet_20_link" text:visited-style-name="Visited_20_Internet_20_Link">
img_8894.jpg</text:a>
']</text:p>
      <text:p text:style-name="P4">
Tags: []</text:p>
      <text:p text:style-name="P4">
Category: News</text:p>
      <!--METADATA-->
      <text:p text:style-name="P4">
<draw:frame draw:style-name="fr1" draw:name="Image224" text:anchor-type="as-char" svg:width="6.9236in" svg:height="4.615733in" draw:z-index="0">
<draw:image xlink:href="../Images/AРМІЯINFORM/2023-07-01T82-00-00-04-00/golovna-1.jpg" xlink:type="simple" xlink:show="embed" xlink:actuate="onLoad" draw:mime-type="image/jpeg"/>
</draw:frame>
Today, Kharkiv volunteers from the Charitable Foundation "Your Step" have transferred a special unit of the Main Directorate of Intelligence of the Ministry of Defense "Kraken" an unusual car - a car workshop on wheels.</text:p>
      <text:p text:style-name="P4">
Read also:</text:p>
      <text:p text:style-name="P4">
<text:a xlink:type="simple" xlink:href="https://armyinform.com.ua/2023/04/20/harkivski-volontery-stvoryly-dlya-syl-oborony-majsternyu-na-kolesah/" text:style-name="Internet_20_link" text:visited-style-name="Visited_20_Internet_20_Link">
Kharkiv volunteers created a dock workshop for forces</text:a>
The idea of creating a mobile car workshop originated in Kharkiv volunteer entrepreneurs last fall. The team of like-minded people who were engaged in the manufacture of professional tools and equipment for the car service, as well as its import from abroad, with the beginning of the Great Wair began to supply their products to the security and defense forces.</text:p>
      <text:p text:style-name="P4">
<text:a xlink:type="simple" xlink:href="https://armyinform.com.ua/wp-content/uploads/2023/07/img_8875.jpg" text:style-name="Internet_20_link" text:visited-style-name="Visited_20_Internet_20_Link">
!(Images/AРМІЯINFORM/2023-07-01T82-00-00-04-00/img_8875-150x150.jpg)</text:a>
</text:p>
      <text:p text:style-name="P4">
<text:a xlink:type="simple" xlink:href="https://armyinform.com.ua/wp-content/uploads/2023/07/img_8854.jpg" text:style-name="Internet_20_link" text:visited-style-name="Visited_20_Internet_20_Link">
<draw:frame draw:style-name="fr1" draw:name="Image225" text:anchor-type="as-char" svg:width="6.9236in" svg:height="6.9236in" draw:z-index="0">
<draw:image xlink:href="../Images/AРМІЯINFORM/2023-07-01T82-00-00-04-00/img_8854-150x150.jpg" xlink:type="simple" xlink:show="embed" xlink:actuate="onLoad" draw:mime-type="image/jpeg"/>
</draw:frame>
</text:a>
- Communicating with our defenders, including guys who are engaged in repairing and maintaining equipment, we realized that in the modern warfare the mobile service station is needed, which can quickly be sent to a certain place, unfolding in minutes and performing works that are usually impossible to do in field conditions. This machine is already fifth in its series, so most of the decisions have already been worked out in accordance with the wishes of customers. For example, here we added a machine and a compartment for storage of technical liquids of 80 liters, - says the curator of the Projects Dmytrovychinsky.</text:p>
      <text:p text:style-name="P4">
<draw:frame draw:style-name="fr1" draw:name="Image226" text:anchor-type="as-char" svg:width="6.9236in" svg:height="4.615733in" draw:z-index="0">
<draw:image xlink:href="../Images/AРМІЯINFORM/2023-07-01T82-00-00-04-00/img_8894.jpg" xlink:type="simple" xlink:show="embed" xlink:actuate="onLoad" draw:mime-type="image/jpeg"/>
</draw:frame>
This is no longer the first aid that Kharkiv volunteers provide Kraken.For his part, by passing the keys to the automobile workshop, the head of the healthy fund "Your Step" Sergey Alfyorov thanked the boys for the efficiency of Kharkiv and Ukraine as a whole, as well as to all who, with his donate or work, joined this project.</text:p>
      <text:p text:style-name="P4">
<text:span text:style-name="T5">
Opto author</text:span>
</text:p>
      <text:p text:style-name="P4">
News Source: <text:a xlink:type="simple" xlink:href="https://armyinform.com.ua/2023/07/01/speczpidrozdil-gur-mou-kraken-otrymav-avtomobilnu-majsternyu-na-kolesah/" text:style-name="Internet_20_link" text:visited-style-name="Visited_20_Internet_20_Link">
https://armyinform.com.ua/2023/07/01/speczpidrozdil-gur-mou-kraken-otrymav-avtomobilnu-majsternyu-na-kolesah/</text:a>
</text:p>
      <!--NEWS-->
      <text:h text:style-name="P10" text:outline-level="1">
<text:span text:style-name="T4">
The enemy threw out the airborne regiment in the Bakhmut direction-Sergey Cherevaty</text:span>
</text:h>
      <text:p text:style-name="P4">
Author: ['Владислав Назаркевич']</text:p>
      <text:p text:style-name="P4">
Time: 2023-07-01T83:00:00-04:00</text:p>
      <text:p text:style-name="P4">
Description: At the Bakhmuts, the defense of Ukraine’s defense is to go off the tysnuti on the Vorog on the Pivnikovoy ...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text:p>
      <text:p text:style-name="P4">
Category: News</text:p>
      <!--METADATA-->
      <text:p text:style-name="P4">
<draw:frame draw:style-name="fr1" draw:name="Image227" text:anchor-type="as-char" svg:width="6.9236in" svg:height="4.611226in" draw:z-index="0">
<draw:image xlink:href="../Images/AРМІЯINFORM/2023-07-01T83-00-00-04-00/cherevatyj.jpg" xlink:type="simple" xlink:show="embed" xlink:actuate="onLoad" draw:mime-type="image/jpeg"/>
</draw:frame>
In the Bakhmut direction, the Defense Forces of Ukraine continue to press on the enemy in the semi -nerve and southern flank. The spokesman of the eastern group of troops Sergey Cherevaty said this on the air of the only news. He added that the units of 70 invaders were destroyed here, and 192 were injured. Also, an enemy tank, infantry combat, eleven guns, one self-propelled fittinger plant, anti-aircraft missile complex "Arrow-10" and two UAV "Orlan-10". The enemy makes a desperate resistance.</text:p>
      <text:p text:style-name="P4">
In the Liman direction, during the reflection of enemy attacks, Ukrainian units were 27 and 64 invaders were injured, the hostile infantry fighting car, the mortar, the mortar, the unmanned aerial vehicle and the 2 field storage facilities were shot.</text:p>
      <ul>
        <li>
The invaders are constantly maneuvering personnel. From the Liman direction, the Polish Non of the Bakhmut direction, they transferred the airborne regiment, replacing it with units of territorial troops,-said Sergiycheriev. - In this way, the enemy tries to concentrate his best Bakhmut direction. The city has not only military importance to them, but also information-propaganda. Our heroes, practically destroying Wagner PECs ", did not allow the occupiers to fully capture the city. If now they are still able to Russian from here, it will be a huge defeat and humiliation for Russians. Therefore, the enemy concentrates his best forces here and does his best to allow control over Bakhmut and suburb.</li>
      </ul>
      <text:p text:style-name="P4">
News Source: <text:a xlink:type="simple" xlink:href="https://armyinform.com.ua/2023/07/01/vorog-perekynuv-povitryano-desantnyj-polk-na-bahmutskyj-napryamok-sergij-cherevatyj/" text:style-name="Internet_20_link" text:visited-style-name="Visited_20_Internet_20_Link">
https://armyinform.com.ua/2023/07/01/vorog-perekynuv-povitryano-desantnyj-polk-na-bahmutskyj-napryamok-sergij-cherevatyj/</text:a>
</text:p>
      <!--NEWS-->
      <text:h text:style-name="P10" text:outline-level="1">
<text:span text:style-name="T4">
Russia can arrange a terrorist attack on the ZEP to intimidate the world by the consequences of war and politically influence Ukraine's counter -offensive - Volodymyr Zelenskyy</text:span>
</text:h>
      <text:p text:style-name="P4">
Author: ['АРМІЯINFORM']</text:p>
      <text:p text:style-name="P4">
Time: 2023-07-01T84:00:00-04:00</text:p>
      <text:p text:style-name="P4">
Description: President Volodymyr Zelensky Vyzha, ShO Rosiya may come to a theiroristic act of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7098ba5b02791616111935b2f1cdf8d0_1688217929_extra_large.jpeg" text:style-name="Internet_20_link" text:visited-style-name="Visited_20_Internet_20_Link">
7098ba5b02791616111935b2f1cdf8d0_1688217929_extra_large.jpeg</text:a>
']</text:p>
      <text:p text:style-name="P4">
Tags: ['STOPRUSSIA', 'ВОЛОДИМИР ЗЕЛЕНСЬКИЙ']</text:p>
      <text:p text:style-name="P4">
Category: News</text:p>
      <!--METADATA-->
      <text:p text:style-name="P4">
<draw:frame draw:style-name="fr1" draw:name="Image228" text:anchor-type="as-char" svg:width="6.9236in" svg:height="4.613521in" draw:z-index="0">
<draw:image xlink:href="../Images/AРМІЯINFORM/2023-07-01T84-00-00-04-00/7098ba5b02791616111935b2f1cdf8d0_1688217929_extra_large.jpeg" xlink:type="simple" xlink:show="embed" xlink:actuate="onLoad" draw:mime-type="image/jpeg"/>
</draw:frame>
President Volodymyr Zelensky believes that Russia can resort to a terrorist act at the occupied Zaporizhzhya NPP to frighten the world with the possible consequences of this aggression against Ukraine and to create a political influence on the contradiction of the Ukrainian army. The Head of State stated this during a meeting with media offers after negotiation with Prime Minister of Spain Pedrosanchez in Kiev.</text:p>
      <text:p text:style-name="P4">
“We have long been saying that there is a serious threat. Because Russia is technically ready for it to provoke a local explosion at the station, which can lead to the nutrient of dangerous substances into the air. We are very clearly communicated. We all think with partners so that everyone understands what Russia is doing it for, they have been politically politically on the Russian Federation, so that they do not even think about it, ” - said Volodymyr Zelensky, answering journalists' questions.</text:p>
      <text:p text:style-name="P4">
According to the President, Russian invaders resort to terrorist actions because of their army during the year demonstrates weakness on the battlefield. Thus, the rowing of the Kakhovskaya hydroelectric power station or a possible local therunch at the Russian -nuclear power plant is trying to stop the Defense forces of Ukraine.</text:p>
      <text:p text:style-name="P4">
In addition, Volodymyr Zelenskyy is convinced that the Russian Federation wants to show that its aggressive war against Ukraine is dangerous to the world. "To make people be afraid of this.To then certain partners, especially those who are skeptics, began to political Ukraine, our counter -offensive actions," he explained.</text:p>
      <text:p text:style-name="P4">
The head of state stressed that Ukraine has been saying that the Zaporozhye NPP should be returned under the full control of the Ukrainian authorities. It is very important that, at the time of transition of control over the station to Ukraine, independent experts are all provoked. According to the President, the IAEA, which is a mediator and can attract other states, should be a role in this.</text:p>
      <text:p text:style-name="P4">
“Because there may be a remote mining. To say then that under the controlmarks everything was fine, and now there is an ejection. This is a very important point, ”Volodymyr Zelenskyy said.</text:p>
      <text:p text:style-name="P4">
Answering journalists' questions about the prospects of obtaining the F-16 Ukrainian Hellos, the President recalled that agreements on the creation of coalition of countries that are ready to start the relevant training for Ukrainian pilots were reached. Now Ukraine is expecting a schedule of these training missions, the state.Source: <text:a xlink:type="simple" xlink:href="https://www.president.gov.ua/news/rosiya-mozhe-vlashtuvati-terakt-na-zaes-shob-zalyakati-svit-83993" text:style-name="Internet_20_link" text:visited-style-name="Visited_20_Internet_20_Link">
official website of the President of Ukraine</text:a>
</text:p>
      <text:p text:style-name="P4">
News Source: <text:a xlink:type="simple" xlink:href="https://armyinform.com.ua/2023/07/01/rosiya-mozhe-vlashtuvaty-terakt-na-zaes-shhob-zalyakaty-svit-naslidkamy-vijny-j-politychno-vplynuty-na-kontrnastup-ukrayiny-volodymyr-zelenskyj/" text:style-name="Internet_20_link" text:visited-style-name="Visited_20_Internet_20_Link">
https://armyinform.com.ua/2023/07/01/rosiya-mozhe-vlashtuvaty-terakt-na-zaes-shhob-zalyakaty-svit-naslidkamy-vijny-j-politychno-vplynuty-na-kontrnastup-ukrayiny-volodymyr-zelenskyj/</text:a>
</text:p>
      <!--NEWS-->
      <text:h text:style-name="P10" text:outline-level="1">
<text:span text:style-name="T4">
In Ukraine a day as a result of Russian shelling three civilians were killed, 17 were injured</text:span>
</text:h>
      <text:p text:style-name="P4">
Author: ['АРМІЯINFORM']</text:p>
      <text:p text:style-name="P4">
Time: 2023-07-01T85: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photo_5260647640209672047_y.jpg" text:style-name="Internet_20_link" text:visited-style-name="Visited_20_Internet_20_Link">
photo_5260647640209672047_y.jpg</text:a>
']</text:p>
      <text:p text:style-name="P4">
Tags: ['STOPRUSSIA', 'АГРЕСІЯ РФ', 'ВІЙНА', 'ВТОРГНЕННЯ РФ', 'НАСЛІДКИ ВОРОЖИХ ОБСТРІЛІВ', 'ХАРКІВСЬКИЙ ТРИБУНАЛ']</text:p>
      <text:p text:style-name="P4">
Category: News</text:p>
      <!--METADATA-->
      <text:p text:style-name="P4">
<draw:frame draw:style-name="fr1" draw:name="Image229" text:anchor-type="as-char" svg:width="6.9236in" svg:height="4.937547in" draw:z-index="0">
<draw:image xlink:href="../Images/AРМІЯINFORM/2023-07-01T85-00-00-04-00/photo_5260647640209672047_y.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in Telegram <text:a xlink:type="simple" xlink:href="https://t.me/militarymediacenter/2401" text:style-name="Internet_20_link" text:visited-style-name="Visited_20_Internet_20_Link">
informs</text:a>
MilitaryMediacenter.</text:p>
      <text:p text:style-name="P4">
The report states that shelling was made from different types of weapons, namely: mortars, tanks, artillery, rocket launchers, anti-aircraft missile systems, operational-tactical missile systems. UAVs and tactical aviation were also used.</text:p>
      <text:p text:style-name="P4">
"117 settlements and 74 infrastructure sites have been attacked," MilitaryMediacenter reports.</text:p>
      <text:p text:style-name="P4">
Previously, 3 civilians were killed and 17 were injured.</text:p>
      <text:p text:style-name="P4">
News Source: <text:a xlink:type="simple" xlink:href="https://armyinform.com.ua/2023/07/01/v-ukrayini-za-dobu-vnaslidok-rosijskyh-obstriliv-troye-czyvilnyh-zagynulo-17-poraneno-2/" text:style-name="Internet_20_link" text:visited-style-name="Visited_20_Internet_20_Link">
https://armyinform.com.ua/2023/07/01/v-ukrayini-za-dobu-vnaslidok-rosijskyh-obstriliv-troye-czyvilnyh-zagynulo-17-poraneno-2/</text:a>
</text:p>
      <!--NEWS-->
      <text:h text:style-name="P10" text:outline-level="1">
<text:span text:style-name="T4">
The occupiers have installed another mobile crematorium in the Berdyansk port</text:span>
</text:h>
      <text:p text:style-name="P4">
Author: ['АРМІЯINFORM']</text:p>
      <text:p text:style-name="P4">
Time: 2023-07-01T86:00:00-04:00</text:p>
      <text:p text:style-name="P4">
Description: About the cesspool of the general headquarters of Ukraine. “Porpopandy Shchlnoye to be sophisticated, ... the war with Ukraine 2022, the war with Ukraine is the latest news today, the news war with Ukraine 2022 last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7/20220413-2-1.jpg" text:style-name="Internet_20_link" text:visited-style-name="Visited_20_Internet_20_Link">
20220413-2-1.jpg</text:a>
']</text:p>
      <text:p text:style-name="P4">
Tags: ['STOPRUSSIA', 'АГРЕСІЯ РФ', 'ГШ ЗСУ']</text:p>
      <text:p text:style-name="P4">
Category: News</text:p>
      <!--METADATA-->
      <text:p text:style-name="P4">
<draw:frame draw:style-name="fr1" draw:name="Image230" text:anchor-type="as-char" svg:width="6.9236in" svg:height="3.894525in" draw:z-index="0">
<draw:image xlink:href="../Images/AРМІЯINFORM/2023-07-01T86-00-00-04-00/20220413-2-1.jpg" xlink:type="simple" xlink:show="embed" xlink:actuate="onLoad" draw:mime-type="image/jpeg"/>
</draw:frame>
Illustrative Photo <text:span text:style-name="T4">
 🔥 Situation on Russian invasion </text:span>
</text:p>
      <text:p text:style-name="P4">
About it <text:a xlink:type="simple" xlink:href="https://www.facebook.com/GeneralStaff.ua/" text:style-name="Internet_20_link" text:visited-style-name="Visited_20_Internet_20_Link">
reported</text:a>
General staff.</text:p>
      <text:p text:style-name="P4">
“The invaders suffer every day that try to hide, continue to apply the traditional Russian practice of depriving the families of the dead privileged compensation, advertised by Russian propaganda. For this purpose, mobile crematories are actively used. In particular, it is established that one of such crantels in 24/7 mode is currently operating in the Berdyansk port, ”the message is being in the message.</text:p>
      <text:p text:style-name="P4">
Currently, about 50 bodies of dead Russian military servicemen who have recently been transported from areas of combatants to the local morgue are subject to creation. It should be noted that the cremation of the dead Russian military servicemen is carried out without their identification and accounting.</text:p>
      <text:p text:style-name="P4">
News Source: <text:a xlink:type="simple" xlink:href="https://armyinform.com.ua/2023/07/01/okupanty-aktyvno-vykorystovuyut-mobilni-krematoriyi-shhe-odyn-vstanovyly-na-terytoriyi-berdyanskogo-portu/" text:style-name="Internet_20_link" text:visited-style-name="Visited_20_Internet_20_Link">
https://armyinform.com.ua/2023/07/01/okupanty-aktyvno-vykorystovuyut-mobilni-krematoriyi-shhe-odyn-vstanovyly-na-terytoriyi-berdyanskogo-portu/</text:a>
</text:p>
      <!--NEWS-->
      <text:h text:style-name="P10" text:outline-level="1">
<text:span text:style-name="T4">
Open competitive selection in the veteran assistant housing</text:span>
</text:h>
      <text:p text:style-name="P4">
Author: ['АРМІЯINFORM']</text:p>
      <text:p text:style-name="P4">
Time: 2023-07-01T87:00:00-04:00</text:p>
      <text:p text:style-name="P4">
Description: Having launched the process by the Take of Eltron Format for the competition for VIDBIR Candidates f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zobrazhennya-whatsapp-data-2023-06-30-o-160447.jpg" text:style-name="Internet_20_link" text:visited-style-name="Visited_20_Internet_20_Link">
zobrazhennya-whatsapp-data-2023-06-30-o-160447.jpg</text:a>
']</text:p>
      <text:p text:style-name="P4">
Tags: ['STOPRUSSIA', 'АГРЕСІЯ РФ', 'ВТОРГНЕННЯ РФ']</text:p>
      <text:p text:style-name="P4">
Category: News</text:p>
      <!--METADATA-->
      <text:p text:style-name="P4">
<draw:frame draw:style-name="fr1" draw:name="Image231" text:anchor-type="as-char" svg:width="6.9236in" svg:height="4.895202in" draw:z-index="0">
<draw:image xlink:href="../Images/AРМІЯINFORM/2023-07-01T87-00-00-04-00/zobrazhennya-whatsapp-data-2023-06-30-o-160447.jpg" xlink:type="simple" xlink:show="embed" xlink:actuate="onLoad" draw:mime-type="image/jpeg"/>
</draw:frame>
The process of receiving applications in electronic format for competitive selection for veteran assistants within the pilot project, launched by Ministry of Veterans in Vinnytsia, Dnipropetrovsk, Lviv Tamikolaev regions.</text:p>
      <text:p text:style-name="P4">
About it <text:a xlink:type="simple" xlink:href="https://mva.gov.ua/ua/news/startuye-konkursnij-vidbir-kandidativ-u-pomichniki-veterana" text:style-name="Internet_20_link" text:visited-style-name="Visited_20_Internet_20_Link">
reports</text:a>
Ministry of Veterans of Ukraine.</text:p>
      <text:p text:style-name="P4">
It is about testing in the communities of the mentioned regions of the service of the allocation service within the system of transition from the military service of the pre -criminal life of our defenders and defenders, who will return from the front of the service home. Assistants of veterans, and mostly it will be the former, members of veterans and dead heroes, will be specialized, they will work in service offices. They will advise veterans on employment, training, aspects of social protection of tarerabilitation, improvement of health, generally exercising their rights in various fields.</text:p>
      <text:p text:style-name="P4">
The service was developed by the Ministry of Veterans of Ukraine with the assistance of the Action Project, which is implemented by the UN Development Program in Ukraine for Sweden financing.</text:p>
      <text:p text:style-name="P4">
From today, candidates for the posts of veteran assistants who live in the mentioned four regions can be submitted for competitive selection for the participation in this project exclusively with the help of the information portal <text:a xlink:type="simple" xlink:href="https://eveteran.gov.ua" text:style-name="Internet_20_link" text:visited-style-name="Visited_20_Internet_20_Link">
e-veteran</text:a>
.</text:p>
      <text:p text:style-name="P4">
Важливо, що обране кандидатами бажане місце працевлаштування в межах пілотноїобласті врахують за умови участі територіальної громади в експериментальномупроєкті.</text:p>
      <text:p text:style-name="P4">
Про умови долучення до проекту, особливості та перспективи діяльностіпомічників ветерани докладно можна дізнатися за<text:a xlink:type="simple" xlink:href="https://mva.gov.ua/ua/news/startuye-konkursnij-vidbir-kandidativ-u-pomichniki-veterana" text:style-name="Internet_20_link" text:visited-style-name="Visited_20_Internet_20_Link">
посиланням</text:a>
</text:p>
      <text:p text:style-name="P4">
News Source: <text:a xlink:type="simple" xlink:href="https://armyinform.com.ua/2023/07/01/vidkryto-konkursnyj-vidbir-u-korpus-pomichnykiv-veterana/" text:style-name="Internet_20_link" text:visited-style-name="Visited_20_Internet_20_Link">
https://armyinform.com.ua/2023/07/01/vidkryto-konkursnyj-vidbir-u-korpus-pomichnykiv-veterana/</text:a>
</text:p>
      <!--NEWS-->
      <text:h text:style-name="P10" text:outline-level="1">
<text:span text:style-name="T4">
During the Second World War, virtually all the male population of the Left Bank of Ukraine was mobilized</text:span>
</text:h>
      <text:p text:style-name="P4">
Author: ['Володимир Загребельний']</text:p>
      <text:p text:style-name="P4">
Time: 2023-07-01T88:00:00-04:00</text:p>
      <text:p text:style-name="P4">
Description: About Tse in Interv'yu Armiainform, saying Doctor of Istorichny Sciences SPIVROTHTHT CENTE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photo_2023-05-02_13-26-36-e1683027102637-768x575-1.webp" text:style-name="Internet_20_link" text:visited-style-name="Visited_20_Internet_20_Link">
photo_2023-05-02_13-26-36-e1683027102637-768x575-1.webp</text:a>
']</text:p>
      <text:p text:style-name="P4">
Tags: ['STOPRUSSIA']</text:p>
      <text:p text:style-name="P4">
Category: News</text:p>
      <!--METADATA-->
      <text:p text:style-name="P4">
<draw:frame draw:style-name="fr1" draw:name="Image232" text:anchor-type="as-char" svg:width="6.9236in" svg:height="5.183685in" draw:z-index="0">
<draw:image xlink:href="../ConvertedIMGs/AРМІЯINFORM/2023-07-01T88-00-00-04-00/photo_2023-05-02_13-26-36-e1683027102637-768x575-1.png" xlink:type="simple" xlink:show="embed" xlink:actuate="onLoad" draw:mime-type="image/png"/>
</draw:frame>
Ivan Patrylyak</text:p>
      <text:p text:style-name="P4">
About it in <text:a xlink:type="simple" xlink:href="https://armyinform.com.ua/2023/07/01/rosiya-kydaye-u-myasorubku-vijny-etnichni-menshyny-vlasnoyi-krayiny/" text:style-name="Internet_20_link" text:visited-style-name="Visited_20_Internet_20_Link">
interview</text:a>
The Armyinform said Doctor of History of the Center for Research of the Armed Forces of Ukraine Ivan Patrylyak. He also described the peculiarities of mobilization of "not Russians" in Russia at different times.</text:p>
      <text:p text:style-name="P4">
“I will give an example of Ukraine during the Second World War, when almost the all -manner population of the Left Bank was mobilized. The fate of the traumatic man of Belarus and the Baltic countries.</text:p>
      <text:p text:style-name="P4">
For Lithuania, this became almost a national tragedy when the entire male population was mobilized and a huge number of Lithuanians died during the assault. It should be noted that they were actually a more citizen of the state and did not know the Russian language, ”Ivan Patrylyak said during a conversation during a conversation.</text:p>
      <text:p text:style-name="P4">
Read also:</text:p>
      <text:p text:style-name="P4">
<text:a xlink:type="simple" xlink:href="https://armyinform.com.ua/2023/07/01/rosiya-kydaye-u-myasorubku-vijny-etnichni-menshyny-vlasnoyi-krayiny/" text:style-name="Internet_20_link" text:visited-style-name="Visited_20_Internet_20_Link">
Russia throws ethnic minorities of own Ukraine into the war grinder</text:a>
In addition, he said that about the same situation was with the people of Siberia and the Caucasus. When in 1942 there was a battle for the Caucasus, the Usakavady "bursting" completely. Subsequently, these people freezes the whole battalions of the Caucasus oral in anticipation of Nazi Germany troops.</text:p>
      <text:p text:style-name="P4">
News Source: <text:a xlink:type="simple" xlink:href="https://armyinform.com.ua/2023/07/01/pid-chas-drugoyi-svitovoyi-vijny-praktychno-vse-choloviche-naselennya-livoberezhzhya-ukrayiny-bulo-mobilizovano/" text:style-name="Internet_20_link" text:visited-style-name="Visited_20_Internet_20_Link">
https://armyinform.com.ua/2023/07/01/pid-chas-drugoyi-svitovoyi-vijny-praktychno-vse-choloviche-naselennya-livoberezhzhya-ukrayiny-bulo-mobilizovano/</text:a>
</text:p>
      <!--NEWS-->
      <text:h text:style-name="P10" text:outline-level="1">
<text:span text:style-name="T4">
A meeting with the families of captive servicemen of the 36th Separate Brigade of Marines</text:span>
</text:h>
      <text:p text:style-name="P4">
Author: ['АРМІЯINFORM']</text:p>
      <text:p text:style-name="P4">
Time: 2023-07-01T89:00:00-04:00</text:p>
      <text:p text:style-name="P4">
Description: In the squads of the Morsky Pikhotsiv, the representation of the headquarters was spill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photo_2023-07-01_14-20-29.jpg" text:style-name="Internet_20_link" text:visited-style-name="Visited_20_Internet_20_Link">
photo_2023-07-01_14-20-29.jpg</text:a>
']</text:p>
      <text:p text:style-name="P4">
Tags: ['STOPRUSSIA']</text:p>
      <text:p text:style-name="P4">
Category: News</text:p>
      <!--METADATA-->
      <text:p text:style-name="P4">
<draw:frame draw:style-name="fr1" draw:name="Image233" text:anchor-type="as-char" svg:width="6.9236in" svg:height="5.19847in" draw:z-index="0">
<draw:image xlink:href="../Images/AРМІЯINFORM/2023-07-01T89-00-00-04-00/photo_2023-07-01_14-20-29.jpg" xlink:type="simple" xlink:show="embed" xlink:actuate="onLoad" draw:mime-type="image/jpeg"/>
</draw:frame>
Representative of the headquarters communicated with the wives of the Marines.</text:p>
      <text:p text:style-name="P4">
About it <text:a xlink:type="simple" xlink:href="https://t.me/Koord_shtab" text:style-name="Internet_20_link" text:visited-style-name="Visited_20_Internet_20_Link">
reports</text:a>
Coordinating headquarters for the issue of prisoners of war.</text:p>
      <text:p text:style-name="P4">
“First of all, the relatives were interested in the reasons for slowing the exchange by the Rfvian -wanderers from the officers. In addition, the relatives of the prisoners have developed about the idea of creating a future project for the international community. The main task is to assist in the liberation of defenders, ”the Verification said.</text:p>
      <text:p text:style-name="P4">
The headquarters representative provided the most comprehensive answers to the questions of the wardens and emphasized that all possible means were used to effectively work on the organization of exchanges.</text:p>
      <text:p text:style-name="P4">
News Source: <text:a xlink:type="simple" xlink:href="https://armyinform.com.ua/2023/07/01/u-koordynaczijnomu-shtabi-vidbulasya-zustrich-z-rodynamy-polonenyh-vijskovosluzhbovcziv-morskoyi-pihoty-36-oyi-okremoyi-brygady/" text:style-name="Internet_20_link" text:visited-style-name="Visited_20_Internet_20_Link">
https://armyinform.com.ua/2023/07/01/u-koordynaczijnomu-shtabi-vidbulasya-zustrich-z-rodynamy-polonenyh-vijskovosluzhbovcziv-morskoyi-pihoty-36-oyi-okremoyi-brygady/</text:a>
</text:p>
      <!--NEWS-->
      <text:h text:style-name="P10" text:outline-level="1">
<text:span text:style-name="T4">
Musk declared restrictions on viewing tweets per day</text:span>
</text:h>
      <text:p text:style-name="P4">
Authors: Ukrinform (Person)</text:p>
      <text:p text:style-name="P4">
Publisher: Укринформ (Organization)</text:p>
      <text:p text:style-name="P4">
Published Time: 2023-07-01T8:00:00+03:00</text:p>
      <text:p text:style-name="P4">
Modified Time: 2023-07-01T21:00:00+03:00</text:p>
      <text:p text:style-name="P4">
Description: Twitter owner Ilon Musk stated that the social network is temporarily imposed restrictions for users in viewing the number of posts per day. - Ukrinform.</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Технології', 'Twitter', 'Соцмережі']</text:p>
      <text:p text:style-name="P4">
Type: Article</text:p>
      <!--METADATA-->
      <text:p text:style-name="P4">
<draw:frame draw:style-name="fr1" draw:name="Image234" text:anchor-type="as-char" svg:width="6.9236in" svg:height="3.956343in" draw:z-index="0">
<draw:image xlink:href="../Images/yкринформ/2023-07-01T8-00-00-03-00/630_360_1620987964-731.jpg" xlink:type="simple" xlink:show="embed" xlink:actuate="onLoad" draw:mime-type="image/jpeg"/>
</draw:frame>
The owner Ilon Musk stated that the social network is temporarily imposed restrictions for users in the question of revising the number of posts per day.</text:p>
      <text:p text:style-name="P4">
According to Ukrinform, he wrote about it on his own page in <text:a xlink:type="simple" xlink:href="https://twitter.com/elonmusk" text:style-name="Internet_20_link" text:visited-style-name="Visited_20_Internet_20_Link">
Twitter</text:a>
.</text:p>
      <text:p text:style-name="P4">
“To eliminate the extreme level of data collection and manipulation <text:a xlink:type="simple" xlink:href="https://www.ukrinform.ua/tag-twitter" text:style-name="Internet_20_link" text:visited-style-name="Visited_20_Internet_20_Link">
System</text:a>
, we have applied temporary restrictions, ”Musk said.</text:p>
      <text:p text:style-name="P4">
He added that proven accounts will be able to read 6,000 posts per day, unverified accounts up to 600 posts per day, and new untested accounts up to 300 posts per day.</text:p>
      <text:p text:style-name="P4">
<text:span text:style-name="T4">
 Read also: </text:span>
 <text:a xlink:type="simple" xlink:href="https://www.ukrinform.ua/rubric-technology/3725248-mask-zapevniv-so-twitter-vikonuvatime-zakoni-es-pro-borotbu-z-dezinformacieu.html" text:style-name="Internet_20_link" text:visited-style-name="Visited_20_Internet_20_Link">
<text:span text:style-name="T4">
 Musk </text:span>
 assured that Twitter would comply with EU laws for misinformation</text:a>
As reported <text:a xlink:type="simple" xlink:href="https://www.ukrinform.ua/rubric-technology/3730247-u-tvitteri-stavsa-globalnij-zbij-akij-vidculi-j-ukrainski-koristuvaci.html" text:style-name="Internet_20_link" text:visited-style-name="Visited_20_Internet_20_Link">
Ukrinform</text:a>
, in the popular Twitter social network, a global failure occurred on Saturday afternoon, which was also felt by Ukrainian users.</text:p>
      <text:p text:style-name="P4">
Also <text:a xlink:type="simple" xlink:href="https://www.ukrinform.ua/rubric-technology/3730197-tvitter-zakrivae-dostup-do-kontentu-koristuvacam-bez-oblikovogo-zapisu.html" text:style-name="Internet_20_link" text:visited-style-name="Visited_20_Internet_20_Link">
Twitter will now require users to have an account</text:a>
on the social network to look at the tweets.</text:p>
      <text:p text:style-name="P4">
<text:span text:style-name="T5">
Foto: Getty Images</text:span>
</text:p>
      <text:p text:style-name="P4">
News Source: <text:a xlink:type="simple" xlink:href="https://www.ukrinform.ua/rubric-technology/3730321-mask-zaaviv-pro-obmezenna-na-pereglad-tvitiv-za-dobu.html" text:style-name="Internet_20_link" text:visited-style-name="Visited_20_Internet_20_Link">
https://www.ukrinform.ua/rubric-technology/3730321-mask-zaaviv-pro-obmezenna-na-pereglad-tvitiv-za-dobu.html</text:a>
</text:p>
      <!--NEWS-->
      <text:h text:style-name="P10" text:outline-level="1">
<text:span text:style-name="T4">
Post -war restoration of Ukraine is the main probable scenarios</text:span>
</text:h>
      <text:p text:style-name="P4">
Author: ['Валерій Гастинщиков']</text:p>
      <text:p text:style-name="P4">
Time: 2023-07-01T90:00:00-04:00</text:p>
      <text:p text:style-name="P4">
Description: Uninvited for those, Boyov in Ukraine Trivayat, for an hour of reproduction, think about ... War with Ukraine 2022, war with Ukraine Latest news today, News War with Ukraine 2022 The last ones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29.06.23_vidnovlennya-ukrayiny.jpg" text:style-name="Internet_20_link" text:visited-style-name="Visited_20_Internet_20_Link">
29.06.23_vidnovlennya-ukrayiny.jpg</text:a>
', '<text:a xlink:type="simple" xlink:href="https://armyinform.com.ua/wp-content/uploads/2023/07/29.06.23_vidnovlennya-ukrayiny_2.jpeg" text:style-name="Internet_20_link" text:visited-style-name="Visited_20_Internet_20_Link">
29.06.23_vidnovlennya-ukrayiny_2.jpeg</text:a>
']</text:p>
      <text:p text:style-name="P4">
Tags: ['STOPRUSSIA', 'АГРЕСІЯ РФ', 'ВІЙНА', 'ВТОРГНЕННЯ РФ']</text:p>
      <text:p text:style-name="P4">
Category: News</text:p>
      <!--METADATA-->
      <text:p text:style-name="P4">
<draw:frame draw:style-name="fr1" draw:name="Image235" text:anchor-type="as-char" svg:width="6.9236in" svg:height="3.893007in" draw:z-index="0">
<draw:image xlink:href="../Images/AРМІЯINFORM/2023-07-01T90-00-00-04-00/29.06.23_vidnovlennya-ukrayiny.jpg" xlink:type="simple" xlink:show="embed" xlink:actuate="onLoad" draw:mime-type="image/jpeg"/>
</draw:frame>
Despite the fact that the fighting in Ukraine is ongoing, it is time to start thinking about the post -war rebuilding of the country. And it should also be noted that the most active countries of Ukraine - first of all, the United States and the European Union - have already begun to plan that it will probably be the most ambitious post -war reconstruction in the modern history.</text:p>
      <text:p text:style-name="P4">
Experts believe that Ukraine's efforts will be significantly different in recent post -war reconstruction initiatives in Iraq and Afghanistan. This extraction will resemble the situation in Western Europe after World War II, as well as Eastern Europe after the Cold War and Western Balkans after the disintegration. The lessons of these episodes should be a source of information for Ukraine. Their basic and successful formula was created earlier. Thus, at that time, they provided money and safety, and Europeans provided the main part of financial and advanced the historical process of European integration.</text:p>
      <text:p text:style-name="P4">
And security will be as important as the reconstruction of Ukraine, since the safety of tarestructure mutually reinforce each other. Reliable safety mechanisms increase confidence in order to risk and take on long -term obligations.</text:p>
      <text:p text:style-name="P4">
However, Ukraine's growth prospects will need a powerful component. Ukraine will need to manage large -scale funding, and the trust of the Donea will be the focus. Accordingly, Ukraine and its donors will need a powerful inspector and effective monitoring and evaluation. The Ukrainian will have a call - but will also be able to make up for 30 years in a non -core economic and political development.</text:p>
      <text:p text:style-name="P4">
The reconstruction should be organized around several simple principles: Ukraine has to identify priorities, while the United States should lead security and the EU to manage economic reforms and restoration.</text:p>
      <text:p text:style-name="P4">
Let us mention historical parallels: in order to control the reconstruction of Eastern Europe after the cold war, Congress gave one senior coordinator wide supervisor. The reproduction of this approach for Ukraine will strengthen the US contribution: a collective event should have high -ranking officials in Ukraine who are in contact with the Ukrainian authorities, there are not enough periodic donor conferences.</text:p>
      <text:p text:style-name="P4">
<draw:frame draw:style-name="fr1" draw:name="Image236" text:anchor-type="as-char" svg:width="6.9236in" svg:height="4.183008in" draw:z-index="0">
<draw:image xlink:href="../Images/AРМІЯINFORM/2023-07-01T90-00-00-04-00/29.06.23_vidnovlennya-ukrayiny_2.jpeg" xlink:type="simple" xlink:show="embed" xlink:actuate="onLoad" draw:mime-type="image/jpeg"/>
</draw:frame>
</text:p>
      <text:p text:style-name="P4">
Private investments are likely to provide the main part of the funding of Ukraine's restoration. And frozen Russian assets, both official and private, can make a significant contribution to this process, but they will use serious legal justification.</text:p>
      <text:p text:style-name="P4">
Today, Ukraine has urgent needs for both economic and security assistance, they will not end after the termination of hostilities. Ukraine's restoration can take decades, and constant public support will be vital. The reconstruction of Ukraine will be a long difficult business. But the event should decide the following:</text:p>
      <ul>
        <li>
Politicians must carefully study the alternatives, as well as foreign, for the safety of Ukraine, preparing for interaction with the Allies. Guaranteed safety is important for any other aspect of reconstruction. * The Takongress administration should approve a modern version of laws that will allow US activities to be in central and Eastern Europe. And an important component will be the creation of an authorized coordinator to work with European governments, international financial institutions, as well as with the population and the government in Ukraine. * Public support for US long -term policy in Ukraine is not possible to be taken for granted. This will require the effort of both parties to explain and create support among the American people.</li>
      </ul>
      <text:p text:style-name="P4">
The challenge of reforming and reconstruction of Ukraine should be considered through the prism of post-war reinforcement and reintegration of Europe, as well as 75 years of security and economic policy. Safety and reconstruction will be a way. A safe, economically prosperous Ukraine, which is fully integrated by the European institutions, will be a significant achievement that will lead to the implementation of a European projection of many generations, which is supported by a strong transatlantic partnership.</text:p>
      <text:p text:style-name="P4">
News Source: <text:a xlink:type="simple" xlink:href="https://armyinform.com.ua/2023/07/01/pislyavoyenne-vidnovlennya-ukrayiny-golovni-jmovirni-sczenariyi/" text:style-name="Internet_20_link" text:visited-style-name="Visited_20_Internet_20_Link">
https://armyinform.com.ua/2023/07/01/pislyavoyenne-vidnovlennya-ukrayiny-golovni-jmovirni-sczenariyi/</text:a>
</text:p>
      <!--NEWS-->
      <text:h text:style-name="P10" text:outline-level="1">
<text:span text:style-name="T4">
Aircraft Defense Aviation per day made 10 beats in the enemy's concentration areas</text:span>
</text:h>
      <text:p text:style-name="P4">
Author: ['АРМІЯINFORM']</text:p>
      <text:p text:style-name="P4">
Time: 2023-07-01T91:00:00-04:00</text:p>
      <text:p text:style-name="P4">
Description: About the General Headquarters of the ZSU. “Avіaatsіya Cil defense for Dob took 10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 'ХРОНІКА ОБОРОНИ УКРАЇНИ']</text:p>
      <text:p text:style-name="P4">
Category: News</text:p>
      <!--METADATA-->
      <text:p text:style-name="P4">
<draw:frame draw:style-name="fr1" draw:name="Image237" text:anchor-type="as-char" svg:width="6.9236in" svg:height="4.501139in" draw:z-index="0">
<draw:image xlink:href="../Images/AРМІЯINFORM/2023-07-01T91-00-00-04-00/war-1.jpg" xlink:type="simple" xlink:show="embed" xlink:actuate="onLoad" draw:mime-type="image/jpeg"/>
</draw:frame>
Illustrative Photo <text:span text:style-name="T4">
 🔥 Situation on Russian invasion </text:span>
</text:p>
      <text:p text:style-name="P4">
About it <text:a xlink:type="simple" xlink:href="https://www.facebook.com/GeneralStaff.ua/" text:style-name="Internet_20_link" text:visited-style-name="Visited_20_Internet_20_Link">
reports</text:a>
The General Staff of the Armed Forces.</text:p>
      <text:p text:style-name="P4">
“Aviation of defense per day has made 10 beats in the areas of concentration of the personal staff of the enemy, 2 on anti-aircraft missile complexes and 1 on the enemy's punctuation.</text:p>
      <text:p text:style-name="P4">
Divisions of missile troops and artillery during the day were struck by the management point, the area of concentration of live power, weapons and military equipment of the enemy, the composition of ammunition, 2 artillery at fire, a means of reference defense, the station of the IP and another important object of occupants, " message.</text:p>
      <text:p text:style-name="P4">
News Source: <text:a xlink:type="simple" xlink:href="https://armyinform.com.ua/2023/07/01/aviacziya-syl-oborony-za-dobu-zavdala-10-udariv-po-rajonah-zoseredzhennya-protyvnyka/" text:style-name="Internet_20_link" text:visited-style-name="Visited_20_Internet_20_Link">
https://armyinform.com.ua/2023/07/01/aviacziya-syl-oborony-za-dobu-zavdala-10-udariv-po-rajonah-zoseredzhennya-protyvnyka/</text:a>
</text:p>
      <!--NEWS-->
      <text:h text:style-name="P10" text:outline-level="1">
<text:span text:style-name="T4">
Volodymyr Zelenskyy授予109名乌克兰捍卫者 - 死后</text:span>
</text:h>
      <text:p text:style-name="P4">
Author: ['АРМІЯINFORM']</text:p>
      <text:p text:style-name="P4">
Time: 2023-07-01T92:00:00-04:00</text:p>
      <text:p text:style-name="P4">
Description: 乌克兰沃迪米尔（Volodymyr Zelensky Vidniy）主席主权纳戈罗德（Nagorods）他们说，乌克兰将在2022年，或者将不在，或者将不在，他们会在不久的将来与乌克兰发生战争，他们说，今天与乌克兰的战争，今天的乌克兰新闻，乌克兰的新闻，乌克兰媒体在俄罗斯的乌克兰新闻</text:p>
      <text:p text:style-name="P4">
Images: ['<text:a xlink:type="simple" xlink:href="https://armyinform.com.ua/wp-content/uploads/2022/04/35ba8246793fede_759x425-1.jpg" text:style-name="Internet_20_link" text:visited-style-name="Visited_20_Internet_20_Link">
35ba8246793fede_759x425-1.jpg</text:a>
']</text:p>
      <text:p text:style-name="P4">
Tags: ['ВОЛОДИМИР ЗЕЛЕНСЬКИЙ', 'НАГОРОДЖЕННЯ ВІЙСЬКОВОСЛУЖБОВЦІВ', 'ПРЕЗИДЕНТ УКРАЇНИ', 'УКАЗ ПРЕЗИДЕНТА УКРАЇНИ']</text:p>
      <text:p text:style-name="P4">
Category: News</text:p>
      <!--METADATA-->
      <text:p text:style-name="P4">
<draw:frame draw:style-name="fr1" draw:name="Image238" text:anchor-type="as-char" svg:width="6.9236in" svg:height="3.876851in" draw:z-index="0">
<draw:image xlink:href="../Images/AРМІЯINFORM/2023-07-01T92-00-00-04-00/35ba8246793fede_759x425-1.jpg" xlink:type="simple" xlink:show="embed" xlink:actuate="onLoad" draw:mime-type="image/jpeg"/>
</draw:frame>
说明性照片</text:p>
      <text:p text:style-name="P4">
乌克兰Volodymyr Zelensky总裁庆祝了乌克兰的州奖。</text:p>
      <text:p text:style-name="P4">
这是在第[363/2023]的法令中陈述的(https://www.president.gov.ua/documents/3632023-47177)，发表在乌克兰总统办公室的网站上。</text:p>
      <text:p text:style-name="P4">
该奖项获得了“以个人勇气为荣，在保护乌克兰的国家差异和领土完整，无私的军事义务中揭示了奖项。”</text:p>
      <text:p text:style-name="P4">
<text:span text:style-name="T4">
 Bohdan Khmelnitsky III学位</text:span>
</text:p>
      <text:p text:style-name="P4">
亚历山大·耶利西夫(Alexander Yeliseyev)(死后) - 高级中尉</text:p>
      <text:p text:style-name="P4">
Martyniuk Oleksandr Ksenofontovich(死后) - 高级中尉</text:p>
      <text:p text:style-name="P4">
Oleg Petrovich的Mitoshop(死后)- 主要的</text:p>
      <text:p text:style-name="P4">
Cigasov Vladislav Valeryevich(死后) - 队长</text:p>
      <text:p text:style-name="P4">
Sergey Mikhailovich膨胀(死后) - 高级中尉</text:p>
      <text:p text:style-name="P4">
<text:span text:style-name="T4">
订单“勇气” 3级</text:span>
</text:p>
      <text:p text:style-name="P4">
Bereznikov Yevgeny Mikhailovich(死后) - 士兵</text:p>
      <text:p text:style-name="P4">
彼得·比利亚夫(Peter Bilyaev)(死后) - 士兵</text:p>
      <text:p text:style-name="P4">
听众尼古拉斯·阿达莫维奇(Nicholas Adamovich)(死后) - 高级中士</text:p>
      <text:p text:style-name="P4">
邦德鲁克·亚历山大·斯维塔斯洛夫维奇(死后) - 士兵</text:p>
      <text:p text:style-name="P4">
维克多·波罗夫斯基(Viktor Borovsky)(死后) - 士兵</text:p>
      <text:p text:style-name="P4">
Budya Ruslan Ivanovich(死后) - 士兵</text:p>
      <text:p text:style-name="P4">
Vasilyuk Andriy Sergeyevich(死后) - 士兵</text:p>
      <text:p text:style-name="P4">
Vorobya Maxim Vasilyevich(死后) - 士兵</text:p>
      <text:p text:style-name="P4">
Gavriluk Dmitry Bogdanovich(死后) - 中士</text:p>
      <text:p text:style-name="P4">
Havryshchuk Sergey Vladimirovich(死后) - 士兵</text:p>
      <text:p text:style-name="P4">
亚历山大·格拉西姆楚克(Alexander Gerasimchuk)(死后) - 初中中士</text:p>
      <text:p text:style-name="P4">
Glynyuk Viktor Vasilyevich(死后) - 高级士兵</text:p>
      <text:p text:style-name="P4">
Golovchak Yevgeny Mikhailovich(死后) - 士兵</text:p>
      <text:p text:style-name="P4">
Gonchar Dmitry Petrovich(死后) - 高级中士</text:p>
      <text:p text:style-name="P4">
Andriy Granovsky(死后) - 士兵</text:p>
      <text:p text:style-name="P4">
弗拉基米尔·弗拉基米尔(Vladimir Vladimir)(死后) - 初中中士</text:p>
      <text:p text:style-name="P4">
Gursky Victor Nikolaevich(死后) - 士兵</text:p>
      <text:p text:style-name="P4">
Victor Mikhailovich Zadunaychuk(死后) - 士兵</text:p>
      <text:p text:style-name="P4">
亚历山大·扎斯拉夫斯基(死后) - 中士</text:p>
      <text:p text:style-name="P4">
Zubtz Andriy Andriyovich(死后) - 中士</text:p>
      <text:p text:style-name="P4">
Ivchenko Alexei Anatolyevich(死后) - 士兵</text:p>
      <text:p text:style-name="P4">
Vitaliy Ruslanovich的咖啡(死后) - 士兵</text:p>
      <text:p text:style-name="P4">
Kalashnikov Vitaliy Viktorovich(死后) - 士兵</text:p>
      <text:p text:style-name="P4">
亚历山大·卡拉什维奇(Alexander Karashevich)(死后) - 高级中士</text:p>
      <text:p text:style-name="P4">
列昂尼德·彼得罗维奇的地毯(死后) - 中士</text:p>
      <text:p text:style-name="P4">
Andriy Kitsyuk(死后) - 高级士兵</text:p>
      <text:p text:style-name="P4">
Klimchuk Vladimir Yurievich(死后) - 高级士兵</text:p>
      <text:p text:style-name="P4">
圣诞节Yuri Vasilyevich(死后) - 士兵Kostenko Yevgeny Viktorovich(死后) - 士兵</text:p>
      <text:p text:style-name="P4">
Kostyuk Alexander Viktorovich(死后) - 士兵</text:p>
      <text:p text:style-name="P4">
Kohna Sergey Alexandrovich(死后) - 高级士兵</text:p>
      <text:p text:style-name="P4">
Krutia Victor Ivanovich(死后) - 士兵</text:p>
      <text:p text:style-name="P4">
Kudryavtsev Denis Igorovich(死后) - 高级中士</text:p>
      <text:p text:style-name="P4">
Lukashuk Yuri Ivanovich(死后) - 士兵</text:p>
      <text:p text:style-name="P4">
Lutsik Roman Petrovich(死后) - 士兵</text:p>
      <text:p text:style-name="P4">
Oleg Oleg Lutinsky(死后) - 高级中士</text:p>
      <text:p text:style-name="P4">
Makarova Vasily Vasilyevich(死后) - 中士</text:p>
      <text:p text:style-name="P4">
Maximuk Yuri Yurievich(死后) - 高级士兵</text:p>
      <text:p text:style-name="P4">
Martynyshina Oleg Ivanovich(死后) - 高级士兵</text:p>
      <text:p text:style-name="P4">
Mikhna Maxim Ivanovich(死后) - 中士</text:p>
      <text:p text:style-name="P4">
Mychka Peter Vasilyevich(死后) - 高级士兵</text:p>
      <text:p text:style-name="P4">
Viktor Muzychuk(死后) - 中士</text:p>
      <text:p text:style-name="P4">
Bogdan Vasilyevich(死后) - 士兵</text:p>
      <text:p text:style-name="P4">
Nikolaychuk Ivan Anatolyevich(死后) - 士兵</text:p>
      <text:p text:style-name="P4">
亚历山大·雅罗斯拉夫维奇·诺瓦(死后) - 中士</text:p>
      <text:p text:style-name="P4">
vasyl anatoLyevich的玻璃(死后) - 高级士兵</text:p>
      <text:p text:style-name="P4">
Omelchuk Arthur Ivanovich(死后) - 高级士兵</text:p>
      <text:p text:style-name="P4">
Omelchuk mykola Leontievich(死后) - 高级士兵</text:p>
      <text:p text:style-name="P4">
Omelyanchuk Mikhail Mikhailovich(死后) - 士兵</text:p>
      <text:p text:style-name="P4">
Ostapovich Illya Alexandrovich(死后) - 士兵</text:p>
      <text:p text:style-name="P4">
Ostapchuk vladimir Ivanovich(死后) - 高级士兵</text:p>
      <text:p text:style-name="P4">
Pavlik Yuri Mikhailovich(死后) - 士兵</text:p>
      <text:p text:style-name="P4">
Palvashov Igor Olegovich(死后) - 士兵</text:p>
      <text:p text:style-name="P4">
弗拉基米尔·潘特利耶夫(Vladimir Panteleyev)(死后) - 士兵</text:p>
      <text:p text:style-name="P4">
Paphenko Alexander Vitaliyovich(死后) - 士兵</text:p>
      <text:p text:style-name="P4">
亚历山大·皮瓦瓦拉(Alexander Pivavavara)(死后) - 中士</text:p>
      <text:p text:style-name="P4">
Alexei Plohushka(死后) - 士兵</text:p>
      <text:p text:style-name="P4">
亚历山大·阿纳托利约维奇(死后) - 高级士兵</text:p>
      <text:p text:style-name="P4">
Prokopchuk Vasily Alexandrovich(死后) - 士兵</text:p>
      <text:p text:style-name="P4">
弗拉基米尔·雷德科维奇(Vladimir Redkovich)(死后) - 初中中士</text:p>
      <text:p text:style-name="P4">
Ruslan Fedorovich Romanchuk(死后) - 士兵</text:p>
      <text:p text:style-name="P4">
Sapig Andriy Viktorovich(死后) - 士兵</text:p>
      <text:p text:style-name="P4">
尼古拉斯的尼古拉斯(死后) - 高级士兵</text:p>
      <text:p text:style-name="P4">
Pavel Vasilyevich(死后) - 士兵</text:p>
      <text:p text:style-name="P4">
Simonchuk Igor Vyacheslavovich(死后) - 中士</text:p>
      <text:p text:style-name="P4">
Skidchenko Pavel Mikhailovich(死后) - 高级士兵</text:p>
      <text:p text:style-name="P4">
Smityukh Nikolai Grigorovich(死后) - 士兵</text:p>
      <text:p text:style-name="P4">
索佐尼克·埃琳娜(Sozoniuk Elena)(死后) - 中士</text:p>
      <text:p text:style-name="P4">
Sosnina Roman Alexandrovich(死后) - 士兵</text:p>
      <text:p text:style-name="P4">
Stefanyuk Sergey Ilarionovich(死后) - 高级中士</text:p>
      <text:p text:style-name="P4">
Victor Borisovich Strizhak(死后) - 初中中士</text:p>
      <text:p text:style-name="P4">
Surmaya Petr Leontievich(死后) - 士兵</text:p>
      <text:p text:style-name="P4">
安德烈·尼古拉维奇(Andrei Nikolaevich)(死后) - 士兵Timoshuk Anton Vladimirovich(死后) - 士兵</text:p>
      <text:p text:style-name="P4">
亚历山大·蒂科诺瓦(Alexander Tikhonova)(死后) - 士兵</text:p>
      <text:p text:style-name="P4">
瓦伦蒂娜·伊万诺维奇的游泳池(死后) - 高级中士</text:p>
      <text:p text:style-name="P4">
Sergey Kraskanovich(死后) - 士兵</text:p>
      <text:p text:style-name="P4">
Trotsyuk Yakov Fedorovich(死后) - 士兵</text:p>
      <text:p text:style-name="P4">
Turka Vitaliy Vasilyevich(死后) - 士兵</text:p>
      <text:p text:style-name="P4">
Fedin Dmitry Ivanovich(死后) - 士兵</text:p>
      <text:p text:style-name="P4">
哲学家Vasily Grigorovich(死后) - 士兵</text:p>
      <text:p text:style-name="P4">
Philyuk Artem Anatolyevich(死后) - 士兵</text:p>
      <text:p text:style-name="P4">
安德里·哈尔基夫(Andriy Kharkiv)(死后) - 士兵</text:p>
      <text:p text:style-name="P4">
亚历山大·希尔维奇(Alexander Hilevich)(死后) - 中士</text:p>
      <text:p text:style-name="P4">
Khmily Pavel Stepanovich(死后) - 中士</text:p>
      <text:p text:style-name="P4">
Ivan Viktorovich Tsupyamyuk(死后) - 士兵</text:p>
      <text:p text:style-name="P4">
Chabana Taras Alexandrovich(死后) - 士兵</text:p>
      <text:p text:style-name="P4">
Chabanenko Alexander Viktorovich(死后) - 初中中士</text:p>
      <text:p text:style-name="P4">
维克多·尼古拉维奇(Victor Nikolaevich)(死后) - 酋长</text:p>
      <text:p text:style-name="P4">
合唱团Mikhail Vasilyevich(死后) - 士兵</text:p>
      <text:p text:style-name="P4">
Chuik Vladimir Nikolaevich(死后) - 初中中士</text:p>
      <text:p text:style-name="P4">
Chullychyk Yuri Grigorovich(死后) - 士兵</text:p>
      <text:p text:style-name="P4">
Shimonyuk Andriy Viktorovich(死后) - 士兵</text:p>
      <text:p text:style-name="P4">
Schneider Yuri Vladimirovich(死后) - 士兵</text:p>
      <text:p text:style-name="P4">
医院Ilya Viktorovich(死后) - 士兵</text:p>
      <text:p text:style-name="P4">
Yudin Yevgeny Alexandrovich(死后) - 士兵</text:p>
      <text:p text:style-name="P4">
Yurchuk Vasily Viktorovich(死后) - 高级士兵</text:p>
      <text:p text:style-name="P4">
亚历山大·亚历山大(Alexander Alexander)(死后) - 初中中士</text:p>
      <text:p text:style-name="P4">
Yarmolsky Sergey Petrovich(死后) - 士兵</text:p>
      <text:p text:style-name="P4">
Yuri Ivanovich Yatsut(死后) - 初中中士</text:p>
      <text:p text:style-name="P4">
<text:span text:style-name="T4">
乌克兰服兵役勋章</text:span>
</text:p>
      <text:p text:style-name="P4">
Klein Sergey Viktorovich(死后) - 士兵</text:p>
      <text:p text:style-name="P4">
<text:span text:style-name="T4">
奖牌“祖国后卫” </text:span>
</text:p>
      <text:p text:style-name="P4">
Mykola Leonidovich灯(死后) - 士兵。</text:p>
      <text:p text:style-name="P4">
News Source: <text:a xlink:type="simple" xlink:href="https://armyinform.com.ua/2023/07/01/volodymyr-zelenskyj-nagorodyv-109-zahysnykiv-ukrayiny-posmertno/" text:style-name="Internet_20_link" text:visited-style-name="Visited_20_Internet_20_Link">
https://armyinform.com.ua/2023/07/01/volodymyr-zelenskyj-nagorodyv-109-zahysnykiv-ukrayiny-posmertno/</text:a>
</text:p>
      <!--NEWS-->
      <text:h text:style-name="P10" text:outline-level="1">
<text:span text:style-name="T4">
More than 30 combat clashes took place in three directions of the front per day</text:span>
</text:h>
      <text:p text:style-name="P4">
Author: ['АРМІЯINFORM']</text:p>
      <text:p text:style-name="P4">
Time: 2023-07-01T93:00:00-04:00</text:p>
      <text:p text:style-name="P4">
Description: At the Limansky, Bakhmutsky, the Mar'an Grivegs reached the Bada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181723-uk.png" text:style-name="Internet_20_link" text:visited-style-name="Visited_20_Internet_20_Link">
181723-uk.png</text:a>
']</text:p>
      <text:p text:style-name="P4">
Tags: ['STOPRUSSIA', 'АГРЕСІЯ РФ', 'ГШ ЗСУ']</text:p>
      <text:p text:style-name="P4">
Category: News</text:p>
      <!--METADATA-->
      <text:p text:style-name="P4">
<draw:frame draw:style-name="fr1" draw:name="Image239" text:anchor-type="as-char" svg:width="6.9236in" svg:height="3.865677in" draw:z-index="0">
<draw:image xlink:href="../Images/AРМІЯINFORM/2023-07-01T93-00-00-04-00/181723-uk.png" xlink:type="simple" xlink:show="embed" xlink:actuate="onLoad" draw:mime-type="image/png"/>
</draw:frame>
Illustrative photo</text:p>
      <text:p text:style-name="P4">
In Liman, Bakhmut and Marinsk directions during the day there were 30 fighting clashes.</text:p>
      <text:p text:style-name="P4">
About it <text:a xlink:type="simple" xlink:href="https://www.facebook.com/GeneralStaff.ua/" text:style-name="Internet_20_link" text:visited-style-name="Visited_20_Internet_20_Link">
reports</text:a>
General of the Armed Forces of Ukraine.</text:p>
      <text:p text:style-name="P4">
"The enemy concentrates major efforts in the Liman, Bakhmut Tamarin directions - more than 30 combat clashes took place during the day," the message goes.</text:p>
      <text:p text:style-name="P4">
News Source: <text:a xlink:type="simple" xlink:href="https://armyinform.com.ua/2023/07/01/na-troh-napryamkah-frontu-za-dobu-vidbulosya-ponad-30-bojovyh-zitknen/" text:style-name="Internet_20_link" text:visited-style-name="Visited_20_Internet_20_Link">
https://armyinform.com.ua/2023/07/01/na-troh-napryamkah-frontu-za-dobu-vidbulosya-ponad-30-bojovyh-zitknen/</text:a>
</text:p>
      <!--NEWS-->
      <text:h text:style-name="P10" text:outline-level="1">
<text:span text:style-name="T4">
The Prime Minister of the Kingdom of Spain Pedro Sanches visited the wounded border guards</text:span>
</text:h>
      <text:p text:style-name="P4">
Author: ['АРМІЯINFORM']</text:p>
      <text:p text:style-name="P4">
Time: 2023-07-01T94:00:00-04:00</text:p>
      <text:p text:style-name="P4">
Description: In the framework of VIZIT in Ukraine, Prem-Miniter of the Quality of the Ispaniya Pedro Sanchez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news_20230701_180019_168822361927.jpg" text:style-name="Internet_20_link" text:visited-style-name="Visited_20_Internet_20_Link">
news_20230701_180019_168822361927.jpg</text:a>
', '<text:a xlink:type="simple" xlink:href="https://armyinform.com.ua/wp-content/uploads/2023/07/news_20230701_180021_168822362128-150x150.jpg" text:style-name="Internet_20_link" text:visited-style-name="Visited_20_Internet_20_Link">
news_20230701_180021_168822362128-150x150.jpg</text:a>
', '<text:a xlink:type="simple" xlink:href="https://armyinform.com.ua/wp-content/uploads/2023/07/news_20230701_180012_168822361222-150x150.jpg" text:style-name="Internet_20_link" text:visited-style-name="Visited_20_Internet_20_Link">
news_20230701_180012_168822361222-150x150.jpg</text:a>
']</text:p>
      <text:p text:style-name="P4">
Tags: ['STOPRUSSIA', 'АГРЕСІЯ РФ']</text:p>
      <text:p text:style-name="P4">
Category: News</text:p>
      <!--METADATA-->
      <text:p text:style-name="P4">
<draw:frame draw:style-name="fr1" draw:name="Image240" text:anchor-type="as-char" svg:width="6.9236in" svg:height="4.615733in" draw:z-index="0">
<draw:image xlink:href="../Images/AРМІЯINFORM/2023-07-01T94-00-00-04-00/news_20230701_180019_168822361927.jpg" xlink:type="simple" xlink:show="embed" xlink:actuate="onLoad" draw:mime-type="image/jpeg"/>
</draw:frame>
Today, as part of a visit to Ukraine, the Prime Minister of the Kingdom of Spain Pedrosanchez visited the medical institution of the State Border Service, where visited border guards.</text:p>
      <text:p text:style-name="P4">
About it <text:a xlink:type="simple" xlink:href="https://dpsu.gov.ua/ua/news/Premr-ministr-Korolivstva-Ispaniya-Pedro-Sanches-vidvidav-poranenih-prikordonnikiv/" text:style-name="Internet_20_link" text:visited-style-name="Visited_20_Internet_20_Link">
reports</text:a>
State Border Service of Ukraine.</text:p>
      <text:p text:style-name="P4">
During the meeting, the Deputy Head of the State Border Guard Sergey Serdyuk thanked the Premaster and the Government of the Kingdom of Spain for supporting the sovereignty, territorial integrity and independence of Ukraine and the border agency and assured that Ukraine continues to remain reliable.</text:p>
      <text:p text:style-name="P4">
He expressed his gratitude to the Ministry of Defense of the Kingdom of Spain, as well as the funds of the monastery "Santa Clara" and "Messeys of Peace" for a significant contribution of safety on Ukrainian soil.</text:p>
      <text:p text:style-name="P4">
<text:a xlink:type="simple" xlink:href="https://armyinform.com.ua/wp-content/uploads/2023/07/news_20230701_180021_168822362128.jpg" text:style-name="Internet_20_link" text:visited-style-name="Visited_20_Internet_20_Link">
!(Images/AРМІЯINFORM/2023-07-01T94-00-00-04-00/news_20230701_180021_168822362128-150x150.jpg)</text:a>
</text:p>
      <text:p text:style-name="P4">
<text:a xlink:type="simple" xlink:href="https://armyinform.com.ua/wp-content/uploads/2023/07/news_20230701_180012_168822361222.jpg" text:style-name="Internet_20_link" text:visited-style-name="Visited_20_Internet_20_Link">
<draw:frame draw:style-name="fr1" draw:name="Image241" text:anchor-type="as-char" svg:width="6.9236in" svg:height="6.9236in" draw:z-index="0">
<draw:image xlink:href="../Images/AРМІЯINFORM/2023-07-01T94-00-00-04-00/news_20230701_180012_168822361222-150x150.jpg" xlink:type="simple" xlink:show="embed" xlink:actuate="onLoad" draw:mime-type="image/jpeg"/>
</draw:frame>
</text:a>
“Thank you for the inexhaustible energy and the huge heart of all who are side by side and Ukraine during this difficult period of our lives. Thanks to such work, our medical institutions were able to survive the winter, and border guards have a rehabilitation in medical institutions in the territory of Spain, - said Sergavierdyuk. "Your support, Mr. Prime Minister, and the support of the people's people is crucial for us, we feel your concern for the exam, which step by step bring us closer to victory."</text:p>
      <text:p text:style-name="P4">
In general, since the beginning of a full-scale invasion, on the initiative of the Spanish partners, a number of projects of social and humanitarian support of the State Border Guard Service of Ukraine have been initiated and implemented and implemented.</text:p>
      <text:p text:style-name="P4">
It is worth noting that today the training of the personnel of the Mobile Hospital of the State Border Guard Service of Ukraine for the deployment and use of mobile medical complexes was started on the basis of the Air and Space forces of Spain.We thank the Spanish people for such a sincere and extremely important spiritual and material support of the people of Ukraine.</text:p>
      <text:p text:style-name="P4">
News Source: <text:a xlink:type="simple" xlink:href="https://armyinform.com.ua/2023/07/01/premyer-ministr-korolivstva-ispaniya-pedro-sanches-vidvidav-poranenyh-prykordonnykiv/" text:style-name="Internet_20_link" text:visited-style-name="Visited_20_Internet_20_Link">
https://armyinform.com.ua/2023/07/01/premyer-ministr-korolivstva-ispaniya-pedro-sanches-vidvidav-poranenyh-prykordonnykiv/</text:a>
</text:p>
      <!--NEWS-->
      <text:h text:style-name="P10" text:outline-level="1">
<text:span text:style-name="T4">
In Ukraine, quarantine is completed in connection with the coronavirus pandemic</text:span>
</text:h>
      <text:p text:style-name="P4">
Author: ['АРМІЯINFORM']</text:p>
      <text:p text:style-name="P4">
Time: 2023-07-01T95:00:00-04:00</text:p>
      <text:p text:style-name="P4">
Description: 1 Lipnya in Ukraine complete the di quarantine at Zv’yazku with Pandemіyu Koronavirus. Take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617f8a45afa71.jpeg" text:style-name="Internet_20_link" text:visited-style-name="Visited_20_Internet_20_Link">
617f8a45afa71.jpeg</text:a>
']</text:p>
      <text:p text:style-name="P4">
Tags: ['STOPRUSSIA', 'АГРЕСІЯ РФ']</text:p>
      <text:p text:style-name="P4">
Category: News</text:p>
      <!--METADATA-->
      <text:p text:style-name="P4">
<draw:frame draw:style-name="fr1" draw:name="Image242" text:anchor-type="as-char" svg:width="6.9236in" svg:height="4.615733in" draw:z-index="0">
<draw:image xlink:href="../Images/AРМІЯINFORM/2023-07-01T95-00-00-04-00/617f8a45afa71.jpeg" xlink:type="simple" xlink:show="embed" xlink:actuate="onLoad" draw:mime-type="image/jpeg"/>
</draw:frame>
On July 1, quarantine is completed in Ukraine in connection with pandemic coronaryavirus. This decision has recently made <text:a xlink:type="simple" xlink:href="https://www.facebook.com/KabminUA" text:style-name="Internet_20_link" text:visited-style-name="Visited_20_Internet_20_Link">
the Cabinet of Ministers of Ukraine</text:a>
.</text:p>
      <text:p text:style-name="P4">
Раніше заяву про те, що пандемія COVID-19 більше не є надзвичайною ситуацієюоприлюднила Всесвітня організація охорони здоров’я. Висновок зробили на основісвітової тенденції до зниження рівнів смертності від COVID-19, загальноїкількості госпіталізацій та госпіталізацій до відділень інтенсивної терапії,повʼязаних із COVID-19, а також високий рівень імунітету населення до SARS-CoV-2, який виник здебільшого завдяки масовій вакцинації.</text:p>
      <text:p text:style-name="P4">
Водночас важливо пам’ятати, що COVID-19 нікуди не зникає, а SARS-CoV-2циркулюватиме надалі. Проте хвороба перейшла до групи сезонних захворювань, якгрип. Отже, скасування карантину не скасовує вакцинацію – вона залишаєтьсяєдиним способом запобігти тяжкому перебігу захворювання, ускладнень і смерті.В Україні щеплення проти COVID-19 залишаються рекомендованими і безоплатними.Країна забезпечена вакциною в межах програми COVAX на 2024 рік.</text:p>
      <text:p text:style-name="P4">
Карантин в Україні тривав понад три роки – від березня 2020. Скільки українцівмали підтверджений діагноз «коронавірусна інфекція», скільки змогли поборотиковід і скільки – ні – дивіться у нашій інфографіці.</text:p>
      <text:p text:style-name="P4">
Джерело: <text:a xlink:type="simple" xlink:href="https://www.facebook.com/moz.ukr" text:style-name="Internet_20_link" text:visited-style-name="Visited_20_Internet_20_Link">
Міністерство охорони здоров’яУкраїни</text:a>
</text:p>
      <text:p text:style-name="P4">
News Source: <text:a xlink:type="simple" xlink:href="https://armyinform.com.ua/2023/07/01/v-ukrayini-zavershuyetsya-diya-karantynu-u-zvyazku-z-pandemiyeyu-koronavirusu/" text:style-name="Internet_20_link" text:visited-style-name="Visited_20_Internet_20_Link">
https://armyinform.com.ua/2023/07/01/v-ukrayini-zavershuyetsya-diya-karantynu-u-zvyazku-z-pandemiyeyu-koronavirusu/</text:a>
</text:p>
      <!--NEWS-->
      <text:h text:style-name="P10" text:outline-level="1">
<text:span text:style-name="T4">
In the Sea of Kiev, there was a training of the attack of DRG of enemy</text:span>
</text:h>
      <text:p text:style-name="P4">
Author: ['АРМІЯINFORM']</text:p>
      <text:p text:style-name="P4">
Time: 2023-07-01T96:00:00-04:00</text:p>
      <text:p text:style-name="P4">
Description: At the front of the Svyatokovannya of the Day of the Day of the Mordic forces of the PIDRODILI, Vikonot Zavda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347430582_663201082502614_8834417920400912709_n.jpg" text:style-name="Internet_20_link" text:visited-style-name="Visited_20_Internet_20_Link">
347430582_663201082502614_8834417920400912709_n.jpg</text:a>
', '<text:a xlink:type="simple" xlink:href="https://armyinform.com.ua/wp-content/uploads/2023/07/347426288_663201212502601_684384254194834233_n-150x150.jpg" text:style-name="Internet_20_link" text:visited-style-name="Visited_20_Internet_20_Link">
347426288_663201212502601_684384254194834233_n-150x150.jpg</text:a>
', '<text:a xlink:type="simple" xlink:href="https://armyinform.com.ua/wp-content/uploads/2023/07/347435538_663200839169305_8422768460355724292_n-150x150.jpg" text:style-name="Internet_20_link" text:visited-style-name="Visited_20_Internet_20_Link">
347435538_663200839169305_8422768460355724292_n-150x150.jpg</text:a>
', '<text:a xlink:type="simple" xlink:href="https://armyinform.com.ua/wp-content/uploads/2023/07/347417966_663201119169277_842008930484937230_n-150x150.jpg" text:style-name="Internet_20_link" text:visited-style-name="Visited_20_Internet_20_Link">
347417966_663201119169277_842008930484937230_n-150x150.jpg</text:a>
']</text:p>
      <text:p text:style-name="P4">
Tags: ['STOPRUSSIA', 'АГРЕСІЯ РФ']</text:p>
      <text:p text:style-name="P4">
Category: News</text:p>
      <!--METADATA-->
      <text:p text:style-name="P4">
<draw:frame draw:style-name="fr1" draw:name="Image243" text:anchor-type="as-char" svg:width="6.9236in" svg:height="4.621503in" draw:z-index="0">
<draw:image xlink:href="../Images/AРМІЯINFORM/2023-07-01T96-00-00-04-00/347430582_663201082502614_8834417920400912709_n.jpg" xlink:type="simple" xlink:show="embed" xlink:actuate="onLoad" draw:mime-type="image/jpeg"/>
</draw:frame>
On the eve of the Naval Forces Day celebration, units that perform the tasks in the northern operating area participated in tactical-special training in the reflection of the attack of hostile sabotage groups on the coast of the Kiev Sea. The commander of the united forces of the Armed Forces of Ukraine Sergey Naev observed the commander of the United States of Ukraine.</text:p>
      <text:p text:style-name="P4">
-The close interaction of heterogeneous forces and means on the water and on land is very important, so that each unit commander understands his maneuver, the aus composition was well taught to act in a short time and at any level of the same level,-said Lieutenant General Sergey Naev.</text:p>
      <text:p text:style-name="P4">
According to the commander, in particular the servicemen of the unit of the National Naval-Navy, which operate in the waters of the Kiev Sea, use modern equipment and weapons, transferred in the framework of military and technical assistance combined by the states.</text:p>
      <text:p text:style-name="P4">
<text:a xlink:type="simple" xlink:href="https://armyinform.com.ua/wp-content/uploads/2023/07/347426288_663201212502601_684384254194834233_n.jpg" text:style-name="Internet_20_link" text:visited-style-name="Visited_20_Internet_20_Link">
!(Images/AРМІЯINFORM/2023-07-01T96-00-00-04-00/347426288_663201212502601_684384254194834233_n-150x150.jpg)</text:a>
</text:p>
      <text:p text:style-name="P4">
<text:a xlink:type="simple" xlink:href="https://armyinform.com.ua/wp-content/uploads/2023/07/347435538_663200839169305_8422768460355724292_n.jpg" text:style-name="Internet_20_link" text:visited-style-name="Visited_20_Internet_20_Link">
<draw:frame draw:style-name="fr1" draw:name="Image244" text:anchor-type="as-char" svg:width="6.9236in" svg:height="6.9236in" draw:z-index="0">
<draw:image xlink:href="../Images/AРМІЯINFORM/2023-07-01T96-00-00-04-00/347435538_663200839169305_8422768460355724292_n-150x150.jpg" xlink:type="simple" xlink:show="embed" xlink:actuate="onLoad" draw:mime-type="image/jpeg"/>
</draw:frame>
</text:a>
</text:p>
      <text:p text:style-name="P4">
<text:a xlink:type="simple" xlink:href="https://armyinform.com.ua/wp-content/uploads/2023/07/347417966_663201119169277_842008930484937230_n.jpg" text:style-name="Internet_20_link" text:visited-style-name="Visited_20_Internet_20_Link">
<draw:frame draw:style-name="fr1" draw:name="Image245" text:anchor-type="as-char" svg:width="6.9236in" svg:height="6.9236in" draw:z-index="0">
<draw:image xlink:href="../Images/AРМІЯINFORM/2023-07-01T96-00-00-04-00/347417966_663201119169277_842008930484937230_n-150x150.jpg" xlink:type="simple" xlink:show="embed" xlink:actuate="onLoad" draw:mime-type="image/jpeg"/>
</draw:frame>
</text:a>
- They operate not only on the water, but also perform tasks of covering the air space above Kiev. And in their account there are already many confusion of the enemy's air attack. Preparation is given-the personnel of the boat division is well trained, because he has been trained abroad, Israz performs the task, being in constant combat duty,-Lieutenant General Sergey Nayev emphasized.</text:p>
      <text:p text:style-name="P4">
According to the commander, in the northern direction there is still threats of arail and aviation strikes of the enemy, as well as the likelihood of the appearance of sabotage and intelligence groups of the enemy. Therefore, the troops are constantly training in defense of the northern borders.At the same time, the Commander of the Joint Forces of the Armed Forces of Ukraine noted that the troops should not be interrupted in a static position. Only constant training is the key to an effective and rapid response to changes in the combat environment.</text:p>
      <text:p text:style-name="P4">
Upon completion of the exercises, Lieutenant General Sergey Naev congratulated the fishermen on the coming professional holiday and presented the departmental awards of the Navy of the Navy of the Armed Forces of Ukraine, who actively participated in the fighting in the entrance of a large-scale invasion of the enemy.</text:p>
      <text:p text:style-name="P4">
Source: [Command of the Joint Forces of the Ukrainian(https://www.facebook.com/JointForcesCommandAFU?<text:span text:style-name="T4">
cft</text:span>
[0]=AZX8ctX0tlNYsW5K3kOxzJahupcHblploI23VThskshZYe7QY0MUA9ss6d6YXDiV3SDvcF9Ljh_g-jOWtKDSadkjSmggWF5tipFUMBlmy82VYCPdFhfvZh7GfMv6CSAmLxzNKHJ0CRqq2dygLfy4uOMivyZbPGcjc_YYsLW2I2etNozSUR0092930JvYDX_xypE&amp;<text:span text:style-name="T4">
tn</text:span>
=-UC%2CP-R)</text:p>
      <text:p text:style-name="P4">
News Source: <text:a xlink:type="simple" xlink:href="https://armyinform.com.ua/2023/07/01/u-kyyivskomu-mori-vidbulysya-navchannya-z-vidbyttya-napadu-drg-protyvnyka/" text:style-name="Internet_20_link" text:visited-style-name="Visited_20_Internet_20_Link">
https://armyinform.com.ua/2023/07/01/u-kyyivskomu-mori-vidbulysya-navchannya-z-vidbyttya-napadu-drg-protyvnyka/</text:a>
</text:p>
      <!--NEWS-->
      <text:h text:style-name="P10" text:outline-level="1">
<text:span text:style-name="T4">
All who help the aggressor will receive a response to Ukraine and the whole world - Volodymyr Zelenskyy</text:span>
</text:h>
      <text:p text:style-name="P4">
Author: ['АРМІЯINFORM']</text:p>
      <text:p text:style-name="P4">
Time: 2023-07-01T97:00:00-04:00</text:p>
      <text:p text:style-name="P4">
Description: https://youtu.be/yhayezzad0o Bazhai is healthy, Shanovni Ukrainian, Shanovna Ukrainian!...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I wish health, dear Ukrainians, dear Ukrainian women!</text:span>
</text:p>
      <text:p text:style-name="P4">
We complete this day in the Rivne region - I spent another outbound rate. All that concerns both the border and our forces, the North, I -Ukrainian Strategic Objects, such as the Rivne Nuclear Station, which was actually a rate.</text:p>
      <text:p text:style-name="P4">
There were reports of intelligence, the head, the commander of the North, the head of the border service, the Minister of Internal Affairs, the head of the regional state administration of Rivne region on social issues and needs of people. Also, the head of the head of "Energoatom" Kotin, director of Rivne NPP.</text:p>
      <text:p text:style-name="P4">
In general, not only worked in detail about the physical safety of most strategic objects and northern regions, but also such sensitive issues as cybersecurity.</text:p>
      <text:p text:style-name="P4">
I thank everyone and everyone in the Rivne region and here at the Rivne NPP, and the entire perimeter of our northern border, who care about the safety of Ukraine of drowned people.</text:p>
      <text:p text:style-name="P4">
Today, the next package of sanctions of Ukraine against those who helps Russia to wage this terrorist war. In particular, there are sanctions against nearly 300 legal entities and almost 200 individuals. And these are not only Russian citizens. All who will help the aggressor in the world will receive a response to Ukraine and the world.</text:p>
      <text:p text:style-name="P4">
Today, the Prime Minister of Spain Sanchez was a visit to Ukraine. It is strongly - on the first day of the beginning of the Spanish presidency in the Council of the European Union. This is clearly indicative of a new reality. Our joint European Dimony could not be imagined without Ukraine. And now we have achieved the political level that European affairs without Ukraine are already not considered.</text:p>
      <text:p text:style-name="P4">
This visit of Mr. Prime Minister Sanchez talks about the priorities of Spanish Chairman and our cooperation. I thank you, Spain, for the support of - opposite, political, economic!I would like to thank for the respect and help people who found shelter in Spain, escaping from the fighting in Ukraine. I believe that soon we can provide all the necessary conditions for our people to turn home to Ukraine.I am also grateful to those countries with which we have not yet such jointly signed and declared declarations, but which clearly support Ukraine on the path of Vinto, and therefore support the approach of real peace throughout Europe. Thank you!</text:p>
      <text:p text:style-name="P4">
And one more.</text:p>
      <text:p text:style-name="P4">
The National Commission for Energy and Utility Services on Water tariffs has emerged today. To put it mildly, a shameful solution. Not agreed with the government. We cannot and will not perceive such decisions. The government is instructed to submit a decision. And they will be.</text:p>
      <text:p text:style-name="P4">
<text:span text:style-name="T4">
Glory to Ukraine!</text:span>
</text:p>
      <text:p text:style-name="P4">
News Source: <text:a xlink:type="simple" xlink:href="https://armyinform.com.ua/2023/07/01/usi-hto-dopomagatyme-agresoru-otrymayut-vidpovid-ukrayiny-ta-vsogo-svitu-volodymyr-zelenskyj/" text:style-name="Internet_20_link" text:visited-style-name="Visited_20_Internet_20_Link">
https://armyinform.com.ua/2023/07/01/usi-hto-dopomagatyme-agresoru-otrymayut-vidpovid-ukrayiny-ta-vsogo-svitu-volodymyr-zelenskyj/</text:a>
</text:p>
      <!--NEWS-->
      <text:h text:style-name="P10" text:outline-level="1">
<text:span text:style-name="T4">
Sanctions against the Russian Federation as of July 1 - the CZR of Ukraine</text:span>
</text:h>
      <text:p text:style-name="P4">
Author: ['АРМІЯINFORM']</text:p>
      <text:p text:style-name="P4">
Time: 2023-07-01T98:00:00-04:00</text:p>
      <text:p text:style-name="P4">
Description: The Service of Cindlelings of the Ukrainian Kholdomlya about the Sankes of the Federal Federal Administrative Offenses of the Federal Assembly 2022, the war with Ukraine is the latest news today, the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1679294453141.jpg" text:style-name="Internet_20_link" text:visited-style-name="Visited_20_Internet_20_Link">
1679294453141.jpg</text:a>
']</text:p>
      <text:p text:style-name="P4">
Tags: ['STOPRUSSIA', 'АГРЕСІЯ РФ', 'АНТИРОСІЙСЬКІ САНКЦІЇ', 'ВІЙНА', 'ВТОРГНЕННЯ РФ', 'СЛУЖБА ЗОВНІШНЬОЇ РОЗВІДКИ УКРАЇНИ']</text:p>
      <text:p text:style-name="P4">
Category: News</text:p>
      <!--METADATA-->
      <text:p text:style-name="P4">
<draw:frame draw:style-name="fr1" draw:name="Image246" text:anchor-type="as-char" svg:width="6.9236in" svg:height="4.668485in" draw:z-index="0">
<draw:image xlink:href="../Images/AРМІЯINFORM/2023-07-01T98-00-00-04-00/1679294453141.jpg" xlink:type="simple" xlink:show="embed" xlink:actuate="onLoad" draw:mime-type="image/jpeg"/>
</draw:frame>
Illustrative photo</text:p>
      <text:p text:style-name="P4">
Foreign Intelligence Service of Ukraine <text:a xlink:type="simple" xlink:href="https://szru.gov.ua/news-media/publications/010723-ukraina-i-svit--proty-rosiiskoi-ahresii-sanktsii-v-dii" text:style-name="Internet_20_link" text:visited-style-name="Visited_20_Internet_20_Link">
reports</text:a>
About sanctions against the Russian Federation and the Republic of Belarus as of July 1.</text:p>
      <text:p text:style-name="P4">
• Grant funds were received in the State Budget of Ukraine in the amount of 1.215 billionadolars: $ 1.2 billion. from the US and $ 15 million From Finland.</text:p>
      <text:p text:style-name="P4">
• Denmark government plans for another military assistance package to Ukraine for the amount of 1,3mlrd Danish crowns(About 170 million euros). Пакет зокрема містить ракетипротиповітряної оборони, боєприпаси, машини для розмінування та кошти напридбання артилерійських снарядів.</text:p>
      <text:p text:style-name="P4">
• Німеччина передала Україні радіолокаційну станцію TRML-4D, тримостоукладальні машини Biber, мобільну систему розмінування, дві машиниприкордонної охорони та 16 ваговозів Zetros.</text:p>
      <text:p text:style-name="P4">
• Іспанія в рамках нового пакета військової допомоги може передати Українінову партію бронеавтомобілів Uro Vamtac. Зараз українські військові наіспанській території проходять навчання на цих бойових машинах.</text:p>
      <text:p text:style-name="P4">
• Чехія надасть Україні 1,8 млн євро для допомоги переселенцям і нарозмінування.</text:p>
      <text:p text:style-name="P4">
• Міністр оброни Сполученого Королівств Бен Воллес вважає, що Україна може«пропустити» План дій щодо членства в НАТО на своєму шляху до вступу в Альянс.</text:p>
      <text:p text:style-name="P4">
• Європейський Союз не розголошує деталі щодо конкретного співробітництва звладою України у наданні військової допомоги, але ця допомога спрямована нате, щоб підвищити спроможності Збройних сил України та привести їх ближче достандартів європейських армій та до НАТО, — заявив за підсумками другого дняроботи саміту ЄС у Брюсселі президент Європейської Ради Шарль Мішель.</text:p>
      <text:p text:style-name="P4">
• Лідери ЄС на саміті в Брюсселі ухвалили заяву, в якій висловили готовністьзробити внесок у майбутні зобов’язання з безпеки перед Україною та розглянутипідходи до такого внеску.</text:p>
      <text:p text:style-name="P4">
• Євросоюз зобов’язався продовжувати працювати з іншими країнами длязабезпечення якомога ширшої міжнародної підтримки ключових принципівукраїнської «формули миру».</text:p>
      <text:p text:style-name="P4">
• Президент Європейського парламенту Роберта Метсола заявила, що підтримуєпочаток переговорів щодо членства України в Європейському Союзі в серединігрудня цього року.</text:p>
      <text:p text:style-name="P4">
• Глава бельгійського уряду Александр де Кроо заявив, що заколот «вагнерівців»у росії мотивує ЄС продовжувати підтримувати Україну у російсько-українськійвійні.</text:p>
      <text:p text:style-name="P4">
• The permanent representation of Lithuania in the OSCE on the anniversary of the liberation of the island of Zninin offered to repeat the "gesture of goodwill" and with the same explanation to lead troops from all over Ukraine.</text:p>
      <text:p text:style-name="P4">
• On July 3, 2023, the International Center for Criminal Service for Crime Against Ukraine will open in the Hague(ICPA).</text:p>
      <text:p text:style-name="P4">
• Прем’єр міністр Польщі Матеуш Моравецький заявив, що його країна хотіла бприєднатися до програми ядерного обміну серед країн НАТО.</text:p>
      <text:p text:style-name="P4">
• Цьогоріч у липні Україна і Польща проведуть низку спільних заходів ізвшанування жертв Волинської трагедії.</text:p>
      <text:p text:style-name="P4">
• Україна та низка інших держав, що прагнуть стати членами ЄвропейськогоСоюзу, поінформували Раду ЄС про наміри приєднатись до санкційного режиму,пов’язаного із дестабілізацією Молдови.</text:p>
      <text:p text:style-name="P4">
• ЄС вирішив на пів року продовжити економічні санкції проти росії за війну.</text:p>
      <text:p text:style-name="P4">
• Лідери держав-членів Європейського Союзу підтримали план використаннязаморожених активів центробанку росії на користь України, що передбачаєстягнення з них податку на прибуток. За оцінками, цей прибуток може становитиблизько трьох мільярдів євро на рік.</text:p>
      <text:p text:style-name="P4">
• Європейська рада на своєму засіданні у рамках саміту Євросоюзу засудиласпівпрацю білорусі та Ірану з росією в оборонній галузі. Крім того, Єврорада«найрішучішим чином засуджує» незаконну депортацію та вивіз до росії табілорусі українських дітей та інших цивільних осіб. У вищому політичномуоргані Європейського союзу вимагають від росії і білорусі «негайно забезпечитиїх безпечне повернення» в Україну.</text:p>
      <text:p text:style-name="P4">
• ЄС і білоруська опозиція утворили консультативну групу, яка забезпечитьобмін інформацією про ситуацію в країні та допоможе «сформувати подальші діїЄС на підтримку вільної, суверенної та демократичної Білорусі».</text:p>
      <text:p text:style-name="P4">
• У Польщі за шпигунство затримали російського хокеїста.</text:p>
      <text:p text:style-name="P4">
• Акціонерам «газпрому» не виплачуватимуть дивіденди за 2022 рік, як раніше івимагала рада директорів: через російську кризу за підсумками 2022 року«газпром» отримав 1,226 трлн руб чистого прибутку, проти 2,093 трлн руб у 2021році.</text:p>
      <text:p text:style-name="P4">
• російський міжнародний авіаційно-космічний салон (max), which was to take place on July 25-30, was finally canceled and postponed to 2024 and 2025.</text:p>
      <text:p text:style-name="P4">
• Since June 30, the world's most popular mobile application for dating Tinder transfers to work in Russia. Also, the Tinder's application has become unavailable Russian for downloading the Play Market from Google and Apple's AppStore.• According to the Central Bank of Russia, the amount of funds in the mandatory medical insurance system, designed to pay for the treatment of the population, was in the first quarterly crust by 14.6 % compared to 2022.</text:p>
      <text:p text:style-name="P4">
• The volume of credit portfolio for financial assistance to Russian private business in foreign banks that remained in Russia, from February 2022 to 870 billion rubles, in some banks it has decreased to zero. Raiffeisenbank's largest assets with foreign capital reduced the credit portfoline by more than 50 %, to 295 billion rubles.</text:p>
      <text:p text:style-name="P4">
• According to the results of the first half of the year, the Russian ruble has been minimized from March 2022: one US dollar cost more than 89 rubles, euro - more than 97 rubles, Chinese Yuan - more than 12 rubles. The high demand for tsivalouts is associated with the outflow of capital and instability in the country. Analytics produce an increase in the value of the dollar to 90 rubles.</text:p>
      <text:p text:style-name="P4">
• June 30 Russian social network Yarus(12 million users)She closed, as stated, "because of an unstable political situation."</text:p>
      <text:p text:style-name="P4">
• The EU Court refused to abolish sanctions against the Belarusian construction company Dana Astra Serbian businessmen of the Karic brothers.</text:p>
      <text:p text:style-name="P4">
• VFS Global Visa Center reported that the Lithuanian Visa Center has stopped receiving documents in Belarus for national visas.</text:p>
      <text:p text:style-name="P4">
• Since July 6, Belarus will raise tariffs for passenger railway transportation. Tickets and luggage will touch the city, regional and interregional lines. In some cases, tariffs will increase by more than 40 %.</text:p>
      <text:p text:style-name="P4">
• Corresponding Member of the Academy of Military Sciences of Russia, Vladimir Kozin said that the use of Russian tactical nuclear weapons in Belarus belongs only to Putin.</text:p>
      <text:p text:style-name="P4">
• the Ministry of Internal Affairs of Belarus has updated their list of citizens of RB, foreign citizens or persons of citizenship involved in extremist activities. Another 25 people have been added to it. There are already 2 992 people in the list.</text:p>
      <text:p text:style-name="P4">
News Source: <text:a xlink:type="simple" xlink:href="https://armyinform.com.ua/2023/07/01/sankcziyi-proty-rosijskoyi-federacziyi-stanom-na-1-lypnya-szr-ukrayiny/" text:style-name="Internet_20_link" text:visited-style-name="Visited_20_Internet_20_Link">
https://armyinform.com.ua/2023/07/01/sankcziyi-proty-rosijskoyi-federacziyi-stanom-na-1-lypnya-szr-ukrayiny/</text:a>
</text:p>
      <!--NEWS-->
      <text:h text:style-name="P10" text:outline-level="1">
<text:span text:style-name="T4">
Short. War. Day 493. Videoodigest</text:span>
</text:h>
      <text:p text:style-name="P4">
Author: ['АРМІЯINFORM']</text:p>
      <text:p text:style-name="P4">
Time: 2023-07-01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ГШ ЗСУ']</text:p>
      <text:p text:style-name="P4">
Category: News</text:p>
      <!--METADATA-->
      <text:p text:style-name="P4">
News Source: <text:a xlink:type="simple" xlink:href="https://armyinform.com.ua/2023/07/01/korotko-vijna-den-493-videodajdzhest/" text:style-name="Internet_20_link" text:visited-style-name="Visited_20_Internet_20_Link">
https://armyinform.com.ua/2023/07/01/korotko-vijna-den-493-videodajdzhest/</text:a>
</text:p>
      <!--NEWS-->
      <text:h text:style-name="P10" text:outline-level="1">
<text:span text:style-name="T4">
The Ministry of Strategor's team is almost formed - Minister</text:span>
</text:h>
      <text:p text:style-name="P4">
Authors: Ukrinform (Person)</text:p>
      <text:p text:style-name="P4">
Publisher: Укринформ (Organization)</text:p>
      <text:p text:style-name="P4">
Published Time: 2023-07-01T9:09:00+03:00</text:p>
      <text:p text:style-name="P4">
Modified Time: 2023-07-01T21:09:00+03:00</text:p>
      <text:p text:style-name="P4">
Description: The Minister of Strategic Industry Alexander Kamyshin summed up 100 days of work in office, noting that the team of the Minprodu was almost formed. - Ukrinform.</text:p>
      <text:p text:style-name="P4">
Images: ['<text:a xlink:type="simple" xlink:href="https://static.ukrinform.com/photos/2022_04/thumb_files/630_360_1648797791-111.jpg" text:style-name="Internet_20_link" text:visited-style-name="Visited_20_Internet_20_Link">
630_360_16487...</text:a>
']</text:p>
      <text:p text:style-name="P4">
Tags: ['ОПК', 'Мінстратегпром', 'Камишін']</text:p>
      <text:p text:style-name="P4">
Type: Article</text:p>
      <!--METADATA-->
      <text:p text:style-name="P4">
<draw:frame draw:style-name="fr1" draw:name="Image247" text:anchor-type="as-char" svg:width="6.9236in" svg:height="3.956343in" draw:z-index="0">
<draw:image xlink:href="../Images/yкринформ/2023-07-01T9-09-00-03-00/630_360_1648797791-111.jpg" xlink:type="simple" xlink:show="embed" xlink:actuate="onLoad" draw:mime-type="image/jpeg"/>
</draw:frame>
The Minister of Research of Strategic Industry Alexander Kamyshin summed up 1,100 days of work in office, noting that the team of the minestruth has already been reported.</text:p>
      <text:p text:style-name="P4">
According to Ukrinform, Kamyshin reported in <text:a xlink:type="simple" xlink:href="http://t.me/zalizni_zminy/1409" text:style-name="Internet_20_link" text:visited-style-name="Visited_20_Internet_20_Link">
telegram</text:a>
.</text:p>
      <text:p text:style-name="P4">
“The iron team is almost assembly. He formed a team of professionals who worked more in the ministry, lured several specialty from the market, and found more strong servicemen whom I am involved in the ministry, ”the Minister said.</text:p>
      <text:p text:style-name="P4">
According to him, within 100 days of work in the new position, together with the team, it was necessary to form the goals, tasks and strategic idea of development of domestic OPK.</text:p>
      <text:p text:style-name="P4">
<text:span text:style-name="T4">
 Read also: </text:span>
 <text:a xlink:type="simple" xlink:href="https://www.ukrinform.ua/rubric-ato/3726929-na-stavci-obgovorili-oboronnonastupalni-operacii-j-robotu-ukrainskogo-opk-zelenskij.html" text:style-name="Internet_20_link" text:visited-style-name="Visited_20_Internet_20_Link">
On the rate discussed the defense and tental operations of the Ukrainian OPC-Zelensky</text:a>
Kamyshin stressed that the industry under his leadership "began to give out the result".</text:p>
      <text:p text:style-name="P4">
“One of the key areas has already managed to increase production significantly. The moon is far from the needs of our forces <text:a xlink:type="simple" xlink:href="https://www.ukrinform.ua/tag-oborona" text:style-name="Internet_20_link" text:visited-style-name="Visited_20_Internet_20_Link">
Defense</text:a>
. But in one month, we have produced several times more than the last year. We begin to produce what has been produced for many years, ”the head of the miner said.</text:p>
      <text:p text:style-name="P4">
It was reported that the financing program will be developed in Ukraine for the purpose of development of the defense industry.</text:p>
      <text:p text:style-name="P4">
News Source: <text:a xlink:type="simple" xlink:href="https://www.ukrinform.ua/rubric-economy/3730323-komanda-minstrategpromu-majze-sformovana-ministr.html" text:style-name="Internet_20_link" text:visited-style-name="Visited_20_Internet_20_Link">
https://www.ukrinform.ua/rubric-economy/3730323-komanda-minstrategpromu-majze-sformovana-ministr.html</text:a>
</text:p>
      <!--NEWS-->
      <text:h text:style-name="P10" text:outline-level="1">
<text:span text:style-name="T4">
Air Force warn of the threat of shock drones in the south</text:span>
</text:h>
      <text:p text:style-name="P4">
Authors: Ukrinform (Person)</text:p>
      <text:p text:style-name="P4">
Publisher: Укринформ (Organization)</text:p>
      <text:p text:style-name="P4">
Published Time: 2023-07-02T-1:05:00+03:00</text:p>
      <text:p text:style-name="P4">
Modified Time: 2023-07-02T00:05:00+03:00</text:p>
      <text:p text:style-name="P4">
Description: Residents of Kherson and Mykolaiv regions warn of the threat of the enemy of the UAV. - Ukrinform.</text:p>
      <text:p text:style-name="P4">
Images: ['<text:a xlink:type="simple" xlink:href="https://static.ukrinform.com/photos/2023_03/thumb_files/630_360_1680242099-410.jpg" text:style-name="Internet_20_link" text:visited-style-name="Visited_20_Internet_20_Link">
630_360_16802...</text:a>
']</text:p>
      <text:p text:style-name="P4">
Tags: ['Херсонщина', 'Миколаївщина', 'Війна з Росією', 'Повітряна тривога', 'Дрон-камікадзе']</text:p>
      <text:p text:style-name="P4">
Type: Article</text:p>
      <!--METADATA-->
      <text:p text:style-name="P4">
<draw:frame draw:style-name="fr1" draw:name="Image248" text:anchor-type="as-char" svg:width="6.9236in" svg:height="3.956343in" draw:z-index="0">
<draw:image xlink:href="../Images/yкринформ/2023-07-02T-1-05-00-03-00/630_360_1680242099-410.jpg" xlink:type="simple" xlink:show="embed" xlink:actuate="onLoad" draw:mime-type="image/jpeg"/>
</draw:frame>
Inhabitants of the Church and Mykolaiv regions are warned of the threat of the use of shock UAVs.</text:p>
      <text:p text:style-name="P4">
The corresponding warning of the Armed Forces Air Force was published in <text:a xlink:type="simple" xlink:href="https://t.me/s/kpszsu" text:style-name="Internet_20_link" text:visited-style-name="Visited_20_Internet_20_Link">
telegram</text:a>
, reports Ukrinform.</text:p>
      <text:p text:style-name="P4">
"Kherson, Mykolaiv region - the threat of the enemy of the shock Blaz southern direction!" - says in the post.</text:p>
      <text:p text:style-name="P4">
In these two regions, <text:a xlink:type="simple" xlink:href="https://www.ukrinform.ua/tag-povitrana-trivoga" text:style-name="Internet_20_link" text:visited-style-name="Visited_20_Internet_20_Link">
air alarm.</text:a>
</text:p>
      <text:p text:style-name="P4">
<text:span text:style-name="T4">
 Read also: </text:span>
 <text:a xlink:type="simple" xlink:href="https://www.ukrinform.ua/rubric-ato/3730081-ignat-vvazae-so-vorog-nakopicue-raketi-dla-akihos-pidstupnisih-namiriv.html" text:style-name="Internet_20_link" text:visited-style-name="Visited_20_Internet_20_Link">
Ignatus believes that the enemy accumulates rockets for "some more insidious intentions"</text:a>
As it was reported, the Russian military instead of one surface carrier of "Caliber" missiles brought into the Black Sea two underwater rocket launchers.</text:p>
      <text:p text:style-name="P4">
<text:span text:style-name="T5">
Foto: Getty Images</text:span>
</text:p>
      <text:p text:style-name="P4">
News Source: <text:a xlink:type="simple" xlink:href="https://www.ukrinform.ua/rubric-ato/3730345-povitrani-sili-poperedzaut-pro-zagrozu-udarnih-bezpilotnikiv-na-pivdni.html" text:style-name="Internet_20_link" text:visited-style-name="Visited_20_Internet_20_Link">
https://www.ukrinform.ua/rubric-ato/3730345-povitrani-sili-poperedzaut-pro-zagrozu-udarnih-bezpilotnikiv-na-pivdni.html</text:a>
</text:p>
      <!--NEWS-->
      <text:h text:style-name="P10" text:outline-level="1">
<text:span text:style-name="T4">
Air Force warn of the threat of shock drones in the south</text:span>
</text:h>
      <text:p text:style-name="P4">
Authors: Ukrinform (Person)</text:p>
      <text:p text:style-name="P4">
Publisher: Укринформ (Organization)</text:p>
      <text:p text:style-name="P4">
Published Time: 2023-07-02T00:05:00+03:00</text:p>
      <text:p text:style-name="P4">
Modified Time: 2023-07-02T00:05:00+03:00</text:p>
      <text:p text:style-name="P4">
Description: Residents of Kherson and Mykolaiv regions warn of the threat of the enemy of the UAV. - Ukrinform.</text:p>
      <text:p text:style-name="P4">
Images: ['<text:a xlink:type="simple" xlink:href="https://static.ukrinform.com/photos/2023_03/thumb_files/630_360_1680242099-410.jpg" text:style-name="Internet_20_link" text:visited-style-name="Visited_20_Internet_20_Link">
630_360_16802...</text:a>
']</text:p>
      <text:p text:style-name="P4">
Tags: ['Херсонщина', 'Миколаївщина', 'Війна з Росією', 'Повітряна тривога', 'Дрон-камікадзе']</text:p>
      <text:p text:style-name="P4">
Type: Article</text:p>
      <!--METADATA-->
      <text:p text:style-name="P4">
<draw:frame draw:style-name="fr1" draw:name="Image250" text:anchor-type="as-char" svg:width="6.9236in" svg:height="3.956343in" draw:z-index="0">
<draw:image xlink:href="../Images/yкринформ/2023-07-02T00-05-00-03-00/630_360_1680242099-410.jpg" xlink:type="simple" xlink:show="embed" xlink:actuate="onLoad" draw:mime-type="image/jpeg"/>
</draw:frame>
Inhabitants of the Church and Mykolaiv regions are warned of the threat of the use of shock UAVs.</text:p>
      <text:p text:style-name="P4">
The corresponding warning of the Armed Forces Air Force was published in <text:a xlink:type="simple" xlink:href="https://t.me/s/kpszsu" text:style-name="Internet_20_link" text:visited-style-name="Visited_20_Internet_20_Link">
telegram</text:a>
, reports Ukrinform.</text:p>
      <text:p text:style-name="P4">
"Kherson, Mykolaiv region - the threat of the enemy of the shock Blaz southern direction!" - says in the post.</text:p>
      <text:p text:style-name="P4">
In these two regions, <text:a xlink:type="simple" xlink:href="https://www.ukrinform.ua/tag-povitrana-trivoga" text:style-name="Internet_20_link" text:visited-style-name="Visited_20_Internet_20_Link">
air alarm.</text:a>
</text:p>
      <text:p text:style-name="P4">
<text:span text:style-name="T4">
 Read also: </text:span>
 <text:a xlink:type="simple" xlink:href="https://www.ukrinform.ua/rubric-ato/3730081-ignat-vvazae-so-vorog-nakopicue-raketi-dla-akihos-pidstupnisih-namiriv.html" text:style-name="Internet_20_link" text:visited-style-name="Visited_20_Internet_20_Link">
Ignatus believes that the enemy accumulates rockets for "some more insidious intentions"</text:a>
As it was reported, the Russian military instead of one surface carrier of "Caliber" missiles brought into the Black Sea two underwater rocket launchers.</text:p>
      <text:p text:style-name="P4">
<text:span text:style-name="T5">
Foto: Getty Images</text:span>
</text:p>
      <text:p text:style-name="P4">
News Source: <text:a xlink:type="simple" xlink:href="https://www.ukrinform.ua/rubric-ato/3730345-povitrani-sili-poperedzaut-pro-zagrozu-udarnih-bezpilotnikiv-na-pivdni.html" text:style-name="Internet_20_link" text:visited-style-name="Visited_20_Internet_20_Link">
https://www.ukrinform.ua/rubric-ato/3730345-povitrani-sili-poperedzaut-pro-zagrozu-udarnih-bezpilotnikiv-na-pivdni.html</text:a>
</text:p>
      <!--NEWS-->
      <text:h text:style-name="P10" text:outline-level="1">
<text:span text:style-name="T4">
Russians in a day 25 times fired at Sumy region, damaged transmission</text:span>
</text:h>
      <text:p text:style-name="P4">
Authors: Ukrinform (Person)</text:p>
      <text:p text:style-name="P4">
Publisher: Укринформ (Organization)</text:p>
      <text:p text:style-name="P4">
Published Time: 2023-07-02T00:26:00+03:00</text:p>
      <text:p text:style-name="P4">
Modified Time: 2023-07-02T00:26:00+03:00</text:p>
      <text:p text:style-name="P4">
Description: During Saturday, Russian aggressors made 25 shelling of border communities of Sumy region, and a total of 140 explosions were recorded. - Ukrinform.</text:p>
      <text:p text:style-name="P4">
Images: ['<text:a xlink:type="simple" xlink:href="https://static.ukrinform.com/photos/2018_10/thumb_files/630_360_1540384583-725.jpg" text:style-name="Internet_20_link" text:visited-style-name="Visited_20_Internet_20_Link">
630_360_15403...</text:a>
']</text:p>
      <text:p text:style-name="P4">
Tags: ['Обстріл', 'Сумщина', 'Вибух', 'Міномет', 'Війна з Росією', 'Артилерія']</text:p>
      <text:p text:style-name="P4">
Type: Article</text:p>
      <!--METADATA-->
      <text:p text:style-name="P4">
<draw:frame draw:style-name="fr1" draw:name="Image252" text:anchor-type="as-char" svg:width="6.9236in" svg:height="3.956343in" draw:z-index="0">
<draw:image xlink:href="../Images/yкринформ/2023-07-02T00-26-00-03-00/630_360_1540384583-725.jpg" xlink:type="simple" xlink:show="embed" xlink:actuate="onLoad" draw:mime-type="image/jpeg"/>
</draw:frame>
For Saturday, Russian aggressors made 25 shelling of border communities of Sumy region, and a total of 140 explosions were recorded.</text:p>
      <text:p text:style-name="P4">
Sumy Ova reports on <text:a xlink:type="simple" xlink:href="https://www.facebook.com/sumska.oda/" text:style-name="Internet_20_link" text:visited-style-name="Visited_20_Internet_20_Link">
Facebook</text:a>
transmits Ukrinform.</text:p>
      <text:p text:style-name="P4">
“During the day, the Russians made 25 shelling. 140 explosions have been recorded, ”is in the message.</text:p>
      <text:p text:style-name="P4">
The shelling was suffered by Krasnopil, Miropilsk, Belopilsk, Velikopysarivska, Yunakovskaya, Khotinskaya, Esmanskaya, Glukhiv, Shalyginskagroma.</text:p>
      <text:p text:style-name="P4">
The Esman community has suffered mortar fire(20 explosions), damaged line electric programs.</text:p>
      <text:p text:style-name="P4">
In the Miropil community, the enemy from mortars released 13 mines, damaged private household and tractor.</text:p>
      <text:p text:style-name="P4">
<text:span text:style-name="T4">
 Read also: </text:span>
 <text:a xlink:type="simple" xlink:href="https://www.ukrinform.ua/rubric-ato/3729199-rosiani-utrici-zbilsili-obstrili-prikordonna-z-pocatku-cervna-1-700.html" text:style-name="Internet_20_link" text:visited-style-name="Visited_20_Internet_20_Link">
Russians three times increased border shelling - since the beginning of June 1 700</text:a>
Eight explosions were recorded in the Krasnopil community as a result of an artillery and 11 “mortar”.</text:p>
      <text:p text:style-name="P4">
Under the mortar shelling there was also a Glukhiv community(Eight explosions).</text:p>
      <text:p text:style-name="P4">
На територію Білопільської громади росіяни скинули 20 мін. Також тутзафіксовано артобстріли (11 explosions)and firing with AGS(Eight explosions).</text:p>
      <text:p text:style-name="P4">
Великописарівська громада зазнала артилерійського та мінометного обстрілів (The swollen explosions in both occasions).</text:p>
      <text:p text:style-name="P4">
У Шалигинській громаді зафіксовано шість «прильотів» з міномета, у Юнаківській- 11.</text:p>
      <text:p text:style-name="P4">
<text:span text:style-name="T4">
Читайте також:</text:span>
 <text:a xlink:type="simple" xlink:href="https://www.ukrinform.ua/rubric-regions/3729156-rosiani-vnoci-obstrilali-prikordonna-cernigivsini-i-sumsini-ponad-30-prilotiv.html" text:style-name="Internet_20_link" text:visited-style-name="Visited_20_Internet_20_Link">
 Росіяни вночі обстріляли прикордоння Чернігівщини і<text:span text:style-name="T4">
Сумщин</text:span>
 и - понад 30 «прильотів» </text:a>
In the Hotin community, the Russians beat mortars(Six explosions)and artillery(Six explosions).</text:p>
      <text:p text:style-name="P4">
Як повідомлялося, командувач Об’єднаних сил ЗСУ генерал-лейтенант Сергій Наєв<text:a xlink:type="simple" xlink:href="https://www.ukrinform.ua/rubric-regions/3729226-naev-zaklikav-ziteliv-sumsini-viihati-z-prikordonnih-rajoniv.html" text:style-name="Internet_20_link" text:visited-style-name="Visited_20_Internet_20_Link">
 закликав жителів прикордонних районів Сумщини</text:a>
go to safer regions.</text:p>
      <text:p text:style-name="P4">
News Source: <text:a xlink:type="simple" xlink:href="https://www.ukrinform.ua/rubric-ato/3730340-rosiani-za-den-25-raziv-obstrilali-sumsinu-poskodzena-lep.html" text:style-name="Internet_20_link" text:visited-style-name="Visited_20_Internet_20_Link">
https://www.ukrinform.ua/rubric-ato/3730340-rosiani-za-den-25-raziv-obstrilali-sumsinu-poskodzena-lep.html</text:a>
</text:p>
      <!--NEWS-->
      <text:h text:style-name="P10" text:outline-level="1">
<text:span text:style-name="T4">
Romania left 40 employees of the embassy of</text:span>
</text:h>
      <text:p text:style-name="P4">
Authors: Ukrinform (Person)</text:p>
      <text:p text:style-name="P4">
Publisher: Укринформ (Organization)</text:p>
      <text:p text:style-name="P4">
Published Time: 2023-07-02T00:49:00+03:00</text:p>
      <text:p text:style-name="P4">
Modified Time: 2023-07-02T00:49:00+03:00</text:p>
      <text:p text:style-name="P4">
Description: 40 Russian diplomats and representatives of the technical personnel of the Russian Embassy, as well as their families, have departed from Bucharest with a special flight. - Ukrinform.</text:p>
      <text:p text:style-name="P4">
Images: ['<text:a xlink:type="simple" xlink:href="https://static.ukrinform.com/photos/2023_07/thumb_files/630_360_1688247423-177.jpg" text:style-name="Internet_20_link" text:visited-style-name="Visited_20_Internet_20_Link">
630_360_16882...</text:a>
']</text:p>
      <text:p text:style-name="P4">
Tags: ['Посольство', 'Румунія', 'Російські дипломати', 'Вислання дипломатів']</text:p>
      <text:p text:style-name="P4">
Type: Article</text:p>
      <!--METADATA-->
      <text:p text:style-name="P4">
<draw:frame draw:style-name="fr1" draw:name="Image253" text:anchor-type="as-char" svg:width="6.9236in" svg:height="3.956343in" draw:z-index="0">
<draw:image xlink:href="../Images/yкринформ/2023-07-02T00-49-00-03-00/630_360_1688247423-177.jpg" xlink:type="simple" xlink:show="embed" xlink:actuate="onLoad" draw:mime-type="image/jpeg"/>
</draw:frame>
40 Russian diplomats of the Tasks of Technical Personnel of the Russian Embassy, as well as their families, departed a special flight.</text:p>
      <text:p text:style-name="P4">
About it reports <text:a xlink:type="simple" xlink:href="https://www.radiosvoboda.org/a/news-rumunia-posolstvo-rf/32485203.html" text:style-name="Internet_20_link" text:visited-style-name="Visited_20_Internet_20_Link">
Radio Liberty</text:a>
, reports Ukrinform.</text:p>
      <text:p text:style-name="P4">
The special rais was organized by the Kremlin after the Romanian Foreign Ministry's order is a contrattyplomatic presence of Russia in the country.</text:p>
      <text:p text:style-name="P4">
According to the Romanian side, 11 diplomats and 29 technical and administrative staff were on board. According to officials, aircraft with six -hour delay.</text:p>
      <text:p text:style-name="P4">
Bucharest on June 8 urged Moscow to cut the staff <text:a xlink:type="simple" xlink:href="https://www.ukrinform.ua/tag-posolstvo" text:style-name="Internet_20_link" text:visited-style-name="Visited_20_Internet_20_Link">
embassies</text:a>
In Romania for 40 people, reminiscent of radio. It was that the number of diplomats and technical workers of the Russian representation would be equal to the number of employees of the diprosyrumunia in the Russian Federation.</text:p>
      <text:p text:style-name="P4">
<text:span text:style-name="T4">
 Read also: </text:span>
 <text:a xlink:type="simple" xlink:href="https://www.ukrinform.ua/rubric-world/3700517-svecia-visilae-patoh-rosijskih-diplomativ-mzs.html" text:style-name="Internet_20_link" text:visited-style-name="Visited_20_Internet_20_Link">
Sweden sends up five Russian diplomats - Foreign Ministry</text:a>
In total, Russia had to reduce 51 positions, but since not all of them are busy, Romania left 40 Embassy employees. This is more than half of the state.</text:p>
      <text:p text:style-name="P4">
As it is noted, the Romanian Foreign Ministry ** stressed that the decision to reduce the diploma personnel reflects the current level of relations between the two countries after the Russian Federation has resolved an aggressive war against Ukraine.</text:p>
      <text:p text:style-name="P4">
<text:span text:style-name="T5">
Foto: nicubunu</text:span>
</text:p>
      <text:p text:style-name="P4">
News Source: <text:a xlink:type="simple" xlink:href="https://www.ukrinform.ua/rubric-world/3730346-rumuniu-zalisili-40-pracivnikiv-posolstva-rosii.html" text:style-name="Internet_20_link" text:visited-style-name="Visited_20_Internet_20_Link">
https://www.ukrinform.ua/rubric-world/3730346-rumuniu-zalisili-40-pracivnikiv-posolstva-rosii.html</text:a>
</text:p>
      <!--NEWS-->
      <text:h text:style-name="P10" text:outline-level="1">
<text:span text:style-name="T4">
Prosecutors capture the effects of enemy shelling in Balakliya in Kharkiv region</text:span>
</text:h>
      <text:p text:style-name="P4">
Author: ['АРМІЯINFORM']</text:p>
      <text:p text:style-name="P4">
Time: 2023-07-02T99:00:00-04:00</text:p>
      <text:p text:style-name="P4">
Description: For the proprietary Kerivnitvva of the Okrugskoye prosecutors of the Kharkiv -Okvo region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photo_2023-07-01_17-23-41.jpg" text:style-name="Internet_20_link" text:visited-style-name="Visited_20_Internet_20_Link">
photo_2023-07-01_17-23-41.jpg</text:a>
']</text:p>
      <text:p text:style-name="P4">
Tags: ['STOPRUSSIA', 'АГРЕСІЯ РФ']</text:p>
      <text:p text:style-name="P4">
Category: News</text:p>
      <!--METADATA-->
      <text:p text:style-name="P4">
<draw:frame draw:style-name="fr1" draw:name="Image254" text:anchor-type="as-char" svg:width="6.9236in" svg:height="4.73293in" draw:z-index="0">
<draw:image xlink:href="../Images/AРМІЯINFORM/2023-07-02T99-00-00-04-00/photo_2023-07-01_17-23-41.jpg" xlink:type="simple" xlink:show="embed" xlink:actuate="onLoad" draw:mime-type="image/jpeg"/>
</draw:frame>
Under the procedural leadership of the Izium District Prosecutor's Office of the Kharkiv region, a pre -trial investigation was launched on violation of the laws(Part 1 of Art. 438 of the Criminal Code of Ukraine).</text:p>
      <text:p text:style-name="P4">
Про це <text:a xlink:type="simple" xlink:href="https://t.me/pgo_gov_ua" text:style-name="Internet_20_link" text:visited-style-name="Visited_20_Internet_20_Link">
повідомляє</text:a>
Office of the Prosecutor General.</text:p>
      <text:p text:style-name="P4">
“The investigation found that on July 1, about 2:35 Russian military uniformed Balakliy's civilian infrastructure. According to preliminary data, private dwellings and outbuildings are damaged from the RSSV. A65-year-old woman, two men and a 14-year-old boy were injured. Currently, prosecutors are involved in police investigators with priority investigative actions, ”the report reads.</text:p>
      <text:p text:style-name="P4">
News Source: <text:a xlink:type="simple" xlink:href="https://armyinform.com.ua/2023/07/02/prokurory-fiksuyut-naslidky-vorozhogo-obstrilu-u-balakliyi-na-harkivshhyni/" text:style-name="Internet_20_link" text:visited-style-name="Visited_20_Internet_20_Link">
https://armyinform.com.ua/2023/07/02/prokurory-fiksuyut-naslidky-vorozhogo-obstrilu-u-balakliyi-na-harkivshhy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